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63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43.74mm"/>
    </style:style>
    <style:style style:name="co4" style:family="table-column">
      <style:table-column-properties fo:break-before="auto" style:column-width="40.22mm"/>
    </style:style>
    <style:style style:name="co5" style:family="table-column">
      <style:table-column-properties fo:break-before="auto" style:column-width="21.18mm"/>
    </style:style>
    <style:style style:name="co6" style:family="table-column">
      <style:table-column-properties fo:break-before="auto" style:column-width="32.1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42.33mm"/>
    </style:style>
    <style:style style:name="co10" style:family="table-column">
      <style:table-column-properties fo:break-before="auto" style:column-width="45.51mm"/>
    </style:style>
    <style:style style:name="co11" style:family="table-column">
      <style:table-column-properties fo:break-before="auto" style:column-width="50.82mm"/>
    </style:style>
    <style:style style:name="co12" style:family="table-column">
      <style:table-column-properties fo:break-before="auto" style:column-width="23.99mm"/>
    </style:style>
    <style:style style:name="co13" style:family="table-column">
      <style:table-column-properties fo:break-before="auto" style:column-width="27.34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50.6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ensor_20_Data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61">
      <style:table-cell-properties style:rotation-align="none"/>
    </style:style>
    <style:style style:name="ce5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">
      <style:table-cell-properties style:rotation-align="none"/>
    </style:style>
    <style:style style:name="ce7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92d050" style:rotation-align="none"/>
    </style:style>
    <style:style style:name="ce9" style:family="table-cell" style:parent-style-name="Default" style:data-style-name="N112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5">
      <style:table-cell-properties style:rotation-align="none"/>
    </style:style>
    <style:style style:name="ce13" style:family="table-cell" style:parent-style-name="Default" style:data-style-name="N113">
      <style:table-cell-properties style:rotation-align="none"/>
    </style:style>
    <style:style style:name="ce14" style:family="table-cell" style:parent-style-name="Default" style:data-style-name="N1">
      <style:table-cell-properties style:rotation-align="none"/>
    </style:style>
    <style:style style:name="ce15" style:family="table-cell" style:parent-style-name="Default">
      <style:text-properties style:font-name="Calibri" style:font-name-asian="DejaVu Sans" style:font-name-complex="Calibri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nso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Honeywell glass encapsulated DO-35 NTC thermis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istance 25 C [Ohm]</text:p>
          </table:table-cell>
          <table:table-cell/>
          <table:table-cell table:style-name="ce4" office:value-type="float" office:value="500000" calcext:value-type="float">
            <text:p>5,00E+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leranc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/85 BETA</text:p>
          </table:table-cell>
          <table:table-cell/>
          <table:table-cell office:value-type="float" office:value="4261" calcext:value-type="float">
            <text:p>42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 Temperature [C]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/>
          <table:table-cell>
            <draw:frame table:end-cell-address="'Sensor Data'.Q20" table:end-x="2.06mm" table:end-y="2.39mm" draw:z-index="0" draw:name="Chart 1" draw:style-name="gr1" draw:text-style-name="P1" svg:width="160.98mm" svg:height="76.18mm" svg:x="10.56mm" svg:y="0.3mm">
              <draw:object draw:notify-on-update-of-ranges="'Sensor Data'.A12:'Sensor Data'.A41 'Sensor Data'.F11:'Sensor Data'.F11 'Sensor Data'.F12:'Sensor Data'.F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 [mm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constant in air [s]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sipation constant [W/C]</text:p>
          </table:table-cell>
          <table:table-cell/>
          <table:table-cell office:value-type="float" office:value="0.0025" calcext:value-type="float">
            <text:p>0,00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mperature [C]</text:p>
          </table:table-cell>
          <table:table-cell table:style-name="ce1" office:value-type="string" calcext:value-type="string">
            <text:p>RT Coefficient</text:p>
          </table:table-cell>
          <table:table-cell table:style-name="ce1" office:value-type="string" calcext:value-type="string">
            <text:p>Alpha Temp. Coef.</text:p>
          </table:table-cell>
          <table:table-cell table:style-name="ce1" office:value-type="string" calcext:value-type="string">
            <text:p>Resistance Desv.</text:p>
          </table:table-cell>
          <table:table-cell/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Tolerance</text:p>
          </table:table-cell>
          <table:table-cell table:number-columns-repeated="1017"/>
        </table:table-row>
        <table:table-row table:style-name="ro1">
          <table:table-cell table:style-name="ce2" office:value-type="float" office:value="-40" calcext:value-type="float">
            <text:p>-40</text:p>
          </table:table-cell>
          <table:table-cell table:style-name="ce3" office:value-type="float" office:value="40.7" calcext:value-type="float">
            <text:p>4,070E+01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7.6" calcext:value-type="float">
            <text:p>7,6</text:p>
          </table:table-cell>
          <table:table-cell/>
          <table:table-cell table:style-name="ce6" table:formula="of:=[.B12]*[.$C$3]" office:value-type="float" office:value="20350000" calcext:value-type="float">
            <text:p>20.350.000</text:p>
          </table:table-cell>
          <table:table-cell table:style-name="ce6" table:formula="of:=([.D12]+[.$C$4])/100*[.F12]" office:value-type="float" office:value="3581600" calcext:value-type="float">
            <text:p>3.581.600</text:p>
          </table:table-cell>
          <table:table-cell table:number-columns-repeated="1017"/>
        </table:table-row>
        <table:table-row table:style-name="ro1">
          <table:table-cell table:style-name="ce2" office:value-type="float" office:value="-30" calcext:value-type="float">
            <text:p>-30</text:p>
          </table:table-cell>
          <table:table-cell table:style-name="ce3" office:value-type="float" office:value="20.78" calcext:value-type="float">
            <text:p>2,078E+0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6.2" calcext:value-type="float">
            <text:p>6,2</text:p>
          </table:table-cell>
          <table:table-cell/>
          <table:table-cell table:style-name="ce6" table:formula="of:=[.B13]*[.$C$3]" office:value-type="float" office:value="10390000" calcext:value-type="float">
            <text:p>10.390.000</text:p>
          </table:table-cell>
          <table:table-cell table:style-name="ce6" table:formula="of:=([.D13]+[.$C$4])/100*[.F13]" office:value-type="float" office:value="1683180" calcext:value-type="float">
            <text:p>1.683.180</text:p>
          </table:table-cell>
          <table:table-cell table:number-columns-repeated="1017"/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style-name="ce3" office:value-type="float" office:value="11.03" calcext:value-type="float">
            <text:p>1,103E+01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" calcext:value-type="float">
            <text:p>5,0</text:p>
          </table:table-cell>
          <table:table-cell/>
          <table:table-cell table:style-name="ce6" table:formula="of:=[.B14]*[.$C$3]" office:value-type="float" office:value="5515000" calcext:value-type="float">
            <text:p>5.515.000</text:p>
          </table:table-cell>
          <table:table-cell table:style-name="ce6" table:formula="of:=([.D14]+[.$C$4])/100*[.F14]" office:value-type="float" office:value="827250" calcext:value-type="float">
            <text:p>827.250</text:p>
          </table:table-cell>
          <table:table-cell table:number-columns-repeated="1017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style-name="ce3" office:value-type="float" office:value="6.119" calcext:value-type="float">
            <text:p>6,119E+00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3.7" calcext:value-type="float">
            <text:p>3,7</text:p>
          </table:table-cell>
          <table:table-cell/>
          <table:table-cell table:style-name="ce6" table:formula="of:=[.B15]*[.$C$3]" office:value-type="float" office:value="3059500" calcext:value-type="float">
            <text:p>3.059.500</text:p>
          </table:table-cell>
          <table:table-cell table:style-name="ce6" table:formula="of:=([.D15]+[.$C$4])/100*[.F15]" office:value-type="float" office:value="419151.5" calcext:value-type="float">
            <text:p>419.152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3.51" calcext:value-type="float">
            <text:p>3,510E+00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2.5" calcext:value-type="float">
            <text:p>2,5</text:p>
          </table:table-cell>
          <table:table-cell/>
          <table:table-cell table:style-name="ce6" table:formula="of:=[.B16]*[.$C$3]" office:value-type="float" office:value="1755000" calcext:value-type="float">
            <text:p>1.755.000</text:p>
          </table:table-cell>
          <table:table-cell table:style-name="ce6" table:formula="of:=([.D16]+[.$C$4])/100*[.F16]" office:value-type="float" office:value="219375" calcext:value-type="float">
            <text:p>219.375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2.078" calcext:value-type="float">
            <text:p>2,078E+00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.4" calcext:value-type="float">
            <text:p>1,4</text:p>
          </table:table-cell>
          <table:table-cell/>
          <table:table-cell table:style-name="ce6" table:formula="of:=[.B17]*[.$C$3]" office:value-type="float" office:value="1039000" calcext:value-type="float">
            <text:p>1.039.000</text:p>
          </table:table-cell>
          <table:table-cell table:style-name="ce6" table:formula="of:=([.D17]+[.$C$4])/100*[.F17]" office:value-type="float" office:value="118446" calcext:value-type="float">
            <text:p>118.446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1.267" calcext:value-type="float">
            <text:p>1,267E+00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0.3" calcext:value-type="float">
            <text:p>0,3</text:p>
          </table:table-cell>
          <table:table-cell/>
          <table:table-cell table:style-name="ce6" table:formula="of:=[.B18]*[.$C$3]" office:value-type="float" office:value="633500" calcext:value-type="float">
            <text:p>633.500</text:p>
          </table:table-cell>
          <table:table-cell table:style-name="ce6" table:formula="of:=([.D18]+[.$C$4])/100*[.F18]" office:value-type="float" office:value="65250.5" calcext:value-type="float">
            <text:p>65.25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1" calcext:value-type="float">
            <text:p>1,000E+00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0" calcext:value-type="float">
            <text:p>0,0</text:p>
          </table:table-cell>
          <table:table-cell/>
          <table:table-cell table:style-name="ce6" table:formula="of:=[.B19]*[.$C$3]" office:value-type="float" office:value="500000" calcext:value-type="float">
            <text:p>500.000</text:p>
          </table:table-cell>
          <table:table-cell table:style-name="ce6" table:formula="of:=([.D19]+[.$C$4])/100*[.F19]" office:value-type="float" office:value="50000" calcext:value-type="float">
            <text:p>50.000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0.7942" calcext:value-type="float">
            <text:p>7,942E-01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0.6" calcext:value-type="float">
            <text:p>0,6</text:p>
          </table:table-cell>
          <table:table-cell/>
          <table:table-cell table:style-name="ce6" table:formula="of:=[.B20]*[.$C$3]" office:value-type="float" office:value="397100" calcext:value-type="float">
            <text:p>397.100</text:p>
          </table:table-cell>
          <table:table-cell table:style-name="ce6" table:formula="of:=([.D20]+[.$C$4])/100*[.F20]" office:value-type="float" office:value="42092.6" calcext:value-type="float">
            <text:p>42.093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0.5105" calcext:value-type="float">
            <text:p>5,105E-01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1.6" calcext:value-type="float">
            <text:p>1,6</text:p>
          </table:table-cell>
          <table:table-cell/>
          <table:table-cell table:style-name="ce6" table:formula="of:=[.B21]*[.$C$3]" office:value-type="float" office:value="255250" calcext:value-type="float">
            <text:p>255.250</text:p>
          </table:table-cell>
          <table:table-cell table:style-name="ce6" table:formula="of:=([.D21]+[.$C$4])/100*[.F21]" office:value-type="float" office:value="29609" calcext:value-type="float">
            <text:p>29.609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0.3359" calcext:value-type="float">
            <text:p>3,359E-01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.5" calcext:value-type="float">
            <text:p>2,5</text:p>
          </table:table-cell>
          <table:table-cell/>
          <table:table-cell table:style-name="ce6" table:formula="of:=[.B22]*[.$C$3]" office:value-type="float" office:value="167950" calcext:value-type="float">
            <text:p>167.950</text:p>
          </table:table-cell>
          <table:table-cell table:style-name="ce6" table:formula="of:=([.D22]+[.$C$4])/100*[.F22]" office:value-type="float" office:value="20993.75" calcext:value-type="float">
            <text:p>20.994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float" office:value="0.2259" calcext:value-type="float">
            <text:p>2,259E-01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3.4" calcext:value-type="float">
            <text:p>3,4</text:p>
          </table:table-cell>
          <table:table-cell/>
          <table:table-cell table:style-name="ce6" table:formula="of:=[.B23]*[.$C$3]" office:value-type="float" office:value="112950" calcext:value-type="float">
            <text:p>112.950</text:p>
          </table:table-cell>
          <table:table-cell table:style-name="ce6" table:formula="of:=([.D23]+[.$C$4])/100*[.F23]" office:value-type="float" office:value="15135.3" calcext:value-type="float">
            <text:p>15.135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float" office:value="0.155" calcext:value-type="float">
            <text:p>1,550E-01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4.2" calcext:value-type="float">
            <text:p>4,2</text:p>
          </table:table-cell>
          <table:table-cell/>
          <table:table-cell table:style-name="ce6" table:formula="of:=[.B24]*[.$C$3]" office:value-type="float" office:value="77500" calcext:value-type="float">
            <text:p>77.500</text:p>
          </table:table-cell>
          <table:table-cell table:style-name="ce6" table:formula="of:=([.D24]+[.$C$4])/100*[.F24]" office:value-type="float" office:value="11005" calcext:value-type="float">
            <text:p>11.005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float" office:value="0.1084" calcext:value-type="float">
            <text:p>1,084E-01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4.9" calcext:value-type="float">
            <text:p>4,9</text:p>
          </table:table-cell>
          <table:table-cell/>
          <table:table-cell table:style-name="ce6" table:formula="of:=[.B25]*[.$C$3]" office:value-type="float" office:value="54200" calcext:value-type="float">
            <text:p>54.200</text:p>
          </table:table-cell>
          <table:table-cell table:style-name="ce6" table:formula="of:=([.D25]+[.$C$4])/100*[.F25]" office:value-type="float" office:value="8075.8" calcext:value-type="float">
            <text:p>8.076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0.07708" calcext:value-type="float">
            <text:p>7,708E-02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5.6" calcext:value-type="float">
            <text:p>5,6</text:p>
          </table:table-cell>
          <table:table-cell/>
          <table:table-cell table:style-name="ce6" table:formula="of:=[.B26]*[.$C$3]" office:value-type="float" office:value="38540" calcext:value-type="float">
            <text:p>38.540</text:p>
          </table:table-cell>
          <table:table-cell table:style-name="ce6" table:formula="of:=([.D26]+[.$C$4])/100*[.F26]" office:value-type="float" office:value="6012.24" calcext:value-type="float">
            <text:p>6.012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.05569" calcext:value-type="float">
            <text:p>5,569E-02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6.3" calcext:value-type="float">
            <text:p>6,3</text:p>
          </table:table-cell>
          <table:table-cell/>
          <table:table-cell table:style-name="ce6" table:formula="of:=[.B27]*[.$C$3]" office:value-type="float" office:value="27845" calcext:value-type="float">
            <text:p>27.845</text:p>
          </table:table-cell>
          <table:table-cell table:style-name="ce6" table:formula="of:=([.D27]+[.$C$4])/100*[.F27]" office:value-type="float" office:value="4538.735" calcext:value-type="float">
            <text:p>4.539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0.0409" calcext:value-type="float">
            <text:p>4,090E-02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" calcext:value-type="float">
            <text:p>7,0</text:p>
          </table:table-cell>
          <table:table-cell/>
          <table:table-cell table:style-name="ce6" table:formula="of:=[.B28]*[.$C$3]" office:value-type="float" office:value="20450" calcext:value-type="float">
            <text:p>20.450</text:p>
          </table:table-cell>
          <table:table-cell table:style-name="ce6" table:formula="of:=([.D28]+[.$C$4])/100*[.F28]" office:value-type="float" office:value="3476.5" calcext:value-type="float">
            <text:p>3.477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0.03045" calcext:value-type="float">
            <text:p>3,045E-0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.6" calcext:value-type="float">
            <text:p>7,6</text:p>
          </table:table-cell>
          <table:table-cell/>
          <table:table-cell table:style-name="ce6" table:formula="of:=[.B29]*[.$C$3]" office:value-type="float" office:value="15225" calcext:value-type="float">
            <text:p>15.225</text:p>
          </table:table-cell>
          <table:table-cell table:style-name="ce6" table:formula="of:=([.D29]+[.$C$4])/100*[.F29]" office:value-type="float" office:value="2679.6" calcext:value-type="float">
            <text:p>2.680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0.0264" calcext:value-type="float">
            <text:p>2,640E-0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7.9" calcext:value-type="float">
            <text:p>7,9</text:p>
          </table:table-cell>
          <table:table-cell/>
          <table:table-cell table:style-name="ce6" table:formula="of:=[.B30]*[.$C$3]" office:value-type="float" office:value="13200" calcext:value-type="float">
            <text:p>13.200</text:p>
          </table:table-cell>
          <table:table-cell table:style-name="ce6" table:formula="of:=([.D30]+[.$C$4])/100*[.F30]" office:value-type="float" office:value="2362.8" calcext:value-type="float">
            <text:p>2.363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0.02297" calcext:value-type="float">
            <text:p>2,297E-02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8.2" calcext:value-type="float">
            <text:p>8,2</text:p>
          </table:table-cell>
          <table:table-cell/>
          <table:table-cell table:style-name="ce6" table:formula="of:=[.B31]*[.$C$3]" office:value-type="float" office:value="11485" calcext:value-type="float">
            <text:p>11.485</text:p>
          </table:table-cell>
          <table:table-cell table:style-name="ce6" table:formula="of:=([.D31]+[.$C$4])/100*[.F31]" office:value-type="float" office:value="2090.27" calcext:value-type="float">
            <text:p>2.090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0.01754" calcext:value-type="float">
            <text:p>1,754E-02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8.6" calcext:value-type="float">
            <text:p>8,6</text:p>
          </table:table-cell>
          <table:table-cell/>
          <table:table-cell table:style-name="ce6" table:formula="of:=[.B32]*[.$C$3]" office:value-type="float" office:value="8770" calcext:value-type="float">
            <text:p>8.770</text:p>
          </table:table-cell>
          <table:table-cell table:style-name="ce6" table:formula="of:=([.D32]+[.$C$4])/100*[.F32]" office:value-type="float" office:value="1631.22" calcext:value-type="float">
            <text:p>1.63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0.01355" calcext:value-type="float">
            <text:p>1,355E-02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9.3" calcext:value-type="float">
            <text:p>9,3</text:p>
          </table:table-cell>
          <table:table-cell/>
          <table:table-cell table:style-name="ce6" table:formula="of:=[.B33]*[.$C$3]" office:value-type="float" office:value="6775" calcext:value-type="float">
            <text:p>6.775</text:p>
          </table:table-cell>
          <table:table-cell table:style-name="ce6" table:formula="of:=([.D33]+[.$C$4])/100*[.F33]" office:value-type="float" office:value="1307.575" calcext:value-type="float">
            <text:p>1.308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0.01059" calcext:value-type="float">
            <text:p>1,059E-02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9.8" calcext:value-type="float">
            <text:p>9,8</text:p>
          </table:table-cell>
          <table:table-cell/>
          <table:table-cell table:style-name="ce6" table:formula="of:=[.B34]*[.$C$3]" office:value-type="float" office:value="5295" calcext:value-type="float">
            <text:p>5.295</text:p>
          </table:table-cell>
          <table:table-cell table:style-name="ce6" table:formula="of:=([.D34]+[.$C$4])/100*[.F34]" office:value-type="float" office:value="1048.41" calcext:value-type="float">
            <text:p>1.048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0.006659" calcext:value-type="float">
            <text:p>6,659E-03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10.8" calcext:value-type="float">
            <text:p>10,8</text:p>
          </table:table-cell>
          <table:table-cell/>
          <table:table-cell table:style-name="ce6" table:formula="of:=[.B35]*[.$C$3]" office:value-type="float" office:value="3329.5" calcext:value-type="float">
            <text:p>3.330</text:p>
          </table:table-cell>
          <table:table-cell table:style-name="ce6" table:formula="of:=([.D35]+[.$C$4])/100*[.F35]" office:value-type="float" office:value="692.536" calcext:value-type="float">
            <text:p>693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.004344" calcext:value-type="float">
            <text:p>4,344E-03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1.8" calcext:value-type="float">
            <text:p>11,8</text:p>
          </table:table-cell>
          <table:table-cell/>
          <table:table-cell table:style-name="ce6" table:formula="of:=[.B36]*[.$C$3]" office:value-type="float" office:value="2172" calcext:value-type="float">
            <text:p>2.172</text:p>
          </table:table-cell>
          <table:table-cell table:style-name="ce6" table:formula="of:=([.D36]+[.$C$4])/100*[.F36]" office:value-type="float" office:value="473.496" calcext:value-type="float">
            <text:p>473</text:p>
          </table:table-cell>
          <table:table-cell table:number-columns-repeated="101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0.002927" calcext:value-type="float">
            <text:p>2,927E-03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2.6" calcext:value-type="float">
            <text:p>12,6</text:p>
          </table:table-cell>
          <table:table-cell/>
          <table:table-cell table:style-name="ce6" table:formula="of:=[.B37]*[.$C$3]" office:value-type="float" office:value="1463.5" calcext:value-type="float">
            <text:p>1.464</text:p>
          </table:table-cell>
          <table:table-cell table:style-name="ce6" table:formula="of:=([.D37]+[.$C$4])/100*[.F37]" office:value-type="float" office:value="330.751" calcext:value-type="float">
            <text:p>331</text:p>
          </table:table-cell>
          <table:table-cell table:number-columns-repeated="1017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0.00203" calcext:value-type="float">
            <text:p>2,030E-03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13.4" calcext:value-type="float">
            <text:p>13,4</text:p>
          </table:table-cell>
          <table:table-cell/>
          <table:table-cell table:style-name="ce6" table:formula="of:=[.B38]*[.$C$3]" office:value-type="float" office:value="1015" calcext:value-type="float">
            <text:p>1.015</text:p>
          </table:table-cell>
          <table:table-cell table:style-name="ce6" table:formula="of:=([.D38]+[.$C$4])/100*[.F38]" office:value-type="float" office:value="237.51" calcext:value-type="float">
            <text:p>238</text:p>
          </table:table-cell>
          <table:table-cell table:number-columns-repeated="1017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0.001445" calcext:value-type="float">
            <text:p>1,445E-0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14.1" calcext:value-type="float">
            <text:p>14,1</text:p>
          </table:table-cell>
          <table:table-cell/>
          <table:table-cell table:style-name="ce6" table:formula="of:=[.B39]*[.$C$3]" office:value-type="float" office:value="722.5" calcext:value-type="float">
            <text:p>723</text:p>
          </table:table-cell>
          <table:table-cell table:style-name="ce6" table:formula="of:=([.D39]+[.$C$4])/100*[.F39]" office:value-type="float" office:value="174.1225" calcext:value-type="float">
            <text:p>174</text:p>
          </table:table-cell>
          <table:table-cell table:number-columns-repeated="1017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0.001053" calcext:value-type="float">
            <text:p>1,053E-03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14.8" calcext:value-type="float">
            <text:p>14,8</text:p>
          </table:table-cell>
          <table:table-cell/>
          <table:table-cell table:style-name="ce6" table:formula="of:=[.B40]*[.$C$3]" office:value-type="float" office:value="526.5" calcext:value-type="float">
            <text:p>527</text:p>
          </table:table-cell>
          <table:table-cell table:style-name="ce6" table:formula="of:=([.D40]+[.$C$4])/100*[.F40]" office:value-type="float" office:value="130.572" calcext:value-type="float">
            <text:p>131</text:p>
          </table:table-cell>
          <table:table-cell table:number-columns-repeated="1017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0.000784" calcext:value-type="float">
            <text:p>7,840E-04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5.4" calcext:value-type="float">
            <text:p>15,4</text:p>
          </table:table-cell>
          <table:table-cell/>
          <table:table-cell table:style-name="ce6" table:formula="of:=[.B41]*[.$C$3]" office:value-type="float" office:value="392" calcext:value-type="float">
            <text:p>392</text:p>
          </table:table-cell>
          <table:table-cell table:style-name="ce6" table:formula="of:=([.D41]+[.$C$4])/100*[.F41]" office:value-type="float" office:value="99.568" calcext:value-type="float">
            <text:p>100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ply [V]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2 [Ohm]</text:p>
          </table:table-cell>
          <table:table-cell office:value-type="float" office:value="9860" calcext:value-type="float">
            <text:p>9860</text:p>
          </table:table-cell>
          <table:table-cell table:number-columns-repeated="4"/>
          <table:table-cell>
            <draw:frame table:end-cell-address="Sheet2.U31" table:end-x="8.41mm" table:end-y="2.12mm" draw:z-index="0" draw:name="Chart 1" draw:style-name="gr1" draw:text-style-name="P1" svg:width="291.45mm" svg:height="149.34mm" svg:x="16.36mm" svg:y="0.54mm">
              <draw:object draw:notify-on-update-of-ranges="Sheet2.A7:Sheet2.A36 Sheet2.C6:Sheet2.C6 Sheet2.C7:Sheet2.C36 Sheet2.D6:Sheet2.D6 Sheet2.D7:Sheet2.D36 Sheet2.B6:Sheet2.B6 Sheet2.B7:Sheet2.B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mperature [C]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Measure Volt. [V]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Autoheat error [C]</text:p>
          </table:table-cell>
          <table:table-cell table:number-columns-repeated="1019"/>
        </table:table-row>
        <table:table-row table:style-name="ro1">
          <table:table-cell table:style-name="ce2" office:value-type="float" office:value="-40" calcext:value-type="float">
            <text:p>-40</text:p>
          </table:table-cell>
          <table:table-cell table:style-name="ce6" office:value-type="float" office:value="20350000" calcext:value-type="float">
            <text:p>20.350.000</text:p>
          </table:table-cell>
          <table:table-cell table:style-name="ce7" table:formula="of:=[.$B$2]/([.B7]+[.$B$3])*[.B7]" office:value-type="float" office:value="4.99757856881138" calcext:value-type="float">
            <text:p>4,998</text:p>
          </table:table-cell>
          <table:table-cell office:value-type="float" office:value="0" calcext:value-type="float">
            <text:p>0</text:p>
          </table:table-cell>
          <table:table-cell table:style-name="ce9" table:formula="of:=[.C7]^2/[.B7]/[$'Sensor Data'.$C$9]" office:value-type="float" office:value="0.000490924649659809" calcext:value-type="float">
            <text:p>4,909E-04</text:p>
          </table:table-cell>
          <table:table-cell table:formula="of:=IF([.D7]&gt;[.D7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-30" calcext:value-type="float">
            <text:p>-30</text:p>
          </table:table-cell>
          <table:table-cell table:style-name="ce6" office:value-type="float" office:value="10390000" calcext:value-type="float">
            <text:p>10.390.000</text:p>
          </table:table-cell>
          <table:table-cell table:style-name="ce7" table:formula="of:=[.$B$2]/([.B8]+[.$B$3])*[.B8]" office:value-type="float" office:value="4.99525955157089" calcext:value-type="float">
            <text:p>4,995</text:p>
          </table:table-cell>
          <table:table-cell table:formula="of:=-([.C8]-[.C7])/([.A8]-[.A7])*200" office:value-type="float" office:value="0.0463803448097977" calcext:value-type="float">
            <text:p>0,0463803448</text:p>
          </table:table-cell>
          <table:table-cell table:style-name="ce9" table:formula="of:=[.C8]^2/[.B8]/[$'Sensor Data'.$C$9]" office:value-type="float" office:value="0.000960639768529746" calcext:value-type="float">
            <text:p>9,606E-04</text:p>
          </table:table-cell>
          <table:table-cell table:formula="of:=IF([.D8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-20" calcext:value-type="float">
            <text:p>-20</text:p>
          </table:table-cell>
          <table:table-cell table:style-name="ce6" office:value-type="float" office:value="5515000" calcext:value-type="float">
            <text:p>5.515.000</text:p>
          </table:table-cell>
          <table:table-cell table:style-name="ce7" table:formula="of:=[.$B$2]/([.B9]+[.$B$3])*[.B9]" office:value-type="float" office:value="4.99107669696608" calcext:value-type="float">
            <text:p>4,991</text:p>
          </table:table-cell>
          <table:table-cell table:formula="of:=-([.C9]-[.C8])/([.A9]-[.A8])*200" office:value-type="float" office:value="0.0836570920962032" calcext:value-type="float">
            <text:p>0,0836570921</text:p>
          </table:table-cell>
          <table:table-cell table:style-name="ce9" table:formula="of:=[.C9]^2/[.B9]/[$'Sensor Data'.$C$9]" office:value-type="float" office:value="0.00180677037860365" calcext:value-type="float">
            <text:p>1,807E-03</text:p>
          </table:table-cell>
          <table:table-cell table:formula="of:=IF([.D9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-10" calcext:value-type="float">
            <text:p>-10</text:p>
          </table:table-cell>
          <table:table-cell table:style-name="ce6" office:value-type="float" office:value="3059500" calcext:value-type="float">
            <text:p>3.059.500</text:p>
          </table:table-cell>
          <table:table-cell table:style-name="ce7" table:formula="of:=[.$B$2]/([.B10]+[.$B$3])*[.B10]" office:value-type="float" office:value="4.98393801965231" calcext:value-type="float">
            <text:p>4,984</text:p>
          </table:table-cell>
          <table:table-cell table:formula="of:=-([.C10]-[.C9])/([.A10]-[.A9])*200" office:value-type="float" office:value="0.142773546275397" calcext:value-type="float">
            <text:p>0,1427735463</text:p>
          </table:table-cell>
          <table:table-cell table:style-name="ce9" table:formula="of:=[.C10]^2/[.B10]/[$'Sensor Data'.$C$9]" office:value-type="float" office:value="0.00324754217143138" calcext:value-type="float">
            <text:p>3,248E-03</text:p>
          </table:table-cell>
          <table:table-cell table:formula="of:=IF([.D10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1755000" calcext:value-type="float">
            <text:p>1.755.000</text:p>
          </table:table-cell>
          <table:table-cell table:style-name="ce7" table:formula="of:=[.$B$2]/([.B11]+[.$B$3])*[.B11]" office:value-type="float" office:value="4.9720657729225" calcext:value-type="float">
            <text:p>4,972</text:p>
          </table:table-cell>
          <table:table-cell table:formula="of:=-([.C11]-[.C10])/([.A11]-[.A10])*200" office:value-type="float" office:value="0.237444934596205" calcext:value-type="float">
            <text:p>0,2374449346</text:p>
          </table:table-cell>
          <table:table-cell table:style-name="ce9" table:formula="of:=[.C11]^2/[.B11]/[$'Sensor Data'.$C$9]" office:value-type="float" office:value="0.00563451579493274" calcext:value-type="float">
            <text:p>5,635E-03</text:p>
          </table:table-cell>
          <table:table-cell table:formula="of:=IF([.D11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039000" calcext:value-type="float">
            <text:p>1.039.000</text:p>
          </table:table-cell>
          <table:table-cell table:style-name="ce7" table:formula="of:=[.$B$2]/([.B12]+[.$B$3])*[.B12]" office:value-type="float" office:value="4.9529965867704" calcext:value-type="float">
            <text:p>4,953</text:p>
          </table:table-cell>
          <table:table-cell table:formula="of:=-([.C12]-[.C11])/([.A12]-[.A11])*200" office:value-type="float" office:value="0.381383723041999" calcext:value-type="float">
            <text:p>0,381383723</text:p>
          </table:table-cell>
          <table:table-cell table:style-name="ce9" table:formula="of:=[.C12]^2/[.B12]/[$'Sensor Data'.$C$9]" office:value-type="float" office:value="0.00944453327759739" calcext:value-type="float">
            <text:p>9,445E-03</text:p>
          </table:table-cell>
          <table:table-cell table:formula="of:=IF([.D12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633500" calcext:value-type="float">
            <text:p>633.500</text:p>
          </table:table-cell>
          <table:table-cell table:style-name="ce7" table:formula="of:=[.$B$2]/([.B13]+[.$B$3])*[.B13]" office:value-type="float" office:value="4.92337105197712" calcext:value-type="float">
            <text:p>4,923</text:p>
          </table:table-cell>
          <table:table-cell table:formula="of:=-([.C13]-[.C12])/([.A13]-[.A12])*200" office:value-type="float" office:value="0.592510695865602" calcext:value-type="float">
            <text:p>0,5925106959</text:p>
          </table:table-cell>
          <table:table-cell table:style-name="ce9" table:formula="of:=[.C13]^2/[.B13]/[$'Sensor Data'.$C$9]" office:value-type="float" office:value="0.015305182330195" calcext:value-type="float">
            <text:p>1,531E-02</text:p>
          </table:table-cell>
          <table:table-cell table:formula="of:=IF([.D13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500000" calcext:value-type="float">
            <text:p>500.000</text:p>
          </table:table-cell>
          <table:table-cell table:style-name="ce7" table:formula="of:=[.$B$2]/([.B14]+[.$B$3])*[.B14]" office:value-type="float" office:value="4.90330679009924" calcext:value-type="float">
            <text:p>4,903</text:p>
          </table:table-cell>
          <table:table-cell table:formula="of:=-([.C14]-[.C13])/([.A14]-[.A13])*200" office:value-type="float" office:value="0.802570475115196" calcext:value-type="float">
            <text:p>0,8025704751</text:p>
          </table:table-cell>
          <table:table-cell table:style-name="ce9" table:formula="of:=[.C14]^2/[.B14]/[$'Sensor Data'.$C$9]" office:value-type="float" office:value="0.0192339339822667" calcext:value-type="float">
            <text:p>1,923E-02</text:p>
          </table:table-cell>
          <table:table-cell table:formula="of:=IF([.D14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397100" calcext:value-type="float">
            <text:p>397.100</text:p>
          </table:table-cell>
          <table:table-cell table:style-name="ce7" table:formula="of:=[.$B$2]/([.B15]+[.$B$3])*[.B15]" office:value-type="float" office:value="4.87885787300963" calcext:value-type="float">
            <text:p>4,879</text:p>
          </table:table-cell>
          <table:table-cell table:formula="of:=-([.C15]-[.C14])/([.A15]-[.A14])*200" office:value-type="float" office:value="0.977956683584402" calcext:value-type="float">
            <text:p>0,9779566836</text:p>
          </table:table-cell>
          <table:table-cell table:style-name="ce9" table:formula="of:=[.C15]^2/[.B15]/[$'Sensor Data'.$C$9]" office:value-type="float" office:value="0.0239770880332693" calcext:value-type="float">
            <text:p>2,398E-02</text:p>
          </table:table-cell>
          <table:table-cell table:formula="of:=IF([.D15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5250" calcext:value-type="float">
            <text:p>255.250</text:p>
          </table:table-cell>
          <table:table-cell table:style-name="ce7" table:formula="of:=[.$B$2]/([.B16]+[.$B$3])*[.B16]" office:value-type="float" office:value="4.81403945532043" calcext:value-type="float">
            <text:p>4,814</text:p>
          </table:table-cell>
          <table:table-cell table:formula="of:=-([.C16]-[.C15])/([.A16]-[.A15])*200" office:value-type="float" office:value="1.29636835378401" calcext:value-type="float">
            <text:p>1,2963683538</text:p>
          </table:table-cell>
          <table:table-cell table:style-name="ce9" table:formula="of:=[.C16]^2/[.B16]/[$'Sensor Data'.$C$9]" office:value-type="float" office:value="0.0363172981428119" calcext:value-type="float">
            <text:p>3,632E-02</text:p>
          </table:table-cell>
          <table:table-cell table:formula="of:=IF([.D16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67950" calcext:value-type="float">
            <text:p>167.950</text:p>
          </table:table-cell>
          <table:table-cell table:style-name="ce7" table:formula="of:=[.$B$2]/([.B17]+[.$B$3])*[.B17]" office:value-type="float" office:value="4.72273775378213" calcext:value-type="float">
            <text:p>4,723</text:p>
          </table:table-cell>
          <table:table-cell table:formula="of:=-([.C17]-[.C16])/([.A17]-[.A16])*200" office:value-type="float" office:value="1.82603403076598" calcext:value-type="float">
            <text:p>1,8260340308</text:p>
          </table:table-cell>
          <table:table-cell table:style-name="ce9" table:formula="of:=[.C17]^2/[.B17]/[$'Sensor Data'.$C$9]" office:value-type="float" office:value="0.0531211715177114" calcext:value-type="float">
            <text:p>5,312E-02</text:p>
          </table:table-cell>
          <table:table-cell table:formula="of:=IF([.D17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112950" calcext:value-type="float">
            <text:p>112.950</text:p>
          </table:table-cell>
          <table:table-cell table:style-name="ce7" table:formula="of:=[.$B$2]/([.B18]+[.$B$3])*[.B18]" office:value-type="float" office:value="4.59856689194691" calcext:value-type="float">
            <text:p>4,599</text:p>
          </table:table-cell>
          <table:table-cell table:formula="of:=-([.C18]-[.C17])/([.A18]-[.A17])*200" office:value-type="float" office:value="2.48341723670441" calcext:value-type="float">
            <text:p>2,4834172367</text:p>
          </table:table-cell>
          <table:table-cell table:style-name="ce9" table:formula="of:=[.C18]^2/[.B18]/[$'Sensor Data'.$C$9]" office:value-type="float" office:value="0.0748891277900319" calcext:value-type="float">
            <text:p>7,489E-02</text:p>
          </table:table-cell>
          <table:table-cell table:formula="of:=IF([.D18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77500" calcext:value-type="float">
            <text:p>77.500</text:p>
          </table:table-cell>
          <table:table-cell table:style-name="ce7" table:formula="of:=[.$B$2]/([.B19]+[.$B$3])*[.B19]" office:value-type="float" office:value="4.4356684981685" calcext:value-type="float">
            <text:p>4,436</text:p>
          </table:table-cell>
          <table:table-cell table:formula="of:=-([.C19]-[.C18])/([.A19]-[.A18])*200" office:value-type="float" office:value="3.2579678755682" calcext:value-type="float">
            <text:p>3,2579678756</text:p>
          </table:table-cell>
          <table:table-cell table:style-name="ce9" table:formula="of:=[.C19]^2/[.B19]/[$'Sensor Data'.$C$9]" office:value-type="float" office:value="0.101549187229132" calcext:value-type="float">
            <text:p>1,015E-01</text:p>
          </table:table-cell>
          <table:table-cell table:formula="of:=IF([.D19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54200" calcext:value-type="float">
            <text:p>54.200</text:p>
          </table:table-cell>
          <table:table-cell table:style-name="ce7" table:formula="of:=[.$B$2]/([.B20]+[.$B$3])*[.B20]" office:value-type="float" office:value="4.2304089915704" calcext:value-type="float">
            <text:p>4,230</text:p>
          </table:table-cell>
          <table:table-cell table:formula="of:=-([.C20]-[.C19])/([.A20]-[.A19])*200" office:value-type="float" office:value="4.105190131962" calcext:value-type="float">
            <text:p>4,105190132</text:p>
          </table:table-cell>
          <table:table-cell table:style-name="ce9" table:formula="of:=[.C20]^2/[.B20]/[$'Sensor Data'.$C$9]" office:value-type="float" office:value="0.132076459305976" calcext:value-type="float">
            <text:p>1,321E-01</text:p>
          </table:table-cell>
          <table:table-cell table:formula="of:=IF([.D20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38540" calcext:value-type="float">
            <text:p>38.540</text:p>
          </table:table-cell>
          <table:table-cell table:style-name="ce7" table:formula="of:=[.$B$2]/([.B21]+[.$B$3])*[.B21]" office:value-type="float" office:value="3.98140495867769" calcext:value-type="float">
            <text:p>3,981</text:p>
          </table:table-cell>
          <table:table-cell table:formula="of:=-([.C21]-[.C20])/([.A21]-[.A20])*200" office:value-type="float" office:value="4.98008065785419" calcext:value-type="float">
            <text:p>4,9800806579</text:p>
          </table:table-cell>
          <table:table-cell table:style-name="ce9" table:formula="of:=[.C21]^2/[.B21]/[$'Sensor Data'.$C$9]" office:value-type="float" office:value="0.164520866061061" calcext:value-type="float">
            <text:p>1,645E-01</text:p>
          </table:table-cell>
          <table:table-cell table:formula="of:=IF([.D21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27845" calcext:value-type="float">
            <text:p>27.845</text:p>
          </table:table-cell>
          <table:table-cell table:style-name="ce7" table:formula="of:=[.$B$2]/([.B22]+[.$B$3])*[.B22]" office:value-type="float" office:value="3.69248110330195" calcext:value-type="float">
            <text:p>3,692</text:p>
          </table:table-cell>
          <table:table-cell table:formula="of:=-([.C22]-[.C21])/([.A22]-[.A21])*200" office:value-type="float" office:value="5.7784771075148" calcext:value-type="float">
            <text:p>5,7784771075</text:p>
          </table:table-cell>
          <table:table-cell table:style-name="ce9" table:formula="of:=[.C22]^2/[.B22]/[$'Sensor Data'.$C$9]" office:value-type="float" office:value="0.195861615345548" calcext:value-type="float">
            <text:p>1,959E-01</text:p>
          </table:table-cell>
          <table:table-cell table:formula="of:=IF([.D22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20450" calcext:value-type="float">
            <text:p>20.450</text:p>
          </table:table-cell>
          <table:table-cell table:style-name="ce7" table:formula="of:=[.$B$2]/([.B23]+[.$B$3])*[.B23]" office:value-type="float" office:value="3.37347410095678" calcext:value-type="float">
            <text:p>3,373</text:p>
          </table:table-cell>
          <table:table-cell table:formula="of:=-([.C23]-[.C22])/([.A23]-[.A22])*200" office:value-type="float" office:value="6.3801400469034" calcext:value-type="float">
            <text:p>6,3801400469</text:p>
          </table:table-cell>
          <table:table-cell table:style-name="ce9" table:formula="of:=[.C23]^2/[.B23]/[$'Sensor Data'.$C$9]" office:value-type="float" office:value="0.222598093101734" calcext:value-type="float">
            <text:p>2,226E-01</text:p>
          </table:table-cell>
          <table:table-cell table:formula="of:=IF([.D23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5225" calcext:value-type="float">
            <text:p>15.225</text:p>
          </table:table-cell>
          <table:table-cell table:style-name="ce7" table:formula="of:=[.$B$2]/([.B24]+[.$B$3])*[.B24]" office:value-type="float" office:value="3.03468208092486" calcext:value-type="float">
            <text:p>3,035</text:p>
          </table:table-cell>
          <table:table-cell table:formula="of:=-([.C24]-[.C23])/([.A24]-[.A23])*200" office:value-type="float" office:value="6.77584040063841" calcext:value-type="float">
            <text:p>6,7758404006</text:p>
          </table:table-cell>
          <table:table-cell table:style-name="ce9" table:formula="of:=[.C24]^2/[.B24]/[$'Sensor Data'.$C$9]" office:value-type="float" office:value="0.241951929912287" calcext:value-type="float">
            <text:p>2,420E-01</text:p>
          </table:table-cell>
          <table:table-cell table:formula="of:=IF([.D24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3200" calcext:value-type="float">
            <text:p>13.200</text:p>
          </table:table-cell>
          <table:table-cell table:style-name="ce7" table:formula="of:=[.$B$2]/([.B25]+[.$B$3])*[.B25]" office:value-type="float" office:value="2.8620988725065" calcext:value-type="float">
            <text:p>2,862</text:p>
          </table:table-cell>
          <table:table-cell table:style-name="ce8" table:formula="of:=-([.C25]-[.C24])/([.A25]-[.A24])*200" office:value-type="float" office:value="6.90332833673404" calcext:value-type="float">
            <text:p>6,9033283367</text:p>
          </table:table-cell>
          <table:table-cell table:style-name="ce9" table:formula="of:=[.C25]^2/[.B25]/[$'Sensor Data'.$C$9]" office:value-type="float" office:value="0.248230604727364" calcext:value-type="float">
            <text:p>2,482E-01</text:p>
          </table:table-cell>
          <table:table-cell table:formula="of:=IF([.D25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11485" calcext:value-type="float">
            <text:p>11.485</text:p>
          </table:table-cell>
          <table:table-cell table:style-name="ce7" table:formula="of:=[.$B$2]/([.B26]+[.$B$3])*[.B26]" office:value-type="float" office:value="2.69032560318576" calcext:value-type="float">
            <text:p>2,690</text:p>
          </table:table-cell>
          <table:table-cell table:formula="of:=-([.C26]-[.C25])/([.A26]-[.A25])*200" office:value-type="float" office:value="6.87093077282959" calcext:value-type="float">
            <text:p>6,8709307728</text:p>
          </table:table-cell>
          <table:table-cell table:style-name="ce9" table:formula="of:=[.C26]^2/[.B26]/[$'Sensor Data'.$C$9]" office:value-type="float" office:value="0.252080168956267" calcext:value-type="float">
            <text:p>2,521E-01</text:p>
          </table:table-cell>
          <table:table-cell table:formula="of:=IF([.D26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8770" calcext:value-type="float">
            <text:p>8.770</text:p>
          </table:table-cell>
          <table:table-cell table:style-name="ce7" table:formula="of:=[.$B$2]/([.B27]+[.$B$3])*[.B27]" office:value-type="float" office:value="2.35373054213634" calcext:value-type="float">
            <text:p>2,354</text:p>
          </table:table-cell>
          <table:table-cell table:formula="of:=-([.C27]-[.C26])/([.A27]-[.A26])*200" office:value-type="float" office:value="6.7319012209884" calcext:value-type="float">
            <text:p>6,731901221</text:p>
          </table:table-cell>
          <table:table-cell table:style-name="ce9" table:formula="of:=[.C27]^2/[.B27]/[$'Sensor Data'.$C$9]" office:value-type="float" office:value="0.252681754389301" calcext:value-type="float">
            <text:p>2,527E-01</text:p>
          </table:table-cell>
          <table:table-cell table:formula="of:=IF([.D27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6775" calcext:value-type="float">
            <text:p>6.775</text:p>
          </table:table-cell>
          <table:table-cell table:style-name="ce7" table:formula="of:=[.$B$2]/([.B28]+[.$B$3])*[.B28]" office:value-type="float" office:value="2.03636910129246" calcext:value-type="float">
            <text:p>2,036</text:p>
          </table:table-cell>
          <table:table-cell table:formula="of:=-([.C28]-[.C27])/([.A28]-[.A27])*200" office:value-type="float" office:value="6.3472288168776" calcext:value-type="float">
            <text:p>6,3472288169</text:p>
          </table:table-cell>
          <table:table-cell table:style-name="ce9" table:formula="of:=[.C28]^2/[.B28]/[$'Sensor Data'.$C$9]" office:value-type="float" office:value="0.244829468144569" calcext:value-type="float">
            <text:p>2,448E-01</text:p>
          </table:table-cell>
          <table:table-cell table:formula="of:=IF([.D28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5295" calcext:value-type="float">
            <text:p>5.295</text:p>
          </table:table-cell>
          <table:table-cell table:style-name="ce7" table:formula="of:=[.$B$2]/([.B29]+[.$B$3])*[.B29]" office:value-type="float" office:value="1.74694820191356" calcext:value-type="float">
            <text:p>1,747</text:p>
          </table:table-cell>
          <table:table-cell table:formula="of:=-([.C29]-[.C28])/([.A29]-[.A28])*200" office:value-type="float" office:value="5.788417987578" calcext:value-type="float">
            <text:p>5,7884179876</text:p>
          </table:table-cell>
          <table:table-cell table:style-name="ce9" table:formula="of:=[.C29]^2/[.B29]/[$'Sensor Data'.$C$9]" office:value-type="float" office:value="0.230544137500965" calcext:value-type="float">
            <text:p>2,305E-01</text:p>
          </table:table-cell>
          <table:table-cell table:formula="of:=IF([.D29]&gt;[.$D$25]*0.8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3329.5" calcext:value-type="float">
            <text:p>3.330</text:p>
          </table:table-cell>
          <table:table-cell table:style-name="ce7" table:formula="of:=[.$B$2]/([.B30]+[.$B$3])*[.B30]" office:value-type="float" office:value="1.26217824784867" calcext:value-type="float">
            <text:p>1,262</text:p>
          </table:table-cell>
          <table:table-cell table:formula="of:=-([.C30]-[.C29])/([.A30]-[.A29])*200" office:value-type="float" office:value="4.8476995406489" calcext:value-type="float">
            <text:p>4,8476995406</text:p>
          </table:table-cell>
          <table:table-cell table:style-name="ce9" table:formula="of:=[.C30]^2/[.B30]/[$'Sensor Data'.$C$9]" office:value-type="float" office:value="0.191391371598418" calcext:value-type="float">
            <text:p>1,914E-01</text:p>
          </table:table-cell>
          <table:table-cell table:formula="of:=IF([.D30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172" calcext:value-type="float">
            <text:p>2.172</text:p>
          </table:table-cell>
          <table:table-cell table:style-name="ce7" table:formula="of:=[.$B$2]/([.B31]+[.$B$3])*[.B31]" office:value-type="float" office:value="0.902593085106383" calcext:value-type="float">
            <text:p>0,903</text:p>
          </table:table-cell>
          <table:table-cell table:formula="of:=-([.C31]-[.C30])/([.A31]-[.A30])*200" office:value-type="float" office:value="3.59585162742287" calcext:value-type="float">
            <text:p>3,5958516274</text:p>
          </table:table-cell>
          <table:table-cell table:style-name="ce9" table:formula="of:=[.C31]^2/[.B31]/[$'Sensor Data'.$C$9]" office:value-type="float" office:value="0.150032095263694" calcext:value-type="float">
            <text:p>1,500E-01</text:p>
          </table:table-cell>
          <table:table-cell table:formula="of:=IF([.D31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6" office:value-type="float" office:value="1463.5" calcext:value-type="float">
            <text:p>1.464</text:p>
          </table:table-cell>
          <table:table-cell table:style-name="ce7" table:formula="of:=[.$B$2]/([.B32]+[.$B$3])*[.B32]" office:value-type="float" office:value="0.646222457720669" calcext:value-type="float">
            <text:p>0,646</text:p>
          </table:table-cell>
          <table:table-cell table:formula="of:=-([.C32]-[.C31])/([.A32]-[.A31])*200" office:value-type="float" office:value="2.56370627385714" calcext:value-type="float">
            <text:p>2,5637062739</text:p>
          </table:table-cell>
          <table:table-cell table:style-name="ce9" table:formula="of:=[.C32]^2/[.B32]/[$'Sensor Data'.$C$9]" office:value-type="float" office:value="0.11413828899557" calcext:value-type="float">
            <text:p>1,141E-01</text:p>
          </table:table-cell>
          <table:table-cell table:formula="of:=IF([.D32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6" office:value-type="float" office:value="1015" calcext:value-type="float">
            <text:p>1.015</text:p>
          </table:table-cell>
          <table:table-cell table:style-name="ce7" table:formula="of:=[.$B$2]/([.B33]+[.$B$3])*[.B33]" office:value-type="float" office:value="0.466666666666667" calcext:value-type="float">
            <text:p>0,467</text:p>
          </table:table-cell>
          <table:table-cell table:formula="of:=-([.C33]-[.C32])/([.A33]-[.A32])*200" office:value-type="float" office:value="1.79555791054002" calcext:value-type="float">
            <text:p>1,7955579105</text:p>
          </table:table-cell>
          <table:table-cell table:style-name="ce9" table:formula="of:=[.C33]^2/[.B33]/[$'Sensor Data'.$C$9]" office:value-type="float" office:value="0.085823754789272" calcext:value-type="float">
            <text:p>8,582E-02</text:p>
          </table:table-cell>
          <table:table-cell table:formula="of:=IF([.D33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722.5" calcext:value-type="float">
            <text:p>723</text:p>
          </table:table-cell>
          <table:table-cell table:style-name="ce7" table:formula="of:=[.$B$2]/([.B34]+[.$B$3])*[.B34]" office:value-type="float" office:value="0.34136546184739" calcext:value-type="float">
            <text:p>0,341</text:p>
          </table:table-cell>
          <table:table-cell table:formula="of:=-([.C34]-[.C33])/([.A34]-[.A33])*200" office:value-type="float" office:value="1.25301204819277" calcext:value-type="float">
            <text:p>1,2530120482</text:p>
          </table:table-cell>
          <table:table-cell table:style-name="ce9" table:formula="of:=[.C34]^2/[.B34]/[$'Sensor Data'.$C$9]" office:value-type="float" office:value="0.0645150884663151" calcext:value-type="float">
            <text:p>6,452E-02</text:p>
          </table:table-cell>
          <table:table-cell table:formula="of:=IF([.D34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6" office:value-type="float" office:value="526.5" calcext:value-type="float">
            <text:p>527</text:p>
          </table:table-cell>
          <table:table-cell table:style-name="ce7" table:formula="of:=[.$B$2]/([.B35]+[.$B$3])*[.B35]" office:value-type="float" office:value="0.253454002792086" calcext:value-type="float">
            <text:p>0,253</text:p>
          </table:table-cell>
          <table:table-cell table:formula="of:=-([.C35]-[.C34])/([.A35]-[.A34])*200" office:value-type="float" office:value="0.879114590553039" calcext:value-type="float">
            <text:p>0,8791145906</text:p>
          </table:table-cell>
          <table:table-cell table:style-name="ce9" table:formula="of:=[.C35]^2/[.B35]/[$'Sensor Data'.$C$9]" office:value-type="float" office:value="0.048804506386576" calcext:value-type="float">
            <text:p>4,880E-02</text:p>
          </table:table-cell>
          <table:table-cell table:formula="of:=IF([.D35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392" calcext:value-type="float">
            <text:p>392</text:p>
          </table:table-cell>
          <table:table-cell table:style-name="ce7" table:formula="of:=[.$B$2]/([.B36]+[.$B$3])*[.B36]" office:value-type="float" office:value="0.19118220834959" calcext:value-type="float">
            <text:p>0,191</text:p>
          </table:table-cell>
          <table:table-cell table:formula="of:=-([.C36]-[.C35])/([.A36]-[.A35])*200" office:value-type="float" office:value="0.62271794442496" calcext:value-type="float">
            <text:p>0,6227179444</text:p>
          </table:table-cell>
          <table:table-cell table:style-name="ce9" table:formula="of:=[.C36]^2/[.B36]/[$'Sensor Data'.$C$9]" office:value-type="float" office:value="0.0372965681524757" calcext:value-type="float">
            <text:p>3,730E-02</text:p>
          </table:table-cell>
          <table:table-cell table:formula="of:=IF([.D36]&gt;[.$D$25]*0.8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table:formula="of:=MAX([.E7:.E36])" office:value-type="float" office:value="0.252681754389301" calcext:value-type="float">
            <text:p>2,527E-01</text:p>
          </table:table-cell>
          <table:table-cell office:value-type="string" calcext:value-type="string">
            <text:p>MAX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INDIRECT(&quot;A&quot;&amp;MATCH(MAX([.D7:.D36]);[.D7:.D36];0)+6)" office:value-type="float" office:value="125" calcext:value-type="float">
            <text:p>125</text:p>
          </table:table-cell>
          <table:table-cell table:formula="of:=INDIRECT(&quot;A&quot;&amp;MATCH([.E38];[.E7:.E36];0)+6)" office:value-type="float" office:value="140" calcext:value-type="float">
            <text:p>140</text:p>
          </table:table-cell>
          <table:table-cell office:value-type="string" calcext:value-type="string">
            <text:p>T of MAX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float" office:value="1755000" calcext:value-type="float">
            <text:p>1755000</text:p>
          </table:table-cell>
          <table:table-cell table:number-columns-repeated="10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500000" calcext:value-type="float">
            <text:p>500.000</text:p>
          </table:table-cell>
          <table:table-cell table:style-name="ce7" table:formula="of:=([.B45]-[.B44])/([.A45]-[.A44])" office:value-type="float" office:value="-50200" calcext:value-type="float">
            <text:p>-50.200,000</text:p>
          </table:table-cell>
          <table:table-cell table:formula="of:=[.B45]-([.C45]*[.A45])" office:value-type="float" office:value="1755000" calcext:value-type="float">
            <text:p>175500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397100" calcext:value-type="float">
            <text:p>397.100</text:p>
          </table:table-cell>
          <table:table-cell table:style-name="ce7" table:formula="of:=([.B46]-[.B45])/([.A46]-[.A45])" office:value-type="float" office:value="-20580" calcext:value-type="float">
            <text:p>-20.580,000</text:p>
          </table:table-cell>
          <table:table-cell table:formula="of:=[.B46]-([.C46]*[.A46])" office:value-type="float" office:value="1014500" calcext:value-type="float">
            <text:p>1014500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5250" calcext:value-type="float">
            <text:p>255.250</text:p>
          </table:table-cell>
          <table:table-cell table:style-name="ce7" table:formula="of:=([.B47]-[.B46])/([.A47]-[.A46])" office:value-type="float" office:value="-14185" calcext:value-type="float">
            <text:p>-14.185,000</text:p>
          </table:table-cell>
          <table:table-cell table:formula="of:=[.B47]-([.C47]*[.A47])" office:value-type="float" office:value="822650" calcext:value-type="float">
            <text:p>822650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167950" calcext:value-type="float">
            <text:p>167.950</text:p>
          </table:table-cell>
          <table:table-cell table:style-name="ce7" table:formula="of:=([.B48]-[.B47])/([.A48]-[.A47])" office:value-type="float" office:value="-8730" calcext:value-type="float">
            <text:p>-8.730,000</text:p>
          </table:table-cell>
          <table:table-cell table:formula="of:=[.B48]-([.C48]*[.A48])" office:value-type="float" office:value="604450" calcext:value-type="float">
            <text:p>604450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" office:value-type="float" office:value="112950" calcext:value-type="float">
            <text:p>112.950</text:p>
          </table:table-cell>
          <table:table-cell table:style-name="ce7" table:formula="of:=([.B49]-[.B48])/([.A49]-[.A48])" office:value-type="float" office:value="-5500" calcext:value-type="float">
            <text:p>-5.500,000</text:p>
          </table:table-cell>
          <table:table-cell table:formula="of:=[.B49]-([.C49]*[.A49])" office:value-type="float" office:value="442950" calcext:value-type="float">
            <text:p>442950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77500" calcext:value-type="float">
            <text:p>77.500</text:p>
          </table:table-cell>
          <table:table-cell table:style-name="ce7" table:formula="of:=([.B50]-[.B49])/([.A50]-[.A49])" office:value-type="float" office:value="-3545" calcext:value-type="float">
            <text:p>-3.545,000</text:p>
          </table:table-cell>
          <table:table-cell table:formula="of:=[.B50]-([.C50]*[.A50])" office:value-type="float" office:value="325650" calcext:value-type="float">
            <text:p>325650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6" office:value-type="float" office:value="54200" calcext:value-type="float">
            <text:p>54.200</text:p>
          </table:table-cell>
          <table:table-cell table:style-name="ce7" table:formula="of:=([.B51]-[.B50])/([.A51]-[.A50])" office:value-type="float" office:value="-2330" calcext:value-type="float">
            <text:p>-2.330,000</text:p>
          </table:table-cell>
          <table:table-cell table:formula="of:=[.B51]-([.C51]*[.A51])" office:value-type="float" office:value="240600" calcext:value-type="float">
            <text:p>240600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6" office:value-type="float" office:value="38540" calcext:value-type="float">
            <text:p>38.540</text:p>
          </table:table-cell>
          <table:table-cell table:style-name="ce7" table:formula="of:=([.B52]-[.B51])/([.A52]-[.A51])" office:value-type="float" office:value="-1566" calcext:value-type="float">
            <text:p>-1.566,000</text:p>
          </table:table-cell>
          <table:table-cell table:formula="of:=[.B52]-([.C52]*[.A52])" office:value-type="float" office:value="179480" calcext:value-type="float">
            <text:p>179480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27845" calcext:value-type="float">
            <text:p>27.845</text:p>
          </table:table-cell>
          <table:table-cell table:style-name="ce7" table:formula="of:=([.B53]-[.B52])/([.A53]-[.A52])" office:value-type="float" office:value="-1069.5" calcext:value-type="float">
            <text:p>-1.069,500</text:p>
          </table:table-cell>
          <table:table-cell table:formula="of:=[.B53]-([.C53]*[.A53])" office:value-type="float" office:value="134795" calcext:value-type="float">
            <text:p>134795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6" office:value-type="float" office:value="20450" calcext:value-type="float">
            <text:p>20.450</text:p>
          </table:table-cell>
          <table:table-cell table:style-name="ce7" table:formula="of:=([.B54]-[.B53])/([.A54]-[.A53])" office:value-type="float" office:value="-739.5" calcext:value-type="float">
            <text:p>-739,500</text:p>
          </table:table-cell>
          <table:table-cell table:formula="of:=[.B54]-([.C54]*[.A54])" office:value-type="float" office:value="101795" calcext:value-type="float">
            <text:p>101795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5225" calcext:value-type="float">
            <text:p>15.225</text:p>
          </table:table-cell>
          <table:table-cell table:style-name="ce7" table:formula="of:=([.B55]-[.B54])/([.A55]-[.A54])" office:value-type="float" office:value="-522.5" calcext:value-type="float">
            <text:p>-522,500</text:p>
          </table:table-cell>
          <table:table-cell table:formula="of:=[.B55]-([.C55]*[.A55])" office:value-type="float" office:value="77925" calcext:value-type="float">
            <text:p>77925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 office:value-type="float" office:value="13200" calcext:value-type="float">
            <text:p>13.200</text:p>
          </table:table-cell>
          <table:table-cell table:style-name="ce7" table:formula="of:=([.B56]-[.B55])/([.A56]-[.A55])" office:value-type="float" office:value="-405" calcext:value-type="float">
            <text:p>-405,000</text:p>
          </table:table-cell>
          <table:table-cell table:formula="of:=[.B56]-([.C56]*[.A56])" office:value-type="float" office:value="63825" calcext:value-type="float">
            <text:p>63825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6" office:value-type="float" office:value="11485" calcext:value-type="float">
            <text:p>11.485</text:p>
          </table:table-cell>
          <table:table-cell table:style-name="ce7" table:formula="of:=([.B57]-[.B56])/([.A57]-[.A56])" office:value-type="float" office:value="-343" calcext:value-type="float">
            <text:p>-343,000</text:p>
          </table:table-cell>
          <table:table-cell table:formula="of:=[.B57]-([.C57]*[.A57])" office:value-type="float" office:value="56075" calcext:value-type="float">
            <text:p>56075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6" office:value-type="float" office:value="8770" calcext:value-type="float">
            <text:p>8.770</text:p>
          </table:table-cell>
          <table:table-cell table:style-name="ce7" table:formula="of:=([.B58]-[.B57])/([.A58]-[.A57])" office:value-type="float" office:value="-271.5" calcext:value-type="float">
            <text:p>-271,500</text:p>
          </table:table-cell>
          <table:table-cell table:formula="of:=[.B58]-([.C58]*[.A58])" office:value-type="float" office:value="46780" calcext:value-type="float">
            <text:p>46780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6775" calcext:value-type="float">
            <text:p>6.775</text:p>
          </table:table-cell>
          <table:table-cell table:style-name="ce7" table:formula="of:=([.B59]-[.B58])/([.A59]-[.A58])" office:value-type="float" office:value="-199.5" calcext:value-type="float">
            <text:p>-199,500</text:p>
          </table:table-cell>
          <table:table-cell table:formula="of:=[.B59]-([.C59]*[.A59])" office:value-type="float" office:value="36700" calcext:value-type="float">
            <text:p>36700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5295" calcext:value-type="float">
            <text:p>5.295</text:p>
          </table:table-cell>
          <table:table-cell table:style-name="ce7" table:formula="of:=([.B60]-[.B59])/([.A60]-[.A59])" office:value-type="float" office:value="-148" calcext:value-type="float">
            <text:p>-148,000</text:p>
          </table:table-cell>
          <table:table-cell table:formula="of:=[.B60]-([.C60]*[.A60])" office:value-type="float" office:value="28975" calcext:value-type="float">
            <text:p>28975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3329.5" calcext:value-type="float">
            <text:p>3.330</text:p>
          </table:table-cell>
          <table:table-cell table:style-name="ce7" table:formula="of:=([.B61]-[.B60])/([.A61]-[.A60])" office:value-type="float" office:value="-98.275" calcext:value-type="float">
            <text:p>-98,275</text:p>
          </table:table-cell>
          <table:table-cell table:formula="of:=[.B61]-([.C61]*[.A61])" office:value-type="float" office:value="21019" calcext:value-type="float">
            <text:p>21019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2172" calcext:value-type="float">
            <text:p>2.172</text:p>
          </table:table-cell>
          <table:table-cell table:style-name="ce7" table:formula="of:=([.B62]-[.B61])/([.A62]-[.A61])" office:value-type="float" office:value="-57.875" calcext:value-type="float">
            <text:p>-57,875</text:p>
          </table:table-cell>
          <table:table-cell table:formula="of:=[.B62]-([.C62]*[.A62])" office:value-type="float" office:value="13747" calcext:value-type="float">
            <text:p>13747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3" table:default-cell-style-name="ce10"/>
        <table:table-column table:style-name="co5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ce14"/>
        <table:table-column table:style-name="co5" table:number-columns-repeated="1018" table:default-cell-style-name="Default"/>
        <table:table-row table:style-name="ro1">
          <table:table-cell table:style-name="ce2" office:value-type="string" calcext:value-type="string">
            <text:p>N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Offset</text:p>
          </table:table-cell>
          <table:table-cell office:value-type="float" office:value="183" calcext:value-type="float">
            <text:p>18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POS in MEM</text:p>
          </table:table-cell>
          <table:table-cell table:style-name="ce11" office:value-type="string" calcext:value-type="string">
            <text:p>VADC</text:p>
          </table:table-cell>
          <table:table-cell table:style-name="ce11" office:value-type="string" calcext:value-type="string">
            <text:p>Res Ther</text:p>
          </table:table-cell>
          <table:table-cell table:style-name="ce11" office:value-type="string" calcext:value-type="string">
            <text:p>Index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2" table:formula="of:=([.A5]+[.$E$1])*[.$B$2]/[.$B$1]" office:value-type="float" office:value="0.8935546875" calcext:value-type="float">
            <text:p>0,894</text:p>
          </table:table-cell>
          <table:table-cell table:style-name="ce13" table:formula="of:=[$Sheet2.$B$3]*[$Sheet3.B5]/([$Sheet2.$B$2]-[$Sheet3.B5])" office:value-type="float" office:value="2145.51724137931" calcext:value-type="float">
            <text:p>2145,5</text:p>
          </table:table-cell>
          <table:table-cell table:formula="of:=MATCH([.C5];[$Sheet2.$B$45:.$B$62];-1)" office:value-type="float" office:value="18" calcext:value-type="float">
            <text:p>18</text:p>
          </table:table-cell>
          <table:table-cell/>
          <table:table-cell table:formula="of:=([.C5]-INDIRECT(&quot;SHEET2.D&quot;&amp;([.D5]+ROW([$Sheet2.$A$45])-1)))/INDIRECT(&quot;Sheet2.C&quot;&amp;([.D5]+ROW([$Sheet2.$A$45])-1))" office:value-type="float" office:value="200.457585462129" calcext:value-type="float">
            <text:p>200</text:p>
          </table:table-cell>
          <table:table-cell/>
          <table:table-cell table:style-name="ce15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table:formula="of:=([.A6]+[.$E$1])*[.$B$2]/[.$B$1]" office:value-type="float" office:value="0.8984375" calcext:value-type="float">
            <text:p>0,898</text:p>
          </table:table-cell>
          <table:table-cell table:style-name="ce13" table:formula="of:=[$Sheet2.$B$3]*[$Sheet3.B6]/([$Sheet2.$B$2]-[$Sheet3.B6])" office:value-type="float" office:value="2159.80952380952" calcext:value-type="float">
            <text:p>2159,8</text:p>
          </table:table-cell>
          <table:table-cell table:formula="of:=MATCH([.C6];[$Sheet2.$B$45:.$B$62];-1)" office:value-type="float" office:value="18" calcext:value-type="float">
            <text:p>18</text:p>
          </table:table-cell>
          <table:table-cell/>
          <table:table-cell table:formula="of:=([.C6]-INDIRECT(&quot;SHEET2.D&quot;&amp;([.D6]+ROW([$Sheet2.$A$45])-1)))/INDIRECT(&quot;Sheet2.C&quot;&amp;([.D6]+ROW([$Sheet2.$A$45])-1))" office:value-type="float" office:value="200.210634577805" calcext:value-type="float">
            <text:p>200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2" table:formula="of:=([.A7]+[.$E$1])*[.$B$2]/[.$B$1]" office:value-type="float" office:value="0.9033203125" calcext:value-type="float">
            <text:p>0,903</text:p>
          </table:table-cell>
          <table:table-cell table:style-name="ce13" table:formula="of:=[$Sheet2.$B$3]*[$Sheet3.B7]/([$Sheet2.$B$2]-[$Sheet3.B7])" office:value-type="float" office:value="2174.13587604291" calcext:value-type="float">
            <text:p>2174,1</text:p>
          </table:table-cell>
          <table:table-cell table:formula="of:=MATCH([.C7];[$Sheet2.$B$45:.$B$62];-1)" office:value-type="float" office:value="17" calcext:value-type="float">
            <text:p>17</text:p>
          </table:table-cell>
          <table:table-cell/>
          <table:table-cell table:formula="of:=([.C7]-INDIRECT(&quot;SHEET2.D&quot;&amp;([.D7]+ROW([$Sheet2.$A$45])-1)))/INDIRECT(&quot;Sheet2.C&quot;&amp;([.D7]+ROW([$Sheet2.$A$45])-1))" office:value-type="float" office:value="191.756439826579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table:formula="of:=([.A8]+[.$E$1])*[.$B$2]/[.$B$1]" office:value-type="float" office:value="0.908203125" calcext:value-type="float">
            <text:p>0,908</text:p>
          </table:table-cell>
          <table:table-cell table:style-name="ce13" table:formula="of:=[$Sheet2.$B$3]*[$Sheet3.B8]/([$Sheet2.$B$2]-[$Sheet3.B8])" office:value-type="float" office:value="2188.49642004773" calcext:value-type="float">
            <text:p>2188,5</text:p>
          </table:table-cell>
          <table:table-cell table:formula="of:=MATCH([.C8];[$Sheet2.$B$45:.$B$62];-1)" office:value-type="float" office:value="17" calcext:value-type="float">
            <text:p>17</text:p>
          </table:table-cell>
          <table:table-cell/>
          <table:table-cell table:formula="of:=([.C8]-INDIRECT(&quot;SHEET2.D&quot;&amp;([.D8]+ROW([$Sheet2.$A$45])-1)))/INDIRECT(&quot;Sheet2.C&quot;&amp;([.D8]+ROW([$Sheet2.$A$45])-1))" office:value-type="float" office:value="191.610313711038" calcext:value-type="float">
            <text:p>192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table:formula="of:=([.A9]+[.$E$1])*[.$B$2]/[.$B$1]" office:value-type="float" office:value="0.9130859375" calcext:value-type="float">
            <text:p>0,913</text:p>
          </table:table-cell>
          <table:table-cell table:style-name="ce13" table:formula="of:=[$Sheet2.$B$3]*[$Sheet3.B9]/([$Sheet2.$B$2]-[$Sheet3.B9])" office:value-type="float" office:value="2202.89127837515" calcext:value-type="float">
            <text:p>2202,9</text:p>
          </table:table-cell>
          <table:table-cell table:formula="of:=MATCH([.C9];[$Sheet2.$B$45:.$B$62];-1)" office:value-type="float" office:value="17" calcext:value-type="float">
            <text:p>17</text:p>
          </table:table-cell>
          <table:table-cell/>
          <table:table-cell table:formula="of:=([.C9]-INDIRECT(&quot;SHEET2.D&quot;&amp;([.D9]+ROW([$Sheet2.$A$45])-1)))/INDIRECT(&quot;Sheet2.C&quot;&amp;([.D9]+ROW([$Sheet2.$A$45])-1))" office:value-type="float" office:value="191.463838429151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2" table:formula="of:=([.A10]+[.$E$1])*[.$B$2]/[.$B$1]" office:value-type="float" office:value="0.91796875" calcext:value-type="float">
            <text:p>0,918</text:p>
          </table:table-cell>
          <table:table-cell table:style-name="ce13" table:formula="of:=[$Sheet2.$B$3]*[$Sheet3.B10]/([$Sheet2.$B$2]-[$Sheet3.B10])" office:value-type="float" office:value="2217.32057416268" calcext:value-type="float">
            <text:p>2217,3</text:p>
          </table:table-cell>
          <table:table-cell table:formula="of:=MATCH([.C10];[$Sheet2.$B$45:.$B$62];-1)" office:value-type="float" office:value="17" calcext:value-type="float">
            <text:p>17</text:p>
          </table:table-cell>
          <table:table-cell/>
          <table:table-cell table:formula="of:=([.C10]-INDIRECT(&quot;SHEET2.D&quot;&amp;([.D10]+ROW([$Sheet2.$A$45])-1)))/INDIRECT(&quot;Sheet2.C&quot;&amp;([.D10]+ROW([$Sheet2.$A$45])-1))" office:value-type="float" office:value="191.31701272793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2" table:formula="of:=([.A11]+[.$E$1])*[.$B$2]/[.$B$1]" office:value-type="float" office:value="0.9228515625" calcext:value-type="float">
            <text:p>0,923</text:p>
          </table:table-cell>
          <table:table-cell table:style-name="ce13" table:formula="of:=[$Sheet2.$B$3]*[$Sheet3.B11]/([$Sheet2.$B$2]-[$Sheet3.B11])" office:value-type="float" office:value="2231.78443113772" calcext:value-type="float">
            <text:p>2231,8</text:p>
          </table:table-cell>
          <table:table-cell table:formula="of:=MATCH([.C11];[$Sheet2.$B$45:.$B$62];-1)" office:value-type="float" office:value="17" calcext:value-type="float">
            <text:p>17</text:p>
          </table:table-cell>
          <table:table-cell/>
          <table:table-cell table:formula="of:=([.C11]-INDIRECT(&quot;SHEET2.D&quot;&amp;([.D11]+ROW([$Sheet2.$A$45])-1)))/INDIRECT(&quot;Sheet2.C&quot;&amp;([.D11]+ROW([$Sheet2.$A$45])-1))" office:value-type="float" office:value="191.169835348382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2" table:formula="of:=([.A12]+[.$E$1])*[.$B$2]/[.$B$1]" office:value-type="float" office:value="0.927734375" calcext:value-type="float">
            <text:p>0,928</text:p>
          </table:table-cell>
          <table:table-cell table:style-name="ce13" table:formula="of:=[$Sheet2.$B$3]*[$Sheet3.B12]/([$Sheet2.$B$2]-[$Sheet3.B12])" office:value-type="float" office:value="2246.2829736211" calcext:value-type="float">
            <text:p>2246,3</text:p>
          </table:table-cell>
          <table:table-cell table:formula="of:=MATCH([.C12];[$Sheet2.$B$45:.$B$62];-1)" office:value-type="float" office:value="17" calcext:value-type="float">
            <text:p>17</text:p>
          </table:table-cell>
          <table:table-cell/>
          <table:table-cell table:formula="of:=([.C12]-INDIRECT(&quot;SHEET2.D&quot;&amp;([.D12]+ROW([$Sheet2.$A$45])-1)))/INDIRECT(&quot;Sheet2.C&quot;&amp;([.D12]+ROW([$Sheet2.$A$45])-1))" office:value-type="float" office:value="191.022305025479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2" table:formula="of:=([.A13]+[.$E$1])*[.$B$2]/[.$B$1]" office:value-type="float" office:value="0.9326171875" calcext:value-type="float">
            <text:p>0,933</text:p>
          </table:table-cell>
          <table:table-cell table:style-name="ce13" table:formula="of:=[$Sheet2.$B$3]*[$Sheet3.B13]/([$Sheet2.$B$2]-[$Sheet3.B13])" office:value-type="float" office:value="2260.81632653061" calcext:value-type="float">
            <text:p>2260,8</text:p>
          </table:table-cell>
          <table:table-cell table:formula="of:=MATCH([.C13];[$Sheet2.$B$45:.$B$62];-1)" office:value-type="float" office:value="17" calcext:value-type="float">
            <text:p>17</text:p>
          </table:table-cell>
          <table:table-cell/>
          <table:table-cell table:formula="of:=([.C13]-INDIRECT(&quot;SHEET2.D&quot;&amp;([.D13]+ROW([$Sheet2.$A$45])-1)))/INDIRECT(&quot;Sheet2.C&quot;&amp;([.D13]+ROW([$Sheet2.$A$45])-1))" office:value-type="float" office:value="190.874420488114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2" table:formula="of:=([.A14]+[.$E$1])*[.$B$2]/[.$B$1]" office:value-type="float" office:value="0.9375" calcext:value-type="float">
            <text:p>0,938</text:p>
          </table:table-cell>
          <table:table-cell table:style-name="ce13" table:formula="of:=[$Sheet2.$B$3]*[$Sheet3.B14]/([$Sheet2.$B$2]-[$Sheet3.B14])" office:value-type="float" office:value="2275.38461538462" calcext:value-type="float">
            <text:p>2275,4</text:p>
          </table:table-cell>
          <table:table-cell table:formula="of:=MATCH([.C14];[$Sheet2.$B$45:.$B$62];-1)" office:value-type="float" office:value="17" calcext:value-type="float">
            <text:p>17</text:p>
          </table:table-cell>
          <table:table-cell/>
          <table:table-cell table:formula="of:=([.C14]-INDIRECT(&quot;SHEET2.D&quot;&amp;([.D14]+ROW([$Sheet2.$A$45])-1)))/INDIRECT(&quot;Sheet2.C&quot;&amp;([.D14]+ROW([$Sheet2.$A$45])-1))" office:value-type="float" office:value="190.726180459073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 table:formula="of:=([.A15]+[.$E$1])*[.$B$2]/[.$B$1]" office:value-type="float" office:value="0.9423828125" calcext:value-type="float">
            <text:p>0,942</text:p>
          </table:table-cell>
          <table:table-cell table:style-name="ce13" table:formula="of:=[$Sheet2.$B$3]*[$Sheet3.B15]/([$Sheet2.$B$2]-[$Sheet3.B15])" office:value-type="float" office:value="2289.98796630566" calcext:value-type="float">
            <text:p>2290,0</text:p>
          </table:table-cell>
          <table:table-cell table:formula="of:=MATCH([.C15];[$Sheet2.$B$45:.$B$62];-1)" office:value-type="float" office:value="17" calcext:value-type="float">
            <text:p>17</text:p>
          </table:table-cell>
          <table:table-cell/>
          <table:table-cell table:formula="of:=([.C15]-INDIRECT(&quot;SHEET2.D&quot;&amp;([.D15]+ROW([$Sheet2.$A$45])-1)))/INDIRECT(&quot;Sheet2.C&quot;&amp;([.D15]+ROW([$Sheet2.$A$45])-1))" office:value-type="float" office:value="190.577583654992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2" table:formula="of:=([.A16]+[.$E$1])*[.$B$2]/[.$B$1]" office:value-type="float" office:value="0.947265625" calcext:value-type="float">
            <text:p>0,947</text:p>
          </table:table-cell>
          <table:table-cell table:style-name="ce13" table:formula="of:=[$Sheet2.$B$3]*[$Sheet3.B16]/([$Sheet2.$B$2]-[$Sheet3.B16])" office:value-type="float" office:value="2304.6265060241" calcext:value-type="float">
            <text:p>2304,6</text:p>
          </table:table-cell>
          <table:table-cell table:formula="of:=MATCH([.C16];[$Sheet2.$B$45:.$B$62];-1)" office:value-type="float" office:value="17" calcext:value-type="float">
            <text:p>17</text:p>
          </table:table-cell>
          <table:table-cell/>
          <table:table-cell table:formula="of:=([.C16]-INDIRECT(&quot;SHEET2.D&quot;&amp;([.D16]+ROW([$Sheet2.$A$45])-1)))/INDIRECT(&quot;Sheet2.C&quot;&amp;([.D16]+ROW([$Sheet2.$A$45])-1))" office:value-type="float" office:value="190.428628786323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2" table:formula="of:=([.A17]+[.$E$1])*[.$B$2]/[.$B$1]" office:value-type="float" office:value="0.9521484375" calcext:value-type="float">
            <text:p>0,952</text:p>
          </table:table-cell>
          <table:table-cell table:style-name="ce13" table:formula="of:=[$Sheet2.$B$3]*[$Sheet3.B17]/([$Sheet2.$B$2]-[$Sheet3.B17])" office:value-type="float" office:value="2319.30036188179" calcext:value-type="float">
            <text:p>2319,3</text:p>
          </table:table-cell>
          <table:table-cell table:formula="of:=MATCH([.C17];[$Sheet2.$B$45:.$B$62];-1)" office:value-type="float" office:value="17" calcext:value-type="float">
            <text:p>17</text:p>
          </table:table-cell>
          <table:table-cell/>
          <table:table-cell table:formula="of:=([.C17]-INDIRECT(&quot;SHEET2.D&quot;&amp;([.D17]+ROW([$Sheet2.$A$45])-1)))/INDIRECT(&quot;Sheet2.C&quot;&amp;([.D17]+ROW([$Sheet2.$A$45])-1))" office:value-type="float" office:value="190.279314557295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2" table:formula="of:=([.A18]+[.$E$1])*[.$B$2]/[.$B$1]" office:value-type="float" office:value="0.95703125" calcext:value-type="float">
            <text:p>0,957</text:p>
          </table:table-cell>
          <table:table-cell table:style-name="ce13" table:formula="of:=[$Sheet2.$B$3]*[$Sheet3.B18]/([$Sheet2.$B$2]-[$Sheet3.B18])" office:value-type="float" office:value="2334.00966183575" calcext:value-type="float">
            <text:p>2334,0</text:p>
          </table:table-cell>
          <table:table-cell table:formula="of:=MATCH([.C18];[$Sheet2.$B$45:.$B$62];-1)" office:value-type="float" office:value="17" calcext:value-type="float">
            <text:p>17</text:p>
          </table:table-cell>
          <table:table-cell/>
          <table:table-cell table:formula="of:=([.C18]-INDIRECT(&quot;SHEET2.D&quot;&amp;([.D18]+ROW([$Sheet2.$A$45])-1)))/INDIRECT(&quot;Sheet2.C&quot;&amp;([.D18]+ROW([$Sheet2.$A$45])-1))" office:value-type="float" office:value="190.129639665879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2" table:formula="of:=([.A19]+[.$E$1])*[.$B$2]/[.$B$1]" office:value-type="float" office:value="0.9619140625" calcext:value-type="float">
            <text:p>0,962</text:p>
          </table:table-cell>
          <table:table-cell table:style-name="ce13" table:formula="of:=[$Sheet2.$B$3]*[$Sheet3.B19]/([$Sheet2.$B$2]-[$Sheet3.B19])" office:value-type="float" office:value="2348.75453446191" calcext:value-type="float">
            <text:p>2348,8</text:p>
          </table:table-cell>
          <table:table-cell table:formula="of:=MATCH([.C19];[$Sheet2.$B$45:.$B$62];-1)" office:value-type="float" office:value="17" calcext:value-type="float">
            <text:p>17</text:p>
          </table:table-cell>
          <table:table-cell/>
          <table:table-cell table:formula="of:=([.C19]-INDIRECT(&quot;SHEET2.D&quot;&amp;([.D19]+ROW([$Sheet2.$A$45])-1)))/INDIRECT(&quot;Sheet2.C&quot;&amp;([.D19]+ROW([$Sheet2.$A$45])-1))" office:value-type="float" office:value="189.979602803746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2" table:formula="of:=([.A20]+[.$E$1])*[.$B$2]/[.$B$1]" office:value-type="float" office:value="0.966796875" calcext:value-type="float">
            <text:p>0,967</text:p>
          </table:table-cell>
          <table:table-cell table:style-name="ce13" table:formula="of:=[$Sheet2.$B$3]*[$Sheet3.B20]/([$Sheet2.$B$2]-[$Sheet3.B20])" office:value-type="float" office:value="2363.53510895884" calcext:value-type="float">
            <text:p>2363,5</text:p>
          </table:table-cell>
          <table:table-cell table:formula="of:=MATCH([.C20];[$Sheet2.$B$45:.$B$62];-1)" office:value-type="float" office:value="17" calcext:value-type="float">
            <text:p>17</text:p>
          </table:table-cell>
          <table:table-cell/>
          <table:table-cell table:formula="of:=([.C20]-INDIRECT(&quot;SHEET2.D&quot;&amp;([.D20]+ROW([$Sheet2.$A$45])-1)))/INDIRECT(&quot;Sheet2.C&quot;&amp;([.D20]+ROW([$Sheet2.$A$45])-1))" office:value-type="float" office:value="189.829202656232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2" table:formula="of:=([.A21]+[.$E$1])*[.$B$2]/[.$B$1]" office:value-type="float" office:value="0.9716796875" calcext:value-type="float">
            <text:p>0,972</text:p>
          </table:table-cell>
          <table:table-cell table:style-name="ce13" table:formula="of:=[$Sheet2.$B$3]*[$Sheet3.B21]/([$Sheet2.$B$2]-[$Sheet3.B21])" office:value-type="float" office:value="2378.35151515151" calcext:value-type="float">
            <text:p>2378,4</text:p>
          </table:table-cell>
          <table:table-cell table:formula="of:=MATCH([.C21];[$Sheet2.$B$45:.$B$62];-1)" office:value-type="float" office:value="17" calcext:value-type="float">
            <text:p>17</text:p>
          </table:table-cell>
          <table:table-cell/>
          <table:table-cell table:formula="of:=([.C21]-INDIRECT(&quot;SHEET2.D&quot;&amp;([.D21]+ROW([$Sheet2.$A$45])-1)))/INDIRECT(&quot;Sheet2.C&quot;&amp;([.D21]+ROW([$Sheet2.$A$45])-1))" office:value-type="float" office:value="189.6784379023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2" table:formula="of:=([.A22]+[.$E$1])*[.$B$2]/[.$B$1]" office:value-type="float" office:value="0.9765625" calcext:value-type="float">
            <text:p>0,977</text:p>
          </table:table-cell>
          <table:table-cell table:style-name="ce13" table:formula="of:=[$Sheet2.$B$3]*[$Sheet3.B22]/([$Sheet2.$B$2]-[$Sheet3.B22])" office:value-type="float" office:value="2393.20388349515" calcext:value-type="float">
            <text:p>2393,2</text:p>
          </table:table-cell>
          <table:table-cell table:formula="of:=MATCH([.C22];[$Sheet2.$B$45:.$B$62];-1)" office:value-type="float" office:value="17" calcext:value-type="float">
            <text:p>17</text:p>
          </table:table-cell>
          <table:table-cell/>
          <table:table-cell table:formula="of:=([.C22]-INDIRECT(&quot;SHEET2.D&quot;&amp;([.D22]+ROW([$Sheet2.$A$45])-1)))/INDIRECT(&quot;Sheet2.C&quot;&amp;([.D22]+ROW([$Sheet2.$A$45])-1))" office:value-type="float" office:value="189.527307214499" calcext:value-type="float">
            <text:p>190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2" table:formula="of:=([.A23]+[.$E$1])*[.$B$2]/[.$B$1]" office:value-type="float" office:value="0.9814453125" calcext:value-type="float">
            <text:p>0,981</text:p>
          </table:table-cell>
          <table:table-cell table:style-name="ce13" table:formula="of:=[$Sheet2.$B$3]*[$Sheet3.B23]/([$Sheet2.$B$2]-[$Sheet3.B23])" office:value-type="float" office:value="2408.09234507898" calcext:value-type="float">
            <text:p>2408,1</text:p>
          </table:table-cell>
          <table:table-cell table:formula="of:=MATCH([.C23];[$Sheet2.$B$45:.$B$62];-1)" office:value-type="float" office:value="17" calcext:value-type="float">
            <text:p>17</text:p>
          </table:table-cell>
          <table:table-cell/>
          <table:table-cell table:formula="of:=([.C23]-INDIRECT(&quot;SHEET2.D&quot;&amp;([.D23]+ROW([$Sheet2.$A$45])-1)))/INDIRECT(&quot;Sheet2.C&quot;&amp;([.D23]+ROW([$Sheet2.$A$45])-1))" office:value-type="float" office:value="189.375809258927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2" table:formula="of:=([.A24]+[.$E$1])*[.$B$2]/[.$B$1]" office:value-type="float" office:value="0.986328125" calcext:value-type="float">
            <text:p>0,986</text:p>
          </table:table-cell>
          <table:table-cell table:style-name="ce13" table:formula="of:=[$Sheet2.$B$3]*[$Sheet3.B24]/([$Sheet2.$B$2]-[$Sheet3.B24])" office:value-type="float" office:value="2423.01703163017" calcext:value-type="float">
            <text:p>2423,0</text:p>
          </table:table-cell>
          <table:table-cell table:formula="of:=MATCH([.C24];[$Sheet2.$B$45:.$B$62];-1)" office:value-type="float" office:value="17" calcext:value-type="float">
            <text:p>17</text:p>
          </table:table-cell>
          <table:table-cell/>
          <table:table-cell table:formula="of:=([.C24]-INDIRECT(&quot;SHEET2.D&quot;&amp;([.D24]+ROW([$Sheet2.$A$45])-1)))/INDIRECT(&quot;Sheet2.C&quot;&amp;([.D24]+ROW([$Sheet2.$A$45])-1))" office:value-type="float" office:value="189.22394269519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12" table:formula="of:=([.A25]+[.$E$1])*[.$B$2]/[.$B$1]" office:value-type="float" office:value="0.9912109375" calcext:value-type="float">
            <text:p>0,991</text:p>
          </table:table-cell>
          <table:table-cell table:style-name="ce13" table:formula="of:=[$Sheet2.$B$3]*[$Sheet3.B25]/([$Sheet2.$B$2]-[$Sheet3.B25])" office:value-type="float" office:value="2437.97807551766" calcext:value-type="float">
            <text:p>2438,0</text:p>
          </table:table-cell>
          <table:table-cell table:formula="of:=MATCH([.C25];[$Sheet2.$B$45:.$B$62];-1)" office:value-type="float" office:value="17" calcext:value-type="float">
            <text:p>17</text:p>
          </table:table-cell>
          <table:table-cell/>
          <table:table-cell table:formula="of:=([.C25]-INDIRECT(&quot;SHEET2.D&quot;&amp;([.D25]+ROW([$Sheet2.$A$45])-1)))/INDIRECT(&quot;Sheet2.C&quot;&amp;([.D25]+ROW([$Sheet2.$A$45])-1))" office:value-type="float" office:value="189.071706176366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2" table:formula="of:=([.A26]+[.$E$1])*[.$B$2]/[.$B$1]" office:value-type="float" office:value="0.99609375" calcext:value-type="float">
            <text:p>0,996</text:p>
          </table:table-cell>
          <table:table-cell table:style-name="ce13" table:formula="of:=[$Sheet2.$B$3]*[$Sheet3.B26]/([$Sheet2.$B$2]-[$Sheet3.B26])" office:value-type="float" office:value="2452.9756097561" calcext:value-type="float">
            <text:p>2453,0</text:p>
          </table:table-cell>
          <table:table-cell table:formula="of:=MATCH([.C26];[$Sheet2.$B$45:.$B$62];-1)" office:value-type="float" office:value="17" calcext:value-type="float">
            <text:p>17</text:p>
          </table:table-cell>
          <table:table-cell/>
          <table:table-cell table:formula="of:=([.C26]-INDIRECT(&quot;SHEET2.D&quot;&amp;([.D26]+ROW([$Sheet2.$A$45])-1)))/INDIRECT(&quot;Sheet2.C&quot;&amp;([.D26]+ROW([$Sheet2.$A$45])-1))" office:value-type="float" office:value="188.919098348959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2" table:formula="of:=([.A27]+[.$E$1])*[.$B$2]/[.$B$1]" office:value-type="float" office:value="1.0009765625" calcext:value-type="float">
            <text:p>1,001</text:p>
          </table:table-cell>
          <table:table-cell table:style-name="ce13" table:formula="of:=[$Sheet2.$B$3]*[$Sheet3.B27]/([$Sheet2.$B$2]-[$Sheet3.B27])" office:value-type="float" office:value="2468.00976800977" calcext:value-type="float">
            <text:p>2468,0</text:p>
          </table:table-cell>
          <table:table-cell table:formula="of:=MATCH([.C27];[$Sheet2.$B$45:.$B$62];-1)" office:value-type="float" office:value="17" calcext:value-type="float">
            <text:p>17</text:p>
          </table:table-cell>
          <table:table-cell/>
          <table:table-cell table:formula="of:=([.C27]-INDIRECT(&quot;SHEET2.D&quot;&amp;([.D27]+ROW([$Sheet2.$A$45])-1)))/INDIRECT(&quot;Sheet2.C&quot;&amp;([.D27]+ROW([$Sheet2.$A$45])-1))" office:value-type="float" office:value="188.766117852864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2" table:formula="of:=([.A28]+[.$E$1])*[.$B$2]/[.$B$1]" office:value-type="float" office:value="1.005859375" calcext:value-type="float">
            <text:p>1,006</text:p>
          </table:table-cell>
          <table:table-cell table:style-name="ce13" table:formula="of:=[$Sheet2.$B$3]*[$Sheet3.B28]/([$Sheet2.$B$2]-[$Sheet3.B28])" office:value-type="float" office:value="2483.08068459658" calcext:value-type="float">
            <text:p>2483,1</text:p>
          </table:table-cell>
          <table:table-cell table:formula="of:=MATCH([.C28];[$Sheet2.$B$45:.$B$62];-1)" office:value-type="float" office:value="17" calcext:value-type="float">
            <text:p>17</text:p>
          </table:table-cell>
          <table:table-cell/>
          <table:table-cell table:formula="of:=([.C28]-INDIRECT(&quot;SHEET2.D&quot;&amp;([.D28]+ROW([$Sheet2.$A$45])-1)))/INDIRECT(&quot;Sheet2.C&quot;&amp;([.D28]+ROW([$Sheet2.$A$45])-1))" office:value-type="float" office:value="188.612763321327" calcext:value-type="float">
            <text:p>189</text:p>
          </table:table-cell>
          <table:table-cell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2" table:formula="of:=([.A29]+[.$E$1])*[.$B$2]/[.$B$1]" office:value-type="float" office:value="1.0107421875" calcext:value-type="float">
            <text:p>1,011</text:p>
          </table:table-cell>
          <table:table-cell table:style-name="ce13" table:formula="of:=[$Sheet2.$B$3]*[$Sheet3.B29]/([$Sheet2.$B$2]-[$Sheet3.B29])" office:value-type="float" office:value="2498.18849449204" calcext:value-type="float">
            <text:p>2498,2</text:p>
          </table:table-cell>
          <table:table-cell table:formula="of:=MATCH([.C29];[$Sheet2.$B$45:.$B$62];-1)" office:value-type="float" office:value="17" calcext:value-type="float">
            <text:p>17</text:p>
          </table:table-cell>
          <table:table-cell/>
          <table:table-cell table:formula="of:=([.C29]-INDIRECT(&quot;SHEET2.D&quot;&amp;([.D29]+ROW([$Sheet2.$A$45])-1)))/INDIRECT(&quot;Sheet2.C&quot;&amp;([.D29]+ROW([$Sheet2.$A$45])-1))" office:value-type="float" office:value="188.4590333809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12" table:formula="of:=([.A30]+[.$E$1])*[.$B$2]/[.$B$1]" office:value-type="float" office:value="1.015625" calcext:value-type="float">
            <text:p>1,016</text:p>
          </table:table-cell>
          <table:table-cell table:style-name="ce13" table:formula="of:=[$Sheet2.$B$3]*[$Sheet3.B30]/([$Sheet2.$B$2]-[$Sheet3.B30])" office:value-type="float" office:value="2513.33333333333" calcext:value-type="float">
            <text:p>2513,3</text:p>
          </table:table-cell>
          <table:table-cell table:formula="of:=MATCH([.C30];[$Sheet2.$B$45:.$B$62];-1)" office:value-type="float" office:value="17" calcext:value-type="float">
            <text:p>17</text:p>
          </table:table-cell>
          <table:table-cell/>
          <table:table-cell table:formula="of:=([.C30]-INDIRECT(&quot;SHEET2.D&quot;&amp;([.D30]+ROW([$Sheet2.$A$45])-1)))/INDIRECT(&quot;Sheet2.C&quot;&amp;([.D30]+ROW([$Sheet2.$A$45])-1))" office:value-type="float" office:value="188.304926651403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12" table:formula="of:=([.A31]+[.$E$1])*[.$B$2]/[.$B$1]" office:value-type="float" office:value="1.0205078125" calcext:value-type="float">
            <text:p>1,021</text:p>
          </table:table-cell>
          <table:table-cell table:style-name="ce13" table:formula="of:=[$Sheet2.$B$3]*[$Sheet3.B31]/([$Sheet2.$B$2]-[$Sheet3.B31])" office:value-type="float" office:value="2528.51533742331" calcext:value-type="float">
            <text:p>2528,5</text:p>
          </table:table-cell>
          <table:table-cell table:formula="of:=MATCH([.C31];[$Sheet2.$B$45:.$B$62];-1)" office:value-type="float" office:value="17" calcext:value-type="float">
            <text:p>17</text:p>
          </table:table-cell>
          <table:table-cell/>
          <table:table-cell table:formula="of:=([.C31]-INDIRECT(&quot;SHEET2.D&quot;&amp;([.D31]+ROW([$Sheet2.$A$45])-1)))/INDIRECT(&quot;Sheet2.C&quot;&amp;([.D31]+ROW([$Sheet2.$A$45])-1))" office:value-type="float" office:value="188.150441745883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12" table:formula="of:=([.A32]+[.$E$1])*[.$B$2]/[.$B$1]" office:value-type="float" office:value="1.025390625" calcext:value-type="float">
            <text:p>1,025</text:p>
          </table:table-cell>
          <table:table-cell table:style-name="ce13" table:formula="of:=[$Sheet2.$B$3]*[$Sheet3.B32]/([$Sheet2.$B$2]-[$Sheet3.B32])" office:value-type="float" office:value="2543.73464373464" calcext:value-type="float">
            <text:p>2543,7</text:p>
          </table:table-cell>
          <table:table-cell table:formula="of:=MATCH([.C32];[$Sheet2.$B$45:.$B$62];-1)" office:value-type="float" office:value="17" calcext:value-type="float">
            <text:p>17</text:p>
          </table:table-cell>
          <table:table-cell/>
          <table:table-cell table:formula="of:=([.C32]-INDIRECT(&quot;SHEET2.D&quot;&amp;([.D32]+ROW([$Sheet2.$A$45])-1)))/INDIRECT(&quot;Sheet2.C&quot;&amp;([.D32]+ROW([$Sheet2.$A$45])-1))" office:value-type="float" office:value="187.995577270571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12" table:formula="of:=([.A33]+[.$E$1])*[.$B$2]/[.$B$1]" office:value-type="float" office:value="1.0302734375" calcext:value-type="float">
            <text:p>1,030</text:p>
          </table:table-cell>
          <table:table-cell table:style-name="ce13" table:formula="of:=[$Sheet2.$B$3]*[$Sheet3.B33]/([$Sheet2.$B$2]-[$Sheet3.B33])" office:value-type="float" office:value="2558.9913899139" calcext:value-type="float">
            <text:p>2559,0</text:p>
          </table:table-cell>
          <table:table-cell table:formula="of:=MATCH([.C33];[$Sheet2.$B$45:.$B$62];-1)" office:value-type="float" office:value="17" calcext:value-type="float">
            <text:p>17</text:p>
          </table:table-cell>
          <table:table-cell/>
          <table:table-cell table:formula="of:=([.C33]-INDIRECT(&quot;SHEET2.D&quot;&amp;([.D33]+ROW([$Sheet2.$A$45])-1)))/INDIRECT(&quot;Sheet2.C&quot;&amp;([.D33]+ROW([$Sheet2.$A$45])-1))" office:value-type="float" office:value="187.840331824839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12" table:formula="of:=([.A34]+[.$E$1])*[.$B$2]/[.$B$1]" office:value-type="float" office:value="1.03515625" calcext:value-type="float">
            <text:p>1,035</text:p>
          </table:table-cell>
          <table:table-cell table:style-name="ce13" table:formula="of:=[$Sheet2.$B$3]*[$Sheet3.B34]/([$Sheet2.$B$2]-[$Sheet3.B34])" office:value-type="float" office:value="2574.28571428571" calcext:value-type="float">
            <text:p>2574,3</text:p>
          </table:table-cell>
          <table:table-cell table:formula="of:=MATCH([.C34];[$Sheet2.$B$45:.$B$62];-1)" office:value-type="float" office:value="17" calcext:value-type="float">
            <text:p>17</text:p>
          </table:table-cell>
          <table:table-cell/>
          <table:table-cell table:formula="of:=([.C34]-INDIRECT(&quot;SHEET2.D&quot;&amp;([.D34]+ROW([$Sheet2.$A$45])-1)))/INDIRECT(&quot;Sheet2.C&quot;&amp;([.D34]+ROW([$Sheet2.$A$45])-1))" office:value-type="float" office:value="187.684704001163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12" table:formula="of:=([.A35]+[.$E$1])*[.$B$2]/[.$B$1]" office:value-type="float" office:value="1.0400390625" calcext:value-type="float">
            <text:p>1,040</text:p>
          </table:table-cell>
          <table:table-cell table:style-name="ce13" table:formula="of:=[$Sheet2.$B$3]*[$Sheet3.B35]/([$Sheet2.$B$2]-[$Sheet3.B35])" office:value-type="float" office:value="2589.61775585697" calcext:value-type="float">
            <text:p>2589,6</text:p>
          </table:table-cell>
          <table:table-cell table:formula="of:=MATCH([.C35];[$Sheet2.$B$45:.$B$62];-1)" office:value-type="float" office:value="17" calcext:value-type="float">
            <text:p>17</text:p>
          </table:table-cell>
          <table:table-cell/>
          <table:table-cell table:formula="of:=([.C35]-INDIRECT(&quot;SHEET2.D&quot;&amp;([.D35]+ROW([$Sheet2.$A$45])-1)))/INDIRECT(&quot;Sheet2.C&quot;&amp;([.D35]+ROW([$Sheet2.$A$45])-1))" office:value-type="float" office:value="187.528692385073" calcext:value-type="float">
            <text:p>188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2" table:formula="of:=([.A36]+[.$E$1])*[.$B$2]/[.$B$1]" office:value-type="float" office:value="1.044921875" calcext:value-type="float">
            <text:p>1,045</text:p>
          </table:table-cell>
          <table:table-cell table:style-name="ce13" table:formula="of:=[$Sheet2.$B$3]*[$Sheet3.B36]/([$Sheet2.$B$2]-[$Sheet3.B36])" office:value-type="float" office:value="2604.98765432099" calcext:value-type="float">
            <text:p>2605,0</text:p>
          </table:table-cell>
          <table:table-cell table:formula="of:=MATCH([.C36];[$Sheet2.$B$45:.$B$62];-1)" office:value-type="float" office:value="17" calcext:value-type="float">
            <text:p>17</text:p>
          </table:table-cell>
          <table:table-cell/>
          <table:table-cell table:formula="of:=([.C36]-INDIRECT(&quot;SHEET2.D&quot;&amp;([.D36]+ROW([$Sheet2.$A$45])-1)))/INDIRECT(&quot;Sheet2.C&quot;&amp;([.D36]+ROW([$Sheet2.$A$45])-1))" office:value-type="float" office:value="187.372295555116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2" table:formula="of:=([.A37]+[.$E$1])*[.$B$2]/[.$B$1]" office:value-type="float" office:value="1.0498046875" calcext:value-type="float">
            <text:p>1,050</text:p>
          </table:table-cell>
          <table:table-cell table:style-name="ce13" table:formula="of:=[$Sheet2.$B$3]*[$Sheet3.B37]/([$Sheet2.$B$2]-[$Sheet3.B37])" office:value-type="float" office:value="2620.3955500618" calcext:value-type="float">
            <text:p>2620,4</text:p>
          </table:table-cell>
          <table:table-cell table:formula="of:=MATCH([.C37];[$Sheet2.$B$45:.$B$62];-1)" office:value-type="float" office:value="17" calcext:value-type="float">
            <text:p>17</text:p>
          </table:table-cell>
          <table:table-cell/>
          <table:table-cell table:formula="of:=([.C37]-INDIRECT(&quot;SHEET2.D&quot;&amp;([.D37]+ROW([$Sheet2.$A$45])-1)))/INDIRECT(&quot;Sheet2.C&quot;&amp;([.D37]+ROW([$Sheet2.$A$45])-1))" office:value-type="float" office:value="187.21551208281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2" table:formula="of:=([.A38]+[.$E$1])*[.$B$2]/[.$B$1]" office:value-type="float" office:value="1.0546875" calcext:value-type="float">
            <text:p>1,055</text:p>
          </table:table-cell>
          <table:table-cell table:style-name="ce13" table:formula="of:=[$Sheet2.$B$3]*[$Sheet3.B38]/([$Sheet2.$B$2]-[$Sheet3.B38])" office:value-type="float" office:value="2635.84158415842" calcext:value-type="float">
            <text:p>2635,8</text:p>
          </table:table-cell>
          <table:table-cell table:formula="of:=MATCH([.C38];[$Sheet2.$B$45:.$B$62];-1)" office:value-type="float" office:value="17" calcext:value-type="float">
            <text:p>17</text:p>
          </table:table-cell>
          <table:table-cell/>
          <table:table-cell table:formula="of:=([.C38]-INDIRECT(&quot;SHEET2.D&quot;&amp;([.D38]+ROW([$Sheet2.$A$45])-1)))/INDIRECT(&quot;Sheet2.C&quot;&amp;([.D38]+ROW([$Sheet2.$A$45])-1))" office:value-type="float" office:value="187.058340532603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12" table:formula="of:=([.A39]+[.$E$1])*[.$B$2]/[.$B$1]" office:value-type="float" office:value="1.0595703125" calcext:value-type="float">
            <text:p>1,060</text:p>
          </table:table-cell>
          <table:table-cell table:style-name="ce13" table:formula="of:=[$Sheet2.$B$3]*[$Sheet3.B39]/([$Sheet2.$B$2]-[$Sheet3.B39])" office:value-type="float" office:value="2651.3258983891" calcext:value-type="float">
            <text:p>2651,3</text:p>
          </table:table-cell>
          <table:table-cell table:formula="of:=MATCH([.C39];[$Sheet2.$B$45:.$B$62];-1)" office:value-type="float" office:value="17" calcext:value-type="float">
            <text:p>17</text:p>
          </table:table-cell>
          <table:table-cell/>
          <table:table-cell table:formula="of:=([.C39]-INDIRECT(&quot;SHEET2.D&quot;&amp;([.D39]+ROW([$Sheet2.$A$45])-1)))/INDIRECT(&quot;Sheet2.C&quot;&amp;([.D39]+ROW([$Sheet2.$A$45])-1))" office:value-type="float" office:value="186.900779461825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12" table:formula="of:=([.A40]+[.$E$1])*[.$B$2]/[.$B$1]" office:value-type="float" office:value="1.064453125" calcext:value-type="float">
            <text:p>1,064</text:p>
          </table:table-cell>
          <table:table-cell table:style-name="ce13" table:formula="of:=[$Sheet2.$B$3]*[$Sheet3.B40]/([$Sheet2.$B$2]-[$Sheet3.B40])" office:value-type="float" office:value="2666.84863523573" calcext:value-type="float">
            <text:p>2666,8</text:p>
          </table:table-cell>
          <table:table-cell table:formula="of:=MATCH([.C40];[$Sheet2.$B$45:.$B$62];-1)" office:value-type="float" office:value="17" calcext:value-type="float">
            <text:p>17</text:p>
          </table:table-cell>
          <table:table-cell/>
          <table:table-cell table:formula="of:=([.C40]-INDIRECT(&quot;SHEET2.D&quot;&amp;([.D40]+ROW([$Sheet2.$A$45])-1)))/INDIRECT(&quot;Sheet2.C&quot;&amp;([.D40]+ROW([$Sheet2.$A$45])-1))" office:value-type="float" office:value="186.742827420649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12" table:formula="of:=([.A41]+[.$E$1])*[.$B$2]/[.$B$1]" office:value-type="float" office:value="1.0693359375" calcext:value-type="float">
            <text:p>1,069</text:p>
          </table:table-cell>
          <table:table-cell table:style-name="ce13" table:formula="of:=[$Sheet2.$B$3]*[$Sheet3.B41]/([$Sheet2.$B$2]-[$Sheet3.B41])" office:value-type="float" office:value="2682.4099378882" calcext:value-type="float">
            <text:p>2682,4</text:p>
          </table:table-cell>
          <table:table-cell table:formula="of:=MATCH([.C41];[$Sheet2.$B$45:.$B$62];-1)" office:value-type="float" office:value="17" calcext:value-type="float">
            <text:p>17</text:p>
          </table:table-cell>
          <table:table-cell/>
          <table:table-cell table:formula="of:=([.C41]-INDIRECT(&quot;SHEET2.D&quot;&amp;([.D41]+ROW([$Sheet2.$A$45])-1)))/INDIRECT(&quot;Sheet2.C&quot;&amp;([.D41]+ROW([$Sheet2.$A$45])-1))" office:value-type="float" office:value="186.584482952041" calcext:value-type="float">
            <text:p>187</text:p>
          </table:table-cell>
          <table:table-cell table:number-columns-repeated="101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12" table:formula="of:=([.A42]+[.$E$1])*[.$B$2]/[.$B$1]" office:value-type="float" office:value="1.07421875" calcext:value-type="float">
            <text:p>1,074</text:p>
          </table:table-cell>
          <table:table-cell table:style-name="ce13" table:formula="of:=[$Sheet2.$B$3]*[$Sheet3.B42]/([$Sheet2.$B$2]-[$Sheet3.B42])" office:value-type="float" office:value="2698.00995024876" calcext:value-type="float">
            <text:p>2698,0</text:p>
          </table:table-cell>
          <table:table-cell table:formula="of:=MATCH([.C42];[$Sheet2.$B$45:.$B$62];-1)" office:value-type="float" office:value="17" calcext:value-type="float">
            <text:p>17</text:p>
          </table:table-cell>
          <table:table-cell/>
          <table:table-cell table:formula="of:=([.C42]-INDIRECT(&quot;SHEET2.D&quot;&amp;([.D42]+ROW([$Sheet2.$A$45])-1)))/INDIRECT(&quot;Sheet2.C&quot;&amp;([.D42]+ROW([$Sheet2.$A$45])-1))" office:value-type="float" office:value="186.42574459172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12" table:formula="of:=([.A43]+[.$E$1])*[.$B$2]/[.$B$1]" office:value-type="float" office:value="1.0791015625" calcext:value-type="float">
            <text:p>1,079</text:p>
          </table:table-cell>
          <table:table-cell table:style-name="ce13" table:formula="of:=[$Sheet2.$B$3]*[$Sheet3.B43]/([$Sheet2.$B$2]-[$Sheet3.B43])" office:value-type="float" office:value="2713.64881693649" calcext:value-type="float">
            <text:p>2713,6</text:p>
          </table:table-cell>
          <table:table-cell table:formula="of:=MATCH([.C43];[$Sheet2.$B$45:.$B$62];-1)" office:value-type="float" office:value="17" calcext:value-type="float">
            <text:p>17</text:p>
          </table:table-cell>
          <table:table-cell/>
          <table:table-cell table:formula="of:=([.C43]-INDIRECT(&quot;SHEET2.D&quot;&amp;([.D43]+ROW([$Sheet2.$A$45])-1)))/INDIRECT(&quot;Sheet2.C&quot;&amp;([.D43]+ROW([$Sheet2.$A$45])-1))" office:value-type="float" office:value="186.26661086811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12" table:formula="of:=([.A44]+[.$E$1])*[.$B$2]/[.$B$1]" office:value-type="float" office:value="1.083984375" calcext:value-type="float">
            <text:p>1,084</text:p>
          </table:table-cell>
          <table:table-cell table:style-name="ce13" table:formula="of:=[$Sheet2.$B$3]*[$Sheet3.B44]/([$Sheet2.$B$2]-[$Sheet3.B44])" office:value-type="float" office:value="2729.32668329177" calcext:value-type="float">
            <text:p>2729,3</text:p>
          </table:table-cell>
          <table:table-cell table:formula="of:=MATCH([.C44];[$Sheet2.$B$45:.$B$62];-1)" office:value-type="float" office:value="17" calcext:value-type="float">
            <text:p>17</text:p>
          </table:table-cell>
          <table:table-cell/>
          <table:table-cell table:formula="of:=([.C44]-INDIRECT(&quot;SHEET2.D&quot;&amp;([.D44]+ROW([$Sheet2.$A$45])-1)))/INDIRECT(&quot;Sheet2.C&quot;&amp;([.D44]+ROW([$Sheet2.$A$45])-1))" office:value-type="float" office:value="186.107080302297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12" table:formula="of:=([.A45]+[.$E$1])*[.$B$2]/[.$B$1]" office:value-type="float" office:value="1.0888671875" calcext:value-type="float">
            <text:p>1,089</text:p>
          </table:table-cell>
          <table:table-cell table:style-name="ce13" table:formula="of:=[$Sheet2.$B$3]*[$Sheet3.B45]/([$Sheet2.$B$2]-[$Sheet3.B45])" office:value-type="float" office:value="2745.04369538077" calcext:value-type="float">
            <text:p>2745,0</text:p>
          </table:table-cell>
          <table:table-cell table:formula="of:=MATCH([.C45];[$Sheet2.$B$45:.$B$62];-1)" office:value-type="float" office:value="17" calcext:value-type="float">
            <text:p>17</text:p>
          </table:table-cell>
          <table:table-cell/>
          <table:table-cell table:formula="of:=([.C45]-INDIRECT(&quot;SHEET2.D&quot;&amp;([.D45]+ROW([$Sheet2.$A$45])-1)))/INDIRECT(&quot;Sheet2.C&quot;&amp;([.D45]+ROW([$Sheet2.$A$45])-1))" office:value-type="float" office:value="185.94715140798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2" table:formula="of:=([.A46]+[.$E$1])*[.$B$2]/[.$B$1]" office:value-type="float" office:value="1.09375" calcext:value-type="float">
            <text:p>1,094</text:p>
          </table:table-cell>
          <table:table-cell table:style-name="ce13" table:formula="of:=[$Sheet2.$B$3]*[$Sheet3.B46]/([$Sheet2.$B$2]-[$Sheet3.B46])" office:value-type="float" office:value="2760.8" calcext:value-type="float">
            <text:p>2760,8</text:p>
          </table:table-cell>
          <table:table-cell table:formula="of:=MATCH([.C46];[$Sheet2.$B$45:.$B$62];-1)" office:value-type="float" office:value="17" calcext:value-type="float">
            <text:p>17</text:p>
          </table:table-cell>
          <table:table-cell/>
          <table:table-cell table:formula="of:=([.C46]-INDIRECT(&quot;SHEET2.D&quot;&amp;([.D46]+ROW([$Sheet2.$A$45])-1)))/INDIRECT(&quot;Sheet2.C&quot;&amp;([.D46]+ROW([$Sheet2.$A$45])-1))" office:value-type="float" office:value="185.786822691427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2" table:formula="of:=([.A47]+[.$E$1])*[.$B$2]/[.$B$1]" office:value-type="float" office:value="1.0986328125" calcext:value-type="float">
            <text:p>1,099</text:p>
          </table:table-cell>
          <table:table-cell table:style-name="ce13" table:formula="of:=[$Sheet2.$B$3]*[$Sheet3.B47]/([$Sheet2.$B$2]-[$Sheet3.B47])" office:value-type="float" office:value="2776.59574468085" calcext:value-type="float">
            <text:p>2776,6</text:p>
          </table:table-cell>
          <table:table-cell table:formula="of:=MATCH([.C47];[$Sheet2.$B$45:.$B$62];-1)" office:value-type="float" office:value="17" calcext:value-type="float">
            <text:p>17</text:p>
          </table:table-cell>
          <table:table-cell/>
          <table:table-cell table:formula="of:=([.C47]-INDIRECT(&quot;SHEET2.D&quot;&amp;([.D47]+ROW([$Sheet2.$A$45])-1)))/INDIRECT(&quot;Sheet2.C&quot;&amp;([.D47]+ROW([$Sheet2.$A$45])-1))" office:value-type="float" office:value="185.626092651429" calcext:value-type="float">
            <text:p>186</text:p>
          </table:table-cell>
          <table:table-cell table:number-columns-repeated="101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12" table:formula="of:=([.A48]+[.$E$1])*[.$B$2]/[.$B$1]" office:value-type="float" office:value="1.103515625" calcext:value-type="float">
            <text:p>1,104</text:p>
          </table:table-cell>
          <table:table-cell table:style-name="ce13" table:formula="of:=[$Sheet2.$B$3]*[$Sheet3.B48]/([$Sheet2.$B$2]-[$Sheet3.B48])" office:value-type="float" office:value="2792.43107769424" calcext:value-type="float">
            <text:p>2792,4</text:p>
          </table:table-cell>
          <table:table-cell table:formula="of:=MATCH([.C48];[$Sheet2.$B$45:.$B$62];-1)" office:value-type="float" office:value="17" calcext:value-type="float">
            <text:p>17</text:p>
          </table:table-cell>
          <table:table-cell/>
          <table:table-cell table:formula="of:=([.C48]-INDIRECT(&quot;SHEET2.D&quot;&amp;([.D48]+ROW([$Sheet2.$A$45])-1)))/INDIRECT(&quot;Sheet2.C&quot;&amp;([.D48]+ROW([$Sheet2.$A$45])-1))" office:value-type="float" office:value="185.46495977925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12" table:formula="of:=([.A49]+[.$E$1])*[.$B$2]/[.$B$1]" office:value-type="float" office:value="1.1083984375" calcext:value-type="float">
            <text:p>1,108</text:p>
          </table:table-cell>
          <table:table-cell table:style-name="ce13" table:formula="of:=[$Sheet2.$B$3]*[$Sheet3.B49]/([$Sheet2.$B$2]-[$Sheet3.B49])" office:value-type="float" office:value="2808.30614805521" calcext:value-type="float">
            <text:p>2808,3</text:p>
          </table:table-cell>
          <table:table-cell table:formula="of:=MATCH([.C49];[$Sheet2.$B$45:.$B$62];-1)" office:value-type="float" office:value="17" calcext:value-type="float">
            <text:p>17</text:p>
          </table:table-cell>
          <table:table-cell/>
          <table:table-cell table:formula="of:=([.C49]-INDIRECT(&quot;SHEET2.D&quot;&amp;([.D49]+ROW([$Sheet2.$A$45])-1)))/INDIRECT(&quot;Sheet2.C&quot;&amp;([.D49]+ROW([$Sheet2.$A$45])-1))" office:value-type="float" office:value="185.303422558583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12" table:formula="of:=([.A50]+[.$E$1])*[.$B$2]/[.$B$1]" office:value-type="float" office:value="1.11328125" calcext:value-type="float">
            <text:p>1,113</text:p>
          </table:table-cell>
          <table:table-cell table:style-name="ce13" table:formula="of:=[$Sheet2.$B$3]*[$Sheet3.B50]/([$Sheet2.$B$2]-[$Sheet3.B50])" office:value-type="float" office:value="2824.22110552764" calcext:value-type="float">
            <text:p>2824,2</text:p>
          </table:table-cell>
          <table:table-cell table:formula="of:=MATCH([.C50];[$Sheet2.$B$45:.$B$62];-1)" office:value-type="float" office:value="17" calcext:value-type="float">
            <text:p>17</text:p>
          </table:table-cell>
          <table:table-cell/>
          <table:table-cell table:formula="of:=([.C50]-INDIRECT(&quot;SHEET2.D&quot;&amp;([.D50]+ROW([$Sheet2.$A$45])-1)))/INDIRECT(&quot;Sheet2.C&quot;&amp;([.D50]+ROW([$Sheet2.$A$45])-1))" office:value-type="float" office:value="185.141479465504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12" table:formula="of:=([.A51]+[.$E$1])*[.$B$2]/[.$B$1]" office:value-type="float" office:value="1.1181640625" calcext:value-type="float">
            <text:p>1,118</text:p>
          </table:table-cell>
          <table:table-cell table:style-name="ce13" table:formula="of:=[$Sheet2.$B$3]*[$Sheet3.B51]/([$Sheet2.$B$2]-[$Sheet3.B51])" office:value-type="float" office:value="2840.17610062893" calcext:value-type="float">
            <text:p>2840,2</text:p>
          </table:table-cell>
          <table:table-cell table:formula="of:=MATCH([.C51];[$Sheet2.$B$45:.$B$62];-1)" office:value-type="float" office:value="17" calcext:value-type="float">
            <text:p>17</text:p>
          </table:table-cell>
          <table:table-cell/>
          <table:table-cell table:formula="of:=([.C51]-INDIRECT(&quot;SHEET2.D&quot;&amp;([.D51]+ROW([$Sheet2.$A$45])-1)))/INDIRECT(&quot;Sheet2.C&quot;&amp;([.D51]+ROW([$Sheet2.$A$45])-1))" office:value-type="float" office:value="184.979128968416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12" table:formula="of:=([.A52]+[.$E$1])*[.$B$2]/[.$B$1]" office:value-type="float" office:value="1.123046875" calcext:value-type="float">
            <text:p>1,123</text:p>
          </table:table-cell>
          <table:table-cell table:style-name="ce13" table:formula="of:=[$Sheet2.$B$3]*[$Sheet3.B52]/([$Sheet2.$B$2]-[$Sheet3.B52])" office:value-type="float" office:value="2856.17128463476" calcext:value-type="float">
            <text:p>2856,2</text:p>
          </table:table-cell>
          <table:table-cell table:formula="of:=MATCH([.C52];[$Sheet2.$B$45:.$B$62];-1)" office:value-type="float" office:value="17" calcext:value-type="float">
            <text:p>17</text:p>
          </table:table-cell>
          <table:table-cell/>
          <table:table-cell table:formula="of:=([.C52]-INDIRECT(&quot;SHEET2.D&quot;&amp;([.D52]+ROW([$Sheet2.$A$45])-1)))/INDIRECT(&quot;Sheet2.C&quot;&amp;([.D52]+ROW([$Sheet2.$A$45])-1))" office:value-type="float" office:value="184.816369528011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12" table:formula="of:=([.A53]+[.$E$1])*[.$B$2]/[.$B$1]" office:value-type="float" office:value="1.1279296875" calcext:value-type="float">
            <text:p>1,128</text:p>
          </table:table-cell>
          <table:table-cell table:style-name="ce13" table:formula="of:=[$Sheet2.$B$3]*[$Sheet3.B53]/([$Sheet2.$B$2]-[$Sheet3.B53])" office:value-type="float" office:value="2872.20680958386" calcext:value-type="float">
            <text:p>2872,2</text:p>
          </table:table-cell>
          <table:table-cell table:formula="of:=MATCH([.C53];[$Sheet2.$B$45:.$B$62];-1)" office:value-type="float" office:value="17" calcext:value-type="float">
            <text:p>17</text:p>
          </table:table-cell>
          <table:table-cell/>
          <table:table-cell table:formula="of:=([.C53]-INDIRECT(&quot;SHEET2.D&quot;&amp;([.D53]+ROW([$Sheet2.$A$45])-1)))/INDIRECT(&quot;Sheet2.C&quot;&amp;([.D53]+ROW([$Sheet2.$A$45])-1))" office:value-type="float" office:value="184.653199597213" calcext:value-type="float">
            <text:p>185</text:p>
          </table:table-cell>
          <table:table-cell table:number-columns-repeated="101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12" table:formula="of:=([.A54]+[.$E$1])*[.$B$2]/[.$B$1]" office:value-type="float" office:value="1.1328125" calcext:value-type="float">
            <text:p>1,133</text:p>
          </table:table-cell>
          <table:table-cell table:style-name="ce13" table:formula="of:=[$Sheet2.$B$3]*[$Sheet3.B54]/([$Sheet2.$B$2]-[$Sheet3.B54])" office:value-type="float" office:value="2888.28282828283" calcext:value-type="float">
            <text:p>2888,3</text:p>
          </table:table-cell>
          <table:table-cell table:formula="of:=MATCH([.C54];[$Sheet2.$B$45:.$B$62];-1)" office:value-type="float" office:value="17" calcext:value-type="float">
            <text:p>17</text:p>
          </table:table-cell>
          <table:table-cell/>
          <table:table-cell table:formula="of:=([.C54]-INDIRECT(&quot;SHEET2.D&quot;&amp;([.D54]+ROW([$Sheet2.$A$45])-1)))/INDIRECT(&quot;Sheet2.C&quot;&amp;([.D54]+ROW([$Sheet2.$A$45])-1))" office:value-type="float" office:value="184.489617621136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12" table:formula="of:=([.A55]+[.$E$1])*[.$B$2]/[.$B$1]" office:value-type="float" office:value="1.1376953125" calcext:value-type="float">
            <text:p>1,138</text:p>
          </table:table-cell>
          <table:table-cell table:style-name="ce13" table:formula="of:=[$Sheet2.$B$3]*[$Sheet3.B55]/([$Sheet2.$B$2]-[$Sheet3.B55])" office:value-type="float" office:value="2904.399494311" calcext:value-type="float">
            <text:p>2904,4</text:p>
          </table:table-cell>
          <table:table-cell table:formula="of:=MATCH([.C55];[$Sheet2.$B$45:.$B$62];-1)" office:value-type="float" office:value="17" calcext:value-type="float">
            <text:p>17</text:p>
          </table:table-cell>
          <table:table-cell/>
          <table:table-cell table:formula="of:=([.C55]-INDIRECT(&quot;SHEET2.D&quot;&amp;([.D55]+ROW([$Sheet2.$A$45])-1)))/INDIRECT(&quot;Sheet2.C&quot;&amp;([.D55]+ROW([$Sheet2.$A$45])-1))" office:value-type="float" office:value="184.325622037029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2" table:formula="of:=([.A56]+[.$E$1])*[.$B$2]/[.$B$1]" office:value-type="float" office:value="1.142578125" calcext:value-type="float">
            <text:p>1,143</text:p>
          </table:table-cell>
          <table:table-cell table:style-name="ce13" table:formula="of:=[$Sheet2.$B$3]*[$Sheet3.B56]/([$Sheet2.$B$2]-[$Sheet3.B56])" office:value-type="float" office:value="2920.55696202532" calcext:value-type="float">
            <text:p>2920,6</text:p>
          </table:table-cell>
          <table:table-cell table:formula="of:=MATCH([.C56];[$Sheet2.$B$45:.$B$62];-1)" office:value-type="float" office:value="17" calcext:value-type="float">
            <text:p>17</text:p>
          </table:table-cell>
          <table:table-cell/>
          <table:table-cell table:formula="of:=([.C56]-INDIRECT(&quot;SHEET2.D&quot;&amp;([.D56]+ROW([$Sheet2.$A$45])-1)))/INDIRECT(&quot;Sheet2.C&quot;&amp;([.D56]+ROW([$Sheet2.$A$45])-1))" office:value-type="float" office:value="184.161211274227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12" table:formula="of:=([.A57]+[.$E$1])*[.$B$2]/[.$B$1]" office:value-type="float" office:value="1.1474609375" calcext:value-type="float">
            <text:p>1,147</text:p>
          </table:table-cell>
          <table:table-cell table:style-name="ce13" table:formula="of:=[$Sheet2.$B$3]*[$Sheet3.B57]/([$Sheet2.$B$2]-[$Sheet3.B57])" office:value-type="float" office:value="2936.75538656527" calcext:value-type="float">
            <text:p>2936,8</text:p>
          </table:table-cell>
          <table:table-cell table:formula="of:=MATCH([.C57];[$Sheet2.$B$45:.$B$62];-1)" office:value-type="float" office:value="17" calcext:value-type="float">
            <text:p>17</text:p>
          </table:table-cell>
          <table:table-cell/>
          <table:table-cell table:formula="of:=([.C57]-INDIRECT(&quot;SHEET2.D&quot;&amp;([.D57]+ROW([$Sheet2.$A$45])-1)))/INDIRECT(&quot;Sheet2.C&quot;&amp;([.D57]+ROW([$Sheet2.$A$45])-1))" office:value-type="float" office:value="183.996383754106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12" table:formula="of:=([.A58]+[.$E$1])*[.$B$2]/[.$B$1]" office:value-type="float" office:value="1.15234375" calcext:value-type="float">
            <text:p>1,152</text:p>
          </table:table-cell>
          <table:table-cell table:style-name="ce13" table:formula="of:=[$Sheet2.$B$3]*[$Sheet3.B58]/([$Sheet2.$B$2]-[$Sheet3.B58])" office:value-type="float" office:value="2952.99492385787" calcext:value-type="float">
            <text:p>2953,0</text:p>
          </table:table-cell>
          <table:table-cell table:formula="of:=MATCH([.C58];[$Sheet2.$B$45:.$B$62];-1)" office:value-type="float" office:value="17" calcext:value-type="float">
            <text:p>17</text:p>
          </table:table-cell>
          <table:table-cell/>
          <table:table-cell table:formula="of:=([.C58]-INDIRECT(&quot;SHEET2.D&quot;&amp;([.D58]+ROW([$Sheet2.$A$45])-1)))/INDIRECT(&quot;Sheet2.C&quot;&amp;([.D58]+ROW([$Sheet2.$A$45])-1))" office:value-type="float" office:value="183.831137890024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12" table:formula="of:=([.A59]+[.$E$1])*[.$B$2]/[.$B$1]" office:value-type="float" office:value="1.1572265625" calcext:value-type="float">
            <text:p>1,157</text:p>
          </table:table-cell>
          <table:table-cell table:style-name="ce13" table:formula="of:=[$Sheet2.$B$3]*[$Sheet3.B59]/([$Sheet2.$B$2]-[$Sheet3.B59])" office:value-type="float" office:value="2969.27573062262" calcext:value-type="float">
            <text:p>2969,3</text:p>
          </table:table-cell>
          <table:table-cell table:formula="of:=MATCH([.C59];[$Sheet2.$B$45:.$B$62];-1)" office:value-type="float" office:value="17" calcext:value-type="float">
            <text:p>17</text:p>
          </table:table-cell>
          <table:table-cell/>
          <table:table-cell table:formula="of:=([.C59]-INDIRECT(&quot;SHEET2.D&quot;&amp;([.D59]+ROW([$Sheet2.$A$45])-1)))/INDIRECT(&quot;Sheet2.C&quot;&amp;([.D59]+ROW([$Sheet2.$A$45])-1))" office:value-type="float" office:value="183.665472087279" calcext:value-type="float">
            <text:p>184</text:p>
          </table:table-cell>
          <table:table-cell table:number-columns-repeated="101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12" table:formula="of:=([.A60]+[.$E$1])*[.$B$2]/[.$B$1]" office:value-type="float" office:value="1.162109375" calcext:value-type="float">
            <text:p>1,162</text:p>
          </table:table-cell>
          <table:table-cell table:style-name="ce13" table:formula="of:=[$Sheet2.$B$3]*[$Sheet3.B60]/([$Sheet2.$B$2]-[$Sheet3.B60])" office:value-type="float" office:value="2985.59796437659" calcext:value-type="float">
            <text:p>2985,6</text:p>
          </table:table-cell>
          <table:table-cell table:formula="of:=MATCH([.C60];[$Sheet2.$B$45:.$B$62];-1)" office:value-type="float" office:value="17" calcext:value-type="float">
            <text:p>17</text:p>
          </table:table-cell>
          <table:table-cell/>
          <table:table-cell table:formula="of:=([.C60]-INDIRECT(&quot;SHEET2.D&quot;&amp;([.D60]+ROW([$Sheet2.$A$45])-1)))/INDIRECT(&quot;Sheet2.C&quot;&amp;([.D60]+ROW([$Sheet2.$A$45])-1))" office:value-type="float" office:value="183.499384743052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12" table:formula="of:=([.A61]+[.$E$1])*[.$B$2]/[.$B$1]" office:value-type="float" office:value="1.1669921875" calcext:value-type="float">
            <text:p>1,167</text:p>
          </table:table-cell>
          <table:table-cell table:style-name="ce13" table:formula="of:=[$Sheet2.$B$3]*[$Sheet3.B61]/([$Sheet2.$B$2]-[$Sheet3.B61])" office:value-type="float" office:value="3001.96178343949" calcext:value-type="float">
            <text:p>3002,0</text:p>
          </table:table-cell>
          <table:table-cell table:formula="of:=MATCH([.C61];[$Sheet2.$B$45:.$B$62];-1)" office:value-type="float" office:value="17" calcext:value-type="float">
            <text:p>17</text:p>
          </table:table-cell>
          <table:table-cell/>
          <table:table-cell table:formula="of:=([.C61]-INDIRECT(&quot;SHEET2.D&quot;&amp;([.D61]+ROW([$Sheet2.$A$45])-1)))/INDIRECT(&quot;Sheet2.C&quot;&amp;([.D61]+ROW([$Sheet2.$A$45])-1))" office:value-type="float" office:value="183.332874246355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12" table:formula="of:=([.A62]+[.$E$1])*[.$B$2]/[.$B$1]" office:value-type="float" office:value="1.171875" calcext:value-type="float">
            <text:p>1,172</text:p>
          </table:table-cell>
          <table:table-cell table:style-name="ce13" table:formula="of:=[$Sheet2.$B$3]*[$Sheet3.B62]/([$Sheet2.$B$2]-[$Sheet3.B62])" office:value-type="float" office:value="3018.36734693878" calcext:value-type="float">
            <text:p>3018,4</text:p>
          </table:table-cell>
          <table:table-cell table:formula="of:=MATCH([.C62];[$Sheet2.$B$45:.$B$62];-1)" office:value-type="float" office:value="17" calcext:value-type="float">
            <text:p>17</text:p>
          </table:table-cell>
          <table:table-cell/>
          <table:table-cell table:formula="of:=([.C62]-INDIRECT(&quot;SHEET2.D&quot;&amp;([.D62]+ROW([$Sheet2.$A$45])-1)))/INDIRECT(&quot;Sheet2.C&quot;&amp;([.D62]+ROW([$Sheet2.$A$45])-1))" office:value-type="float" office:value="183.165938977982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12" table:formula="of:=([.A63]+[.$E$1])*[.$B$2]/[.$B$1]" office:value-type="float" office:value="1.1767578125" calcext:value-type="float">
            <text:p>1,177</text:p>
          </table:table-cell>
          <table:table-cell table:style-name="ce13" table:formula="of:=[$Sheet2.$B$3]*[$Sheet3.B63]/([$Sheet2.$B$2]-[$Sheet3.B63])" office:value-type="float" office:value="3034.81481481481" calcext:value-type="float">
            <text:p>3034,8</text:p>
          </table:table-cell>
          <table:table-cell table:formula="of:=MATCH([.C63];[$Sheet2.$B$45:.$B$62];-1)" office:value-type="float" office:value="17" calcext:value-type="float">
            <text:p>17</text:p>
          </table:table-cell>
          <table:table-cell/>
          <table:table-cell table:formula="of:=([.C63]-INDIRECT(&quot;SHEET2.D&quot;&amp;([.D63]+ROW([$Sheet2.$A$45])-1)))/INDIRECT(&quot;Sheet2.C&quot;&amp;([.D63]+ROW([$Sheet2.$A$45])-1))" office:value-type="float" office:value="182.998577310457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12" table:formula="of:=([.A64]+[.$E$1])*[.$B$2]/[.$B$1]" office:value-type="float" office:value="1.181640625" calcext:value-type="float">
            <text:p>1,182</text:p>
          </table:table-cell>
          <table:table-cell table:style-name="ce13" table:formula="of:=[$Sheet2.$B$3]*[$Sheet3.B64]/([$Sheet2.$B$2]-[$Sheet3.B64])" office:value-type="float" office:value="3051.30434782609" calcext:value-type="float">
            <text:p>3051,3</text:p>
          </table:table-cell>
          <table:table-cell table:formula="of:=MATCH([.C64];[$Sheet2.$B$45:.$B$62];-1)" office:value-type="float" office:value="17" calcext:value-type="float">
            <text:p>17</text:p>
          </table:table-cell>
          <table:table-cell/>
          <table:table-cell table:formula="of:=([.C64]-INDIRECT(&quot;SHEET2.D&quot;&amp;([.D64]+ROW([$Sheet2.$A$45])-1)))/INDIRECT(&quot;Sheet2.C&quot;&amp;([.D64]+ROW([$Sheet2.$A$45])-1))" office:value-type="float" office:value="182.830787607977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12" table:formula="of:=([.A65]+[.$E$1])*[.$B$2]/[.$B$1]" office:value-type="float" office:value="1.1865234375" calcext:value-type="float">
            <text:p>1,187</text:p>
          </table:table-cell>
          <table:table-cell table:style-name="ce13" table:formula="of:=[$Sheet2.$B$3]*[$Sheet3.B65]/([$Sheet2.$B$2]-[$Sheet3.B65])" office:value-type="float" office:value="3067.83610755442" calcext:value-type="float">
            <text:p>3067,8</text:p>
          </table:table-cell>
          <table:table-cell table:formula="of:=MATCH([.C65];[$Sheet2.$B$45:.$B$62];-1)" office:value-type="float" office:value="17" calcext:value-type="float">
            <text:p>17</text:p>
          </table:table-cell>
          <table:table-cell/>
          <table:table-cell table:formula="of:=([.C65]-INDIRECT(&quot;SHEET2.D&quot;&amp;([.D65]+ROW([$Sheet2.$A$45])-1)))/INDIRECT(&quot;Sheet2.C&quot;&amp;([.D65]+ROW([$Sheet2.$A$45])-1))" office:value-type="float" office:value="182.662568226361" calcext:value-type="float">
            <text:p>183</text:p>
          </table:table-cell>
          <table:table-cell table:number-columns-repeated="101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12" table:formula="of:=([.A66]+[.$E$1])*[.$B$2]/[.$B$1]" office:value-type="float" office:value="1.19140625" calcext:value-type="float">
            <text:p>1,191</text:p>
          </table:table-cell>
          <table:table-cell table:style-name="ce13" table:formula="of:=[$Sheet2.$B$3]*[$Sheet3.B66]/([$Sheet2.$B$2]-[$Sheet3.B66])" office:value-type="float" office:value="3084.41025641026" calcext:value-type="float">
            <text:p>3084,4</text:p>
          </table:table-cell>
          <table:table-cell table:formula="of:=MATCH([.C66];[$Sheet2.$B$45:.$B$62];-1)" office:value-type="float" office:value="17" calcext:value-type="float">
            <text:p>17</text:p>
          </table:table-cell>
          <table:table-cell/>
          <table:table-cell table:formula="of:=([.C66]-INDIRECT(&quot;SHEET2.D&quot;&amp;([.D66]+ROW([$Sheet2.$A$45])-1)))/INDIRECT(&quot;Sheet2.C&quot;&amp;([.D66]+ROW([$Sheet2.$A$45])-1))" office:value-type="float" office:value="182.493917512997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12" table:formula="of:=([.A67]+[.$E$1])*[.$B$2]/[.$B$1]" office:value-type="float" office:value="1.1962890625" calcext:value-type="float">
            <text:p>1,196</text:p>
          </table:table-cell>
          <table:table-cell table:style-name="ce13" table:formula="of:=[$Sheet2.$B$3]*[$Sheet3.B67]/([$Sheet2.$B$2]-[$Sheet3.B67])" office:value-type="float" office:value="3101.026957638" calcext:value-type="float">
            <text:p>3101,0</text:p>
          </table:table-cell>
          <table:table-cell table:formula="of:=MATCH([.C67];[$Sheet2.$B$45:.$B$62];-1)" office:value-type="float" office:value="17" calcext:value-type="float">
            <text:p>17</text:p>
          </table:table-cell>
          <table:table-cell/>
          <table:table-cell table:formula="of:=([.C67]-INDIRECT(&quot;SHEET2.D&quot;&amp;([.D67]+ROW([$Sheet2.$A$45])-1)))/INDIRECT(&quot;Sheet2.C&quot;&amp;([.D67]+ROW([$Sheet2.$A$45])-1))" office:value-type="float" office:value="182.324833806787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12" table:formula="of:=([.A68]+[.$E$1])*[.$B$2]/[.$B$1]" office:value-type="float" office:value="1.201171875" calcext:value-type="float">
            <text:p>1,201</text:p>
          </table:table-cell>
          <table:table-cell table:style-name="ce13" table:formula="of:=[$Sheet2.$B$3]*[$Sheet3.B68]/([$Sheet2.$B$2]-[$Sheet3.B68])" office:value-type="float" office:value="3117.68637532134" calcext:value-type="float">
            <text:p>3117,7</text:p>
          </table:table-cell>
          <table:table-cell table:formula="of:=MATCH([.C68];[$Sheet2.$B$45:.$B$62];-1)" office:value-type="float" office:value="17" calcext:value-type="float">
            <text:p>17</text:p>
          </table:table-cell>
          <table:table-cell/>
          <table:table-cell table:formula="of:=([.C68]-INDIRECT(&quot;SHEET2.D&quot;&amp;([.D68]+ROW([$Sheet2.$A$45])-1)))/INDIRECT(&quot;Sheet2.C&quot;&amp;([.D68]+ROW([$Sheet2.$A$45])-1))" office:value-type="float" office:value="182.155315438094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12" table:formula="of:=([.A69]+[.$E$1])*[.$B$2]/[.$B$1]" office:value-type="float" office:value="1.2060546875" calcext:value-type="float">
            <text:p>1,206</text:p>
          </table:table-cell>
          <table:table-cell table:style-name="ce13" table:formula="of:=[$Sheet2.$B$3]*[$Sheet3.B69]/([$Sheet2.$B$2]-[$Sheet3.B69])" office:value-type="float" office:value="3134.38867438867" calcext:value-type="float">
            <text:p>3134,4</text:p>
          </table:table-cell>
          <table:table-cell table:formula="of:=MATCH([.C69];[$Sheet2.$B$45:.$B$62];-1)" office:value-type="float" office:value="17" calcext:value-type="float">
            <text:p>17</text:p>
          </table:table-cell>
          <table:table-cell/>
          <table:table-cell table:formula="of:=([.C69]-INDIRECT(&quot;SHEET2.D&quot;&amp;([.D69]+ROW([$Sheet2.$A$45])-1)))/INDIRECT(&quot;Sheet2.C&quot;&amp;([.D69]+ROW([$Sheet2.$A$45])-1))" office:value-type="float" office:value="181.985360728683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12" table:formula="of:=([.A70]+[.$E$1])*[.$B$2]/[.$B$1]" office:value-type="float" office:value="1.2109375" calcext:value-type="float">
            <text:p>1,211</text:p>
          </table:table-cell>
          <table:table-cell table:style-name="ce13" table:formula="of:=[$Sheet2.$B$3]*[$Sheet3.B70]/([$Sheet2.$B$2]-[$Sheet3.B70])" office:value-type="float" office:value="3151.13402061856" calcext:value-type="float">
            <text:p>3151,1</text:p>
          </table:table-cell>
          <table:table-cell table:formula="of:=MATCH([.C70];[$Sheet2.$B$45:.$B$62];-1)" office:value-type="float" office:value="17" calcext:value-type="float">
            <text:p>17</text:p>
          </table:table-cell>
          <table:table-cell/>
          <table:table-cell table:formula="of:=([.C70]-INDIRECT(&quot;SHEET2.D&quot;&amp;([.D70]+ROW([$Sheet2.$A$45])-1)))/INDIRECT(&quot;Sheet2.C&quot;&amp;([.D70]+ROW([$Sheet2.$A$45])-1))" office:value-type="float" office:value="181.814967991671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12" table:formula="of:=([.A71]+[.$E$1])*[.$B$2]/[.$B$1]" office:value-type="float" office:value="1.2158203125" calcext:value-type="float">
            <text:p>1,216</text:p>
          </table:table-cell>
          <table:table-cell table:style-name="ce13" table:formula="of:=[$Sheet2.$B$3]*[$Sheet3.B71]/([$Sheet2.$B$2]-[$Sheet3.B71])" office:value-type="float" office:value="3167.92258064516" calcext:value-type="float">
            <text:p>3167,9</text:p>
          </table:table-cell>
          <table:table-cell table:formula="of:=MATCH([.C71];[$Sheet2.$B$45:.$B$62];-1)" office:value-type="float" office:value="17" calcext:value-type="float">
            <text:p>17</text:p>
          </table:table-cell>
          <table:table-cell/>
          <table:table-cell table:formula="of:=([.C71]-INDIRECT(&quot;SHEET2.D&quot;&amp;([.D71]+ROW([$Sheet2.$A$45])-1)))/INDIRECT(&quot;Sheet2.C&quot;&amp;([.D71]+ROW([$Sheet2.$A$45])-1))" office:value-type="float" office:value="181.644135531466" calcext:value-type="float">
            <text:p>182</text:p>
          </table:table-cell>
          <table:table-cell table:number-columns-repeated="101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12" table:formula="of:=([.A72]+[.$E$1])*[.$B$2]/[.$B$1]" office:value-type="float" office:value="1.220703125" calcext:value-type="float">
            <text:p>1,221</text:p>
          </table:table-cell>
          <table:table-cell table:style-name="ce13" table:formula="of:=[$Sheet2.$B$3]*[$Sheet3.B72]/([$Sheet2.$B$2]-[$Sheet3.B72])" office:value-type="float" office:value="3184.75452196382" calcext:value-type="float">
            <text:p>3184,8</text:p>
          </table:table-cell>
          <table:table-cell table:formula="of:=MATCH([.C72];[$Sheet2.$B$45:.$B$62];-1)" office:value-type="float" office:value="17" calcext:value-type="float">
            <text:p>17</text:p>
          </table:table-cell>
          <table:table-cell/>
          <table:table-cell table:formula="of:=([.C72]-INDIRECT(&quot;SHEET2.D&quot;&amp;([.D72]+ROW([$Sheet2.$A$45])-1)))/INDIRECT(&quot;Sheet2.C&quot;&amp;([.D72]+ROW([$Sheet2.$A$45])-1))" office:value-type="float" office:value="181.472861643716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12" table:formula="of:=([.A73]+[.$E$1])*[.$B$2]/[.$B$1]" office:value-type="float" office:value="1.2255859375" calcext:value-type="float">
            <text:p>1,226</text:p>
          </table:table-cell>
          <table:table-cell table:style-name="ce13" table:formula="of:=[$Sheet2.$B$3]*[$Sheet3.B73]/([$Sheet2.$B$2]-[$Sheet3.B73])" office:value-type="float" office:value="3201.63001293661" calcext:value-type="float">
            <text:p>3201,6</text:p>
          </table:table-cell>
          <table:table-cell table:formula="of:=MATCH([.C73];[$Sheet2.$B$45:.$B$62];-1)" office:value-type="float" office:value="17" calcext:value-type="float">
            <text:p>17</text:p>
          </table:table-cell>
          <table:table-cell/>
          <table:table-cell table:formula="of:=([.C73]-INDIRECT(&quot;SHEET2.D&quot;&amp;([.D73]+ROW([$Sheet2.$A$45])-1)))/INDIRECT(&quot;Sheet2.C&quot;&amp;([.D73]+ROW([$Sheet2.$A$45])-1))" office:value-type="float" office:value="181.301144615247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12" table:formula="of:=([.A74]+[.$E$1])*[.$B$2]/[.$B$1]" office:value-type="float" office:value="1.23046875" calcext:value-type="float">
            <text:p>1,230</text:p>
          </table:table-cell>
          <table:table-cell table:style-name="ce13" table:formula="of:=[$Sheet2.$B$3]*[$Sheet3.B74]/([$Sheet2.$B$2]-[$Sheet3.B74])" office:value-type="float" office:value="3218.54922279793" calcext:value-type="float">
            <text:p>3218,5</text:p>
          </table:table-cell>
          <table:table-cell table:formula="of:=MATCH([.C74];[$Sheet2.$B$45:.$B$62];-1)" office:value-type="float" office:value="17" calcext:value-type="float">
            <text:p>17</text:p>
          </table:table-cell>
          <table:table-cell/>
          <table:table-cell table:formula="of:=([.C74]-INDIRECT(&quot;SHEET2.D&quot;&amp;([.D74]+ROW([$Sheet2.$A$45])-1)))/INDIRECT(&quot;Sheet2.C&quot;&amp;([.D74]+ROW([$Sheet2.$A$45])-1))" office:value-type="float" office:value="181.12898272401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12" table:formula="of:=([.A75]+[.$E$1])*[.$B$2]/[.$B$1]" office:value-type="float" office:value="1.2353515625" calcext:value-type="float">
            <text:p>1,235</text:p>
          </table:table-cell>
          <table:table-cell table:style-name="ce13" table:formula="of:=[$Sheet2.$B$3]*[$Sheet3.B75]/([$Sheet2.$B$2]-[$Sheet3.B75])" office:value-type="float" office:value="3235.51232166018" calcext:value-type="float">
            <text:p>3235,5</text:p>
          </table:table-cell>
          <table:table-cell table:formula="of:=MATCH([.C75];[$Sheet2.$B$45:.$B$62];-1)" office:value-type="float" office:value="17" calcext:value-type="float">
            <text:p>17</text:p>
          </table:table-cell>
          <table:table-cell/>
          <table:table-cell table:formula="of:=([.C75]-INDIRECT(&quot;SHEET2.D&quot;&amp;([.D75]+ROW([$Sheet2.$A$45])-1)))/INDIRECT(&quot;Sheet2.C&quot;&amp;([.D75]+ROW([$Sheet2.$A$45])-1))" office:value-type="float" office:value="180.956374239021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12" table:formula="of:=([.A76]+[.$E$1])*[.$B$2]/[.$B$1]" office:value-type="float" office:value="1.240234375" calcext:value-type="float">
            <text:p>1,240</text:p>
          </table:table-cell>
          <table:table-cell table:style-name="ce13" table:formula="of:=[$Sheet2.$B$3]*[$Sheet3.B76]/([$Sheet2.$B$2]-[$Sheet3.B76])" office:value-type="float" office:value="3252.51948051948" calcext:value-type="float">
            <text:p>3252,5</text:p>
          </table:table-cell>
          <table:table-cell table:formula="of:=MATCH([.C76];[$Sheet2.$B$45:.$B$62];-1)" office:value-type="float" office:value="17" calcext:value-type="float">
            <text:p>17</text:p>
          </table:table-cell>
          <table:table-cell/>
          <table:table-cell table:formula="of:=([.C76]-INDIRECT(&quot;SHEET2.D&quot;&amp;([.D76]+ROW([$Sheet2.$A$45])-1)))/INDIRECT(&quot;Sheet2.C&quot;&amp;([.D76]+ROW([$Sheet2.$A$45])-1))" office:value-type="float" office:value="180.783317420305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12" table:formula="of:=([.A77]+[.$E$1])*[.$B$2]/[.$B$1]" office:value-type="float" office:value="1.2451171875" calcext:value-type="float">
            <text:p>1,245</text:p>
          </table:table-cell>
          <table:table-cell table:style-name="ce13" table:formula="of:=[$Sheet2.$B$3]*[$Sheet3.B77]/([$Sheet2.$B$2]-[$Sheet3.B77])" office:value-type="float" office:value="3269.57087126138" calcext:value-type="float">
            <text:p>3269,6</text:p>
          </table:table-cell>
          <table:table-cell table:formula="of:=MATCH([.C77];[$Sheet2.$B$45:.$B$62];-1)" office:value-type="float" office:value="17" calcext:value-type="float">
            <text:p>17</text:p>
          </table:table-cell>
          <table:table-cell/>
          <table:table-cell table:formula="of:=([.C77]-INDIRECT(&quot;SHEET2.D&quot;&amp;([.D77]+ROW([$Sheet2.$A$45])-1)))/INDIRECT(&quot;Sheet2.C&quot;&amp;([.D77]+ROW([$Sheet2.$A$45])-1))" office:value-type="float" office:value="180.609810518836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12" table:formula="of:=([.A78]+[.$E$1])*[.$B$2]/[.$B$1]" office:value-type="float" office:value="1.25" calcext:value-type="float">
            <text:p>1,250</text:p>
          </table:table-cell>
          <table:table-cell table:style-name="ce13" table:formula="of:=[$Sheet2.$B$3]*[$Sheet3.B78]/([$Sheet2.$B$2]-[$Sheet3.B78])" office:value-type="float" office:value="3286.66666666667" calcext:value-type="float">
            <text:p>3286,7</text:p>
          </table:table-cell>
          <table:table-cell table:formula="of:=MATCH([.C78];[$Sheet2.$B$45:.$B$62];-1)" office:value-type="float" office:value="17" calcext:value-type="float">
            <text:p>17</text:p>
          </table:table-cell>
          <table:table-cell/>
          <table:table-cell table:formula="of:=([.C78]-INDIRECT(&quot;SHEET2.D&quot;&amp;([.D78]+ROW([$Sheet2.$A$45])-1)))/INDIRECT(&quot;Sheet2.C&quot;&amp;([.D78]+ROW([$Sheet2.$A$45])-1))" office:value-type="float" office:value="180.435851776478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12" table:formula="of:=([.A79]+[.$E$1])*[.$B$2]/[.$B$1]" office:value-type="float" office:value="1.2548828125" calcext:value-type="float">
            <text:p>1,255</text:p>
          </table:table-cell>
          <table:table-cell table:style-name="ce13" table:formula="of:=[$Sheet2.$B$3]*[$Sheet3.B79]/([$Sheet2.$B$2]-[$Sheet3.B79])" office:value-type="float" office:value="3303.80704041721" calcext:value-type="float">
            <text:p>3303,8</text:p>
          </table:table-cell>
          <table:table-cell table:formula="of:=MATCH([.C79];[$Sheet2.$B$45:.$B$62];-1)" office:value-type="float" office:value="17" calcext:value-type="float">
            <text:p>17</text:p>
          </table:table-cell>
          <table:table-cell/>
          <table:table-cell table:formula="of:=([.C79]-INDIRECT(&quot;SHEET2.D&quot;&amp;([.D79]+ROW([$Sheet2.$A$45])-1)))/INDIRECT(&quot;Sheet2.C&quot;&amp;([.D79]+ROW([$Sheet2.$A$45])-1))" office:value-type="float" office:value="180.261439425925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12" table:formula="of:=([.A80]+[.$E$1])*[.$B$2]/[.$B$1]" office:value-type="float" office:value="1.259765625" calcext:value-type="float">
            <text:p>1,260</text:p>
          </table:table-cell>
          <table:table-cell table:style-name="ce13" table:formula="of:=[$Sheet2.$B$3]*[$Sheet3.B80]/([$Sheet2.$B$2]-[$Sheet3.B80])" office:value-type="float" office:value="3320.99216710183" calcext:value-type="float">
            <text:p>3321,0</text:p>
          </table:table-cell>
          <table:table-cell table:formula="of:=MATCH([.C80];[$Sheet2.$B$45:.$B$62];-1)" office:value-type="float" office:value="17" calcext:value-type="float">
            <text:p>17</text:p>
          </table:table-cell>
          <table:table-cell/>
          <table:table-cell table:formula="of:=([.C80]-INDIRECT(&quot;SHEET2.D&quot;&amp;([.D80]+ROW([$Sheet2.$A$45])-1)))/INDIRECT(&quot;Sheet2.C&quot;&amp;([.D80]+ROW([$Sheet2.$A$45])-1))" office:value-type="float" office:value="180.086571690645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12" table:formula="of:=([.A81]+[.$E$1])*[.$B$2]/[.$B$1]" office:value-type="float" office:value="1.2646484375" calcext:value-type="float">
            <text:p>1,265</text:p>
          </table:table-cell>
          <table:table-cell table:style-name="ce13" table:formula="of:=[$Sheet2.$B$3]*[$Sheet3.B81]/([$Sheet2.$B$2]-[$Sheet3.B81])" office:value-type="float" office:value="3338.22222222222" calcext:value-type="float">
            <text:p>3338,2</text:p>
          </table:table-cell>
          <table:table-cell table:formula="of:=MATCH([.C81];[$Sheet2.$B$45:.$B$62];-1)" office:value-type="float" office:value="16" calcext:value-type="float">
            <text:p>16</text:p>
          </table:table-cell>
          <table:table-cell/>
          <table:table-cell table:formula="of:=([.C81]-INDIRECT(&quot;SHEET2.D&quot;&amp;([.D81]+ROW([$Sheet2.$A$45])-1)))/INDIRECT(&quot;Sheet2.C&quot;&amp;([.D81]+ROW([$Sheet2.$A$45])-1))" office:value-type="float" office:value="173.221471471472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12" table:formula="of:=([.A82]+[.$E$1])*[.$B$2]/[.$B$1]" office:value-type="float" office:value="1.26953125" calcext:value-type="float">
            <text:p>1,270</text:p>
          </table:table-cell>
          <table:table-cell table:style-name="ce13" table:formula="of:=[$Sheet2.$B$3]*[$Sheet3.B82]/([$Sheet2.$B$2]-[$Sheet3.B82])" office:value-type="float" office:value="3355.49738219895" calcext:value-type="float">
            <text:p>3355,5</text:p>
          </table:table-cell>
          <table:table-cell table:formula="of:=MATCH([.C82];[$Sheet2.$B$45:.$B$62];-1)" office:value-type="float" office:value="16" calcext:value-type="float">
            <text:p>16</text:p>
          </table:table-cell>
          <table:table-cell/>
          <table:table-cell table:formula="of:=([.C82]-INDIRECT(&quot;SHEET2.D&quot;&amp;([.D82]+ROW([$Sheet2.$A$45])-1)))/INDIRECT(&quot;Sheet2.C&quot;&amp;([.D82]+ROW([$Sheet2.$A$45])-1))" office:value-type="float" office:value="173.104747417575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12" table:formula="of:=([.A83]+[.$E$1])*[.$B$2]/[.$B$1]" office:value-type="float" office:value="1.2744140625" calcext:value-type="float">
            <text:p>1,274</text:p>
          </table:table-cell>
          <table:table-cell table:style-name="ce13" table:formula="of:=[$Sheet2.$B$3]*[$Sheet3.B83]/([$Sheet2.$B$2]-[$Sheet3.B83])" office:value-type="float" office:value="3372.81782437746" calcext:value-type="float">
            <text:p>3372,8</text:p>
          </table:table-cell>
          <table:table-cell table:formula="of:=MATCH([.C83];[$Sheet2.$B$45:.$B$62];-1)" office:value-type="float" office:value="16" calcext:value-type="float">
            <text:p>16</text:p>
          </table:table-cell>
          <table:table-cell/>
          <table:table-cell table:formula="of:=([.C83]-INDIRECT(&quot;SHEET2.D&quot;&amp;([.D83]+ROW([$Sheet2.$A$45])-1)))/INDIRECT(&quot;Sheet2.C&quot;&amp;([.D83]+ROW([$Sheet2.$A$45])-1))" office:value-type="float" office:value="172.987717402855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12" table:formula="of:=([.A84]+[.$E$1])*[.$B$2]/[.$B$1]" office:value-type="float" office:value="1.279296875" calcext:value-type="float">
            <text:p>1,279</text:p>
          </table:table-cell>
          <table:table-cell table:style-name="ce13" table:formula="of:=[$Sheet2.$B$3]*[$Sheet3.B84]/([$Sheet2.$B$2]-[$Sheet3.B84])" office:value-type="float" office:value="3390.18372703412" calcext:value-type="float">
            <text:p>3390,2</text:p>
          </table:table-cell>
          <table:table-cell table:formula="of:=MATCH([.C84];[$Sheet2.$B$45:.$B$62];-1)" office:value-type="float" office:value="16" calcext:value-type="float">
            <text:p>16</text:p>
          </table:table-cell>
          <table:table-cell/>
          <table:table-cell table:formula="of:=([.C84]-INDIRECT(&quot;SHEET2.D&quot;&amp;([.D84]+ROW([$Sheet2.$A$45])-1)))/INDIRECT(&quot;Sheet2.C&quot;&amp;([.D84]+ROW([$Sheet2.$A$45])-1))" office:value-type="float" office:value="172.870380222742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12" table:formula="of:=([.A85]+[.$E$1])*[.$B$2]/[.$B$1]" office:value-type="float" office:value="1.2841796875" calcext:value-type="float">
            <text:p>1,284</text:p>
          </table:table-cell>
          <table:table-cell table:style-name="ce13" table:formula="of:=[$Sheet2.$B$3]*[$Sheet3.B85]/([$Sheet2.$B$2]-[$Sheet3.B85])" office:value-type="float" office:value="3407.59526938239" calcext:value-type="float">
            <text:p>3407,6</text:p>
          </table:table-cell>
          <table:table-cell table:formula="of:=MATCH([.C85];[$Sheet2.$B$45:.$B$62];-1)" office:value-type="float" office:value="16" calcext:value-type="float">
            <text:p>16</text:p>
          </table:table-cell>
          <table:table-cell/>
          <table:table-cell table:formula="of:=([.C85]-INDIRECT(&quot;SHEET2.D&quot;&amp;([.D85]+ROW([$Sheet2.$A$45])-1)))/INDIRECT(&quot;Sheet2.C&quot;&amp;([.D85]+ROW([$Sheet2.$A$45])-1))" office:value-type="float" office:value="172.752734666335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12" table:formula="of:=([.A86]+[.$E$1])*[.$B$2]/[.$B$1]" office:value-type="float" office:value="1.2890625" calcext:value-type="float">
            <text:p>1,289</text:p>
          </table:table-cell>
          <table:table-cell table:style-name="ce13" table:formula="of:=[$Sheet2.$B$3]*[$Sheet3.B86]/([$Sheet2.$B$2]-[$Sheet3.B86])" office:value-type="float" office:value="3425.05263157895" calcext:value-type="float">
            <text:p>3425,1</text:p>
          </table:table-cell>
          <table:table-cell table:formula="of:=MATCH([.C86];[$Sheet2.$B$45:.$B$62];-1)" office:value-type="float" office:value="16" calcext:value-type="float">
            <text:p>16</text:p>
          </table:table-cell>
          <table:table-cell/>
          <table:table-cell table:formula="of:=([.C86]-INDIRECT(&quot;SHEET2.D&quot;&amp;([.D86]+ROW([$Sheet2.$A$45])-1)))/INDIRECT(&quot;Sheet2.C&quot;&amp;([.D86]+ROW([$Sheet2.$A$45])-1))" office:value-type="float" office:value="172.634779516358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12" table:formula="of:=([.A87]+[.$E$1])*[.$B$2]/[.$B$1]" office:value-type="float" office:value="1.2939453125" calcext:value-type="float">
            <text:p>1,294</text:p>
          </table:table-cell>
          <table:table-cell table:style-name="ce13" table:formula="of:=[$Sheet2.$B$3]*[$Sheet3.B87]/([$Sheet2.$B$2]-[$Sheet3.B87])" office:value-type="float" office:value="3442.55599472991" calcext:value-type="float">
            <text:p>3442,6</text:p>
          </table:table-cell>
          <table:table-cell table:formula="of:=MATCH([.C87];[$Sheet2.$B$45:.$B$62];-1)" office:value-type="float" office:value="16" calcext:value-type="float">
            <text:p>16</text:p>
          </table:table-cell>
          <table:table-cell/>
          <table:table-cell table:formula="of:=([.C87]-INDIRECT(&quot;SHEET2.D&quot;&amp;([.D87]+ROW([$Sheet2.$A$45])-1)))/INDIRECT(&quot;Sheet2.C&quot;&amp;([.D87]+ROW([$Sheet2.$A$45])-1))" office:value-type="float" office:value="172.516513549122" calcext:value-type="float">
            <text:p>173</text:p>
          </table:table-cell>
          <table:table-cell table:number-columns-repeated="101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12" table:formula="of:=([.A88]+[.$E$1])*[.$B$2]/[.$B$1]" office:value-type="float" office:value="1.298828125" calcext:value-type="float">
            <text:p>1,299</text:p>
          </table:table-cell>
          <table:table-cell table:style-name="ce13" table:formula="of:=[$Sheet2.$B$3]*[$Sheet3.B88]/([$Sheet2.$B$2]-[$Sheet3.B88])" office:value-type="float" office:value="3460.1055408971" calcext:value-type="float">
            <text:p>3460,1</text:p>
          </table:table-cell>
          <table:table-cell table:formula="of:=MATCH([.C88];[$Sheet2.$B$45:.$B$62];-1)" office:value-type="float" office:value="16" calcext:value-type="float">
            <text:p>16</text:p>
          </table:table-cell>
          <table:table-cell/>
          <table:table-cell table:formula="of:=([.C88]-INDIRECT(&quot;SHEET2.D&quot;&amp;([.D88]+ROW([$Sheet2.$A$45])-1)))/INDIRECT(&quot;Sheet2.C&quot;&amp;([.D88]+ROW([$Sheet2.$A$45])-1))" office:value-type="float" office:value="172.397935534479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12" table:formula="of:=([.A89]+[.$E$1])*[.$B$2]/[.$B$1]" office:value-type="float" office:value="1.3037109375" calcext:value-type="float">
            <text:p>1,304</text:p>
          </table:table-cell>
          <table:table-cell table:style-name="ce13" table:formula="of:=[$Sheet2.$B$3]*[$Sheet3.B89]/([$Sheet2.$B$2]-[$Sheet3.B89])" office:value-type="float" office:value="3477.70145310436" calcext:value-type="float">
            <text:p>3477,7</text:p>
          </table:table-cell>
          <table:table-cell table:formula="of:=MATCH([.C89];[$Sheet2.$B$45:.$B$62];-1)" office:value-type="float" office:value="16" calcext:value-type="float">
            <text:p>16</text:p>
          </table:table-cell>
          <table:table-cell/>
          <table:table-cell table:formula="of:=([.C89]-INDIRECT(&quot;SHEET2.D&quot;&amp;([.D89]+ROW([$Sheet2.$A$45])-1)))/INDIRECT(&quot;Sheet2.C&quot;&amp;([.D89]+ROW([$Sheet2.$A$45])-1))" office:value-type="float" office:value="172.279044235781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12" table:formula="of:=([.A90]+[.$E$1])*[.$B$2]/[.$B$1]" office:value-type="float" office:value="1.30859375" calcext:value-type="float">
            <text:p>1,309</text:p>
          </table:table-cell>
          <table:table-cell table:style-name="ce13" table:formula="of:=[$Sheet2.$B$3]*[$Sheet3.B90]/([$Sheet2.$B$2]-[$Sheet3.B90])" office:value-type="float" office:value="3495.34391534392" calcext:value-type="float">
            <text:p>3495,3</text:p>
          </table:table-cell>
          <table:table-cell table:formula="of:=MATCH([.C90];[$Sheet2.$B$45:.$B$62];-1)" office:value-type="float" office:value="16" calcext:value-type="float">
            <text:p>16</text:p>
          </table:table-cell>
          <table:table-cell/>
          <table:table-cell table:formula="of:=([.C90]-INDIRECT(&quot;SHEET2.D&quot;&amp;([.D90]+ROW([$Sheet2.$A$45])-1)))/INDIRECT(&quot;Sheet2.C&quot;&amp;([.D90]+ROW([$Sheet2.$A$45])-1))" office:value-type="float" office:value="172.159838409838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12" table:formula="of:=([.A91]+[.$E$1])*[.$B$2]/[.$B$1]" office:value-type="float" office:value="1.3134765625" calcext:value-type="float">
            <text:p>1,313</text:p>
          </table:table-cell>
          <table:table-cell table:style-name="ce13" table:formula="of:=[$Sheet2.$B$3]*[$Sheet3.B91]/([$Sheet2.$B$2]-[$Sheet3.B91])" office:value-type="float" office:value="3513.03311258278" calcext:value-type="float">
            <text:p>3513,0</text:p>
          </table:table-cell>
          <table:table-cell table:formula="of:=MATCH([.C91];[$Sheet2.$B$45:.$B$62];-1)" office:value-type="float" office:value="16" calcext:value-type="float">
            <text:p>16</text:p>
          </table:table-cell>
          <table:table-cell/>
          <table:table-cell table:formula="of:=([.C91]-INDIRECT(&quot;SHEET2.D&quot;&amp;([.D91]+ROW([$Sheet2.$A$45])-1)))/INDIRECT(&quot;Sheet2.C&quot;&amp;([.D91]+ROW([$Sheet2.$A$45])-1))" office:value-type="float" office:value="172.040316806873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12" table:formula="of:=([.A92]+[.$E$1])*[.$B$2]/[.$B$1]" office:value-type="float" office:value="1.318359375" calcext:value-type="float">
            <text:p>1,318</text:p>
          </table:table-cell>
          <table:table-cell table:style-name="ce13" table:formula="of:=[$Sheet2.$B$3]*[$Sheet3.B92]/([$Sheet2.$B$2]-[$Sheet3.B92])" office:value-type="float" office:value="3530.76923076923" calcext:value-type="float">
            <text:p>3530,8</text:p>
          </table:table-cell>
          <table:table-cell table:formula="of:=MATCH([.C92];[$Sheet2.$B$45:.$B$62];-1)" office:value-type="float" office:value="16" calcext:value-type="float">
            <text:p>16</text:p>
          </table:table-cell>
          <table:table-cell/>
          <table:table-cell table:formula="of:=([.C92]-INDIRECT(&quot;SHEET2.D&quot;&amp;([.D92]+ROW([$Sheet2.$A$45])-1)))/INDIRECT(&quot;Sheet2.C&quot;&amp;([.D92]+ROW([$Sheet2.$A$45])-1))" office:value-type="float" office:value="171.920478170478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12" table:formula="of:=([.A93]+[.$E$1])*[.$B$2]/[.$B$1]" office:value-type="float" office:value="1.3232421875" calcext:value-type="float">
            <text:p>1,323</text:p>
          </table:table-cell>
          <table:table-cell table:style-name="ce13" table:formula="of:=[$Sheet2.$B$3]*[$Sheet3.B93]/([$Sheet2.$B$2]-[$Sheet3.B93])" office:value-type="float" office:value="3548.55245683931" calcext:value-type="float">
            <text:p>3548,6</text:p>
          </table:table-cell>
          <table:table-cell table:formula="of:=MATCH([.C93];[$Sheet2.$B$45:.$B$62];-1)" office:value-type="float" office:value="16" calcext:value-type="float">
            <text:p>16</text:p>
          </table:table-cell>
          <table:table-cell/>
          <table:table-cell table:formula="of:=([.C93]-INDIRECT(&quot;SHEET2.D&quot;&amp;([.D93]+ROW([$Sheet2.$A$45])-1)))/INDIRECT(&quot;Sheet2.C&quot;&amp;([.D93]+ROW([$Sheet2.$A$45])-1))" office:value-type="float" office:value="171.800321237572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12" table:formula="of:=([.A94]+[.$E$1])*[.$B$2]/[.$B$1]" office:value-type="float" office:value="1.328125" calcext:value-type="float">
            <text:p>1,328</text:p>
          </table:table-cell>
          <table:table-cell table:style-name="ce13" table:formula="of:=[$Sheet2.$B$3]*[$Sheet3.B94]/([$Sheet2.$B$2]-[$Sheet3.B94])" office:value-type="float" office:value="3566.3829787234" calcext:value-type="float">
            <text:p>3566,4</text:p>
          </table:table-cell>
          <table:table-cell table:formula="of:=MATCH([.C94];[$Sheet2.$B$45:.$B$62];-1)" office:value-type="float" office:value="16" calcext:value-type="float">
            <text:p>16</text:p>
          </table:table-cell>
          <table:table-cell/>
          <table:table-cell table:formula="of:=([.C94]-INDIRECT(&quot;SHEET2.D&quot;&amp;([.D94]+ROW([$Sheet2.$A$45])-1)))/INDIRECT(&quot;Sheet2.C&quot;&amp;([.D94]+ROW([$Sheet2.$A$45])-1))" office:value-type="float" office:value="171.679844738355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12" table:formula="of:=([.A95]+[.$E$1])*[.$B$2]/[.$B$1]" office:value-type="float" office:value="1.3330078125" calcext:value-type="float">
            <text:p>1,333</text:p>
          </table:table-cell>
          <table:table-cell table:style-name="ce13" table:formula="of:=[$Sheet2.$B$3]*[$Sheet3.B95]/([$Sheet2.$B$2]-[$Sheet3.B95])" office:value-type="float" office:value="3584.26098535286" calcext:value-type="float">
            <text:p>3584,3</text:p>
          </table:table-cell>
          <table:table-cell table:formula="of:=MATCH([.C95];[$Sheet2.$B$45:.$B$62];-1)" office:value-type="float" office:value="16" calcext:value-type="float">
            <text:p>16</text:p>
          </table:table-cell>
          <table:table-cell/>
          <table:table-cell table:formula="of:=([.C95]-INDIRECT(&quot;SHEET2.D&quot;&amp;([.D95]+ROW([$Sheet2.$A$45])-1)))/INDIRECT(&quot;Sheet2.C&quot;&amp;([.D95]+ROW([$Sheet2.$A$45])-1))" office:value-type="float" office:value="171.559047396265" calcext:value-type="float">
            <text:p>172</text:p>
          </table:table-cell>
          <table:table-cell table:number-columns-repeated="101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12" table:formula="of:=([.A96]+[.$E$1])*[.$B$2]/[.$B$1]" office:value-type="float" office:value="1.337890625" calcext:value-type="float">
            <text:p>1,338</text:p>
          </table:table-cell>
          <table:table-cell table:style-name="ce13" table:formula="of:=[$Sheet2.$B$3]*[$Sheet3.B96]/([$Sheet2.$B$2]-[$Sheet3.B96])" office:value-type="float" office:value="3602.18666666667" calcext:value-type="float">
            <text:p>3602,2</text:p>
          </table:table-cell>
          <table:table-cell table:formula="of:=MATCH([.C96];[$Sheet2.$B$45:.$B$62];-1)" office:value-type="float" office:value="16" calcext:value-type="float">
            <text:p>16</text:p>
          </table:table-cell>
          <table:table-cell/>
          <table:table-cell table:formula="of:=([.C96]-INDIRECT(&quot;SHEET2.D&quot;&amp;([.D96]+ROW([$Sheet2.$A$45])-1)))/INDIRECT(&quot;Sheet2.C&quot;&amp;([.D96]+ROW([$Sheet2.$A$45])-1))" office:value-type="float" office:value="171.437927927928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12" table:formula="of:=([.A97]+[.$E$1])*[.$B$2]/[.$B$1]" office:value-type="float" office:value="1.3427734375" calcext:value-type="float">
            <text:p>1,343</text:p>
          </table:table-cell>
          <table:table-cell table:style-name="ce13" table:formula="of:=[$Sheet2.$B$3]*[$Sheet3.B97]/([$Sheet2.$B$2]-[$Sheet3.B97])" office:value-type="float" office:value="3620.16021361816" calcext:value-type="float">
            <text:p>3620,2</text:p>
          </table:table-cell>
          <table:table-cell table:formula="of:=MATCH([.C97];[$Sheet2.$B$45:.$B$62];-1)" office:value-type="float" office:value="16" calcext:value-type="float">
            <text:p>16</text:p>
          </table:table-cell>
          <table:table-cell/>
          <table:table-cell table:formula="of:=([.C97]-INDIRECT(&quot;SHEET2.D&quot;&amp;([.D97]+ROW([$Sheet2.$A$45])-1)))/INDIRECT(&quot;Sheet2.C&quot;&amp;([.D97]+ROW([$Sheet2.$A$45])-1))" office:value-type="float" office:value="171.316485043121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12" table:formula="of:=([.A98]+[.$E$1])*[.$B$2]/[.$B$1]" office:value-type="float" office:value="1.34765625" calcext:value-type="float">
            <text:p>1,348</text:p>
          </table:table-cell>
          <table:table-cell table:style-name="ce13" table:formula="of:=[$Sheet2.$B$3]*[$Sheet3.B98]/([$Sheet2.$B$2]-[$Sheet3.B98])" office:value-type="float" office:value="3638.18181818182" calcext:value-type="float">
            <text:p>3638,2</text:p>
          </table:table-cell>
          <table:table-cell table:formula="of:=MATCH([.C98];[$Sheet2.$B$45:.$B$62];-1)" office:value-type="float" office:value="16" calcext:value-type="float">
            <text:p>16</text:p>
          </table:table-cell>
          <table:table-cell/>
          <table:table-cell table:formula="of:=([.C98]-INDIRECT(&quot;SHEET2.D&quot;&amp;([.D98]+ROW([$Sheet2.$A$45])-1)))/INDIRECT(&quot;Sheet2.C&quot;&amp;([.D98]+ROW([$Sheet2.$A$45])-1))" office:value-type="float" office:value="171.194717444717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12" table:formula="of:=([.A99]+[.$E$1])*[.$B$2]/[.$B$1]" office:value-type="float" office:value="1.3525390625" calcext:value-type="float">
            <text:p>1,353</text:p>
          </table:table-cell>
          <table:table-cell table:style-name="ce13" table:formula="of:=[$Sheet2.$B$3]*[$Sheet3.B99]/([$Sheet2.$B$2]-[$Sheet3.B99])" office:value-type="float" office:value="3656.25167336011" calcext:value-type="float">
            <text:p>3656,3</text:p>
          </table:table-cell>
          <table:table-cell table:formula="of:=MATCH([.C99];[$Sheet2.$B$45:.$B$62];-1)" office:value-type="float" office:value="16" calcext:value-type="float">
            <text:p>16</text:p>
          </table:table-cell>
          <table:table-cell/>
          <table:table-cell table:formula="of:=([.C99]-INDIRECT(&quot;SHEET2.D&quot;&amp;([.D99]+ROW([$Sheet2.$A$45])-1)))/INDIRECT(&quot;Sheet2.C&quot;&amp;([.D99]+ROW([$Sheet2.$A$45])-1))" office:value-type="float" office:value="171.072623828648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12" table:formula="of:=([.A100]+[.$E$1])*[.$B$2]/[.$B$1]" office:value-type="float" office:value="1.357421875" calcext:value-type="float">
            <text:p>1,357</text:p>
          </table:table-cell>
          <table:table-cell table:style-name="ce13" table:formula="of:=[$Sheet2.$B$3]*[$Sheet3.B100]/([$Sheet2.$B$2]-[$Sheet3.B100])" office:value-type="float" office:value="3674.36997319035" calcext:value-type="float">
            <text:p>3674,4</text:p>
          </table:table-cell>
          <table:table-cell table:formula="of:=MATCH([.C100];[$Sheet2.$B$45:.$B$62];-1)" office:value-type="float" office:value="16" calcext:value-type="float">
            <text:p>16</text:p>
          </table:table-cell>
          <table:table-cell/>
          <table:table-cell table:formula="of:=([.C100]-INDIRECT(&quot;SHEET2.D&quot;&amp;([.D100]+ROW([$Sheet2.$A$45])-1)))/INDIRECT(&quot;Sheet2.C&quot;&amp;([.D100]+ROW([$Sheet2.$A$45])-1))" office:value-type="float" office:value="170.950202883849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12" table:formula="of:=([.A101]+[.$E$1])*[.$B$2]/[.$B$1]" office:value-type="float" office:value="1.3623046875" calcext:value-type="float">
            <text:p>1,362</text:p>
          </table:table-cell>
          <table:table-cell table:style-name="ce13" table:formula="of:=[$Sheet2.$B$3]*[$Sheet3.B101]/([$Sheet2.$B$2]-[$Sheet3.B101])" office:value-type="float" office:value="3692.53691275168" calcext:value-type="float">
            <text:p>3692,5</text:p>
          </table:table-cell>
          <table:table-cell table:formula="of:=MATCH([.C101];[$Sheet2.$B$45:.$B$62];-1)" office:value-type="float" office:value="16" calcext:value-type="float">
            <text:p>16</text:p>
          </table:table-cell>
          <table:table-cell/>
          <table:table-cell table:formula="of:=([.C101]-INDIRECT(&quot;SHEET2.D&quot;&amp;([.D101]+ROW([$Sheet2.$A$45])-1)))/INDIRECT(&quot;Sheet2.C&quot;&amp;([.D101]+ROW([$Sheet2.$A$45])-1))" office:value-type="float" office:value="170.827453292218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12" table:formula="of:=([.A102]+[.$E$1])*[.$B$2]/[.$B$1]" office:value-type="float" office:value="1.3671875" calcext:value-type="float">
            <text:p>1,367</text:p>
          </table:table-cell>
          <table:table-cell table:style-name="ce13" table:formula="of:=[$Sheet2.$B$3]*[$Sheet3.B102]/([$Sheet2.$B$2]-[$Sheet3.B102])" office:value-type="float" office:value="3710.75268817204" calcext:value-type="float">
            <text:p>3710,8</text:p>
          </table:table-cell>
          <table:table-cell table:formula="of:=MATCH([.C102];[$Sheet2.$B$45:.$B$62];-1)" office:value-type="float" office:value="16" calcext:value-type="float">
            <text:p>16</text:p>
          </table:table-cell>
          <table:table-cell/>
          <table:table-cell table:formula="of:=([.C102]-INDIRECT(&quot;SHEET2.D&quot;&amp;([.D102]+ROW([$Sheet2.$A$45])-1)))/INDIRECT(&quot;Sheet2.C&quot;&amp;([.D102]+ROW([$Sheet2.$A$45])-1))" office:value-type="float" office:value="170.704373728567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12" table:formula="of:=([.A103]+[.$E$1])*[.$B$2]/[.$B$1]" office:value-type="float" office:value="1.3720703125" calcext:value-type="float">
            <text:p>1,372</text:p>
          </table:table-cell>
          <table:table-cell table:style-name="ce13" table:formula="of:=[$Sheet2.$B$3]*[$Sheet3.B103]/([$Sheet2.$B$2]-[$Sheet3.B103])" office:value-type="float" office:value="3729.01749663526" calcext:value-type="float">
            <text:p>3729,0</text:p>
          </table:table-cell>
          <table:table-cell table:formula="of:=MATCH([.C103];[$Sheet2.$B$45:.$B$62];-1)" office:value-type="float" office:value="16" calcext:value-type="float">
            <text:p>16</text:p>
          </table:table-cell>
          <table:table-cell/>
          <table:table-cell table:formula="of:=([.C103]-INDIRECT(&quot;SHEET2.D&quot;&amp;([.D103]+ROW([$Sheet2.$A$45])-1)))/INDIRECT(&quot;Sheet2.C&quot;&amp;([.D103]+ROW([$Sheet2.$A$45])-1))" office:value-type="float" office:value="170.580962860573" calcext:value-type="float">
            <text:p>171</text:p>
          </table:table-cell>
          <table:table-cell table:number-columns-repeated="1018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12" table:formula="of:=([.A104]+[.$E$1])*[.$B$2]/[.$B$1]" office:value-type="float" office:value="1.376953125" calcext:value-type="float">
            <text:p>1,377</text:p>
          </table:table-cell>
          <table:table-cell table:style-name="ce13" table:formula="of:=[$Sheet2.$B$3]*[$Sheet3.B104]/([$Sheet2.$B$2]-[$Sheet3.B104])" office:value-type="float" office:value="3747.33153638814" calcext:value-type="float">
            <text:p>3747,3</text:p>
          </table:table-cell>
          <table:table-cell table:formula="of:=MATCH([.C104];[$Sheet2.$B$45:.$B$62];-1)" office:value-type="float" office:value="16" calcext:value-type="float">
            <text:p>16</text:p>
          </table:table-cell>
          <table:table-cell/>
          <table:table-cell table:formula="of:=([.C104]-INDIRECT(&quot;SHEET2.D&quot;&amp;([.D104]+ROW([$Sheet2.$A$45])-1)))/INDIRECT(&quot;Sheet2.C&quot;&amp;([.D104]+ROW([$Sheet2.$A$45])-1))" office:value-type="float" office:value="170.457219348729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12" table:formula="of:=([.A105]+[.$E$1])*[.$B$2]/[.$B$1]" office:value-type="float" office:value="1.3818359375" calcext:value-type="float">
            <text:p>1,382</text:p>
          </table:table-cell>
          <table:table-cell table:style-name="ce13" table:formula="of:=[$Sheet2.$B$3]*[$Sheet3.B105]/([$Sheet2.$B$2]-[$Sheet3.B105])" office:value-type="float" office:value="3765.69500674764" calcext:value-type="float">
            <text:p>3765,7</text:p>
          </table:table-cell>
          <table:table-cell table:formula="of:=MATCH([.C105];[$Sheet2.$B$45:.$B$62];-1)" office:value-type="float" office:value="16" calcext:value-type="float">
            <text:p>16</text:p>
          </table:table-cell>
          <table:table-cell/>
          <table:table-cell table:formula="of:=([.C105]-INDIRECT(&quot;SHEET2.D&quot;&amp;([.D105]+ROW([$Sheet2.$A$45])-1)))/INDIRECT(&quot;Sheet2.C&quot;&amp;([.D105]+ROW([$Sheet2.$A$45])-1))" office:value-type="float" office:value="170.3331418463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12" table:formula="of:=([.A106]+[.$E$1])*[.$B$2]/[.$B$1]" office:value-type="float" office:value="1.38671875" calcext:value-type="float">
            <text:p>1,387</text:p>
          </table:table-cell>
          <table:table-cell table:style-name="ce13" table:formula="of:=[$Sheet2.$B$3]*[$Sheet3.B106]/([$Sheet2.$B$2]-[$Sheet3.B106])" office:value-type="float" office:value="3784.10810810811" calcext:value-type="float">
            <text:p>3784,1</text:p>
          </table:table-cell>
          <table:table-cell table:formula="of:=MATCH([.C106];[$Sheet2.$B$45:.$B$62];-1)" office:value-type="float" office:value="16" calcext:value-type="float">
            <text:p>16</text:p>
          </table:table-cell>
          <table:table-cell/>
          <table:table-cell table:formula="of:=([.C106]-INDIRECT(&quot;SHEET2.D&quot;&amp;([.D106]+ROW([$Sheet2.$A$45])-1)))/INDIRECT(&quot;Sheet2.C&quot;&amp;([.D106]+ROW([$Sheet2.$A$45])-1))" office:value-type="float" office:value="170.20872899927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12" table:formula="of:=([.A107]+[.$E$1])*[.$B$2]/[.$B$1]" office:value-type="float" office:value="1.3916015625" calcext:value-type="float">
            <text:p>1,392</text:p>
          </table:table-cell>
          <table:table-cell table:style-name="ce13" table:formula="of:=[$Sheet2.$B$3]*[$Sheet3.B107]/([$Sheet2.$B$2]-[$Sheet3.B107])" office:value-type="float" office:value="3802.57104194858" calcext:value-type="float">
            <text:p>3802,6</text:p>
          </table:table-cell>
          <table:table-cell table:formula="of:=MATCH([.C107];[$Sheet2.$B$45:.$B$62];-1)" office:value-type="float" office:value="16" calcext:value-type="float">
            <text:p>16</text:p>
          </table:table-cell>
          <table:table-cell/>
          <table:table-cell table:formula="of:=([.C107]-INDIRECT(&quot;SHEET2.D&quot;&amp;([.D107]+ROW([$Sheet2.$A$45])-1)))/INDIRECT(&quot;Sheet2.C&quot;&amp;([.D107]+ROW([$Sheet2.$A$45])-1))" office:value-type="float" office:value="170.083979446293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12" table:formula="of:=([.A108]+[.$E$1])*[.$B$2]/[.$B$1]" office:value-type="float" office:value="1.396484375" calcext:value-type="float">
            <text:p>1,396</text:p>
          </table:table-cell>
          <table:table-cell table:style-name="ce13" table:formula="of:=[$Sheet2.$B$3]*[$Sheet3.B108]/([$Sheet2.$B$2]-[$Sheet3.B108])" office:value-type="float" office:value="3821.08401084011" calcext:value-type="float">
            <text:p>3821,1</text:p>
          </table:table-cell>
          <table:table-cell table:formula="of:=MATCH([.C108];[$Sheet2.$B$45:.$B$62];-1)" office:value-type="float" office:value="16" calcext:value-type="float">
            <text:p>16</text:p>
          </table:table-cell>
          <table:table-cell/>
          <table:table-cell table:formula="of:=([.C108]-INDIRECT(&quot;SHEET2.D&quot;&amp;([.D108]+ROW([$Sheet2.$A$45])-1)))/INDIRECT(&quot;Sheet2.C&quot;&amp;([.D108]+ROW([$Sheet2.$A$45])-1))" office:value-type="float" office:value="169.958891818648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12" table:formula="of:=([.A109]+[.$E$1])*[.$B$2]/[.$B$1]" office:value-type="float" office:value="1.4013671875" calcext:value-type="float">
            <text:p>1,401</text:p>
          </table:table-cell>
          <table:table-cell table:style-name="ce13" table:formula="of:=[$Sheet2.$B$3]*[$Sheet3.B109]/([$Sheet2.$B$2]-[$Sheet3.B109])" office:value-type="float" office:value="3839.64721845319" calcext:value-type="float">
            <text:p>3839,6</text:p>
          </table:table-cell>
          <table:table-cell table:formula="of:=MATCH([.C109];[$Sheet2.$B$45:.$B$62];-1)" office:value-type="float" office:value="16" calcext:value-type="float">
            <text:p>16</text:p>
          </table:table-cell>
          <table:table-cell/>
          <table:table-cell table:formula="of:=([.C109]-INDIRECT(&quot;SHEET2.D&quot;&amp;([.D109]+ROW([$Sheet2.$A$45])-1)))/INDIRECT(&quot;Sheet2.C&quot;&amp;([.D109]+ROW([$Sheet2.$A$45])-1))" office:value-type="float" office:value="169.833464740181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12" table:formula="of:=([.A110]+[.$E$1])*[.$B$2]/[.$B$1]" office:value-type="float" office:value="1.40625" calcext:value-type="float">
            <text:p>1,406</text:p>
          </table:table-cell>
          <table:table-cell table:style-name="ce13" table:formula="of:=[$Sheet2.$B$3]*[$Sheet3.B110]/([$Sheet2.$B$2]-[$Sheet3.B110])" office:value-type="float" office:value="3858.26086956522" calcext:value-type="float">
            <text:p>3858,3</text:p>
          </table:table-cell>
          <table:table-cell table:formula="of:=MATCH([.C110];[$Sheet2.$B$45:.$B$62];-1)" office:value-type="float" office:value="16" calcext:value-type="float">
            <text:p>16</text:p>
          </table:table-cell>
          <table:table-cell/>
          <table:table-cell table:formula="of:=([.C110]-INDIRECT(&quot;SHEET2.D&quot;&amp;([.D110]+ROW([$Sheet2.$A$45])-1)))/INDIRECT(&quot;Sheet2.C&quot;&amp;([.D110]+ROW([$Sheet2.$A$45])-1))" office:value-type="float" office:value="169.707696827262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12" table:formula="of:=([.A111]+[.$E$1])*[.$B$2]/[.$B$1]" office:value-type="float" office:value="1.4111328125" calcext:value-type="float">
            <text:p>1,411</text:p>
          </table:table-cell>
          <table:table-cell table:style-name="ce13" table:formula="of:=[$Sheet2.$B$3]*[$Sheet3.B111]/([$Sheet2.$B$2]-[$Sheet3.B111])" office:value-type="float" office:value="3876.92517006803" calcext:value-type="float">
            <text:p>3876,9</text:p>
          </table:table-cell>
          <table:table-cell table:formula="of:=MATCH([.C111];[$Sheet2.$B$45:.$B$62];-1)" office:value-type="float" office:value="16" calcext:value-type="float">
            <text:p>16</text:p>
          </table:table-cell>
          <table:table-cell/>
          <table:table-cell table:formula="of:=([.C111]-INDIRECT(&quot;SHEET2.D&quot;&amp;([.D111]+ROW([$Sheet2.$A$45])-1)))/INDIRECT(&quot;Sheet2.C&quot;&amp;([.D111]+ROW([$Sheet2.$A$45])-1))" office:value-type="float" office:value="169.58158668873" calcext:value-type="float">
            <text:p>170</text:p>
          </table:table-cell>
          <table:table-cell table:number-columns-repeated="1018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12" table:formula="of:=([.A112]+[.$E$1])*[.$B$2]/[.$B$1]" office:value-type="float" office:value="1.416015625" calcext:value-type="float">
            <text:p>1,416</text:p>
          </table:table-cell>
          <table:table-cell table:style-name="ce13" table:formula="of:=[$Sheet2.$B$3]*[$Sheet3.B112]/([$Sheet2.$B$2]-[$Sheet3.B112])" office:value-type="float" office:value="3895.64032697548" calcext:value-type="float">
            <text:p>3895,6</text:p>
          </table:table-cell>
          <table:table-cell table:formula="of:=MATCH([.C112];[$Sheet2.$B$45:.$B$62];-1)" office:value-type="float" office:value="16" calcext:value-type="float">
            <text:p>16</text:p>
          </table:table-cell>
          <table:table-cell/>
          <table:table-cell table:formula="of:=([.C112]-INDIRECT(&quot;SHEET2.D&quot;&amp;([.D112]+ROW([$Sheet2.$A$45])-1)))/INDIRECT(&quot;Sheet2.C&quot;&amp;([.D112]+ROW([$Sheet2.$A$45])-1))" office:value-type="float" office:value="169.455132925841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12" table:formula="of:=([.A113]+[.$E$1])*[.$B$2]/[.$B$1]" office:value-type="float" office:value="1.4208984375" calcext:value-type="float">
            <text:p>1,421</text:p>
          </table:table-cell>
          <table:table-cell table:style-name="ce13" table:formula="of:=[$Sheet2.$B$3]*[$Sheet3.B113]/([$Sheet2.$B$2]-[$Sheet3.B113])" office:value-type="float" office:value="3914.4065484311" calcext:value-type="float">
            <text:p>3914,4</text:p>
          </table:table-cell>
          <table:table-cell table:formula="of:=MATCH([.C113];[$Sheet2.$B$45:.$B$62];-1)" office:value-type="float" office:value="16" calcext:value-type="float">
            <text:p>16</text:p>
          </table:table-cell>
          <table:table-cell/>
          <table:table-cell table:formula="of:=([.C113]-INDIRECT(&quot;SHEET2.D&quot;&amp;([.D113]+ROW([$Sheet2.$A$45])-1)))/INDIRECT(&quot;Sheet2.C&quot;&amp;([.D113]+ROW([$Sheet2.$A$45])-1))" office:value-type="float" office:value="169.328334132222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12" table:formula="of:=([.A114]+[.$E$1])*[.$B$2]/[.$B$1]" office:value-type="float" office:value="1.42578125" calcext:value-type="float">
            <text:p>1,426</text:p>
          </table:table-cell>
          <table:table-cell table:style-name="ce13" table:formula="of:=[$Sheet2.$B$3]*[$Sheet3.B114]/([$Sheet2.$B$2]-[$Sheet3.B114])" office:value-type="float" office:value="3933.22404371585" calcext:value-type="float">
            <text:p>3933,2</text:p>
          </table:table-cell>
          <table:table-cell table:formula="of:=MATCH([.C114];[$Sheet2.$B$45:.$B$62];-1)" office:value-type="float" office:value="16" calcext:value-type="float">
            <text:p>16</text:p>
          </table:table-cell>
          <table:table-cell/>
          <table:table-cell table:formula="of:=([.C114]-INDIRECT(&quot;SHEET2.D&quot;&amp;([.D114]+ROW([$Sheet2.$A$45])-1)))/INDIRECT(&quot;Sheet2.C&quot;&amp;([.D114]+ROW([$Sheet2.$A$45])-1))" office:value-type="float" office:value="169.201188893812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12" table:formula="of:=([.A115]+[.$E$1])*[.$B$2]/[.$B$1]" office:value-type="float" office:value="1.4306640625" calcext:value-type="float">
            <text:p>1,431</text:p>
          </table:table-cell>
          <table:table-cell table:style-name="ce13" table:formula="of:=[$Sheet2.$B$3]*[$Sheet3.B115]/([$Sheet2.$B$2]-[$Sheet3.B115])" office:value-type="float" office:value="3952.09302325581" calcext:value-type="float">
            <text:p>3952,1</text:p>
          </table:table-cell>
          <table:table-cell table:formula="of:=MATCH([.C115];[$Sheet2.$B$45:.$B$62];-1)" office:value-type="float" office:value="16" calcext:value-type="float">
            <text:p>16</text:p>
          </table:table-cell>
          <table:table-cell/>
          <table:table-cell table:formula="of:=([.C115]-INDIRECT(&quot;SHEET2.D&quot;&amp;([.D115]+ROW([$Sheet2.$A$45])-1)))/INDIRECT(&quot;Sheet2.C&quot;&amp;([.D115]+ROW([$Sheet2.$A$45])-1))" office:value-type="float" office:value="169.073695788812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12" table:formula="of:=([.A116]+[.$E$1])*[.$B$2]/[.$B$1]" office:value-type="float" office:value="1.435546875" calcext:value-type="float">
            <text:p>1,436</text:p>
          </table:table-cell>
          <table:table-cell table:style-name="ce13" table:formula="of:=[$Sheet2.$B$3]*[$Sheet3.B116]/([$Sheet2.$B$2]-[$Sheet3.B116])" office:value-type="float" office:value="3971.01369863014" calcext:value-type="float">
            <text:p>3971,0</text:p>
          </table:table-cell>
          <table:table-cell table:formula="of:=MATCH([.C116];[$Sheet2.$B$45:.$B$62];-1)" office:value-type="float" office:value="16" calcext:value-type="float">
            <text:p>16</text:p>
          </table:table-cell>
          <table:table-cell/>
          <table:table-cell table:formula="of:=([.C116]-INDIRECT(&quot;SHEET2.D&quot;&amp;([.D116]+ROW([$Sheet2.$A$45])-1)))/INDIRECT(&quot;Sheet2.C&quot;&amp;([.D116]+ROW([$Sheet2.$A$45])-1))" office:value-type="float" office:value="168.945853387634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12" table:formula="of:=([.A117]+[.$E$1])*[.$B$2]/[.$B$1]" office:value-type="float" office:value="1.4404296875" calcext:value-type="float">
            <text:p>1,440</text:p>
          </table:table-cell>
          <table:table-cell table:style-name="ce13" table:formula="of:=[$Sheet2.$B$3]*[$Sheet3.B117]/([$Sheet2.$B$2]-[$Sheet3.B117])" office:value-type="float" office:value="3989.98628257887" calcext:value-type="float">
            <text:p>3990,0</text:p>
          </table:table-cell>
          <table:table-cell table:formula="of:=MATCH([.C117];[$Sheet2.$B$45:.$B$62];-1)" office:value-type="float" office:value="16" calcext:value-type="float">
            <text:p>16</text:p>
          </table:table-cell>
          <table:table-cell/>
          <table:table-cell table:formula="of:=([.C117]-INDIRECT(&quot;SHEET2.D&quot;&amp;([.D117]+ROW([$Sheet2.$A$45])-1)))/INDIRECT(&quot;Sheet2.C&quot;&amp;([.D117]+ROW([$Sheet2.$A$45])-1))" office:value-type="float" office:value="168.817660252845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12" table:formula="of:=([.A118]+[.$E$1])*[.$B$2]/[.$B$1]" office:value-type="float" office:value="1.4453125" calcext:value-type="float">
            <text:p>1,445</text:p>
          </table:table-cell>
          <table:table-cell table:style-name="ce13" table:formula="of:=[$Sheet2.$B$3]*[$Sheet3.B118]/([$Sheet2.$B$2]-[$Sheet3.B118])" office:value-type="float" office:value="4009.01098901099" calcext:value-type="float">
            <text:p>4009,0</text:p>
          </table:table-cell>
          <table:table-cell table:formula="of:=MATCH([.C118];[$Sheet2.$B$45:.$B$62];-1)" office:value-type="float" office:value="16" calcext:value-type="float">
            <text:p>16</text:p>
          </table:table-cell>
          <table:table-cell/>
          <table:table-cell table:formula="of:=([.C118]-INDIRECT(&quot;SHEET2.D&quot;&amp;([.D118]+ROW([$Sheet2.$A$45])-1)))/INDIRECT(&quot;Sheet2.C&quot;&amp;([.D118]+ROW([$Sheet2.$A$45])-1))" office:value-type="float" office:value="168.689114939115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12" table:formula="of:=([.A119]+[.$E$1])*[.$B$2]/[.$B$1]" office:value-type="float" office:value="1.4501953125" calcext:value-type="float">
            <text:p>1,450</text:p>
          </table:table-cell>
          <table:table-cell table:style-name="ce13" table:formula="of:=[$Sheet2.$B$3]*[$Sheet3.B119]/([$Sheet2.$B$2]-[$Sheet3.B119])" office:value-type="float" office:value="4028.08803301238" calcext:value-type="float">
            <text:p>4028,1</text:p>
          </table:table-cell>
          <table:table-cell table:formula="of:=MATCH([.C119];[$Sheet2.$B$45:.$B$62];-1)" office:value-type="float" office:value="16" calcext:value-type="float">
            <text:p>16</text:p>
          </table:table-cell>
          <table:table-cell/>
          <table:table-cell table:formula="of:=([.C119]-INDIRECT(&quot;SHEET2.D&quot;&amp;([.D119]+ROW([$Sheet2.$A$45])-1)))/INDIRECT(&quot;Sheet2.C&quot;&amp;([.D119]+ROW([$Sheet2.$A$45])-1))" office:value-type="float" office:value="168.56021599316" calcext:value-type="float">
            <text:p>169</text:p>
          </table:table-cell>
          <table:table-cell table:number-columns-repeated="1018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12" table:formula="of:=([.A120]+[.$E$1])*[.$B$2]/[.$B$1]" office:value-type="float" office:value="1.455078125" calcext:value-type="float">
            <text:p>1,455</text:p>
          </table:table-cell>
          <table:table-cell table:style-name="ce13" table:formula="of:=[$Sheet2.$B$3]*[$Sheet3.B120]/([$Sheet2.$B$2]-[$Sheet3.B120])" office:value-type="float" office:value="4047.21763085399" calcext:value-type="float">
            <text:p>4047,2</text:p>
          </table:table-cell>
          <table:table-cell table:formula="of:=MATCH([.C120];[$Sheet2.$B$45:.$B$62];-1)" office:value-type="float" office:value="16" calcext:value-type="float">
            <text:p>16</text:p>
          </table:table-cell>
          <table:table-cell/>
          <table:table-cell table:formula="of:=([.C120]-INDIRECT(&quot;SHEET2.D&quot;&amp;([.D120]+ROW([$Sheet2.$A$45])-1)))/INDIRECT(&quot;Sheet2.C&quot;&amp;([.D120]+ROW([$Sheet2.$A$45])-1))" office:value-type="float" office:value="168.430961953689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12" table:formula="of:=([.A121]+[.$E$1])*[.$B$2]/[.$B$1]" office:value-type="float" office:value="1.4599609375" calcext:value-type="float">
            <text:p>1,460</text:p>
          </table:table-cell>
          <table:table-cell table:style-name="ce13" table:formula="of:=[$Sheet2.$B$3]*[$Sheet3.B121]/([$Sheet2.$B$2]-[$Sheet3.B121])" office:value-type="float" office:value="4066.4" calcext:value-type="float">
            <text:p>4066,4</text:p>
          </table:table-cell>
          <table:table-cell table:formula="of:=MATCH([.C121];[$Sheet2.$B$45:.$B$62];-1)" office:value-type="float" office:value="16" calcext:value-type="float">
            <text:p>16</text:p>
          </table:table-cell>
          <table:table-cell/>
          <table:table-cell table:formula="of:=([.C121]-INDIRECT(&quot;SHEET2.D&quot;&amp;([.D121]+ROW([$Sheet2.$A$45])-1)))/INDIRECT(&quot;Sheet2.C&quot;&amp;([.D121]+ROW([$Sheet2.$A$45])-1))" office:value-type="float" office:value="168.301351351351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12" table:formula="of:=([.A122]+[.$E$1])*[.$B$2]/[.$B$1]" office:value-type="float" office:value="1.46484375" calcext:value-type="float">
            <text:p>1,465</text:p>
          </table:table-cell>
          <table:table-cell table:style-name="ce13" table:formula="of:=[$Sheet2.$B$3]*[$Sheet3.B122]/([$Sheet2.$B$2]-[$Sheet3.B122])" office:value-type="float" office:value="4085.63535911602" calcext:value-type="float">
            <text:p>4085,6</text:p>
          </table:table-cell>
          <table:table-cell table:formula="of:=MATCH([.C122];[$Sheet2.$B$45:.$B$62];-1)" office:value-type="float" office:value="16" calcext:value-type="float">
            <text:p>16</text:p>
          </table:table-cell>
          <table:table-cell/>
          <table:table-cell table:formula="of:=([.C122]-INDIRECT(&quot;SHEET2.D&quot;&amp;([.D122]+ROW([$Sheet2.$A$45])-1)))/INDIRECT(&quot;Sheet2.C&quot;&amp;([.D122]+ROW([$Sheet2.$A$45])-1))" office:value-type="float" office:value="168.171382708676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12" table:formula="of:=([.A123]+[.$E$1])*[.$B$2]/[.$B$1]" office:value-type="float" office:value="1.4697265625" calcext:value-type="float">
            <text:p>1,470</text:p>
          </table:table-cell>
          <table:table-cell table:style-name="ce13" table:formula="of:=[$Sheet2.$B$3]*[$Sheet3.B123]/([$Sheet2.$B$2]-[$Sheet3.B123])" office:value-type="float" office:value="4104.92392807746" calcext:value-type="float">
            <text:p>4104,9</text:p>
          </table:table-cell>
          <table:table-cell table:formula="of:=MATCH([.C123];[$Sheet2.$B$45:.$B$62];-1)" office:value-type="float" office:value="16" calcext:value-type="float">
            <text:p>16</text:p>
          </table:table-cell>
          <table:table-cell/>
          <table:table-cell table:formula="of:=([.C123]-INDIRECT(&quot;SHEET2.D&quot;&amp;([.D123]+ROW([$Sheet2.$A$45])-1)))/INDIRECT(&quot;Sheet2.C&quot;&amp;([.D123]+ROW([$Sheet2.$A$45])-1))" office:value-type="float" office:value="168.041054540017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2" table:formula="of:=([.A124]+[.$E$1])*[.$B$2]/[.$B$1]" office:value-type="float" office:value="1.474609375" calcext:value-type="float">
            <text:p>1,475</text:p>
          </table:table-cell>
          <table:table-cell table:style-name="ce13" table:formula="of:=[$Sheet2.$B$3]*[$Sheet3.B124]/([$Sheet2.$B$2]-[$Sheet3.B124])" office:value-type="float" office:value="4124.26592797784" calcext:value-type="float">
            <text:p>4124,3</text:p>
          </table:table-cell>
          <table:table-cell table:formula="of:=MATCH([.C124];[$Sheet2.$B$45:.$B$62];-1)" office:value-type="float" office:value="16" calcext:value-type="float">
            <text:p>16</text:p>
          </table:table-cell>
          <table:table-cell/>
          <table:table-cell table:formula="of:=([.C124]-INDIRECT(&quot;SHEET2.D&quot;&amp;([.D124]+ROW([$Sheet2.$A$45])-1)))/INDIRECT(&quot;Sheet2.C&quot;&amp;([.D124]+ROW([$Sheet2.$A$45])-1))" office:value-type="float" office:value="167.910365351501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12" table:formula="of:=([.A125]+[.$E$1])*[.$B$2]/[.$B$1]" office:value-type="float" office:value="1.4794921875" calcext:value-type="float">
            <text:p>1,479</text:p>
          </table:table-cell>
          <table:table-cell table:style-name="ce13" table:formula="of:=[$Sheet2.$B$3]*[$Sheet3.B125]/([$Sheet2.$B$2]-[$Sheet3.B125])" office:value-type="float" office:value="4143.66158113731" calcext:value-type="float">
            <text:p>4143,7</text:p>
          </table:table-cell>
          <table:table-cell table:formula="of:=MATCH([.C125];[$Sheet2.$B$45:.$B$62];-1)" office:value-type="float" office:value="16" calcext:value-type="float">
            <text:p>16</text:p>
          </table:table-cell>
          <table:table-cell/>
          <table:table-cell table:formula="of:=([.C125]-INDIRECT(&quot;SHEET2.D&quot;&amp;([.D125]+ROW([$Sheet2.$A$45])-1)))/INDIRECT(&quot;Sheet2.C&quot;&amp;([.D125]+ROW([$Sheet2.$A$45])-1))" office:value-type="float" office:value="167.779313640964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2" table:formula="of:=([.A126]+[.$E$1])*[.$B$2]/[.$B$1]" office:value-type="float" office:value="1.484375" calcext:value-type="float">
            <text:p>1,484</text:p>
          </table:table-cell>
          <table:table-cell table:style-name="ce13" table:formula="of:=[$Sheet2.$B$3]*[$Sheet3.B126]/([$Sheet2.$B$2]-[$Sheet3.B126])" office:value-type="float" office:value="4163.11111111111" calcext:value-type="float">
            <text:p>4163,1</text:p>
          </table:table-cell>
          <table:table-cell table:formula="of:=MATCH([.C126];[$Sheet2.$B$45:.$B$62];-1)" office:value-type="float" office:value="16" calcext:value-type="float">
            <text:p>16</text:p>
          </table:table-cell>
          <table:table-cell/>
          <table:table-cell table:formula="of:=([.C126]-INDIRECT(&quot;SHEET2.D&quot;&amp;([.D126]+ROW([$Sheet2.$A$45])-1)))/INDIRECT(&quot;Sheet2.C&quot;&amp;([.D126]+ROW([$Sheet2.$A$45])-1))" office:value-type="float" office:value="167.64789789789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12" table:formula="of:=([.A127]+[.$E$1])*[.$B$2]/[.$B$1]" office:value-type="float" office:value="1.4892578125" calcext:value-type="float">
            <text:p>1,489</text:p>
          </table:table-cell>
          <table:table-cell table:style-name="ce13" table:formula="of:=[$Sheet2.$B$3]*[$Sheet3.B127]/([$Sheet2.$B$2]-[$Sheet3.B127])" office:value-type="float" office:value="4182.61474269819" calcext:value-type="float">
            <text:p>4182,6</text:p>
          </table:table-cell>
          <table:table-cell table:formula="of:=MATCH([.C127];[$Sheet2.$B$45:.$B$62];-1)" office:value-type="float" office:value="16" calcext:value-type="float">
            <text:p>16</text:p>
          </table:table-cell>
          <table:table-cell/>
          <table:table-cell table:formula="of:=([.C127]-INDIRECT(&quot;SHEET2.D&quot;&amp;([.D127]+ROW([$Sheet2.$A$45])-1)))/INDIRECT(&quot;Sheet2.C&quot;&amp;([.D127]+ROW([$Sheet2.$A$45])-1))" office:value-type="float" office:value="167.516116603391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12" table:formula="of:=([.A128]+[.$E$1])*[.$B$2]/[.$B$1]" office:value-type="float" office:value="1.494140625" calcext:value-type="float">
            <text:p>1,494</text:p>
          </table:table-cell>
          <table:table-cell table:style-name="ce13" table:formula="of:=[$Sheet2.$B$3]*[$Sheet3.B128]/([$Sheet2.$B$2]-[$Sheet3.B128])" office:value-type="float" office:value="4202.17270194986" calcext:value-type="float">
            <text:p>4202,2</text:p>
          </table:table-cell>
          <table:table-cell table:formula="of:=MATCH([.C128];[$Sheet2.$B$45:.$B$62];-1)" office:value-type="float" office:value="16" calcext:value-type="float">
            <text:p>16</text:p>
          </table:table-cell>
          <table:table-cell/>
          <table:table-cell table:formula="of:=([.C128]-INDIRECT(&quot;SHEET2.D&quot;&amp;([.D128]+ROW([$Sheet2.$A$45])-1)))/INDIRECT(&quot;Sheet2.C&quot;&amp;([.D128]+ROW([$Sheet2.$A$45])-1))" office:value-type="float" office:value="167.383968230069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12" table:formula="of:=([.A129]+[.$E$1])*[.$B$2]/[.$B$1]" office:value-type="float" office:value="1.4990234375" calcext:value-type="float">
            <text:p>1,499</text:p>
          </table:table-cell>
          <table:table-cell table:style-name="ce13" table:formula="of:=[$Sheet2.$B$3]*[$Sheet3.B129]/([$Sheet2.$B$2]-[$Sheet3.B129])" office:value-type="float" office:value="4221.78521617852" calcext:value-type="float">
            <text:p>4221,8</text:p>
          </table:table-cell>
          <table:table-cell table:formula="of:=MATCH([.C129];[$Sheet2.$B$45:.$B$62];-1)" office:value-type="float" office:value="16" calcext:value-type="float">
            <text:p>16</text:p>
          </table:table-cell>
          <table:table-cell/>
          <table:table-cell table:formula="of:=([.C129]-INDIRECT(&quot;SHEET2.D&quot;&amp;([.D129]+ROW([$Sheet2.$A$45])-1)))/INDIRECT(&quot;Sheet2.C&quot;&amp;([.D129]+ROW([$Sheet2.$A$45])-1))" office:value-type="float" office:value="167.25145124203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2" table:formula="of:=([.A130]+[.$E$1])*[.$B$2]/[.$B$1]" office:value-type="float" office:value="1.50390625" calcext:value-type="float">
            <text:p>1,504</text:p>
          </table:table-cell>
          <table:table-cell table:style-name="ce13" table:formula="of:=[$Sheet2.$B$3]*[$Sheet3.B130]/([$Sheet2.$B$2]-[$Sheet3.B130])" office:value-type="float" office:value="4241.45251396648" calcext:value-type="float">
            <text:p>4241,5</text:p>
          </table:table-cell>
          <table:table-cell table:formula="of:=MATCH([.C130];[$Sheet2.$B$45:.$B$62];-1)" office:value-type="float" office:value="16" calcext:value-type="float">
            <text:p>16</text:p>
          </table:table-cell>
          <table:table-cell/>
          <table:table-cell table:formula="of:=([.C130]-INDIRECT(&quot;SHEET2.D&quot;&amp;([.D130]+ROW([$Sheet2.$A$45])-1)))/INDIRECT(&quot;Sheet2.C&quot;&amp;([.D130]+ROW([$Sheet2.$A$45])-1))" office:value-type="float" office:value="167.118564094821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12" table:formula="of:=([.A131]+[.$E$1])*[.$B$2]/[.$B$1]" office:value-type="float" office:value="1.5087890625" calcext:value-type="float">
            <text:p>1,509</text:p>
          </table:table-cell>
          <table:table-cell table:style-name="ce13" table:formula="of:=[$Sheet2.$B$3]*[$Sheet3.B131]/([$Sheet2.$B$2]-[$Sheet3.B131])" office:value-type="float" office:value="4261.17482517483" calcext:value-type="float">
            <text:p>4261,2</text:p>
          </table:table-cell>
          <table:table-cell table:formula="of:=MATCH([.C131];[$Sheet2.$B$45:.$B$62];-1)" office:value-type="float" office:value="16" calcext:value-type="float">
            <text:p>16</text:p>
          </table:table-cell>
          <table:table-cell/>
          <table:table-cell table:formula="of:=([.C131]-INDIRECT(&quot;SHEET2.D&quot;&amp;([.D131]+ROW([$Sheet2.$A$45])-1)))/INDIRECT(&quot;Sheet2.C&quot;&amp;([.D131]+ROW([$Sheet2.$A$45])-1))" office:value-type="float" office:value="166.985305235305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2" table:formula="of:=([.A132]+[.$E$1])*[.$B$2]/[.$B$1]" office:value-type="float" office:value="1.513671875" calcext:value-type="float">
            <text:p>1,514</text:p>
          </table:table-cell>
          <table:table-cell table:style-name="ce13" table:formula="of:=[$Sheet2.$B$3]*[$Sheet3.B132]/([$Sheet2.$B$2]-[$Sheet3.B132])" office:value-type="float" office:value="4280.95238095238" calcext:value-type="float">
            <text:p>4281,0</text:p>
          </table:table-cell>
          <table:table-cell table:formula="of:=MATCH([.C132];[$Sheet2.$B$45:.$B$62];-1)" office:value-type="float" office:value="16" calcext:value-type="float">
            <text:p>16</text:p>
          </table:table-cell>
          <table:table-cell/>
          <table:table-cell table:formula="of:=([.C132]-INDIRECT(&quot;SHEET2.D&quot;&amp;([.D132]+ROW([$Sheet2.$A$45])-1)))/INDIRECT(&quot;Sheet2.C&quot;&amp;([.D132]+ROW([$Sheet2.$A$45])-1))" office:value-type="float" office:value="166.851673101673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2" table:formula="of:=([.A133]+[.$E$1])*[.$B$2]/[.$B$1]" office:value-type="float" office:value="1.5185546875" calcext:value-type="float">
            <text:p>1,519</text:p>
          </table:table-cell>
          <table:table-cell table:style-name="ce13" table:formula="of:=[$Sheet2.$B$3]*[$Sheet3.B133]/([$Sheet2.$B$2]-[$Sheet3.B133])" office:value-type="float" office:value="4300.78541374474" calcext:value-type="float">
            <text:p>4300,8</text:p>
          </table:table-cell>
          <table:table-cell table:formula="of:=MATCH([.C133];[$Sheet2.$B$45:.$B$62];-1)" office:value-type="float" office:value="16" calcext:value-type="float">
            <text:p>16</text:p>
          </table:table-cell>
          <table:table-cell/>
          <table:table-cell table:formula="of:=([.C133]-INDIRECT(&quot;SHEET2.D&quot;&amp;([.D133]+ROW([$Sheet2.$A$45])-1)))/INDIRECT(&quot;Sheet2.C&quot;&amp;([.D133]+ROW([$Sheet2.$A$45])-1))" office:value-type="float" office:value="166.717666123346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12" table:formula="of:=([.A134]+[.$E$1])*[.$B$2]/[.$B$1]" office:value-type="float" office:value="1.5234375" calcext:value-type="float">
            <text:p>1,523</text:p>
          </table:table-cell>
          <table:table-cell table:style-name="ce13" table:formula="of:=[$Sheet2.$B$3]*[$Sheet3.B134]/([$Sheet2.$B$2]-[$Sheet3.B134])" office:value-type="float" office:value="4320.67415730337" calcext:value-type="float">
            <text:p>4320,7</text:p>
          </table:table-cell>
          <table:table-cell table:formula="of:=MATCH([.C134];[$Sheet2.$B$45:.$B$62];-1)" office:value-type="float" office:value="16" calcext:value-type="float">
            <text:p>16</text:p>
          </table:table-cell>
          <table:table-cell/>
          <table:table-cell table:formula="of:=([.C134]-INDIRECT(&quot;SHEET2.D&quot;&amp;([.D134]+ROW([$Sheet2.$A$45])-1)))/INDIRECT(&quot;Sheet2.C&quot;&amp;([.D134]+ROW([$Sheet2.$A$45])-1))" office:value-type="float" office:value="166.583282720923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12" table:formula="of:=([.A135]+[.$E$1])*[.$B$2]/[.$B$1]" office:value-type="float" office:value="1.5283203125" calcext:value-type="float">
            <text:p>1,528</text:p>
          </table:table-cell>
          <table:table-cell table:style-name="ce13" table:formula="of:=[$Sheet2.$B$3]*[$Sheet3.B135]/([$Sheet2.$B$2]-[$Sheet3.B135])" office:value-type="float" office:value="4340.6188466948" calcext:value-type="float">
            <text:p>4340,6</text:p>
          </table:table-cell>
          <table:table-cell table:formula="of:=MATCH([.C135];[$Sheet2.$B$45:.$B$62];-1)" office:value-type="float" office:value="16" calcext:value-type="float">
            <text:p>16</text:p>
          </table:table-cell>
          <table:table-cell/>
          <table:table-cell table:formula="of:=([.C135]-INDIRECT(&quot;SHEET2.D&quot;&amp;([.D135]+ROW([$Sheet2.$A$45])-1)))/INDIRECT(&quot;Sheet2.C&quot;&amp;([.D135]+ROW([$Sheet2.$A$45])-1))" office:value-type="float" office:value="166.448521306116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2" table:formula="of:=([.A136]+[.$E$1])*[.$B$2]/[.$B$1]" office:value-type="float" office:value="1.533203125" calcext:value-type="float">
            <text:p>1,533</text:p>
          </table:table-cell>
          <table:table-cell table:style-name="ce13" table:formula="of:=[$Sheet2.$B$3]*[$Sheet3.B136]/([$Sheet2.$B$2]-[$Sheet3.B136])" office:value-type="float" office:value="4360.61971830986" calcext:value-type="float">
            <text:p>4360,6</text:p>
          </table:table-cell>
          <table:table-cell table:formula="of:=MATCH([.C136];[$Sheet2.$B$45:.$B$62];-1)" office:value-type="float" office:value="16" calcext:value-type="float">
            <text:p>16</text:p>
          </table:table-cell>
          <table:table-cell/>
          <table:table-cell table:formula="of:=([.C136]-INDIRECT(&quot;SHEET2.D&quot;&amp;([.D136]+ROW([$Sheet2.$A$45])-1)))/INDIRECT(&quot;Sheet2.C&quot;&amp;([.D136]+ROW([$Sheet2.$A$45])-1))" office:value-type="float" office:value="166.31338028169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2" table:formula="of:=([.A137]+[.$E$1])*[.$B$2]/[.$B$1]" office:value-type="float" office:value="1.5380859375" calcext:value-type="float">
            <text:p>1,538</text:p>
          </table:table-cell>
          <table:table-cell table:style-name="ce13" table:formula="of:=[$Sheet2.$B$3]*[$Sheet3.B137]/([$Sheet2.$B$2]-[$Sheet3.B137])" office:value-type="float" office:value="4380.67700987306" calcext:value-type="float">
            <text:p>4380,7</text:p>
          </table:table-cell>
          <table:table-cell table:formula="of:=MATCH([.C137];[$Sheet2.$B$45:.$B$62];-1)" office:value-type="float" office:value="16" calcext:value-type="float">
            <text:p>16</text:p>
          </table:table-cell>
          <table:table-cell/>
          <table:table-cell table:formula="of:=([.C137]-INDIRECT(&quot;SHEET2.D&quot;&amp;([.D137]+ROW([$Sheet2.$A$45])-1)))/INDIRECT(&quot;Sheet2.C&quot;&amp;([.D137]+ROW([$Sheet2.$A$45])-1))" office:value-type="float" office:value="166.177858041398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12" table:formula="of:=([.A138]+[.$E$1])*[.$B$2]/[.$B$1]" office:value-type="float" office:value="1.54296875" calcext:value-type="float">
            <text:p>1,543</text:p>
          </table:table-cell>
          <table:table-cell table:style-name="ce13" table:formula="of:=[$Sheet2.$B$3]*[$Sheet3.B138]/([$Sheet2.$B$2]-[$Sheet3.B138])" office:value-type="float" office:value="4400.79096045198" calcext:value-type="float">
            <text:p>4400,8</text:p>
          </table:table-cell>
          <table:table-cell table:formula="of:=MATCH([.C138];[$Sheet2.$B$45:.$B$62];-1)" office:value-type="float" office:value="16" calcext:value-type="float">
            <text:p>16</text:p>
          </table:table-cell>
          <table:table-cell/>
          <table:table-cell table:formula="of:=([.C138]-INDIRECT(&quot;SHEET2.D&quot;&amp;([.D138]+ROW([$Sheet2.$A$45])-1)))/INDIRECT(&quot;Sheet2.C&quot;&amp;([.D138]+ROW([$Sheet2.$A$45])-1))" office:value-type="float" office:value="166.041952969919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12" table:formula="of:=([.A139]+[.$E$1])*[.$B$2]/[.$B$1]" office:value-type="float" office:value="1.5478515625" calcext:value-type="float">
            <text:p>1,548</text:p>
          </table:table-cell>
          <table:table-cell table:style-name="ce13" table:formula="of:=[$Sheet2.$B$3]*[$Sheet3.B139]/([$Sheet2.$B$2]-[$Sheet3.B139])" office:value-type="float" office:value="4420.96181046676" calcext:value-type="float">
            <text:p>4421,0</text:p>
          </table:table-cell>
          <table:table-cell table:formula="of:=MATCH([.C139];[$Sheet2.$B$45:.$B$62];-1)" office:value-type="float" office:value="16" calcext:value-type="float">
            <text:p>16</text:p>
          </table:table-cell>
          <table:table-cell/>
          <table:table-cell table:formula="of:=([.C139]-INDIRECT(&quot;SHEET2.D&quot;&amp;([.D139]+ROW([$Sheet2.$A$45])-1)))/INDIRECT(&quot;Sheet2.C&quot;&amp;([.D139]+ROW([$Sheet2.$A$45])-1))" office:value-type="float" office:value="165.905663442792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12" table:formula="of:=([.A140]+[.$E$1])*[.$B$2]/[.$B$1]" office:value-type="float" office:value="1.552734375" calcext:value-type="float">
            <text:p>1,553</text:p>
          </table:table-cell>
          <table:table-cell table:style-name="ce13" table:formula="of:=[$Sheet2.$B$3]*[$Sheet3.B140]/([$Sheet2.$B$2]-[$Sheet3.B140])" office:value-type="float" office:value="4441.18980169972" calcext:value-type="float">
            <text:p>4441,2</text:p>
          </table:table-cell>
          <table:table-cell table:formula="of:=MATCH([.C140];[$Sheet2.$B$45:.$B$62];-1)" office:value-type="float" office:value="16" calcext:value-type="float">
            <text:p>16</text:p>
          </table:table-cell>
          <table:table-cell/>
          <table:table-cell table:formula="of:=([.C140]-INDIRECT(&quot;SHEET2.D&quot;&amp;([.D140]+ROW([$Sheet2.$A$45])-1)))/INDIRECT(&quot;Sheet2.C&quot;&amp;([.D140]+ROW([$Sheet2.$A$45])-1))" office:value-type="float" office:value="165.768987826353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12" table:formula="of:=([.A141]+[.$E$1])*[.$B$2]/[.$B$1]" office:value-type="float" office:value="1.5576171875" calcext:value-type="float">
            <text:p>1,558</text:p>
          </table:table-cell>
          <table:table-cell table:style-name="ce13" table:formula="of:=[$Sheet2.$B$3]*[$Sheet3.B141]/([$Sheet2.$B$2]-[$Sheet3.B141])" office:value-type="float" office:value="4461.47517730496" calcext:value-type="float">
            <text:p>4461,5</text:p>
          </table:table-cell>
          <table:table-cell table:formula="of:=MATCH([.C141];[$Sheet2.$B$45:.$B$62];-1)" office:value-type="float" office:value="16" calcext:value-type="float">
            <text:p>16</text:p>
          </table:table-cell>
          <table:table-cell/>
          <table:table-cell table:formula="of:=([.C141]-INDIRECT(&quot;SHEET2.D&quot;&amp;([.D141]+ROW([$Sheet2.$A$45])-1)))/INDIRECT(&quot;Sheet2.C&quot;&amp;([.D141]+ROW([$Sheet2.$A$45])-1))" office:value-type="float" office:value="165.631924477669" calcext:value-type="float">
            <text:p>166</text:p>
          </table:table-cell>
          <table:table-cell table:number-columns-repeated="1018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12" table:formula="of:=([.A142]+[.$E$1])*[.$B$2]/[.$B$1]" office:value-type="float" office:value="1.5625" calcext:value-type="float">
            <text:p>1,563</text:p>
          </table:table-cell>
          <table:table-cell table:style-name="ce13" table:formula="of:=[$Sheet2.$B$3]*[$Sheet3.B142]/([$Sheet2.$B$2]-[$Sheet3.B142])" office:value-type="float" office:value="4481.81818181818" calcext:value-type="float">
            <text:p>4481,8</text:p>
          </table:table-cell>
          <table:table-cell table:formula="of:=MATCH([.C142];[$Sheet2.$B$45:.$B$62];-1)" office:value-type="float" office:value="16" calcext:value-type="float">
            <text:p>16</text:p>
          </table:table-cell>
          <table:table-cell/>
          <table:table-cell table:formula="of:=([.C142]-INDIRECT(&quot;SHEET2.D&quot;&amp;([.D142]+ROW([$Sheet2.$A$45])-1)))/INDIRECT(&quot;Sheet2.C&quot;&amp;([.D142]+ROW([$Sheet2.$A$45])-1))" office:value-type="float" office:value="165.494471744472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12" table:formula="of:=([.A143]+[.$E$1])*[.$B$2]/[.$B$1]" office:value-type="float" office:value="1.5673828125" calcext:value-type="float">
            <text:p>1,567</text:p>
          </table:table-cell>
          <table:table-cell table:style-name="ce13" table:formula="of:=[$Sheet2.$B$3]*[$Sheet3.B143]/([$Sheet2.$B$2]-[$Sheet3.B143])" office:value-type="float" office:value="4502.21906116643" calcext:value-type="float">
            <text:p>4502,2</text:p>
          </table:table-cell>
          <table:table-cell table:formula="of:=MATCH([.C143];[$Sheet2.$B$45:.$B$62];-1)" office:value-type="float" office:value="16" calcext:value-type="float">
            <text:p>16</text:p>
          </table:table-cell>
          <table:table-cell/>
          <table:table-cell table:formula="of:=([.C143]-INDIRECT(&quot;SHEET2.D&quot;&amp;([.D143]+ROW([$Sheet2.$A$45])-1)))/INDIRECT(&quot;Sheet2.C&quot;&amp;([.D143]+ROW([$Sheet2.$A$45])-1))" office:value-type="float" office:value="165.356627965092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12" table:formula="of:=([.A144]+[.$E$1])*[.$B$2]/[.$B$1]" office:value-type="float" office:value="1.572265625" calcext:value-type="float">
            <text:p>1,572</text:p>
          </table:table-cell>
          <table:table-cell table:style-name="ce13" table:formula="of:=[$Sheet2.$B$3]*[$Sheet3.B144]/([$Sheet2.$B$2]-[$Sheet3.B144])" office:value-type="float" office:value="4522.67806267806" calcext:value-type="float">
            <text:p>4522,7</text:p>
          </table:table-cell>
          <table:table-cell table:formula="of:=MATCH([.C144];[$Sheet2.$B$45:.$B$62];-1)" office:value-type="float" office:value="16" calcext:value-type="float">
            <text:p>16</text:p>
          </table:table-cell>
          <table:table-cell/>
          <table:table-cell table:formula="of:=([.C144]-INDIRECT(&quot;SHEET2.D&quot;&amp;([.D144]+ROW([$Sheet2.$A$45])-1)))/INDIRECT(&quot;Sheet2.C&quot;&amp;([.D144]+ROW([$Sheet2.$A$45])-1))" office:value-type="float" office:value="165.218391468391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2" table:formula="of:=([.A145]+[.$E$1])*[.$B$2]/[.$B$1]" office:value-type="float" office:value="1.5771484375" calcext:value-type="float">
            <text:p>1,577</text:p>
          </table:table-cell>
          <table:table-cell table:style-name="ce13" table:formula="of:=[$Sheet2.$B$3]*[$Sheet3.B145]/([$Sheet2.$B$2]-[$Sheet3.B145])" office:value-type="float" office:value="4543.19543509272" calcext:value-type="float">
            <text:p>4543,2</text:p>
          </table:table-cell>
          <table:table-cell table:formula="of:=MATCH([.C145];[$Sheet2.$B$45:.$B$62];-1)" office:value-type="float" office:value="16" calcext:value-type="float">
            <text:p>16</text:p>
          </table:table-cell>
          <table:table-cell/>
          <table:table-cell table:formula="of:=([.C145]-INDIRECT(&quot;SHEET2.D&quot;&amp;([.D145]+ROW([$Sheet2.$A$45])-1)))/INDIRECT(&quot;Sheet2.C&quot;&amp;([.D145]+ROW([$Sheet2.$A$45])-1))" office:value-type="float" office:value="165.079760573698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12" table:formula="of:=([.A146]+[.$E$1])*[.$B$2]/[.$B$1]" office:value-type="float" office:value="1.58203125" calcext:value-type="float">
            <text:p>1,582</text:p>
          </table:table-cell>
          <table:table-cell table:style-name="ce13" table:formula="of:=[$Sheet2.$B$3]*[$Sheet3.B146]/([$Sheet2.$B$2]-[$Sheet3.B146])" office:value-type="float" office:value="4563.77142857143" calcext:value-type="float">
            <text:p>4563,8</text:p>
          </table:table-cell>
          <table:table-cell table:formula="of:=MATCH([.C146];[$Sheet2.$B$45:.$B$62];-1)" office:value-type="float" office:value="16" calcext:value-type="float">
            <text:p>16</text:p>
          </table:table-cell>
          <table:table-cell/>
          <table:table-cell table:formula="of:=([.C146]-INDIRECT(&quot;SHEET2.D&quot;&amp;([.D146]+ROW([$Sheet2.$A$45])-1)))/INDIRECT(&quot;Sheet2.C&quot;&amp;([.D146]+ROW([$Sheet2.$A$45])-1))" office:value-type="float" office:value="164.940733590734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2" table:formula="of:=([.A147]+[.$E$1])*[.$B$2]/[.$B$1]" office:value-type="float" office:value="1.5869140625" calcext:value-type="float">
            <text:p>1,587</text:p>
          </table:table-cell>
          <table:table-cell table:style-name="ce13" table:formula="of:=[$Sheet2.$B$3]*[$Sheet3.B147]/([$Sheet2.$B$2]-[$Sheet3.B147])" office:value-type="float" office:value="4584.40629470672" calcext:value-type="float">
            <text:p>4584,4</text:p>
          </table:table-cell>
          <table:table-cell table:formula="of:=MATCH([.C147];[$Sheet2.$B$45:.$B$62];-1)" office:value-type="float" office:value="16" calcext:value-type="float">
            <text:p>16</text:p>
          </table:table-cell>
          <table:table-cell/>
          <table:table-cell table:formula="of:=([.C147]-INDIRECT(&quot;SHEET2.D&quot;&amp;([.D147]+ROW([$Sheet2.$A$45])-1)))/INDIRECT(&quot;Sheet2.C&quot;&amp;([.D147]+ROW([$Sheet2.$A$45])-1))" office:value-type="float" office:value="164.801308819549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12" table:formula="of:=([.A148]+[.$E$1])*[.$B$2]/[.$B$1]" office:value-type="float" office:value="1.591796875" calcext:value-type="float">
            <text:p>1,592</text:p>
          </table:table-cell>
          <table:table-cell table:style-name="ce13" table:formula="of:=[$Sheet2.$B$3]*[$Sheet3.B148]/([$Sheet2.$B$2]-[$Sheet3.B148])" office:value-type="float" office:value="4605.10028653295" calcext:value-type="float">
            <text:p>4605,1</text:p>
          </table:table-cell>
          <table:table-cell table:formula="of:=MATCH([.C148];[$Sheet2.$B$45:.$B$62];-1)" office:value-type="float" office:value="16" calcext:value-type="float">
            <text:p>16</text:p>
          </table:table-cell>
          <table:table-cell/>
          <table:table-cell table:formula="of:=([.C148]-INDIRECT(&quot;SHEET2.D&quot;&amp;([.D148]+ROW([$Sheet2.$A$45])-1)))/INDIRECT(&quot;Sheet2.C&quot;&amp;([.D148]+ROW([$Sheet2.$A$45])-1))" office:value-type="float" office:value="164.661484550453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12" table:formula="of:=([.A149]+[.$E$1])*[.$B$2]/[.$B$1]" office:value-type="float" office:value="1.5966796875" calcext:value-type="float">
            <text:p>1,597</text:p>
          </table:table-cell>
          <table:table-cell table:style-name="ce13" table:formula="of:=[$Sheet2.$B$3]*[$Sheet3.B149]/([$Sheet2.$B$2]-[$Sheet3.B149])" office:value-type="float" office:value="4625.85365853659" calcext:value-type="float">
            <text:p>4625,9</text:p>
          </table:table-cell>
          <table:table-cell table:formula="of:=MATCH([.C149];[$Sheet2.$B$45:.$B$62];-1)" office:value-type="float" office:value="16" calcext:value-type="float">
            <text:p>16</text:p>
          </table:table-cell>
          <table:table-cell/>
          <table:table-cell table:formula="of:=([.C149]-INDIRECT(&quot;SHEET2.D&quot;&amp;([.D149]+ROW([$Sheet2.$A$45])-1)))/INDIRECT(&quot;Sheet2.C&quot;&amp;([.D149]+ROW([$Sheet2.$A$45])-1))" office:value-type="float" office:value="164.521259063942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2" table:formula="of:=([.A150]+[.$E$1])*[.$B$2]/[.$B$1]" office:value-type="float" office:value="1.6015625" calcext:value-type="float">
            <text:p>1,602</text:p>
          </table:table-cell>
          <table:table-cell table:style-name="ce13" table:formula="of:=[$Sheet2.$B$3]*[$Sheet3.B150]/([$Sheet2.$B$2]-[$Sheet3.B150])" office:value-type="float" office:value="4646.66666666667" calcext:value-type="float">
            <text:p>4646,7</text:p>
          </table:table-cell>
          <table:table-cell table:formula="of:=MATCH([.C150];[$Sheet2.$B$45:.$B$62];-1)" office:value-type="float" office:value="16" calcext:value-type="float">
            <text:p>16</text:p>
          </table:table-cell>
          <table:table-cell/>
          <table:table-cell table:formula="of:=([.C150]-INDIRECT(&quot;SHEET2.D&quot;&amp;([.D150]+ROW([$Sheet2.$A$45])-1)))/INDIRECT(&quot;Sheet2.C&quot;&amp;([.D150]+ROW([$Sheet2.$A$45])-1))" office:value-type="float" office:value="164.380630630631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12" table:formula="of:=([.A151]+[.$E$1])*[.$B$2]/[.$B$1]" office:value-type="float" office:value="1.6064453125" calcext:value-type="float">
            <text:p>1,606</text:p>
          </table:table-cell>
          <table:table-cell table:style-name="ce13" table:formula="of:=[$Sheet2.$B$3]*[$Sheet3.B151]/([$Sheet2.$B$2]-[$Sheet3.B151])" office:value-type="float" office:value="4667.53956834532" calcext:value-type="float">
            <text:p>4667,5</text:p>
          </table:table-cell>
          <table:table-cell table:formula="of:=MATCH([.C151];[$Sheet2.$B$45:.$B$62];-1)" office:value-type="float" office:value="16" calcext:value-type="float">
            <text:p>16</text:p>
          </table:table-cell>
          <table:table-cell/>
          <table:table-cell table:formula="of:=([.C151]-INDIRECT(&quot;SHEET2.D&quot;&amp;([.D151]+ROW([$Sheet2.$A$45])-1)))/INDIRECT(&quot;Sheet2.C&quot;&amp;([.D151]+ROW([$Sheet2.$A$45])-1))" office:value-type="float" office:value="164.23959751118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12" table:formula="of:=([.A152]+[.$E$1])*[.$B$2]/[.$B$1]" office:value-type="float" office:value="1.611328125" calcext:value-type="float">
            <text:p>1,611</text:p>
          </table:table-cell>
          <table:table-cell table:style-name="ce13" table:formula="of:=[$Sheet2.$B$3]*[$Sheet3.B152]/([$Sheet2.$B$2]-[$Sheet3.B152])" office:value-type="float" office:value="4688.47262247839" calcext:value-type="float">
            <text:p>4688,5</text:p>
          </table:table-cell>
          <table:table-cell table:formula="of:=MATCH([.C152];[$Sheet2.$B$45:.$B$62];-1)" office:value-type="float" office:value="16" calcext:value-type="float">
            <text:p>16</text:p>
          </table:table-cell>
          <table:table-cell/>
          <table:table-cell table:formula="of:=([.C152]-INDIRECT(&quot;SHEET2.D&quot;&amp;([.D152]+ROW([$Sheet2.$A$45])-1)))/INDIRECT(&quot;Sheet2.C&quot;&amp;([.D152]+ROW([$Sheet2.$A$45])-1))" office:value-type="float" office:value="164.098157956227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12" table:formula="of:=([.A153]+[.$E$1])*[.$B$2]/[.$B$1]" office:value-type="float" office:value="1.6162109375" calcext:value-type="float">
            <text:p>1,616</text:p>
          </table:table-cell>
          <table:table-cell table:style-name="ce13" table:formula="of:=[$Sheet2.$B$3]*[$Sheet3.B153]/([$Sheet2.$B$2]-[$Sheet3.B153])" office:value-type="float" office:value="4709.46608946609" calcext:value-type="float">
            <text:p>4709,5</text:p>
          </table:table-cell>
          <table:table-cell table:formula="of:=MATCH([.C153];[$Sheet2.$B$45:.$B$62];-1)" office:value-type="float" office:value="16" calcext:value-type="float">
            <text:p>16</text:p>
          </table:table-cell>
          <table:table-cell/>
          <table:table-cell table:formula="of:=([.C153]-INDIRECT(&quot;SHEET2.D&quot;&amp;([.D153]+ROW([$Sheet2.$A$45])-1)))/INDIRECT(&quot;Sheet2.C&quot;&amp;([.D153]+ROW([$Sheet2.$A$45])-1))" office:value-type="float" office:value="163.95631020631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2" table:formula="of:=([.A154]+[.$E$1])*[.$B$2]/[.$B$1]" office:value-type="float" office:value="1.62109375" calcext:value-type="float">
            <text:p>1,621</text:p>
          </table:table-cell>
          <table:table-cell table:style-name="ce13" table:formula="of:=[$Sheet2.$B$3]*[$Sheet3.B154]/([$Sheet2.$B$2]-[$Sheet3.B154])" office:value-type="float" office:value="4730.52023121387" calcext:value-type="float">
            <text:p>4730,5</text:p>
          </table:table-cell>
          <table:table-cell table:formula="of:=MATCH([.C154];[$Sheet2.$B$45:.$B$62];-1)" office:value-type="float" office:value="16" calcext:value-type="float">
            <text:p>16</text:p>
          </table:table-cell>
          <table:table-cell/>
          <table:table-cell table:formula="of:=([.C154]-INDIRECT(&quot;SHEET2.D&quot;&amp;([.D154]+ROW([$Sheet2.$A$45])-1)))/INDIRECT(&quot;Sheet2.C&quot;&amp;([.D154]+ROW([$Sheet2.$A$45])-1))" office:value-type="float" office:value="163.814052491798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12" table:formula="of:=([.A155]+[.$E$1])*[.$B$2]/[.$B$1]" office:value-type="float" office:value="1.6259765625" calcext:value-type="float">
            <text:p>1,626</text:p>
          </table:table-cell>
          <table:table-cell table:style-name="ce13" table:formula="of:=[$Sheet2.$B$3]*[$Sheet3.B155]/([$Sheet2.$B$2]-[$Sheet3.B155])" office:value-type="float" office:value="4751.63531114327" calcext:value-type="float">
            <text:p>4751,6</text:p>
          </table:table-cell>
          <table:table-cell table:formula="of:=MATCH([.C155];[$Sheet2.$B$45:.$B$62];-1)" office:value-type="float" office:value="16" calcext:value-type="float">
            <text:p>16</text:p>
          </table:table-cell>
          <table:table-cell/>
          <table:table-cell table:formula="of:=([.C155]-INDIRECT(&quot;SHEET2.D&quot;&amp;([.D155]+ROW([$Sheet2.$A$45])-1)))/INDIRECT(&quot;Sheet2.C&quot;&amp;([.D155]+ROW([$Sheet2.$A$45])-1))" office:value-type="float" office:value="163.671383032816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12" table:formula="of:=([.A156]+[.$E$1])*[.$B$2]/[.$B$1]" office:value-type="float" office:value="1.630859375" calcext:value-type="float">
            <text:p>1,631</text:p>
          </table:table-cell>
          <table:table-cell table:style-name="ce13" table:formula="of:=[$Sheet2.$B$3]*[$Sheet3.B156]/([$Sheet2.$B$2]-[$Sheet3.B156])" office:value-type="float" office:value="4772.8115942029" calcext:value-type="float">
            <text:p>4772,8</text:p>
          </table:table-cell>
          <table:table-cell table:formula="of:=MATCH([.C156];[$Sheet2.$B$45:.$B$62];-1)" office:value-type="float" office:value="16" calcext:value-type="float">
            <text:p>16</text:p>
          </table:table-cell>
          <table:table-cell/>
          <table:table-cell table:formula="of:=([.C156]-INDIRECT(&quot;SHEET2.D&quot;&amp;([.D156]+ROW([$Sheet2.$A$45])-1)))/INDIRECT(&quot;Sheet2.C&quot;&amp;([.D156]+ROW([$Sheet2.$A$45])-1))" office:value-type="float" office:value="163.52830003917" calcext:value-type="float">
            <text:p>164</text:p>
          </table:table-cell>
          <table:table-cell table:number-columns-repeated="1018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12" table:formula="of:=([.A157]+[.$E$1])*[.$B$2]/[.$B$1]" office:value-type="float" office:value="1.6357421875" calcext:value-type="float">
            <text:p>1,636</text:p>
          </table:table-cell>
          <table:table-cell table:style-name="ce13" table:formula="of:=[$Sheet2.$B$3]*[$Sheet3.B157]/([$Sheet2.$B$2]-[$Sheet3.B157])" office:value-type="float" office:value="4794.04934687954" calcext:value-type="float">
            <text:p>4794,0</text:p>
          </table:table-cell>
          <table:table-cell table:formula="of:=MATCH([.C157];[$Sheet2.$B$45:.$B$62];-1)" office:value-type="float" office:value="16" calcext:value-type="float">
            <text:p>16</text:p>
          </table:table-cell>
          <table:table-cell/>
          <table:table-cell table:formula="of:=([.C157]-INDIRECT(&quot;SHEET2.D&quot;&amp;([.D157]+ROW([$Sheet2.$A$45])-1)))/INDIRECT(&quot;Sheet2.C&quot;&amp;([.D157]+ROW([$Sheet2.$A$45])-1))" office:value-type="float" office:value="163.384801710273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12" table:formula="of:=([.A158]+[.$E$1])*[.$B$2]/[.$B$1]" office:value-type="float" office:value="1.640625" calcext:value-type="float">
            <text:p>1,641</text:p>
          </table:table-cell>
          <table:table-cell table:style-name="ce13" table:formula="of:=[$Sheet2.$B$3]*[$Sheet3.B158]/([$Sheet2.$B$2]-[$Sheet3.B158])" office:value-type="float" office:value="4815.3488372093" calcext:value-type="float">
            <text:p>4815,3</text:p>
          </table:table-cell>
          <table:table-cell table:formula="of:=MATCH([.C158];[$Sheet2.$B$45:.$B$62];-1)" office:value-type="float" office:value="16" calcext:value-type="float">
            <text:p>16</text:p>
          </table:table-cell>
          <table:table-cell/>
          <table:table-cell table:formula="of:=([.C158]-INDIRECT(&quot;SHEET2.D&quot;&amp;([.D158]+ROW([$Sheet2.$A$45])-1)))/INDIRECT(&quot;Sheet2.C&quot;&amp;([.D158]+ROW([$Sheet2.$A$45])-1))" office:value-type="float" office:value="163.240886235072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12" table:formula="of:=([.A159]+[.$E$1])*[.$B$2]/[.$B$1]" office:value-type="float" office:value="1.6455078125" calcext:value-type="float">
            <text:p>1,646</text:p>
          </table:table-cell>
          <table:table-cell table:style-name="ce13" table:formula="of:=[$Sheet2.$B$3]*[$Sheet3.B159]/([$Sheet2.$B$2]-[$Sheet3.B159])" office:value-type="float" office:value="4836.71033478894" calcext:value-type="float">
            <text:p>4836,7</text:p>
          </table:table-cell>
          <table:table-cell table:formula="of:=MATCH([.C159];[$Sheet2.$B$45:.$B$62];-1)" office:value-type="float" office:value="16" calcext:value-type="float">
            <text:p>16</text:p>
          </table:table-cell>
          <table:table-cell/>
          <table:table-cell table:formula="of:=([.C159]-INDIRECT(&quot;SHEET2.D&quot;&amp;([.D159]+ROW([$Sheet2.$A$45])-1)))/INDIRECT(&quot;Sheet2.C&quot;&amp;([.D159]+ROW([$Sheet2.$A$45])-1))" office:value-type="float" office:value="163.096551791967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12" table:formula="of:=([.A160]+[.$E$1])*[.$B$2]/[.$B$1]" office:value-type="float" office:value="1.650390625" calcext:value-type="float">
            <text:p>1,650</text:p>
          </table:table-cell>
          <table:table-cell table:style-name="ce13" table:formula="of:=[$Sheet2.$B$3]*[$Sheet3.B160]/([$Sheet2.$B$2]-[$Sheet3.B160])" office:value-type="float" office:value="4858.13411078717" calcext:value-type="float">
            <text:p>4858,1</text:p>
          </table:table-cell>
          <table:table-cell table:formula="of:=MATCH([.C160];[$Sheet2.$B$45:.$B$62];-1)" office:value-type="float" office:value="16" calcext:value-type="float">
            <text:p>16</text:p>
          </table:table-cell>
          <table:table-cell/>
          <table:table-cell table:formula="of:=([.C160]-INDIRECT(&quot;SHEET2.D&quot;&amp;([.D160]+ROW([$Sheet2.$A$45])-1)))/INDIRECT(&quot;Sheet2.C&quot;&amp;([.D160]+ROW([$Sheet2.$A$45])-1))" office:value-type="float" office:value="162.951796548735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12" table:formula="of:=([.A161]+[.$E$1])*[.$B$2]/[.$B$1]" office:value-type="float" office:value="1.6552734375" calcext:value-type="float">
            <text:p>1,655</text:p>
          </table:table-cell>
          <table:table-cell table:style-name="ce13" table:formula="of:=[$Sheet2.$B$3]*[$Sheet3.B161]/([$Sheet2.$B$2]-[$Sheet3.B161])" office:value-type="float" office:value="4879.6204379562" calcext:value-type="float">
            <text:p>4879,6</text:p>
          </table:table-cell>
          <table:table-cell table:formula="of:=MATCH([.C161];[$Sheet2.$B$45:.$B$62];-1)" office:value-type="float" office:value="16" calcext:value-type="float">
            <text:p>16</text:p>
          </table:table-cell>
          <table:table-cell/>
          <table:table-cell table:formula="of:=([.C161]-INDIRECT(&quot;SHEET2.D&quot;&amp;([.D161]+ROW([$Sheet2.$A$45])-1)))/INDIRECT(&quot;Sheet2.C&quot;&amp;([.D161]+ROW([$Sheet2.$A$45])-1))" office:value-type="float" office:value="162.806618662458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12" table:formula="of:=([.A162]+[.$E$1])*[.$B$2]/[.$B$1]" office:value-type="float" office:value="1.66015625" calcext:value-type="float">
            <text:p>1,660</text:p>
          </table:table-cell>
          <table:table-cell table:style-name="ce13" table:formula="of:=[$Sheet2.$B$3]*[$Sheet3.B162]/([$Sheet2.$B$2]-[$Sheet3.B162])" office:value-type="float" office:value="4901.16959064328" calcext:value-type="float">
            <text:p>4901,2</text:p>
          </table:table-cell>
          <table:table-cell table:formula="of:=MATCH([.C162];[$Sheet2.$B$45:.$B$62];-1)" office:value-type="float" office:value="16" calcext:value-type="float">
            <text:p>16</text:p>
          </table:table-cell>
          <table:table-cell/>
          <table:table-cell table:formula="of:=([.C162]-INDIRECT(&quot;SHEET2.D&quot;&amp;([.D162]+ROW([$Sheet2.$A$45])-1)))/INDIRECT(&quot;Sheet2.C&quot;&amp;([.D162]+ROW([$Sheet2.$A$45])-1))" office:value-type="float" office:value="162.661016279437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12" table:formula="of:=([.A163]+[.$E$1])*[.$B$2]/[.$B$1]" office:value-type="float" office:value="1.6650390625" calcext:value-type="float">
            <text:p>1,665</text:p>
          </table:table-cell>
          <table:table-cell table:style-name="ce13" table:formula="of:=[$Sheet2.$B$3]*[$Sheet3.B163]/([$Sheet2.$B$2]-[$Sheet3.B163])" office:value-type="float" office:value="4922.78184480234" calcext:value-type="float">
            <text:p>4922,8</text:p>
          </table:table-cell>
          <table:table-cell table:formula="of:=MATCH([.C163];[$Sheet2.$B$45:.$B$62];-1)" office:value-type="float" office:value="16" calcext:value-type="float">
            <text:p>16</text:p>
          </table:table-cell>
          <table:table-cell/>
          <table:table-cell table:formula="of:=([.C163]-INDIRECT(&quot;SHEET2.D&quot;&amp;([.D163]+ROW([$Sheet2.$A$45])-1)))/INDIRECT(&quot;Sheet2.C&quot;&amp;([.D163]+ROW([$Sheet2.$A$45])-1))" office:value-type="float" office:value="162.514987535119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12" table:formula="of:=([.A164]+[.$E$1])*[.$B$2]/[.$B$1]" office:value-type="float" office:value="1.669921875" calcext:value-type="float">
            <text:p>1,670</text:p>
          </table:table-cell>
          <table:table-cell table:style-name="ce13" table:formula="of:=[$Sheet2.$B$3]*[$Sheet3.B164]/([$Sheet2.$B$2]-[$Sheet3.B164])" office:value-type="float" office:value="4944.45747800587" calcext:value-type="float">
            <text:p>4944,5</text:p>
          </table:table-cell>
          <table:table-cell table:formula="of:=MATCH([.C164];[$Sheet2.$B$45:.$B$62];-1)" office:value-type="float" office:value="16" calcext:value-type="float">
            <text:p>16</text:p>
          </table:table-cell>
          <table:table-cell/>
          <table:table-cell table:formula="of:=([.C164]-INDIRECT(&quot;SHEET2.D&quot;&amp;([.D164]+ROW([$Sheet2.$A$45])-1)))/INDIRECT(&quot;Sheet2.C&quot;&amp;([.D164]+ROW([$Sheet2.$A$45])-1))" office:value-type="float" office:value="162.368530554014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12" table:formula="of:=([.A165]+[.$E$1])*[.$B$2]/[.$B$1]" office:value-type="float" office:value="1.6748046875" calcext:value-type="float">
            <text:p>1,675</text:p>
          </table:table-cell>
          <table:table-cell table:style-name="ce13" table:formula="of:=[$Sheet2.$B$3]*[$Sheet3.B165]/([$Sheet2.$B$2]-[$Sheet3.B165])" office:value-type="float" office:value="4966.19676945668" calcext:value-type="float">
            <text:p>4966,2</text:p>
          </table:table-cell>
          <table:table-cell table:formula="of:=MATCH([.C165];[$Sheet2.$B$45:.$B$62];-1)" office:value-type="float" office:value="16" calcext:value-type="float">
            <text:p>16</text:p>
          </table:table-cell>
          <table:table-cell/>
          <table:table-cell table:formula="of:=([.C165]-INDIRECT(&quot;SHEET2.D&quot;&amp;([.D165]+ROW([$Sheet2.$A$45])-1)))/INDIRECT(&quot;Sheet2.C&quot;&amp;([.D165]+ROW([$Sheet2.$A$45])-1))" office:value-type="float" office:value="162.221643449617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2" table:formula="of:=([.A166]+[.$E$1])*[.$B$2]/[.$B$1]" office:value-type="float" office:value="1.6796875" calcext:value-type="float">
            <text:p>1,680</text:p>
          </table:table-cell>
          <table:table-cell table:style-name="ce13" table:formula="of:=[$Sheet2.$B$3]*[$Sheet3.B166]/([$Sheet2.$B$2]-[$Sheet3.B166])" office:value-type="float" office:value="4988" calcext:value-type="float">
            <text:p>4988,0</text:p>
          </table:table-cell>
          <table:table-cell table:formula="of:=MATCH([.C166];[$Sheet2.$B$45:.$B$62];-1)" office:value-type="float" office:value="16" calcext:value-type="float">
            <text:p>16</text:p>
          </table:table-cell>
          <table:table-cell/>
          <table:table-cell table:formula="of:=([.C166]-INDIRECT(&quot;SHEET2.D&quot;&amp;([.D166]+ROW([$Sheet2.$A$45])-1)))/INDIRECT(&quot;Sheet2.C&quot;&amp;([.D166]+ROW([$Sheet2.$A$45])-1))" office:value-type="float" office:value="162.074324324324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12" table:formula="of:=([.A167]+[.$E$1])*[.$B$2]/[.$B$1]" office:value-type="float" office:value="1.6845703125" calcext:value-type="float">
            <text:p>1,685</text:p>
          </table:table-cell>
          <table:table-cell table:style-name="ce13" table:formula="of:=[$Sheet2.$B$3]*[$Sheet3.B167]/([$Sheet2.$B$2]-[$Sheet3.B167])" office:value-type="float" office:value="5009.86745213549" calcext:value-type="float">
            <text:p>5009,9</text:p>
          </table:table-cell>
          <table:table-cell table:formula="of:=MATCH([.C167];[$Sheet2.$B$45:.$B$62];-1)" office:value-type="float" office:value="16" calcext:value-type="float">
            <text:p>16</text:p>
          </table:table-cell>
          <table:table-cell/>
          <table:table-cell table:formula="of:=([.C167]-INDIRECT(&quot;SHEET2.D&quot;&amp;([.D167]+ROW([$Sheet2.$A$45])-1)))/INDIRECT(&quot;Sheet2.C&quot;&amp;([.D167]+ROW([$Sheet2.$A$45])-1))" office:value-type="float" office:value="161.926571269355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12" table:formula="of:=([.A168]+[.$E$1])*[.$B$2]/[.$B$1]" office:value-type="float" office:value="1.689453125" calcext:value-type="float">
            <text:p>1,689</text:p>
          </table:table-cell>
          <table:table-cell table:style-name="ce13" table:formula="of:=[$Sheet2.$B$3]*[$Sheet3.B168]/([$Sheet2.$B$2]-[$Sheet3.B168])" office:value-type="float" office:value="5031.7994100295" calcext:value-type="float">
            <text:p>5031,8</text:p>
          </table:table-cell>
          <table:table-cell table:formula="of:=MATCH([.C168];[$Sheet2.$B$45:.$B$62];-1)" office:value-type="float" office:value="16" calcext:value-type="float">
            <text:p>16</text:p>
          </table:table-cell>
          <table:table-cell/>
          <table:table-cell table:formula="of:=([.C168]-INDIRECT(&quot;SHEET2.D&quot;&amp;([.D168]+ROW([$Sheet2.$A$45])-1)))/INDIRECT(&quot;Sheet2.C&quot;&amp;([.D168]+ROW([$Sheet2.$A$45])-1))" office:value-type="float" office:value="161.778382364666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12" table:formula="of:=([.A169]+[.$E$1])*[.$B$2]/[.$B$1]" office:value-type="float" office:value="1.6943359375" calcext:value-type="float">
            <text:p>1,694</text:p>
          </table:table-cell>
          <table:table-cell table:style-name="ce13" table:formula="of:=[$Sheet2.$B$3]*[$Sheet3.B169]/([$Sheet2.$B$2]-[$Sheet3.B169])" office:value-type="float" office:value="5053.79615952733" calcext:value-type="float">
            <text:p>5053,8</text:p>
          </table:table-cell>
          <table:table-cell table:formula="of:=MATCH([.C169];[$Sheet2.$B$45:.$B$62];-1)" office:value-type="float" office:value="16" calcext:value-type="float">
            <text:p>16</text:p>
          </table:table-cell>
          <table:table-cell/>
          <table:table-cell table:formula="of:=([.C169]-INDIRECT(&quot;SHEET2.D&quot;&amp;([.D169]+ROW([$Sheet2.$A$45])-1)))/INDIRECT(&quot;Sheet2.C&quot;&amp;([.D169]+ROW([$Sheet2.$A$45])-1))" office:value-type="float" office:value="161.629755678869" calcext:value-type="float">
            <text:p>162</text:p>
          </table:table-cell>
          <table:table-cell table:number-columns-repeated="1018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12" table:formula="of:=([.A170]+[.$E$1])*[.$B$2]/[.$B$1]" office:value-type="float" office:value="1.69921875" calcext:value-type="float">
            <text:p>1,699</text:p>
          </table:table-cell>
          <table:table-cell table:style-name="ce13" table:formula="of:=[$Sheet2.$B$3]*[$Sheet3.B170]/([$Sheet2.$B$2]-[$Sheet3.B170])" office:value-type="float" office:value="5075.85798816568" calcext:value-type="float">
            <text:p>5075,9</text:p>
          </table:table-cell>
          <table:table-cell table:formula="of:=MATCH([.C170];[$Sheet2.$B$45:.$B$62];-1)" office:value-type="float" office:value="16" calcext:value-type="float">
            <text:p>16</text:p>
          </table:table-cell>
          <table:table-cell/>
          <table:table-cell table:formula="of:=([.C170]-INDIRECT(&quot;SHEET2.D&quot;&amp;([.D170]+ROW([$Sheet2.$A$45])-1)))/INDIRECT(&quot;Sheet2.C&quot;&amp;([.D170]+ROW([$Sheet2.$A$45])-1))" office:value-type="float" office:value="161.480689269151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12" table:formula="of:=([.A171]+[.$E$1])*[.$B$2]/[.$B$1]" office:value-type="float" office:value="1.7041015625" calcext:value-type="float">
            <text:p>1,704</text:p>
          </table:table-cell>
          <table:table-cell table:style-name="ce13" table:formula="of:=[$Sheet2.$B$3]*[$Sheet3.B171]/([$Sheet2.$B$2]-[$Sheet3.B171])" office:value-type="float" office:value="5097.98518518519" calcext:value-type="float">
            <text:p>5098,0</text:p>
          </table:table-cell>
          <table:table-cell table:formula="of:=MATCH([.C171];[$Sheet2.$B$45:.$B$62];-1)" office:value-type="float" office:value="16" calcext:value-type="float">
            <text:p>16</text:p>
          </table:table-cell>
          <table:table-cell/>
          <table:table-cell table:formula="of:=([.C171]-INDIRECT(&quot;SHEET2.D&quot;&amp;([.D171]+ROW([$Sheet2.$A$45])-1)))/INDIRECT(&quot;Sheet2.C&quot;&amp;([.D171]+ROW([$Sheet2.$A$45])-1))" office:value-type="float" office:value="161.331181181181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12" table:formula="of:=([.A172]+[.$E$1])*[.$B$2]/[.$B$1]" office:value-type="float" office:value="1.708984375" calcext:value-type="float">
            <text:p>1,709</text:p>
          </table:table-cell>
          <table:table-cell table:style-name="ce13" table:formula="of:=[$Sheet2.$B$3]*[$Sheet3.B172]/([$Sheet2.$B$2]-[$Sheet3.B172])" office:value-type="float" office:value="5120.17804154303" calcext:value-type="float">
            <text:p>5120,2</text:p>
          </table:table-cell>
          <table:table-cell table:formula="of:=MATCH([.C172];[$Sheet2.$B$45:.$B$62];-1)" office:value-type="float" office:value="16" calcext:value-type="float">
            <text:p>16</text:p>
          </table:table-cell>
          <table:table-cell/>
          <table:table-cell table:formula="of:=([.C172]-INDIRECT(&quot;SHEET2.D&quot;&amp;([.D172]+ROW([$Sheet2.$A$45])-1)))/INDIRECT(&quot;Sheet2.C&quot;&amp;([.D172]+ROW([$Sheet2.$A$45])-1))" office:value-type="float" office:value="161.181229449034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12" table:formula="of:=([.A173]+[.$E$1])*[.$B$2]/[.$B$1]" office:value-type="float" office:value="1.7138671875" calcext:value-type="float">
            <text:p>1,714</text:p>
          </table:table-cell>
          <table:table-cell table:style-name="ce13" table:formula="of:=[$Sheet2.$B$3]*[$Sheet3.B173]/([$Sheet2.$B$2]-[$Sheet3.B173])" office:value-type="float" office:value="5142.43684992571" calcext:value-type="float">
            <text:p>5142,4</text:p>
          </table:table-cell>
          <table:table-cell table:formula="of:=MATCH([.C173];[$Sheet2.$B$45:.$B$62];-1)" office:value-type="float" office:value="16" calcext:value-type="float">
            <text:p>16</text:p>
          </table:table-cell>
          <table:table-cell/>
          <table:table-cell table:formula="of:=([.C173]-INDIRECT(&quot;SHEET2.D&quot;&amp;([.D173]+ROW([$Sheet2.$A$45])-1)))/INDIRECT(&quot;Sheet2.C&quot;&amp;([.D173]+ROW([$Sheet2.$A$45])-1))" office:value-type="float" office:value="161.030832095097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12" table:formula="of:=([.A174]+[.$E$1])*[.$B$2]/[.$B$1]" office:value-type="float" office:value="1.71875" calcext:value-type="float">
            <text:p>1,719</text:p>
          </table:table-cell>
          <table:table-cell table:style-name="ce13" table:formula="of:=[$Sheet2.$B$3]*[$Sheet3.B174]/([$Sheet2.$B$2]-[$Sheet3.B174])" office:value-type="float" office:value="5164.76190476191" calcext:value-type="float">
            <text:p>5164,8</text:p>
          </table:table-cell>
          <table:table-cell table:formula="of:=MATCH([.C174];[$Sheet2.$B$45:.$B$62];-1)" office:value-type="float" office:value="16" calcext:value-type="float">
            <text:p>16</text:p>
          </table:table-cell>
          <table:table-cell/>
          <table:table-cell table:formula="of:=([.C174]-INDIRECT(&quot;SHEET2.D&quot;&amp;([.D174]+ROW([$Sheet2.$A$45])-1)))/INDIRECT(&quot;Sheet2.C&quot;&amp;([.D174]+ROW([$Sheet2.$A$45])-1))" office:value-type="float" office:value="160.879987129987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12" table:formula="of:=([.A175]+[.$E$1])*[.$B$2]/[.$B$1]" office:value-type="float" office:value="1.7236328125" calcext:value-type="float">
            <text:p>1,724</text:p>
          </table:table-cell>
          <table:table-cell table:style-name="ce13" table:formula="of:=[$Sheet2.$B$3]*[$Sheet3.B175]/([$Sheet2.$B$2]-[$Sheet3.B175])" office:value-type="float" office:value="5187.15350223547" calcext:value-type="float">
            <text:p>5187,2</text:p>
          </table:table-cell>
          <table:table-cell table:formula="of:=MATCH([.C175];[$Sheet2.$B$45:.$B$62];-1)" office:value-type="float" office:value="16" calcext:value-type="float">
            <text:p>16</text:p>
          </table:table-cell>
          <table:table-cell/>
          <table:table-cell table:formula="of:=([.C175]-INDIRECT(&quot;SHEET2.D&quot;&amp;([.D175]+ROW([$Sheet2.$A$45])-1)))/INDIRECT(&quot;Sheet2.C&quot;&amp;([.D175]+ROW([$Sheet2.$A$45])-1))" office:value-type="float" office:value="160.728692552463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12" table:formula="of:=([.A176]+[.$E$1])*[.$B$2]/[.$B$1]" office:value-type="float" office:value="1.728515625" calcext:value-type="float">
            <text:p>1,729</text:p>
          </table:table-cell>
          <table:table-cell table:style-name="ce13" table:formula="of:=[$Sheet2.$B$3]*[$Sheet3.B176]/([$Sheet2.$B$2]-[$Sheet3.B176])" office:value-type="float" office:value="5209.61194029851" calcext:value-type="float">
            <text:p>5209,6</text:p>
          </table:table-cell>
          <table:table-cell table:formula="of:=MATCH([.C176];[$Sheet2.$B$45:.$B$62];-1)" office:value-type="float" office:value="16" calcext:value-type="float">
            <text:p>16</text:p>
          </table:table-cell>
          <table:table-cell/>
          <table:table-cell table:formula="of:=([.C176]-INDIRECT(&quot;SHEET2.D&quot;&amp;([.D176]+ROW([$Sheet2.$A$45])-1)))/INDIRECT(&quot;Sheet2.C&quot;&amp;([.D176]+ROW([$Sheet2.$A$45])-1))" office:value-type="float" office:value="160.576946349334" calcext:value-type="float">
            <text:p>161</text:p>
          </table:table-cell>
          <table:table-cell table:number-columns-repeated="1018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12" table:formula="of:=([.A177]+[.$E$1])*[.$B$2]/[.$B$1]" office:value-type="float" office:value="1.7333984375" calcext:value-type="float">
            <text:p>1,733</text:p>
          </table:table-cell>
          <table:table-cell table:style-name="ce13" table:formula="of:=[$Sheet2.$B$3]*[$Sheet3.B177]/([$Sheet2.$B$2]-[$Sheet3.B177])" office:value-type="float" office:value="5232.1375186846" calcext:value-type="float">
            <text:p>5232,1</text:p>
          </table:table-cell>
          <table:table-cell table:formula="of:=MATCH([.C177];[$Sheet2.$B$45:.$B$62];-1)" office:value-type="float" office:value="16" calcext:value-type="float">
            <text:p>16</text:p>
          </table:table-cell>
          <table:table-cell/>
          <table:table-cell table:formula="of:=([.C177]-INDIRECT(&quot;SHEET2.D&quot;&amp;([.D177]+ROW([$Sheet2.$A$45])-1)))/INDIRECT(&quot;Sheet2.C&quot;&amp;([.D177]+ROW([$Sheet2.$A$45])-1))" office:value-type="float" office:value="160.424746495374" calcext:value-type="float">
            <text:p>160</text:p>
          </table:table-cell>
          <table:table-cell table:number-columns-repeated="1018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12" table:formula="of:=([.A178]+[.$E$1])*[.$B$2]/[.$B$1]" office:value-type="float" office:value="1.73828125" calcext:value-type="float">
            <text:p>1,738</text:p>
          </table:table-cell>
          <table:table-cell table:style-name="ce13" table:formula="of:=[$Sheet2.$B$3]*[$Sheet3.B178]/([$Sheet2.$B$2]-[$Sheet3.B178])" office:value-type="float" office:value="5254.73053892216" calcext:value-type="float">
            <text:p>5254,7</text:p>
          </table:table-cell>
          <table:table-cell table:formula="of:=MATCH([.C178];[$Sheet2.$B$45:.$B$62];-1)" office:value-type="float" office:value="16" calcext:value-type="float">
            <text:p>16</text:p>
          </table:table-cell>
          <table:table-cell/>
          <table:table-cell table:formula="of:=([.C178]-INDIRECT(&quot;SHEET2.D&quot;&amp;([.D178]+ROW([$Sheet2.$A$45])-1)))/INDIRECT(&quot;Sheet2.C&quot;&amp;([.D178]+ROW([$Sheet2.$A$45])-1))" office:value-type="float" office:value="160.272090953229" calcext:value-type="float">
            <text:p>160</text:p>
          </table:table-cell>
          <table:table-cell table:number-columns-repeated="1018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2" table:formula="of:=([.A179]+[.$E$1])*[.$B$2]/[.$B$1]" office:value-type="float" office:value="1.7431640625" calcext:value-type="float">
            <text:p>1,743</text:p>
          </table:table-cell>
          <table:table-cell table:style-name="ce13" table:formula="of:=[$Sheet2.$B$3]*[$Sheet3.B179]/([$Sheet2.$B$2]-[$Sheet3.B179])" office:value-type="float" office:value="5277.39130434783" calcext:value-type="float">
            <text:p>5277,4</text:p>
          </table:table-cell>
          <table:table-cell table:formula="of:=MATCH([.C179];[$Sheet2.$B$45:.$B$62];-1)" office:value-type="float" office:value="16" calcext:value-type="float">
            <text:p>16</text:p>
          </table:table-cell>
          <table:table-cell/>
          <table:table-cell table:formula="of:=([.C179]-INDIRECT(&quot;SHEET2.D&quot;&amp;([.D179]+ROW([$Sheet2.$A$45])-1)))/INDIRECT(&quot;Sheet2.C&quot;&amp;([.D179]+ROW([$Sheet2.$A$45])-1))" office:value-type="float" office:value="160.118977673325" calcext:value-type="float">
            <text:p>160</text:p>
          </table:table-cell>
          <table:table-cell table:number-columns-repeated="1018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12" table:formula="of:=([.A180]+[.$E$1])*[.$B$2]/[.$B$1]" office:value-type="float" office:value="1.748046875" calcext:value-type="float">
            <text:p>1,748</text:p>
          </table:table-cell>
          <table:table-cell table:style-name="ce13" table:formula="of:=[$Sheet2.$B$3]*[$Sheet3.B180]/([$Sheet2.$B$2]-[$Sheet3.B180])" office:value-type="float" office:value="5300.12012012012" calcext:value-type="float">
            <text:p>5300,1</text:p>
          </table:table-cell>
          <table:table-cell table:formula="of:=MATCH([.C180];[$Sheet2.$B$45:.$B$62];-1)" office:value-type="float" office:value="15" calcext:value-type="float">
            <text:p>15</text:p>
          </table:table-cell>
          <table:table-cell/>
          <table:table-cell table:formula="of:=([.C180]-INDIRECT(&quot;SHEET2.D&quot;&amp;([.D180]+ROW([$Sheet2.$A$45])-1)))/INDIRECT(&quot;Sheet2.C&quot;&amp;([.D180]+ROW([$Sheet2.$A$45])-1))" office:value-type="float" office:value="157.392881603408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12" table:formula="of:=([.A181]+[.$E$1])*[.$B$2]/[.$B$1]" office:value-type="float" office:value="1.7529296875" calcext:value-type="float">
            <text:p>1,753</text:p>
          </table:table-cell>
          <table:table-cell table:style-name="ce13" table:formula="of:=[$Sheet2.$B$3]*[$Sheet3.B181]/([$Sheet2.$B$2]-[$Sheet3.B181])" office:value-type="float" office:value="5322.91729323308" calcext:value-type="float">
            <text:p>5322,9</text:p>
          </table:table-cell>
          <table:table-cell table:formula="of:=MATCH([.C181];[$Sheet2.$B$45:.$B$62];-1)" office:value-type="float" office:value="15" calcext:value-type="float">
            <text:p>15</text:p>
          </table:table-cell>
          <table:table-cell/>
          <table:table-cell table:formula="of:=([.C181]-INDIRECT(&quot;SHEET2.D&quot;&amp;([.D181]+ROW([$Sheet2.$A$45])-1)))/INDIRECT(&quot;Sheet2.C&quot;&amp;([.D181]+ROW([$Sheet2.$A$45])-1))" office:value-type="float" office:value="157.278610058982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12" table:formula="of:=([.A182]+[.$E$1])*[.$B$2]/[.$B$1]" office:value-type="float" office:value="1.7578125" calcext:value-type="float">
            <text:p>1,758</text:p>
          </table:table-cell>
          <table:table-cell table:style-name="ce13" table:formula="of:=[$Sheet2.$B$3]*[$Sheet3.B182]/([$Sheet2.$B$2]-[$Sheet3.B182])" office:value-type="float" office:value="5345.78313253012" calcext:value-type="float">
            <text:p>5345,8</text:p>
          </table:table-cell>
          <table:table-cell table:formula="of:=MATCH([.C182];[$Sheet2.$B$45:.$B$62];-1)" office:value-type="float" office:value="15" calcext:value-type="float">
            <text:p>15</text:p>
          </table:table-cell>
          <table:table-cell/>
          <table:table-cell table:formula="of:=([.C182]-INDIRECT(&quot;SHEET2.D&quot;&amp;([.D182]+ROW([$Sheet2.$A$45])-1)))/INDIRECT(&quot;Sheet2.C&quot;&amp;([.D182]+ROW([$Sheet2.$A$45])-1))" office:value-type="float" office:value="157.163994323157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12" table:formula="of:=([.A183]+[.$E$1])*[.$B$2]/[.$B$1]" office:value-type="float" office:value="1.7626953125" calcext:value-type="float">
            <text:p>1,763</text:p>
          </table:table-cell>
          <table:table-cell table:style-name="ce13" table:formula="of:=[$Sheet2.$B$3]*[$Sheet3.B183]/([$Sheet2.$B$2]-[$Sheet3.B183])" office:value-type="float" office:value="5368.71794871795" calcext:value-type="float">
            <text:p>5368,7</text:p>
          </table:table-cell>
          <table:table-cell table:formula="of:=MATCH([.C183];[$Sheet2.$B$45:.$B$62];-1)" office:value-type="float" office:value="15" calcext:value-type="float">
            <text:p>15</text:p>
          </table:table-cell>
          <table:table-cell/>
          <table:table-cell table:formula="of:=([.C183]-INDIRECT(&quot;SHEET2.D&quot;&amp;([.D183]+ROW([$Sheet2.$A$45])-1)))/INDIRECT(&quot;Sheet2.C&quot;&amp;([.D183]+ROW([$Sheet2.$A$45])-1))" office:value-type="float" office:value="157.049032838507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12" table:formula="of:=([.A184]+[.$E$1])*[.$B$2]/[.$B$1]" office:value-type="float" office:value="1.767578125" calcext:value-type="float">
            <text:p>1,768</text:p>
          </table:table-cell>
          <table:table-cell table:style-name="ce13" table:formula="of:=[$Sheet2.$B$3]*[$Sheet3.B184]/([$Sheet2.$B$2]-[$Sheet3.B184])" office:value-type="float" office:value="5391.72205438066" calcext:value-type="float">
            <text:p>5391,7</text:p>
          </table:table-cell>
          <table:table-cell table:formula="of:=MATCH([.C184];[$Sheet2.$B$45:.$B$62];-1)" office:value-type="float" office:value="15" calcext:value-type="float">
            <text:p>15</text:p>
          </table:table-cell>
          <table:table-cell/>
          <table:table-cell table:formula="of:=([.C184]-INDIRECT(&quot;SHEET2.D&quot;&amp;([.D184]+ROW([$Sheet2.$A$45])-1)))/INDIRECT(&quot;Sheet2.C&quot;&amp;([.D184]+ROW([$Sheet2.$A$45])-1))" office:value-type="float" office:value="156.933724038192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12" table:formula="of:=([.A185]+[.$E$1])*[.$B$2]/[.$B$1]" office:value-type="float" office:value="1.7724609375" calcext:value-type="float">
            <text:p>1,772</text:p>
          </table:table-cell>
          <table:table-cell table:style-name="ce13" table:formula="of:=[$Sheet2.$B$3]*[$Sheet3.B185]/([$Sheet2.$B$2]-[$Sheet3.B185])" office:value-type="float" office:value="5414.79576399395" calcext:value-type="float">
            <text:p>5414,8</text:p>
          </table:table-cell>
          <table:table-cell table:formula="of:=MATCH([.C185];[$Sheet2.$B$45:.$B$62];-1)" office:value-type="float" office:value="15" calcext:value-type="float">
            <text:p>15</text:p>
          </table:table-cell>
          <table:table-cell/>
          <table:table-cell table:formula="of:=([.C185]-INDIRECT(&quot;SHEET2.D&quot;&amp;([.D185]+ROW([$Sheet2.$A$45])-1)))/INDIRECT(&quot;Sheet2.C&quot;&amp;([.D185]+ROW([$Sheet2.$A$45])-1))" office:value-type="float" office:value="156.818066345895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12" table:formula="of:=([.A186]+[.$E$1])*[.$B$2]/[.$B$1]" office:value-type="float" office:value="1.77734375" calcext:value-type="float">
            <text:p>1,777</text:p>
          </table:table-cell>
          <table:table-cell table:style-name="ce13" table:formula="of:=[$Sheet2.$B$3]*[$Sheet3.B186]/([$Sheet2.$B$2]-[$Sheet3.B186])" office:value-type="float" office:value="5437.93939393939" calcext:value-type="float">
            <text:p>5437,9</text:p>
          </table:table-cell>
          <table:table-cell table:formula="of:=MATCH([.C186];[$Sheet2.$B$45:.$B$62];-1)" office:value-type="float" office:value="15" calcext:value-type="float">
            <text:p>15</text:p>
          </table:table-cell>
          <table:table-cell/>
          <table:table-cell table:formula="of:=([.C186]-INDIRECT(&quot;SHEET2.D&quot;&amp;([.D186]+ROW([$Sheet2.$A$45])-1)))/INDIRECT(&quot;Sheet2.C&quot;&amp;([.D186]+ROW([$Sheet2.$A$45])-1))" office:value-type="float" office:value="156.702058175742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12" table:formula="of:=([.A187]+[.$E$1])*[.$B$2]/[.$B$1]" office:value-type="float" office:value="1.7822265625" calcext:value-type="float">
            <text:p>1,782</text:p>
          </table:table-cell>
          <table:table-cell table:style-name="ce13" table:formula="of:=[$Sheet2.$B$3]*[$Sheet3.B187]/([$Sheet2.$B$2]-[$Sheet3.B187])" office:value-type="float" office:value="5461.15326251897" calcext:value-type="float">
            <text:p>5461,2</text:p>
          </table:table-cell>
          <table:table-cell table:formula="of:=MATCH([.C187];[$Sheet2.$B$45:.$B$62];-1)" office:value-type="float" office:value="15" calcext:value-type="float">
            <text:p>15</text:p>
          </table:table-cell>
          <table:table-cell/>
          <table:table-cell table:formula="of:=([.C187]-INDIRECT(&quot;SHEET2.D&quot;&amp;([.D187]+ROW([$Sheet2.$A$45])-1)))/INDIRECT(&quot;Sheet2.C&quot;&amp;([.D187]+ROW([$Sheet2.$A$45])-1))" office:value-type="float" office:value="156.585697932236" calcext:value-type="float">
            <text:p>157</text:p>
          </table:table-cell>
          <table:table-cell table:number-columns-repeated="1018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12" table:formula="of:=([.A188]+[.$E$1])*[.$B$2]/[.$B$1]" office:value-type="float" office:value="1.787109375" calcext:value-type="float">
            <text:p>1,787</text:p>
          </table:table-cell>
          <table:table-cell table:style-name="ce13" table:formula="of:=[$Sheet2.$B$3]*[$Sheet3.B188]/([$Sheet2.$B$2]-[$Sheet3.B188])" office:value-type="float" office:value="5484.43768996961" calcext:value-type="float">
            <text:p>5484,4</text:p>
          </table:table-cell>
          <table:table-cell table:formula="of:=MATCH([.C188];[$Sheet2.$B$45:.$B$62];-1)" office:value-type="float" office:value="15" calcext:value-type="float">
            <text:p>15</text:p>
          </table:table-cell>
          <table:table-cell/>
          <table:table-cell table:formula="of:=([.C188]-INDIRECT(&quot;SHEET2.D&quot;&amp;([.D188]+ROW([$Sheet2.$A$45])-1)))/INDIRECT(&quot;Sheet2.C&quot;&amp;([.D188]+ROW([$Sheet2.$A$45])-1))" office:value-type="float" office:value="156.468984010177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12" table:formula="of:=([.A189]+[.$E$1])*[.$B$2]/[.$B$1]" office:value-type="float" office:value="1.7919921875" calcext:value-type="float">
            <text:p>1,792</text:p>
          </table:table-cell>
          <table:table-cell table:style-name="ce13" table:formula="of:=[$Sheet2.$B$3]*[$Sheet3.B189]/([$Sheet2.$B$2]-[$Sheet3.B189])" office:value-type="float" office:value="5507.79299847793" calcext:value-type="float">
            <text:p>5507,8</text:p>
          </table:table-cell>
          <table:table-cell table:formula="of:=MATCH([.C189];[$Sheet2.$B$45:.$B$62];-1)" office:value-type="float" office:value="15" calcext:value-type="float">
            <text:p>15</text:p>
          </table:table-cell>
          <table:table-cell/>
          <table:table-cell table:formula="of:=([.C189]-INDIRECT(&quot;SHEET2.D&quot;&amp;([.D189]+ROW([$Sheet2.$A$45])-1)))/INDIRECT(&quot;Sheet2.C&quot;&amp;([.D189]+ROW([$Sheet2.$A$45])-1))" office:value-type="float" office:value="156.351914794597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2" table:formula="of:=([.A190]+[.$E$1])*[.$B$2]/[.$B$1]" office:value-type="float" office:value="1.796875" calcext:value-type="float">
            <text:p>1,797</text:p>
          </table:table-cell>
          <table:table-cell table:style-name="ce13" table:formula="of:=[$Sheet2.$B$3]*[$Sheet3.B190]/([$Sheet2.$B$2]-[$Sheet3.B190])" office:value-type="float" office:value="5531.21951219512" calcext:value-type="float">
            <text:p>5531,2</text:p>
          </table:table-cell>
          <table:table-cell table:formula="of:=MATCH([.C190];[$Sheet2.$B$45:.$B$62];-1)" office:value-type="float" office:value="15" calcext:value-type="float">
            <text:p>15</text:p>
          </table:table-cell>
          <table:table-cell/>
          <table:table-cell table:formula="of:=([.C190]-INDIRECT(&quot;SHEET2.D&quot;&amp;([.D190]+ROW([$Sheet2.$A$45])-1)))/INDIRECT(&quot;Sheet2.C&quot;&amp;([.D190]+ROW([$Sheet2.$A$45])-1))" office:value-type="float" office:value="156.234488660676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12" table:formula="of:=([.A191]+[.$E$1])*[.$B$2]/[.$B$1]" office:value-type="float" office:value="1.8017578125" calcext:value-type="float">
            <text:p>1,802</text:p>
          </table:table-cell>
          <table:table-cell table:style-name="ce13" table:formula="of:=[$Sheet2.$B$3]*[$Sheet3.B191]/([$Sheet2.$B$2]-[$Sheet3.B191])" office:value-type="float" office:value="5554.71755725191" calcext:value-type="float">
            <text:p>5554,7</text:p>
          </table:table-cell>
          <table:table-cell table:formula="of:=MATCH([.C191];[$Sheet2.$B$45:.$B$62];-1)" office:value-type="float" office:value="15" calcext:value-type="float">
            <text:p>15</text:p>
          </table:table-cell>
          <table:table-cell/>
          <table:table-cell table:formula="of:=([.C191]-INDIRECT(&quot;SHEET2.D&quot;&amp;([.D191]+ROW([$Sheet2.$A$45])-1)))/INDIRECT(&quot;Sheet2.C&quot;&amp;([.D191]+ROW([$Sheet2.$A$45])-1))" office:value-type="float" office:value="156.116703973675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12" table:formula="of:=([.A192]+[.$E$1])*[.$B$2]/[.$B$1]" office:value-type="float" office:value="1.806640625" calcext:value-type="float">
            <text:p>1,807</text:p>
          </table:table-cell>
          <table:table-cell table:style-name="ce13" table:formula="of:=[$Sheet2.$B$3]*[$Sheet3.B192]/([$Sheet2.$B$2]-[$Sheet3.B192])" office:value-type="float" office:value="5578.2874617737" calcext:value-type="float">
            <text:p>5578,3</text:p>
          </table:table-cell>
          <table:table-cell table:formula="of:=MATCH([.C192];[$Sheet2.$B$45:.$B$62];-1)" office:value-type="float" office:value="15" calcext:value-type="float">
            <text:p>15</text:p>
          </table:table-cell>
          <table:table-cell/>
          <table:table-cell table:formula="of:=([.C192]-INDIRECT(&quot;SHEET2.D&quot;&amp;([.D192]+ROW([$Sheet2.$A$45])-1)))/INDIRECT(&quot;Sheet2.C&quot;&amp;([.D192]+ROW([$Sheet2.$A$45])-1))" office:value-type="float" office:value="155.998559088854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12" table:formula="of:=([.A193]+[.$E$1])*[.$B$2]/[.$B$1]" office:value-type="float" office:value="1.8115234375" calcext:value-type="float">
            <text:p>1,812</text:p>
          </table:table-cell>
          <table:table-cell table:style-name="ce13" table:formula="of:=[$Sheet2.$B$3]*[$Sheet3.B193]/([$Sheet2.$B$2]-[$Sheet3.B193])" office:value-type="float" office:value="5601.92955589587" calcext:value-type="float">
            <text:p>5601,9</text:p>
          </table:table-cell>
          <table:table-cell table:formula="of:=MATCH([.C193];[$Sheet2.$B$45:.$B$62];-1)" office:value-type="float" office:value="15" calcext:value-type="float">
            <text:p>15</text:p>
          </table:table-cell>
          <table:table-cell/>
          <table:table-cell table:formula="of:=([.C193]-INDIRECT(&quot;SHEET2.D&quot;&amp;([.D193]+ROW([$Sheet2.$A$45])-1)))/INDIRECT(&quot;Sheet2.C&quot;&amp;([.D193]+ROW([$Sheet2.$A$45])-1))" office:value-type="float" office:value="155.880052351399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12" table:formula="of:=([.A194]+[.$E$1])*[.$B$2]/[.$B$1]" office:value-type="float" office:value="1.81640625" calcext:value-type="float">
            <text:p>1,816</text:p>
          </table:table-cell>
          <table:table-cell table:style-name="ce13" table:formula="of:=[$Sheet2.$B$3]*[$Sheet3.B194]/([$Sheet2.$B$2]-[$Sheet3.B194])" office:value-type="float" office:value="5625.64417177914" calcext:value-type="float">
            <text:p>5625,6</text:p>
          </table:table-cell>
          <table:table-cell table:formula="of:=MATCH([.C194];[$Sheet2.$B$45:.$B$62];-1)" office:value-type="float" office:value="15" calcext:value-type="float">
            <text:p>15</text:p>
          </table:table-cell>
          <table:table-cell/>
          <table:table-cell table:formula="of:=([.C194]-INDIRECT(&quot;SHEET2.D&quot;&amp;([.D194]+ROW([$Sheet2.$A$45])-1)))/INDIRECT(&quot;Sheet2.C&quot;&amp;([.D194]+ROW([$Sheet2.$A$45])-1))" office:value-type="float" office:value="155.761182096345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12" table:formula="of:=([.A195]+[.$E$1])*[.$B$2]/[.$B$1]" office:value-type="float" office:value="1.8212890625" calcext:value-type="float">
            <text:p>1,821</text:p>
          </table:table-cell>
          <table:table-cell table:style-name="ce13" table:formula="of:=[$Sheet2.$B$3]*[$Sheet3.B195]/([$Sheet2.$B$2]-[$Sheet3.B195])" office:value-type="float" office:value="5649.43164362519" calcext:value-type="float">
            <text:p>5649,4</text:p>
          </table:table-cell>
          <table:table-cell table:formula="of:=MATCH([.C195];[$Sheet2.$B$45:.$B$62];-1)" office:value-type="float" office:value="15" calcext:value-type="float">
            <text:p>15</text:p>
          </table:table-cell>
          <table:table-cell/>
          <table:table-cell table:formula="of:=([.C195]-INDIRECT(&quot;SHEET2.D&quot;&amp;([.D195]+ROW([$Sheet2.$A$45])-1)))/INDIRECT(&quot;Sheet2.C&quot;&amp;([.D195]+ROW([$Sheet2.$A$45])-1))" office:value-type="float" office:value="155.641946648495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12" table:formula="of:=([.A196]+[.$E$1])*[.$B$2]/[.$B$1]" office:value-type="float" office:value="1.826171875" calcext:value-type="float">
            <text:p>1,826</text:p>
          </table:table-cell>
          <table:table-cell table:style-name="ce13" table:formula="of:=[$Sheet2.$B$3]*[$Sheet3.B196]/([$Sheet2.$B$2]-[$Sheet3.B196])" office:value-type="float" office:value="5673.29230769231" calcext:value-type="float">
            <text:p>5673,3</text:p>
          </table:table-cell>
          <table:table-cell table:formula="of:=MATCH([.C196];[$Sheet2.$B$45:.$B$62];-1)" office:value-type="float" office:value="15" calcext:value-type="float">
            <text:p>15</text:p>
          </table:table-cell>
          <table:table-cell/>
          <table:table-cell table:formula="of:=([.C196]-INDIRECT(&quot;SHEET2.D&quot;&amp;([.D196]+ROW([$Sheet2.$A$45])-1)))/INDIRECT(&quot;Sheet2.C&quot;&amp;([.D196]+ROW([$Sheet2.$A$45])-1))" office:value-type="float" office:value="155.522344322344" calcext:value-type="float">
            <text:p>156</text:p>
          </table:table-cell>
          <table:table-cell table:number-columns-repeated="1018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12" table:formula="of:=([.A197]+[.$E$1])*[.$B$2]/[.$B$1]" office:value-type="float" office:value="1.8310546875" calcext:value-type="float">
            <text:p>1,831</text:p>
          </table:table-cell>
          <table:table-cell table:style-name="ce13" table:formula="of:=[$Sheet2.$B$3]*[$Sheet3.B197]/([$Sheet2.$B$2]-[$Sheet3.B197])" office:value-type="float" office:value="5697.22650231125" calcext:value-type="float">
            <text:p>5697,2</text:p>
          </table:table-cell>
          <table:table-cell table:formula="of:=MATCH([.C197];[$Sheet2.$B$45:.$B$62];-1)" office:value-type="float" office:value="15" calcext:value-type="float">
            <text:p>15</text:p>
          </table:table-cell>
          <table:table-cell/>
          <table:table-cell table:formula="of:=([.C197]-INDIRECT(&quot;SHEET2.D&quot;&amp;([.D197]+ROW([$Sheet2.$A$45])-1)))/INDIRECT(&quot;Sheet2.C&quot;&amp;([.D197]+ROW([$Sheet2.$A$45])-1))" office:value-type="float" office:value="155.402373421999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12" table:formula="of:=([.A198]+[.$E$1])*[.$B$2]/[.$B$1]" office:value-type="float" office:value="1.8359375" calcext:value-type="float">
            <text:p>1,836</text:p>
          </table:table-cell>
          <table:table-cell table:style-name="ce13" table:formula="of:=[$Sheet2.$B$3]*[$Sheet3.B198]/([$Sheet2.$B$2]-[$Sheet3.B198])" office:value-type="float" office:value="5721.23456790123" calcext:value-type="float">
            <text:p>5721,2</text:p>
          </table:table-cell>
          <table:table-cell table:formula="of:=MATCH([.C198];[$Sheet2.$B$45:.$B$62];-1)" office:value-type="float" office:value="15" calcext:value-type="float">
            <text:p>15</text:p>
          </table:table-cell>
          <table:table-cell/>
          <table:table-cell table:formula="of:=([.C198]-INDIRECT(&quot;SHEET2.D&quot;&amp;([.D198]+ROW([$Sheet2.$A$45])-1)))/INDIRECT(&quot;Sheet2.C&quot;&amp;([.D198]+ROW([$Sheet2.$A$45])-1))" office:value-type="float" office:value="155.282032241097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12" table:formula="of:=([.A199]+[.$E$1])*[.$B$2]/[.$B$1]" office:value-type="float" office:value="1.8408203125" calcext:value-type="float">
            <text:p>1,841</text:p>
          </table:table-cell>
          <table:table-cell table:style-name="ce13" table:formula="of:=[$Sheet2.$B$3]*[$Sheet3.B199]/([$Sheet2.$B$2]-[$Sheet3.B199])" office:value-type="float" office:value="5745.31684698609" calcext:value-type="float">
            <text:p>5745,3</text:p>
          </table:table-cell>
          <table:table-cell table:formula="of:=MATCH([.C199];[$Sheet2.$B$45:.$B$62];-1)" office:value-type="float" office:value="15" calcext:value-type="float">
            <text:p>15</text:p>
          </table:table-cell>
          <table:table-cell/>
          <table:table-cell table:formula="of:=([.C199]-INDIRECT(&quot;SHEET2.D&quot;&amp;([.D199]+ROW([$Sheet2.$A$45])-1)))/INDIRECT(&quot;Sheet2.C&quot;&amp;([.D199]+ROW([$Sheet2.$A$45])-1))" office:value-type="float" office:value="155.161319062726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12" table:formula="of:=([.A200]+[.$E$1])*[.$B$2]/[.$B$1]" office:value-type="float" office:value="1.845703125" calcext:value-type="float">
            <text:p>1,846</text:p>
          </table:table-cell>
          <table:table-cell table:style-name="ce13" table:formula="of:=[$Sheet2.$B$3]*[$Sheet3.B200]/([$Sheet2.$B$2]-[$Sheet3.B200])" office:value-type="float" office:value="5769.47368421053" calcext:value-type="float">
            <text:p>5769,5</text:p>
          </table:table-cell>
          <table:table-cell table:formula="of:=MATCH([.C200];[$Sheet2.$B$45:.$B$62];-1)" office:value-type="float" office:value="15" calcext:value-type="float">
            <text:p>15</text:p>
          </table:table-cell>
          <table:table-cell/>
          <table:table-cell table:formula="of:=([.C200]-INDIRECT(&quot;SHEET2.D&quot;&amp;([.D200]+ROW([$Sheet2.$A$45])-1)))/INDIRECT(&quot;Sheet2.C&quot;&amp;([.D200]+ROW([$Sheet2.$A$45])-1))" office:value-type="float" office:value="155.040232159346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2" table:formula="of:=([.A201]+[.$E$1])*[.$B$2]/[.$B$1]" office:value-type="float" office:value="1.8505859375" calcext:value-type="float">
            <text:p>1,851</text:p>
          </table:table-cell>
          <table:table-cell table:style-name="ce13" table:formula="of:=[$Sheet2.$B$3]*[$Sheet3.B201]/([$Sheet2.$B$2]-[$Sheet3.B201])" office:value-type="float" office:value="5793.70542635659" calcext:value-type="float">
            <text:p>5793,7</text:p>
          </table:table-cell>
          <table:table-cell table:formula="of:=MATCH([.C201];[$Sheet2.$B$45:.$B$62];-1)" office:value-type="float" office:value="15" calcext:value-type="float">
            <text:p>15</text:p>
          </table:table-cell>
          <table:table-cell/>
          <table:table-cell table:formula="of:=([.C201]-INDIRECT(&quot;SHEET2.D&quot;&amp;([.D201]+ROW([$Sheet2.$A$45])-1)))/INDIRECT(&quot;Sheet2.C&quot;&amp;([.D201]+ROW([$Sheet2.$A$45])-1))" office:value-type="float" office:value="154.918769792699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12" table:formula="of:=([.A202]+[.$E$1])*[.$B$2]/[.$B$1]" office:value-type="float" office:value="1.85546875" calcext:value-type="float">
            <text:p>1,855</text:p>
          </table:table-cell>
          <table:table-cell table:style-name="ce13" table:formula="of:=[$Sheet2.$B$3]*[$Sheet3.B202]/([$Sheet2.$B$2]-[$Sheet3.B202])" office:value-type="float" office:value="5818.01242236025" calcext:value-type="float">
            <text:p>5818,0</text:p>
          </table:table-cell>
          <table:table-cell table:formula="of:=MATCH([.C202];[$Sheet2.$B$45:.$B$62];-1)" office:value-type="float" office:value="15" calcext:value-type="float">
            <text:p>15</text:p>
          </table:table-cell>
          <table:table-cell/>
          <table:table-cell table:formula="of:=([.C202]-INDIRECT(&quot;SHEET2.D&quot;&amp;([.D202]+ROW([$Sheet2.$A$45])-1)))/INDIRECT(&quot;Sheet2.C&quot;&amp;([.D202]+ROW([$Sheet2.$A$45])-1))" office:value-type="float" office:value="154.796930213733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2" table:formula="of:=([.A203]+[.$E$1])*[.$B$2]/[.$B$1]" office:value-type="float" office:value="1.8603515625" calcext:value-type="float">
            <text:p>1,860</text:p>
          </table:table-cell>
          <table:table-cell table:style-name="ce13" table:formula="of:=[$Sheet2.$B$3]*[$Sheet3.B203]/([$Sheet2.$B$2]-[$Sheet3.B203])" office:value-type="float" office:value="5842.39502332815" calcext:value-type="float">
            <text:p>5842,4</text:p>
          </table:table-cell>
          <table:table-cell table:formula="of:=MATCH([.C203];[$Sheet2.$B$45:.$B$62];-1)" office:value-type="float" office:value="15" calcext:value-type="float">
            <text:p>15</text:p>
          </table:table-cell>
          <table:table-cell/>
          <table:table-cell table:formula="of:=([.C203]-INDIRECT(&quot;SHEET2.D&quot;&amp;([.D203]+ROW([$Sheet2.$A$45])-1)))/INDIRECT(&quot;Sheet2.C&quot;&amp;([.D203]+ROW([$Sheet2.$A$45])-1))" office:value-type="float" office:value="154.674711662516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12" table:formula="of:=([.A204]+[.$E$1])*[.$B$2]/[.$B$1]" office:value-type="float" office:value="1.865234375" calcext:value-type="float">
            <text:p>1,865</text:p>
          </table:table-cell>
          <table:table-cell table:style-name="ce13" table:formula="of:=[$Sheet2.$B$3]*[$Sheet3.B204]/([$Sheet2.$B$2]-[$Sheet3.B204])" office:value-type="float" office:value="5866.85358255452" calcext:value-type="float">
            <text:p>5866,9</text:p>
          </table:table-cell>
          <table:table-cell table:formula="of:=MATCH([.C204];[$Sheet2.$B$45:.$B$62];-1)" office:value-type="float" office:value="15" calcext:value-type="float">
            <text:p>15</text:p>
          </table:table-cell>
          <table:table-cell/>
          <table:table-cell table:formula="of:=([.C204]-INDIRECT(&quot;SHEET2.D&quot;&amp;([.D204]+ROW([$Sheet2.$A$45])-1)))/INDIRECT(&quot;Sheet2.C&quot;&amp;([.D204]+ROW([$Sheet2.$A$45])-1))" office:value-type="float" office:value="154.552112368148" calcext:value-type="float">
            <text:p>155</text:p>
          </table:table-cell>
          <table:table-cell table:number-columns-repeated="1018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12" table:formula="of:=([.A205]+[.$E$1])*[.$B$2]/[.$B$1]" office:value-type="float" office:value="1.8701171875" calcext:value-type="float">
            <text:p>1,870</text:p>
          </table:table-cell>
          <table:table-cell table:style-name="ce13" table:formula="of:=[$Sheet2.$B$3]*[$Sheet3.B205]/([$Sheet2.$B$2]-[$Sheet3.B205])" office:value-type="float" office:value="5891.38845553822" calcext:value-type="float">
            <text:p>5891,4</text:p>
          </table:table-cell>
          <table:table-cell table:formula="of:=MATCH([.C205];[$Sheet2.$B$45:.$B$62];-1)" office:value-type="float" office:value="15" calcext:value-type="float">
            <text:p>15</text:p>
          </table:table-cell>
          <table:table-cell/>
          <table:table-cell table:formula="of:=([.C205]-INDIRECT(&quot;SHEET2.D&quot;&amp;([.D205]+ROW([$Sheet2.$A$45])-1)))/INDIRECT(&quot;Sheet2.C&quot;&amp;([.D205]+ROW([$Sheet2.$A$45])-1))" office:value-type="float" office:value="154.429130548681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12" table:formula="of:=([.A206]+[.$E$1])*[.$B$2]/[.$B$1]" office:value-type="float" office:value="1.875" calcext:value-type="float">
            <text:p>1,875</text:p>
          </table:table-cell>
          <table:table-cell table:style-name="ce13" table:formula="of:=[$Sheet2.$B$3]*[$Sheet3.B206]/([$Sheet2.$B$2]-[$Sheet3.B206])" office:value-type="float" office:value="5916" calcext:value-type="float">
            <text:p>5916,0</text:p>
          </table:table-cell>
          <table:table-cell table:formula="of:=MATCH([.C206];[$Sheet2.$B$45:.$B$62];-1)" office:value-type="float" office:value="15" calcext:value-type="float">
            <text:p>15</text:p>
          </table:table-cell>
          <table:table-cell/>
          <table:table-cell table:formula="of:=([.C206]-INDIRECT(&quot;SHEET2.D&quot;&amp;([.D206]+ROW([$Sheet2.$A$45])-1)))/INDIRECT(&quot;Sheet2.C&quot;&amp;([.D206]+ROW([$Sheet2.$A$45])-1))" office:value-type="float" office:value="154.305764411028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12" table:formula="of:=([.A207]+[.$E$1])*[.$B$2]/[.$B$1]" office:value-type="float" office:value="1.8798828125" calcext:value-type="float">
            <text:p>1,880</text:p>
          </table:table-cell>
          <table:table-cell table:style-name="ce13" table:formula="of:=[$Sheet2.$B$3]*[$Sheet3.B207]/([$Sheet2.$B$2]-[$Sheet3.B207])" office:value-type="float" office:value="5940.68857589984" calcext:value-type="float">
            <text:p>5940,7</text:p>
          </table:table-cell>
          <table:table-cell table:formula="of:=MATCH([.C207];[$Sheet2.$B$45:.$B$62];-1)" office:value-type="float" office:value="15" calcext:value-type="float">
            <text:p>15</text:p>
          </table:table-cell>
          <table:table-cell/>
          <table:table-cell table:formula="of:=([.C207]-INDIRECT(&quot;SHEET2.D&quot;&amp;([.D207]+ROW([$Sheet2.$A$45])-1)))/INDIRECT(&quot;Sheet2.C&quot;&amp;([.D207]+ROW([$Sheet2.$A$45])-1))" office:value-type="float" office:value="154.182012150878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12" table:formula="of:=([.A208]+[.$E$1])*[.$B$2]/[.$B$1]" office:value-type="float" office:value="1.884765625" calcext:value-type="float">
            <text:p>1,885</text:p>
          </table:table-cell>
          <table:table-cell table:style-name="ce13" table:formula="of:=[$Sheet2.$B$3]*[$Sheet3.B208]/([$Sheet2.$B$2]-[$Sheet3.B208])" office:value-type="float" office:value="5965.45454545455" calcext:value-type="float">
            <text:p>5965,5</text:p>
          </table:table-cell>
          <table:table-cell table:formula="of:=MATCH([.C208];[$Sheet2.$B$45:.$B$62];-1)" office:value-type="float" office:value="15" calcext:value-type="float">
            <text:p>15</text:p>
          </table:table-cell>
          <table:table-cell/>
          <table:table-cell table:formula="of:=([.C208]-INDIRECT(&quot;SHEET2.D&quot;&amp;([.D208]+ROW([$Sheet2.$A$45])-1)))/INDIRECT(&quot;Sheet2.C&quot;&amp;([.D208]+ROW([$Sheet2.$A$45])-1))" office:value-type="float" office:value="154.057871952609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12" table:formula="of:=([.A209]+[.$E$1])*[.$B$2]/[.$B$1]" office:value-type="float" office:value="1.8896484375" calcext:value-type="float">
            <text:p>1,890</text:p>
          </table:table-cell>
          <table:table-cell table:style-name="ce13" table:formula="of:=[$Sheet2.$B$3]*[$Sheet3.B209]/([$Sheet2.$B$2]-[$Sheet3.B209])" office:value-type="float" office:value="5990.29827315542" calcext:value-type="float">
            <text:p>5990,3</text:p>
          </table:table-cell>
          <table:table-cell table:formula="of:=MATCH([.C209];[$Sheet2.$B$45:.$B$62];-1)" office:value-type="float" office:value="15" calcext:value-type="float">
            <text:p>15</text:p>
          </table:table-cell>
          <table:table-cell/>
          <table:table-cell table:formula="of:=([.C209]-INDIRECT(&quot;SHEET2.D&quot;&amp;([.D209]+ROW([$Sheet2.$A$45])-1)))/INDIRECT(&quot;Sheet2.C&quot;&amp;([.D209]+ROW([$Sheet2.$A$45])-1))" office:value-type="float" office:value="153.933341989196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12" table:formula="of:=([.A210]+[.$E$1])*[.$B$2]/[.$B$1]" office:value-type="float" office:value="1.89453125" calcext:value-type="float">
            <text:p>1,895</text:p>
          </table:table-cell>
          <table:table-cell table:style-name="ce13" table:formula="of:=[$Sheet2.$B$3]*[$Sheet3.B210]/([$Sheet2.$B$2]-[$Sheet3.B210])" office:value-type="float" office:value="6015.22012578616" calcext:value-type="float">
            <text:p>6015,2</text:p>
          </table:table-cell>
          <table:table-cell table:formula="of:=MATCH([.C210];[$Sheet2.$B$45:.$B$62];-1)" office:value-type="float" office:value="15" calcext:value-type="float">
            <text:p>15</text:p>
          </table:table-cell>
          <table:table-cell/>
          <table:table-cell table:formula="of:=([.C210]-INDIRECT(&quot;SHEET2.D&quot;&amp;([.D210]+ROW([$Sheet2.$A$45])-1)))/INDIRECT(&quot;Sheet2.C&quot;&amp;([.D210]+ROW([$Sheet2.$A$45])-1))" office:value-type="float" office:value="153.808420422125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12" table:formula="of:=([.A211]+[.$E$1])*[.$B$2]/[.$B$1]" office:value-type="float" office:value="1.8994140625" calcext:value-type="float">
            <text:p>1,899</text:p>
          </table:table-cell>
          <table:table-cell table:style-name="ce13" table:formula="of:=[$Sheet2.$B$3]*[$Sheet3.B211]/([$Sheet2.$B$2]-[$Sheet3.B211])" office:value-type="float" office:value="6040.22047244095" calcext:value-type="float">
            <text:p>6040,2</text:p>
          </table:table-cell>
          <table:table-cell table:formula="of:=MATCH([.C211];[$Sheet2.$B$45:.$B$62];-1)" office:value-type="float" office:value="15" calcext:value-type="float">
            <text:p>15</text:p>
          </table:table-cell>
          <table:table-cell/>
          <table:table-cell table:formula="of:=([.C211]-INDIRECT(&quot;SHEET2.D&quot;&amp;([.D211]+ROW([$Sheet2.$A$45])-1)))/INDIRECT(&quot;Sheet2.C&quot;&amp;([.D211]+ROW([$Sheet2.$A$45])-1))" office:value-type="float" office:value="153.683105401298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12" table:formula="of:=([.A212]+[.$E$1])*[.$B$2]/[.$B$1]" office:value-type="float" office:value="1.904296875" calcext:value-type="float">
            <text:p>1,904</text:p>
          </table:table-cell>
          <table:table-cell table:style-name="ce13" table:formula="of:=[$Sheet2.$B$3]*[$Sheet3.B212]/([$Sheet2.$B$2]-[$Sheet3.B212])" office:value-type="float" office:value="6065.29968454259" calcext:value-type="float">
            <text:p>6065,3</text:p>
          </table:table-cell>
          <table:table-cell table:formula="of:=MATCH([.C212];[$Sheet2.$B$45:.$B$62];-1)" office:value-type="float" office:value="15" calcext:value-type="float">
            <text:p>15</text:p>
          </table:table-cell>
          <table:table-cell/>
          <table:table-cell table:formula="of:=([.C212]-INDIRECT(&quot;SHEET2.D&quot;&amp;([.D212]+ROW([$Sheet2.$A$45])-1)))/INDIRECT(&quot;Sheet2.C&quot;&amp;([.D212]+ROW([$Sheet2.$A$45])-1))" office:value-type="float" office:value="153.557395064949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12" table:formula="of:=([.A213]+[.$E$1])*[.$B$2]/[.$B$1]" office:value-type="float" office:value="1.9091796875" calcext:value-type="float">
            <text:p>1,909</text:p>
          </table:table-cell>
          <table:table-cell table:style-name="ce13" table:formula="of:=[$Sheet2.$B$3]*[$Sheet3.B213]/([$Sheet2.$B$2]-[$Sheet3.B213])" office:value-type="float" office:value="6090.45813586098" calcext:value-type="float">
            <text:p>6090,5</text:p>
          </table:table-cell>
          <table:table-cell table:formula="of:=MATCH([.C213];[$Sheet2.$B$45:.$B$62];-1)" office:value-type="float" office:value="15" calcext:value-type="float">
            <text:p>15</text:p>
          </table:table-cell>
          <table:table-cell/>
          <table:table-cell table:formula="of:=([.C213]-INDIRECT(&quot;SHEET2.D&quot;&amp;([.D213]+ROW([$Sheet2.$A$45])-1)))/INDIRECT(&quot;Sheet2.C&quot;&amp;([.D213]+ROW([$Sheet2.$A$45])-1))" office:value-type="float" office:value="153.431287539544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12" table:formula="of:=([.A214]+[.$E$1])*[.$B$2]/[.$B$1]" office:value-type="float" office:value="1.9140625" calcext:value-type="float">
            <text:p>1,914</text:p>
          </table:table-cell>
          <table:table-cell table:style-name="ce13" table:formula="of:=[$Sheet2.$B$3]*[$Sheet3.B214]/([$Sheet2.$B$2]-[$Sheet3.B214])" office:value-type="float" office:value="6115.69620253165" calcext:value-type="float">
            <text:p>6115,7</text:p>
          </table:table-cell>
          <table:table-cell table:formula="of:=MATCH([.C214];[$Sheet2.$B$45:.$B$62];-1)" office:value-type="float" office:value="15" calcext:value-type="float">
            <text:p>15</text:p>
          </table:table-cell>
          <table:table-cell/>
          <table:table-cell table:formula="of:=([.C214]-INDIRECT(&quot;SHEET2.D&quot;&amp;([.D214]+ROW([$Sheet2.$A$45])-1)))/INDIRECT(&quot;Sheet2.C&quot;&amp;([.D214]+ROW([$Sheet2.$A$45])-1))" office:value-type="float" office:value="153.304780939691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12" table:formula="of:=([.A215]+[.$E$1])*[.$B$2]/[.$B$1]" office:value-type="float" office:value="1.9189453125" calcext:value-type="float">
            <text:p>1,919</text:p>
          </table:table-cell>
          <table:table-cell table:style-name="ce13" table:formula="of:=[$Sheet2.$B$3]*[$Sheet3.B215]/([$Sheet2.$B$2]-[$Sheet3.B215])" office:value-type="float" office:value="6141.01426307449" calcext:value-type="float">
            <text:p>6141,0</text:p>
          </table:table-cell>
          <table:table-cell table:formula="of:=MATCH([.C215];[$Sheet2.$B$45:.$B$62];-1)" office:value-type="float" office:value="15" calcext:value-type="float">
            <text:p>15</text:p>
          </table:table-cell>
          <table:table-cell/>
          <table:table-cell table:formula="of:=([.C215]-INDIRECT(&quot;SHEET2.D&quot;&amp;([.D215]+ROW([$Sheet2.$A$45])-1)))/INDIRECT(&quot;Sheet2.C&quot;&amp;([.D215]+ROW([$Sheet2.$A$45])-1))" office:value-type="float" office:value="153.177873368048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12" table:formula="of:=([.A216]+[.$E$1])*[.$B$2]/[.$B$1]" office:value-type="float" office:value="1.923828125" calcext:value-type="float">
            <text:p>1,924</text:p>
          </table:table-cell>
          <table:table-cell table:style-name="ce13" table:formula="of:=[$Sheet2.$B$3]*[$Sheet3.B216]/([$Sheet2.$B$2]-[$Sheet3.B216])" office:value-type="float" office:value="6166.4126984127" calcext:value-type="float">
            <text:p>6166,4</text:p>
          </table:table-cell>
          <table:table-cell table:formula="of:=MATCH([.C216];[$Sheet2.$B$45:.$B$62];-1)" office:value-type="float" office:value="15" calcext:value-type="float">
            <text:p>15</text:p>
          </table:table-cell>
          <table:table-cell/>
          <table:table-cell table:formula="of:=([.C216]-INDIRECT(&quot;SHEET2.D&quot;&amp;([.D216]+ROW([$Sheet2.$A$45])-1)))/INDIRECT(&quot;Sheet2.C&quot;&amp;([.D216]+ROW([$Sheet2.$A$45])-1))" office:value-type="float" office:value="153.050562915225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12" table:formula="of:=([.A217]+[.$E$1])*[.$B$2]/[.$B$1]" office:value-type="float" office:value="1.9287109375" calcext:value-type="float">
            <text:p>1,929</text:p>
          </table:table-cell>
          <table:table-cell table:style-name="ce13" table:formula="of:=[$Sheet2.$B$3]*[$Sheet3.B217]/([$Sheet2.$B$2]-[$Sheet3.B217])" office:value-type="float" office:value="6191.89189189189" calcext:value-type="float">
            <text:p>6191,9</text:p>
          </table:table-cell>
          <table:table-cell table:formula="of:=MATCH([.C217];[$Sheet2.$B$45:.$B$62];-1)" office:value-type="float" office:value="15" calcext:value-type="float">
            <text:p>15</text:p>
          </table:table-cell>
          <table:table-cell/>
          <table:table-cell table:formula="of:=([.C217]-INDIRECT(&quot;SHEET2.D&quot;&amp;([.D217]+ROW([$Sheet2.$A$45])-1)))/INDIRECT(&quot;Sheet2.C&quot;&amp;([.D217]+ROW([$Sheet2.$A$45])-1))" office:value-type="float" office:value="152.92284765969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2" table:formula="of:=([.A218]+[.$E$1])*[.$B$2]/[.$B$1]" office:value-type="float" office:value="1.93359375" calcext:value-type="float">
            <text:p>1,934</text:p>
          </table:table-cell>
          <table:table-cell table:style-name="ce13" table:formula="of:=[$Sheet2.$B$3]*[$Sheet3.B218]/([$Sheet2.$B$2]-[$Sheet3.B218])" office:value-type="float" office:value="6217.45222929936" calcext:value-type="float">
            <text:p>6217,5</text:p>
          </table:table-cell>
          <table:table-cell table:formula="of:=MATCH([.C218];[$Sheet2.$B$45:.$B$62];-1)" office:value-type="float" office:value="15" calcext:value-type="float">
            <text:p>15</text:p>
          </table:table-cell>
          <table:table-cell/>
          <table:table-cell table:formula="of:=([.C218]-INDIRECT(&quot;SHEET2.D&quot;&amp;([.D218]+ROW([$Sheet2.$A$45])-1)))/INDIRECT(&quot;Sheet2.C&quot;&amp;([.D218]+ROW([$Sheet2.$A$45])-1))" office:value-type="float" office:value="152.794725667672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12" table:formula="of:=([.A219]+[.$E$1])*[.$B$2]/[.$B$1]" office:value-type="float" office:value="1.9384765625" calcext:value-type="float">
            <text:p>1,938</text:p>
          </table:table-cell>
          <table:table-cell table:style-name="ce13" table:formula="of:=[$Sheet2.$B$3]*[$Sheet3.B219]/([$Sheet2.$B$2]-[$Sheet3.B219])" office:value-type="float" office:value="6243.09409888357" calcext:value-type="float">
            <text:p>6243,1</text:p>
          </table:table-cell>
          <table:table-cell table:formula="of:=MATCH([.C219];[$Sheet2.$B$45:.$B$62];-1)" office:value-type="float" office:value="15" calcext:value-type="float">
            <text:p>15</text:p>
          </table:table-cell>
          <table:table-cell/>
          <table:table-cell table:formula="of:=([.C219]-INDIRECT(&quot;SHEET2.D&quot;&amp;([.D219]+ROW([$Sheet2.$A$45])-1)))/INDIRECT(&quot;Sheet2.C&quot;&amp;([.D219]+ROW([$Sheet2.$A$45])-1))" office:value-type="float" office:value="152.666194993065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12" table:formula="of:=([.A220]+[.$E$1])*[.$B$2]/[.$B$1]" office:value-type="float" office:value="1.943359375" calcext:value-type="float">
            <text:p>1,943</text:p>
          </table:table-cell>
          <table:table-cell table:style-name="ce13" table:formula="of:=[$Sheet2.$B$3]*[$Sheet3.B220]/([$Sheet2.$B$2]-[$Sheet3.B220])" office:value-type="float" office:value="6268.8178913738" calcext:value-type="float">
            <text:p>6268,8</text:p>
          </table:table-cell>
          <table:table-cell table:formula="of:=MATCH([.C220];[$Sheet2.$B$45:.$B$62];-1)" office:value-type="float" office:value="15" calcext:value-type="float">
            <text:p>15</text:p>
          </table:table-cell>
          <table:table-cell/>
          <table:table-cell table:formula="of:=([.C220]-INDIRECT(&quot;SHEET2.D&quot;&amp;([.D220]+ROW([$Sheet2.$A$45])-1)))/INDIRECT(&quot;Sheet2.C&quot;&amp;([.D220]+ROW([$Sheet2.$A$45])-1))" office:value-type="float" office:value="152.537253677324" calcext:value-type="float">
            <text:p>153</text:p>
          </table:table-cell>
          <table:table-cell table:number-columns-repeated="1018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12" table:formula="of:=([.A221]+[.$E$1])*[.$B$2]/[.$B$1]" office:value-type="float" office:value="1.9482421875" calcext:value-type="float">
            <text:p>1,948</text:p>
          </table:table-cell>
          <table:table-cell table:style-name="ce13" table:formula="of:=[$Sheet2.$B$3]*[$Sheet3.B221]/([$Sheet2.$B$2]-[$Sheet3.B221])" office:value-type="float" office:value="6294.624" calcext:value-type="float">
            <text:p>6294,6</text:p>
          </table:table-cell>
          <table:table-cell table:formula="of:=MATCH([.C221];[$Sheet2.$B$45:.$B$62];-1)" office:value-type="float" office:value="15" calcext:value-type="float">
            <text:p>15</text:p>
          </table:table-cell>
          <table:table-cell/>
          <table:table-cell table:formula="of:=([.C221]-INDIRECT(&quot;SHEET2.D&quot;&amp;([.D221]+ROW([$Sheet2.$A$45])-1)))/INDIRECT(&quot;Sheet2.C&quot;&amp;([.D221]+ROW([$Sheet2.$A$45])-1))" office:value-type="float" office:value="152.407899749373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12" table:formula="of:=([.A222]+[.$E$1])*[.$B$2]/[.$B$1]" office:value-type="float" office:value="1.953125" calcext:value-type="float">
            <text:p>1,953</text:p>
          </table:table-cell>
          <table:table-cell table:style-name="ce13" table:formula="of:=[$Sheet2.$B$3]*[$Sheet3.B222]/([$Sheet2.$B$2]-[$Sheet3.B222])" office:value-type="float" office:value="6320.51282051282" calcext:value-type="float">
            <text:p>6320,5</text:p>
          </table:table-cell>
          <table:table-cell table:formula="of:=MATCH([.C222];[$Sheet2.$B$45:.$B$62];-1)" office:value-type="float" office:value="15" calcext:value-type="float">
            <text:p>15</text:p>
          </table:table-cell>
          <table:table-cell/>
          <table:table-cell table:formula="of:=([.C222]-INDIRECT(&quot;SHEET2.D&quot;&amp;([.D222]+ROW([$Sheet2.$A$45])-1)))/INDIRECT(&quot;Sheet2.C&quot;&amp;([.D222]+ROW([$Sheet2.$A$45])-1))" office:value-type="float" office:value="152.2781312255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12" table:formula="of:=([.A223]+[.$E$1])*[.$B$2]/[.$B$1]" office:value-type="float" office:value="1.9580078125" calcext:value-type="float">
            <text:p>1,958</text:p>
          </table:table-cell>
          <table:table-cell table:style-name="ce13" table:formula="of:=[$Sheet2.$B$3]*[$Sheet3.B223]/([$Sheet2.$B$2]-[$Sheet3.B223])" office:value-type="float" office:value="6346.48475120385" calcext:value-type="float">
            <text:p>6346,5</text:p>
          </table:table-cell>
          <table:table-cell table:formula="of:=MATCH([.C223];[$Sheet2.$B$45:.$B$62];-1)" office:value-type="float" office:value="15" calcext:value-type="float">
            <text:p>15</text:p>
          </table:table-cell>
          <table:table-cell/>
          <table:table-cell table:formula="of:=([.C223]-INDIRECT(&quot;SHEET2.D&quot;&amp;([.D223]+ROW([$Sheet2.$A$45])-1)))/INDIRECT(&quot;Sheet2.C&quot;&amp;([.D223]+ROW([$Sheet2.$A$45])-1))" office:value-type="float" office:value="152.147946109254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12" table:formula="of:=([.A224]+[.$E$1])*[.$B$2]/[.$B$1]" office:value-type="float" office:value="1.962890625" calcext:value-type="float">
            <text:p>1,963</text:p>
          </table:table-cell>
          <table:table-cell table:style-name="ce13" table:formula="of:=[$Sheet2.$B$3]*[$Sheet3.B224]/([$Sheet2.$B$2]-[$Sheet3.B224])" office:value-type="float" office:value="6372.54019292605" calcext:value-type="float">
            <text:p>6372,5</text:p>
          </table:table-cell>
          <table:table-cell table:formula="of:=MATCH([.C224];[$Sheet2.$B$45:.$B$62];-1)" office:value-type="float" office:value="15" calcext:value-type="float">
            <text:p>15</text:p>
          </table:table-cell>
          <table:table-cell/>
          <table:table-cell table:formula="of:=([.C224]-INDIRECT(&quot;SHEET2.D&quot;&amp;([.D224]+ROW([$Sheet2.$A$45])-1)))/INDIRECT(&quot;Sheet2.C&quot;&amp;([.D224]+ROW([$Sheet2.$A$45])-1))" office:value-type="float" office:value="152.017342391348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12" table:formula="of:=([.A225]+[.$E$1])*[.$B$2]/[.$B$1]" office:value-type="float" office:value="1.9677734375" calcext:value-type="float">
            <text:p>1,968</text:p>
          </table:table-cell>
          <table:table-cell table:style-name="ce13" table:formula="of:=[$Sheet2.$B$3]*[$Sheet3.B225]/([$Sheet2.$B$2]-[$Sheet3.B225])" office:value-type="float" office:value="6398.67954911433" calcext:value-type="float">
            <text:p>6398,7</text:p>
          </table:table-cell>
          <table:table-cell table:formula="of:=MATCH([.C225];[$Sheet2.$B$45:.$B$62];-1)" office:value-type="float" office:value="15" calcext:value-type="float">
            <text:p>15</text:p>
          </table:table-cell>
          <table:table-cell/>
          <table:table-cell table:formula="of:=([.C225]-INDIRECT(&quot;SHEET2.D&quot;&amp;([.D225]+ROW([$Sheet2.$A$45])-1)))/INDIRECT(&quot;Sheet2.C&quot;&amp;([.D225]+ROW([$Sheet2.$A$45])-1))" office:value-type="float" office:value="151.886318049552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12" table:formula="of:=([.A226]+[.$E$1])*[.$B$2]/[.$B$1]" office:value-type="float" office:value="1.97265625" calcext:value-type="float">
            <text:p>1,973</text:p>
          </table:table-cell>
          <table:table-cell table:style-name="ce13" table:formula="of:=[$Sheet2.$B$3]*[$Sheet3.B226]/([$Sheet2.$B$2]-[$Sheet3.B226])" office:value-type="float" office:value="6424.90322580645" calcext:value-type="float">
            <text:p>6424,9</text:p>
          </table:table-cell>
          <table:table-cell table:formula="of:=MATCH([.C226];[$Sheet2.$B$45:.$B$62];-1)" office:value-type="float" office:value="15" calcext:value-type="float">
            <text:p>15</text:p>
          </table:table-cell>
          <table:table-cell/>
          <table:table-cell table:formula="of:=([.C226]-INDIRECT(&quot;SHEET2.D&quot;&amp;([.D226]+ROW([$Sheet2.$A$45])-1)))/INDIRECT(&quot;Sheet2.C&quot;&amp;([.D226]+ROW([$Sheet2.$A$45])-1))" office:value-type="float" office:value="151.754871048589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12" table:formula="of:=([.A227]+[.$E$1])*[.$B$2]/[.$B$1]" office:value-type="float" office:value="1.9775390625" calcext:value-type="float">
            <text:p>1,978</text:p>
          </table:table-cell>
          <table:table-cell table:style-name="ce13" table:formula="of:=[$Sheet2.$B$3]*[$Sheet3.B227]/([$Sheet2.$B$2]-[$Sheet3.B227])" office:value-type="float" office:value="6451.21163166397" calcext:value-type="float">
            <text:p>6451,2</text:p>
          </table:table-cell>
          <table:table-cell table:formula="of:=MATCH([.C227];[$Sheet2.$B$45:.$B$62];-1)" office:value-type="float" office:value="15" calcext:value-type="float">
            <text:p>15</text:p>
          </table:table-cell>
          <table:table-cell/>
          <table:table-cell table:formula="of:=([.C227]-INDIRECT(&quot;SHEET2.D&quot;&amp;([.D227]+ROW([$Sheet2.$A$45])-1)))/INDIRECT(&quot;Sheet2.C&quot;&amp;([.D227]+ROW([$Sheet2.$A$45])-1))" office:value-type="float" office:value="151.62299934003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12" table:formula="of:=([.A228]+[.$E$1])*[.$B$2]/[.$B$1]" office:value-type="float" office:value="1.982421875" calcext:value-type="float">
            <text:p>1,982</text:p>
          </table:table-cell>
          <table:table-cell table:style-name="ce13" table:formula="of:=[$Sheet2.$B$3]*[$Sheet3.B228]/([$Sheet2.$B$2]-[$Sheet3.B228])" office:value-type="float" office:value="6477.60517799353" calcext:value-type="float">
            <text:p>6477,6</text:p>
          </table:table-cell>
          <table:table-cell table:formula="of:=MATCH([.C228];[$Sheet2.$B$45:.$B$62];-1)" office:value-type="float" office:value="15" calcext:value-type="float">
            <text:p>15</text:p>
          </table:table-cell>
          <table:table-cell/>
          <table:table-cell table:formula="of:=([.C228]-INDIRECT(&quot;SHEET2.D&quot;&amp;([.D228]+ROW([$Sheet2.$A$45])-1)))/INDIRECT(&quot;Sheet2.C&quot;&amp;([.D228]+ROW([$Sheet2.$A$45])-1))" office:value-type="float" office:value="151.490700862188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12" table:formula="of:=([.A229]+[.$E$1])*[.$B$2]/[.$B$1]" office:value-type="float" office:value="1.9873046875" calcext:value-type="float">
            <text:p>1,987</text:p>
          </table:table-cell>
          <table:table-cell table:style-name="ce13" table:formula="of:=[$Sheet2.$B$3]*[$Sheet3.B229]/([$Sheet2.$B$2]-[$Sheet3.B229])" office:value-type="float" office:value="6504.08427876823" calcext:value-type="float">
            <text:p>6504,1</text:p>
          </table:table-cell>
          <table:table-cell table:formula="of:=MATCH([.C229];[$Sheet2.$B$45:.$B$62];-1)" office:value-type="float" office:value="15" calcext:value-type="float">
            <text:p>15</text:p>
          </table:table-cell>
          <table:table-cell/>
          <table:table-cell table:formula="of:=([.C229]-INDIRECT(&quot;SHEET2.D&quot;&amp;([.D229]+ROW([$Sheet2.$A$45])-1)))/INDIRECT(&quot;Sheet2.C&quot;&amp;([.D229]+ROW([$Sheet2.$A$45])-1))" office:value-type="float" office:value="151.357973540009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12" table:formula="of:=([.A230]+[.$E$1])*[.$B$2]/[.$B$1]" office:value-type="float" office:value="1.9921875" calcext:value-type="float">
            <text:p>1,992</text:p>
          </table:table-cell>
          <table:table-cell table:style-name="ce13" table:formula="of:=[$Sheet2.$B$3]*[$Sheet3.B230]/([$Sheet2.$B$2]-[$Sheet3.B230])" office:value-type="float" office:value="6530.64935064935" calcext:value-type="float">
            <text:p>6530,6</text:p>
          </table:table-cell>
          <table:table-cell table:formula="of:=MATCH([.C230];[$Sheet2.$B$45:.$B$62];-1)" office:value-type="float" office:value="15" calcext:value-type="float">
            <text:p>15</text:p>
          </table:table-cell>
          <table:table-cell/>
          <table:table-cell table:formula="of:=([.C230]-INDIRECT(&quot;SHEET2.D&quot;&amp;([.D230]+ROW([$Sheet2.$A$45])-1)))/INDIRECT(&quot;Sheet2.C&quot;&amp;([.D230]+ROW([$Sheet2.$A$45])-1))" office:value-type="float" office:value="151.224815284966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12" table:formula="of:=([.A231]+[.$E$1])*[.$B$2]/[.$B$1]" office:value-type="float" office:value="1.9970703125" calcext:value-type="float">
            <text:p>1,997</text:p>
          </table:table-cell>
          <table:table-cell table:style-name="ce13" table:formula="of:=[$Sheet2.$B$3]*[$Sheet3.B231]/([$Sheet2.$B$2]-[$Sheet3.B231])" office:value-type="float" office:value="6557.30081300813" calcext:value-type="float">
            <text:p>6557,3</text:p>
          </table:table-cell>
          <table:table-cell table:formula="of:=MATCH([.C231];[$Sheet2.$B$45:.$B$62];-1)" office:value-type="float" office:value="15" calcext:value-type="float">
            <text:p>15</text:p>
          </table:table-cell>
          <table:table-cell/>
          <table:table-cell table:formula="of:=([.C231]-INDIRECT(&quot;SHEET2.D&quot;&amp;([.D231]+ROW([$Sheet2.$A$45])-1)))/INDIRECT(&quot;Sheet2.C&quot;&amp;([.D231]+ROW([$Sheet2.$A$45])-1))" office:value-type="float" office:value="151.091223994947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12" table:formula="of:=([.A232]+[.$E$1])*[.$B$2]/[.$B$1]" office:value-type="float" office:value="2.001953125" calcext:value-type="float">
            <text:p>2,002</text:p>
          </table:table-cell>
          <table:table-cell table:style-name="ce13" table:formula="of:=[$Sheet2.$B$3]*[$Sheet3.B232]/([$Sheet2.$B$2]-[$Sheet3.B232])" office:value-type="float" office:value="6584.03908794788" calcext:value-type="float">
            <text:p>6584,0</text:p>
          </table:table-cell>
          <table:table-cell table:formula="of:=MATCH([.C232];[$Sheet2.$B$45:.$B$62];-1)" office:value-type="float" office:value="15" calcext:value-type="float">
            <text:p>15</text:p>
          </table:table-cell>
          <table:table-cell/>
          <table:table-cell table:formula="of:=([.C232]-INDIRECT(&quot;SHEET2.D&quot;&amp;([.D232]+ROW([$Sheet2.$A$45])-1)))/INDIRECT(&quot;Sheet2.C&quot;&amp;([.D232]+ROW([$Sheet2.$A$45])-1))" office:value-type="float" office:value="150.957197554146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12" table:formula="of:=([.A233]+[.$E$1])*[.$B$2]/[.$B$1]" office:value-type="float" office:value="2.0068359375" calcext:value-type="float">
            <text:p>2,007</text:p>
          </table:table-cell>
          <table:table-cell table:style-name="ce13" table:formula="of:=[$Sheet2.$B$3]*[$Sheet3.B233]/([$Sheet2.$B$2]-[$Sheet3.B233])" office:value-type="float" office:value="6610.86460032626" calcext:value-type="float">
            <text:p>6610,9</text:p>
          </table:table-cell>
          <table:table-cell table:formula="of:=MATCH([.C233];[$Sheet2.$B$45:.$B$62];-1)" office:value-type="float" office:value="15" calcext:value-type="float">
            <text:p>15</text:p>
          </table:table-cell>
          <table:table-cell/>
          <table:table-cell table:formula="of:=([.C233]-INDIRECT(&quot;SHEET2.D&quot;&amp;([.D233]+ROW([$Sheet2.$A$45])-1)))/INDIRECT(&quot;Sheet2.C&quot;&amp;([.D233]+ROW([$Sheet2.$A$45])-1))" office:value-type="float" office:value="150.82273383295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12" table:formula="of:=([.A234]+[.$E$1])*[.$B$2]/[.$B$1]" office:value-type="float" office:value="2.01171875" calcext:value-type="float">
            <text:p>2,012</text:p>
          </table:table-cell>
          <table:table-cell table:style-name="ce13" table:formula="of:=[$Sheet2.$B$3]*[$Sheet3.B234]/([$Sheet2.$B$2]-[$Sheet3.B234])" office:value-type="float" office:value="6637.77777777778" calcext:value-type="float">
            <text:p>6637,8</text:p>
          </table:table-cell>
          <table:table-cell table:formula="of:=MATCH([.C234];[$Sheet2.$B$45:.$B$62];-1)" office:value-type="float" office:value="15" calcext:value-type="float">
            <text:p>15</text:p>
          </table:table-cell>
          <table:table-cell/>
          <table:table-cell table:formula="of:=([.C234]-INDIRECT(&quot;SHEET2.D&quot;&amp;([.D234]+ROW([$Sheet2.$A$45])-1)))/INDIRECT(&quot;Sheet2.C&quot;&amp;([.D234]+ROW([$Sheet2.$A$45])-1))" office:value-type="float" office:value="150.68783068783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12" table:formula="of:=([.A235]+[.$E$1])*[.$B$2]/[.$B$1]" office:value-type="float" office:value="2.0166015625" calcext:value-type="float">
            <text:p>2,017</text:p>
          </table:table-cell>
          <table:table-cell table:style-name="ce13" table:formula="of:=[$Sheet2.$B$3]*[$Sheet3.B235]/([$Sheet2.$B$2]-[$Sheet3.B235])" office:value-type="float" office:value="6664.7790507365" calcext:value-type="float">
            <text:p>6664,8</text:p>
          </table:table-cell>
          <table:table-cell table:formula="of:=MATCH([.C235];[$Sheet2.$B$45:.$B$62];-1)" office:value-type="float" office:value="15" calcext:value-type="float">
            <text:p>15</text:p>
          </table:table-cell>
          <table:table-cell/>
          <table:table-cell table:formula="of:=([.C235]-INDIRECT(&quot;SHEET2.D&quot;&amp;([.D235]+ROW([$Sheet2.$A$45])-1)))/INDIRECT(&quot;Sheet2.C&quot;&amp;([.D235]+ROW([$Sheet2.$A$45])-1))" office:value-type="float" office:value="150.552485961221" calcext:value-type="float">
            <text:p>151</text:p>
          </table:table-cell>
          <table:table-cell table:number-columns-repeated="1018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12" table:formula="of:=([.A236]+[.$E$1])*[.$B$2]/[.$B$1]" office:value-type="float" office:value="2.021484375" calcext:value-type="float">
            <text:p>2,021</text:p>
          </table:table-cell>
          <table:table-cell table:style-name="ce13" table:formula="of:=[$Sheet2.$B$3]*[$Sheet3.B236]/([$Sheet2.$B$2]-[$Sheet3.B236])" office:value-type="float" office:value="6691.86885245902" calcext:value-type="float">
            <text:p>6691,9</text:p>
          </table:table-cell>
          <table:table-cell table:formula="of:=MATCH([.C236];[$Sheet2.$B$45:.$B$62];-1)" office:value-type="float" office:value="15" calcext:value-type="float">
            <text:p>15</text:p>
          </table:table-cell>
          <table:table-cell/>
          <table:table-cell table:formula="of:=([.C236]-INDIRECT(&quot;SHEET2.D&quot;&amp;([.D236]+ROW([$Sheet2.$A$45])-1)))/INDIRECT(&quot;Sheet2.C&quot;&amp;([.D236]+ROW([$Sheet2.$A$45])-1))" office:value-type="float" office:value="150.416697481408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12" table:formula="of:=([.A237]+[.$E$1])*[.$B$2]/[.$B$1]" office:value-type="float" office:value="2.0263671875" calcext:value-type="float">
            <text:p>2,026</text:p>
          </table:table-cell>
          <table:table-cell table:style-name="ce13" table:formula="of:=[$Sheet2.$B$3]*[$Sheet3.B237]/([$Sheet2.$B$2]-[$Sheet3.B237])" office:value-type="float" office:value="6719.04761904762" calcext:value-type="float">
            <text:p>6719,0</text:p>
          </table:table-cell>
          <table:table-cell table:formula="of:=MATCH([.C237];[$Sheet2.$B$45:.$B$62];-1)" office:value-type="float" office:value="15" calcext:value-type="float">
            <text:p>15</text:p>
          </table:table-cell>
          <table:table-cell/>
          <table:table-cell table:formula="of:=([.C237]-INDIRECT(&quot;SHEET2.D&quot;&amp;([.D237]+ROW([$Sheet2.$A$45])-1)))/INDIRECT(&quot;Sheet2.C&quot;&amp;([.D237]+ROW([$Sheet2.$A$45])-1))" office:value-type="float" office:value="150.280463062418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12" table:formula="of:=([.A238]+[.$E$1])*[.$B$2]/[.$B$1]" office:value-type="float" office:value="2.03125" calcext:value-type="float">
            <text:p>2,031</text:p>
          </table:table-cell>
          <table:table-cell table:style-name="ce13" table:formula="of:=[$Sheet2.$B$3]*[$Sheet3.B238]/([$Sheet2.$B$2]-[$Sheet3.B238])" office:value-type="float" office:value="6746.31578947368" calcext:value-type="float">
            <text:p>6746,3</text:p>
          </table:table-cell>
          <table:table-cell table:formula="of:=MATCH([.C238];[$Sheet2.$B$45:.$B$62];-1)" office:value-type="float" office:value="15" calcext:value-type="float">
            <text:p>15</text:p>
          </table:table-cell>
          <table:table-cell/>
          <table:table-cell table:formula="of:=([.C238]-INDIRECT(&quot;SHEET2.D&quot;&amp;([.D238]+ROW([$Sheet2.$A$45])-1)))/INDIRECT(&quot;Sheet2.C&quot;&amp;([.D238]+ROW([$Sheet2.$A$45])-1))" office:value-type="float" office:value="150.143780503891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12" table:formula="of:=([.A239]+[.$E$1])*[.$B$2]/[.$B$1]" office:value-type="float" office:value="2.0361328125" calcext:value-type="float">
            <text:p>2,036</text:p>
          </table:table-cell>
          <table:table-cell table:style-name="ce13" table:formula="of:=[$Sheet2.$B$3]*[$Sheet3.B239]/([$Sheet2.$B$2]-[$Sheet3.B239])" office:value-type="float" office:value="6773.67380560132" calcext:value-type="float">
            <text:p>6773,7</text:p>
          </table:table-cell>
          <table:table-cell table:formula="of:=MATCH([.C239];[$Sheet2.$B$45:.$B$62];-1)" office:value-type="float" office:value="15" calcext:value-type="float">
            <text:p>15</text:p>
          </table:table-cell>
          <table:table-cell/>
          <table:table-cell table:formula="of:=([.C239]-INDIRECT(&quot;SHEET2.D&quot;&amp;([.D239]+ROW([$Sheet2.$A$45])-1)))/INDIRECT(&quot;Sheet2.C&quot;&amp;([.D239]+ROW([$Sheet2.$A$45])-1))" office:value-type="float" office:value="150.006647590971" calcext:value-type="float">
            <text:p>150</text:p>
          </table:table-cell>
          <table:table-cell table:number-columns-repeated="1018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12" table:formula="of:=([.A240]+[.$E$1])*[.$B$2]/[.$B$1]" office:value-type="float" office:value="2.041015625" calcext:value-type="float">
            <text:p>2,041</text:p>
          </table:table-cell>
          <table:table-cell table:style-name="ce13" table:formula="of:=[$Sheet2.$B$3]*[$Sheet3.B240]/([$Sheet2.$B$2]-[$Sheet3.B240])" office:value-type="float" office:value="6801.12211221122" calcext:value-type="float">
            <text:p>6801,1</text:p>
          </table:table-cell>
          <table:table-cell table:formula="of:=MATCH([.C240];[$Sheet2.$B$45:.$B$62];-1)" office:value-type="float" office:value="14" calcext:value-type="float">
            <text:p>14</text:p>
          </table:table-cell>
          <table:table-cell/>
          <table:table-cell table:formula="of:=([.C240]-INDIRECT(&quot;SHEET2.D&quot;&amp;([.D240]+ROW([$Sheet2.$A$45])-1)))/INDIRECT(&quot;Sheet2.C&quot;&amp;([.D240]+ROW([$Sheet2.$A$45])-1))" office:value-type="float" office:value="147.251852257049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12" table:formula="of:=([.A241]+[.$E$1])*[.$B$2]/[.$B$1]" office:value-type="float" office:value="2.0458984375" calcext:value-type="float">
            <text:p>2,046</text:p>
          </table:table-cell>
          <table:table-cell table:style-name="ce13" table:formula="of:=[$Sheet2.$B$3]*[$Sheet3.B241]/([$Sheet2.$B$2]-[$Sheet3.B241])" office:value-type="float" office:value="6828.66115702479" calcext:value-type="float">
            <text:p>6828,7</text:p>
          </table:table-cell>
          <table:table-cell table:formula="of:=MATCH([.C241];[$Sheet2.$B$45:.$B$62];-1)" office:value-type="float" office:value="14" calcext:value-type="float">
            <text:p>14</text:p>
          </table:table-cell>
          <table:table-cell/>
          <table:table-cell table:formula="of:=([.C241]-INDIRECT(&quot;SHEET2.D&quot;&amp;([.D241]+ROW([$Sheet2.$A$45])-1)))/INDIRECT(&quot;Sheet2.C&quot;&amp;([.D241]+ROW([$Sheet2.$A$45])-1))" office:value-type="float" office:value="147.150419311143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12" table:formula="of:=([.A242]+[.$E$1])*[.$B$2]/[.$B$1]" office:value-type="float" office:value="2.05078125" calcext:value-type="float">
            <text:p>2,051</text:p>
          </table:table-cell>
          <table:table-cell table:style-name="ce13" table:formula="of:=[$Sheet2.$B$3]*[$Sheet3.B242]/([$Sheet2.$B$2]-[$Sheet3.B242])" office:value-type="float" office:value="6856.29139072848" calcext:value-type="float">
            <text:p>6856,3</text:p>
          </table:table-cell>
          <table:table-cell table:formula="of:=MATCH([.C242];[$Sheet2.$B$45:.$B$62];-1)" office:value-type="float" office:value="14" calcext:value-type="float">
            <text:p>14</text:p>
          </table:table-cell>
          <table:table-cell/>
          <table:table-cell table:formula="of:=([.C242]-INDIRECT(&quot;SHEET2.D&quot;&amp;([.D242]+ROW([$Sheet2.$A$45])-1)))/INDIRECT(&quot;Sheet2.C&quot;&amp;([.D242]+ROW([$Sheet2.$A$45])-1))" office:value-type="float" office:value="147.048650494554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12" table:formula="of:=([.A243]+[.$E$1])*[.$B$2]/[.$B$1]" office:value-type="float" office:value="2.0556640625" calcext:value-type="float">
            <text:p>2,056</text:p>
          </table:table-cell>
          <table:table-cell table:style-name="ce13" table:formula="of:=[$Sheet2.$B$3]*[$Sheet3.B243]/([$Sheet2.$B$2]-[$Sheet3.B243])" office:value-type="float" office:value="6884.01326699834" calcext:value-type="float">
            <text:p>6884,0</text:p>
          </table:table-cell>
          <table:table-cell table:formula="of:=MATCH([.C243];[$Sheet2.$B$45:.$B$62];-1)" office:value-type="float" office:value="14" calcext:value-type="float">
            <text:p>14</text:p>
          </table:table-cell>
          <table:table-cell/>
          <table:table-cell table:formula="of:=([.C243]-INDIRECT(&quot;SHEET2.D&quot;&amp;([.D243]+ROW([$Sheet2.$A$45])-1)))/INDIRECT(&quot;Sheet2.C&quot;&amp;([.D243]+ROW([$Sheet2.$A$45])-1))" office:value-type="float" office:value="146.946544136286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12" table:formula="of:=([.A244]+[.$E$1])*[.$B$2]/[.$B$1]" office:value-type="float" office:value="2.060546875" calcext:value-type="float">
            <text:p>2,061</text:p>
          </table:table-cell>
          <table:table-cell table:style-name="ce13" table:formula="of:=[$Sheet2.$B$3]*[$Sheet3.B244]/([$Sheet2.$B$2]-[$Sheet3.B244])" office:value-type="float" office:value="6911.82724252492" calcext:value-type="float">
            <text:p>6911,8</text:p>
          </table:table-cell>
          <table:table-cell table:formula="of:=MATCH([.C244];[$Sheet2.$B$45:.$B$62];-1)" office:value-type="float" office:value="14" calcext:value-type="float">
            <text:p>14</text:p>
          </table:table-cell>
          <table:table-cell/>
          <table:table-cell table:formula="of:=([.C244]-INDIRECT(&quot;SHEET2.D&quot;&amp;([.D244]+ROW([$Sheet2.$A$45])-1)))/INDIRECT(&quot;Sheet2.C&quot;&amp;([.D244]+ROW([$Sheet2.$A$45])-1))" office:value-type="float" office:value="146.844098554236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12" table:formula="of:=([.A245]+[.$E$1])*[.$B$2]/[.$B$1]" office:value-type="float" office:value="2.0654296875" calcext:value-type="float">
            <text:p>2,065</text:p>
          </table:table-cell>
          <table:table-cell table:style-name="ce13" table:formula="of:=[$Sheet2.$B$3]*[$Sheet3.B245]/([$Sheet2.$B$2]-[$Sheet3.B245])" office:value-type="float" office:value="6939.73377703827" calcext:value-type="float">
            <text:p>6939,7</text:p>
          </table:table-cell>
          <table:table-cell table:formula="of:=MATCH([.C245];[$Sheet2.$B$45:.$B$62];-1)" office:value-type="float" office:value="14" calcext:value-type="float">
            <text:p>14</text:p>
          </table:table-cell>
          <table:table-cell/>
          <table:table-cell table:formula="of:=([.C245]-INDIRECT(&quot;SHEET2.D&quot;&amp;([.D245]+ROW([$Sheet2.$A$45])-1)))/INDIRECT(&quot;Sheet2.C&quot;&amp;([.D245]+ROW([$Sheet2.$A$45])-1))" office:value-type="float" office:value="146.741312055108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12" table:formula="of:=([.A246]+[.$E$1])*[.$B$2]/[.$B$1]" office:value-type="float" office:value="2.0703125" calcext:value-type="float">
            <text:p>2,070</text:p>
          </table:table-cell>
          <table:table-cell table:style-name="ce13" table:formula="of:=[$Sheet2.$B$3]*[$Sheet3.B246]/([$Sheet2.$B$2]-[$Sheet3.B246])" office:value-type="float" office:value="6967.73333333333" calcext:value-type="float">
            <text:p>6967,7</text:p>
          </table:table-cell>
          <table:table-cell table:formula="of:=MATCH([.C246];[$Sheet2.$B$45:.$B$62];-1)" office:value-type="float" office:value="14" calcext:value-type="float">
            <text:p>14</text:p>
          </table:table-cell>
          <table:table-cell/>
          <table:table-cell table:formula="of:=([.C246]-INDIRECT(&quot;SHEET2.D&quot;&amp;([.D246]+ROW([$Sheet2.$A$45])-1)))/INDIRECT(&quot;Sheet2.C&quot;&amp;([.D246]+ROW([$Sheet2.$A$45])-1))" office:value-type="float" office:value="146.638182934316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12" table:formula="of:=([.A247]+[.$E$1])*[.$B$2]/[.$B$1]" office:value-type="float" office:value="2.0751953125" calcext:value-type="float">
            <text:p>2,075</text:p>
          </table:table-cell>
          <table:table-cell table:style-name="ce13" table:formula="of:=[$Sheet2.$B$3]*[$Sheet3.B247]/([$Sheet2.$B$2]-[$Sheet3.B247])" office:value-type="float" office:value="6995.82637729549" calcext:value-type="float">
            <text:p>6995,8</text:p>
          </table:table-cell>
          <table:table-cell table:formula="of:=MATCH([.C247];[$Sheet2.$B$45:.$B$62];-1)" office:value-type="float" office:value="14" calcext:value-type="float">
            <text:p>14</text:p>
          </table:table-cell>
          <table:table-cell/>
          <table:table-cell table:formula="of:=([.C247]-INDIRECT(&quot;SHEET2.D&quot;&amp;([.D247]+ROW([$Sheet2.$A$45])-1)))/INDIRECT(&quot;Sheet2.C&quot;&amp;([.D247]+ROW([$Sheet2.$A$45])-1))" office:value-type="float" office:value="146.534709475891" calcext:value-type="float">
            <text:p>147</text:p>
          </table:table-cell>
          <table:table-cell table:number-columns-repeated="1018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12" table:formula="of:=([.A248]+[.$E$1])*[.$B$2]/[.$B$1]" office:value-type="float" office:value="2.080078125" calcext:value-type="float">
            <text:p>2,080</text:p>
          </table:table-cell>
          <table:table-cell table:style-name="ce13" table:formula="of:=[$Sheet2.$B$3]*[$Sheet3.B248]/([$Sheet2.$B$2]-[$Sheet3.B248])" office:value-type="float" office:value="7024.01337792642" calcext:value-type="float">
            <text:p>7024,0</text:p>
          </table:table-cell>
          <table:table-cell table:formula="of:=MATCH([.C248];[$Sheet2.$B$45:.$B$62];-1)" office:value-type="float" office:value="14" calcext:value-type="float">
            <text:p>14</text:p>
          </table:table-cell>
          <table:table-cell/>
          <table:table-cell table:formula="of:=([.C248]-INDIRECT(&quot;SHEET2.D&quot;&amp;([.D248]+ROW([$Sheet2.$A$45])-1)))/INDIRECT(&quot;Sheet2.C&quot;&amp;([.D248]+ROW([$Sheet2.$A$45])-1))" office:value-type="float" office:value="146.430889952389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12" table:formula="of:=([.A249]+[.$E$1])*[.$B$2]/[.$B$1]" office:value-type="float" office:value="2.0849609375" calcext:value-type="float">
            <text:p>2,085</text:p>
          </table:table-cell>
          <table:table-cell table:style-name="ce13" table:formula="of:=[$Sheet2.$B$3]*[$Sheet3.B249]/([$Sheet2.$B$2]-[$Sheet3.B249])" office:value-type="float" office:value="7052.29480737019" calcext:value-type="float">
            <text:p>7052,3</text:p>
          </table:table-cell>
          <table:table-cell table:formula="of:=MATCH([.C249];[$Sheet2.$B$45:.$B$62];-1)" office:value-type="float" office:value="14" calcext:value-type="float">
            <text:p>14</text:p>
          </table:table-cell>
          <table:table-cell/>
          <table:table-cell table:formula="of:=([.C249]-INDIRECT(&quot;SHEET2.D&quot;&amp;([.D249]+ROW([$Sheet2.$A$45])-1)))/INDIRECT(&quot;Sheet2.C&quot;&amp;([.D249]+ROW([$Sheet2.$A$45])-1))" office:value-type="float" office:value="146.326722624788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12" table:formula="of:=([.A250]+[.$E$1])*[.$B$2]/[.$B$1]" office:value-type="float" office:value="2.08984375" calcext:value-type="float">
            <text:p>2,090</text:p>
          </table:table-cell>
          <table:table-cell table:style-name="ce13" table:formula="of:=[$Sheet2.$B$3]*[$Sheet3.B250]/([$Sheet2.$B$2]-[$Sheet3.B250])" office:value-type="float" office:value="7080.6711409396" calcext:value-type="float">
            <text:p>7080,7</text:p>
          </table:table-cell>
          <table:table-cell table:formula="of:=MATCH([.C250];[$Sheet2.$B$45:.$B$62];-1)" office:value-type="float" office:value="14" calcext:value-type="float">
            <text:p>14</text:p>
          </table:table-cell>
          <table:table-cell/>
          <table:table-cell table:formula="of:=([.C250]-INDIRECT(&quot;SHEET2.D&quot;&amp;([.D250]+ROW([$Sheet2.$A$45])-1)))/INDIRECT(&quot;Sheet2.C&quot;&amp;([.D250]+ROW([$Sheet2.$A$45])-1))" office:value-type="float" office:value="146.22220574239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12" table:formula="of:=([.A251]+[.$E$1])*[.$B$2]/[.$B$1]" office:value-type="float" office:value="2.0947265625" calcext:value-type="float">
            <text:p>2,095</text:p>
          </table:table-cell>
          <table:table-cell table:style-name="ce13" table:formula="of:=[$Sheet2.$B$3]*[$Sheet3.B251]/([$Sheet2.$B$2]-[$Sheet3.B251])" office:value-type="float" office:value="7109.14285714286" calcext:value-type="float">
            <text:p>7109,1</text:p>
          </table:table-cell>
          <table:table-cell table:formula="of:=MATCH([.C251];[$Sheet2.$B$45:.$B$62];-1)" office:value-type="float" office:value="14" calcext:value-type="float">
            <text:p>14</text:p>
          </table:table-cell>
          <table:table-cell/>
          <table:table-cell table:formula="of:=([.C251]-INDIRECT(&quot;SHEET2.D&quot;&amp;([.D251]+ROW([$Sheet2.$A$45])-1)))/INDIRECT(&quot;Sheet2.C&quot;&amp;([.D251]+ROW([$Sheet2.$A$45])-1))" office:value-type="float" office:value="146.117337542752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12" table:formula="of:=([.A252]+[.$E$1])*[.$B$2]/[.$B$1]" office:value-type="float" office:value="2.099609375" calcext:value-type="float">
            <text:p>2,100</text:p>
          </table:table-cell>
          <table:table-cell table:style-name="ce13" table:formula="of:=[$Sheet2.$B$3]*[$Sheet3.B252]/([$Sheet2.$B$2]-[$Sheet3.B252])" office:value-type="float" office:value="7137.71043771044" calcext:value-type="float">
            <text:p>7137,7</text:p>
          </table:table-cell>
          <table:table-cell table:formula="of:=MATCH([.C252];[$Sheet2.$B$45:.$B$62];-1)" office:value-type="float" office:value="14" calcext:value-type="float">
            <text:p>14</text:p>
          </table:table-cell>
          <table:table-cell/>
          <table:table-cell table:formula="of:=([.C252]-INDIRECT(&quot;SHEET2.D&quot;&amp;([.D252]+ROW([$Sheet2.$A$45])-1)))/INDIRECT(&quot;Sheet2.C&quot;&amp;([.D252]+ROW([$Sheet2.$A$45])-1))" office:value-type="float" office:value="146.012116251527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12" table:formula="of:=([.A253]+[.$E$1])*[.$B$2]/[.$B$1]" office:value-type="float" office:value="2.1044921875" calcext:value-type="float">
            <text:p>2,104</text:p>
          </table:table-cell>
          <table:table-cell table:style-name="ce13" table:formula="of:=[$Sheet2.$B$3]*[$Sheet3.B253]/([$Sheet2.$B$2]-[$Sheet3.B253])" office:value-type="float" office:value="7166.37436762226" calcext:value-type="float">
            <text:p>7166,4</text:p>
          </table:table-cell>
          <table:table-cell table:formula="of:=MATCH([.C253];[$Sheet2.$B$45:.$B$62];-1)" office:value-type="float" office:value="14" calcext:value-type="float">
            <text:p>14</text:p>
          </table:table-cell>
          <table:table-cell/>
          <table:table-cell table:formula="of:=([.C253]-INDIRECT(&quot;SHEET2.D&quot;&amp;([.D253]+ROW([$Sheet2.$A$45])-1)))/INDIRECT(&quot;Sheet2.C&quot;&amp;([.D253]+ROW([$Sheet2.$A$45])-1))" office:value-type="float" office:value="145.906540082423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12" table:formula="of:=([.A254]+[.$E$1])*[.$B$2]/[.$B$1]" office:value-type="float" office:value="2.109375" calcext:value-type="float">
            <text:p>2,109</text:p>
          </table:table-cell>
          <table:table-cell table:style-name="ce13" table:formula="of:=[$Sheet2.$B$3]*[$Sheet3.B254]/([$Sheet2.$B$2]-[$Sheet3.B254])" office:value-type="float" office:value="7195.13513513514" calcext:value-type="float">
            <text:p>7195,1</text:p>
          </table:table-cell>
          <table:table-cell table:formula="of:=MATCH([.C254];[$Sheet2.$B$45:.$B$62];-1)" office:value-type="float" office:value="14" calcext:value-type="float">
            <text:p>14</text:p>
          </table:table-cell>
          <table:table-cell/>
          <table:table-cell table:formula="of:=([.C254]-INDIRECT(&quot;SHEET2.D&quot;&amp;([.D254]+ROW([$Sheet2.$A$45])-1)))/INDIRECT(&quot;Sheet2.C&quot;&amp;([.D254]+ROW([$Sheet2.$A$45])-1))" office:value-type="float" office:value="145.800607237071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12" table:formula="of:=([.A255]+[.$E$1])*[.$B$2]/[.$B$1]" office:value-type="float" office:value="2.1142578125" calcext:value-type="float">
            <text:p>2,114</text:p>
          </table:table-cell>
          <table:table-cell table:style-name="ce13" table:formula="of:=[$Sheet2.$B$3]*[$Sheet3.B255]/([$Sheet2.$B$2]-[$Sheet3.B255])" office:value-type="float" office:value="7223.99323181049" calcext:value-type="float">
            <text:p>7224,0</text:p>
          </table:table-cell>
          <table:table-cell table:formula="of:=MATCH([.C255];[$Sheet2.$B$45:.$B$62];-1)" office:value-type="float" office:value="14" calcext:value-type="float">
            <text:p>14</text:p>
          </table:table-cell>
          <table:table-cell/>
          <table:table-cell table:formula="of:=([.C255]-INDIRECT(&quot;SHEET2.D&quot;&amp;([.D255]+ROW([$Sheet2.$A$45])-1)))/INDIRECT(&quot;Sheet2.C&quot;&amp;([.D255]+ROW([$Sheet2.$A$45])-1))" office:value-type="float" office:value="145.694315904934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12" table:formula="of:=([.A256]+[.$E$1])*[.$B$2]/[.$B$1]" office:value-type="float" office:value="2.119140625" calcext:value-type="float">
            <text:p>2,119</text:p>
          </table:table-cell>
          <table:table-cell table:style-name="ce13" table:formula="of:=[$Sheet2.$B$3]*[$Sheet3.B256]/([$Sheet2.$B$2]-[$Sheet3.B256])" office:value-type="float" office:value="7252.94915254237" calcext:value-type="float">
            <text:p>7252,9</text:p>
          </table:table-cell>
          <table:table-cell table:formula="of:=MATCH([.C256];[$Sheet2.$B$45:.$B$62];-1)" office:value-type="float" office:value="14" calcext:value-type="float">
            <text:p>14</text:p>
          </table:table-cell>
          <table:table-cell/>
          <table:table-cell table:formula="of:=([.C256]-INDIRECT(&quot;SHEET2.D&quot;&amp;([.D256]+ROW([$Sheet2.$A$45])-1)))/INDIRECT(&quot;Sheet2.C&quot;&amp;([.D256]+ROW([$Sheet2.$A$45])-1))" office:value-type="float" office:value="145.58766426319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12" table:formula="of:=([.A257]+[.$E$1])*[.$B$2]/[.$B$1]" office:value-type="float" office:value="2.1240234375" calcext:value-type="float">
            <text:p>2,124</text:p>
          </table:table-cell>
          <table:table-cell table:style-name="ce13" table:formula="of:=[$Sheet2.$B$3]*[$Sheet3.B257]/([$Sheet2.$B$2]-[$Sheet3.B257])" office:value-type="float" office:value="7282.00339558574" calcext:value-type="float">
            <text:p>7282,0</text:p>
          </table:table-cell>
          <table:table-cell table:formula="of:=MATCH([.C257];[$Sheet2.$B$45:.$B$62];-1)" office:value-type="float" office:value="14" calcext:value-type="float">
            <text:p>14</text:p>
          </table:table-cell>
          <table:table-cell/>
          <table:table-cell table:formula="of:=([.C257]-INDIRECT(&quot;SHEET2.D&quot;&amp;([.D257]+ROW([$Sheet2.$A$45])-1)))/INDIRECT(&quot;Sheet2.C&quot;&amp;([.D257]+ROW([$Sheet2.$A$45])-1))" office:value-type="float" office:value="145.480650476664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12" table:formula="of:=([.A258]+[.$E$1])*[.$B$2]/[.$B$1]" office:value-type="float" office:value="2.12890625" calcext:value-type="float">
            <text:p>2,129</text:p>
          </table:table-cell>
          <table:table-cell table:style-name="ce13" table:formula="of:=[$Sheet2.$B$3]*[$Sheet3.B258]/([$Sheet2.$B$2]-[$Sheet3.B258])" office:value-type="float" office:value="7311.15646258503" calcext:value-type="float">
            <text:p>7311,2</text:p>
          </table:table-cell>
          <table:table-cell table:formula="of:=MATCH([.C258];[$Sheet2.$B$45:.$B$62];-1)" office:value-type="float" office:value="14" calcext:value-type="float">
            <text:p>14</text:p>
          </table:table-cell>
          <table:table-cell/>
          <table:table-cell table:formula="of:=([.C258]-INDIRECT(&quot;SHEET2.D&quot;&amp;([.D258]+ROW([$Sheet2.$A$45])-1)))/INDIRECT(&quot;Sheet2.C&quot;&amp;([.D258]+ROW([$Sheet2.$A$45])-1))" office:value-type="float" office:value="145.373272697661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12" table:formula="of:=([.A259]+[.$E$1])*[.$B$2]/[.$B$1]" office:value-type="float" office:value="2.1337890625" calcext:value-type="float">
            <text:p>2,134</text:p>
          </table:table-cell>
          <table:table-cell table:style-name="ce13" table:formula="of:=[$Sheet2.$B$3]*[$Sheet3.B259]/([$Sheet2.$B$2]-[$Sheet3.B259])" office:value-type="float" office:value="7340.40885860307" calcext:value-type="float">
            <text:p>7340,4</text:p>
          </table:table-cell>
          <table:table-cell table:formula="of:=MATCH([.C259];[$Sheet2.$B$45:.$B$62];-1)" office:value-type="float" office:value="14" calcext:value-type="float">
            <text:p>14</text:p>
          </table:table-cell>
          <table:table-cell/>
          <table:table-cell table:formula="of:=([.C259]-INDIRECT(&quot;SHEET2.D&quot;&amp;([.D259]+ROW([$Sheet2.$A$45])-1)))/INDIRECT(&quot;Sheet2.C&quot;&amp;([.D259]+ROW([$Sheet2.$A$45])-1))" office:value-type="float" office:value="145.265529065919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12" table:formula="of:=([.A260]+[.$E$1])*[.$B$2]/[.$B$1]" office:value-type="float" office:value="2.138671875" calcext:value-type="float">
            <text:p>2,139</text:p>
          </table:table-cell>
          <table:table-cell table:style-name="ce13" table:formula="of:=[$Sheet2.$B$3]*[$Sheet3.B260]/([$Sheet2.$B$2]-[$Sheet3.B260])" office:value-type="float" office:value="7369.76109215017" calcext:value-type="float">
            <text:p>7369,8</text:p>
          </table:table-cell>
          <table:table-cell table:formula="of:=MATCH([.C260];[$Sheet2.$B$45:.$B$62];-1)" office:value-type="float" office:value="14" calcext:value-type="float">
            <text:p>14</text:p>
          </table:table-cell>
          <table:table-cell/>
          <table:table-cell table:formula="of:=([.C260]-INDIRECT(&quot;SHEET2.D&quot;&amp;([.D260]+ROW([$Sheet2.$A$45])-1)))/INDIRECT(&quot;Sheet2.C&quot;&amp;([.D260]+ROW([$Sheet2.$A$45])-1))" office:value-type="float" office:value="145.157417708471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12" table:formula="of:=([.A261]+[.$E$1])*[.$B$2]/[.$B$1]" office:value-type="float" office:value="2.1435546875" calcext:value-type="float">
            <text:p>2,144</text:p>
          </table:table-cell>
          <table:table-cell table:style-name="ce13" table:formula="of:=[$Sheet2.$B$3]*[$Sheet3.B261]/([$Sheet2.$B$2]-[$Sheet3.B261])" office:value-type="float" office:value="7399.21367521368" calcext:value-type="float">
            <text:p>7399,2</text:p>
          </table:table-cell>
          <table:table-cell table:formula="of:=MATCH([.C261];[$Sheet2.$B$45:.$B$62];-1)" office:value-type="float" office:value="14" calcext:value-type="float">
            <text:p>14</text:p>
          </table:table-cell>
          <table:table-cell/>
          <table:table-cell table:formula="of:=([.C261]-INDIRECT(&quot;SHEET2.D&quot;&amp;([.D261]+ROW([$Sheet2.$A$45])-1)))/INDIRECT(&quot;Sheet2.C&quot;&amp;([.D261]+ROW([$Sheet2.$A$45])-1))" office:value-type="float" office:value="145.048936739544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12" table:formula="of:=([.A262]+[.$E$1])*[.$B$2]/[.$B$1]" office:value-type="float" office:value="2.1484375" calcext:value-type="float">
            <text:p>2,148</text:p>
          </table:table-cell>
          <table:table-cell table:style-name="ce13" table:formula="of:=[$Sheet2.$B$3]*[$Sheet3.B262]/([$Sheet2.$B$2]-[$Sheet3.B262])" office:value-type="float" office:value="7428.76712328767" calcext:value-type="float">
            <text:p>7428,8</text:p>
          </table:table-cell>
          <table:table-cell table:formula="of:=MATCH([.C262];[$Sheet2.$B$45:.$B$62];-1)" office:value-type="float" office:value="14" calcext:value-type="float">
            <text:p>14</text:p>
          </table:table-cell>
          <table:table-cell/>
          <table:table-cell table:formula="of:=([.C262]-INDIRECT(&quot;SHEET2.D&quot;&amp;([.D262]+ROW([$Sheet2.$A$45])-1)))/INDIRECT(&quot;Sheet2.C&quot;&amp;([.D262]+ROW([$Sheet2.$A$45])-1))" office:value-type="float" office:value="144.940084260451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12" table:formula="of:=([.A263]+[.$E$1])*[.$B$2]/[.$B$1]" office:value-type="float" office:value="2.1533203125" calcext:value-type="float">
            <text:p>2,153</text:p>
          </table:table-cell>
          <table:table-cell table:style-name="ce13" table:formula="of:=[$Sheet2.$B$3]*[$Sheet3.B263]/([$Sheet2.$B$2]-[$Sheet3.B263])" office:value-type="float" office:value="7458.42195540309" calcext:value-type="float">
            <text:p>7458,4</text:p>
          </table:table-cell>
          <table:table-cell table:formula="of:=MATCH([.C263];[$Sheet2.$B$45:.$B$62];-1)" office:value-type="float" office:value="14" calcext:value-type="float">
            <text:p>14</text:p>
          </table:table-cell>
          <table:table-cell/>
          <table:table-cell table:formula="of:=([.C263]-INDIRECT(&quot;SHEET2.D&quot;&amp;([.D263]+ROW([$Sheet2.$A$45])-1)))/INDIRECT(&quot;Sheet2.C&quot;&amp;([.D263]+ROW([$Sheet2.$A$45])-1))" office:value-type="float" office:value="144.830858359473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12" table:formula="of:=([.A264]+[.$E$1])*[.$B$2]/[.$B$1]" office:value-type="float" office:value="2.158203125" calcext:value-type="float">
            <text:p>2,158</text:p>
          </table:table-cell>
          <table:table-cell table:style-name="ce13" table:formula="of:=[$Sheet2.$B$3]*[$Sheet3.B264]/([$Sheet2.$B$2]-[$Sheet3.B264])" office:value-type="float" office:value="7488.17869415808" calcext:value-type="float">
            <text:p>7488,2</text:p>
          </table:table-cell>
          <table:table-cell table:formula="of:=MATCH([.C264];[$Sheet2.$B$45:.$B$62];-1)" office:value-type="float" office:value="14" calcext:value-type="float">
            <text:p>14</text:p>
          </table:table-cell>
          <table:table-cell/>
          <table:table-cell table:formula="of:=([.C264]-INDIRECT(&quot;SHEET2.D&quot;&amp;([.D264]+ROW([$Sheet2.$A$45])-1)))/INDIRECT(&quot;Sheet2.C&quot;&amp;([.D264]+ROW([$Sheet2.$A$45])-1))" office:value-type="float" office:value="144.721257111757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12" table:formula="of:=([.A265]+[.$E$1])*[.$B$2]/[.$B$1]" office:value-type="float" office:value="2.1630859375" calcext:value-type="float">
            <text:p>2,163</text:p>
          </table:table-cell>
          <table:table-cell table:style-name="ce13" table:formula="of:=[$Sheet2.$B$3]*[$Sheet3.B265]/([$Sheet2.$B$2]-[$Sheet3.B265])" office:value-type="float" office:value="7518.03786574871" calcext:value-type="float">
            <text:p>7518,0</text:p>
          </table:table-cell>
          <table:table-cell table:formula="of:=MATCH([.C265];[$Sheet2.$B$45:.$B$62];-1)" office:value-type="float" office:value="14" calcext:value-type="float">
            <text:p>14</text:p>
          </table:table-cell>
          <table:table-cell/>
          <table:table-cell table:formula="of:=([.C265]-INDIRECT(&quot;SHEET2.D&quot;&amp;([.D265]+ROW([$Sheet2.$A$45])-1)))/INDIRECT(&quot;Sheet2.C&quot;&amp;([.D265]+ROW([$Sheet2.$A$45])-1))" office:value-type="float" office:value="144.611278579194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12" table:formula="of:=([.A266]+[.$E$1])*[.$B$2]/[.$B$1]" office:value-type="float" office:value="2.16796875" calcext:value-type="float">
            <text:p>2,168</text:p>
          </table:table-cell>
          <table:table-cell table:style-name="ce13" table:formula="of:=[$Sheet2.$B$3]*[$Sheet3.B266]/([$Sheet2.$B$2]-[$Sheet3.B266])" office:value-type="float" office:value="7548" calcext:value-type="float">
            <text:p>7548,0</text:p>
          </table:table-cell>
          <table:table-cell table:formula="of:=MATCH([.C266];[$Sheet2.$B$45:.$B$62];-1)" office:value-type="float" office:value="14" calcext:value-type="float">
            <text:p>14</text:p>
          </table:table-cell>
          <table:table-cell/>
          <table:table-cell table:formula="of:=([.C266]-INDIRECT(&quot;SHEET2.D&quot;&amp;([.D266]+ROW([$Sheet2.$A$45])-1)))/INDIRECT(&quot;Sheet2.C&quot;&amp;([.D266]+ROW([$Sheet2.$A$45])-1))" office:value-type="float" office:value="144.500920810313" calcext:value-type="float">
            <text:p>145</text:p>
          </table:table-cell>
          <table:table-cell table:number-columns-repeated="1018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12" table:formula="of:=([.A267]+[.$E$1])*[.$B$2]/[.$B$1]" office:value-type="float" office:value="2.1728515625" calcext:value-type="float">
            <text:p>2,173</text:p>
          </table:table-cell>
          <table:table-cell table:style-name="ce13" table:formula="of:=[$Sheet2.$B$3]*[$Sheet3.B267]/([$Sheet2.$B$2]-[$Sheet3.B267])" office:value-type="float" office:value="7578.06563039724" calcext:value-type="float">
            <text:p>7578,1</text:p>
          </table:table-cell>
          <table:table-cell table:formula="of:=MATCH([.C267];[$Sheet2.$B$45:.$B$62];-1)" office:value-type="float" office:value="14" calcext:value-type="float">
            <text:p>14</text:p>
          </table:table-cell>
          <table:table-cell/>
          <table:table-cell table:formula="of:=([.C267]-INDIRECT(&quot;SHEET2.D&quot;&amp;([.D267]+ROW([$Sheet2.$A$45])-1)))/INDIRECT(&quot;Sheet2.C&quot;&amp;([.D267]+ROW([$Sheet2.$A$45])-1))" office:value-type="float" office:value="144.390181840157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12" table:formula="of:=([.A268]+[.$E$1])*[.$B$2]/[.$B$1]" office:value-type="float" office:value="2.177734375" calcext:value-type="float">
            <text:p>2,178</text:p>
          </table:table-cell>
          <table:table-cell table:style-name="ce13" table:formula="of:=[$Sheet2.$B$3]*[$Sheet3.B268]/([$Sheet2.$B$2]-[$Sheet3.B268])" office:value-type="float" office:value="7608.23529411765" calcext:value-type="float">
            <text:p>7608,2</text:p>
          </table:table-cell>
          <table:table-cell table:formula="of:=MATCH([.C268];[$Sheet2.$B$45:.$B$62];-1)" office:value-type="float" office:value="14" calcext:value-type="float">
            <text:p>14</text:p>
          </table:table-cell>
          <table:table-cell/>
          <table:table-cell table:formula="of:=([.C268]-INDIRECT(&quot;SHEET2.D&quot;&amp;([.D268]+ROW([$Sheet2.$A$45])-1)))/INDIRECT(&quot;Sheet2.C&quot;&amp;([.D268]+ROW([$Sheet2.$A$45])-1))" office:value-type="float" office:value="144.279059690174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12" table:formula="of:=([.A269]+[.$E$1])*[.$B$2]/[.$B$1]" office:value-type="float" office:value="2.1826171875" calcext:value-type="float">
            <text:p>2,183</text:p>
          </table:table-cell>
          <table:table-cell table:style-name="ce13" table:formula="of:=[$Sheet2.$B$3]*[$Sheet3.B269]/([$Sheet2.$B$2]-[$Sheet3.B269])" office:value-type="float" office:value="7638.50953206239" calcext:value-type="float">
            <text:p>7638,5</text:p>
          </table:table-cell>
          <table:table-cell table:formula="of:=MATCH([.C269];[$Sheet2.$B$45:.$B$62];-1)" office:value-type="float" office:value="14" calcext:value-type="float">
            <text:p>14</text:p>
          </table:table-cell>
          <table:table-cell/>
          <table:table-cell table:formula="of:=([.C269]-INDIRECT(&quot;SHEET2.D&quot;&amp;([.D269]+ROW([$Sheet2.$A$45])-1)))/INDIRECT(&quot;Sheet2.C&quot;&amp;([.D269]+ROW([$Sheet2.$A$45])-1))" office:value-type="float" office:value="144.167552368094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12" table:formula="of:=([.A270]+[.$E$1])*[.$B$2]/[.$B$1]" office:value-type="float" office:value="2.1875" calcext:value-type="float">
            <text:p>2,188</text:p>
          </table:table-cell>
          <table:table-cell table:style-name="ce13" table:formula="of:=[$Sheet2.$B$3]*[$Sheet3.B270]/([$Sheet2.$B$2]-[$Sheet3.B270])" office:value-type="float" office:value="7668.88888888889" calcext:value-type="float">
            <text:p>7668,9</text:p>
          </table:table-cell>
          <table:table-cell table:formula="of:=MATCH([.C270];[$Sheet2.$B$45:.$B$62];-1)" office:value-type="float" office:value="14" calcext:value-type="float">
            <text:p>14</text:p>
          </table:table-cell>
          <table:table-cell/>
          <table:table-cell table:formula="of:=([.C270]-INDIRECT(&quot;SHEET2.D&quot;&amp;([.D270]+ROW([$Sheet2.$A$45])-1)))/INDIRECT(&quot;Sheet2.C&quot;&amp;([.D270]+ROW([$Sheet2.$A$45])-1))" office:value-type="float" office:value="144.055657867813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12" table:formula="of:=([.A271]+[.$E$1])*[.$B$2]/[.$B$1]" office:value-type="float" office:value="2.1923828125" calcext:value-type="float">
            <text:p>2,192</text:p>
          </table:table-cell>
          <table:table-cell table:style-name="ce13" table:formula="of:=[$Sheet2.$B$3]*[$Sheet3.B271]/([$Sheet2.$B$2]-[$Sheet3.B271])" office:value-type="float" office:value="7699.37391304348" calcext:value-type="float">
            <text:p>7699,4</text:p>
          </table:table-cell>
          <table:table-cell table:formula="of:=MATCH([.C271];[$Sheet2.$B$45:.$B$62];-1)" office:value-type="float" office:value="14" calcext:value-type="float">
            <text:p>14</text:p>
          </table:table-cell>
          <table:table-cell/>
          <table:table-cell table:formula="of:=([.C271]-INDIRECT(&quot;SHEET2.D&quot;&amp;([.D271]+ROW([$Sheet2.$A$45])-1)))/INDIRECT(&quot;Sheet2.C&quot;&amp;([.D271]+ROW([$Sheet2.$A$45])-1))" office:value-type="float" office:value="143.943374169269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12" table:formula="of:=([.A272]+[.$E$1])*[.$B$2]/[.$B$1]" office:value-type="float" office:value="2.197265625" calcext:value-type="float">
            <text:p>2,197</text:p>
          </table:table-cell>
          <table:table-cell table:style-name="ce13" table:formula="of:=[$Sheet2.$B$3]*[$Sheet3.B272]/([$Sheet2.$B$2]-[$Sheet3.B272])" office:value-type="float" office:value="7729.96515679442" calcext:value-type="float">
            <text:p>7730,0</text:p>
          </table:table-cell>
          <table:table-cell table:formula="of:=MATCH([.C272];[$Sheet2.$B$45:.$B$62];-1)" office:value-type="float" office:value="14" calcext:value-type="float">
            <text:p>14</text:p>
          </table:table-cell>
          <table:table-cell/>
          <table:table-cell table:formula="of:=([.C272]-INDIRECT(&quot;SHEET2.D&quot;&amp;([.D272]+ROW([$Sheet2.$A$45])-1)))/INDIRECT(&quot;Sheet2.C&quot;&amp;([.D272]+ROW([$Sheet2.$A$45])-1))" office:value-type="float" office:value="143.830699238326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12" table:formula="of:=([.A273]+[.$E$1])*[.$B$2]/[.$B$1]" office:value-type="float" office:value="2.2021484375" calcext:value-type="float">
            <text:p>2,202</text:p>
          </table:table-cell>
          <table:table-cell table:style-name="ce13" table:formula="of:=[$Sheet2.$B$3]*[$Sheet3.B273]/([$Sheet2.$B$2]-[$Sheet3.B273])" office:value-type="float" office:value="7760.66317626527" calcext:value-type="float">
            <text:p>7760,7</text:p>
          </table:table-cell>
          <table:table-cell table:formula="of:=MATCH([.C273];[$Sheet2.$B$45:.$B$62];-1)" office:value-type="float" office:value="14" calcext:value-type="float">
            <text:p>14</text:p>
          </table:table-cell>
          <table:table-cell/>
          <table:table-cell table:formula="of:=([.C273]-INDIRECT(&quot;SHEET2.D&quot;&amp;([.D273]+ROW([$Sheet2.$A$45])-1)))/INDIRECT(&quot;Sheet2.C&quot;&amp;([.D273]+ROW([$Sheet2.$A$45])-1))" office:value-type="float" office:value="143.717631026647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12" table:formula="of:=([.A274]+[.$E$1])*[.$B$2]/[.$B$1]" office:value-type="float" office:value="2.20703125" calcext:value-type="float">
            <text:p>2,207</text:p>
          </table:table-cell>
          <table:table-cell table:style-name="ce13" table:formula="of:=[$Sheet2.$B$3]*[$Sheet3.B274]/([$Sheet2.$B$2]-[$Sheet3.B274])" office:value-type="float" office:value="7791.46853146853" calcext:value-type="float">
            <text:p>7791,5</text:p>
          </table:table-cell>
          <table:table-cell table:formula="of:=MATCH([.C274];[$Sheet2.$B$45:.$B$62];-1)" office:value-type="float" office:value="14" calcext:value-type="float">
            <text:p>14</text:p>
          </table:table-cell>
          <table:table-cell/>
          <table:table-cell table:formula="of:=([.C274]-INDIRECT(&quot;SHEET2.D&quot;&amp;([.D274]+ROW([$Sheet2.$A$45])-1)))/INDIRECT(&quot;Sheet2.C&quot;&amp;([.D274]+ROW([$Sheet2.$A$45])-1))" office:value-type="float" office:value="143.604167471571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12" table:formula="of:=([.A275]+[.$E$1])*[.$B$2]/[.$B$1]" office:value-type="float" office:value="2.2119140625" calcext:value-type="float">
            <text:p>2,212</text:p>
          </table:table-cell>
          <table:table-cell table:style-name="ce13" table:formula="of:=[$Sheet2.$B$3]*[$Sheet3.B275]/([$Sheet2.$B$2]-[$Sheet3.B275])" office:value-type="float" office:value="7822.38178633975" calcext:value-type="float">
            <text:p>7822,4</text:p>
          </table:table-cell>
          <table:table-cell table:formula="of:=MATCH([.C275];[$Sheet2.$B$45:.$B$62];-1)" office:value-type="float" office:value="14" calcext:value-type="float">
            <text:p>14</text:p>
          </table:table-cell>
          <table:table-cell/>
          <table:table-cell table:formula="of:=([.C275]-INDIRECT(&quot;SHEET2.D&quot;&amp;([.D275]+ROW([$Sheet2.$A$45])-1)))/INDIRECT(&quot;Sheet2.C&quot;&amp;([.D275]+ROW([$Sheet2.$A$45])-1))" office:value-type="float" office:value="143.490306495986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12" table:formula="of:=([.A276]+[.$E$1])*[.$B$2]/[.$B$1]" office:value-type="float" office:value="2.216796875" calcext:value-type="float">
            <text:p>2,217</text:p>
          </table:table-cell>
          <table:table-cell table:style-name="ce13" table:formula="of:=[$Sheet2.$B$3]*[$Sheet3.B276]/([$Sheet2.$B$2]-[$Sheet3.B276])" office:value-type="float" office:value="7853.40350877193" calcext:value-type="float">
            <text:p>7853,4</text:p>
          </table:table-cell>
          <table:table-cell table:formula="of:=MATCH([.C276];[$Sheet2.$B$45:.$B$62];-1)" office:value-type="float" office:value="14" calcext:value-type="float">
            <text:p>14</text:p>
          </table:table-cell>
          <table:table-cell/>
          <table:table-cell table:formula="of:=([.C276]-INDIRECT(&quot;SHEET2.D&quot;&amp;([.D276]+ROW([$Sheet2.$A$45])-1)))/INDIRECT(&quot;Sheet2.C&quot;&amp;([.D276]+ROW([$Sheet2.$A$45])-1))" office:value-type="float" office:value="143.376046008207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12" table:formula="of:=([.A277]+[.$E$1])*[.$B$2]/[.$B$1]" office:value-type="float" office:value="2.2216796875" calcext:value-type="float">
            <text:p>2,222</text:p>
          </table:table-cell>
          <table:table-cell table:style-name="ce13" table:formula="of:=[$Sheet2.$B$3]*[$Sheet3.B277]/([$Sheet2.$B$2]-[$Sheet3.B277])" office:value-type="float" office:value="7884.53427065026" calcext:value-type="float">
            <text:p>7884,5</text:p>
          </table:table-cell>
          <table:table-cell table:formula="of:=MATCH([.C277];[$Sheet2.$B$45:.$B$62];-1)" office:value-type="float" office:value="14" calcext:value-type="float">
            <text:p>14</text:p>
          </table:table-cell>
          <table:table-cell/>
          <table:table-cell table:formula="of:=([.C277]-INDIRECT(&quot;SHEET2.D&quot;&amp;([.D277]+ROW([$Sheet2.$A$45])-1)))/INDIRECT(&quot;Sheet2.C&quot;&amp;([.D277]+ROW([$Sheet2.$A$45])-1))" office:value-type="float" office:value="143.261383901841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12" table:formula="of:=([.A278]+[.$E$1])*[.$B$2]/[.$B$1]" office:value-type="float" office:value="2.2265625" calcext:value-type="float">
            <text:p>2,227</text:p>
          </table:table-cell>
          <table:table-cell table:style-name="ce13" table:formula="of:=[$Sheet2.$B$3]*[$Sheet3.B278]/([$Sheet2.$B$2]-[$Sheet3.B278])" office:value-type="float" office:value="7915.77464788732" calcext:value-type="float">
            <text:p>7915,8</text:p>
          </table:table-cell>
          <table:table-cell table:formula="of:=MATCH([.C278];[$Sheet2.$B$45:.$B$62];-1)" office:value-type="float" office:value="14" calcext:value-type="float">
            <text:p>14</text:p>
          </table:table-cell>
          <table:table-cell/>
          <table:table-cell table:formula="of:=([.C278]-INDIRECT(&quot;SHEET2.D&quot;&amp;([.D278]+ROW([$Sheet2.$A$45])-1)))/INDIRECT(&quot;Sheet2.C&quot;&amp;([.D278]+ROW([$Sheet2.$A$45])-1))" office:value-type="float" office:value="143.146318055664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12" table:formula="of:=([.A279]+[.$E$1])*[.$B$2]/[.$B$1]" office:value-type="float" office:value="2.2314453125" calcext:value-type="float">
            <text:p>2,231</text:p>
          </table:table-cell>
          <table:table-cell table:style-name="ce13" table:formula="of:=[$Sheet2.$B$3]*[$Sheet3.B279]/([$Sheet2.$B$2]-[$Sheet3.B279])" office:value-type="float" office:value="7947.12522045855" calcext:value-type="float">
            <text:p>7947,1</text:p>
          </table:table-cell>
          <table:table-cell table:formula="of:=MATCH([.C279];[$Sheet2.$B$45:.$B$62];-1)" office:value-type="float" office:value="14" calcext:value-type="float">
            <text:p>14</text:p>
          </table:table-cell>
          <table:table-cell/>
          <table:table-cell table:formula="of:=([.C279]-INDIRECT(&quot;SHEET2.D&quot;&amp;([.D279]+ROW([$Sheet2.$A$45])-1)))/INDIRECT(&quot;Sheet2.C&quot;&amp;([.D279]+ROW([$Sheet2.$A$45])-1))" office:value-type="float" office:value="143.030846333486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12" table:formula="of:=([.A280]+[.$E$1])*[.$B$2]/[.$B$1]" office:value-type="float" office:value="2.236328125" calcext:value-type="float">
            <text:p>2,236</text:p>
          </table:table-cell>
          <table:table-cell table:style-name="ce13" table:formula="of:=[$Sheet2.$B$3]*[$Sheet3.B280]/([$Sheet2.$B$2]-[$Sheet3.B280])" office:value-type="float" office:value="7978.58657243816" calcext:value-type="float">
            <text:p>7978,6</text:p>
          </table:table-cell>
          <table:table-cell table:formula="of:=MATCH([.C280];[$Sheet2.$B$45:.$B$62];-1)" office:value-type="float" office:value="14" calcext:value-type="float">
            <text:p>14</text:p>
          </table:table-cell>
          <table:table-cell/>
          <table:table-cell table:formula="of:=([.C280]-INDIRECT(&quot;SHEET2.D&quot;&amp;([.D280]+ROW([$Sheet2.$A$45])-1)))/INDIRECT(&quot;Sheet2.C&quot;&amp;([.D280]+ROW([$Sheet2.$A$45])-1))" office:value-type="float" office:value="142.914966584022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12" table:formula="of:=([.A281]+[.$E$1])*[.$B$2]/[.$B$1]" office:value-type="float" office:value="2.2412109375" calcext:value-type="float">
            <text:p>2,241</text:p>
          </table:table-cell>
          <table:table-cell table:style-name="ce13" table:formula="of:=[$Sheet2.$B$3]*[$Sheet3.B281]/([$Sheet2.$B$2]-[$Sheet3.B281])" office:value-type="float" office:value="8010.1592920354" calcext:value-type="float">
            <text:p>8010,2</text:p>
          </table:table-cell>
          <table:table-cell table:formula="of:=MATCH([.C281];[$Sheet2.$B$45:.$B$62];-1)" office:value-type="float" office:value="14" calcext:value-type="float">
            <text:p>14</text:p>
          </table:table-cell>
          <table:table-cell/>
          <table:table-cell table:formula="of:=([.C281]-INDIRECT(&quot;SHEET2.D&quot;&amp;([.D281]+ROW([$Sheet2.$A$45])-1)))/INDIRECT(&quot;Sheet2.C&quot;&amp;([.D281]+ROW([$Sheet2.$A$45])-1))" office:value-type="float" office:value="142.798676640754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12" table:formula="of:=([.A282]+[.$E$1])*[.$B$2]/[.$B$1]" office:value-type="float" office:value="2.24609375" calcext:value-type="float">
            <text:p>2,246</text:p>
          </table:table-cell>
          <table:table-cell table:style-name="ce13" table:formula="of:=[$Sheet2.$B$3]*[$Sheet3.B282]/([$Sheet2.$B$2]-[$Sheet3.B282])" office:value-type="float" office:value="8041.84397163121" calcext:value-type="float">
            <text:p>8041,8</text:p>
          </table:table-cell>
          <table:table-cell table:formula="of:=MATCH([.C282];[$Sheet2.$B$45:.$B$62];-1)" office:value-type="float" office:value="14" calcext:value-type="float">
            <text:p>14</text:p>
          </table:table-cell>
          <table:table-cell/>
          <table:table-cell table:formula="of:=([.C282]-INDIRECT(&quot;SHEET2.D&quot;&amp;([.D282]+ROW([$Sheet2.$A$45])-1)))/INDIRECT(&quot;Sheet2.C&quot;&amp;([.D282]+ROW([$Sheet2.$A$45])-1))" office:value-type="float" office:value="142.6819743218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12" table:formula="of:=([.A283]+[.$E$1])*[.$B$2]/[.$B$1]" office:value-type="float" office:value="2.2509765625" calcext:value-type="float">
            <text:p>2,251</text:p>
          </table:table-cell>
          <table:table-cell table:style-name="ce13" table:formula="of:=[$Sheet2.$B$3]*[$Sheet3.B283]/([$Sheet2.$B$2]-[$Sheet3.B283])" office:value-type="float" office:value="8073.64120781527" calcext:value-type="float">
            <text:p>8073,6</text:p>
          </table:table-cell>
          <table:table-cell table:formula="of:=MATCH([.C283];[$Sheet2.$B$45:.$B$62];-1)" office:value-type="float" office:value="14" calcext:value-type="float">
            <text:p>14</text:p>
          </table:table-cell>
          <table:table-cell/>
          <table:table-cell table:formula="of:=([.C283]-INDIRECT(&quot;SHEET2.D&quot;&amp;([.D283]+ROW([$Sheet2.$A$45])-1)))/INDIRECT(&quot;Sheet2.C&quot;&amp;([.D283]+ROW([$Sheet2.$A$45])-1))" office:value-type="float" office:value="142.564857429778" calcext:value-type="float">
            <text:p>143</text:p>
          </table:table-cell>
          <table:table-cell table:number-columns-repeated="1018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12" table:formula="of:=([.A284]+[.$E$1])*[.$B$2]/[.$B$1]" office:value-type="float" office:value="2.255859375" calcext:value-type="float">
            <text:p>2,256</text:p>
          </table:table-cell>
          <table:table-cell table:style-name="ce13" table:formula="of:=[$Sheet2.$B$3]*[$Sheet3.B284]/([$Sheet2.$B$2]-[$Sheet3.B284])" office:value-type="float" office:value="8105.55160142349" calcext:value-type="float">
            <text:p>8105,6</text:p>
          </table:table-cell>
          <table:table-cell table:formula="of:=MATCH([.C284];[$Sheet2.$B$45:.$B$62];-1)" office:value-type="float" office:value="14" calcext:value-type="float">
            <text:p>14</text:p>
          </table:table-cell>
          <table:table-cell/>
          <table:table-cell table:formula="of:=([.C284]-INDIRECT(&quot;SHEET2.D&quot;&amp;([.D284]+ROW([$Sheet2.$A$45])-1)))/INDIRECT(&quot;Sheet2.C&quot;&amp;([.D284]+ROW([$Sheet2.$A$45])-1))" office:value-type="float" office:value="142.447323751663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12" table:formula="of:=([.A285]+[.$E$1])*[.$B$2]/[.$B$1]" office:value-type="float" office:value="2.2607421875" calcext:value-type="float">
            <text:p>2,261</text:p>
          </table:table-cell>
          <table:table-cell table:style-name="ce13" table:formula="of:=[$Sheet2.$B$3]*[$Sheet3.B285]/([$Sheet2.$B$2]-[$Sheet3.B285])" office:value-type="float" office:value="8137.57575757576" calcext:value-type="float">
            <text:p>8137,6</text:p>
          </table:table-cell>
          <table:table-cell table:formula="of:=MATCH([.C285];[$Sheet2.$B$45:.$B$62];-1)" office:value-type="float" office:value="14" calcext:value-type="float">
            <text:p>14</text:p>
          </table:table-cell>
          <table:table-cell/>
          <table:table-cell table:formula="of:=([.C285]-INDIRECT(&quot;SHEET2.D&quot;&amp;([.D285]+ROW([$Sheet2.$A$45])-1)))/INDIRECT(&quot;Sheet2.C&quot;&amp;([.D285]+ROW([$Sheet2.$A$45])-1))" office:value-type="float" office:value="142.329371058653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12" table:formula="of:=([.A286]+[.$E$1])*[.$B$2]/[.$B$1]" office:value-type="float" office:value="2.265625" calcext:value-type="float">
            <text:p>2,266</text:p>
          </table:table-cell>
          <table:table-cell table:style-name="ce13" table:formula="of:=[$Sheet2.$B$3]*[$Sheet3.B286]/([$Sheet2.$B$2]-[$Sheet3.B286])" office:value-type="float" office:value="8169.71428571429" calcext:value-type="float">
            <text:p>8169,7</text:p>
          </table:table-cell>
          <table:table-cell table:formula="of:=MATCH([.C286];[$Sheet2.$B$45:.$B$62];-1)" office:value-type="float" office:value="14" calcext:value-type="float">
            <text:p>14</text:p>
          </table:table-cell>
          <table:table-cell/>
          <table:table-cell table:formula="of:=([.C286]-INDIRECT(&quot;SHEET2.D&quot;&amp;([.D286]+ROW([$Sheet2.$A$45])-1)))/INDIRECT(&quot;Sheet2.C&quot;&amp;([.D286]+ROW([$Sheet2.$A$45])-1))" office:value-type="float" office:value="142.210997106025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12" table:formula="of:=([.A287]+[.$E$1])*[.$B$2]/[.$B$1]" office:value-type="float" office:value="2.2705078125" calcext:value-type="float">
            <text:p>2,271</text:p>
          </table:table-cell>
          <table:table-cell table:style-name="ce13" table:formula="of:=[$Sheet2.$B$3]*[$Sheet3.B287]/([$Sheet2.$B$2]-[$Sheet3.B287])" office:value-type="float" office:value="8201.96779964222" calcext:value-type="float">
            <text:p>8202,0</text:p>
          </table:table-cell>
          <table:table-cell table:formula="of:=MATCH([.C287];[$Sheet2.$B$45:.$B$62];-1)" office:value-type="float" office:value="14" calcext:value-type="float">
            <text:p>14</text:p>
          </table:table-cell>
          <table:table-cell/>
          <table:table-cell table:formula="of:=([.C287]-INDIRECT(&quot;SHEET2.D&quot;&amp;([.D287]+ROW([$Sheet2.$A$45])-1)))/INDIRECT(&quot;Sheet2.C&quot;&amp;([.D287]+ROW([$Sheet2.$A$45])-1))" office:value-type="float" office:value="142.092199632994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12" table:formula="of:=([.A288]+[.$E$1])*[.$B$2]/[.$B$1]" office:value-type="float" office:value="2.275390625" calcext:value-type="float">
            <text:p>2,275</text:p>
          </table:table-cell>
          <table:table-cell table:style-name="ce13" table:formula="of:=[$Sheet2.$B$3]*[$Sheet3.B288]/([$Sheet2.$B$2]-[$Sheet3.B288])" office:value-type="float" office:value="8234.33691756273" calcext:value-type="float">
            <text:p>8234,3</text:p>
          </table:table-cell>
          <table:table-cell table:formula="of:=MATCH([.C288];[$Sheet2.$B$45:.$B$62];-1)" office:value-type="float" office:value="14" calcext:value-type="float">
            <text:p>14</text:p>
          </table:table-cell>
          <table:table-cell/>
          <table:table-cell table:formula="of:=([.C288]-INDIRECT(&quot;SHEET2.D&quot;&amp;([.D288]+ROW([$Sheet2.$A$45])-1)))/INDIRECT(&quot;Sheet2.C&quot;&amp;([.D288]+ROW([$Sheet2.$A$45])-1))" office:value-type="float" office:value="141.972976362568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12" table:formula="of:=([.A289]+[.$E$1])*[.$B$2]/[.$B$1]" office:value-type="float" office:value="2.2802734375" calcext:value-type="float">
            <text:p>2,280</text:p>
          </table:table-cell>
          <table:table-cell table:style-name="ce13" table:formula="of:=[$Sheet2.$B$3]*[$Sheet3.B289]/([$Sheet2.$B$2]-[$Sheet3.B289])" office:value-type="float" office:value="8266.82226211849" calcext:value-type="float">
            <text:p>8266,8</text:p>
          </table:table-cell>
          <table:table-cell table:formula="of:=MATCH([.C289];[$Sheet2.$B$45:.$B$62];-1)" office:value-type="float" office:value="14" calcext:value-type="float">
            <text:p>14</text:p>
          </table:table-cell>
          <table:table-cell/>
          <table:table-cell table:formula="of:=([.C289]-INDIRECT(&quot;SHEET2.D&quot;&amp;([.D289]+ROW([$Sheet2.$A$45])-1)))/INDIRECT(&quot;Sheet2.C&quot;&amp;([.D289]+ROW([$Sheet2.$A$45])-1))" office:value-type="float" office:value="141.853325001405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12" table:formula="of:=([.A290]+[.$E$1])*[.$B$2]/[.$B$1]" office:value-type="float" office:value="2.28515625" calcext:value-type="float">
            <text:p>2,285</text:p>
          </table:table-cell>
          <table:table-cell table:style-name="ce13" table:formula="of:=[$Sheet2.$B$3]*[$Sheet3.B290]/([$Sheet2.$B$2]-[$Sheet3.B290])" office:value-type="float" office:value="8299.42446043166" calcext:value-type="float">
            <text:p>8299,4</text:p>
          </table:table-cell>
          <table:table-cell table:formula="of:=MATCH([.C290];[$Sheet2.$B$45:.$B$62];-1)" office:value-type="float" office:value="14" calcext:value-type="float">
            <text:p>14</text:p>
          </table:table-cell>
          <table:table-cell/>
          <table:table-cell table:formula="of:=([.C290]-INDIRECT(&quot;SHEET2.D&quot;&amp;([.D290]+ROW([$Sheet2.$A$45])-1)))/INDIRECT(&quot;Sheet2.C&quot;&amp;([.D290]+ROW([$Sheet2.$A$45])-1))" office:value-type="float" office:value="141.733243239662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12" table:formula="of:=([.A291]+[.$E$1])*[.$B$2]/[.$B$1]" office:value-type="float" office:value="2.2900390625" calcext:value-type="float">
            <text:p>2,290</text:p>
          </table:table-cell>
          <table:table-cell table:style-name="ce13" table:formula="of:=[$Sheet2.$B$3]*[$Sheet3.B291]/([$Sheet2.$B$2]-[$Sheet3.B291])" office:value-type="float" office:value="8332.14414414414" calcext:value-type="float">
            <text:p>8332,1</text:p>
          </table:table-cell>
          <table:table-cell table:formula="of:=MATCH([.C291];[$Sheet2.$B$45:.$B$62];-1)" office:value-type="float" office:value="14" calcext:value-type="float">
            <text:p>14</text:p>
          </table:table-cell>
          <table:table-cell/>
          <table:table-cell table:formula="of:=([.C291]-INDIRECT(&quot;SHEET2.D&quot;&amp;([.D291]+ROW([$Sheet2.$A$45])-1)))/INDIRECT(&quot;Sheet2.C&quot;&amp;([.D291]+ROW([$Sheet2.$A$45])-1))" office:value-type="float" office:value="141.61272875085" calcext:value-type="float">
            <text:p>142</text:p>
          </table:table-cell>
          <table:table-cell table:number-columns-repeated="1018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12" table:formula="of:=([.A292]+[.$E$1])*[.$B$2]/[.$B$1]" office:value-type="float" office:value="2.294921875" calcext:value-type="float">
            <text:p>2,295</text:p>
          </table:table-cell>
          <table:table-cell table:style-name="ce13" table:formula="of:=[$Sheet2.$B$3]*[$Sheet3.B292]/([$Sheet2.$B$2]-[$Sheet3.B292])" office:value-type="float" office:value="8364.98194945848" calcext:value-type="float">
            <text:p>8365,0</text:p>
          </table:table-cell>
          <table:table-cell table:formula="of:=MATCH([.C292];[$Sheet2.$B$45:.$B$62];-1)" office:value-type="float" office:value="14" calcext:value-type="float">
            <text:p>14</text:p>
          </table:table-cell>
          <table:table-cell/>
          <table:table-cell table:formula="of:=([.C292]-INDIRECT(&quot;SHEET2.D&quot;&amp;([.D292]+ROW([$Sheet2.$A$45])-1)))/INDIRECT(&quot;Sheet2.C&quot;&amp;([.D292]+ROW([$Sheet2.$A$45])-1))" office:value-type="float" office:value="141.491779191681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12" table:formula="of:=([.A293]+[.$E$1])*[.$B$2]/[.$B$1]" office:value-type="float" office:value="2.2998046875" calcext:value-type="float">
            <text:p>2,300</text:p>
          </table:table-cell>
          <table:table-cell table:style-name="ce13" table:formula="of:=[$Sheet2.$B$3]*[$Sheet3.B293]/([$Sheet2.$B$2]-[$Sheet3.B293])" office:value-type="float" office:value="8397.93851717902" calcext:value-type="float">
            <text:p>8397,9</text:p>
          </table:table-cell>
          <table:table-cell table:formula="of:=MATCH([.C293];[$Sheet2.$B$45:.$B$62];-1)" office:value-type="float" office:value="14" calcext:value-type="float">
            <text:p>14</text:p>
          </table:table-cell>
          <table:table-cell/>
          <table:table-cell table:formula="of:=([.C293]-INDIRECT(&quot;SHEET2.D&quot;&amp;([.D293]+ROW([$Sheet2.$A$45])-1)))/INDIRECT(&quot;Sheet2.C&quot;&amp;([.D293]+ROW([$Sheet2.$A$45])-1))" office:value-type="float" office:value="141.370392201919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12" table:formula="of:=([.A294]+[.$E$1])*[.$B$2]/[.$B$1]" office:value-type="float" office:value="2.3046875" calcext:value-type="float">
            <text:p>2,305</text:p>
          </table:table-cell>
          <table:table-cell table:style-name="ce13" table:formula="of:=[$Sheet2.$B$3]*[$Sheet3.B294]/([$Sheet2.$B$2]-[$Sheet3.B294])" office:value-type="float" office:value="8431.01449275362" calcext:value-type="float">
            <text:p>8431,0</text:p>
          </table:table-cell>
          <table:table-cell table:formula="of:=MATCH([.C294];[$Sheet2.$B$45:.$B$62];-1)" office:value-type="float" office:value="14" calcext:value-type="float">
            <text:p>14</text:p>
          </table:table-cell>
          <table:table-cell/>
          <table:table-cell table:formula="of:=([.C294]-INDIRECT(&quot;SHEET2.D&quot;&amp;([.D294]+ROW([$Sheet2.$A$45])-1)))/INDIRECT(&quot;Sheet2.C&quot;&amp;([.D294]+ROW([$Sheet2.$A$45])-1))" office:value-type="float" office:value="141.248565404222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12" table:formula="of:=([.A295]+[.$E$1])*[.$B$2]/[.$B$1]" office:value-type="float" office:value="2.3095703125" calcext:value-type="float">
            <text:p>2,310</text:p>
          </table:table-cell>
          <table:table-cell table:style-name="ce13" table:formula="of:=[$Sheet2.$B$3]*[$Sheet3.B295]/([$Sheet2.$B$2]-[$Sheet3.B295])" office:value-type="float" office:value="8464.21052631579" calcext:value-type="float">
            <text:p>8464,2</text:p>
          </table:table-cell>
          <table:table-cell table:formula="of:=MATCH([.C295];[$Sheet2.$B$45:.$B$62];-1)" office:value-type="float" office:value="14" calcext:value-type="float">
            <text:p>14</text:p>
          </table:table-cell>
          <table:table-cell/>
          <table:table-cell table:formula="of:=([.C295]-INDIRECT(&quot;SHEET2.D&quot;&amp;([.D295]+ROW([$Sheet2.$A$45])-1)))/INDIRECT(&quot;Sheet2.C&quot;&amp;([.D295]+ROW([$Sheet2.$A$45])-1))" office:value-type="float" office:value="141.126296403993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12" table:formula="of:=([.A296]+[.$E$1])*[.$B$2]/[.$B$1]" office:value-type="float" office:value="2.314453125" calcext:value-type="float">
            <text:p>2,314</text:p>
          </table:table-cell>
          <table:table-cell table:style-name="ce13" table:formula="of:=[$Sheet2.$B$3]*[$Sheet3.B296]/([$Sheet2.$B$2]-[$Sheet3.B296])" office:value-type="float" office:value="8497.52727272727" calcext:value-type="float">
            <text:p>8497,5</text:p>
          </table:table-cell>
          <table:table-cell table:formula="of:=MATCH([.C296];[$Sheet2.$B$45:.$B$62];-1)" office:value-type="float" office:value="14" calcext:value-type="float">
            <text:p>14</text:p>
          </table:table-cell>
          <table:table-cell/>
          <table:table-cell table:formula="of:=([.C296]-INDIRECT(&quot;SHEET2.D&quot;&amp;([.D296]+ROW([$Sheet2.$A$45])-1)))/INDIRECT(&quot;Sheet2.C&quot;&amp;([.D296]+ROW([$Sheet2.$A$45])-1))" office:value-type="float" office:value="141.003582789218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12" table:formula="of:=([.A297]+[.$E$1])*[.$B$2]/[.$B$1]" office:value-type="float" office:value="2.3193359375" calcext:value-type="float">
            <text:p>2,319</text:p>
          </table:table-cell>
          <table:table-cell table:style-name="ce13" table:formula="of:=[$Sheet2.$B$3]*[$Sheet3.B297]/([$Sheet2.$B$2]-[$Sheet3.B297])" office:value-type="float" office:value="8530.96539162113" calcext:value-type="float">
            <text:p>8531,0</text:p>
          </table:table-cell>
          <table:table-cell table:formula="of:=MATCH([.C297];[$Sheet2.$B$45:.$B$62];-1)" office:value-type="float" office:value="14" calcext:value-type="float">
            <text:p>14</text:p>
          </table:table-cell>
          <table:table-cell/>
          <table:table-cell table:formula="of:=([.C297]-INDIRECT(&quot;SHEET2.D&quot;&amp;([.D297]+ROW([$Sheet2.$A$45])-1)))/INDIRECT(&quot;Sheet2.C&quot;&amp;([.D297]+ROW([$Sheet2.$A$45])-1))" office:value-type="float" office:value="140.880422130309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12" table:formula="of:=([.A298]+[.$E$1])*[.$B$2]/[.$B$1]" office:value-type="float" office:value="2.32421875" calcext:value-type="float">
            <text:p>2,324</text:p>
          </table:table-cell>
          <table:table-cell table:style-name="ce13" table:formula="of:=[$Sheet2.$B$3]*[$Sheet3.B298]/([$Sheet2.$B$2]-[$Sheet3.B298])" office:value-type="float" office:value="8564.52554744526" calcext:value-type="float">
            <text:p>8564,5</text:p>
          </table:table-cell>
          <table:table-cell table:formula="of:=MATCH([.C298];[$Sheet2.$B$45:.$B$62];-1)" office:value-type="float" office:value="14" calcext:value-type="float">
            <text:p>14</text:p>
          </table:table-cell>
          <table:table-cell/>
          <table:table-cell table:formula="of:=([.C298]-INDIRECT(&quot;SHEET2.D&quot;&amp;([.D298]+ROW([$Sheet2.$A$45])-1)))/INDIRECT(&quot;Sheet2.C&quot;&amp;([.D298]+ROW([$Sheet2.$A$45])-1))" office:value-type="float" office:value="140.756811979944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12" table:formula="of:=([.A299]+[.$E$1])*[.$B$2]/[.$B$1]" office:value-type="float" office:value="2.3291015625" calcext:value-type="float">
            <text:p>2,329</text:p>
          </table:table-cell>
          <table:table-cell table:style-name="ce13" table:formula="of:=[$Sheet2.$B$3]*[$Sheet3.B299]/([$Sheet2.$B$2]-[$Sheet3.B299])" office:value-type="float" office:value="8598.2084095064" calcext:value-type="float">
            <text:p>8598,2</text:p>
          </table:table-cell>
          <table:table-cell table:formula="of:=MATCH([.C299];[$Sheet2.$B$45:.$B$62];-1)" office:value-type="float" office:value="14" calcext:value-type="float">
            <text:p>14</text:p>
          </table:table-cell>
          <table:table-cell/>
          <table:table-cell table:formula="of:=([.C299]-INDIRECT(&quot;SHEET2.D&quot;&amp;([.D299]+ROW([$Sheet2.$A$45])-1)))/INDIRECT(&quot;Sheet2.C&quot;&amp;([.D299]+ROW([$Sheet2.$A$45])-1))" office:value-type="float" office:value="140.632749872905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12" table:formula="of:=([.A300]+[.$E$1])*[.$B$2]/[.$B$1]" office:value-type="float" office:value="2.333984375" calcext:value-type="float">
            <text:p>2,334</text:p>
          </table:table-cell>
          <table:table-cell table:style-name="ce13" table:formula="of:=[$Sheet2.$B$3]*[$Sheet3.B300]/([$Sheet2.$B$2]-[$Sheet3.B300])" office:value-type="float" office:value="8632.01465201465" calcext:value-type="float">
            <text:p>8632,0</text:p>
          </table:table-cell>
          <table:table-cell table:formula="of:=MATCH([.C300];[$Sheet2.$B$45:.$B$62];-1)" office:value-type="float" office:value="14" calcext:value-type="float">
            <text:p>14</text:p>
          </table:table-cell>
          <table:table-cell/>
          <table:table-cell table:formula="of:=([.C300]-INDIRECT(&quot;SHEET2.D&quot;&amp;([.D300]+ROW([$Sheet2.$A$45])-1)))/INDIRECT(&quot;Sheet2.C&quot;&amp;([.D300]+ROW([$Sheet2.$A$45])-1))" office:value-type="float" office:value="140.508233325913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12" table:formula="of:=([.A301]+[.$E$1])*[.$B$2]/[.$B$1]" office:value-type="float" office:value="2.3388671875" calcext:value-type="float">
            <text:p>2,339</text:p>
          </table:table-cell>
          <table:table-cell table:style-name="ce13" table:formula="of:=[$Sheet2.$B$3]*[$Sheet3.B301]/([$Sheet2.$B$2]-[$Sheet3.B301])" office:value-type="float" office:value="8665.94495412844" calcext:value-type="float">
            <text:p>8665,9</text:p>
          </table:table-cell>
          <table:table-cell table:formula="of:=MATCH([.C301];[$Sheet2.$B$45:.$B$62];-1)" office:value-type="float" office:value="14" calcext:value-type="float">
            <text:p>14</text:p>
          </table:table-cell>
          <table:table-cell/>
          <table:table-cell table:formula="of:=([.C301]-INDIRECT(&quot;SHEET2.D&quot;&amp;([.D301]+ROW([$Sheet2.$A$45])-1)))/INDIRECT(&quot;Sheet2.C&quot;&amp;([.D301]+ROW([$Sheet2.$A$45])-1))" office:value-type="float" office:value="140.383259837464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12" table:formula="of:=([.A302]+[.$E$1])*[.$B$2]/[.$B$1]" office:value-type="float" office:value="2.34375" calcext:value-type="float">
            <text:p>2,344</text:p>
          </table:table-cell>
          <table:table-cell table:style-name="ce13" table:formula="of:=[$Sheet2.$B$3]*[$Sheet3.B302]/([$Sheet2.$B$2]-[$Sheet3.B302])" office:value-type="float" office:value="8700" calcext:value-type="float">
            <text:p>8700,0</text:p>
          </table:table-cell>
          <table:table-cell table:formula="of:=MATCH([.C302];[$Sheet2.$B$45:.$B$62];-1)" office:value-type="float" office:value="14" calcext:value-type="float">
            <text:p>14</text:p>
          </table:table-cell>
          <table:table-cell/>
          <table:table-cell table:formula="of:=([.C302]-INDIRECT(&quot;SHEET2.D&quot;&amp;([.D302]+ROW([$Sheet2.$A$45])-1)))/INDIRECT(&quot;Sheet2.C&quot;&amp;([.D302]+ROW([$Sheet2.$A$45])-1))" office:value-type="float" office:value="140.257826887661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12" table:formula="of:=([.A303]+[.$E$1])*[.$B$2]/[.$B$1]" office:value-type="float" office:value="2.3486328125" calcext:value-type="float">
            <text:p>2,349</text:p>
          </table:table-cell>
          <table:table-cell table:style-name="ce13" table:formula="of:=[$Sheet2.$B$3]*[$Sheet3.B303]/([$Sheet2.$B$2]-[$Sheet3.B303])" office:value-type="float" office:value="8734.18047882136" calcext:value-type="float">
            <text:p>8734,2</text:p>
          </table:table-cell>
          <table:table-cell table:formula="of:=MATCH([.C303];[$Sheet2.$B$45:.$B$62];-1)" office:value-type="float" office:value="14" calcext:value-type="float">
            <text:p>14</text:p>
          </table:table-cell>
          <table:table-cell/>
          <table:table-cell table:formula="of:=([.C303]-INDIRECT(&quot;SHEET2.D&quot;&amp;([.D303]+ROW([$Sheet2.$A$45])-1)))/INDIRECT(&quot;Sheet2.C&quot;&amp;([.D303]+ROW([$Sheet2.$A$45])-1))" office:value-type="float" office:value="140.131931938043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12" table:formula="of:=([.A304]+[.$E$1])*[.$B$2]/[.$B$1]" office:value-type="float" office:value="2.353515625" calcext:value-type="float">
            <text:p>2,354</text:p>
          </table:table-cell>
          <table:table-cell table:style-name="ce13" table:formula="of:=[$Sheet2.$B$3]*[$Sheet3.B304]/([$Sheet2.$B$2]-[$Sheet3.B304])" office:value-type="float" office:value="8768.48708487085" calcext:value-type="float">
            <text:p>8768,5</text:p>
          </table:table-cell>
          <table:table-cell table:formula="of:=MATCH([.C304];[$Sheet2.$B$45:.$B$62];-1)" office:value-type="float" office:value="14" calcext:value-type="float">
            <text:p>14</text:p>
          </table:table-cell>
          <table:table-cell/>
          <table:table-cell table:formula="of:=([.C304]-INDIRECT(&quot;SHEET2.D&quot;&amp;([.D304]+ROW([$Sheet2.$A$45])-1)))/INDIRECT(&quot;Sheet2.C&quot;&amp;([.D304]+ROW([$Sheet2.$A$45])-1))" office:value-type="float" office:value="140.005572431415" calcext:value-type="float">
            <text:p>140</text:p>
          </table:table-cell>
          <table:table-cell table:number-columns-repeated="1018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12" table:formula="of:=([.A305]+[.$E$1])*[.$B$2]/[.$B$1]" office:value-type="float" office:value="2.3583984375" calcext:value-type="float">
            <text:p>2,358</text:p>
          </table:table-cell>
          <table:table-cell table:style-name="ce13" table:formula="of:=[$Sheet2.$B$3]*[$Sheet3.B305]/([$Sheet2.$B$2]-[$Sheet3.B305])" office:value-type="float" office:value="8802.92051756008" calcext:value-type="float">
            <text:p>8802,9</text:p>
          </table:table-cell>
          <table:table-cell table:formula="of:=MATCH([.C305];[$Sheet2.$B$45:.$B$62];-1)" office:value-type="float" office:value="13" calcext:value-type="float">
            <text:p>13</text:p>
          </table:table-cell>
          <table:table-cell/>
          <table:table-cell table:formula="of:=([.C305]-INDIRECT(&quot;SHEET2.D&quot;&amp;([.D305]+ROW([$Sheet2.$A$45])-1)))/INDIRECT(&quot;Sheet2.C&quot;&amp;([.D305]+ROW([$Sheet2.$A$45])-1))" office:value-type="float" office:value="137.819473709737" calcext:value-type="float">
            <text:p>138</text:p>
          </table:table-cell>
          <table:table-cell table:number-columns-repeated="1018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2" table:formula="of:=([.A306]+[.$E$1])*[.$B$2]/[.$B$1]" office:value-type="float" office:value="2.36328125" calcext:value-type="float">
            <text:p>2,363</text:p>
          </table:table-cell>
          <table:table-cell table:style-name="ce13" table:formula="of:=[$Sheet2.$B$3]*[$Sheet3.B306]/([$Sheet2.$B$2]-[$Sheet3.B306])" office:value-type="float" office:value="8837.48148148148" calcext:value-type="float">
            <text:p>8837,5</text:p>
          </table:table-cell>
          <table:table-cell table:formula="of:=MATCH([.C306];[$Sheet2.$B$45:.$B$62];-1)" office:value-type="float" office:value="13" calcext:value-type="float">
            <text:p>13</text:p>
          </table:table-cell>
          <table:table-cell/>
          <table:table-cell table:formula="of:=([.C306]-INDIRECT(&quot;SHEET2.D&quot;&amp;([.D306]+ROW([$Sheet2.$A$45])-1)))/INDIRECT(&quot;Sheet2.C&quot;&amp;([.D306]+ROW([$Sheet2.$A$45])-1))" office:value-type="float" office:value="137.718712881978" calcext:value-type="float">
            <text:p>138</text:p>
          </table:table-cell>
          <table:table-cell table:number-columns-repeated="1018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12" table:formula="of:=([.A307]+[.$E$1])*[.$B$2]/[.$B$1]" office:value-type="float" office:value="2.3681640625" calcext:value-type="float">
            <text:p>2,368</text:p>
          </table:table-cell>
          <table:table-cell table:style-name="ce13" table:formula="of:=[$Sheet2.$B$3]*[$Sheet3.B307]/([$Sheet2.$B$2]-[$Sheet3.B307])" office:value-type="float" office:value="8872.1706864564" calcext:value-type="float">
            <text:p>8872,2</text:p>
          </table:table-cell>
          <table:table-cell table:formula="of:=MATCH([.C307];[$Sheet2.$B$45:.$B$62];-1)" office:value-type="float" office:value="13" calcext:value-type="float">
            <text:p>13</text:p>
          </table:table-cell>
          <table:table-cell/>
          <table:table-cell table:formula="of:=([.C307]-INDIRECT(&quot;SHEET2.D&quot;&amp;([.D307]+ROW([$Sheet2.$A$45])-1)))/INDIRECT(&quot;Sheet2.C&quot;&amp;([.D307]+ROW([$Sheet2.$A$45])-1))" office:value-type="float" office:value="137.617578173596" calcext:value-type="float">
            <text:p>138</text:p>
          </table:table-cell>
          <table:table-cell table:number-columns-repeated="1018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12" table:formula="of:=([.A308]+[.$E$1])*[.$B$2]/[.$B$1]" office:value-type="float" office:value="2.373046875" calcext:value-type="float">
            <text:p>2,373</text:p>
          </table:table-cell>
          <table:table-cell table:style-name="ce13" table:formula="of:=[$Sheet2.$B$3]*[$Sheet3.B308]/([$Sheet2.$B$2]-[$Sheet3.B308])" office:value-type="float" office:value="8906.98884758364" calcext:value-type="float">
            <text:p>8907,0</text:p>
          </table:table-cell>
          <table:table-cell table:formula="of:=MATCH([.C308];[$Sheet2.$B$45:.$B$62];-1)" office:value-type="float" office:value="13" calcext:value-type="float">
            <text:p>13</text:p>
          </table:table-cell>
          <table:table-cell/>
          <table:table-cell table:formula="of:=([.C308]-INDIRECT(&quot;SHEET2.D&quot;&amp;([.D308]+ROW([$Sheet2.$A$45])-1)))/INDIRECT(&quot;Sheet2.C&quot;&amp;([.D308]+ROW([$Sheet2.$A$45])-1))" office:value-type="float" office:value="137.516067499756" calcext:value-type="float">
            <text:p>138</text:p>
          </table:table-cell>
          <table:table-cell table:number-columns-repeated="1018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12" table:formula="of:=([.A309]+[.$E$1])*[.$B$2]/[.$B$1]" office:value-type="float" office:value="2.3779296875" calcext:value-type="float">
            <text:p>2,378</text:p>
          </table:table-cell>
          <table:table-cell table:style-name="ce13" table:formula="of:=[$Sheet2.$B$3]*[$Sheet3.B309]/([$Sheet2.$B$2]-[$Sheet3.B309])" office:value-type="float" office:value="8941.93668528864" calcext:value-type="float">
            <text:p>8941,9</text:p>
          </table:table-cell>
          <table:table-cell table:formula="of:=MATCH([.C309];[$Sheet2.$B$45:.$B$62];-1)" office:value-type="float" office:value="13" calcext:value-type="float">
            <text:p>13</text:p>
          </table:table-cell>
          <table:table-cell/>
          <table:table-cell table:formula="of:=([.C309]-INDIRECT(&quot;SHEET2.D&quot;&amp;([.D309]+ROW([$Sheet2.$A$45])-1)))/INDIRECT(&quot;Sheet2.C&quot;&amp;([.D309]+ROW([$Sheet2.$A$45])-1))" office:value-type="float" office:value="137.414178760091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12" table:formula="of:=([.A310]+[.$E$1])*[.$B$2]/[.$B$1]" office:value-type="float" office:value="2.3828125" calcext:value-type="float">
            <text:p>2,383</text:p>
          </table:table-cell>
          <table:table-cell table:style-name="ce13" table:formula="of:=[$Sheet2.$B$3]*[$Sheet3.B310]/([$Sheet2.$B$2]-[$Sheet3.B310])" office:value-type="float" office:value="8977.01492537314" calcext:value-type="float">
            <text:p>8977,0</text:p>
          </table:table-cell>
          <table:table-cell table:formula="of:=MATCH([.C310];[$Sheet2.$B$45:.$B$62];-1)" office:value-type="float" office:value="13" calcext:value-type="float">
            <text:p>13</text:p>
          </table:table-cell>
          <table:table-cell/>
          <table:table-cell table:formula="of:=([.C310]-INDIRECT(&quot;SHEET2.D&quot;&amp;([.D310]+ROW([$Sheet2.$A$45])-1)))/INDIRECT(&quot;Sheet2.C&quot;&amp;([.D310]+ROW([$Sheet2.$A$45])-1))" office:value-type="float" office:value="137.311909838562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12" table:formula="of:=([.A311]+[.$E$1])*[.$B$2]/[.$B$1]" office:value-type="float" office:value="2.3876953125" calcext:value-type="float">
            <text:p>2,388</text:p>
          </table:table-cell>
          <table:table-cell table:style-name="ce13" table:formula="of:=[$Sheet2.$B$3]*[$Sheet3.B311]/([$Sheet2.$B$2]-[$Sheet3.B311])" office:value-type="float" office:value="9012.22429906542" calcext:value-type="float">
            <text:p>9012,2</text:p>
          </table:table-cell>
          <table:table-cell table:formula="of:=MATCH([.C311];[$Sheet2.$B$45:.$B$62];-1)" office:value-type="float" office:value="13" calcext:value-type="float">
            <text:p>13</text:p>
          </table:table-cell>
          <table:table-cell/>
          <table:table-cell table:formula="of:=([.C311]-INDIRECT(&quot;SHEET2.D&quot;&amp;([.D311]+ROW([$Sheet2.$A$45])-1)))/INDIRECT(&quot;Sheet2.C&quot;&amp;([.D311]+ROW([$Sheet2.$A$45])-1))" office:value-type="float" office:value="137.209258603308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12" table:formula="of:=([.A312]+[.$E$1])*[.$B$2]/[.$B$1]" office:value-type="float" office:value="2.392578125" calcext:value-type="float">
            <text:p>2,393</text:p>
          </table:table-cell>
          <table:table-cell table:style-name="ce13" table:formula="of:=[$Sheet2.$B$3]*[$Sheet3.B312]/([$Sheet2.$B$2]-[$Sheet3.B312])" office:value-type="float" office:value="9047.56554307116" calcext:value-type="float">
            <text:p>9047,6</text:p>
          </table:table-cell>
          <table:table-cell table:formula="of:=MATCH([.C312];[$Sheet2.$B$45:.$B$62];-1)" office:value-type="float" office:value="13" calcext:value-type="float">
            <text:p>13</text:p>
          </table:table-cell>
          <table:table-cell/>
          <table:table-cell table:formula="of:=([.C312]-INDIRECT(&quot;SHEET2.D&quot;&amp;([.D312]+ROW([$Sheet2.$A$45])-1)))/INDIRECT(&quot;Sheet2.C&quot;&amp;([.D312]+ROW([$Sheet2.$A$45])-1))" office:value-type="float" office:value="137.106222906498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12" table:formula="of:=([.A313]+[.$E$1])*[.$B$2]/[.$B$1]" office:value-type="float" office:value="2.3974609375" calcext:value-type="float">
            <text:p>2,397</text:p>
          </table:table-cell>
          <table:table-cell table:style-name="ce13" table:formula="of:=[$Sheet2.$B$3]*[$Sheet3.B313]/([$Sheet2.$B$2]-[$Sheet3.B313])" office:value-type="float" office:value="9083.03939962477" calcext:value-type="float">
            <text:p>9083,0</text:p>
          </table:table-cell>
          <table:table-cell table:formula="of:=MATCH([.C313];[$Sheet2.$B$45:.$B$62];-1)" office:value-type="float" office:value="13" calcext:value-type="float">
            <text:p>13</text:p>
          </table:table-cell>
          <table:table-cell/>
          <table:table-cell table:formula="of:=([.C313]-INDIRECT(&quot;SHEET2.D&quot;&amp;([.D313]+ROW([$Sheet2.$A$45])-1)))/INDIRECT(&quot;Sheet2.C&quot;&amp;([.D313]+ROW([$Sheet2.$A$45])-1))" office:value-type="float" office:value="137.002800584184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12" table:formula="of:=([.A314]+[.$E$1])*[.$B$2]/[.$B$1]" office:value-type="float" office:value="2.40234375" calcext:value-type="float">
            <text:p>2,402</text:p>
          </table:table-cell>
          <table:table-cell table:style-name="ce13" table:formula="of:=[$Sheet2.$B$3]*[$Sheet3.B314]/([$Sheet2.$B$2]-[$Sheet3.B314])" office:value-type="float" office:value="9118.64661654135" calcext:value-type="float">
            <text:p>9118,6</text:p>
          </table:table-cell>
          <table:table-cell table:formula="of:=MATCH([.C314];[$Sheet2.$B$45:.$B$62];-1)" office:value-type="float" office:value="13" calcext:value-type="float">
            <text:p>13</text:p>
          </table:table-cell>
          <table:table-cell/>
          <table:table-cell table:formula="of:=([.C314]-INDIRECT(&quot;SHEET2.D&quot;&amp;([.D314]+ROW([$Sheet2.$A$45])-1)))/INDIRECT(&quot;Sheet2.C&quot;&amp;([.D314]+ROW([$Sheet2.$A$45])-1))" office:value-type="float" office:value="136.898989456148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2" table:formula="of:=([.A315]+[.$E$1])*[.$B$2]/[.$B$1]" office:value-type="float" office:value="2.4072265625" calcext:value-type="float">
            <text:p>2,407</text:p>
          </table:table-cell>
          <table:table-cell table:style-name="ce13" table:formula="of:=[$Sheet2.$B$3]*[$Sheet3.B315]/([$Sheet2.$B$2]-[$Sheet3.B315])" office:value-type="float" office:value="9154.3879472693" calcext:value-type="float">
            <text:p>9154,4</text:p>
          </table:table-cell>
          <table:table-cell table:formula="of:=MATCH([.C315];[$Sheet2.$B$45:.$B$62];-1)" office:value-type="float" office:value="13" calcext:value-type="float">
            <text:p>13</text:p>
          </table:table-cell>
          <table:table-cell/>
          <table:table-cell table:formula="of:=([.C315]-INDIRECT(&quot;SHEET2.D&quot;&amp;([.D315]+ROW([$Sheet2.$A$45])-1)))/INDIRECT(&quot;Sheet2.C&quot;&amp;([.D315]+ROW([$Sheet2.$A$45])-1))" office:value-type="float" office:value="136.794787325745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12" table:formula="of:=([.A316]+[.$E$1])*[.$B$2]/[.$B$1]" office:value-type="float" office:value="2.412109375" calcext:value-type="float">
            <text:p>2,412</text:p>
          </table:table-cell>
          <table:table-cell table:style-name="ce13" table:formula="of:=[$Sheet2.$B$3]*[$Sheet3.B316]/([$Sheet2.$B$2]-[$Sheet3.B316])" office:value-type="float" office:value="9190.2641509434" calcext:value-type="float">
            <text:p>9190,3</text:p>
          </table:table-cell>
          <table:table-cell table:formula="of:=MATCH([.C316];[$Sheet2.$B$45:.$B$62];-1)" office:value-type="float" office:value="13" calcext:value-type="float">
            <text:p>13</text:p>
          </table:table-cell>
          <table:table-cell/>
          <table:table-cell table:formula="of:=([.C316]-INDIRECT(&quot;SHEET2.D&quot;&amp;([.D316]+ROW([$Sheet2.$A$45])-1)))/INDIRECT(&quot;Sheet2.C&quot;&amp;([.D316]+ROW([$Sheet2.$A$45])-1))" office:value-type="float" office:value="136.690191979757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12" table:formula="of:=([.A317]+[.$E$1])*[.$B$2]/[.$B$1]" office:value-type="float" office:value="2.4169921875" calcext:value-type="float">
            <text:p>2,417</text:p>
          </table:table-cell>
          <table:table-cell table:style-name="ce13" table:formula="of:=[$Sheet2.$B$3]*[$Sheet3.B317]/([$Sheet2.$B$2]-[$Sheet3.B317])" office:value-type="float" office:value="9226.27599243856" calcext:value-type="float">
            <text:p>9226,3</text:p>
          </table:table-cell>
          <table:table-cell table:formula="of:=MATCH([.C317];[$Sheet2.$B$45:.$B$62];-1)" office:value-type="float" office:value="13" calcext:value-type="float">
            <text:p>13</text:p>
          </table:table-cell>
          <table:table-cell/>
          <table:table-cell table:formula="of:=([.C317]-INDIRECT(&quot;SHEET2.D&quot;&amp;([.D317]+ROW([$Sheet2.$A$45])-1)))/INDIRECT(&quot;Sheet2.C&quot;&amp;([.D317]+ROW([$Sheet2.$A$45])-1))" office:value-type="float" office:value="136.585201188226" calcext:value-type="float">
            <text:p>137</text:p>
          </table:table-cell>
          <table:table-cell table:number-columns-repeated="1018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12" table:formula="of:=([.A318]+[.$E$1])*[.$B$2]/[.$B$1]" office:value-type="float" office:value="2.421875" calcext:value-type="float">
            <text:p>2,422</text:p>
          </table:table-cell>
          <table:table-cell table:style-name="ce13" table:formula="of:=[$Sheet2.$B$3]*[$Sheet3.B318]/([$Sheet2.$B$2]-[$Sheet3.B318])" office:value-type="float" office:value="9262.42424242424" calcext:value-type="float">
            <text:p>9262,4</text:p>
          </table:table-cell>
          <table:table-cell table:formula="of:=MATCH([.C318];[$Sheet2.$B$45:.$B$62];-1)" office:value-type="float" office:value="13" calcext:value-type="float">
            <text:p>13</text:p>
          </table:table-cell>
          <table:table-cell/>
          <table:table-cell table:formula="of:=([.C318]-INDIRECT(&quot;SHEET2.D&quot;&amp;([.D318]+ROW([$Sheet2.$A$45])-1)))/INDIRECT(&quot;Sheet2.C&quot;&amp;([.D318]+ROW([$Sheet2.$A$45])-1))" office:value-type="float" office:value="136.479812704303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12" table:formula="of:=([.A319]+[.$E$1])*[.$B$2]/[.$B$1]" office:value-type="float" office:value="2.4267578125" calcext:value-type="float">
            <text:p>2,427</text:p>
          </table:table-cell>
          <table:table-cell table:style-name="ce13" table:formula="of:=[$Sheet2.$B$3]*[$Sheet3.B319]/([$Sheet2.$B$2]-[$Sheet3.B319])" office:value-type="float" office:value="9298.70967741936" calcext:value-type="float">
            <text:p>9298,7</text:p>
          </table:table-cell>
          <table:table-cell table:formula="of:=MATCH([.C319];[$Sheet2.$B$45:.$B$62];-1)" office:value-type="float" office:value="13" calcext:value-type="float">
            <text:p>13</text:p>
          </table:table-cell>
          <table:table-cell/>
          <table:table-cell table:formula="of:=([.C319]-INDIRECT(&quot;SHEET2.D&quot;&amp;([.D319]+ROW([$Sheet2.$A$45])-1)))/INDIRECT(&quot;Sheet2.C&quot;&amp;([.D319]+ROW([$Sheet2.$A$45])-1))" office:value-type="float" office:value="136.374024264084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12" table:formula="of:=([.A320]+[.$E$1])*[.$B$2]/[.$B$1]" office:value-type="float" office:value="2.431640625" calcext:value-type="float">
            <text:p>2,432</text:p>
          </table:table-cell>
          <table:table-cell table:style-name="ce13" table:formula="of:=[$Sheet2.$B$3]*[$Sheet3.B320]/([$Sheet2.$B$2]-[$Sheet3.B320])" office:value-type="float" office:value="9335.13307984791" calcext:value-type="float">
            <text:p>9335,1</text:p>
          </table:table-cell>
          <table:table-cell table:formula="of:=MATCH([.C320];[$Sheet2.$B$45:.$B$62];-1)" office:value-type="float" office:value="13" calcext:value-type="float">
            <text:p>13</text:p>
          </table:table-cell>
          <table:table-cell/>
          <table:table-cell table:formula="of:=([.C320]-INDIRECT(&quot;SHEET2.D&quot;&amp;([.D320]+ROW([$Sheet2.$A$45])-1)))/INDIRECT(&quot;Sheet2.C&quot;&amp;([.D320]+ROW([$Sheet2.$A$45])-1))" office:value-type="float" office:value="136.267833586449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12" table:formula="of:=([.A321]+[.$E$1])*[.$B$2]/[.$B$1]" office:value-type="float" office:value="2.4365234375" calcext:value-type="float">
            <text:p>2,437</text:p>
          </table:table-cell>
          <table:table-cell table:style-name="ce13" table:formula="of:=[$Sheet2.$B$3]*[$Sheet3.B321]/([$Sheet2.$B$2]-[$Sheet3.B321])" office:value-type="float" office:value="9371.69523809524" calcext:value-type="float">
            <text:p>9371,7</text:p>
          </table:table-cell>
          <table:table-cell table:formula="of:=MATCH([.C321];[$Sheet2.$B$45:.$B$62];-1)" office:value-type="float" office:value="13" calcext:value-type="float">
            <text:p>13</text:p>
          </table:table-cell>
          <table:table-cell/>
          <table:table-cell table:formula="of:=([.C321]-INDIRECT(&quot;SHEET2.D&quot;&amp;([.D321]+ROW([$Sheet2.$A$45])-1)))/INDIRECT(&quot;Sheet2.C&quot;&amp;([.D321]+ROW([$Sheet2.$A$45])-1))" office:value-type="float" office:value="136.1612383729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2" table:formula="of:=([.A322]+[.$E$1])*[.$B$2]/[.$B$1]" office:value-type="float" office:value="2.44140625" calcext:value-type="float">
            <text:p>2,441</text:p>
          </table:table-cell>
          <table:table-cell table:style-name="ce13" table:formula="of:=[$Sheet2.$B$3]*[$Sheet3.B322]/([$Sheet2.$B$2]-[$Sheet3.B322])" office:value-type="float" office:value="9408.39694656489" calcext:value-type="float">
            <text:p>9408,4</text:p>
          </table:table-cell>
          <table:table-cell table:formula="of:=MATCH([.C322];[$Sheet2.$B$45:.$B$62];-1)" office:value-type="float" office:value="13" calcext:value-type="float">
            <text:p>13</text:p>
          </table:table-cell>
          <table:table-cell/>
          <table:table-cell table:formula="of:=([.C322]-INDIRECT(&quot;SHEET2.D&quot;&amp;([.D322]+ROW([$Sheet2.$A$45])-1)))/INDIRECT(&quot;Sheet2.C&quot;&amp;([.D322]+ROW([$Sheet2.$A$45])-1))" office:value-type="float" office:value="136.054236307391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12" table:formula="of:=([.A323]+[.$E$1])*[.$B$2]/[.$B$1]" office:value-type="float" office:value="2.4462890625" calcext:value-type="float">
            <text:p>2,446</text:p>
          </table:table-cell>
          <table:table-cell table:style-name="ce13" table:formula="of:=[$Sheet2.$B$3]*[$Sheet3.B323]/([$Sheet2.$B$2]-[$Sheet3.B323])" office:value-type="float" office:value="9445.23900573614" calcext:value-type="float">
            <text:p>9445,2</text:p>
          </table:table-cell>
          <table:table-cell table:formula="of:=MATCH([.C323];[$Sheet2.$B$45:.$B$62];-1)" office:value-type="float" office:value="13" calcext:value-type="float">
            <text:p>13</text:p>
          </table:table-cell>
          <table:table-cell/>
          <table:table-cell table:formula="of:=([.C323]-INDIRECT(&quot;SHEET2.D&quot;&amp;([.D323]+ROW([$Sheet2.$A$45])-1)))/INDIRECT(&quot;Sheet2.C&quot;&amp;([.D323]+ROW([$Sheet2.$A$45])-1))" office:value-type="float" office:value="135.946825056163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12" table:formula="of:=([.A324]+[.$E$1])*[.$B$2]/[.$B$1]" office:value-type="float" office:value="2.451171875" calcext:value-type="float">
            <text:p>2,451</text:p>
          </table:table-cell>
          <table:table-cell table:style-name="ce13" table:formula="of:=[$Sheet2.$B$3]*[$Sheet3.B324]/([$Sheet2.$B$2]-[$Sheet3.B324])" office:value-type="float" office:value="9482.22222222222" calcext:value-type="float">
            <text:p>9482,2</text:p>
          </table:table-cell>
          <table:table-cell table:formula="of:=MATCH([.C324];[$Sheet2.$B$45:.$B$62];-1)" office:value-type="float" office:value="13" calcext:value-type="float">
            <text:p>13</text:p>
          </table:table-cell>
          <table:table-cell/>
          <table:table-cell table:formula="of:=([.C324]-INDIRECT(&quot;SHEET2.D&quot;&amp;([.D324]+ROW([$Sheet2.$A$45])-1)))/INDIRECT(&quot;Sheet2.C&quot;&amp;([.D324]+ROW([$Sheet2.$A$45])-1))" office:value-type="float" office:value="135.839002267574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12" table:formula="of:=([.A325]+[.$E$1])*[.$B$2]/[.$B$1]" office:value-type="float" office:value="2.4560546875" calcext:value-type="float">
            <text:p>2,456</text:p>
          </table:table-cell>
          <table:table-cell table:style-name="ce13" table:formula="of:=[$Sheet2.$B$3]*[$Sheet3.B325]/([$Sheet2.$B$2]-[$Sheet3.B325])" office:value-type="float" office:value="9519.34740882918" calcext:value-type="float">
            <text:p>9519,3</text:p>
          </table:table-cell>
          <table:table-cell table:formula="of:=MATCH([.C325];[$Sheet2.$B$45:.$B$62];-1)" office:value-type="float" office:value="13" calcext:value-type="float">
            <text:p>13</text:p>
          </table:table-cell>
          <table:table-cell/>
          <table:table-cell table:formula="of:=([.C325]-INDIRECT(&quot;SHEET2.D&quot;&amp;([.D325]+ROW([$Sheet2.$A$45])-1)))/INDIRECT(&quot;Sheet2.C&quot;&amp;([.D325]+ROW([$Sheet2.$A$45])-1))" office:value-type="float" office:value="135.730765571927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12" table:formula="of:=([.A326]+[.$E$1])*[.$B$2]/[.$B$1]" office:value-type="float" office:value="2.4609375" calcext:value-type="float">
            <text:p>2,461</text:p>
          </table:table-cell>
          <table:table-cell table:style-name="ce13" table:formula="of:=[$Sheet2.$B$3]*[$Sheet3.B326]/([$Sheet2.$B$2]-[$Sheet3.B326])" office:value-type="float" office:value="9556.61538461539" calcext:value-type="float">
            <text:p>9556,6</text:p>
          </table:table-cell>
          <table:table-cell table:formula="of:=MATCH([.C326];[$Sheet2.$B$45:.$B$62];-1)" office:value-type="float" office:value="13" calcext:value-type="float">
            <text:p>13</text:p>
          </table:table-cell>
          <table:table-cell/>
          <table:table-cell table:formula="of:=([.C326]-INDIRECT(&quot;SHEET2.D&quot;&amp;([.D326]+ROW([$Sheet2.$A$45])-1)))/INDIRECT(&quot;Sheet2.C&quot;&amp;([.D326]+ROW([$Sheet2.$A$45])-1))" office:value-type="float" office:value="135.622112581296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12" table:formula="of:=([.A327]+[.$E$1])*[.$B$2]/[.$B$1]" office:value-type="float" office:value="2.4658203125" calcext:value-type="float">
            <text:p>2,466</text:p>
          </table:table-cell>
          <table:table-cell table:style-name="ce13" table:formula="of:=[$Sheet2.$B$3]*[$Sheet3.B327]/([$Sheet2.$B$2]-[$Sheet3.B327])" office:value-type="float" office:value="9594.02697495183" calcext:value-type="float">
            <text:p>9594,0</text:p>
          </table:table-cell>
          <table:table-cell table:formula="of:=MATCH([.C327];[$Sheet2.$B$45:.$B$62];-1)" office:value-type="float" office:value="13" calcext:value-type="float">
            <text:p>13</text:p>
          </table:table-cell>
          <table:table-cell/>
          <table:table-cell table:formula="of:=([.C327]-INDIRECT(&quot;SHEET2.D&quot;&amp;([.D327]+ROW([$Sheet2.$A$45])-1)))/INDIRECT(&quot;Sheet2.C&quot;&amp;([.D327]+ROW([$Sheet2.$A$45])-1))" office:value-type="float" office:value="135.513040889353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12" table:formula="of:=([.A328]+[.$E$1])*[.$B$2]/[.$B$1]" office:value-type="float" office:value="2.470703125" calcext:value-type="float">
            <text:p>2,471</text:p>
          </table:table-cell>
          <table:table-cell table:style-name="ce13" table:formula="of:=[$Sheet2.$B$3]*[$Sheet3.B328]/([$Sheet2.$B$2]-[$Sheet3.B328])" office:value-type="float" office:value="9631.58301158301" calcext:value-type="float">
            <text:p>9631,6</text:p>
          </table:table-cell>
          <table:table-cell table:formula="of:=MATCH([.C328];[$Sheet2.$B$45:.$B$62];-1)" office:value-type="float" office:value="13" calcext:value-type="float">
            <text:p>13</text:p>
          </table:table-cell>
          <table:table-cell/>
          <table:table-cell table:formula="of:=([.C328]-INDIRECT(&quot;SHEET2.D&quot;&amp;([.D328]+ROW([$Sheet2.$A$45])-1)))/INDIRECT(&quot;Sheet2.C&quot;&amp;([.D328]+ROW([$Sheet2.$A$45])-1))" office:value-type="float" office:value="135.403548071187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12" table:formula="of:=([.A329]+[.$E$1])*[.$B$2]/[.$B$1]" office:value-type="float" office:value="2.4755859375" calcext:value-type="float">
            <text:p>2,476</text:p>
          </table:table-cell>
          <table:table-cell table:style-name="ce13" table:formula="of:=[$Sheet2.$B$3]*[$Sheet3.B329]/([$Sheet2.$B$2]-[$Sheet3.B329])" office:value-type="float" office:value="9669.28433268859" calcext:value-type="float">
            <text:p>9669,3</text:p>
          </table:table-cell>
          <table:table-cell table:formula="of:=MATCH([.C329];[$Sheet2.$B$45:.$B$62];-1)" office:value-type="float" office:value="13" calcext:value-type="float">
            <text:p>13</text:p>
          </table:table-cell>
          <table:table-cell/>
          <table:table-cell table:formula="of:=([.C329]-INDIRECT(&quot;SHEET2.D&quot;&amp;([.D329]+ROW([$Sheet2.$A$45])-1)))/INDIRECT(&quot;Sheet2.C&quot;&amp;([.D329]+ROW([$Sheet2.$A$45])-1))" office:value-type="float" office:value="135.293631683124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12" table:formula="of:=([.A330]+[.$E$1])*[.$B$2]/[.$B$1]" office:value-type="float" office:value="2.48046875" calcext:value-type="float">
            <text:p>2,480</text:p>
          </table:table-cell>
          <table:table-cell table:style-name="ce13" table:formula="of:=[$Sheet2.$B$3]*[$Sheet3.B330]/([$Sheet2.$B$2]-[$Sheet3.B330])" office:value-type="float" office:value="9707.13178294574" calcext:value-type="float">
            <text:p>9707,1</text:p>
          </table:table-cell>
          <table:table-cell table:formula="of:=MATCH([.C330];[$Sheet2.$B$45:.$B$62];-1)" office:value-type="float" office:value="13" calcext:value-type="float">
            <text:p>13</text:p>
          </table:table-cell>
          <table:table-cell/>
          <table:table-cell table:formula="of:=([.C330]-INDIRECT(&quot;SHEET2.D&quot;&amp;([.D330]+ROW([$Sheet2.$A$45])-1)))/INDIRECT(&quot;Sheet2.C&quot;&amp;([.D330]+ROW([$Sheet2.$A$45])-1))" office:value-type="float" office:value="135.183289262549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12" table:formula="of:=([.A331]+[.$E$1])*[.$B$2]/[.$B$1]" office:value-type="float" office:value="2.4853515625" calcext:value-type="float">
            <text:p>2,485</text:p>
          </table:table-cell>
          <table:table-cell table:style-name="ce13" table:formula="of:=[$Sheet2.$B$3]*[$Sheet3.B331]/([$Sheet2.$B$2]-[$Sheet3.B331])" office:value-type="float" office:value="9745.12621359223" calcext:value-type="float">
            <text:p>9745,1</text:p>
          </table:table-cell>
          <table:table-cell table:formula="of:=MATCH([.C331];[$Sheet2.$B$45:.$B$62];-1)" office:value-type="float" office:value="13" calcext:value-type="float">
            <text:p>13</text:p>
          </table:table-cell>
          <table:table-cell/>
          <table:table-cell table:formula="of:=([.C331]-INDIRECT(&quot;SHEET2.D&quot;&amp;([.D331]+ROW([$Sheet2.$A$45])-1)))/INDIRECT(&quot;Sheet2.C&quot;&amp;([.D331]+ROW([$Sheet2.$A$45])-1))" office:value-type="float" office:value="135.072518327719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12" table:formula="of:=([.A332]+[.$E$1])*[.$B$2]/[.$B$1]" office:value-type="float" office:value="2.490234375" calcext:value-type="float">
            <text:p>2,490</text:p>
          </table:table-cell>
          <table:table-cell table:style-name="ce13" table:formula="of:=[$Sheet2.$B$3]*[$Sheet3.B332]/([$Sheet2.$B$2]-[$Sheet3.B332])" office:value-type="float" office:value="9783.26848249027" calcext:value-type="float">
            <text:p>9783,3</text:p>
          </table:table-cell>
          <table:table-cell table:formula="of:=MATCH([.C332];[$Sheet2.$B$45:.$B$62];-1)" office:value-type="float" office:value="13" calcext:value-type="float">
            <text:p>13</text:p>
          </table:table-cell>
          <table:table-cell/>
          <table:table-cell table:formula="of:=([.C332]-INDIRECT(&quot;SHEET2.D&quot;&amp;([.D332]+ROW([$Sheet2.$A$45])-1)))/INDIRECT(&quot;Sheet2.C&quot;&amp;([.D332]+ROW([$Sheet2.$A$45])-1))" office:value-type="float" office:value="134.961316377579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12" table:formula="of:=([.A333]+[.$E$1])*[.$B$2]/[.$B$1]" office:value-type="float" office:value="2.4951171875" calcext:value-type="float">
            <text:p>2,495</text:p>
          </table:table-cell>
          <table:table-cell table:style-name="ce13" table:formula="of:=[$Sheet2.$B$3]*[$Sheet3.B333]/([$Sheet2.$B$2]-[$Sheet3.B333])" office:value-type="float" office:value="9821.55945419103" calcext:value-type="float">
            <text:p>9821,6</text:p>
          </table:table-cell>
          <table:table-cell table:formula="of:=MATCH([.C333];[$Sheet2.$B$45:.$B$62];-1)" office:value-type="float" office:value="13" calcext:value-type="float">
            <text:p>13</text:p>
          </table:table-cell>
          <table:table-cell/>
          <table:table-cell table:formula="of:=([.C333]-INDIRECT(&quot;SHEET2.D&quot;&amp;([.D333]+ROW([$Sheet2.$A$45])-1)))/INDIRECT(&quot;Sheet2.C&quot;&amp;([.D333]+ROW([$Sheet2.$A$45])-1))" office:value-type="float" office:value="134.849680891571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12" table:formula="of:=([.A334]+[.$E$1])*[.$B$2]/[.$B$1]" office:value-type="float" office:value="2.5" calcext:value-type="float">
            <text:p>2,500</text:p>
          </table:table-cell>
          <table:table-cell table:style-name="ce13" table:formula="of:=[$Sheet2.$B$3]*[$Sheet3.B334]/([$Sheet2.$B$2]-[$Sheet3.B334])" office:value-type="float" office:value="9860" calcext:value-type="float">
            <text:p>9860,0</text:p>
          </table:table-cell>
          <table:table-cell table:formula="of:=MATCH([.C334];[$Sheet2.$B$45:.$B$62];-1)" office:value-type="float" office:value="13" calcext:value-type="float">
            <text:p>13</text:p>
          </table:table-cell>
          <table:table-cell/>
          <table:table-cell table:formula="of:=([.C334]-INDIRECT(&quot;SHEET2.D&quot;&amp;([.D334]+ROW([$Sheet2.$A$45])-1)))/INDIRECT(&quot;Sheet2.C&quot;&amp;([.D334]+ROW([$Sheet2.$A$45])-1))" office:value-type="float" office:value="134.737609329446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12" table:formula="of:=([.A335]+[.$E$1])*[.$B$2]/[.$B$1]" office:value-type="float" office:value="2.5048828125" calcext:value-type="float">
            <text:p>2,505</text:p>
          </table:table-cell>
          <table:table-cell table:style-name="ce13" table:formula="of:=[$Sheet2.$B$3]*[$Sheet3.B335]/([$Sheet2.$B$2]-[$Sheet3.B335])" office:value-type="float" office:value="9898.59099804305" calcext:value-type="float">
            <text:p>9898,6</text:p>
          </table:table-cell>
          <table:table-cell table:formula="of:=MATCH([.C335];[$Sheet2.$B$45:.$B$62];-1)" office:value-type="float" office:value="13" calcext:value-type="float">
            <text:p>13</text:p>
          </table:table-cell>
          <table:table-cell/>
          <table:table-cell table:formula="of:=([.C335]-INDIRECT(&quot;SHEET2.D&quot;&amp;([.D335]+ROW([$Sheet2.$A$45])-1)))/INDIRECT(&quot;Sheet2.C&quot;&amp;([.D335]+ROW([$Sheet2.$A$45])-1))" office:value-type="float" office:value="134.62509913107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12" table:formula="of:=([.A336]+[.$E$1])*[.$B$2]/[.$B$1]" office:value-type="float" office:value="2.509765625" calcext:value-type="float">
            <text:p>2,510</text:p>
          </table:table-cell>
          <table:table-cell table:style-name="ce13" table:formula="of:=[$Sheet2.$B$3]*[$Sheet3.B336]/([$Sheet2.$B$2]-[$Sheet3.B336])" office:value-type="float" office:value="9937.33333333333" calcext:value-type="float">
            <text:p>9937,3</text:p>
          </table:table-cell>
          <table:table-cell table:formula="of:=MATCH([.C336];[$Sheet2.$B$45:.$B$62];-1)" office:value-type="float" office:value="13" calcext:value-type="float">
            <text:p>13</text:p>
          </table:table-cell>
          <table:table-cell/>
          <table:table-cell table:formula="of:=([.C336]-INDIRECT(&quot;SHEET2.D&quot;&amp;([.D336]+ROW([$Sheet2.$A$45])-1)))/INDIRECT(&quot;Sheet2.C&quot;&amp;([.D336]+ROW([$Sheet2.$A$45])-1))" office:value-type="float" office:value="134.512147716229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12" table:formula="of:=([.A337]+[.$E$1])*[.$B$2]/[.$B$1]" office:value-type="float" office:value="2.5146484375" calcext:value-type="float">
            <text:p>2,515</text:p>
          </table:table-cell>
          <table:table-cell table:style-name="ce13" table:formula="of:=[$Sheet2.$B$3]*[$Sheet3.B337]/([$Sheet2.$B$2]-[$Sheet3.B337])" office:value-type="float" office:value="9976.2278978389" calcext:value-type="float">
            <text:p>9976,2</text:p>
          </table:table-cell>
          <table:table-cell table:formula="of:=MATCH([.C337];[$Sheet2.$B$45:.$B$62];-1)" office:value-type="float" office:value="13" calcext:value-type="float">
            <text:p>13</text:p>
          </table:table-cell>
          <table:table-cell/>
          <table:table-cell table:formula="of:=([.C337]-INDIRECT(&quot;SHEET2.D&quot;&amp;([.D337]+ROW([$Sheet2.$A$45])-1)))/INDIRECT(&quot;Sheet2.C&quot;&amp;([.D337]+ROW([$Sheet2.$A$45])-1))" office:value-type="float" office:value="134.398752484435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12" table:formula="of:=([.A338]+[.$E$1])*[.$B$2]/[.$B$1]" office:value-type="float" office:value="2.51953125" calcext:value-type="float">
            <text:p>2,520</text:p>
          </table:table-cell>
          <table:table-cell table:style-name="ce13" table:formula="of:=[$Sheet2.$B$3]*[$Sheet3.B338]/([$Sheet2.$B$2]-[$Sheet3.B338])" office:value-type="float" office:value="10015.2755905512" calcext:value-type="float">
            <text:p>10015,3</text:p>
          </table:table-cell>
          <table:table-cell table:formula="of:=MATCH([.C338];[$Sheet2.$B$45:.$B$62];-1)" office:value-type="float" office:value="13" calcext:value-type="float">
            <text:p>13</text:p>
          </table:table-cell>
          <table:table-cell/>
          <table:table-cell table:formula="of:=([.C338]-INDIRECT(&quot;SHEET2.D&quot;&amp;([.D338]+ROW([$Sheet2.$A$45])-1)))/INDIRECT(&quot;Sheet2.C&quot;&amp;([.D338]+ROW([$Sheet2.$A$45])-1))" office:value-type="float" office:value="134.28491081472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12" table:formula="of:=([.A339]+[.$E$1])*[.$B$2]/[.$B$1]" office:value-type="float" office:value="2.5244140625" calcext:value-type="float">
            <text:p>2,524</text:p>
          </table:table-cell>
          <table:table-cell table:style-name="ce13" table:formula="of:=[$Sheet2.$B$3]*[$Sheet3.B339]/([$Sheet2.$B$2]-[$Sheet3.B339])" office:value-type="float" office:value="10054.4773175542" calcext:value-type="float">
            <text:p>10054,5</text:p>
          </table:table-cell>
          <table:table-cell table:formula="of:=MATCH([.C339];[$Sheet2.$B$45:.$B$62];-1)" office:value-type="float" office:value="13" calcext:value-type="float">
            <text:p>13</text:p>
          </table:table-cell>
          <table:table-cell/>
          <table:table-cell table:formula="of:=([.C339]-INDIRECT(&quot;SHEET2.D&quot;&amp;([.D339]+ROW([$Sheet2.$A$45])-1)))/INDIRECT(&quot;Sheet2.C&quot;&amp;([.D339]+ROW([$Sheet2.$A$45])-1))" office:value-type="float" office:value="134.17062006544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12" table:formula="of:=([.A340]+[.$E$1])*[.$B$2]/[.$B$1]" office:value-type="float" office:value="2.529296875" calcext:value-type="float">
            <text:p>2,529</text:p>
          </table:table-cell>
          <table:table-cell table:style-name="ce13" table:formula="of:=[$Sheet2.$B$3]*[$Sheet3.B340]/([$Sheet2.$B$2]-[$Sheet3.B340])" office:value-type="float" office:value="10093.8339920949" calcext:value-type="float">
            <text:p>10093,8</text:p>
          </table:table-cell>
          <table:table-cell table:formula="of:=MATCH([.C340];[$Sheet2.$B$45:.$B$62];-1)" office:value-type="float" office:value="13" calcext:value-type="float">
            <text:p>13</text:p>
          </table:table-cell>
          <table:table-cell/>
          <table:table-cell table:formula="of:=([.C340]-INDIRECT(&quot;SHEET2.D&quot;&amp;([.D340]+ROW([$Sheet2.$A$45])-1)))/INDIRECT(&quot;Sheet2.C&quot;&amp;([.D340]+ROW([$Sheet2.$A$45])-1))" office:value-type="float" office:value="134.055877574067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12" table:formula="of:=([.A341]+[.$E$1])*[.$B$2]/[.$B$1]" office:value-type="float" office:value="2.5341796875" calcext:value-type="float">
            <text:p>2,534</text:p>
          </table:table-cell>
          <table:table-cell table:style-name="ce13" table:formula="of:=[$Sheet2.$B$3]*[$Sheet3.B341]/([$Sheet2.$B$2]-[$Sheet3.B341])" office:value-type="float" office:value="10133.3465346535" calcext:value-type="float">
            <text:p>10133,3</text:p>
          </table:table-cell>
          <table:table-cell table:formula="of:=MATCH([.C341];[$Sheet2.$B$45:.$B$62];-1)" office:value-type="float" office:value="13" calcext:value-type="float">
            <text:p>13</text:p>
          </table:table-cell>
          <table:table-cell/>
          <table:table-cell table:formula="of:=([.C341]-INDIRECT(&quot;SHEET2.D&quot;&amp;([.D341]+ROW([$Sheet2.$A$45])-1)))/INDIRECT(&quot;Sheet2.C&quot;&amp;([.D341]+ROW([$Sheet2.$A$45])-1))" office:value-type="float" office:value="133.940680656987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12" table:formula="of:=([.A342]+[.$E$1])*[.$B$2]/[.$B$1]" office:value-type="float" office:value="2.5390625" calcext:value-type="float">
            <text:p>2,539</text:p>
          </table:table-cell>
          <table:table-cell table:style-name="ce13" table:formula="of:=[$Sheet2.$B$3]*[$Sheet3.B342]/([$Sheet2.$B$2]-[$Sheet3.B342])" office:value-type="float" office:value="10173.0158730159" calcext:value-type="float">
            <text:p>10173,0</text:p>
          </table:table-cell>
          <table:table-cell table:formula="of:=MATCH([.C342];[$Sheet2.$B$45:.$B$62];-1)" office:value-type="float" office:value="13" calcext:value-type="float">
            <text:p>13</text:p>
          </table:table-cell>
          <table:table-cell/>
          <table:table-cell table:formula="of:=([.C342]-INDIRECT(&quot;SHEET2.D&quot;&amp;([.D342]+ROW([$Sheet2.$A$45])-1)))/INDIRECT(&quot;Sheet2.C&quot;&amp;([.D342]+ROW([$Sheet2.$A$45])-1))" office:value-type="float" office:value="133.825026609283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12" table:formula="of:=([.A343]+[.$E$1])*[.$B$2]/[.$B$1]" office:value-type="float" office:value="2.5439453125" calcext:value-type="float">
            <text:p>2,544</text:p>
          </table:table-cell>
          <table:table-cell table:style-name="ce13" table:formula="of:=[$Sheet2.$B$3]*[$Sheet3.B343]/([$Sheet2.$B$2]-[$Sheet3.B343])" office:value-type="float" office:value="10212.8429423459" calcext:value-type="float">
            <text:p>10212,8</text:p>
          </table:table-cell>
          <table:table-cell table:formula="of:=MATCH([.C343];[$Sheet2.$B$45:.$B$62];-1)" office:value-type="float" office:value="13" calcext:value-type="float">
            <text:p>13</text:p>
          </table:table-cell>
          <table:table-cell/>
          <table:table-cell table:formula="of:=([.C343]-INDIRECT(&quot;SHEET2.D&quot;&amp;([.D343]+ROW([$Sheet2.$A$45])-1)))/INDIRECT(&quot;Sheet2.C&quot;&amp;([.D343]+ROW([$Sheet2.$A$45])-1))" office:value-type="float" office:value="133.708912704531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12" table:formula="of:=([.A344]+[.$E$1])*[.$B$2]/[.$B$1]" office:value-type="float" office:value="2.548828125" calcext:value-type="float">
            <text:p>2,549</text:p>
          </table:table-cell>
          <table:table-cell table:style-name="ce13" table:formula="of:=[$Sheet2.$B$3]*[$Sheet3.B344]/([$Sheet2.$B$2]-[$Sheet3.B344])" office:value-type="float" office:value="10252.828685259" calcext:value-type="float">
            <text:p>10252,8</text:p>
          </table:table-cell>
          <table:table-cell table:formula="of:=MATCH([.C344];[$Sheet2.$B$45:.$B$62];-1)" office:value-type="float" office:value="13" calcext:value-type="float">
            <text:p>13</text:p>
          </table:table-cell>
          <table:table-cell/>
          <table:table-cell table:formula="of:=([.C344]-INDIRECT(&quot;SHEET2.D&quot;&amp;([.D344]+ROW([$Sheet2.$A$45])-1)))/INDIRECT(&quot;Sheet2.C&quot;&amp;([.D344]+ROW([$Sheet2.$A$45])-1))" office:value-type="float" office:value="133.59233619458" calcext:value-type="float">
            <text:p>134</text:p>
          </table:table-cell>
          <table:table-cell table:number-columns-repeated="1018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12" table:formula="of:=([.A345]+[.$E$1])*[.$B$2]/[.$B$1]" office:value-type="float" office:value="2.5537109375" calcext:value-type="float">
            <text:p>2,554</text:p>
          </table:table-cell>
          <table:table-cell table:style-name="ce13" table:formula="of:=[$Sheet2.$B$3]*[$Sheet3.B345]/([$Sheet2.$B$2]-[$Sheet3.B345])" office:value-type="float" office:value="10292.9740518962" calcext:value-type="float">
            <text:p>10293,0</text:p>
          </table:table-cell>
          <table:table-cell table:formula="of:=MATCH([.C345];[$Sheet2.$B$45:.$B$62];-1)" office:value-type="float" office:value="13" calcext:value-type="float">
            <text:p>13</text:p>
          </table:table-cell>
          <table:table-cell/>
          <table:table-cell table:formula="of:=([.C345]-INDIRECT(&quot;SHEET2.D&quot;&amp;([.D345]+ROW([$Sheet2.$A$45])-1)))/INDIRECT(&quot;Sheet2.C&quot;&amp;([.D345]+ROW([$Sheet2.$A$45])-1))" office:value-type="float" office:value="133.475294309341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12" table:formula="of:=([.A346]+[.$E$1])*[.$B$2]/[.$B$1]" office:value-type="float" office:value="2.55859375" calcext:value-type="float">
            <text:p>2,559</text:p>
          </table:table-cell>
          <table:table-cell table:style-name="ce13" table:formula="of:=[$Sheet2.$B$3]*[$Sheet3.B346]/([$Sheet2.$B$2]-[$Sheet3.B346])" office:value-type="float" office:value="10333.28" calcext:value-type="float">
            <text:p>10333,3</text:p>
          </table:table-cell>
          <table:table-cell table:formula="of:=MATCH([.C346];[$Sheet2.$B$45:.$B$62];-1)" office:value-type="float" office:value="13" calcext:value-type="float">
            <text:p>13</text:p>
          </table:table-cell>
          <table:table-cell/>
          <table:table-cell table:formula="of:=([.C346]-INDIRECT(&quot;SHEET2.D&quot;&amp;([.D346]+ROW([$Sheet2.$A$45])-1)))/INDIRECT(&quot;Sheet2.C&quot;&amp;([.D346]+ROW([$Sheet2.$A$45])-1))" office:value-type="float" office:value="133.35778425656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12" table:formula="of:=([.A347]+[.$E$1])*[.$B$2]/[.$B$1]" office:value-type="float" office:value="2.5634765625" calcext:value-type="float">
            <text:p>2,563</text:p>
          </table:table-cell>
          <table:table-cell table:style-name="ce13" table:formula="of:=[$Sheet2.$B$3]*[$Sheet3.B347]/([$Sheet2.$B$2]-[$Sheet3.B347])" office:value-type="float" office:value="10373.74749499" calcext:value-type="float">
            <text:p>10373,7</text:p>
          </table:table-cell>
          <table:table-cell table:formula="of:=MATCH([.C347];[$Sheet2.$B$45:.$B$62];-1)" office:value-type="float" office:value="13" calcext:value-type="float">
            <text:p>13</text:p>
          </table:table-cell>
          <table:table-cell/>
          <table:table-cell table:formula="of:=([.C347]-INDIRECT(&quot;SHEET2.D&quot;&amp;([.D347]+ROW([$Sheet2.$A$45])-1)))/INDIRECT(&quot;Sheet2.C&quot;&amp;([.D347]+ROW([$Sheet2.$A$45])-1))" office:value-type="float" office:value="133.239803221604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12" table:formula="of:=([.A348]+[.$E$1])*[.$B$2]/[.$B$1]" office:value-type="float" office:value="2.568359375" calcext:value-type="float">
            <text:p>2,568</text:p>
          </table:table-cell>
          <table:table-cell table:style-name="ce13" table:formula="of:=[$Sheet2.$B$3]*[$Sheet3.B348]/([$Sheet2.$B$2]-[$Sheet3.B348])" office:value-type="float" office:value="10414.3775100402" calcext:value-type="float">
            <text:p>10414,4</text:p>
          </table:table-cell>
          <table:table-cell table:formula="of:=MATCH([.C348];[$Sheet2.$B$45:.$B$62];-1)" office:value-type="float" office:value="13" calcext:value-type="float">
            <text:p>13</text:p>
          </table:table-cell>
          <table:table-cell/>
          <table:table-cell table:formula="of:=([.C348]-INDIRECT(&quot;SHEET2.D&quot;&amp;([.D348]+ROW([$Sheet2.$A$45])-1)))/INDIRECT(&quot;Sheet2.C&quot;&amp;([.D348]+ROW([$Sheet2.$A$45])-1))" office:value-type="float" office:value="133.12134836723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12" table:formula="of:=([.A349]+[.$E$1])*[.$B$2]/[.$B$1]" office:value-type="float" office:value="2.5732421875" calcext:value-type="float">
            <text:p>2,573</text:p>
          </table:table-cell>
          <table:table-cell table:style-name="ce13" table:formula="of:=[$Sheet2.$B$3]*[$Sheet3.B349]/([$Sheet2.$B$2]-[$Sheet3.B349])" office:value-type="float" office:value="10455.1710261569" calcext:value-type="float">
            <text:p>10455,2</text:p>
          </table:table-cell>
          <table:table-cell table:formula="of:=MATCH([.C349];[$Sheet2.$B$45:.$B$62];-1)" office:value-type="float" office:value="13" calcext:value-type="float">
            <text:p>13</text:p>
          </table:table-cell>
          <table:table-cell/>
          <table:table-cell table:formula="of:=([.C349]-INDIRECT(&quot;SHEET2.D&quot;&amp;([.D349]+ROW([$Sheet2.$A$45])-1)))/INDIRECT(&quot;Sheet2.C&quot;&amp;([.D349]+ROW([$Sheet2.$A$45])-1))" office:value-type="float" office:value="133.002416833362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12" table:formula="of:=([.A350]+[.$E$1])*[.$B$2]/[.$B$1]" office:value-type="float" office:value="2.578125" calcext:value-type="float">
            <text:p>2,578</text:p>
          </table:table-cell>
          <table:table-cell table:style-name="ce13" table:formula="of:=[$Sheet2.$B$3]*[$Sheet3.B350]/([$Sheet2.$B$2]-[$Sheet3.B350])" office:value-type="float" office:value="10496.1290322581" calcext:value-type="float">
            <text:p>10496,1</text:p>
          </table:table-cell>
          <table:table-cell table:formula="of:=MATCH([.C350];[$Sheet2.$B$45:.$B$62];-1)" office:value-type="float" office:value="13" calcext:value-type="float">
            <text:p>13</text:p>
          </table:table-cell>
          <table:table-cell/>
          <table:table-cell table:formula="of:=([.C350]-INDIRECT(&quot;SHEET2.D&quot;&amp;([.D350]+ROW([$Sheet2.$A$45])-1)))/INDIRECT(&quot;Sheet2.C&quot;&amp;([.D350]+ROW([$Sheet2.$A$45])-1))" office:value-type="float" office:value="132.883005736857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12" table:formula="of:=([.A351]+[.$E$1])*[.$B$2]/[.$B$1]" office:value-type="float" office:value="2.5830078125" calcext:value-type="float">
            <text:p>2,583</text:p>
          </table:table-cell>
          <table:table-cell table:style-name="ce13" table:formula="of:=[$Sheet2.$B$3]*[$Sheet3.B351]/([$Sheet2.$B$2]-[$Sheet3.B351])" office:value-type="float" office:value="10537.2525252525" calcext:value-type="float">
            <text:p>10537,3</text:p>
          </table:table-cell>
          <table:table-cell table:formula="of:=MATCH([.C351];[$Sheet2.$B$45:.$B$62];-1)" office:value-type="float" office:value="13" calcext:value-type="float">
            <text:p>13</text:p>
          </table:table-cell>
          <table:table-cell/>
          <table:table-cell table:formula="of:=([.C351]-INDIRECT(&quot;SHEET2.D&quot;&amp;([.D351]+ROW([$Sheet2.$A$45])-1)))/INDIRECT(&quot;Sheet2.C&quot;&amp;([.D351]+ROW([$Sheet2.$A$45])-1))" office:value-type="float" office:value="132.763112171276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12" table:formula="of:=([.A352]+[.$E$1])*[.$B$2]/[.$B$1]" office:value-type="float" office:value="2.587890625" calcext:value-type="float">
            <text:p>2,588</text:p>
          </table:table-cell>
          <table:table-cell table:style-name="ce13" table:formula="of:=[$Sheet2.$B$3]*[$Sheet3.B352]/([$Sheet2.$B$2]-[$Sheet3.B352])" office:value-type="float" office:value="10578.5425101215" calcext:value-type="float">
            <text:p>10578,5</text:p>
          </table:table-cell>
          <table:table-cell table:formula="of:=MATCH([.C352];[$Sheet2.$B$45:.$B$62];-1)" office:value-type="float" office:value="13" calcext:value-type="float">
            <text:p>13</text:p>
          </table:table-cell>
          <table:table-cell/>
          <table:table-cell table:formula="of:=([.C352]-INDIRECT(&quot;SHEET2.D&quot;&amp;([.D352]+ROW([$Sheet2.$A$45])-1)))/INDIRECT(&quot;Sheet2.C&quot;&amp;([.D352]+ROW([$Sheet2.$A$45])-1))" office:value-type="float" office:value="132.642733206643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12" table:formula="of:=([.A353]+[.$E$1])*[.$B$2]/[.$B$1]" office:value-type="float" office:value="2.5927734375" calcext:value-type="float">
            <text:p>2,593</text:p>
          </table:table-cell>
          <table:table-cell table:style-name="ce13" table:formula="of:=[$Sheet2.$B$3]*[$Sheet3.B353]/([$Sheet2.$B$2]-[$Sheet3.B353])" office:value-type="float" office:value="10620" calcext:value-type="float">
            <text:p>10620,0</text:p>
          </table:table-cell>
          <table:table-cell table:formula="of:=MATCH([.C353];[$Sheet2.$B$45:.$B$62];-1)" office:value-type="float" office:value="13" calcext:value-type="float">
            <text:p>13</text:p>
          </table:table-cell>
          <table:table-cell/>
          <table:table-cell table:formula="of:=([.C353]-INDIRECT(&quot;SHEET2.D&quot;&amp;([.D353]+ROW([$Sheet2.$A$45])-1)))/INDIRECT(&quot;Sheet2.C&quot;&amp;([.D353]+ROW([$Sheet2.$A$45])-1))" office:value-type="float" office:value="132.521865889213" calcext:value-type="float">
            <text:p>133</text:p>
          </table:table-cell>
          <table:table-cell table:number-columns-repeated="1018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12" table:formula="of:=([.A354]+[.$E$1])*[.$B$2]/[.$B$1]" office:value-type="float" office:value="2.59765625" calcext:value-type="float">
            <text:p>2,598</text:p>
          </table:table-cell>
          <table:table-cell table:style-name="ce13" table:formula="of:=[$Sheet2.$B$3]*[$Sheet3.B354]/([$Sheet2.$B$2]-[$Sheet3.B354])" office:value-type="float" office:value="10661.6260162602" calcext:value-type="float">
            <text:p>10661,6</text:p>
          </table:table-cell>
          <table:table-cell table:formula="of:=MATCH([.C354];[$Sheet2.$B$45:.$B$62];-1)" office:value-type="float" office:value="13" calcext:value-type="float">
            <text:p>13</text:p>
          </table:table-cell>
          <table:table-cell/>
          <table:table-cell table:formula="of:=([.C354]-INDIRECT(&quot;SHEET2.D&quot;&amp;([.D354]+ROW([$Sheet2.$A$45])-1)))/INDIRECT(&quot;Sheet2.C&quot;&amp;([.D354]+ROW([$Sheet2.$A$45])-1))" office:value-type="float" office:value="132.400507241224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12" table:formula="of:=([.A355]+[.$E$1])*[.$B$2]/[.$B$1]" office:value-type="float" office:value="2.6025390625" calcext:value-type="float">
            <text:p>2,603</text:p>
          </table:table-cell>
          <table:table-cell table:style-name="ce13" table:formula="of:=[$Sheet2.$B$3]*[$Sheet3.B355]/([$Sheet2.$B$2]-[$Sheet3.B355])" office:value-type="float" office:value="10703.4215885947" calcext:value-type="float">
            <text:p>10703,4</text:p>
          </table:table-cell>
          <table:table-cell table:formula="of:=MATCH([.C355];[$Sheet2.$B$45:.$B$62];-1)" office:value-type="float" office:value="13" calcext:value-type="float">
            <text:p>13</text:p>
          </table:table-cell>
          <table:table-cell/>
          <table:table-cell table:formula="of:=([.C355]-INDIRECT(&quot;SHEET2.D&quot;&amp;([.D355]+ROW([$Sheet2.$A$45])-1)))/INDIRECT(&quot;Sheet2.C&quot;&amp;([.D355]+ROW([$Sheet2.$A$45])-1))" office:value-type="float" office:value="132.278654260657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12" table:formula="of:=([.A356]+[.$E$1])*[.$B$2]/[.$B$1]" office:value-type="float" office:value="2.607421875" calcext:value-type="float">
            <text:p>2,607</text:p>
          </table:table-cell>
          <table:table-cell table:style-name="ce13" table:formula="of:=[$Sheet2.$B$3]*[$Sheet3.B356]/([$Sheet2.$B$2]-[$Sheet3.B356])" office:value-type="float" office:value="10745.387755102" calcext:value-type="float">
            <text:p>10745,4</text:p>
          </table:table-cell>
          <table:table-cell table:formula="of:=MATCH([.C356];[$Sheet2.$B$45:.$B$62];-1)" office:value-type="float" office:value="13" calcext:value-type="float">
            <text:p>13</text:p>
          </table:table-cell>
          <table:table-cell/>
          <table:table-cell table:formula="of:=([.C356]-INDIRECT(&quot;SHEET2.D&quot;&amp;([.D356]+ROW([$Sheet2.$A$45])-1)))/INDIRECT(&quot;Sheet2.C&quot;&amp;([.D356]+ROW([$Sheet2.$A$45])-1))" office:value-type="float" office:value="132.156303920985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12" table:formula="of:=([.A357]+[.$E$1])*[.$B$2]/[.$B$1]" office:value-type="float" office:value="2.6123046875" calcext:value-type="float">
            <text:p>2,612</text:p>
          </table:table-cell>
          <table:table-cell table:style-name="ce13" table:formula="of:=[$Sheet2.$B$3]*[$Sheet3.B357]/([$Sheet2.$B$2]-[$Sheet3.B357])" office:value-type="float" office:value="10787.5255623722" calcext:value-type="float">
            <text:p>10787,5</text:p>
          </table:table-cell>
          <table:table-cell table:formula="of:=MATCH([.C357];[$Sheet2.$B$45:.$B$62];-1)" office:value-type="float" office:value="13" calcext:value-type="float">
            <text:p>13</text:p>
          </table:table-cell>
          <table:table-cell/>
          <table:table-cell table:formula="of:=([.C357]-INDIRECT(&quot;SHEET2.D&quot;&amp;([.D357]+ROW([$Sheet2.$A$45])-1)))/INDIRECT(&quot;Sheet2.C&quot;&amp;([.D357]+ROW([$Sheet2.$A$45])-1))" office:value-type="float" office:value="132.033453170927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12" table:formula="of:=([.A358]+[.$E$1])*[.$B$2]/[.$B$1]" office:value-type="float" office:value="2.6171875" calcext:value-type="float">
            <text:p>2,617</text:p>
          </table:table-cell>
          <table:table-cell table:style-name="ce13" table:formula="of:=[$Sheet2.$B$3]*[$Sheet3.B358]/([$Sheet2.$B$2]-[$Sheet3.B358])" office:value-type="float" office:value="10829.8360655738" calcext:value-type="float">
            <text:p>10829,8</text:p>
          </table:table-cell>
          <table:table-cell table:formula="of:=MATCH([.C358];[$Sheet2.$B$45:.$B$62];-1)" office:value-type="float" office:value="13" calcext:value-type="float">
            <text:p>13</text:p>
          </table:table-cell>
          <table:table-cell/>
          <table:table-cell table:formula="of:=([.C358]-INDIRECT(&quot;SHEET2.D&quot;&amp;([.D358]+ROW([$Sheet2.$A$45])-1)))/INDIRECT(&quot;Sheet2.C&quot;&amp;([.D358]+ROW([$Sheet2.$A$45])-1))" office:value-type="float" office:value="131.910098934187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12" table:formula="of:=([.A359]+[.$E$1])*[.$B$2]/[.$B$1]" office:value-type="float" office:value="2.6220703125" calcext:value-type="float">
            <text:p>2,622</text:p>
          </table:table-cell>
          <table:table-cell table:style-name="ce13" table:formula="of:=[$Sheet2.$B$3]*[$Sheet3.B359]/([$Sheet2.$B$2]-[$Sheet3.B359])" office:value-type="float" office:value="10872.3203285421" calcext:value-type="float">
            <text:p>10872,3</text:p>
          </table:table-cell>
          <table:table-cell table:formula="of:=MATCH([.C359];[$Sheet2.$B$45:.$B$62];-1)" office:value-type="float" office:value="13" calcext:value-type="float">
            <text:p>13</text:p>
          </table:table-cell>
          <table:table-cell/>
          <table:table-cell table:formula="of:=([.C359]-INDIRECT(&quot;SHEET2.D&quot;&amp;([.D359]+ROW([$Sheet2.$A$45])-1)))/INDIRECT(&quot;Sheet2.C&quot;&amp;([.D359]+ROW([$Sheet2.$A$45])-1))" office:value-type="float" office:value="131.786238109207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12" table:formula="of:=([.A360]+[.$E$1])*[.$B$2]/[.$B$1]" office:value-type="float" office:value="2.626953125" calcext:value-type="float">
            <text:p>2,627</text:p>
          </table:table-cell>
          <table:table-cell table:style-name="ce13" table:formula="of:=[$Sheet2.$B$3]*[$Sheet3.B360]/([$Sheet2.$B$2]-[$Sheet3.B360])" office:value-type="float" office:value="10914.9794238683" calcext:value-type="float">
            <text:p>10915,0</text:p>
          </table:table-cell>
          <table:table-cell table:formula="of:=MATCH([.C360];[$Sheet2.$B$45:.$B$62];-1)" office:value-type="float" office:value="13" calcext:value-type="float">
            <text:p>13</text:p>
          </table:table-cell>
          <table:table-cell/>
          <table:table-cell table:formula="of:=([.C360]-INDIRECT(&quot;SHEET2.D&quot;&amp;([.D360]+ROW([$Sheet2.$A$45])-1)))/INDIRECT(&quot;Sheet2.C&quot;&amp;([.D360]+ROW([$Sheet2.$A$45])-1))" office:value-type="float" office:value="131.661867568897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12" table:formula="of:=([.A361]+[.$E$1])*[.$B$2]/[.$B$1]" office:value-type="float" office:value="2.6318359375" calcext:value-type="float">
            <text:p>2,632</text:p>
          </table:table-cell>
          <table:table-cell table:style-name="ce13" table:formula="of:=[$Sheet2.$B$3]*[$Sheet3.B361]/([$Sheet2.$B$2]-[$Sheet3.B361])" office:value-type="float" office:value="10957.8144329897" calcext:value-type="float">
            <text:p>10957,8</text:p>
          </table:table-cell>
          <table:table-cell table:formula="of:=MATCH([.C361];[$Sheet2.$B$45:.$B$62];-1)" office:value-type="float" office:value="13" calcext:value-type="float">
            <text:p>13</text:p>
          </table:table-cell>
          <table:table-cell/>
          <table:table-cell table:formula="of:=([.C361]-INDIRECT(&quot;SHEET2.D&quot;&amp;([.D361]+ROW([$Sheet2.$A$45])-1)))/INDIRECT(&quot;Sheet2.C&quot;&amp;([.D361]+ROW([$Sheet2.$A$45])-1))" office:value-type="float" office:value="131.53698416038" calcext:value-type="float">
            <text:p>132</text:p>
          </table:table-cell>
          <table:table-cell table:number-columns-repeated="1018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12" table:formula="of:=([.A362]+[.$E$1])*[.$B$2]/[.$B$1]" office:value-type="float" office:value="2.63671875" calcext:value-type="float">
            <text:p>2,637</text:p>
          </table:table-cell>
          <table:table-cell table:style-name="ce13" table:formula="of:=[$Sheet2.$B$3]*[$Sheet3.B362]/([$Sheet2.$B$2]-[$Sheet3.B362])" office:value-type="float" office:value="11000.826446281" calcext:value-type="float">
            <text:p>11000,8</text:p>
          </table:table-cell>
          <table:table-cell table:formula="of:=MATCH([.C362];[$Sheet2.$B$45:.$B$62];-1)" office:value-type="float" office:value="13" calcext:value-type="float">
            <text:p>13</text:p>
          </table:table-cell>
          <table:table-cell/>
          <table:table-cell table:formula="of:=([.C362]-INDIRECT(&quot;SHEET2.D&quot;&amp;([.D362]+ROW([$Sheet2.$A$45])-1)))/INDIRECT(&quot;Sheet2.C&quot;&amp;([.D362]+ROW([$Sheet2.$A$45])-1))" office:value-type="float" office:value="131.41158470472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12" table:formula="of:=([.A363]+[.$E$1])*[.$B$2]/[.$B$1]" office:value-type="float" office:value="2.6416015625" calcext:value-type="float">
            <text:p>2,642</text:p>
          </table:table-cell>
          <table:table-cell table:style-name="ce13" table:formula="of:=[$Sheet2.$B$3]*[$Sheet3.B363]/([$Sheet2.$B$2]-[$Sheet3.B363])" office:value-type="float" office:value="11044.016563147" calcext:value-type="float">
            <text:p>11044,0</text:p>
          </table:table-cell>
          <table:table-cell table:formula="of:=MATCH([.C363];[$Sheet2.$B$45:.$B$62];-1)" office:value-type="float" office:value="13" calcext:value-type="float">
            <text:p>13</text:p>
          </table:table-cell>
          <table:table-cell/>
          <table:table-cell table:formula="of:=([.C363]-INDIRECT(&quot;SHEET2.D&quot;&amp;([.D363]+ROW([$Sheet2.$A$45])-1)))/INDIRECT(&quot;Sheet2.C&quot;&amp;([.D363]+ROW([$Sheet2.$A$45])-1))" office:value-type="float" office:value="131.285665996656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12" table:formula="of:=([.A364]+[.$E$1])*[.$B$2]/[.$B$1]" office:value-type="float" office:value="2.646484375" calcext:value-type="float">
            <text:p>2,646</text:p>
          </table:table-cell>
          <table:table-cell table:style-name="ce13" table:formula="of:=[$Sheet2.$B$3]*[$Sheet3.B364]/([$Sheet2.$B$2]-[$Sheet3.B364])" office:value-type="float" office:value="11087.3858921162" calcext:value-type="float">
            <text:p>11087,4</text:p>
          </table:table-cell>
          <table:table-cell table:formula="of:=MATCH([.C364];[$Sheet2.$B$45:.$B$62];-1)" office:value-type="float" office:value="13" calcext:value-type="float">
            <text:p>13</text:p>
          </table:table-cell>
          <table:table-cell/>
          <table:table-cell table:formula="of:=([.C364]-INDIRECT(&quot;SHEET2.D&quot;&amp;([.D364]+ROW([$Sheet2.$A$45])-1)))/INDIRECT(&quot;Sheet2.C&quot;&amp;([.D364]+ROW([$Sheet2.$A$45])-1))" office:value-type="float" office:value="131.159224804326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12" table:formula="of:=([.A365]+[.$E$1])*[.$B$2]/[.$B$1]" office:value-type="float" office:value="2.6513671875" calcext:value-type="float">
            <text:p>2,651</text:p>
          </table:table-cell>
          <table:table-cell table:style-name="ce13" table:formula="of:=[$Sheet2.$B$3]*[$Sheet3.B365]/([$Sheet2.$B$2]-[$Sheet3.B365])" office:value-type="float" office:value="11130.9355509356" calcext:value-type="float">
            <text:p>11130,9</text:p>
          </table:table-cell>
          <table:table-cell table:formula="of:=MATCH([.C365];[$Sheet2.$B$45:.$B$62];-1)" office:value-type="float" office:value="13" calcext:value-type="float">
            <text:p>13</text:p>
          </table:table-cell>
          <table:table-cell/>
          <table:table-cell table:formula="of:=([.C365]-INDIRECT(&quot;SHEET2.D&quot;&amp;([.D365]+ROW([$Sheet2.$A$45])-1)))/INDIRECT(&quot;Sheet2.C&quot;&amp;([.D365]+ROW([$Sheet2.$A$45])-1))" office:value-type="float" office:value="131.032257868992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12" table:formula="of:=([.A366]+[.$E$1])*[.$B$2]/[.$B$1]" office:value-type="float" office:value="2.65625" calcext:value-type="float">
            <text:p>2,656</text:p>
          </table:table-cell>
          <table:table-cell table:style-name="ce13" table:formula="of:=[$Sheet2.$B$3]*[$Sheet3.B366]/([$Sheet2.$B$2]-[$Sheet3.B366])" office:value-type="float" office:value="11174.6666666667" calcext:value-type="float">
            <text:p>11174,7</text:p>
          </table:table-cell>
          <table:table-cell table:formula="of:=MATCH([.C366];[$Sheet2.$B$45:.$B$62];-1)" office:value-type="float" office:value="13" calcext:value-type="float">
            <text:p>13</text:p>
          </table:table-cell>
          <table:table-cell/>
          <table:table-cell table:formula="of:=([.C366]-INDIRECT(&quot;SHEET2.D&quot;&amp;([.D366]+ROW([$Sheet2.$A$45])-1)))/INDIRECT(&quot;Sheet2.C&quot;&amp;([.D366]+ROW([$Sheet2.$A$45])-1))" office:value-type="float" office:value="130.904761904762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12" table:formula="of:=([.A367]+[.$E$1])*[.$B$2]/[.$B$1]" office:value-type="float" office:value="2.6611328125" calcext:value-type="float">
            <text:p>2,661</text:p>
          </table:table-cell>
          <table:table-cell table:style-name="ce13" table:formula="of:=[$Sheet2.$B$3]*[$Sheet3.B367]/([$Sheet2.$B$2]-[$Sheet3.B367])" office:value-type="float" office:value="11218.5803757829" calcext:value-type="float">
            <text:p>11218,6</text:p>
          </table:table-cell>
          <table:table-cell table:formula="of:=MATCH([.C367];[$Sheet2.$B$45:.$B$62];-1)" office:value-type="float" office:value="13" calcext:value-type="float">
            <text:p>13</text:p>
          </table:table-cell>
          <table:table-cell/>
          <table:table-cell table:formula="of:=([.C367]-INDIRECT(&quot;SHEET2.D&quot;&amp;([.D367]+ROW([$Sheet2.$A$45])-1)))/INDIRECT(&quot;Sheet2.C&quot;&amp;([.D367]+ROW([$Sheet2.$A$45])-1))" office:value-type="float" office:value="130.776733598301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12" table:formula="of:=([.A368]+[.$E$1])*[.$B$2]/[.$B$1]" office:value-type="float" office:value="2.666015625" calcext:value-type="float">
            <text:p>2,666</text:p>
          </table:table-cell>
          <table:table-cell table:style-name="ce13" table:formula="of:=[$Sheet2.$B$3]*[$Sheet3.B368]/([$Sheet2.$B$2]-[$Sheet3.B368])" office:value-type="float" office:value="11262.6778242678" calcext:value-type="float">
            <text:p>11262,7</text:p>
          </table:table-cell>
          <table:table-cell table:formula="of:=MATCH([.C368];[$Sheet2.$B$45:.$B$62];-1)" office:value-type="float" office:value="13" calcext:value-type="float">
            <text:p>13</text:p>
          </table:table-cell>
          <table:table-cell/>
          <table:table-cell table:formula="of:=([.C368]-INDIRECT(&quot;SHEET2.D&quot;&amp;([.D368]+ROW([$Sheet2.$A$45])-1)))/INDIRECT(&quot;Sheet2.C&quot;&amp;([.D368]+ROW([$Sheet2.$A$45])-1))" office:value-type="float" office:value="130.648169608549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12" table:formula="of:=([.A369]+[.$E$1])*[.$B$2]/[.$B$1]" office:value-type="float" office:value="2.6708984375" calcext:value-type="float">
            <text:p>2,671</text:p>
          </table:table-cell>
          <table:table-cell table:style-name="ce13" table:formula="of:=[$Sheet2.$B$3]*[$Sheet3.B369]/([$Sheet2.$B$2]-[$Sheet3.B369])" office:value-type="float" office:value="11306.9601677149" calcext:value-type="float">
            <text:p>11307,0</text:p>
          </table:table-cell>
          <table:table-cell table:formula="of:=MATCH([.C369];[$Sheet2.$B$45:.$B$62];-1)" office:value-type="float" office:value="13" calcext:value-type="float">
            <text:p>13</text:p>
          </table:table-cell>
          <table:table-cell/>
          <table:table-cell table:formula="of:=([.C369]-INDIRECT(&quot;SHEET2.D&quot;&amp;([.D369]+ROW([$Sheet2.$A$45])-1)))/INDIRECT(&quot;Sheet2.C&quot;&amp;([.D369]+ROW([$Sheet2.$A$45])-1))" office:value-type="float" office:value="130.519066566429" calcext:value-type="float">
            <text:p>131</text:p>
          </table:table-cell>
          <table:table-cell table:number-columns-repeated="1018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12" table:formula="of:=([.A370]+[.$E$1])*[.$B$2]/[.$B$1]" office:value-type="float" office:value="2.67578125" calcext:value-type="float">
            <text:p>2,676</text:p>
          </table:table-cell>
          <table:table-cell table:style-name="ce13" table:formula="of:=[$Sheet2.$B$3]*[$Sheet3.B370]/([$Sheet2.$B$2]-[$Sheet3.B370])" office:value-type="float" office:value="11351.4285714286" calcext:value-type="float">
            <text:p>11351,4</text:p>
          </table:table-cell>
          <table:table-cell table:formula="of:=MATCH([.C370];[$Sheet2.$B$45:.$B$62];-1)" office:value-type="float" office:value="13" calcext:value-type="float">
            <text:p>13</text:p>
          </table:table-cell>
          <table:table-cell/>
          <table:table-cell table:formula="of:=([.C370]-INDIRECT(&quot;SHEET2.D&quot;&amp;([.D370]+ROW([$Sheet2.$A$45])-1)))/INDIRECT(&quot;Sheet2.C&quot;&amp;([.D370]+ROW([$Sheet2.$A$45])-1))" office:value-type="float" office:value="130.389421074552" calcext:value-type="float">
            <text:p>130</text:p>
          </table:table-cell>
          <table:table-cell table:number-columns-repeated="1018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12" table:formula="of:=([.A371]+[.$E$1])*[.$B$2]/[.$B$1]" office:value-type="float" office:value="2.6806640625" calcext:value-type="float">
            <text:p>2,681</text:p>
          </table:table-cell>
          <table:table-cell table:style-name="ce13" table:formula="of:=[$Sheet2.$B$3]*[$Sheet3.B371]/([$Sheet2.$B$2]-[$Sheet3.B371])" office:value-type="float" office:value="11396.0842105263" calcext:value-type="float">
            <text:p>11396,1</text:p>
          </table:table-cell>
          <table:table-cell table:formula="of:=MATCH([.C371];[$Sheet2.$B$45:.$B$62];-1)" office:value-type="float" office:value="13" calcext:value-type="float">
            <text:p>13</text:p>
          </table:table-cell>
          <table:table-cell/>
          <table:table-cell table:formula="of:=([.C371]-INDIRECT(&quot;SHEET2.D&quot;&amp;([.D371]+ROW([$Sheet2.$A$45])-1)))/INDIRECT(&quot;Sheet2.C&quot;&amp;([.D371]+ROW([$Sheet2.$A$45])-1))" office:value-type="float" office:value="130.25922970692" calcext:value-type="float">
            <text:p>130</text:p>
          </table:table-cell>
          <table:table-cell table:number-columns-repeated="1018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12" table:formula="of:=([.A372]+[.$E$1])*[.$B$2]/[.$B$1]" office:value-type="float" office:value="2.685546875" calcext:value-type="float">
            <text:p>2,686</text:p>
          </table:table-cell>
          <table:table-cell table:style-name="ce13" table:formula="of:=[$Sheet2.$B$3]*[$Sheet3.B372]/([$Sheet2.$B$2]-[$Sheet3.B372])" office:value-type="float" office:value="11440.9282700422" calcext:value-type="float">
            <text:p>11440,9</text:p>
          </table:table-cell>
          <table:table-cell table:formula="of:=MATCH([.C372];[$Sheet2.$B$45:.$B$62];-1)" office:value-type="float" office:value="13" calcext:value-type="float">
            <text:p>13</text:p>
          </table:table-cell>
          <table:table-cell/>
          <table:table-cell table:formula="of:=([.C372]-INDIRECT(&quot;SHEET2.D&quot;&amp;([.D372]+ROW([$Sheet2.$A$45])-1)))/INDIRECT(&quot;Sheet2.C&quot;&amp;([.D372]+ROW([$Sheet2.$A$45])-1))" office:value-type="float" office:value="130.128489008623" calcext:value-type="float">
            <text:p>130</text:p>
          </table:table-cell>
          <table:table-cell table:number-columns-repeated="1018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12" table:formula="of:=([.A373]+[.$E$1])*[.$B$2]/[.$B$1]" office:value-type="float" office:value="2.6904296875" calcext:value-type="float">
            <text:p>2,690</text:p>
          </table:table-cell>
          <table:table-cell table:style-name="ce13" table:formula="of:=[$Sheet2.$B$3]*[$Sheet3.B373]/([$Sheet2.$B$2]-[$Sheet3.B373])" office:value-type="float" office:value="11485.9619450317" calcext:value-type="float">
            <text:p>11486,0</text:p>
          </table:table-cell>
          <table:table-cell table:formula="of:=MATCH([.C373];[$Sheet2.$B$45:.$B$62];-1)" office:value-type="float" office:value="12" calcext:value-type="float">
            <text:p>12</text:p>
          </table:table-cell>
          <table:table-cell/>
          <table:table-cell table:formula="of:=([.C373]-INDIRECT(&quot;SHEET2.D&quot;&amp;([.D373]+ROW([$Sheet2.$A$45])-1)))/INDIRECT(&quot;Sheet2.C&quot;&amp;([.D373]+ROW([$Sheet2.$A$45])-1))" office:value-type="float" office:value="129.232192728317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12" table:formula="of:=([.A374]+[.$E$1])*[.$B$2]/[.$B$1]" office:value-type="float" office:value="2.6953125" calcext:value-type="float">
            <text:p>2,695</text:p>
          </table:table-cell>
          <table:table-cell table:style-name="ce13" table:formula="of:=[$Sheet2.$B$3]*[$Sheet3.B374]/([$Sheet2.$B$2]-[$Sheet3.B374])" office:value-type="float" office:value="11531.186440678" calcext:value-type="float">
            <text:p>11531,2</text:p>
          </table:table-cell>
          <table:table-cell table:formula="of:=MATCH([.C374];[$Sheet2.$B$45:.$B$62];-1)" office:value-type="float" office:value="12" calcext:value-type="float">
            <text:p>12</text:p>
          </table:table-cell>
          <table:table-cell/>
          <table:table-cell table:formula="of:=([.C374]-INDIRECT(&quot;SHEET2.D&quot;&amp;([.D374]+ROW([$Sheet2.$A$45])-1)))/INDIRECT(&quot;Sheet2.C&quot;&amp;([.D374]+ROW([$Sheet2.$A$45])-1))" office:value-type="float" office:value="129.120527306968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12" table:formula="of:=([.A375]+[.$E$1])*[.$B$2]/[.$B$1]" office:value-type="float" office:value="2.7001953125" calcext:value-type="float">
            <text:p>2,700</text:p>
          </table:table-cell>
          <table:table-cell table:style-name="ce13" table:formula="of:=[$Sheet2.$B$3]*[$Sheet3.B375]/([$Sheet2.$B$2]-[$Sheet3.B375])" office:value-type="float" office:value="11576.6029723992" calcext:value-type="float">
            <text:p>11576,6</text:p>
          </table:table-cell>
          <table:table-cell table:formula="of:=MATCH([.C375];[$Sheet2.$B$45:.$B$62];-1)" office:value-type="float" office:value="12" calcext:value-type="float">
            <text:p>12</text:p>
          </table:table-cell>
          <table:table-cell/>
          <table:table-cell table:formula="of:=([.C375]-INDIRECT(&quot;SHEET2.D&quot;&amp;([.D375]+ROW([$Sheet2.$A$45])-1)))/INDIRECT(&quot;Sheet2.C&quot;&amp;([.D375]+ROW([$Sheet2.$A$45])-1))" office:value-type="float" office:value="129.008387722471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12" table:formula="of:=([.A376]+[.$E$1])*[.$B$2]/[.$B$1]" office:value-type="float" office:value="2.705078125" calcext:value-type="float">
            <text:p>2,705</text:p>
          </table:table-cell>
          <table:table-cell table:style-name="ce13" table:formula="of:=[$Sheet2.$B$3]*[$Sheet3.B376]/([$Sheet2.$B$2]-[$Sheet3.B376])" office:value-type="float" office:value="11622.2127659574" calcext:value-type="float">
            <text:p>11622,2</text:p>
          </table:table-cell>
          <table:table-cell table:formula="of:=MATCH([.C376];[$Sheet2.$B$45:.$B$62];-1)" office:value-type="float" office:value="12" calcext:value-type="float">
            <text:p>12</text:p>
          </table:table-cell>
          <table:table-cell/>
          <table:table-cell table:formula="of:=([.C376]-INDIRECT(&quot;SHEET2.D&quot;&amp;([.D376]+ROW([$Sheet2.$A$45])-1)))/INDIRECT(&quot;Sheet2.C&quot;&amp;([.D376]+ROW([$Sheet2.$A$45])-1))" office:value-type="float" office:value="128.895770948253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12" table:formula="of:=([.A377]+[.$E$1])*[.$B$2]/[.$B$1]" office:value-type="float" office:value="2.7099609375" calcext:value-type="float">
            <text:p>2,710</text:p>
          </table:table-cell>
          <table:table-cell table:style-name="ce13" table:formula="of:=[$Sheet2.$B$3]*[$Sheet3.B377]/([$Sheet2.$B$2]-[$Sheet3.B377])" office:value-type="float" office:value="11668.0170575693" calcext:value-type="float">
            <text:p>11668,0</text:p>
          </table:table-cell>
          <table:table-cell table:formula="of:=MATCH([.C377];[$Sheet2.$B$45:.$B$62];-1)" office:value-type="float" office:value="12" calcext:value-type="float">
            <text:p>12</text:p>
          </table:table-cell>
          <table:table-cell/>
          <table:table-cell table:formula="of:=([.C377]-INDIRECT(&quot;SHEET2.D&quot;&amp;([.D377]+ROW([$Sheet2.$A$45])-1)))/INDIRECT(&quot;Sheet2.C&quot;&amp;([.D377]+ROW([$Sheet2.$A$45])-1))" office:value-type="float" office:value="128.782673931928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12" table:formula="of:=([.A378]+[.$E$1])*[.$B$2]/[.$B$1]" office:value-type="float" office:value="2.71484375" calcext:value-type="float">
            <text:p>2,715</text:p>
          </table:table-cell>
          <table:table-cell table:style-name="ce13" table:formula="of:=[$Sheet2.$B$3]*[$Sheet3.B378]/([$Sheet2.$B$2]-[$Sheet3.B378])" office:value-type="float" office:value="11714.0170940171" calcext:value-type="float">
            <text:p>11714,0</text:p>
          </table:table-cell>
          <table:table-cell table:formula="of:=MATCH([.C378];[$Sheet2.$B$45:.$B$62];-1)" office:value-type="float" office:value="12" calcext:value-type="float">
            <text:p>12</text:p>
          </table:table-cell>
          <table:table-cell/>
          <table:table-cell table:formula="of:=([.C378]-INDIRECT(&quot;SHEET2.D&quot;&amp;([.D378]+ROW([$Sheet2.$A$45])-1)))/INDIRECT(&quot;Sheet2.C&quot;&amp;([.D378]+ROW([$Sheet2.$A$45])-1))" office:value-type="float" office:value="128.669093595019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12" table:formula="of:=([.A379]+[.$E$1])*[.$B$2]/[.$B$1]" office:value-type="float" office:value="2.7197265625" calcext:value-type="float">
            <text:p>2,720</text:p>
          </table:table-cell>
          <table:table-cell table:style-name="ce13" table:formula="of:=[$Sheet2.$B$3]*[$Sheet3.B379]/([$Sheet2.$B$2]-[$Sheet3.B379])" office:value-type="float" office:value="11760.2141327623" calcext:value-type="float">
            <text:p>11760,2</text:p>
          </table:table-cell>
          <table:table-cell table:formula="of:=MATCH([.C379];[$Sheet2.$B$45:.$B$62];-1)" office:value-type="float" office:value="12" calcext:value-type="float">
            <text:p>12</text:p>
          </table:table-cell>
          <table:table-cell/>
          <table:table-cell table:formula="of:=([.C379]-INDIRECT(&quot;SHEET2.D&quot;&amp;([.D379]+ROW([$Sheet2.$A$45])-1)))/INDIRECT(&quot;Sheet2.C&quot;&amp;([.D379]+ROW([$Sheet2.$A$45])-1))" office:value-type="float" office:value="128.555026832686" calcext:value-type="float">
            <text:p>129</text:p>
          </table:table-cell>
          <table:table-cell table:number-columns-repeated="1018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12" table:formula="of:=([.A380]+[.$E$1])*[.$B$2]/[.$B$1]" office:value-type="float" office:value="2.724609375" calcext:value-type="float">
            <text:p>2,725</text:p>
          </table:table-cell>
          <table:table-cell table:style-name="ce13" table:formula="of:=[$Sheet2.$B$3]*[$Sheet3.B380]/([$Sheet2.$B$2]-[$Sheet3.B380])" office:value-type="float" office:value="11806.6094420601" calcext:value-type="float">
            <text:p>11806,6</text:p>
          </table:table-cell>
          <table:table-cell table:formula="of:=MATCH([.C380];[$Sheet2.$B$45:.$B$62];-1)" office:value-type="float" office:value="12" calcext:value-type="float">
            <text:p>12</text:p>
          </table:table-cell>
          <table:table-cell/>
          <table:table-cell table:formula="of:=([.C380]-INDIRECT(&quot;SHEET2.D&quot;&amp;([.D380]+ROW([$Sheet2.$A$45])-1)))/INDIRECT(&quot;Sheet2.C&quot;&amp;([.D380]+ROW([$Sheet2.$A$45])-1))" office:value-type="float" office:value="128.440470513432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12" table:formula="of:=([.A381]+[.$E$1])*[.$B$2]/[.$B$1]" office:value-type="float" office:value="2.7294921875" calcext:value-type="float">
            <text:p>2,729</text:p>
          </table:table-cell>
          <table:table-cell table:style-name="ce13" table:formula="of:=[$Sheet2.$B$3]*[$Sheet3.B381]/([$Sheet2.$B$2]-[$Sheet3.B381])" office:value-type="float" office:value="11853.2043010753" calcext:value-type="float">
            <text:p>11853,2</text:p>
          </table:table-cell>
          <table:table-cell table:formula="of:=MATCH([.C381];[$Sheet2.$B$45:.$B$62];-1)" office:value-type="float" office:value="12" calcext:value-type="float">
            <text:p>12</text:p>
          </table:table-cell>
          <table:table-cell/>
          <table:table-cell table:formula="of:=([.C381]-INDIRECT(&quot;SHEET2.D&quot;&amp;([.D381]+ROW([$Sheet2.$A$45])-1)))/INDIRECT(&quot;Sheet2.C&quot;&amp;([.D381]+ROW([$Sheet2.$A$45])-1))" office:value-type="float" office:value="128.325421478826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12" table:formula="of:=([.A382]+[.$E$1])*[.$B$2]/[.$B$1]" office:value-type="float" office:value="2.734375" calcext:value-type="float">
            <text:p>2,734</text:p>
          </table:table-cell>
          <table:table-cell table:style-name="ce13" table:formula="of:=[$Sheet2.$B$3]*[$Sheet3.B382]/([$Sheet2.$B$2]-[$Sheet3.B382])" office:value-type="float" office:value="11900" calcext:value-type="float">
            <text:p>11900,0</text:p>
          </table:table-cell>
          <table:table-cell table:formula="of:=MATCH([.C382];[$Sheet2.$B$45:.$B$62];-1)" office:value-type="float" office:value="12" calcext:value-type="float">
            <text:p>12</text:p>
          </table:table-cell>
          <table:table-cell/>
          <table:table-cell table:formula="of:=([.C382]-INDIRECT(&quot;SHEET2.D&quot;&amp;([.D382]+ROW([$Sheet2.$A$45])-1)))/INDIRECT(&quot;Sheet2.C&quot;&amp;([.D382]+ROW([$Sheet2.$A$45])-1))" office:value-type="float" office:value="128.20987654321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12" table:formula="of:=([.A383]+[.$E$1])*[.$B$2]/[.$B$1]" office:value-type="float" office:value="2.7392578125" calcext:value-type="float">
            <text:p>2,739</text:p>
          </table:table-cell>
          <table:table-cell table:style-name="ce13" table:formula="of:=[$Sheet2.$B$3]*[$Sheet3.B383]/([$Sheet2.$B$2]-[$Sheet3.B383])" office:value-type="float" office:value="11946.9978401728" calcext:value-type="float">
            <text:p>11947,0</text:p>
          </table:table-cell>
          <table:table-cell table:formula="of:=MATCH([.C383];[$Sheet2.$B$45:.$B$62];-1)" office:value-type="float" office:value="12" calcext:value-type="float">
            <text:p>12</text:p>
          </table:table-cell>
          <table:table-cell/>
          <table:table-cell table:formula="of:=([.C383]-INDIRECT(&quot;SHEET2.D&quot;&amp;([.D383]+ROW([$Sheet2.$A$45])-1)))/INDIRECT(&quot;Sheet2.C&quot;&amp;([.D383]+ROW([$Sheet2.$A$45])-1))" office:value-type="float" office:value="128.093832493401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12" table:formula="of:=([.A384]+[.$E$1])*[.$B$2]/[.$B$1]" office:value-type="float" office:value="2.744140625" calcext:value-type="float">
            <text:p>2,744</text:p>
          </table:table-cell>
          <table:table-cell table:style-name="ce13" table:formula="of:=[$Sheet2.$B$3]*[$Sheet3.B384]/([$Sheet2.$B$2]-[$Sheet3.B384])" office:value-type="float" office:value="11994.1991341991" calcext:value-type="float">
            <text:p>11994,2</text:p>
          </table:table-cell>
          <table:table-cell table:formula="of:=MATCH([.C384];[$Sheet2.$B$45:.$B$62];-1)" office:value-type="float" office:value="12" calcext:value-type="float">
            <text:p>12</text:p>
          </table:table-cell>
          <table:table-cell/>
          <table:table-cell table:formula="of:=([.C384]-INDIRECT(&quot;SHEET2.D&quot;&amp;([.D384]+ROW([$Sheet2.$A$45])-1)))/INDIRECT(&quot;Sheet2.C&quot;&amp;([.D384]+ROW([$Sheet2.$A$45])-1))" office:value-type="float" office:value="127.977286088397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12" table:formula="of:=([.A385]+[.$E$1])*[.$B$2]/[.$B$1]" office:value-type="float" office:value="2.7490234375" calcext:value-type="float">
            <text:p>2,749</text:p>
          </table:table-cell>
          <table:table-cell table:style-name="ce13" table:formula="of:=[$Sheet2.$B$3]*[$Sheet3.B385]/([$Sheet2.$B$2]-[$Sheet3.B385])" office:value-type="float" office:value="12041.6052060738" calcext:value-type="float">
            <text:p>12041,6</text:p>
          </table:table-cell>
          <table:table-cell table:formula="of:=MATCH([.C385];[$Sheet2.$B$45:.$B$62];-1)" office:value-type="float" office:value="12" calcext:value-type="float">
            <text:p>12</text:p>
          </table:table-cell>
          <table:table-cell/>
          <table:table-cell table:formula="of:=([.C385]-INDIRECT(&quot;SHEET2.D&quot;&amp;([.D385]+ROW([$Sheet2.$A$45])-1)))/INDIRECT(&quot;Sheet2.C&quot;&amp;([.D385]+ROW([$Sheet2.$A$45])-1))" office:value-type="float" office:value="127.860234059077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12" table:formula="of:=([.A386]+[.$E$1])*[.$B$2]/[.$B$1]" office:value-type="float" office:value="2.75390625" calcext:value-type="float">
            <text:p>2,754</text:p>
          </table:table-cell>
          <table:table-cell table:style-name="ce13" table:formula="of:=[$Sheet2.$B$3]*[$Sheet3.B386]/([$Sheet2.$B$2]-[$Sheet3.B386])" office:value-type="float" office:value="12089.2173913043" calcext:value-type="float">
            <text:p>12089,2</text:p>
          </table:table-cell>
          <table:table-cell table:formula="of:=MATCH([.C386];[$Sheet2.$B$45:.$B$62];-1)" office:value-type="float" office:value="12" calcext:value-type="float">
            <text:p>12</text:p>
          </table:table-cell>
          <table:table-cell/>
          <table:table-cell table:formula="of:=([.C386]-INDIRECT(&quot;SHEET2.D&quot;&amp;([.D386]+ROW([$Sheet2.$A$45])-1)))/INDIRECT(&quot;Sheet2.C&quot;&amp;([.D386]+ROW([$Sheet2.$A$45])-1))" office:value-type="float" office:value="127.742673107891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12" table:formula="of:=([.A387]+[.$E$1])*[.$B$2]/[.$B$1]" office:value-type="float" office:value="2.7587890625" calcext:value-type="float">
            <text:p>2,759</text:p>
          </table:table-cell>
          <table:table-cell table:style-name="ce13" table:formula="of:=[$Sheet2.$B$3]*[$Sheet3.B387]/([$Sheet2.$B$2]-[$Sheet3.B387])" office:value-type="float" office:value="12137.037037037" calcext:value-type="float">
            <text:p>12137,0</text:p>
          </table:table-cell>
          <table:table-cell table:formula="of:=MATCH([.C387];[$Sheet2.$B$45:.$B$62];-1)" office:value-type="float" office:value="12" calcext:value-type="float">
            <text:p>12</text:p>
          </table:table-cell>
          <table:table-cell/>
          <table:table-cell table:formula="of:=([.C387]-INDIRECT(&quot;SHEET2.D&quot;&amp;([.D387]+ROW([$Sheet2.$A$45])-1)))/INDIRECT(&quot;Sheet2.C&quot;&amp;([.D387]+ROW([$Sheet2.$A$45])-1))" office:value-type="float" office:value="127.624599908551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12" table:formula="of:=([.A388]+[.$E$1])*[.$B$2]/[.$B$1]" office:value-type="float" office:value="2.763671875" calcext:value-type="float">
            <text:p>2,764</text:p>
          </table:table-cell>
          <table:table-cell table:style-name="ce13" table:formula="of:=[$Sheet2.$B$3]*[$Sheet3.B388]/([$Sheet2.$B$2]-[$Sheet3.B388])" office:value-type="float" office:value="12185.0655021834" calcext:value-type="float">
            <text:p>12185,1</text:p>
          </table:table-cell>
          <table:table-cell table:formula="of:=MATCH([.C388];[$Sheet2.$B$45:.$B$62];-1)" office:value-type="float" office:value="12" calcext:value-type="float">
            <text:p>12</text:p>
          </table:table-cell>
          <table:table-cell/>
          <table:table-cell table:formula="of:=([.C388]-INDIRECT(&quot;SHEET2.D&quot;&amp;([.D388]+ROW([$Sheet2.$A$45])-1)))/INDIRECT(&quot;Sheet2.C&quot;&amp;([.D388]+ROW([$Sheet2.$A$45])-1))" office:value-type="float" office:value="127.50601110572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12" table:formula="of:=([.A389]+[.$E$1])*[.$B$2]/[.$B$1]" office:value-type="float" office:value="2.7685546875" calcext:value-type="float">
            <text:p>2,769</text:p>
          </table:table-cell>
          <table:table-cell table:style-name="ce13" table:formula="of:=[$Sheet2.$B$3]*[$Sheet3.B389]/([$Sheet2.$B$2]-[$Sheet3.B389])" office:value-type="float" office:value="12233.3041575492" calcext:value-type="float">
            <text:p>12233,3</text:p>
          </table:table-cell>
          <table:table-cell table:formula="of:=MATCH([.C389];[$Sheet2.$B$45:.$B$62];-1)" office:value-type="float" office:value="12" calcext:value-type="float">
            <text:p>12</text:p>
          </table:table-cell>
          <table:table-cell/>
          <table:table-cell table:formula="of:=([.C389]-INDIRECT(&quot;SHEET2.D&quot;&amp;([.D389]+ROW([$Sheet2.$A$45])-1)))/INDIRECT(&quot;Sheet2.C&quot;&amp;([.D389]+ROW([$Sheet2.$A$45])-1))" office:value-type="float" office:value="127.386903314693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12" table:formula="of:=([.A390]+[.$E$1])*[.$B$2]/[.$B$1]" office:value-type="float" office:value="2.7734375" calcext:value-type="float">
            <text:p>2,773</text:p>
          </table:table-cell>
          <table:table-cell table:style-name="ce13" table:formula="of:=[$Sheet2.$B$3]*[$Sheet3.B390]/([$Sheet2.$B$2]-[$Sheet3.B390])" office:value-type="float" office:value="12281.7543859649" calcext:value-type="float">
            <text:p>12281,8</text:p>
          </table:table-cell>
          <table:table-cell table:formula="of:=MATCH([.C390];[$Sheet2.$B$45:.$B$62];-1)" office:value-type="float" office:value="12" calcext:value-type="float">
            <text:p>12</text:p>
          </table:table-cell>
          <table:table-cell/>
          <table:table-cell table:formula="of:=([.C390]-INDIRECT(&quot;SHEET2.D&quot;&amp;([.D390]+ROW([$Sheet2.$A$45])-1)))/INDIRECT(&quot;Sheet2.C&quot;&amp;([.D390]+ROW([$Sheet2.$A$45])-1))" office:value-type="float" office:value="127.267273121074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12" table:formula="of:=([.A391]+[.$E$1])*[.$B$2]/[.$B$1]" office:value-type="float" office:value="2.7783203125" calcext:value-type="float">
            <text:p>2,778</text:p>
          </table:table-cell>
          <table:table-cell table:style-name="ce13" table:formula="of:=[$Sheet2.$B$3]*[$Sheet3.B391]/([$Sheet2.$B$2]-[$Sheet3.B391])" office:value-type="float" office:value="12330.4175824176" calcext:value-type="float">
            <text:p>12330,4</text:p>
          </table:table-cell>
          <table:table-cell table:formula="of:=MATCH([.C391];[$Sheet2.$B$45:.$B$62];-1)" office:value-type="float" office:value="12" calcext:value-type="float">
            <text:p>12</text:p>
          </table:table-cell>
          <table:table-cell/>
          <table:table-cell table:formula="of:=([.C391]-INDIRECT(&quot;SHEET2.D&quot;&amp;([.D391]+ROW([$Sheet2.$A$45])-1)))/INDIRECT(&quot;Sheet2.C&quot;&amp;([.D391]+ROW([$Sheet2.$A$45])-1))" office:value-type="float" office:value="127.14711708045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12" table:formula="of:=([.A392]+[.$E$1])*[.$B$2]/[.$B$1]" office:value-type="float" office:value="2.783203125" calcext:value-type="float">
            <text:p>2,783</text:p>
          </table:table-cell>
          <table:table-cell table:style-name="ce13" table:formula="of:=[$Sheet2.$B$3]*[$Sheet3.B392]/([$Sheet2.$B$2]-[$Sheet3.B392])" office:value-type="float" office:value="12379.295154185" calcext:value-type="float">
            <text:p>12379,3</text:p>
          </table:table-cell>
          <table:table-cell table:formula="of:=MATCH([.C392];[$Sheet2.$B$45:.$B$62];-1)" office:value-type="float" office:value="12" calcext:value-type="float">
            <text:p>12</text:p>
          </table:table-cell>
          <table:table-cell/>
          <table:table-cell table:formula="of:=([.C392]-INDIRECT(&quot;SHEET2.D&quot;&amp;([.D392]+ROW([$Sheet2.$A$45])-1)))/INDIRECT(&quot;Sheet2.C&quot;&amp;([.D392]+ROW([$Sheet2.$A$45])-1))" office:value-type="float" office:value="127.026431718062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12" table:formula="of:=([.A393]+[.$E$1])*[.$B$2]/[.$B$1]" office:value-type="float" office:value="2.7880859375" calcext:value-type="float">
            <text:p>2,788</text:p>
          </table:table-cell>
          <table:table-cell table:style-name="ce13" table:formula="of:=[$Sheet2.$B$3]*[$Sheet3.B393]/([$Sheet2.$B$2]-[$Sheet3.B393])" office:value-type="float" office:value="12428.3885209713" calcext:value-type="float">
            <text:p>12428,4</text:p>
          </table:table-cell>
          <table:table-cell table:formula="of:=MATCH([.C393];[$Sheet2.$B$45:.$B$62];-1)" office:value-type="float" office:value="12" calcext:value-type="float">
            <text:p>12</text:p>
          </table:table-cell>
          <table:table-cell/>
          <table:table-cell table:formula="of:=([.C393]-INDIRECT(&quot;SHEET2.D&quot;&amp;([.D393]+ROW([$Sheet2.$A$45])-1)))/INDIRECT(&quot;Sheet2.C&quot;&amp;([.D393]+ROW([$Sheet2.$A$45])-1))" office:value-type="float" office:value="126.905213528466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12" table:formula="of:=([.A394]+[.$E$1])*[.$B$2]/[.$B$1]" office:value-type="float" office:value="2.79296875" calcext:value-type="float">
            <text:p>2,793</text:p>
          </table:table-cell>
          <table:table-cell table:style-name="ce13" table:formula="of:=[$Sheet2.$B$3]*[$Sheet3.B394]/([$Sheet2.$B$2]-[$Sheet3.B394])" office:value-type="float" office:value="12477.6991150442" calcext:value-type="float">
            <text:p>12477,7</text:p>
          </table:table-cell>
          <table:table-cell table:formula="of:=MATCH([.C394];[$Sheet2.$B$45:.$B$62];-1)" office:value-type="float" office:value="12" calcext:value-type="float">
            <text:p>12</text:p>
          </table:table-cell>
          <table:table-cell/>
          <table:table-cell table:formula="of:=([.C394]-INDIRECT(&quot;SHEET2.D&quot;&amp;([.D394]+ROW([$Sheet2.$A$45])-1)))/INDIRECT(&quot;Sheet2.C&quot;&amp;([.D394]+ROW([$Sheet2.$A$45])-1))" office:value-type="float" office:value="126.7834589752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12" table:formula="of:=([.A395]+[.$E$1])*[.$B$2]/[.$B$1]" office:value-type="float" office:value="2.7978515625" calcext:value-type="float">
            <text:p>2,798</text:p>
          </table:table-cell>
          <table:table-cell table:style-name="ce13" table:formula="of:=[$Sheet2.$B$3]*[$Sheet3.B395]/([$Sheet2.$B$2]-[$Sheet3.B395])" office:value-type="float" office:value="12527.2283813747" calcext:value-type="float">
            <text:p>12527,2</text:p>
          </table:table-cell>
          <table:table-cell table:formula="of:=MATCH([.C395];[$Sheet2.$B$45:.$B$62];-1)" office:value-type="float" office:value="12" calcext:value-type="float">
            <text:p>12</text:p>
          </table:table-cell>
          <table:table-cell/>
          <table:table-cell table:formula="of:=([.C395]-INDIRECT(&quot;SHEET2.D&quot;&amp;([.D395]+ROW([$Sheet2.$A$45])-1)))/INDIRECT(&quot;Sheet2.C&quot;&amp;([.D395]+ROW([$Sheet2.$A$45])-1))" office:value-type="float" office:value="126.661164490433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12" table:formula="of:=([.A396]+[.$E$1])*[.$B$2]/[.$B$1]" office:value-type="float" office:value="2.802734375" calcext:value-type="float">
            <text:p>2,803</text:p>
          </table:table-cell>
          <table:table-cell table:style-name="ce13" table:formula="of:=[$Sheet2.$B$3]*[$Sheet3.B396]/([$Sheet2.$B$2]-[$Sheet3.B396])" office:value-type="float" office:value="12576.9777777778" calcext:value-type="float">
            <text:p>12577,0</text:p>
          </table:table-cell>
          <table:table-cell table:formula="of:=MATCH([.C396];[$Sheet2.$B$45:.$B$62];-1)" office:value-type="float" office:value="12" calcext:value-type="float">
            <text:p>12</text:p>
          </table:table-cell>
          <table:table-cell/>
          <table:table-cell table:formula="of:=([.C396]-INDIRECT(&quot;SHEET2.D&quot;&amp;([.D396]+ROW([$Sheet2.$A$45])-1)))/INDIRECT(&quot;Sheet2.C&quot;&amp;([.D396]+ROW([$Sheet2.$A$45])-1))" office:value-type="float" office:value="126.538326474623" calcext:value-type="float">
            <text:p>127</text:p>
          </table:table-cell>
          <table:table-cell table:number-columns-repeated="1018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12" table:formula="of:=([.A397]+[.$E$1])*[.$B$2]/[.$B$1]" office:value-type="float" office:value="2.8076171875" calcext:value-type="float">
            <text:p>2,808</text:p>
          </table:table-cell>
          <table:table-cell table:style-name="ce13" table:formula="of:=[$Sheet2.$B$3]*[$Sheet3.B397]/([$Sheet2.$B$2]-[$Sheet3.B397])" office:value-type="float" office:value="12626.9487750557" calcext:value-type="float">
            <text:p>12626,9</text:p>
          </table:table-cell>
          <table:table-cell table:formula="of:=MATCH([.C397];[$Sheet2.$B$45:.$B$62];-1)" office:value-type="float" office:value="12" calcext:value-type="float">
            <text:p>12</text:p>
          </table:table-cell>
          <table:table-cell/>
          <table:table-cell table:formula="of:=([.C397]-INDIRECT(&quot;SHEET2.D&quot;&amp;([.D397]+ROW([$Sheet2.$A$45])-1)))/INDIRECT(&quot;Sheet2.C&quot;&amp;([.D397]+ROW([$Sheet2.$A$45])-1))" office:value-type="float" office:value="126.414941296159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12" table:formula="of:=([.A398]+[.$E$1])*[.$B$2]/[.$B$1]" office:value-type="float" office:value="2.8125" calcext:value-type="float">
            <text:p>2,813</text:p>
          </table:table-cell>
          <table:table-cell table:style-name="ce13" table:formula="of:=[$Sheet2.$B$3]*[$Sheet3.B398]/([$Sheet2.$B$2]-[$Sheet3.B398])" office:value-type="float" office:value="12677.1428571429" calcext:value-type="float">
            <text:p>12677,1</text:p>
          </table:table-cell>
          <table:table-cell table:formula="of:=MATCH([.C398];[$Sheet2.$B$45:.$B$62];-1)" office:value-type="float" office:value="12" calcext:value-type="float">
            <text:p>12</text:p>
          </table:table-cell>
          <table:table-cell/>
          <table:table-cell table:formula="of:=([.C398]-INDIRECT(&quot;SHEET2.D&quot;&amp;([.D398]+ROW([$Sheet2.$A$45])-1)))/INDIRECT(&quot;Sheet2.C&quot;&amp;([.D398]+ROW([$Sheet2.$A$45])-1))" office:value-type="float" office:value="126.291005291005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12" table:formula="of:=([.A399]+[.$E$1])*[.$B$2]/[.$B$1]" office:value-type="float" office:value="2.8173828125" calcext:value-type="float">
            <text:p>2,817</text:p>
          </table:table-cell>
          <table:table-cell table:style-name="ce13" table:formula="of:=[$Sheet2.$B$3]*[$Sheet3.B399]/([$Sheet2.$B$2]-[$Sheet3.B399])" office:value-type="float" office:value="12727.5615212528" calcext:value-type="float">
            <text:p>12727,6</text:p>
          </table:table-cell>
          <table:table-cell table:formula="of:=MATCH([.C399];[$Sheet2.$B$45:.$B$62];-1)" office:value-type="float" office:value="12" calcext:value-type="float">
            <text:p>12</text:p>
          </table:table-cell>
          <table:table-cell/>
          <table:table-cell table:formula="of:=([.C399]-INDIRECT(&quot;SHEET2.D&quot;&amp;([.D399]+ROW([$Sheet2.$A$45])-1)))/INDIRECT(&quot;Sheet2.C&quot;&amp;([.D399]+ROW([$Sheet2.$A$45])-1))" office:value-type="float" office:value="126.166514762339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12" table:formula="of:=([.A400]+[.$E$1])*[.$B$2]/[.$B$1]" office:value-type="float" office:value="2.822265625" calcext:value-type="float">
            <text:p>2,822</text:p>
          </table:table-cell>
          <table:table-cell table:style-name="ce13" table:formula="of:=[$Sheet2.$B$3]*[$Sheet3.B400]/([$Sheet2.$B$2]-[$Sheet3.B400])" office:value-type="float" office:value="12778.2062780269" calcext:value-type="float">
            <text:p>12778,2</text:p>
          </table:table-cell>
          <table:table-cell table:formula="of:=MATCH([.C400];[$Sheet2.$B$45:.$B$62];-1)" office:value-type="float" office:value="12" calcext:value-type="float">
            <text:p>12</text:p>
          </table:table-cell>
          <table:table-cell/>
          <table:table-cell table:formula="of:=([.C400]-INDIRECT(&quot;SHEET2.D&quot;&amp;([.D400]+ROW([$Sheet2.$A$45])-1)))/INDIRECT(&quot;Sheet2.C&quot;&amp;([.D400]+ROW([$Sheet2.$A$45])-1))" office:value-type="float" office:value="126.041465980181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12" table:formula="of:=([.A401]+[.$E$1])*[.$B$2]/[.$B$1]" office:value-type="float" office:value="2.8271484375" calcext:value-type="float">
            <text:p>2,827</text:p>
          </table:table-cell>
          <table:table-cell table:style-name="ce13" table:formula="of:=[$Sheet2.$B$3]*[$Sheet3.B401]/([$Sheet2.$B$2]-[$Sheet3.B401])" office:value-type="float" office:value="12829.0786516854" calcext:value-type="float">
            <text:p>12829,1</text:p>
          </table:table-cell>
          <table:table-cell table:formula="of:=MATCH([.C401];[$Sheet2.$B$45:.$B$62];-1)" office:value-type="float" office:value="12" calcext:value-type="float">
            <text:p>12</text:p>
          </table:table-cell>
          <table:table-cell/>
          <table:table-cell table:formula="of:=([.C401]-INDIRECT(&quot;SHEET2.D&quot;&amp;([.D401]+ROW([$Sheet2.$A$45])-1)))/INDIRECT(&quot;Sheet2.C&quot;&amp;([.D401]+ROW([$Sheet2.$A$45])-1))" office:value-type="float" office:value="125.915855181024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12" table:formula="of:=([.A402]+[.$E$1])*[.$B$2]/[.$B$1]" office:value-type="float" office:value="2.83203125" calcext:value-type="float">
            <text:p>2,832</text:p>
          </table:table-cell>
          <table:table-cell table:style-name="ce13" table:formula="of:=[$Sheet2.$B$3]*[$Sheet3.B402]/([$Sheet2.$B$2]-[$Sheet3.B402])" office:value-type="float" office:value="12880.1801801802" calcext:value-type="float">
            <text:p>12880,2</text:p>
          </table:table-cell>
          <table:table-cell table:formula="of:=MATCH([.C402];[$Sheet2.$B$45:.$B$62];-1)" office:value-type="float" office:value="12" calcext:value-type="float">
            <text:p>12</text:p>
          </table:table-cell>
          <table:table-cell/>
          <table:table-cell table:formula="of:=([.C402]-INDIRECT(&quot;SHEET2.D&quot;&amp;([.D402]+ROW([$Sheet2.$A$45])-1)))/INDIRECT(&quot;Sheet2.C&quot;&amp;([.D402]+ROW([$Sheet2.$A$45])-1))" office:value-type="float" office:value="125.789678567456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12" table:formula="of:=([.A403]+[.$E$1])*[.$B$2]/[.$B$1]" office:value-type="float" office:value="2.8369140625" calcext:value-type="float">
            <text:p>2,837</text:p>
          </table:table-cell>
          <table:table-cell table:style-name="ce13" table:formula="of:=[$Sheet2.$B$3]*[$Sheet3.B403]/([$Sheet2.$B$2]-[$Sheet3.B403])" office:value-type="float" office:value="12931.5124153499" calcext:value-type="float">
            <text:p>12931,5</text:p>
          </table:table-cell>
          <table:table-cell table:formula="of:=MATCH([.C403];[$Sheet2.$B$45:.$B$62];-1)" office:value-type="float" office:value="12" calcext:value-type="float">
            <text:p>12</text:p>
          </table:table-cell>
          <table:table-cell/>
          <table:table-cell table:formula="of:=([.C403]-INDIRECT(&quot;SHEET2.D&quot;&amp;([.D403]+ROW([$Sheet2.$A$45])-1)))/INDIRECT(&quot;Sheet2.C&quot;&amp;([.D403]+ROW([$Sheet2.$A$45])-1))" office:value-type="float" office:value="125.662932307778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12" table:formula="of:=([.A404]+[.$E$1])*[.$B$2]/[.$B$1]" office:value-type="float" office:value="2.841796875" calcext:value-type="float">
            <text:p>2,842</text:p>
          </table:table-cell>
          <table:table-cell table:style-name="ce13" table:formula="of:=[$Sheet2.$B$3]*[$Sheet3.B404]/([$Sheet2.$B$2]-[$Sheet3.B404])" office:value-type="float" office:value="12983.0769230769" calcext:value-type="float">
            <text:p>12983,1</text:p>
          </table:table-cell>
          <table:table-cell table:formula="of:=MATCH([.C404];[$Sheet2.$B$45:.$B$62];-1)" office:value-type="float" office:value="12" calcext:value-type="float">
            <text:p>12</text:p>
          </table:table-cell>
          <table:table-cell/>
          <table:table-cell table:formula="of:=([.C404]-INDIRECT(&quot;SHEET2.D&quot;&amp;([.D404]+ROW([$Sheet2.$A$45])-1)))/INDIRECT(&quot;Sheet2.C&quot;&amp;([.D404]+ROW([$Sheet2.$A$45])-1))" office:value-type="float" office:value="125.535612535613" calcext:value-type="float">
            <text:p>126</text:p>
          </table:table-cell>
          <table:table-cell table:number-columns-repeated="1018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12" table:formula="of:=([.A405]+[.$E$1])*[.$B$2]/[.$B$1]" office:value-type="float" office:value="2.8466796875" calcext:value-type="float">
            <text:p>2,847</text:p>
          </table:table-cell>
          <table:table-cell table:style-name="ce13" table:formula="of:=[$Sheet2.$B$3]*[$Sheet3.B405]/([$Sheet2.$B$2]-[$Sheet3.B405])" office:value-type="float" office:value="13034.8752834467" calcext:value-type="float">
            <text:p>13034,9</text:p>
          </table:table-cell>
          <table:table-cell table:formula="of:=MATCH([.C405];[$Sheet2.$B$45:.$B$62];-1)" office:value-type="float" office:value="12" calcext:value-type="float">
            <text:p>12</text:p>
          </table:table-cell>
          <table:table-cell/>
          <table:table-cell table:formula="of:=([.C405]-INDIRECT(&quot;SHEET2.D&quot;&amp;([.D405]+ROW([$Sheet2.$A$45])-1)))/INDIRECT(&quot;Sheet2.C&quot;&amp;([.D405]+ROW([$Sheet2.$A$45])-1))" office:value-type="float" office:value="125.407715349514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12" table:formula="of:=([.A406]+[.$E$1])*[.$B$2]/[.$B$1]" office:value-type="float" office:value="2.8515625" calcext:value-type="float">
            <text:p>2,852</text:p>
          </table:table-cell>
          <table:table-cell table:style-name="ce13" table:formula="of:=[$Sheet2.$B$3]*[$Sheet3.B406]/([$Sheet2.$B$2]-[$Sheet3.B406])" office:value-type="float" office:value="13086.9090909091" calcext:value-type="float">
            <text:p>13086,9</text:p>
          </table:table-cell>
          <table:table-cell table:formula="of:=MATCH([.C406];[$Sheet2.$B$45:.$B$62];-1)" office:value-type="float" office:value="12" calcext:value-type="float">
            <text:p>12</text:p>
          </table:table-cell>
          <table:table-cell/>
          <table:table-cell table:formula="of:=([.C406]-INDIRECT(&quot;SHEET2.D&quot;&amp;([.D406]+ROW([$Sheet2.$A$45])-1)))/INDIRECT(&quot;Sheet2.C&quot;&amp;([.D406]+ROW([$Sheet2.$A$45])-1))" office:value-type="float" office:value="125.27923681257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12" table:formula="of:=([.A407]+[.$E$1])*[.$B$2]/[.$B$1]" office:value-type="float" office:value="2.8564453125" calcext:value-type="float">
            <text:p>2,856</text:p>
          </table:table-cell>
          <table:table-cell table:style-name="ce13" table:formula="of:=[$Sheet2.$B$3]*[$Sheet3.B407]/([$Sheet2.$B$2]-[$Sheet3.B407])" office:value-type="float" office:value="13139.1799544419" calcext:value-type="float">
            <text:p>13139,2</text:p>
          </table:table-cell>
          <table:table-cell table:formula="of:=MATCH([.C407];[$Sheet2.$B$45:.$B$62];-1)" office:value-type="float" office:value="12" calcext:value-type="float">
            <text:p>12</text:p>
          </table:table-cell>
          <table:table-cell/>
          <table:table-cell table:formula="of:=([.C407]-INDIRECT(&quot;SHEET2.D&quot;&amp;([.D407]+ROW([$Sheet2.$A$45])-1)))/INDIRECT(&quot;Sheet2.C&quot;&amp;([.D407]+ROW([$Sheet2.$A$45])-1))" office:value-type="float" office:value="125.150172951995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12" table:formula="of:=([.A408]+[.$E$1])*[.$B$2]/[.$B$1]" office:value-type="float" office:value="2.861328125" calcext:value-type="float">
            <text:p>2,861</text:p>
          </table:table-cell>
          <table:table-cell table:style-name="ce13" table:formula="of:=[$Sheet2.$B$3]*[$Sheet3.B408]/([$Sheet2.$B$2]-[$Sheet3.B408])" office:value-type="float" office:value="13191.6894977169" calcext:value-type="float">
            <text:p>13191,7</text:p>
          </table:table-cell>
          <table:table-cell table:formula="of:=MATCH([.C408];[$Sheet2.$B$45:.$B$62];-1)" office:value-type="float" office:value="12" calcext:value-type="float">
            <text:p>12</text:p>
          </table:table-cell>
          <table:table-cell/>
          <table:table-cell table:formula="of:=([.C408]-INDIRECT(&quot;SHEET2.D&quot;&amp;([.D408]+ROW([$Sheet2.$A$45])-1)))/INDIRECT(&quot;Sheet2.C&quot;&amp;([.D408]+ROW([$Sheet2.$A$45])-1))" office:value-type="float" office:value="125.020519758724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12" table:formula="of:=([.A409]+[.$E$1])*[.$B$2]/[.$B$1]" office:value-type="float" office:value="2.8662109375" calcext:value-type="float">
            <text:p>2,866</text:p>
          </table:table-cell>
          <table:table-cell table:style-name="ce13" table:formula="of:=[$Sheet2.$B$3]*[$Sheet3.B409]/([$Sheet2.$B$2]-[$Sheet3.B409])" office:value-type="float" office:value="13244.4393592677" calcext:value-type="float">
            <text:p>13244,4</text:p>
          </table:table-cell>
          <table:table-cell table:formula="of:=MATCH([.C409];[$Sheet2.$B$45:.$B$62];-1)" office:value-type="float" office:value="11" calcext:value-type="float">
            <text:p>11</text:p>
          </table:table-cell>
          <table:table-cell/>
          <table:table-cell table:formula="of:=([.C409]-INDIRECT(&quot;SHEET2.D&quot;&amp;([.D409]+ROW([$Sheet2.$A$45])-1)))/INDIRECT(&quot;Sheet2.C&quot;&amp;([.D409]+ROW([$Sheet2.$A$45])-1))" office:value-type="float" office:value="123.790546680827" calcext:value-type="float">
            <text:p>124</text:p>
          </table:table-cell>
          <table:table-cell table:number-columns-repeated="1018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12" table:formula="of:=([.A410]+[.$E$1])*[.$B$2]/[.$B$1]" office:value-type="float" office:value="2.87109375" calcext:value-type="float">
            <text:p>2,871</text:p>
          </table:table-cell>
          <table:table-cell table:style-name="ce13" table:formula="of:=[$Sheet2.$B$3]*[$Sheet3.B410]/([$Sheet2.$B$2]-[$Sheet3.B410])" office:value-type="float" office:value="13297.4311926606" calcext:value-type="float">
            <text:p>13297,4</text:p>
          </table:table-cell>
          <table:table-cell table:formula="of:=MATCH([.C410];[$Sheet2.$B$45:.$B$62];-1)" office:value-type="float" office:value="11" calcext:value-type="float">
            <text:p>11</text:p>
          </table:table-cell>
          <table:table-cell/>
          <table:table-cell table:formula="of:=([.C410]-INDIRECT(&quot;SHEET2.D&quot;&amp;([.D410]+ROW([$Sheet2.$A$45])-1)))/INDIRECT(&quot;Sheet2.C&quot;&amp;([.D410]+ROW([$Sheet2.$A$45])-1))" office:value-type="float" office:value="123.689126903999" calcext:value-type="float">
            <text:p>124</text:p>
          </table:table-cell>
          <table:table-cell table:number-columns-repeated="1018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12" table:formula="of:=([.A411]+[.$E$1])*[.$B$2]/[.$B$1]" office:value-type="float" office:value="2.8759765625" calcext:value-type="float">
            <text:p>2,876</text:p>
          </table:table-cell>
          <table:table-cell table:style-name="ce13" table:formula="of:=[$Sheet2.$B$3]*[$Sheet3.B411]/([$Sheet2.$B$2]-[$Sheet3.B411])" office:value-type="float" office:value="13350.6666666667" calcext:value-type="float">
            <text:p>13350,7</text:p>
          </table:table-cell>
          <table:table-cell table:formula="of:=MATCH([.C411];[$Sheet2.$B$45:.$B$62];-1)" office:value-type="float" office:value="11" calcext:value-type="float">
            <text:p>11</text:p>
          </table:table-cell>
          <table:table-cell/>
          <table:table-cell table:formula="of:=([.C411]-INDIRECT(&quot;SHEET2.D&quot;&amp;([.D411]+ROW([$Sheet2.$A$45])-1)))/INDIRECT(&quot;Sheet2.C&quot;&amp;([.D411]+ROW([$Sheet2.$A$45])-1))" office:value-type="float" office:value="123.587240829346" calcext:value-type="float">
            <text:p>124</text:p>
          </table:table-cell>
          <table:table-cell table:number-columns-repeated="1018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12" table:formula="of:=([.A412]+[.$E$1])*[.$B$2]/[.$B$1]" office:value-type="float" office:value="2.880859375" calcext:value-type="float">
            <text:p>2,881</text:p>
          </table:table-cell>
          <table:table-cell table:style-name="ce13" table:formula="of:=[$Sheet2.$B$3]*[$Sheet3.B412]/([$Sheet2.$B$2]-[$Sheet3.B412])" office:value-type="float" office:value="13404.1474654378" calcext:value-type="float">
            <text:p>13404,1</text:p>
          </table:table-cell>
          <table:table-cell table:formula="of:=MATCH([.C412];[$Sheet2.$B$45:.$B$62];-1)" office:value-type="float" office:value="11" calcext:value-type="float">
            <text:p>11</text:p>
          </table:table-cell>
          <table:table-cell/>
          <table:table-cell table:formula="of:=([.C412]-INDIRECT(&quot;SHEET2.D&quot;&amp;([.D412]+ROW([$Sheet2.$A$45])-1)))/INDIRECT(&quot;Sheet2.C&quot;&amp;([.D412]+ROW([$Sheet2.$A$45])-1))" office:value-type="float" office:value="123.484885233612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12" table:formula="of:=([.A413]+[.$E$1])*[.$B$2]/[.$B$1]" office:value-type="float" office:value="2.8857421875" calcext:value-type="float">
            <text:p>2,886</text:p>
          </table:table-cell>
          <table:table-cell table:style-name="ce13" table:formula="of:=[$Sheet2.$B$3]*[$Sheet3.B413]/([$Sheet2.$B$2]-[$Sheet3.B413])" office:value-type="float" office:value="13457.8752886836" calcext:value-type="float">
            <text:p>13457,9</text:p>
          </table:table-cell>
          <table:table-cell table:formula="of:=MATCH([.C413];[$Sheet2.$B$45:.$B$62];-1)" office:value-type="float" office:value="11" calcext:value-type="float">
            <text:p>11</text:p>
          </table:table-cell>
          <table:table-cell/>
          <table:table-cell table:formula="of:=([.C413]-INDIRECT(&quot;SHEET2.D&quot;&amp;([.D413]+ROW([$Sheet2.$A$45])-1)))/INDIRECT(&quot;Sheet2.C&quot;&amp;([.D413]+ROW([$Sheet2.$A$45])-1))" office:value-type="float" office:value="123.382056863763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12" table:formula="of:=([.A414]+[.$E$1])*[.$B$2]/[.$B$1]" office:value-type="float" office:value="2.890625" calcext:value-type="float">
            <text:p>2,891</text:p>
          </table:table-cell>
          <table:table-cell table:style-name="ce13" table:formula="of:=[$Sheet2.$B$3]*[$Sheet3.B414]/([$Sheet2.$B$2]-[$Sheet3.B414])" office:value-type="float" office:value="13511.8518518519" calcext:value-type="float">
            <text:p>13511,9</text:p>
          </table:table-cell>
          <table:table-cell table:formula="of:=MATCH([.C414];[$Sheet2.$B$45:.$B$62];-1)" office:value-type="float" office:value="11" calcext:value-type="float">
            <text:p>11</text:p>
          </table:table-cell>
          <table:table-cell/>
          <table:table-cell table:formula="of:=([.C414]-INDIRECT(&quot;SHEET2.D&quot;&amp;([.D414]+ROW([$Sheet2.$A$45])-1)))/INDIRECT(&quot;Sheet2.C&quot;&amp;([.D414]+ROW([$Sheet2.$A$45])-1))" office:value-type="float" office:value="123.278752436647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12" table:formula="of:=([.A415]+[.$E$1])*[.$B$2]/[.$B$1]" office:value-type="float" office:value="2.8955078125" calcext:value-type="float">
            <text:p>2,896</text:p>
          </table:table-cell>
          <table:table-cell table:style-name="ce13" table:formula="of:=[$Sheet2.$B$3]*[$Sheet3.B415]/([$Sheet2.$B$2]-[$Sheet3.B415])" office:value-type="float" office:value="13566.0788863109" calcext:value-type="float">
            <text:p>13566,1</text:p>
          </table:table-cell>
          <table:table-cell table:formula="of:=MATCH([.C415];[$Sheet2.$B$45:.$B$62];-1)" office:value-type="float" office:value="11" calcext:value-type="float">
            <text:p>11</text:p>
          </table:table-cell>
          <table:table-cell/>
          <table:table-cell table:formula="of:=([.C415]-INDIRECT(&quot;SHEET2.D&quot;&amp;([.D415]+ROW([$Sheet2.$A$45])-1)))/INDIRECT(&quot;Sheet2.C&quot;&amp;([.D415]+ROW([$Sheet2.$A$45])-1))" office:value-type="float" office:value="123.174968638639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12" table:formula="of:=([.A416]+[.$E$1])*[.$B$2]/[.$B$1]" office:value-type="float" office:value="2.900390625" calcext:value-type="float">
            <text:p>2,900</text:p>
          </table:table-cell>
          <table:table-cell table:style-name="ce13" table:formula="of:=[$Sheet2.$B$3]*[$Sheet3.B416]/([$Sheet2.$B$2]-[$Sheet3.B416])" office:value-type="float" office:value="13620.5581395349" calcext:value-type="float">
            <text:p>13620,6</text:p>
          </table:table-cell>
          <table:table-cell table:formula="of:=MATCH([.C416];[$Sheet2.$B$45:.$B$62];-1)" office:value-type="float" office:value="11" calcext:value-type="float">
            <text:p>11</text:p>
          </table:table-cell>
          <table:table-cell/>
          <table:table-cell table:formula="of:=([.C416]-INDIRECT(&quot;SHEET2.D&quot;&amp;([.D416]+ROW([$Sheet2.$A$45])-1)))/INDIRECT(&quot;Sheet2.C&quot;&amp;([.D416]+ROW([$Sheet2.$A$45])-1))" office:value-type="float" office:value="123.070702125292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12" table:formula="of:=([.A417]+[.$E$1])*[.$B$2]/[.$B$1]" office:value-type="float" office:value="2.9052734375" calcext:value-type="float">
            <text:p>2,905</text:p>
          </table:table-cell>
          <table:table-cell table:style-name="ce13" table:formula="of:=[$Sheet2.$B$3]*[$Sheet3.B417]/([$Sheet2.$B$2]-[$Sheet3.B417])" office:value-type="float" office:value="13675.2913752914" calcext:value-type="float">
            <text:p>13675,3</text:p>
          </table:table-cell>
          <table:table-cell table:formula="of:=MATCH([.C417];[$Sheet2.$B$45:.$B$62];-1)" office:value-type="float" office:value="11" calcext:value-type="float">
            <text:p>11</text:p>
          </table:table-cell>
          <table:table-cell/>
          <table:table-cell table:formula="of:=([.C417]-INDIRECT(&quot;SHEET2.D&quot;&amp;([.D417]+ROW([$Sheet2.$A$45])-1)))/INDIRECT(&quot;Sheet2.C&quot;&amp;([.D417]+ROW([$Sheet2.$A$45])-1))" office:value-type="float" office:value="122.965949520973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12" table:formula="of:=([.A418]+[.$E$1])*[.$B$2]/[.$B$1]" office:value-type="float" office:value="2.91015625" calcext:value-type="float">
            <text:p>2,910</text:p>
          </table:table-cell>
          <table:table-cell table:style-name="ce13" table:formula="of:=[$Sheet2.$B$3]*[$Sheet3.B418]/([$Sheet2.$B$2]-[$Sheet3.B418])" office:value-type="float" office:value="13730.2803738318" calcext:value-type="float">
            <text:p>13730,3</text:p>
          </table:table-cell>
          <table:table-cell table:formula="of:=MATCH([.C418];[$Sheet2.$B$45:.$B$62];-1)" office:value-type="float" office:value="11" calcext:value-type="float">
            <text:p>11</text:p>
          </table:table-cell>
          <table:table-cell/>
          <table:table-cell table:formula="of:=([.C418]-INDIRECT(&quot;SHEET2.D&quot;&amp;([.D418]+ROW([$Sheet2.$A$45])-1)))/INDIRECT(&quot;Sheet2.C&quot;&amp;([.D418]+ROW([$Sheet2.$A$45])-1))" office:value-type="float" office:value="122.860707418504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12" table:formula="of:=([.A419]+[.$E$1])*[.$B$2]/[.$B$1]" office:value-type="float" office:value="2.9150390625" calcext:value-type="float">
            <text:p>2,915</text:p>
          </table:table-cell>
          <table:table-cell table:style-name="ce13" table:formula="of:=[$Sheet2.$B$3]*[$Sheet3.B419]/([$Sheet2.$B$2]-[$Sheet3.B419])" office:value-type="float" office:value="13785.5269320843" calcext:value-type="float">
            <text:p>13785,5</text:p>
          </table:table-cell>
          <table:table-cell table:formula="of:=MATCH([.C419];[$Sheet2.$B$45:.$B$62];-1)" office:value-type="float" office:value="11" calcext:value-type="float">
            <text:p>11</text:p>
          </table:table-cell>
          <table:table-cell/>
          <table:table-cell table:formula="of:=([.C419]-INDIRECT(&quot;SHEET2.D&quot;&amp;([.D419]+ROW([$Sheet2.$A$45])-1)))/INDIRECT(&quot;Sheet2.C&quot;&amp;([.D419]+ROW([$Sheet2.$A$45])-1))" office:value-type="float" office:value="122.754972378786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12" table:formula="of:=([.A420]+[.$E$1])*[.$B$2]/[.$B$1]" office:value-type="float" office:value="2.919921875" calcext:value-type="float">
            <text:p>2,920</text:p>
          </table:table-cell>
          <table:table-cell table:style-name="ce13" table:formula="of:=[$Sheet2.$B$3]*[$Sheet3.B420]/([$Sheet2.$B$2]-[$Sheet3.B420])" office:value-type="float" office:value="13841.0328638498" calcext:value-type="float">
            <text:p>13841,0</text:p>
          </table:table-cell>
          <table:table-cell table:formula="of:=MATCH([.C420];[$Sheet2.$B$45:.$B$62];-1)" office:value-type="float" office:value="11" calcext:value-type="float">
            <text:p>11</text:p>
          </table:table-cell>
          <table:table-cell/>
          <table:table-cell table:formula="of:=([.C420]-INDIRECT(&quot;SHEET2.D&quot;&amp;([.D420]+ROW([$Sheet2.$A$45])-1)))/INDIRECT(&quot;Sheet2.C&quot;&amp;([.D420]+ROW([$Sheet2.$A$45])-1))" office:value-type="float" office:value="122.648740930431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12" table:formula="of:=([.A421]+[.$E$1])*[.$B$2]/[.$B$1]" office:value-type="float" office:value="2.9248046875" calcext:value-type="float">
            <text:p>2,925</text:p>
          </table:table-cell>
          <table:table-cell table:style-name="ce13" table:formula="of:=[$Sheet2.$B$3]*[$Sheet3.B421]/([$Sheet2.$B$2]-[$Sheet3.B421])" office:value-type="float" office:value="13896.8" calcext:value-type="float">
            <text:p>13896,8</text:p>
          </table:table-cell>
          <table:table-cell table:formula="of:=MATCH([.C421];[$Sheet2.$B$45:.$B$62];-1)" office:value-type="float" office:value="11" calcext:value-type="float">
            <text:p>11</text:p>
          </table:table-cell>
          <table:table-cell/>
          <table:table-cell table:formula="of:=([.C421]-INDIRECT(&quot;SHEET2.D&quot;&amp;([.D421]+ROW([$Sheet2.$A$45])-1)))/INDIRECT(&quot;Sheet2.C&quot;&amp;([.D421]+ROW([$Sheet2.$A$45])-1))" office:value-type="float" office:value="122.542009569378" calcext:value-type="float">
            <text:p>123</text:p>
          </table:table-cell>
          <table:table-cell table:number-columns-repeated="1018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12" table:formula="of:=([.A422]+[.$E$1])*[.$B$2]/[.$B$1]" office:value-type="float" office:value="2.9296875" calcext:value-type="float">
            <text:p>2,930</text:p>
          </table:table-cell>
          <table:table-cell table:style-name="ce13" table:formula="of:=[$Sheet2.$B$3]*[$Sheet3.B422]/([$Sheet2.$B$2]-[$Sheet3.B422])" office:value-type="float" office:value="13952.8301886792" calcext:value-type="float">
            <text:p>13952,8</text:p>
          </table:table-cell>
          <table:table-cell table:formula="of:=MATCH([.C422];[$Sheet2.$B$45:.$B$62];-1)" office:value-type="float" office:value="11" calcext:value-type="float">
            <text:p>11</text:p>
          </table:table-cell>
          <table:table-cell/>
          <table:table-cell table:formula="of:=([.C422]-INDIRECT(&quot;SHEET2.D&quot;&amp;([.D422]+ROW([$Sheet2.$A$45])-1)))/INDIRECT(&quot;Sheet2.C&quot;&amp;([.D422]+ROW([$Sheet2.$A$45])-1))" office:value-type="float" office:value="122.434774758509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12" table:formula="of:=([.A423]+[.$E$1])*[.$B$2]/[.$B$1]" office:value-type="float" office:value="2.9345703125" calcext:value-type="float">
            <text:p>2,935</text:p>
          </table:table-cell>
          <table:table-cell table:style-name="ce13" table:formula="of:=[$Sheet2.$B$3]*[$Sheet3.B423]/([$Sheet2.$B$2]-[$Sheet3.B423])" office:value-type="float" office:value="14009.1252955083" calcext:value-type="float">
            <text:p>14009,1</text:p>
          </table:table-cell>
          <table:table-cell table:formula="of:=MATCH([.C423];[$Sheet2.$B$45:.$B$62];-1)" office:value-type="float" office:value="11" calcext:value-type="float">
            <text:p>11</text:p>
          </table:table-cell>
          <table:table-cell/>
          <table:table-cell table:formula="of:=([.C423]-INDIRECT(&quot;SHEET2.D&quot;&amp;([.D423]+ROW([$Sheet2.$A$45])-1)))/INDIRECT(&quot;Sheet2.C&quot;&amp;([.D423]+ROW([$Sheet2.$A$45])-1))" office:value-type="float" office:value="122.327032927257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12" table:formula="of:=([.A424]+[.$E$1])*[.$B$2]/[.$B$1]" office:value-type="float" office:value="2.939453125" calcext:value-type="float">
            <text:p>2,939</text:p>
          </table:table-cell>
          <table:table-cell table:style-name="ce13" table:formula="of:=[$Sheet2.$B$3]*[$Sheet3.B424]/([$Sheet2.$B$2]-[$Sheet3.B424])" office:value-type="float" office:value="14065.6872037915" calcext:value-type="float">
            <text:p>14065,7</text:p>
          </table:table-cell>
          <table:table-cell table:formula="of:=MATCH([.C424];[$Sheet2.$B$45:.$B$62];-1)" office:value-type="float" office:value="11" calcext:value-type="float">
            <text:p>11</text:p>
          </table:table-cell>
          <table:table-cell/>
          <table:table-cell table:formula="of:=([.C424]-INDIRECT(&quot;SHEET2.D&quot;&amp;([.D424]+ROW([$Sheet2.$A$45])-1)))/INDIRECT(&quot;Sheet2.C&quot;&amp;([.D424]+ROW([$Sheet2.$A$45])-1))" office:value-type="float" office:value="122.218780471212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12" table:formula="of:=([.A425]+[.$E$1])*[.$B$2]/[.$B$1]" office:value-type="float" office:value="2.9443359375" calcext:value-type="float">
            <text:p>2,944</text:p>
          </table:table-cell>
          <table:table-cell table:style-name="ce13" table:formula="of:=[$Sheet2.$B$3]*[$Sheet3.B425]/([$Sheet2.$B$2]-[$Sheet3.B425])" office:value-type="float" office:value="14122.5178147268" calcext:value-type="float">
            <text:p>14122,5</text:p>
          </table:table-cell>
          <table:table-cell table:formula="of:=MATCH([.C425];[$Sheet2.$B$45:.$B$62];-1)" office:value-type="float" office:value="11" calcext:value-type="float">
            <text:p>11</text:p>
          </table:table-cell>
          <table:table-cell/>
          <table:table-cell table:formula="of:=([.C425]-INDIRECT(&quot;SHEET2.D&quot;&amp;([.D425]+ROW([$Sheet2.$A$45])-1)))/INDIRECT(&quot;Sheet2.C&quot;&amp;([.D425]+ROW([$Sheet2.$A$45])-1))" office:value-type="float" office:value="122.110013751719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12" table:formula="of:=([.A426]+[.$E$1])*[.$B$2]/[.$B$1]" office:value-type="float" office:value="2.94921875" calcext:value-type="float">
            <text:p>2,949</text:p>
          </table:table-cell>
          <table:table-cell table:style-name="ce13" table:formula="of:=[$Sheet2.$B$3]*[$Sheet3.B426]/([$Sheet2.$B$2]-[$Sheet3.B426])" office:value-type="float" office:value="14179.619047619" calcext:value-type="float">
            <text:p>14179,6</text:p>
          </table:table-cell>
          <table:table-cell table:formula="of:=MATCH([.C426];[$Sheet2.$B$45:.$B$62];-1)" office:value-type="float" office:value="11" calcext:value-type="float">
            <text:p>11</text:p>
          </table:table-cell>
          <table:table-cell/>
          <table:table-cell table:formula="of:=([.C426]-INDIRECT(&quot;SHEET2.D&quot;&amp;([.D426]+ROW([$Sheet2.$A$45])-1)))/INDIRECT(&quot;Sheet2.C&quot;&amp;([.D426]+ROW([$Sheet2.$A$45])-1))" office:value-type="float" office:value="122.000729095466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12" table:formula="of:=([.A427]+[.$E$1])*[.$B$2]/[.$B$1]" office:value-type="float" office:value="2.9541015625" calcext:value-type="float">
            <text:p>2,954</text:p>
          </table:table-cell>
          <table:table-cell table:style-name="ce13" table:formula="of:=[$Sheet2.$B$3]*[$Sheet3.B427]/([$Sheet2.$B$2]-[$Sheet3.B427])" office:value-type="float" office:value="14236.9928400955" calcext:value-type="float">
            <text:p>14237,0</text:p>
          </table:table-cell>
          <table:table-cell table:formula="of:=MATCH([.C427];[$Sheet2.$B$45:.$B$62];-1)" office:value-type="float" office:value="11" calcext:value-type="float">
            <text:p>11</text:p>
          </table:table-cell>
          <table:table-cell/>
          <table:table-cell table:formula="of:=([.C427]-INDIRECT(&quot;SHEET2.D&quot;&amp;([.D427]+ROW([$Sheet2.$A$45])-1)))/INDIRECT(&quot;Sheet2.C&quot;&amp;([.D427]+ROW([$Sheet2.$A$45])-1))" office:value-type="float" office:value="121.890922794076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12" table:formula="of:=([.A428]+[.$E$1])*[.$B$2]/[.$B$1]" office:value-type="float" office:value="2.958984375" calcext:value-type="float">
            <text:p>2,959</text:p>
          </table:table-cell>
          <table:table-cell table:style-name="ce13" table:formula="of:=[$Sheet2.$B$3]*[$Sheet3.B428]/([$Sheet2.$B$2]-[$Sheet3.B428])" office:value-type="float" office:value="14294.6411483254" calcext:value-type="float">
            <text:p>14294,6</text:p>
          </table:table-cell>
          <table:table-cell table:formula="of:=MATCH([.C428];[$Sheet2.$B$45:.$B$62];-1)" office:value-type="float" office:value="11" calcext:value-type="float">
            <text:p>11</text:p>
          </table:table-cell>
          <table:table-cell/>
          <table:table-cell table:formula="of:=([.C428]-INDIRECT(&quot;SHEET2.D&quot;&amp;([.D428]+ROW([$Sheet2.$A$45])-1)))/INDIRECT(&quot;Sheet2.C&quot;&amp;([.D428]+ROW([$Sheet2.$A$45])-1))" office:value-type="float" office:value="121.780591103683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12" table:formula="of:=([.A429]+[.$E$1])*[.$B$2]/[.$B$1]" office:value-type="float" office:value="2.9638671875" calcext:value-type="float">
            <text:p>2,964</text:p>
          </table:table-cell>
          <table:table-cell table:style-name="ce13" table:formula="of:=[$Sheet2.$B$3]*[$Sheet3.B429]/([$Sheet2.$B$2]-[$Sheet3.B429])" office:value-type="float" office:value="14352.5659472422" calcext:value-type="float">
            <text:p>14352,6</text:p>
          </table:table-cell>
          <table:table-cell table:formula="of:=MATCH([.C429];[$Sheet2.$B$45:.$B$62];-1)" office:value-type="float" office:value="11" calcext:value-type="float">
            <text:p>11</text:p>
          </table:table-cell>
          <table:table-cell/>
          <table:table-cell table:formula="of:=([.C429]-INDIRECT(&quot;SHEET2.D&quot;&amp;([.D429]+ROW([$Sheet2.$A$45])-1)))/INDIRECT(&quot;Sheet2.C&quot;&amp;([.D429]+ROW([$Sheet2.$A$45])-1))" office:value-type="float" office:value="121.669730244513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12" table:formula="of:=([.A430]+[.$E$1])*[.$B$2]/[.$B$1]" office:value-type="float" office:value="2.96875" calcext:value-type="float">
            <text:p>2,969</text:p>
          </table:table-cell>
          <table:table-cell table:style-name="ce13" table:formula="of:=[$Sheet2.$B$3]*[$Sheet3.B430]/([$Sheet2.$B$2]-[$Sheet3.B430])" office:value-type="float" office:value="14410.7692307692" calcext:value-type="float">
            <text:p>14410,8</text:p>
          </table:table-cell>
          <table:table-cell table:formula="of:=MATCH([.C430];[$Sheet2.$B$45:.$B$62];-1)" office:value-type="float" office:value="11" calcext:value-type="float">
            <text:p>11</text:p>
          </table:table-cell>
          <table:table-cell/>
          <table:table-cell table:formula="of:=([.C430]-INDIRECT(&quot;SHEET2.D&quot;&amp;([.D430]+ROW([$Sheet2.$A$45])-1)))/INDIRECT(&quot;Sheet2.C&quot;&amp;([.D430]+ROW([$Sheet2.$A$45])-1))" office:value-type="float" office:value="121.558336400442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12" table:formula="of:=([.A431]+[.$E$1])*[.$B$2]/[.$B$1]" office:value-type="float" office:value="2.9736328125" calcext:value-type="float">
            <text:p>2,974</text:p>
          </table:table-cell>
          <table:table-cell table:style-name="ce13" table:formula="of:=[$Sheet2.$B$3]*[$Sheet3.B431]/([$Sheet2.$B$2]-[$Sheet3.B431])" office:value-type="float" office:value="14469.2530120482" calcext:value-type="float">
            <text:p>14469,3</text:p>
          </table:table-cell>
          <table:table-cell table:formula="of:=MATCH([.C431];[$Sheet2.$B$45:.$B$62];-1)" office:value-type="float" office:value="11" calcext:value-type="float">
            <text:p>11</text:p>
          </table:table-cell>
          <table:table-cell/>
          <table:table-cell table:formula="of:=([.C431]-INDIRECT(&quot;SHEET2.D&quot;&amp;([.D431]+ROW([$Sheet2.$A$45])-1)))/INDIRECT(&quot;Sheet2.C&quot;&amp;([.D431]+ROW([$Sheet2.$A$45])-1))" office:value-type="float" office:value="121.446405718568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12" table:formula="of:=([.A432]+[.$E$1])*[.$B$2]/[.$B$1]" office:value-type="float" office:value="2.978515625" calcext:value-type="float">
            <text:p>2,979</text:p>
          </table:table-cell>
          <table:table-cell table:style-name="ce13" table:formula="of:=[$Sheet2.$B$3]*[$Sheet3.B432]/([$Sheet2.$B$2]-[$Sheet3.B432])" office:value-type="float" office:value="14528.0193236715" calcext:value-type="float">
            <text:p>14528,0</text:p>
          </table:table-cell>
          <table:table-cell table:formula="of:=MATCH([.C432];[$Sheet2.$B$45:.$B$62];-1)" office:value-type="float" office:value="11" calcext:value-type="float">
            <text:p>11</text:p>
          </table:table-cell>
          <table:table-cell/>
          <table:table-cell table:formula="of:=([.C432]-INDIRECT(&quot;SHEET2.D&quot;&amp;([.D432]+ROW([$Sheet2.$A$45])-1)))/INDIRECT(&quot;Sheet2.C&quot;&amp;([.D432]+ROW([$Sheet2.$A$45])-1))" office:value-type="float" office:value="121.333934308763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12" table:formula="of:=([.A433]+[.$E$1])*[.$B$2]/[.$B$1]" office:value-type="float" office:value="2.9833984375" calcext:value-type="float">
            <text:p>2,983</text:p>
          </table:table-cell>
          <table:table-cell table:style-name="ce13" table:formula="of:=[$Sheet2.$B$3]*[$Sheet3.B433]/([$Sheet2.$B$2]-[$Sheet3.B433])" office:value-type="float" office:value="14587.0702179177" calcext:value-type="float">
            <text:p>14587,1</text:p>
          </table:table-cell>
          <table:table-cell table:formula="of:=MATCH([.C433];[$Sheet2.$B$45:.$B$62];-1)" office:value-type="float" office:value="11" calcext:value-type="float">
            <text:p>11</text:p>
          </table:table-cell>
          <table:table-cell/>
          <table:table-cell table:formula="of:=([.C433]-INDIRECT(&quot;SHEET2.D&quot;&amp;([.D433]+ROW([$Sheet2.$A$45])-1)))/INDIRECT(&quot;Sheet2.C&quot;&amp;([.D433]+ROW([$Sheet2.$A$45])-1))" office:value-type="float" office:value="121.22091824322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12" table:formula="of:=([.A434]+[.$E$1])*[.$B$2]/[.$B$1]" office:value-type="float" office:value="2.98828125" calcext:value-type="float">
            <text:p>2,988</text:p>
          </table:table-cell>
          <table:table-cell table:style-name="ce13" table:formula="of:=[$Sheet2.$B$3]*[$Sheet3.B434]/([$Sheet2.$B$2]-[$Sheet3.B434])" office:value-type="float" office:value="14646.4077669903" calcext:value-type="float">
            <text:p>14646,4</text:p>
          </table:table-cell>
          <table:table-cell table:formula="of:=MATCH([.C434];[$Sheet2.$B$45:.$B$62];-1)" office:value-type="float" office:value="11" calcext:value-type="float">
            <text:p>11</text:p>
          </table:table-cell>
          <table:table-cell/>
          <table:table-cell table:formula="of:=([.C434]-INDIRECT(&quot;SHEET2.D&quot;&amp;([.D434]+ROW([$Sheet2.$A$45])-1)))/INDIRECT(&quot;Sheet2.C&quot;&amp;([.D434]+ROW([$Sheet2.$A$45])-1))" office:value-type="float" office:value="121.107353555999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12" table:formula="of:=([.A435]+[.$E$1])*[.$B$2]/[.$B$1]" office:value-type="float" office:value="2.9931640625" calcext:value-type="float">
            <text:p>2,993</text:p>
          </table:table-cell>
          <table:table-cell table:style-name="ce13" table:formula="of:=[$Sheet2.$B$3]*[$Sheet3.B435]/([$Sheet2.$B$2]-[$Sheet3.B435])" office:value-type="float" office:value="14706.0340632603" calcext:value-type="float">
            <text:p>14706,0</text:p>
          </table:table-cell>
          <table:table-cell table:formula="of:=MATCH([.C435];[$Sheet2.$B$45:.$B$62];-1)" office:value-type="float" office:value="11" calcext:value-type="float">
            <text:p>11</text:p>
          </table:table-cell>
          <table:table-cell/>
          <table:table-cell table:formula="of:=([.C435]-INDIRECT(&quot;SHEET2.D&quot;&amp;([.D435]+ROW([$Sheet2.$A$45])-1)))/INDIRECT(&quot;Sheet2.C&quot;&amp;([.D435]+ROW([$Sheet2.$A$45])-1))" office:value-type="float" office:value="120.993236242564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12" table:formula="of:=([.A436]+[.$E$1])*[.$B$2]/[.$B$1]" office:value-type="float" office:value="2.998046875" calcext:value-type="float">
            <text:p>2,998</text:p>
          </table:table-cell>
          <table:table-cell table:style-name="ce13" table:formula="of:=[$Sheet2.$B$3]*[$Sheet3.B436]/([$Sheet2.$B$2]-[$Sheet3.B436])" office:value-type="float" office:value="14765.9512195122" calcext:value-type="float">
            <text:p>14766,0</text:p>
          </table:table-cell>
          <table:table-cell table:formula="of:=MATCH([.C436];[$Sheet2.$B$45:.$B$62];-1)" office:value-type="float" office:value="11" calcext:value-type="float">
            <text:p>11</text:p>
          </table:table-cell>
          <table:table-cell/>
          <table:table-cell table:formula="of:=([.C436]-INDIRECT(&quot;SHEET2.D&quot;&amp;([.D436]+ROW([$Sheet2.$A$45])-1)))/INDIRECT(&quot;Sheet2.C&quot;&amp;([.D436]+ROW([$Sheet2.$A$45])-1))" office:value-type="float" office:value="120.878562259307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12" table:formula="of:=([.A437]+[.$E$1])*[.$B$2]/[.$B$1]" office:value-type="float" office:value="3.0029296875" calcext:value-type="float">
            <text:p>3,003</text:p>
          </table:table-cell>
          <table:table-cell table:style-name="ce13" table:formula="of:=[$Sheet2.$B$3]*[$Sheet3.B437]/([$Sheet2.$B$2]-[$Sheet3.B437])" office:value-type="float" office:value="14826.1613691932" calcext:value-type="float">
            <text:p>14826,2</text:p>
          </table:table-cell>
          <table:table-cell table:formula="of:=MATCH([.C437];[$Sheet2.$B$45:.$B$62];-1)" office:value-type="float" office:value="11" calcext:value-type="float">
            <text:p>11</text:p>
          </table:table-cell>
          <table:table-cell/>
          <table:table-cell table:formula="of:=([.C437]-INDIRECT(&quot;SHEET2.D&quot;&amp;([.D437]+ROW([$Sheet2.$A$45])-1)))/INDIRECT(&quot;Sheet2.C&quot;&amp;([.D437]+ROW([$Sheet2.$A$45])-1))" office:value-type="float" office:value="120.763327523075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12" table:formula="of:=([.A438]+[.$E$1])*[.$B$2]/[.$B$1]" office:value-type="float" office:value="3.0078125" calcext:value-type="float">
            <text:p>3,008</text:p>
          </table:table-cell>
          <table:table-cell table:style-name="ce13" table:formula="of:=[$Sheet2.$B$3]*[$Sheet3.B438]/([$Sheet2.$B$2]-[$Sheet3.B438])" office:value-type="float" office:value="14886.6666666667" calcext:value-type="float">
            <text:p>14886,7</text:p>
          </table:table-cell>
          <table:table-cell table:formula="of:=MATCH([.C438];[$Sheet2.$B$45:.$B$62];-1)" office:value-type="float" office:value="11" calcext:value-type="float">
            <text:p>11</text:p>
          </table:table-cell>
          <table:table-cell/>
          <table:table-cell table:formula="of:=([.C438]-INDIRECT(&quot;SHEET2.D&quot;&amp;([.D438]+ROW([$Sheet2.$A$45])-1)))/INDIRECT(&quot;Sheet2.C&quot;&amp;([.D438]+ROW([$Sheet2.$A$45])-1))" office:value-type="float" office:value="120.647527910686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12" table:formula="of:=([.A439]+[.$E$1])*[.$B$2]/[.$B$1]" office:value-type="float" office:value="3.0126953125" calcext:value-type="float">
            <text:p>3,013</text:p>
          </table:table-cell>
          <table:table-cell table:style-name="ce13" table:formula="of:=[$Sheet2.$B$3]*[$Sheet3.B439]/([$Sheet2.$B$2]-[$Sheet3.B439])" office:value-type="float" office:value="14947.4692874693" calcext:value-type="float">
            <text:p>14947,5</text:p>
          </table:table-cell>
          <table:table-cell table:formula="of:=MATCH([.C439];[$Sheet2.$B$45:.$B$62];-1)" office:value-type="float" office:value="11" calcext:value-type="float">
            <text:p>11</text:p>
          </table:table-cell>
          <table:table-cell/>
          <table:table-cell table:formula="of:=([.C439]-INDIRECT(&quot;SHEET2.D&quot;&amp;([.D439]+ROW([$Sheet2.$A$45])-1)))/INDIRECT(&quot;Sheet2.C&quot;&amp;([.D439]+ROW([$Sheet2.$A$45])-1))" office:value-type="float" office:value="120.531159258432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12" table:formula="of:=([.A440]+[.$E$1])*[.$B$2]/[.$B$1]" office:value-type="float" office:value="3.017578125" calcext:value-type="float">
            <text:p>3,018</text:p>
          </table:table-cell>
          <table:table-cell table:style-name="ce13" table:formula="of:=[$Sheet2.$B$3]*[$Sheet3.B440]/([$Sheet2.$B$2]-[$Sheet3.B440])" office:value-type="float" office:value="15008.5714285714" calcext:value-type="float">
            <text:p>15008,6</text:p>
          </table:table-cell>
          <table:table-cell table:formula="of:=MATCH([.C440];[$Sheet2.$B$45:.$B$62];-1)" office:value-type="float" office:value="11" calcext:value-type="float">
            <text:p>11</text:p>
          </table:table-cell>
          <table:table-cell/>
          <table:table-cell table:formula="of:=([.C440]-INDIRECT(&quot;SHEET2.D&quot;&amp;([.D440]+ROW([$Sheet2.$A$45])-1)))/INDIRECT(&quot;Sheet2.C&quot;&amp;([.D440]+ROW([$Sheet2.$A$45])-1))" office:value-type="float" office:value="120.414217361586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12" table:formula="of:=([.A441]+[.$E$1])*[.$B$2]/[.$B$1]" office:value-type="float" office:value="3.0224609375" calcext:value-type="float">
            <text:p>3,022</text:p>
          </table:table-cell>
          <table:table-cell table:style-name="ce13" table:formula="of:=[$Sheet2.$B$3]*[$Sheet3.B441]/([$Sheet2.$B$2]-[$Sheet3.B441])" office:value-type="float" office:value="15069.975308642" calcext:value-type="float">
            <text:p>15070,0</text:p>
          </table:table-cell>
          <table:table-cell table:formula="of:=MATCH([.C441];[$Sheet2.$B$45:.$B$62];-1)" office:value-type="float" office:value="11" calcext:value-type="float">
            <text:p>11</text:p>
          </table:table-cell>
          <table:table-cell/>
          <table:table-cell table:formula="of:=([.C441]-INDIRECT(&quot;SHEET2.D&quot;&amp;([.D441]+ROW([$Sheet2.$A$45])-1)))/INDIRECT(&quot;Sheet2.C&quot;&amp;([.D441]+ROW([$Sheet2.$A$45])-1))" office:value-type="float" office:value="120.296697973891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12" table:formula="of:=([.A442]+[.$E$1])*[.$B$2]/[.$B$1]" office:value-type="float" office:value="3.02734375" calcext:value-type="float">
            <text:p>3,027</text:p>
          </table:table-cell>
          <table:table-cell table:style-name="ce13" table:formula="of:=[$Sheet2.$B$3]*[$Sheet3.B442]/([$Sheet2.$B$2]-[$Sheet3.B442])" office:value-type="float" office:value="15131.6831683168" calcext:value-type="float">
            <text:p>15131,7</text:p>
          </table:table-cell>
          <table:table-cell table:formula="of:=MATCH([.C442];[$Sheet2.$B$45:.$B$62];-1)" office:value-type="float" office:value="11" calcext:value-type="float">
            <text:p>11</text:p>
          </table:table-cell>
          <table:table-cell/>
          <table:table-cell table:formula="of:=([.C442]-INDIRECT(&quot;SHEET2.D&quot;&amp;([.D442]+ROW([$Sheet2.$A$45])-1)))/INDIRECT(&quot;Sheet2.C&quot;&amp;([.D442]+ROW([$Sheet2.$A$45])-1))" office:value-type="float" office:value="120.178596807049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12" table:formula="of:=([.A443]+[.$E$1])*[.$B$2]/[.$B$1]" office:value-type="float" office:value="3.0322265625" calcext:value-type="float">
            <text:p>3,032</text:p>
          </table:table-cell>
          <table:table-cell table:style-name="ce13" table:formula="of:=[$Sheet2.$B$3]*[$Sheet3.B443]/([$Sheet2.$B$2]-[$Sheet3.B443])" office:value-type="float" office:value="15193.6972704715" calcext:value-type="float">
            <text:p>15193,7</text:p>
          </table:table-cell>
          <table:table-cell table:formula="of:=MATCH([.C443];[$Sheet2.$B$45:.$B$62];-1)" office:value-type="float" office:value="11" calcext:value-type="float">
            <text:p>11</text:p>
          </table:table-cell>
          <table:table-cell/>
          <table:table-cell table:formula="of:=([.C443]-INDIRECT(&quot;SHEET2.D&quot;&amp;([.D443]+ROW([$Sheet2.$A$45])-1)))/INDIRECT(&quot;Sheet2.C&quot;&amp;([.D443]+ROW([$Sheet2.$A$45])-1))" office:value-type="float" office:value="120.059909530198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12" table:formula="of:=([.A444]+[.$E$1])*[.$B$2]/[.$B$1]" office:value-type="float" office:value="3.037109375" calcext:value-type="float">
            <text:p>3,037</text:p>
          </table:table-cell>
          <table:table-cell table:style-name="ce13" table:formula="of:=[$Sheet2.$B$3]*[$Sheet3.B444]/([$Sheet2.$B$2]-[$Sheet3.B444])" office:value-type="float" office:value="15256.0199004975" calcext:value-type="float">
            <text:p>15256,0</text:p>
          </table:table-cell>
          <table:table-cell table:formula="of:=MATCH([.C444];[$Sheet2.$B$45:.$B$62];-1)" office:value-type="float" office:value="10" calcext:value-type="float">
            <text:p>10</text:p>
          </table:table-cell>
          <table:table-cell/>
          <table:table-cell table:formula="of:=([.C444]-INDIRECT(&quot;SHEET2.D&quot;&amp;([.D444]+ROW([$Sheet2.$A$45])-1)))/INDIRECT(&quot;Sheet2.C&quot;&amp;([.D444]+ROW([$Sheet2.$A$45])-1))" office:value-type="float" office:value="117.023637727522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12" table:formula="of:=([.A445]+[.$E$1])*[.$B$2]/[.$B$1]" office:value-type="float" office:value="3.0419921875" calcext:value-type="float">
            <text:p>3,042</text:p>
          </table:table-cell>
          <table:table-cell table:style-name="ce13" table:formula="of:=[$Sheet2.$B$3]*[$Sheet3.B445]/([$Sheet2.$B$2]-[$Sheet3.B445])" office:value-type="float" office:value="15318.6533665835" calcext:value-type="float">
            <text:p>15318,7</text:p>
          </table:table-cell>
          <table:table-cell table:formula="of:=MATCH([.C445];[$Sheet2.$B$45:.$B$62];-1)" office:value-type="float" office:value="10" calcext:value-type="float">
            <text:p>10</text:p>
          </table:table-cell>
          <table:table-cell/>
          <table:table-cell table:formula="of:=([.C445]-INDIRECT(&quot;SHEET2.D&quot;&amp;([.D445]+ROW([$Sheet2.$A$45])-1)))/INDIRECT(&quot;Sheet2.C&quot;&amp;([.D445]+ROW([$Sheet2.$A$45])-1))" office:value-type="float" office:value="116.938940680753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12" table:formula="of:=([.A446]+[.$E$1])*[.$B$2]/[.$B$1]" office:value-type="float" office:value="3.046875" calcext:value-type="float">
            <text:p>3,047</text:p>
          </table:table-cell>
          <table:table-cell table:style-name="ce13" table:formula="of:=[$Sheet2.$B$3]*[$Sheet3.B446]/([$Sheet2.$B$2]-[$Sheet3.B446])" office:value-type="float" office:value="15381.6" calcext:value-type="float">
            <text:p>15381,6</text:p>
          </table:table-cell>
          <table:table-cell table:formula="of:=MATCH([.C446];[$Sheet2.$B$45:.$B$62];-1)" office:value-type="float" office:value="10" calcext:value-type="float">
            <text:p>10</text:p>
          </table:table-cell>
          <table:table-cell/>
          <table:table-cell table:formula="of:=([.C446]-INDIRECT(&quot;SHEET2.D&quot;&amp;([.D446]+ROW([$Sheet2.$A$45])-1)))/INDIRECT(&quot;Sheet2.C&quot;&amp;([.D446]+ROW([$Sheet2.$A$45])-1))" office:value-type="float" office:value="116.853820148749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12" table:formula="of:=([.A447]+[.$E$1])*[.$B$2]/[.$B$1]" office:value-type="float" office:value="3.0517578125" calcext:value-type="float">
            <text:p>3,052</text:p>
          </table:table-cell>
          <table:table-cell table:style-name="ce13" table:formula="of:=[$Sheet2.$B$3]*[$Sheet3.B447]/([$Sheet2.$B$2]-[$Sheet3.B447])" office:value-type="float" office:value="15444.8621553885" calcext:value-type="float">
            <text:p>15444,9</text:p>
          </table:table-cell>
          <table:table-cell table:formula="of:=MATCH([.C447];[$Sheet2.$B$45:.$B$62];-1)" office:value-type="float" office:value="10" calcext:value-type="float">
            <text:p>10</text:p>
          </table:table-cell>
          <table:table-cell/>
          <table:table-cell table:formula="of:=([.C447]-INDIRECT(&quot;SHEET2.D&quot;&amp;([.D447]+ROW([$Sheet2.$A$45])-1)))/INDIRECT(&quot;Sheet2.C&quot;&amp;([.D447]+ROW([$Sheet2.$A$45])-1))" office:value-type="float" office:value="116.768272947412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12" table:formula="of:=([.A448]+[.$E$1])*[.$B$2]/[.$B$1]" office:value-type="float" office:value="3.056640625" calcext:value-type="float">
            <text:p>3,057</text:p>
          </table:table-cell>
          <table:table-cell table:style-name="ce13" table:formula="of:=[$Sheet2.$B$3]*[$Sheet3.B448]/([$Sheet2.$B$2]-[$Sheet3.B448])" office:value-type="float" office:value="15508.4422110553" calcext:value-type="float">
            <text:p>15508,4</text:p>
          </table:table-cell>
          <table:table-cell table:formula="of:=MATCH([.C448];[$Sheet2.$B$45:.$B$62];-1)" office:value-type="float" office:value="10" calcext:value-type="float">
            <text:p>10</text:p>
          </table:table-cell>
          <table:table-cell/>
          <table:table-cell table:formula="of:=([.C448]-INDIRECT(&quot;SHEET2.D&quot;&amp;([.D448]+ROW([$Sheet2.$A$45])-1)))/INDIRECT(&quot;Sheet2.C&quot;&amp;([.D448]+ROW([$Sheet2.$A$45])-1))" office:value-type="float" office:value="116.682295860642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12" table:formula="of:=([.A449]+[.$E$1])*[.$B$2]/[.$B$1]" office:value-type="float" office:value="3.0615234375" calcext:value-type="float">
            <text:p>3,062</text:p>
          </table:table-cell>
          <table:table-cell table:style-name="ce13" table:formula="of:=[$Sheet2.$B$3]*[$Sheet3.B449]/([$Sheet2.$B$2]-[$Sheet3.B449])" office:value-type="float" office:value="15572.3425692695" calcext:value-type="float">
            <text:p>15572,3</text:p>
          </table:table-cell>
          <table:table-cell table:formula="of:=MATCH([.C449];[$Sheet2.$B$45:.$B$62];-1)" office:value-type="float" office:value="10" calcext:value-type="float">
            <text:p>10</text:p>
          </table:table-cell>
          <table:table-cell/>
          <table:table-cell table:formula="of:=([.C449]-INDIRECT(&quot;SHEET2.D&quot;&amp;([.D449]+ROW([$Sheet2.$A$45])-1)))/INDIRECT(&quot;Sheet2.C&quot;&amp;([.D449]+ROW([$Sheet2.$A$45])-1))" office:value-type="float" office:value="116.595885639933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12" table:formula="of:=([.A450]+[.$E$1])*[.$B$2]/[.$B$1]" office:value-type="float" office:value="3.06640625" calcext:value-type="float">
            <text:p>3,066</text:p>
          </table:table-cell>
          <table:table-cell table:style-name="ce13" table:formula="of:=[$Sheet2.$B$3]*[$Sheet3.B450]/([$Sheet2.$B$2]-[$Sheet3.B450])" office:value-type="float" office:value="15636.5656565657" calcext:value-type="float">
            <text:p>15636,6</text:p>
          </table:table-cell>
          <table:table-cell table:formula="of:=MATCH([.C450];[$Sheet2.$B$45:.$B$62];-1)" office:value-type="float" office:value="10" calcext:value-type="float">
            <text:p>10</text:p>
          </table:table-cell>
          <table:table-cell/>
          <table:table-cell table:formula="of:=([.C450]-INDIRECT(&quot;SHEET2.D&quot;&amp;([.D450]+ROW([$Sheet2.$A$45])-1)))/INDIRECT(&quot;Sheet2.C&quot;&amp;([.D450]+ROW([$Sheet2.$A$45])-1))" office:value-type="float" office:value="116.509039003968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12" table:formula="of:=([.A451]+[.$E$1])*[.$B$2]/[.$B$1]" office:value-type="float" office:value="3.0712890625" calcext:value-type="float">
            <text:p>3,071</text:p>
          </table:table-cell>
          <table:table-cell table:style-name="ce13" table:formula="of:=[$Sheet2.$B$3]*[$Sheet3.B451]/([$Sheet2.$B$2]-[$Sheet3.B451])" office:value-type="float" office:value="15701.1139240506" calcext:value-type="float">
            <text:p>15701,1</text:p>
          </table:table-cell>
          <table:table-cell table:formula="of:=MATCH([.C451];[$Sheet2.$B$45:.$B$62];-1)" office:value-type="float" office:value="10" calcext:value-type="float">
            <text:p>10</text:p>
          </table:table-cell>
          <table:table-cell/>
          <table:table-cell table:formula="of:=([.C451]-INDIRECT(&quot;SHEET2.D&quot;&amp;([.D451]+ROW([$Sheet2.$A$45])-1)))/INDIRECT(&quot;Sheet2.C&quot;&amp;([.D451]+ROW([$Sheet2.$A$45])-1))" office:value-type="float" office:value="116.421752638201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12" table:formula="of:=([.A452]+[.$E$1])*[.$B$2]/[.$B$1]" office:value-type="float" office:value="3.076171875" calcext:value-type="float">
            <text:p>3,076</text:p>
          </table:table-cell>
          <table:table-cell table:style-name="ce13" table:formula="of:=[$Sheet2.$B$3]*[$Sheet3.B452]/([$Sheet2.$B$2]-[$Sheet3.B452])" office:value-type="float" office:value="15765.9898477157" calcext:value-type="float">
            <text:p>15766,0</text:p>
          </table:table-cell>
          <table:table-cell table:formula="of:=MATCH([.C452];[$Sheet2.$B$45:.$B$62];-1)" office:value-type="float" office:value="10" calcext:value-type="float">
            <text:p>10</text:p>
          </table:table-cell>
          <table:table-cell/>
          <table:table-cell table:formula="of:=([.C452]-INDIRECT(&quot;SHEET2.D&quot;&amp;([.D452]+ROW([$Sheet2.$A$45])-1)))/INDIRECT(&quot;Sheet2.C&quot;&amp;([.D452]+ROW([$Sheet2.$A$45])-1))" office:value-type="float" office:value="116.334023194434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12" table:formula="of:=([.A453]+[.$E$1])*[.$B$2]/[.$B$1]" office:value-type="float" office:value="3.0810546875" calcext:value-type="float">
            <text:p>3,081</text:p>
          </table:table-cell>
          <table:table-cell table:style-name="ce13" table:formula="of:=[$Sheet2.$B$3]*[$Sheet3.B453]/([$Sheet2.$B$2]-[$Sheet3.B453])" office:value-type="float" office:value="15831.1959287532" calcext:value-type="float">
            <text:p>15831,2</text:p>
          </table:table-cell>
          <table:table-cell table:formula="of:=MATCH([.C453];[$Sheet2.$B$45:.$B$62];-1)" office:value-type="float" office:value="10" calcext:value-type="float">
            <text:p>10</text:p>
          </table:table-cell>
          <table:table-cell/>
          <table:table-cell table:formula="of:=([.C453]-INDIRECT(&quot;SHEET2.D&quot;&amp;([.D453]+ROW([$Sheet2.$A$45])-1)))/INDIRECT(&quot;Sheet2.C&quot;&amp;([.D453]+ROW([$Sheet2.$A$45])-1))" office:value-type="float" office:value="116.245847290395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12" table:formula="of:=([.A454]+[.$E$1])*[.$B$2]/[.$B$1]" office:value-type="float" office:value="3.0859375" calcext:value-type="float">
            <text:p>3,086</text:p>
          </table:table-cell>
          <table:table-cell table:style-name="ce13" table:formula="of:=[$Sheet2.$B$3]*[$Sheet3.B454]/([$Sheet2.$B$2]-[$Sheet3.B454])" office:value-type="float" office:value="15896.7346938776" calcext:value-type="float">
            <text:p>15896,7</text:p>
          </table:table-cell>
          <table:table-cell table:formula="of:=MATCH([.C454];[$Sheet2.$B$45:.$B$62];-1)" office:value-type="float" office:value="10" calcext:value-type="float">
            <text:p>10</text:p>
          </table:table-cell>
          <table:table-cell/>
          <table:table-cell table:formula="of:=([.C454]-INDIRECT(&quot;SHEET2.D&quot;&amp;([.D454]+ROW([$Sheet2.$A$45])-1)))/INDIRECT(&quot;Sheet2.C&quot;&amp;([.D454]+ROW([$Sheet2.$A$45])-1))" office:value-type="float" office:value="116.157221509293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12" table:formula="of:=([.A455]+[.$E$1])*[.$B$2]/[.$B$1]" office:value-type="float" office:value="3.0908203125" calcext:value-type="float">
            <text:p>3,091</text:p>
          </table:table-cell>
          <table:table-cell table:style-name="ce13" table:formula="of:=[$Sheet2.$B$3]*[$Sheet3.B455]/([$Sheet2.$B$2]-[$Sheet3.B455])" office:value-type="float" office:value="15962.6086956522" calcext:value-type="float">
            <text:p>15962,6</text:p>
          </table:table-cell>
          <table:table-cell table:formula="of:=MATCH([.C455];[$Sheet2.$B$45:.$B$62];-1)" office:value-type="float" office:value="10" calcext:value-type="float">
            <text:p>10</text:p>
          </table:table-cell>
          <table:table-cell/>
          <table:table-cell table:formula="of:=([.C455]-INDIRECT(&quot;SHEET2.D&quot;&amp;([.D455]+ROW([$Sheet2.$A$45])-1)))/INDIRECT(&quot;Sheet2.C&quot;&amp;([.D455]+ROW([$Sheet2.$A$45])-1))" office:value-type="float" office:value="116.068142399389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12" table:formula="of:=([.A456]+[.$E$1])*[.$B$2]/[.$B$1]" office:value-type="float" office:value="3.095703125" calcext:value-type="float">
            <text:p>3,096</text:p>
          </table:table-cell>
          <table:table-cell table:style-name="ce13" table:formula="of:=[$Sheet2.$B$3]*[$Sheet3.B456]/([$Sheet2.$B$2]-[$Sheet3.B456])" office:value-type="float" office:value="16028.8205128205" calcext:value-type="float">
            <text:p>16028,8</text:p>
          </table:table-cell>
          <table:table-cell table:formula="of:=MATCH([.C456];[$Sheet2.$B$45:.$B$62];-1)" office:value-type="float" office:value="10" calcext:value-type="float">
            <text:p>10</text:p>
          </table:table-cell>
          <table:table-cell/>
          <table:table-cell table:formula="of:=([.C456]-INDIRECT(&quot;SHEET2.D&quot;&amp;([.D456]+ROW([$Sheet2.$A$45])-1)))/INDIRECT(&quot;Sheet2.C&quot;&amp;([.D456]+ROW([$Sheet2.$A$45])-1))" office:value-type="float" office:value="115.978606473535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12" table:formula="of:=([.A457]+[.$E$1])*[.$B$2]/[.$B$1]" office:value-type="float" office:value="3.1005859375" calcext:value-type="float">
            <text:p>3,101</text:p>
          </table:table-cell>
          <table:table-cell table:style-name="ce13" table:formula="of:=[$Sheet2.$B$3]*[$Sheet3.B457]/([$Sheet2.$B$2]-[$Sheet3.B457])" office:value-type="float" office:value="16095.3727506427" calcext:value-type="float">
            <text:p>16095,4</text:p>
          </table:table-cell>
          <table:table-cell table:formula="of:=MATCH([.C457];[$Sheet2.$B$45:.$B$62];-1)" office:value-type="float" office:value="10" calcext:value-type="float">
            <text:p>10</text:p>
          </table:table-cell>
          <table:table-cell/>
          <table:table-cell table:formula="of:=([.C457]-INDIRECT(&quot;SHEET2.D&quot;&amp;([.D457]+ROW([$Sheet2.$A$45])-1)))/INDIRECT(&quot;Sheet2.C&quot;&amp;([.D457]+ROW([$Sheet2.$A$45])-1))" office:value-type="float" office:value="115.888610208732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12" table:formula="of:=([.A458]+[.$E$1])*[.$B$2]/[.$B$1]" office:value-type="float" office:value="3.10546875" calcext:value-type="float">
            <text:p>3,105</text:p>
          </table:table-cell>
          <table:table-cell table:style-name="ce13" table:formula="of:=[$Sheet2.$B$3]*[$Sheet3.B458]/([$Sheet2.$B$2]-[$Sheet3.B458])" office:value-type="float" office:value="16162.2680412371" calcext:value-type="float">
            <text:p>16162,3</text:p>
          </table:table-cell>
          <table:table-cell table:formula="of:=MATCH([.C458];[$Sheet2.$B$45:.$B$62];-1)" office:value-type="float" office:value="10" calcext:value-type="float">
            <text:p>10</text:p>
          </table:table-cell>
          <table:table-cell/>
          <table:table-cell table:formula="of:=([.C458]-INDIRECT(&quot;SHEET2.D&quot;&amp;([.D458]+ROW([$Sheet2.$A$45])-1)))/INDIRECT(&quot;Sheet2.C&quot;&amp;([.D458]+ROW([$Sheet2.$A$45])-1))" office:value-type="float" office:value="115.798150045656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12" table:formula="of:=([.A459]+[.$E$1])*[.$B$2]/[.$B$1]" office:value-type="float" office:value="3.1103515625" calcext:value-type="float">
            <text:p>3,110</text:p>
          </table:table-cell>
          <table:table-cell table:style-name="ce13" table:formula="of:=[$Sheet2.$B$3]*[$Sheet3.B459]/([$Sheet2.$B$2]-[$Sheet3.B459])" office:value-type="float" office:value="16229.5090439276" calcext:value-type="float">
            <text:p>16229,5</text:p>
          </table:table-cell>
          <table:table-cell table:formula="of:=MATCH([.C459];[$Sheet2.$B$45:.$B$62];-1)" office:value-type="float" office:value="10" calcext:value-type="float">
            <text:p>10</text:p>
          </table:table-cell>
          <table:table-cell/>
          <table:table-cell table:formula="of:=([.C459]-INDIRECT(&quot;SHEET2.D&quot;&amp;([.D459]+ROW([$Sheet2.$A$45])-1)))/INDIRECT(&quot;Sheet2.C&quot;&amp;([.D459]+ROW([$Sheet2.$A$45])-1))" office:value-type="float" office:value="115.707222388198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12" table:formula="of:=([.A460]+[.$E$1])*[.$B$2]/[.$B$1]" office:value-type="float" office:value="3.115234375" calcext:value-type="float">
            <text:p>3,115</text:p>
          </table:table-cell>
          <table:table-cell table:style-name="ce13" table:formula="of:=[$Sheet2.$B$3]*[$Sheet3.B460]/([$Sheet2.$B$2]-[$Sheet3.B460])" office:value-type="float" office:value="16297.0984455959" calcext:value-type="float">
            <text:p>16297,1</text:p>
          </table:table-cell>
          <table:table-cell table:formula="of:=MATCH([.C460];[$Sheet2.$B$45:.$B$62];-1)" office:value-type="float" office:value="10" calcext:value-type="float">
            <text:p>10</text:p>
          </table:table-cell>
          <table:table-cell/>
          <table:table-cell table:formula="of:=([.C460]-INDIRECT(&quot;SHEET2.D&quot;&amp;([.D460]+ROW([$Sheet2.$A$45])-1)))/INDIRECT(&quot;Sheet2.C&quot;&amp;([.D460]+ROW([$Sheet2.$A$45])-1))" office:value-type="float" office:value="115.615823602981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12" table:formula="of:=([.A461]+[.$E$1])*[.$B$2]/[.$B$1]" office:value-type="float" office:value="3.1201171875" calcext:value-type="float">
            <text:p>3,120</text:p>
          </table:table-cell>
          <table:table-cell table:style-name="ce13" table:formula="of:=[$Sheet2.$B$3]*[$Sheet3.B461]/([$Sheet2.$B$2]-[$Sheet3.B461])" office:value-type="float" office:value="16365.038961039" calcext:value-type="float">
            <text:p>16365,0</text:p>
          </table:table-cell>
          <table:table-cell table:formula="of:=MATCH([.C461];[$Sheet2.$B$45:.$B$62];-1)" office:value-type="float" office:value="10" calcext:value-type="float">
            <text:p>10</text:p>
          </table:table-cell>
          <table:table-cell/>
          <table:table-cell table:formula="of:=([.C461]-INDIRECT(&quot;SHEET2.D&quot;&amp;([.D461]+ROW([$Sheet2.$A$45])-1)))/INDIRECT(&quot;Sheet2.C&quot;&amp;([.D461]+ROW([$Sheet2.$A$45])-1))" office:value-type="float" office:value="115.523950018879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12" table:formula="of:=([.A462]+[.$E$1])*[.$B$2]/[.$B$1]" office:value-type="float" office:value="3.125" calcext:value-type="float">
            <text:p>3,125</text:p>
          </table:table-cell>
          <table:table-cell table:style-name="ce13" table:formula="of:=[$Sheet2.$B$3]*[$Sheet3.B462]/([$Sheet2.$B$2]-[$Sheet3.B462])" office:value-type="float" office:value="16433.3333333333" calcext:value-type="float">
            <text:p>16433,3</text:p>
          </table:table-cell>
          <table:table-cell table:formula="of:=MATCH([.C462];[$Sheet2.$B$45:.$B$62];-1)" office:value-type="float" office:value="10" calcext:value-type="float">
            <text:p>10</text:p>
          </table:table-cell>
          <table:table-cell/>
          <table:table-cell table:formula="of:=([.C462]-INDIRECT(&quot;SHEET2.D&quot;&amp;([.D462]+ROW([$Sheet2.$A$45])-1)))/INDIRECT(&quot;Sheet2.C&quot;&amp;([.D462]+ROW([$Sheet2.$A$45])-1))" office:value-type="float" office:value="115.431597926527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12" table:formula="of:=([.A463]+[.$E$1])*[.$B$2]/[.$B$1]" office:value-type="float" office:value="3.1298828125" calcext:value-type="float">
            <text:p>3,130</text:p>
          </table:table-cell>
          <table:table-cell table:style-name="ce13" table:formula="of:=[$Sheet2.$B$3]*[$Sheet3.B463]/([$Sheet2.$B$2]-[$Sheet3.B463])" office:value-type="float" office:value="16501.9843342037" calcext:value-type="float">
            <text:p>16502,0</text:p>
          </table:table-cell>
          <table:table-cell table:formula="of:=MATCH([.C463];[$Sheet2.$B$45:.$B$62];-1)" office:value-type="float" office:value="10" calcext:value-type="float">
            <text:p>10</text:p>
          </table:table-cell>
          <table:table-cell/>
          <table:table-cell table:formula="of:=([.C463]-INDIRECT(&quot;SHEET2.D&quot;&amp;([.D463]+ROW([$Sheet2.$A$45])-1)))/INDIRECT(&quot;Sheet2.C&quot;&amp;([.D463]+ROW([$Sheet2.$A$45])-1))" office:value-type="float" office:value="115.338763577818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12" table:formula="of:=([.A464]+[.$E$1])*[.$B$2]/[.$B$1]" office:value-type="float" office:value="3.134765625" calcext:value-type="float">
            <text:p>3,135</text:p>
          </table:table-cell>
          <table:table-cell table:style-name="ce13" table:formula="of:=[$Sheet2.$B$3]*[$Sheet3.B464]/([$Sheet2.$B$2]-[$Sheet3.B464])" office:value-type="float" office:value="16570.9947643979" calcext:value-type="float">
            <text:p>16571,0</text:p>
          </table:table-cell>
          <table:table-cell table:formula="of:=MATCH([.C464];[$Sheet2.$B$45:.$B$62];-1)" office:value-type="float" office:value="10" calcext:value-type="float">
            <text:p>10</text:p>
          </table:table-cell>
          <table:table-cell/>
          <table:table-cell table:formula="of:=([.C464]-INDIRECT(&quot;SHEET2.D&quot;&amp;([.D464]+ROW([$Sheet2.$A$45])-1)))/INDIRECT(&quot;Sheet2.C&quot;&amp;([.D464]+ROW([$Sheet2.$A$45])-1))" office:value-type="float" office:value="115.245443185398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12" table:formula="of:=([.A465]+[.$E$1])*[.$B$2]/[.$B$1]" office:value-type="float" office:value="3.1396484375" calcext:value-type="float">
            <text:p>3,140</text:p>
          </table:table-cell>
          <table:table-cell table:style-name="ce13" table:formula="of:=[$Sheet2.$B$3]*[$Sheet3.B465]/([$Sheet2.$B$2]-[$Sheet3.B465])" office:value-type="float" office:value="16640.3674540682" calcext:value-type="float">
            <text:p>16640,4</text:p>
          </table:table-cell>
          <table:table-cell table:formula="of:=MATCH([.C465];[$Sheet2.$B$45:.$B$62];-1)" office:value-type="float" office:value="10" calcext:value-type="float">
            <text:p>10</text:p>
          </table:table-cell>
          <table:table-cell/>
          <table:table-cell table:formula="of:=([.C465]-INDIRECT(&quot;SHEET2.D&quot;&amp;([.D465]+ROW([$Sheet2.$A$45])-1)))/INDIRECT(&quot;Sheet2.C&quot;&amp;([.D465]+ROW([$Sheet2.$A$45])-1))" office:value-type="float" office:value="115.151632922153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12" table:formula="of:=([.A466]+[.$E$1])*[.$B$2]/[.$B$1]" office:value-type="float" office:value="3.14453125" calcext:value-type="float">
            <text:p>3,145</text:p>
          </table:table-cell>
          <table:table-cell table:style-name="ce13" table:formula="of:=[$Sheet2.$B$3]*[$Sheet3.B466]/([$Sheet2.$B$2]-[$Sheet3.B466])" office:value-type="float" office:value="16710.1052631579" calcext:value-type="float">
            <text:p>16710,1</text:p>
          </table:table-cell>
          <table:table-cell table:formula="of:=MATCH([.C466];[$Sheet2.$B$45:.$B$62];-1)" office:value-type="float" office:value="10" calcext:value-type="float">
            <text:p>10</text:p>
          </table:table-cell>
          <table:table-cell/>
          <table:table-cell table:formula="of:=([.C466]-INDIRECT(&quot;SHEET2.D&quot;&amp;([.D466]+ROW([$Sheet2.$A$45])-1)))/INDIRECT(&quot;Sheet2.C&quot;&amp;([.D466]+ROW([$Sheet2.$A$45])-1))" office:value-type="float" office:value="115.057328920679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12" table:formula="of:=([.A467]+[.$E$1])*[.$B$2]/[.$B$1]" office:value-type="float" office:value="3.1494140625" calcext:value-type="float">
            <text:p>3,149</text:p>
          </table:table-cell>
          <table:table-cell table:style-name="ce13" table:formula="of:=[$Sheet2.$B$3]*[$Sheet3.B467]/([$Sheet2.$B$2]-[$Sheet3.B467])" office:value-type="float" office:value="16780.2110817942" calcext:value-type="float">
            <text:p>16780,2</text:p>
          </table:table-cell>
          <table:table-cell table:formula="of:=MATCH([.C467];[$Sheet2.$B$45:.$B$62];-1)" office:value-type="float" office:value="10" calcext:value-type="float">
            <text:p>10</text:p>
          </table:table-cell>
          <table:table-cell/>
          <table:table-cell table:formula="of:=([.C467]-INDIRECT(&quot;SHEET2.D&quot;&amp;([.D467]+ROW([$Sheet2.$A$45])-1)))/INDIRECT(&quot;Sheet2.C&quot;&amp;([.D467]+ROW([$Sheet2.$A$45])-1))" office:value-type="float" office:value="114.96252727276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12" table:formula="of:=([.A468]+[.$E$1])*[.$B$2]/[.$B$1]" office:value-type="float" office:value="3.154296875" calcext:value-type="float">
            <text:p>3,154</text:p>
          </table:table-cell>
          <table:table-cell table:style-name="ce13" table:formula="of:=[$Sheet2.$B$3]*[$Sheet3.B468]/([$Sheet2.$B$2]-[$Sheet3.B468])" office:value-type="float" office:value="16850.6878306878" calcext:value-type="float">
            <text:p>16850,7</text:p>
          </table:table-cell>
          <table:table-cell table:formula="of:=MATCH([.C468];[$Sheet2.$B$45:.$B$62];-1)" office:value-type="float" office:value="10" calcext:value-type="float">
            <text:p>10</text:p>
          </table:table-cell>
          <table:table-cell/>
          <table:table-cell table:formula="of:=([.C468]-INDIRECT(&quot;SHEET2.D&quot;&amp;([.D468]+ROW([$Sheet2.$A$45])-1)))/INDIRECT(&quot;Sheet2.C&quot;&amp;([.D468]+ROW([$Sheet2.$A$45])-1))" office:value-type="float" office:value="114.86722402882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12" table:formula="of:=([.A469]+[.$E$1])*[.$B$2]/[.$B$1]" office:value-type="float" office:value="3.1591796875" calcext:value-type="float">
            <text:p>3,159</text:p>
          </table:table-cell>
          <table:table-cell table:style-name="ce13" table:formula="of:=[$Sheet2.$B$3]*[$Sheet3.B469]/([$Sheet2.$B$2]-[$Sheet3.B469])" office:value-type="float" office:value="16921.5384615385" calcext:value-type="float">
            <text:p>16921,5</text:p>
          </table:table-cell>
          <table:table-cell table:formula="of:=MATCH([.C469];[$Sheet2.$B$45:.$B$62];-1)" office:value-type="float" office:value="10" calcext:value-type="float">
            <text:p>10</text:p>
          </table:table-cell>
          <table:table-cell/>
          <table:table-cell table:formula="of:=([.C469]-INDIRECT(&quot;SHEET2.D&quot;&amp;([.D469]+ROW([$Sheet2.$A$45])-1)))/INDIRECT(&quot;Sheet2.C&quot;&amp;([.D469]+ROW([$Sheet2.$A$45])-1))" office:value-type="float" office:value="114.771415197379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12" table:formula="of:=([.A470]+[.$E$1])*[.$B$2]/[.$B$1]" office:value-type="float" office:value="3.1640625" calcext:value-type="float">
            <text:p>3,164</text:p>
          </table:table-cell>
          <table:table-cell table:style-name="ce13" table:formula="of:=[$Sheet2.$B$3]*[$Sheet3.B470]/([$Sheet2.$B$2]-[$Sheet3.B470])" office:value-type="float" office:value="16992.7659574468" calcext:value-type="float">
            <text:p>16992,8</text:p>
          </table:table-cell>
          <table:table-cell table:formula="of:=MATCH([.C470];[$Sheet2.$B$45:.$B$62];-1)" office:value-type="float" office:value="10" calcext:value-type="float">
            <text:p>10</text:p>
          </table:table-cell>
          <table:table-cell/>
          <table:table-cell table:formula="of:=([.C470]-INDIRECT(&quot;SHEET2.D&quot;&amp;([.D470]+ROW([$Sheet2.$A$45])-1)))/INDIRECT(&quot;Sheet2.C&quot;&amp;([.D470]+ROW([$Sheet2.$A$45])-1))" office:value-type="float" office:value="114.675096744494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12" table:formula="of:=([.A471]+[.$E$1])*[.$B$2]/[.$B$1]" office:value-type="float" office:value="3.1689453125" calcext:value-type="float">
            <text:p>3,169</text:p>
          </table:table-cell>
          <table:table-cell table:style-name="ce13" table:formula="of:=[$Sheet2.$B$3]*[$Sheet3.B471]/([$Sheet2.$B$2]-[$Sheet3.B471])" office:value-type="float" office:value="17064.3733333333" calcext:value-type="float">
            <text:p>17064,4</text:p>
          </table:table-cell>
          <table:table-cell table:formula="of:=MATCH([.C471];[$Sheet2.$B$45:.$B$62];-1)" office:value-type="float" office:value="10" calcext:value-type="float">
            <text:p>10</text:p>
          </table:table-cell>
          <table:table-cell/>
          <table:table-cell table:formula="of:=([.C471]-INDIRECT(&quot;SHEET2.D&quot;&amp;([.D471]+ROW([$Sheet2.$A$45])-1)))/INDIRECT(&quot;Sheet2.C&quot;&amp;([.D471]+ROW([$Sheet2.$A$45])-1))" office:value-type="float" office:value="114.578264593194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12" table:formula="of:=([.A472]+[.$E$1])*[.$B$2]/[.$B$1]" office:value-type="float" office:value="3.173828125" calcext:value-type="float">
            <text:p>3,174</text:p>
          </table:table-cell>
          <table:table-cell table:style-name="ce13" table:formula="of:=[$Sheet2.$B$3]*[$Sheet3.B472]/([$Sheet2.$B$2]-[$Sheet3.B472])" office:value-type="float" office:value="17136.3636363636" calcext:value-type="float">
            <text:p>17136,4</text:p>
          </table:table-cell>
          <table:table-cell table:formula="of:=MATCH([.C472];[$Sheet2.$B$45:.$B$62];-1)" office:value-type="float" office:value="10" calcext:value-type="float">
            <text:p>10</text:p>
          </table:table-cell>
          <table:table-cell/>
          <table:table-cell table:formula="of:=([.C472]-INDIRECT(&quot;SHEET2.D&quot;&amp;([.D472]+ROW([$Sheet2.$A$45])-1)))/INDIRECT(&quot;Sheet2.C&quot;&amp;([.D472]+ROW([$Sheet2.$A$45])-1))" office:value-type="float" office:value="114.480914622903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12" table:formula="of:=([.A473]+[.$E$1])*[.$B$2]/[.$B$1]" office:value-type="float" office:value="3.1787109375" calcext:value-type="float">
            <text:p>3,179</text:p>
          </table:table-cell>
          <table:table-cell table:style-name="ce13" table:formula="of:=[$Sheet2.$B$3]*[$Sheet3.B473]/([$Sheet2.$B$2]-[$Sheet3.B473])" office:value-type="float" office:value="17208.7399463807" calcext:value-type="float">
            <text:p>17208,7</text:p>
          </table:table-cell>
          <table:table-cell table:formula="of:=MATCH([.C473];[$Sheet2.$B$45:.$B$62];-1)" office:value-type="float" office:value="10" calcext:value-type="float">
            <text:p>10</text:p>
          </table:table-cell>
          <table:table-cell/>
          <table:table-cell table:formula="of:=([.C473]-INDIRECT(&quot;SHEET2.D&quot;&amp;([.D473]+ROW([$Sheet2.$A$45])-1)))/INDIRECT(&quot;Sheet2.C&quot;&amp;([.D473]+ROW([$Sheet2.$A$45])-1))" office:value-type="float" office:value="114.383042668856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12" table:formula="of:=([.A474]+[.$E$1])*[.$B$2]/[.$B$1]" office:value-type="float" office:value="3.18359375" calcext:value-type="float">
            <text:p>3,184</text:p>
          </table:table-cell>
          <table:table-cell table:style-name="ce13" table:formula="of:=[$Sheet2.$B$3]*[$Sheet3.B474]/([$Sheet2.$B$2]-[$Sheet3.B474])" office:value-type="float" office:value="17281.5053763441" calcext:value-type="float">
            <text:p>17281,5</text:p>
          </table:table-cell>
          <table:table-cell table:formula="of:=MATCH([.C474];[$Sheet2.$B$45:.$B$62];-1)" office:value-type="float" office:value="10" calcext:value-type="float">
            <text:p>10</text:p>
          </table:table-cell>
          <table:table-cell/>
          <table:table-cell table:formula="of:=([.C474]-INDIRECT(&quot;SHEET2.D&quot;&amp;([.D474]+ROW([$Sheet2.$A$45])-1)))/INDIRECT(&quot;Sheet2.C&quot;&amp;([.D474]+ROW([$Sheet2.$A$45])-1))" office:value-type="float" office:value="114.284644521509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12" table:formula="of:=([.A475]+[.$E$1])*[.$B$2]/[.$B$1]" office:value-type="float" office:value="3.1884765625" calcext:value-type="float">
            <text:p>3,188</text:p>
          </table:table-cell>
          <table:table-cell table:style-name="ce13" table:formula="of:=[$Sheet2.$B$3]*[$Sheet3.B475]/([$Sheet2.$B$2]-[$Sheet3.B475])" office:value-type="float" office:value="17354.6630727763" calcext:value-type="float">
            <text:p>17354,7</text:p>
          </table:table-cell>
          <table:table-cell table:formula="of:=MATCH([.C475];[$Sheet2.$B$45:.$B$62];-1)" office:value-type="float" office:value="10" calcext:value-type="float">
            <text:p>10</text:p>
          </table:table-cell>
          <table:table-cell/>
          <table:table-cell table:formula="of:=([.C475]-INDIRECT(&quot;SHEET2.D&quot;&amp;([.D475]+ROW([$Sheet2.$A$45])-1)))/INDIRECT(&quot;Sheet2.C&quot;&amp;([.D475]+ROW([$Sheet2.$A$45])-1))" office:value-type="float" office:value="114.185715925928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12" table:formula="of:=([.A476]+[.$E$1])*[.$B$2]/[.$B$1]" office:value-type="float" office:value="3.193359375" calcext:value-type="float">
            <text:p>3,193</text:p>
          </table:table-cell>
          <table:table-cell table:style-name="ce13" table:formula="of:=[$Sheet2.$B$3]*[$Sheet3.B476]/([$Sheet2.$B$2]-[$Sheet3.B476])" office:value-type="float" office:value="17428.2162162162" calcext:value-type="float">
            <text:p>17428,2</text:p>
          </table:table-cell>
          <table:table-cell table:formula="of:=MATCH([.C476];[$Sheet2.$B$45:.$B$62];-1)" office:value-type="float" office:value="10" calcext:value-type="float">
            <text:p>10</text:p>
          </table:table-cell>
          <table:table-cell/>
          <table:table-cell table:formula="of:=([.C476]-INDIRECT(&quot;SHEET2.D&quot;&amp;([.D476]+ROW([$Sheet2.$A$45])-1)))/INDIRECT(&quot;Sheet2.C&quot;&amp;([.D476]+ROW([$Sheet2.$A$45])-1))" office:value-type="float" office:value="114.086252581182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12" table:formula="of:=([.A477]+[.$E$1])*[.$B$2]/[.$B$1]" office:value-type="float" office:value="3.1982421875" calcext:value-type="float">
            <text:p>3,198</text:p>
          </table:table-cell>
          <table:table-cell table:style-name="ce13" table:formula="of:=[$Sheet2.$B$3]*[$Sheet3.B477]/([$Sheet2.$B$2]-[$Sheet3.B477])" office:value-type="float" office:value="17502.1680216802" calcext:value-type="float">
            <text:p>17502,2</text:p>
          </table:table-cell>
          <table:table-cell table:formula="of:=MATCH([.C477];[$Sheet2.$B$45:.$B$62];-1)" office:value-type="float" office:value="10" calcext:value-type="float">
            <text:p>10</text:p>
          </table:table-cell>
          <table:table-cell/>
          <table:table-cell table:formula="of:=([.C477]-INDIRECT(&quot;SHEET2.D&quot;&amp;([.D477]+ROW([$Sheet2.$A$45])-1)))/INDIRECT(&quot;Sheet2.C&quot;&amp;([.D477]+ROW([$Sheet2.$A$45])-1))" office:value-type="float" office:value="113.986250139716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12" table:formula="of:=([.A478]+[.$E$1])*[.$B$2]/[.$B$1]" office:value-type="float" office:value="3.203125" calcext:value-type="float">
            <text:p>3,203</text:p>
          </table:table-cell>
          <table:table-cell table:style-name="ce13" table:formula="of:=[$Sheet2.$B$3]*[$Sheet3.B478]/([$Sheet2.$B$2]-[$Sheet3.B478])" office:value-type="float" office:value="17576.5217391304" calcext:value-type="float">
            <text:p>17576,5</text:p>
          </table:table-cell>
          <table:table-cell table:formula="of:=MATCH([.C478];[$Sheet2.$B$45:.$B$62];-1)" office:value-type="float" office:value="10" calcext:value-type="float">
            <text:p>10</text:p>
          </table:table-cell>
          <table:table-cell/>
          <table:table-cell table:formula="of:=([.C478]-INDIRECT(&quot;SHEET2.D&quot;&amp;([.D478]+ROW([$Sheet2.$A$45])-1)))/INDIRECT(&quot;Sheet2.C&quot;&amp;([.D478]+ROW([$Sheet2.$A$45])-1))" office:value-type="float" office:value="113.88570420672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12" table:formula="of:=([.A479]+[.$E$1])*[.$B$2]/[.$B$1]" office:value-type="float" office:value="3.2080078125" calcext:value-type="float">
            <text:p>3,208</text:p>
          </table:table-cell>
          <table:table-cell table:style-name="ce13" table:formula="of:=[$Sheet2.$B$3]*[$Sheet3.B479]/([$Sheet2.$B$2]-[$Sheet3.B479])" office:value-type="float" office:value="17651.280653951" calcext:value-type="float">
            <text:p>17651,3</text:p>
          </table:table-cell>
          <table:table-cell table:formula="of:=MATCH([.C479];[$Sheet2.$B$45:.$B$62];-1)" office:value-type="float" office:value="10" calcext:value-type="float">
            <text:p>10</text:p>
          </table:table-cell>
          <table:table-cell/>
          <table:table-cell table:formula="of:=([.C479]-INDIRECT(&quot;SHEET2.D&quot;&amp;([.D479]+ROW([$Sheet2.$A$45])-1)))/INDIRECT(&quot;Sheet2.C&quot;&amp;([.D479]+ROW([$Sheet2.$A$45])-1))" office:value-type="float" office:value="113.784610339485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12" table:formula="of:=([.A480]+[.$E$1])*[.$B$2]/[.$B$1]" office:value-type="float" office:value="3.212890625" calcext:value-type="float">
            <text:p>3,213</text:p>
          </table:table-cell>
          <table:table-cell table:style-name="ce13" table:formula="of:=[$Sheet2.$B$3]*[$Sheet3.B480]/([$Sheet2.$B$2]-[$Sheet3.B480])" office:value-type="float" office:value="17726.4480874317" calcext:value-type="float">
            <text:p>17726,4</text:p>
          </table:table-cell>
          <table:table-cell table:formula="of:=MATCH([.C480];[$Sheet2.$B$45:.$B$62];-1)" office:value-type="float" office:value="10" calcext:value-type="float">
            <text:p>10</text:p>
          </table:table-cell>
          <table:table-cell/>
          <table:table-cell table:formula="of:=([.C480]-INDIRECT(&quot;SHEET2.D&quot;&amp;([.D480]+ROW([$Sheet2.$A$45])-1)))/INDIRECT(&quot;Sheet2.C&quot;&amp;([.D480]+ROW([$Sheet2.$A$45])-1))" office:value-type="float" office:value="113.682964046746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12" table:formula="of:=([.A481]+[.$E$1])*[.$B$2]/[.$B$1]" office:value-type="float" office:value="3.2177734375" calcext:value-type="float">
            <text:p>3,218</text:p>
          </table:table-cell>
          <table:table-cell table:style-name="ce13" table:formula="of:=[$Sheet2.$B$3]*[$Sheet3.B481]/([$Sheet2.$B$2]-[$Sheet3.B481])" office:value-type="float" office:value="17802.0273972603" calcext:value-type="float">
            <text:p>17802,0</text:p>
          </table:table-cell>
          <table:table-cell table:formula="of:=MATCH([.C481];[$Sheet2.$B$45:.$B$62];-1)" office:value-type="float" office:value="10" calcext:value-type="float">
            <text:p>10</text:p>
          </table:table-cell>
          <table:table-cell/>
          <table:table-cell table:formula="of:=([.C481]-INDIRECT(&quot;SHEET2.D&quot;&amp;([.D481]+ROW([$Sheet2.$A$45])-1)))/INDIRECT(&quot;Sheet2.C&quot;&amp;([.D481]+ROW([$Sheet2.$A$45])-1))" office:value-type="float" office:value="113.580760788019" calcext:value-type="float">
            <text:p>114</text:p>
          </table:table-cell>
          <table:table-cell table:number-columns-repeated="1018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12" table:formula="of:=([.A482]+[.$E$1])*[.$B$2]/[.$B$1]" office:value-type="float" office:value="3.22265625" calcext:value-type="float">
            <text:p>3,223</text:p>
          </table:table-cell>
          <table:table-cell table:style-name="ce13" table:formula="of:=[$Sheet2.$B$3]*[$Sheet3.B482]/([$Sheet2.$B$2]-[$Sheet3.B482])" office:value-type="float" office:value="17878.021978022" calcext:value-type="float">
            <text:p>17878,0</text:p>
          </table:table-cell>
          <table:table-cell table:formula="of:=MATCH([.C482];[$Sheet2.$B$45:.$B$62];-1)" office:value-type="float" office:value="10" calcext:value-type="float">
            <text:p>10</text:p>
          </table:table-cell>
          <table:table-cell/>
          <table:table-cell table:formula="of:=([.C482]-INDIRECT(&quot;SHEET2.D&quot;&amp;([.D482]+ROW([$Sheet2.$A$45])-1)))/INDIRECT(&quot;Sheet2.C&quot;&amp;([.D482]+ROW([$Sheet2.$A$45])-1))" office:value-type="float" office:value="113.477995972925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12" table:formula="of:=([.A483]+[.$E$1])*[.$B$2]/[.$B$1]" office:value-type="float" office:value="3.2275390625" calcext:value-type="float">
            <text:p>3,228</text:p>
          </table:table-cell>
          <table:table-cell table:style-name="ce13" table:formula="of:=[$Sheet2.$B$3]*[$Sheet3.B483]/([$Sheet2.$B$2]-[$Sheet3.B483])" office:value-type="float" office:value="17954.435261708" calcext:value-type="float">
            <text:p>17954,4</text:p>
          </table:table-cell>
          <table:table-cell table:formula="of:=MATCH([.C483];[$Sheet2.$B$45:.$B$62];-1)" office:value-type="float" office:value="10" calcext:value-type="float">
            <text:p>10</text:p>
          </table:table-cell>
          <table:table-cell/>
          <table:table-cell table:formula="of:=([.C483]-INDIRECT(&quot;SHEET2.D&quot;&amp;([.D483]+ROW([$Sheet2.$A$45])-1)))/INDIRECT(&quot;Sheet2.C&quot;&amp;([.D483]+ROW([$Sheet2.$A$45])-1))" office:value-type="float" office:value="113.37466496050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12" table:formula="of:=([.A484]+[.$E$1])*[.$B$2]/[.$B$1]" office:value-type="float" office:value="3.232421875" calcext:value-type="float">
            <text:p>3,232</text:p>
          </table:table-cell>
          <table:table-cell table:style-name="ce13" table:formula="of:=[$Sheet2.$B$3]*[$Sheet3.B484]/([$Sheet2.$B$2]-[$Sheet3.B484])" office:value-type="float" office:value="18031.270718232" calcext:value-type="float">
            <text:p>18031,3</text:p>
          </table:table-cell>
          <table:table-cell table:formula="of:=MATCH([.C484];[$Sheet2.$B$45:.$B$62];-1)" office:value-type="float" office:value="10" calcext:value-type="float">
            <text:p>10</text:p>
          </table:table-cell>
          <table:table-cell/>
          <table:table-cell table:formula="of:=([.C484]-INDIRECT(&quot;SHEET2.D&quot;&amp;([.D484]+ROW([$Sheet2.$A$45])-1)))/INDIRECT(&quot;Sheet2.C&quot;&amp;([.D484]+ROW([$Sheet2.$A$45])-1))" office:value-type="float" office:value="113.27076305851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12" table:formula="of:=([.A485]+[.$E$1])*[.$B$2]/[.$B$1]" office:value-type="float" office:value="3.2373046875" calcext:value-type="float">
            <text:p>3,237</text:p>
          </table:table-cell>
          <table:table-cell table:style-name="ce13" table:formula="of:=[$Sheet2.$B$3]*[$Sheet3.B485]/([$Sheet2.$B$2]-[$Sheet3.B485])" office:value-type="float" office:value="18108.5318559557" calcext:value-type="float">
            <text:p>18108,5</text:p>
          </table:table-cell>
          <table:table-cell table:formula="of:=MATCH([.C485];[$Sheet2.$B$45:.$B$62];-1)" office:value-type="float" office:value="10" calcext:value-type="float">
            <text:p>10</text:p>
          </table:table-cell>
          <table:table-cell/>
          <table:table-cell table:formula="of:=([.C485]-INDIRECT(&quot;SHEET2.D&quot;&amp;([.D485]+ROW([$Sheet2.$A$45])-1)))/INDIRECT(&quot;Sheet2.C&quot;&amp;([.D485]+ROW([$Sheet2.$A$45])-1))" office:value-type="float" office:value="113.16628552271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12" table:formula="of:=([.A486]+[.$E$1])*[.$B$2]/[.$B$1]" office:value-type="float" office:value="3.2421875" calcext:value-type="float">
            <text:p>3,242</text:p>
          </table:table-cell>
          <table:table-cell table:style-name="ce13" table:formula="of:=[$Sheet2.$B$3]*[$Sheet3.B486]/([$Sheet2.$B$2]-[$Sheet3.B486])" office:value-type="float" office:value="18186.2222222222" calcext:value-type="float">
            <text:p>18186,2</text:p>
          </table:table-cell>
          <table:table-cell table:formula="of:=MATCH([.C486];[$Sheet2.$B$45:.$B$62];-1)" office:value-type="float" office:value="10" calcext:value-type="float">
            <text:p>10</text:p>
          </table:table-cell>
          <table:table-cell/>
          <table:table-cell table:formula="of:=([.C486]-INDIRECT(&quot;SHEET2.D&quot;&amp;([.D486]+ROW([$Sheet2.$A$45])-1)))/INDIRECT(&quot;Sheet2.C&quot;&amp;([.D486]+ROW([$Sheet2.$A$45])-1))" office:value-type="float" office:value="113.061227556157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12" table:formula="of:=([.A487]+[.$E$1])*[.$B$2]/[.$B$1]" office:value-type="float" office:value="3.2470703125" calcext:value-type="float">
            <text:p>3,247</text:p>
          </table:table-cell>
          <table:table-cell table:style-name="ce13" table:formula="of:=[$Sheet2.$B$3]*[$Sheet3.B487]/([$Sheet2.$B$2]-[$Sheet3.B487])" office:value-type="float" office:value="18264.3454038997" calcext:value-type="float">
            <text:p>18264,3</text:p>
          </table:table-cell>
          <table:table-cell table:formula="of:=MATCH([.C487];[$Sheet2.$B$45:.$B$62];-1)" office:value-type="float" office:value="10" calcext:value-type="float">
            <text:p>10</text:p>
          </table:table-cell>
          <table:table-cell/>
          <table:table-cell table:formula="of:=([.C487]-INDIRECT(&quot;SHEET2.D&quot;&amp;([.D487]+ROW([$Sheet2.$A$45])-1)))/INDIRECT(&quot;Sheet2.C&quot;&amp;([.D487]+ROW([$Sheet2.$A$45])-1))" office:value-type="float" office:value="112.955584308452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12" table:formula="of:=([.A488]+[.$E$1])*[.$B$2]/[.$B$1]" office:value-type="float" office:value="3.251953125" calcext:value-type="float">
            <text:p>3,252</text:p>
          </table:table-cell>
          <table:table-cell table:style-name="ce13" table:formula="of:=[$Sheet2.$B$3]*[$Sheet3.B488]/([$Sheet2.$B$2]-[$Sheet3.B488])" office:value-type="float" office:value="18342.905027933" calcext:value-type="float">
            <text:p>18342,9</text:p>
          </table:table-cell>
          <table:table-cell table:formula="of:=MATCH([.C488];[$Sheet2.$B$45:.$B$62];-1)" office:value-type="float" office:value="10" calcext:value-type="float">
            <text:p>10</text:p>
          </table:table-cell>
          <table:table-cell/>
          <table:table-cell table:formula="of:=([.C488]-INDIRECT(&quot;SHEET2.D&quot;&amp;([.D488]+ROW([$Sheet2.$A$45])-1)))/INDIRECT(&quot;Sheet2.C&quot;&amp;([.D488]+ROW([$Sheet2.$A$45])-1))" office:value-type="float" office:value="112.849350875006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12" table:formula="of:=([.A489]+[.$E$1])*[.$B$2]/[.$B$1]" office:value-type="float" office:value="3.2568359375" calcext:value-type="float">
            <text:p>3,257</text:p>
          </table:table-cell>
          <table:table-cell table:style-name="ce13" table:formula="of:=[$Sheet2.$B$3]*[$Sheet3.B489]/([$Sheet2.$B$2]-[$Sheet3.B489])" office:value-type="float" office:value="18421.9047619048" calcext:value-type="float">
            <text:p>18421,9</text:p>
          </table:table-cell>
          <table:table-cell table:formula="of:=MATCH([.C489];[$Sheet2.$B$45:.$B$62];-1)" office:value-type="float" office:value="10" calcext:value-type="float">
            <text:p>10</text:p>
          </table:table-cell>
          <table:table-cell/>
          <table:table-cell table:formula="of:=([.C489]-INDIRECT(&quot;SHEET2.D&quot;&amp;([.D489]+ROW([$Sheet2.$A$45])-1)))/INDIRECT(&quot;Sheet2.C&quot;&amp;([.D489]+ROW([$Sheet2.$A$45])-1))" office:value-type="float" office:value="112.742522296275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12" table:formula="of:=([.A490]+[.$E$1])*[.$B$2]/[.$B$1]" office:value-type="float" office:value="3.26171875" calcext:value-type="float">
            <text:p>3,262</text:p>
          </table:table-cell>
          <table:table-cell table:style-name="ce13" table:formula="of:=[$Sheet2.$B$3]*[$Sheet3.B490]/([$Sheet2.$B$2]-[$Sheet3.B490])" office:value-type="float" office:value="18501.3483146067" calcext:value-type="float">
            <text:p>18501,3</text:p>
          </table:table-cell>
          <table:table-cell table:formula="of:=MATCH([.C490];[$Sheet2.$B$45:.$B$62];-1)" office:value-type="float" office:value="10" calcext:value-type="float">
            <text:p>10</text:p>
          </table:table-cell>
          <table:table-cell/>
          <table:table-cell table:formula="of:=([.C490]-INDIRECT(&quot;SHEET2.D&quot;&amp;([.D490]+ROW([$Sheet2.$A$45])-1)))/INDIRECT(&quot;Sheet2.C&quot;&amp;([.D490]+ROW([$Sheet2.$A$45])-1))" office:value-type="float" office:value="112.635093556989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12" table:formula="of:=([.A491]+[.$E$1])*[.$B$2]/[.$B$1]" office:value-type="float" office:value="3.2666015625" calcext:value-type="float">
            <text:p>3,267</text:p>
          </table:table-cell>
          <table:table-cell table:style-name="ce13" table:formula="of:=[$Sheet2.$B$3]*[$Sheet3.B491]/([$Sheet2.$B$2]-[$Sheet3.B491])" office:value-type="float" office:value="18581.2394366197" calcext:value-type="float">
            <text:p>18581,2</text:p>
          </table:table-cell>
          <table:table-cell table:formula="of:=MATCH([.C491];[$Sheet2.$B$45:.$B$62];-1)" office:value-type="float" office:value="10" calcext:value-type="float">
            <text:p>10</text:p>
          </table:table-cell>
          <table:table-cell/>
          <table:table-cell table:formula="of:=([.C491]-INDIRECT(&quot;SHEET2.D&quot;&amp;([.D491]+ROW([$Sheet2.$A$45])-1)))/INDIRECT(&quot;Sheet2.C&quot;&amp;([.D491]+ROW([$Sheet2.$A$45])-1))" office:value-type="float" office:value="112.527059585369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12" table:formula="of:=([.A492]+[.$E$1])*[.$B$2]/[.$B$1]" office:value-type="float" office:value="3.271484375" calcext:value-type="float">
            <text:p>3,271</text:p>
          </table:table-cell>
          <table:table-cell table:style-name="ce13" table:formula="of:=[$Sheet2.$B$3]*[$Sheet3.B492]/([$Sheet2.$B$2]-[$Sheet3.B492])" office:value-type="float" office:value="18661.581920904" calcext:value-type="float">
            <text:p>18661,6</text:p>
          </table:table-cell>
          <table:table-cell table:formula="of:=MATCH([.C492];[$Sheet2.$B$45:.$B$62];-1)" office:value-type="float" office:value="10" calcext:value-type="float">
            <text:p>10</text:p>
          </table:table-cell>
          <table:table-cell/>
          <table:table-cell table:formula="of:=([.C492]-INDIRECT(&quot;SHEET2.D&quot;&amp;([.D492]+ROW([$Sheet2.$A$45])-1)))/INDIRECT(&quot;Sheet2.C&quot;&amp;([.D492]+ROW([$Sheet2.$A$45])-1))" office:value-type="float" office:value="112.418415252327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12" table:formula="of:=([.A493]+[.$E$1])*[.$B$2]/[.$B$1]" office:value-type="float" office:value="3.2763671875" calcext:value-type="float">
            <text:p>3,276</text:p>
          </table:table-cell>
          <table:table-cell table:style-name="ce13" table:formula="of:=[$Sheet2.$B$3]*[$Sheet3.B493]/([$Sheet2.$B$2]-[$Sheet3.B493])" office:value-type="float" office:value="18742.3796033994" calcext:value-type="float">
            <text:p>18742,4</text:p>
          </table:table-cell>
          <table:table-cell table:formula="of:=MATCH([.C493];[$Sheet2.$B$45:.$B$62];-1)" office:value-type="float" office:value="10" calcext:value-type="float">
            <text:p>10</text:p>
          </table:table-cell>
          <table:table-cell/>
          <table:table-cell table:formula="of:=([.C493]-INDIRECT(&quot;SHEET2.D&quot;&amp;([.D493]+ROW([$Sheet2.$A$45])-1)))/INDIRECT(&quot;Sheet2.C&quot;&amp;([.D493]+ROW([$Sheet2.$A$45])-1))" office:value-type="float" office:value="112.309155370657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12" table:formula="of:=([.A494]+[.$E$1])*[.$B$2]/[.$B$1]" office:value-type="float" office:value="3.28125" calcext:value-type="float">
            <text:p>3,281</text:p>
          </table:table-cell>
          <table:table-cell table:style-name="ce13" table:formula="of:=[$Sheet2.$B$3]*[$Sheet3.B494]/([$Sheet2.$B$2]-[$Sheet3.B494])" office:value-type="float" office:value="18823.6363636364" calcext:value-type="float">
            <text:p>18823,6</text:p>
          </table:table-cell>
          <table:table-cell table:formula="of:=MATCH([.C494];[$Sheet2.$B$45:.$B$62];-1)" office:value-type="float" office:value="10" calcext:value-type="float">
            <text:p>10</text:p>
          </table:table-cell>
          <table:table-cell/>
          <table:table-cell table:formula="of:=([.C494]-INDIRECT(&quot;SHEET2.D&quot;&amp;([.D494]+ROW([$Sheet2.$A$45])-1)))/INDIRECT(&quot;Sheet2.C&quot;&amp;([.D494]+ROW([$Sheet2.$A$45])-1))" office:value-type="float" office:value="112.199274694204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12" table:formula="of:=([.A495]+[.$E$1])*[.$B$2]/[.$B$1]" office:value-type="float" office:value="3.2861328125" calcext:value-type="float">
            <text:p>3,286</text:p>
          </table:table-cell>
          <table:table-cell table:style-name="ce13" table:formula="of:=[$Sheet2.$B$3]*[$Sheet3.B495]/([$Sheet2.$B$2]-[$Sheet3.B495])" office:value-type="float" office:value="18905.3561253561" calcext:value-type="float">
            <text:p>18905,4</text:p>
          </table:table-cell>
          <table:table-cell table:formula="of:=MATCH([.C495];[$Sheet2.$B$45:.$B$62];-1)" office:value-type="float" office:value="10" calcext:value-type="float">
            <text:p>10</text:p>
          </table:table-cell>
          <table:table-cell/>
          <table:table-cell table:formula="of:=([.C495]-INDIRECT(&quot;SHEET2.D&quot;&amp;([.D495]+ROW([$Sheet2.$A$45])-1)))/INDIRECT(&quot;Sheet2.C&quot;&amp;([.D495]+ROW([$Sheet2.$A$45])-1))" office:value-type="float" office:value="112.08876791703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12" table:formula="of:=([.A496]+[.$E$1])*[.$B$2]/[.$B$1]" office:value-type="float" office:value="3.291015625" calcext:value-type="float">
            <text:p>3,291</text:p>
          </table:table-cell>
          <table:table-cell table:style-name="ce13" table:formula="of:=[$Sheet2.$B$3]*[$Sheet3.B496]/([$Sheet2.$B$2]-[$Sheet3.B496])" office:value-type="float" office:value="18987.5428571429" calcext:value-type="float">
            <text:p>18987,5</text:p>
          </table:table-cell>
          <table:table-cell table:formula="of:=MATCH([.C496];[$Sheet2.$B$45:.$B$62];-1)" office:value-type="float" office:value="10" calcext:value-type="float">
            <text:p>10</text:p>
          </table:table-cell>
          <table:table-cell/>
          <table:table-cell table:formula="of:=([.C496]-INDIRECT(&quot;SHEET2.D&quot;&amp;([.D496]+ROW([$Sheet2.$A$45])-1)))/INDIRECT(&quot;Sheet2.C&quot;&amp;([.D496]+ROW([$Sheet2.$A$45])-1))" office:value-type="float" office:value="111.977629672559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12" table:formula="of:=([.A497]+[.$E$1])*[.$B$2]/[.$B$1]" office:value-type="float" office:value="3.2958984375" calcext:value-type="float">
            <text:p>3,296</text:p>
          </table:table-cell>
          <table:table-cell table:style-name="ce13" table:formula="of:=[$Sheet2.$B$3]*[$Sheet3.B497]/([$Sheet2.$B$2]-[$Sheet3.B497])" office:value-type="float" office:value="19070.2005730659" calcext:value-type="float">
            <text:p>19070,2</text:p>
          </table:table-cell>
          <table:table-cell table:formula="of:=MATCH([.C497];[$Sheet2.$B$45:.$B$62];-1)" office:value-type="float" office:value="10" calcext:value-type="float">
            <text:p>10</text:p>
          </table:table-cell>
          <table:table-cell/>
          <table:table-cell table:formula="of:=([.C497]-INDIRECT(&quot;SHEET2.D&quot;&amp;([.D497]+ROW([$Sheet2.$A$45])-1)))/INDIRECT(&quot;Sheet2.C&quot;&amp;([.D497]+ROW([$Sheet2.$A$45])-1))" office:value-type="float" office:value="111.865854532703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12" table:formula="of:=([.A498]+[.$E$1])*[.$B$2]/[.$B$1]" office:value-type="float" office:value="3.30078125" calcext:value-type="float">
            <text:p>3,301</text:p>
          </table:table-cell>
          <table:table-cell table:style-name="ce13" table:formula="of:=[$Sheet2.$B$3]*[$Sheet3.B498]/([$Sheet2.$B$2]-[$Sheet3.B498])" office:value-type="float" office:value="19153.3333333333" calcext:value-type="float">
            <text:p>19153,3</text:p>
          </table:table-cell>
          <table:table-cell table:formula="of:=MATCH([.C498];[$Sheet2.$B$45:.$B$62];-1)" office:value-type="float" office:value="10" calcext:value-type="float">
            <text:p>10</text:p>
          </table:table-cell>
          <table:table-cell/>
          <table:table-cell table:formula="of:=([.C498]-INDIRECT(&quot;SHEET2.D&quot;&amp;([.D498]+ROW([$Sheet2.$A$45])-1)))/INDIRECT(&quot;Sheet2.C&quot;&amp;([.D498]+ROW([$Sheet2.$A$45])-1))" office:value-type="float" office:value="111.753437006987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12" table:formula="of:=([.A499]+[.$E$1])*[.$B$2]/[.$B$1]" office:value-type="float" office:value="3.3056640625" calcext:value-type="float">
            <text:p>3,306</text:p>
          </table:table-cell>
          <table:table-cell table:style-name="ce13" table:formula="of:=[$Sheet2.$B$3]*[$Sheet3.B499]/([$Sheet2.$B$2]-[$Sheet3.B499])" office:value-type="float" office:value="19236.9452449568" calcext:value-type="float">
            <text:p>19236,9</text:p>
          </table:table-cell>
          <table:table-cell table:formula="of:=MATCH([.C499];[$Sheet2.$B$45:.$B$62];-1)" office:value-type="float" office:value="10" calcext:value-type="float">
            <text:p>10</text:p>
          </table:table-cell>
          <table:table-cell/>
          <table:table-cell table:formula="of:=([.C499]-INDIRECT(&quot;SHEET2.D&quot;&amp;([.D499]+ROW([$Sheet2.$A$45])-1)))/INDIRECT(&quot;Sheet2.C&quot;&amp;([.D499]+ROW([$Sheet2.$A$45])-1))" office:value-type="float" office:value="111.640371541641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12" table:formula="of:=([.A500]+[.$E$1])*[.$B$2]/[.$B$1]" office:value-type="float" office:value="3.310546875" calcext:value-type="float">
            <text:p>3,311</text:p>
          </table:table-cell>
          <table:table-cell table:style-name="ce13" table:formula="of:=[$Sheet2.$B$3]*[$Sheet3.B500]/([$Sheet2.$B$2]-[$Sheet3.B500])" office:value-type="float" office:value="19321.0404624277" calcext:value-type="float">
            <text:p>19321,0</text:p>
          </table:table-cell>
          <table:table-cell table:formula="of:=MATCH([.C500];[$Sheet2.$B$45:.$B$62];-1)" office:value-type="float" office:value="10" calcext:value-type="float">
            <text:p>10</text:p>
          </table:table-cell>
          <table:table-cell/>
          <table:table-cell table:formula="of:=([.C500]-INDIRECT(&quot;SHEET2.D&quot;&amp;([.D500]+ROW([$Sheet2.$A$45])-1)))/INDIRECT(&quot;Sheet2.C&quot;&amp;([.D500]+ROW([$Sheet2.$A$45])-1))" office:value-type="float" office:value="111.526652518691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12" table:formula="of:=([.A501]+[.$E$1])*[.$B$2]/[.$B$1]" office:value-type="float" office:value="3.3154296875" calcext:value-type="float">
            <text:p>3,315</text:p>
          </table:table-cell>
          <table:table-cell table:style-name="ce13" table:formula="of:=[$Sheet2.$B$3]*[$Sheet3.B501]/([$Sheet2.$B$2]-[$Sheet3.B501])" office:value-type="float" office:value="19405.6231884058" calcext:value-type="float">
            <text:p>19405,6</text:p>
          </table:table-cell>
          <table:table-cell table:formula="of:=MATCH([.C501];[$Sheet2.$B$45:.$B$62];-1)" office:value-type="float" office:value="10" calcext:value-type="float">
            <text:p>10</text:p>
          </table:table-cell>
          <table:table-cell/>
          <table:table-cell table:formula="of:=([.C501]-INDIRECT(&quot;SHEET2.D&quot;&amp;([.D501]+ROW([$Sheet2.$A$45])-1)))/INDIRECT(&quot;Sheet2.C&quot;&amp;([.D501]+ROW([$Sheet2.$A$45])-1))" office:value-type="float" office:value="111.412274255029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12" table:formula="of:=([.A502]+[.$E$1])*[.$B$2]/[.$B$1]" office:value-type="float" office:value="3.3203125" calcext:value-type="float">
            <text:p>3,320</text:p>
          </table:table-cell>
          <table:table-cell table:style-name="ce13" table:formula="of:=[$Sheet2.$B$3]*[$Sheet3.B502]/([$Sheet2.$B$2]-[$Sheet3.B502])" office:value-type="float" office:value="19490.6976744186" calcext:value-type="float">
            <text:p>19490,7</text:p>
          </table:table-cell>
          <table:table-cell table:formula="of:=MATCH([.C502];[$Sheet2.$B$45:.$B$62];-1)" office:value-type="float" office:value="10" calcext:value-type="float">
            <text:p>10</text:p>
          </table:table-cell>
          <table:table-cell/>
          <table:table-cell table:formula="of:=([.C502]-INDIRECT(&quot;SHEET2.D&quot;&amp;([.D502]+ROW([$Sheet2.$A$45])-1)))/INDIRECT(&quot;Sheet2.C&quot;&amp;([.D502]+ROW([$Sheet2.$A$45])-1))" office:value-type="float" office:value="111.297231001462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12" table:formula="of:=([.A503]+[.$E$1])*[.$B$2]/[.$B$1]" office:value-type="float" office:value="3.3251953125" calcext:value-type="float">
            <text:p>3,325</text:p>
          </table:table-cell>
          <table:table-cell table:style-name="ce13" table:formula="of:=[$Sheet2.$B$3]*[$Sheet3.B503]/([$Sheet2.$B$2]-[$Sheet3.B503])" office:value-type="float" office:value="19576.2682215743" calcext:value-type="float">
            <text:p>19576,3</text:p>
          </table:table-cell>
          <table:table-cell table:formula="of:=MATCH([.C503];[$Sheet2.$B$45:.$B$62];-1)" office:value-type="float" office:value="10" calcext:value-type="float">
            <text:p>10</text:p>
          </table:table-cell>
          <table:table-cell/>
          <table:table-cell table:formula="of:=([.C503]-INDIRECT(&quot;SHEET2.D&quot;&amp;([.D503]+ROW([$Sheet2.$A$45])-1)))/INDIRECT(&quot;Sheet2.C&quot;&amp;([.D503]+ROW([$Sheet2.$A$45])-1))" office:value-type="float" office:value="111.181516941752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12" table:formula="of:=([.A504]+[.$E$1])*[.$B$2]/[.$B$1]" office:value-type="float" office:value="3.330078125" calcext:value-type="float">
            <text:p>3,330</text:p>
          </table:table-cell>
          <table:table-cell table:style-name="ce13" table:formula="of:=[$Sheet2.$B$3]*[$Sheet3.B504]/([$Sheet2.$B$2]-[$Sheet3.B504])" office:value-type="float" office:value="19662.3391812865" calcext:value-type="float">
            <text:p>19662,3</text:p>
          </table:table-cell>
          <table:table-cell table:formula="of:=MATCH([.C504];[$Sheet2.$B$45:.$B$62];-1)" office:value-type="float" office:value="10" calcext:value-type="float">
            <text:p>10</text:p>
          </table:table-cell>
          <table:table-cell/>
          <table:table-cell table:formula="of:=([.C504]-INDIRECT(&quot;SHEET2.D&quot;&amp;([.D504]+ROW([$Sheet2.$A$45])-1)))/INDIRECT(&quot;Sheet2.C&quot;&amp;([.D504]+ROW([$Sheet2.$A$45])-1))" office:value-type="float" office:value="111.065126191634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12" table:formula="of:=([.A505]+[.$E$1])*[.$B$2]/[.$B$1]" office:value-type="float" office:value="3.3349609375" calcext:value-type="float">
            <text:p>3,335</text:p>
          </table:table-cell>
          <table:table-cell table:style-name="ce13" table:formula="of:=[$Sheet2.$B$3]*[$Sheet3.B505]/([$Sheet2.$B$2]-[$Sheet3.B505])" office:value-type="float" office:value="19748.9149560117" calcext:value-type="float">
            <text:p>19748,9</text:p>
          </table:table-cell>
          <table:table-cell table:formula="of:=MATCH([.C505];[$Sheet2.$B$45:.$B$62];-1)" office:value-type="float" office:value="10" calcext:value-type="float">
            <text:p>10</text:p>
          </table:table-cell>
          <table:table-cell/>
          <table:table-cell table:formula="of:=([.C505]-INDIRECT(&quot;SHEET2.D&quot;&amp;([.D505]+ROW([$Sheet2.$A$45])-1)))/INDIRECT(&quot;Sheet2.C&quot;&amp;([.D505]+ROW([$Sheet2.$A$45])-1))" office:value-type="float" office:value="110.948052797821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12" table:formula="of:=([.A506]+[.$E$1])*[.$B$2]/[.$B$1]" office:value-type="float" office:value="3.33984375" calcext:value-type="float">
            <text:p>3,340</text:p>
          </table:table-cell>
          <table:table-cell table:style-name="ce13" table:formula="of:=[$Sheet2.$B$3]*[$Sheet3.B506]/([$Sheet2.$B$2]-[$Sheet3.B506])" office:value-type="float" office:value="19836" calcext:value-type="float">
            <text:p>19836,0</text:p>
          </table:table-cell>
          <table:table-cell table:formula="of:=MATCH([.C506];[$Sheet2.$B$45:.$B$62];-1)" office:value-type="float" office:value="10" calcext:value-type="float">
            <text:p>10</text:p>
          </table:table-cell>
          <table:table-cell/>
          <table:table-cell table:formula="of:=([.C506]-INDIRECT(&quot;SHEET2.D&quot;&amp;([.D506]+ROW([$Sheet2.$A$45])-1)))/INDIRECT(&quot;Sheet2.C&quot;&amp;([.D506]+ROW([$Sheet2.$A$45])-1))" office:value-type="float" office:value="110.830290736984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12" table:formula="of:=([.A507]+[.$E$1])*[.$B$2]/[.$B$1]" office:value-type="float" office:value="3.3447265625" calcext:value-type="float">
            <text:p>3,345</text:p>
          </table:table-cell>
          <table:table-cell table:style-name="ce13" table:formula="of:=[$Sheet2.$B$3]*[$Sheet3.B507]/([$Sheet2.$B$2]-[$Sheet3.B507])" office:value-type="float" office:value="19923.598820059" calcext:value-type="float">
            <text:p>19923,6</text:p>
          </table:table-cell>
          <table:table-cell table:formula="of:=MATCH([.C507];[$Sheet2.$B$45:.$B$62];-1)" office:value-type="float" office:value="10" calcext:value-type="float">
            <text:p>10</text:p>
          </table:table-cell>
          <table:table-cell/>
          <table:table-cell table:formula="of:=([.C507]-INDIRECT(&quot;SHEET2.D&quot;&amp;([.D507]+ROW([$Sheet2.$A$45])-1)))/INDIRECT(&quot;Sheet2.C&quot;&amp;([.D507]+ROW([$Sheet2.$A$45])-1))" office:value-type="float" office:value="110.711833914728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12" table:formula="of:=([.A508]+[.$E$1])*[.$B$2]/[.$B$1]" office:value-type="float" office:value="3.349609375" calcext:value-type="float">
            <text:p>3,350</text:p>
          </table:table-cell>
          <table:table-cell table:style-name="ce13" table:formula="of:=[$Sheet2.$B$3]*[$Sheet3.B508]/([$Sheet2.$B$2]-[$Sheet3.B508])" office:value-type="float" office:value="20011.7159763314" calcext:value-type="float">
            <text:p>20011,7</text:p>
          </table:table-cell>
          <table:table-cell table:formula="of:=MATCH([.C508];[$Sheet2.$B$45:.$B$62];-1)" office:value-type="float" office:value="10" calcext:value-type="float">
            <text:p>10</text:p>
          </table:table-cell>
          <table:table-cell/>
          <table:table-cell table:formula="of:=([.C508]-INDIRECT(&quot;SHEET2.D&quot;&amp;([.D508]+ROW([$Sheet2.$A$45])-1)))/INDIRECT(&quot;Sheet2.C&quot;&amp;([.D508]+ROW([$Sheet2.$A$45])-1))" office:value-type="float" office:value="110.592676164528" calcext:value-type="float">
            <text:p>111</text:p>
          </table:table-cell>
          <table:table-cell table:number-columns-repeated="1018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12" table:formula="of:=([.A509]+[.$E$1])*[.$B$2]/[.$B$1]" office:value-type="float" office:value="3.3544921875" calcext:value-type="float">
            <text:p>3,354</text:p>
          </table:table-cell>
          <table:table-cell table:style-name="ce13" table:formula="of:=[$Sheet2.$B$3]*[$Sheet3.B509]/([$Sheet2.$B$2]-[$Sheet3.B509])" office:value-type="float" office:value="20100.3560830861" calcext:value-type="float">
            <text:p>20100,4</text:p>
          </table:table-cell>
          <table:table-cell table:formula="of:=MATCH([.C509];[$Sheet2.$B$45:.$B$62];-1)" office:value-type="float" office:value="10" calcext:value-type="float">
            <text:p>10</text:p>
          </table:table-cell>
          <table:table-cell/>
          <table:table-cell table:formula="of:=([.C509]-INDIRECT(&quot;SHEET2.D&quot;&amp;([.D509]+ROW([$Sheet2.$A$45])-1)))/INDIRECT(&quot;Sheet2.C&quot;&amp;([.D509]+ROW([$Sheet2.$A$45])-1))" office:value-type="float" office:value="110.472811246672" calcext:value-type="float">
            <text:p>110</text:p>
          </table:table-cell>
          <table:table-cell table:number-columns-repeated="1018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12" table:formula="of:=([.A510]+[.$E$1])*[.$B$2]/[.$B$1]" office:value-type="float" office:value="3.359375" calcext:value-type="float">
            <text:p>3,359</text:p>
          </table:table-cell>
          <table:table-cell table:style-name="ce13" table:formula="of:=[$Sheet2.$B$3]*[$Sheet3.B510]/([$Sheet2.$B$2]-[$Sheet3.B510])" office:value-type="float" office:value="20189.5238095238" calcext:value-type="float">
            <text:p>20189,5</text:p>
          </table:table-cell>
          <table:table-cell table:formula="of:=MATCH([.C510];[$Sheet2.$B$45:.$B$62];-1)" office:value-type="float" office:value="10" calcext:value-type="float">
            <text:p>10</text:p>
          </table:table-cell>
          <table:table-cell/>
          <table:table-cell table:formula="of:=([.C510]-INDIRECT(&quot;SHEET2.D&quot;&amp;([.D510]+ROW([$Sheet2.$A$45])-1)))/INDIRECT(&quot;Sheet2.C&quot;&amp;([.D510]+ROW([$Sheet2.$A$45])-1))" office:value-type="float" office:value="110.352232847162" calcext:value-type="float">
            <text:p>110</text:p>
          </table:table-cell>
          <table:table-cell table:number-columns-repeated="1018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12" table:formula="of:=([.A511]+[.$E$1])*[.$B$2]/[.$B$1]" office:value-type="float" office:value="3.3642578125" calcext:value-type="float">
            <text:p>3,364</text:p>
          </table:table-cell>
          <table:table-cell table:style-name="ce13" table:formula="of:=[$Sheet2.$B$3]*[$Sheet3.B511]/([$Sheet2.$B$2]-[$Sheet3.B511])" office:value-type="float" office:value="20279.223880597" calcext:value-type="float">
            <text:p>20279,2</text:p>
          </table:table-cell>
          <table:table-cell table:formula="of:=MATCH([.C511];[$Sheet2.$B$45:.$B$62];-1)" office:value-type="float" office:value="10" calcext:value-type="float">
            <text:p>10</text:p>
          </table:table-cell>
          <table:table-cell/>
          <table:table-cell table:formula="of:=([.C511]-INDIRECT(&quot;SHEET2.D&quot;&amp;([.D511]+ROW([$Sheet2.$A$45])-1)))/INDIRECT(&quot;Sheet2.C&quot;&amp;([.D511]+ROW([$Sheet2.$A$45])-1))" office:value-type="float" office:value="110.23093457661" calcext:value-type="float">
            <text:p>110</text:p>
          </table:table-cell>
          <table:table-cell table:number-columns-repeated="1018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12" table:formula="of:=([.A512]+[.$E$1])*[.$B$2]/[.$B$1]" office:value-type="float" office:value="3.369140625" calcext:value-type="float">
            <text:p>3,369</text:p>
          </table:table-cell>
          <table:table-cell table:style-name="ce13" table:formula="of:=[$Sheet2.$B$3]*[$Sheet3.B512]/([$Sheet2.$B$2]-[$Sheet3.B512])" office:value-type="float" office:value="20369.4610778443" calcext:value-type="float">
            <text:p>20369,5</text:p>
          </table:table-cell>
          <table:table-cell table:formula="of:=MATCH([.C512];[$Sheet2.$B$45:.$B$62];-1)" office:value-type="float" office:value="10" calcext:value-type="float">
            <text:p>10</text:p>
          </table:table-cell>
          <table:table-cell/>
          <table:table-cell table:formula="of:=([.C512]-INDIRECT(&quot;SHEET2.D&quot;&amp;([.D512]+ROW([$Sheet2.$A$45])-1)))/INDIRECT(&quot;Sheet2.C&quot;&amp;([.D512]+ROW([$Sheet2.$A$45])-1))" office:value-type="float" office:value="110.108909969108" calcext:value-type="float">
            <text:p>110</text:p>
          </table:table-cell>
          <table:table-cell table:number-columns-repeated="1018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12" table:formula="of:=([.A513]+[.$E$1])*[.$B$2]/[.$B$1]" office:value-type="float" office:value="3.3740234375" calcext:value-type="float">
            <text:p>3,374</text:p>
          </table:table-cell>
          <table:table-cell table:style-name="ce13" table:formula="of:=[$Sheet2.$B$3]*[$Sheet3.B513]/([$Sheet2.$B$2]-[$Sheet3.B513])" office:value-type="float" office:value="20460.2402402402" calcext:value-type="float">
            <text:p>20460,2</text:p>
          </table:table-cell>
          <table:table-cell table:formula="of:=MATCH([.C513];[$Sheet2.$B$45:.$B$62];-1)" office:value-type="float" office:value="9" calcext:value-type="float">
            <text:p>9</text:p>
          </table:table-cell>
          <table:table-cell/>
          <table:table-cell table:formula="of:=([.C513]-INDIRECT(&quot;SHEET2.D&quot;&amp;([.D513]+ROW([$Sheet2.$A$45])-1)))/INDIRECT(&quot;Sheet2.C&quot;&amp;([.D513]+ROW([$Sheet2.$A$45])-1))" office:value-type="float" office:value="106.904871210622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12" table:formula="of:=([.A514]+[.$E$1])*[.$B$2]/[.$B$1]" office:value-type="float" office:value="3.37890625" calcext:value-type="float">
            <text:p>3,379</text:p>
          </table:table-cell>
          <table:table-cell table:style-name="ce13" table:formula="of:=[$Sheet2.$B$3]*[$Sheet3.B514]/([$Sheet2.$B$2]-[$Sheet3.B514])" office:value-type="float" office:value="20551.5662650602" calcext:value-type="float">
            <text:p>20551,6</text:p>
          </table:table-cell>
          <table:table-cell table:formula="of:=MATCH([.C514];[$Sheet2.$B$45:.$B$62];-1)" office:value-type="float" office:value="9" calcext:value-type="float">
            <text:p>9</text:p>
          </table:table-cell>
          <table:table-cell/>
          <table:table-cell table:formula="of:=([.C514]-INDIRECT(&quot;SHEET2.D&quot;&amp;([.D514]+ROW([$Sheet2.$A$45])-1)))/INDIRECT(&quot;Sheet2.C&quot;&amp;([.D514]+ROW([$Sheet2.$A$45])-1))" office:value-type="float" office:value="106.819479883067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12" table:formula="of:=([.A515]+[.$E$1])*[.$B$2]/[.$B$1]" office:value-type="float" office:value="3.3837890625" calcext:value-type="float">
            <text:p>3,384</text:p>
          </table:table-cell>
          <table:table-cell table:style-name="ce13" table:formula="of:=[$Sheet2.$B$3]*[$Sheet3.B515]/([$Sheet2.$B$2]-[$Sheet3.B515])" office:value-type="float" office:value="20643.4441087613" calcext:value-type="float">
            <text:p>20643,4</text:p>
          </table:table-cell>
          <table:table-cell table:formula="of:=MATCH([.C515];[$Sheet2.$B$45:.$B$62];-1)" office:value-type="float" office:value="9" calcext:value-type="float">
            <text:p>9</text:p>
          </table:table-cell>
          <table:table-cell/>
          <table:table-cell table:formula="of:=([.C515]-INDIRECT(&quot;SHEET2.D&quot;&amp;([.D515]+ROW([$Sheet2.$A$45])-1)))/INDIRECT(&quot;Sheet2.C&quot;&amp;([.D515]+ROW([$Sheet2.$A$45])-1))" office:value-type="float" office:value="106.733572595829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12" table:formula="of:=([.A516]+[.$E$1])*[.$B$2]/[.$B$1]" office:value-type="float" office:value="3.388671875" calcext:value-type="float">
            <text:p>3,389</text:p>
          </table:table-cell>
          <table:table-cell table:style-name="ce13" table:formula="of:=[$Sheet2.$B$3]*[$Sheet3.B516]/([$Sheet2.$B$2]-[$Sheet3.B516])" office:value-type="float" office:value="20735.8787878788" calcext:value-type="float">
            <text:p>20735,9</text:p>
          </table:table-cell>
          <table:table-cell table:formula="of:=MATCH([.C516];[$Sheet2.$B$45:.$B$62];-1)" office:value-type="float" office:value="9" calcext:value-type="float">
            <text:p>9</text:p>
          </table:table-cell>
          <table:table-cell/>
          <table:table-cell table:formula="of:=([.C516]-INDIRECT(&quot;SHEET2.D&quot;&amp;([.D516]+ROW([$Sheet2.$A$45])-1)))/INDIRECT(&quot;Sheet2.C&quot;&amp;([.D516]+ROW([$Sheet2.$A$45])-1))" office:value-type="float" office:value="106.647144658365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12" table:formula="of:=([.A517]+[.$E$1])*[.$B$2]/[.$B$1]" office:value-type="float" office:value="3.3935546875" calcext:value-type="float">
            <text:p>3,394</text:p>
          </table:table-cell>
          <table:table-cell table:style-name="ce13" table:formula="of:=[$Sheet2.$B$3]*[$Sheet3.B517]/([$Sheet2.$B$2]-[$Sheet3.B517])" office:value-type="float" office:value="20828.8753799392" calcext:value-type="float">
            <text:p>20828,9</text:p>
          </table:table-cell>
          <table:table-cell table:formula="of:=MATCH([.C517];[$Sheet2.$B$45:.$B$62];-1)" office:value-type="float" office:value="9" calcext:value-type="float">
            <text:p>9</text:p>
          </table:table-cell>
          <table:table-cell/>
          <table:table-cell table:formula="of:=([.C517]-INDIRECT(&quot;SHEET2.D&quot;&amp;([.D517]+ROW([$Sheet2.$A$45])-1)))/INDIRECT(&quot;Sheet2.C&quot;&amp;([.D517]+ROW([$Sheet2.$A$45])-1))" office:value-type="float" office:value="106.560191323105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12" table:formula="of:=([.A518]+[.$E$1])*[.$B$2]/[.$B$1]" office:value-type="float" office:value="3.3984375" calcext:value-type="float">
            <text:p>3,398</text:p>
          </table:table-cell>
          <table:table-cell table:style-name="ce13" table:formula="of:=[$Sheet2.$B$3]*[$Sheet3.B518]/([$Sheet2.$B$2]-[$Sheet3.B518])" office:value-type="float" office:value="20922.4390243902" calcext:value-type="float">
            <text:p>20922,4</text:p>
          </table:table-cell>
          <table:table-cell table:formula="of:=MATCH([.C518];[$Sheet2.$B$45:.$B$62];-1)" office:value-type="float" office:value="9" calcext:value-type="float">
            <text:p>9</text:p>
          </table:table-cell>
          <table:table-cell/>
          <table:table-cell table:formula="of:=([.C518]-INDIRECT(&quot;SHEET2.D&quot;&amp;([.D518]+ROW([$Sheet2.$A$45])-1)))/INDIRECT(&quot;Sheet2.C&quot;&amp;([.D518]+ROW([$Sheet2.$A$45])-1))" office:value-type="float" office:value="106.472707784581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12" table:formula="of:=([.A519]+[.$E$1])*[.$B$2]/[.$B$1]" office:value-type="float" office:value="3.4033203125" calcext:value-type="float">
            <text:p>3,403</text:p>
          </table:table-cell>
          <table:table-cell table:style-name="ce13" table:formula="of:=[$Sheet2.$B$3]*[$Sheet3.B519]/([$Sheet2.$B$2]-[$Sheet3.B519])" office:value-type="float" office:value="21016.5749235474" calcext:value-type="float">
            <text:p>21016,6</text:p>
          </table:table-cell>
          <table:table-cell table:formula="of:=MATCH([.C519];[$Sheet2.$B$45:.$B$62];-1)" office:value-type="float" office:value="9" calcext:value-type="float">
            <text:p>9</text:p>
          </table:table-cell>
          <table:table-cell/>
          <table:table-cell table:formula="of:=([.C519]-INDIRECT(&quot;SHEET2.D&quot;&amp;([.D519]+ROW([$Sheet2.$A$45])-1)))/INDIRECT(&quot;Sheet2.C&quot;&amp;([.D519]+ROW([$Sheet2.$A$45])-1))" office:value-type="float" office:value="106.384689178544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12" table:formula="of:=([.A520]+[.$E$1])*[.$B$2]/[.$B$1]" office:value-type="float" office:value="3.408203125" calcext:value-type="float">
            <text:p>3,408</text:p>
          </table:table-cell>
          <table:table-cell table:style-name="ce13" table:formula="of:=[$Sheet2.$B$3]*[$Sheet3.B520]/([$Sheet2.$B$2]-[$Sheet3.B520])" office:value-type="float" office:value="21111.2883435583" calcext:value-type="float">
            <text:p>21111,3</text:p>
          </table:table-cell>
          <table:table-cell table:formula="of:=MATCH([.C520];[$Sheet2.$B$45:.$B$62];-1)" office:value-type="float" office:value="9" calcext:value-type="float">
            <text:p>9</text:p>
          </table:table-cell>
          <table:table-cell/>
          <table:table-cell table:formula="of:=([.C520]-INDIRECT(&quot;SHEET2.D&quot;&amp;([.D520]+ROW([$Sheet2.$A$45])-1)))/INDIRECT(&quot;Sheet2.C&quot;&amp;([.D520]+ROW([$Sheet2.$A$45])-1))" office:value-type="float" office:value="106.296130581058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12" table:formula="of:=([.A521]+[.$E$1])*[.$B$2]/[.$B$1]" office:value-type="float" office:value="3.4130859375" calcext:value-type="float">
            <text:p>3,413</text:p>
          </table:table-cell>
          <table:table-cell table:style-name="ce13" table:formula="of:=[$Sheet2.$B$3]*[$Sheet3.B521]/([$Sheet2.$B$2]-[$Sheet3.B521])" office:value-type="float" office:value="21206.5846153846" calcext:value-type="float">
            <text:p>21206,6</text:p>
          </table:table-cell>
          <table:table-cell table:formula="of:=MATCH([.C521];[$Sheet2.$B$45:.$B$62];-1)" office:value-type="float" office:value="9" calcext:value-type="float">
            <text:p>9</text:p>
          </table:table-cell>
          <table:table-cell/>
          <table:table-cell table:formula="of:=([.C521]-INDIRECT(&quot;SHEET2.D&quot;&amp;([.D521]+ROW([$Sheet2.$A$45])-1)))/INDIRECT(&quot;Sheet2.C&quot;&amp;([.D521]+ROW([$Sheet2.$A$45])-1))" office:value-type="float" office:value="106.207027007588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12" table:formula="of:=([.A522]+[.$E$1])*[.$B$2]/[.$B$1]" office:value-type="float" office:value="3.41796875" calcext:value-type="float">
            <text:p>3,418</text:p>
          </table:table-cell>
          <table:table-cell table:style-name="ce13" table:formula="of:=[$Sheet2.$B$3]*[$Sheet3.B522]/([$Sheet2.$B$2]-[$Sheet3.B522])" office:value-type="float" office:value="21302.4691358025" calcext:value-type="float">
            <text:p>21302,5</text:p>
          </table:table-cell>
          <table:table-cell table:formula="of:=MATCH([.C522];[$Sheet2.$B$45:.$B$62];-1)" office:value-type="float" office:value="9" calcext:value-type="float">
            <text:p>9</text:p>
          </table:table-cell>
          <table:table-cell/>
          <table:table-cell table:formula="of:=([.C522]-INDIRECT(&quot;SHEET2.D&quot;&amp;([.D522]+ROW([$Sheet2.$A$45])-1)))/INDIRECT(&quot;Sheet2.C&quot;&amp;([.D522]+ROW([$Sheet2.$A$45])-1))" office:value-type="float" office:value="106.117373412059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12" table:formula="of:=([.A523]+[.$E$1])*[.$B$2]/[.$B$1]" office:value-type="float" office:value="3.4228515625" calcext:value-type="float">
            <text:p>3,423</text:p>
          </table:table-cell>
          <table:table-cell table:style-name="ce13" table:formula="of:=[$Sheet2.$B$3]*[$Sheet3.B523]/([$Sheet2.$B$2]-[$Sheet3.B523])" office:value-type="float" office:value="21398.9473684211" calcext:value-type="float">
            <text:p>21398,9</text:p>
          </table:table-cell>
          <table:table-cell table:formula="of:=MATCH([.C523];[$Sheet2.$B$45:.$B$62];-1)" office:value-type="float" office:value="9" calcext:value-type="float">
            <text:p>9</text:p>
          </table:table-cell>
          <table:table-cell/>
          <table:table-cell table:formula="of:=([.C523]-INDIRECT(&quot;SHEET2.D&quot;&amp;([.D523]+ROW([$Sheet2.$A$45])-1)))/INDIRECT(&quot;Sheet2.C&quot;&amp;([.D523]+ROW([$Sheet2.$A$45])-1))" office:value-type="float" office:value="106.027164685908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12" table:formula="of:=([.A524]+[.$E$1])*[.$B$2]/[.$B$1]" office:value-type="float" office:value="3.427734375" calcext:value-type="float">
            <text:p>3,428</text:p>
          </table:table-cell>
          <table:table-cell table:style-name="ce13" table:formula="of:=[$Sheet2.$B$3]*[$Sheet3.B524]/([$Sheet2.$B$2]-[$Sheet3.B524])" office:value-type="float" office:value="21496.0248447205" calcext:value-type="float">
            <text:p>21496,0</text:p>
          </table:table-cell>
          <table:table-cell table:formula="of:=MATCH([.C524];[$Sheet2.$B$45:.$B$62];-1)" office:value-type="float" office:value="9" calcext:value-type="float">
            <text:p>9</text:p>
          </table:table-cell>
          <table:table-cell/>
          <table:table-cell table:formula="of:=([.C524]-INDIRECT(&quot;SHEET2.D&quot;&amp;([.D524]+ROW([$Sheet2.$A$45])-1)))/INDIRECT(&quot;Sheet2.C&quot;&amp;([.D524]+ROW([$Sheet2.$A$45])-1))" office:value-type="float" office:value="105.93639565711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12" table:formula="of:=([.A525]+[.$E$1])*[.$B$2]/[.$B$1]" office:value-type="float" office:value="3.4326171875" calcext:value-type="float">
            <text:p>3,433</text:p>
          </table:table-cell>
          <table:table-cell table:style-name="ce13" table:formula="of:=[$Sheet2.$B$3]*[$Sheet3.B525]/([$Sheet2.$B$2]-[$Sheet3.B525])" office:value-type="float" office:value="21593.707165109" calcext:value-type="float">
            <text:p>21593,7</text:p>
          </table:table-cell>
          <table:table-cell table:formula="of:=MATCH([.C525];[$Sheet2.$B$45:.$B$62];-1)" office:value-type="float" office:value="9" calcext:value-type="float">
            <text:p>9</text:p>
          </table:table-cell>
          <table:table-cell/>
          <table:table-cell table:formula="of:=([.C525]-INDIRECT(&quot;SHEET2.D&quot;&amp;([.D525]+ROW([$Sheet2.$A$45])-1)))/INDIRECT(&quot;Sheet2.C&quot;&amp;([.D525]+ROW([$Sheet2.$A$45])-1))" office:value-type="float" office:value="105.845061089192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12" table:formula="of:=([.A526]+[.$E$1])*[.$B$2]/[.$B$1]" office:value-type="float" office:value="3.4375" calcext:value-type="float">
            <text:p>3,438</text:p>
          </table:table-cell>
          <table:table-cell table:style-name="ce13" table:formula="of:=[$Sheet2.$B$3]*[$Sheet3.B526]/([$Sheet2.$B$2]-[$Sheet3.B526])" office:value-type="float" office:value="21692" calcext:value-type="float">
            <text:p>21692,0</text:p>
          </table:table-cell>
          <table:table-cell table:formula="of:=MATCH([.C526];[$Sheet2.$B$45:.$B$62];-1)" office:value-type="float" office:value="9" calcext:value-type="float">
            <text:p>9</text:p>
          </table:table-cell>
          <table:table-cell/>
          <table:table-cell table:formula="of:=([.C526]-INDIRECT(&quot;SHEET2.D&quot;&amp;([.D526]+ROW([$Sheet2.$A$45])-1)))/INDIRECT(&quot;Sheet2.C&quot;&amp;([.D526]+ROW([$Sheet2.$A$45])-1))" office:value-type="float" office:value="105.753155680224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12" table:formula="of:=([.A527]+[.$E$1])*[.$B$2]/[.$B$1]" office:value-type="float" office:value="3.4423828125" calcext:value-type="float">
            <text:p>3,442</text:p>
          </table:table-cell>
          <table:table-cell table:style-name="ce13" table:formula="of:=[$Sheet2.$B$3]*[$Sheet3.B527]/([$Sheet2.$B$2]-[$Sheet3.B527])" office:value-type="float" office:value="21790.9090909091" calcext:value-type="float">
            <text:p>21790,9</text:p>
          </table:table-cell>
          <table:table-cell table:formula="of:=MATCH([.C527];[$Sheet2.$B$45:.$B$62];-1)" office:value-type="float" office:value="9" calcext:value-type="float">
            <text:p>9</text:p>
          </table:table-cell>
          <table:table-cell/>
          <table:table-cell table:formula="of:=([.C527]-INDIRECT(&quot;SHEET2.D&quot;&amp;([.D527]+ROW([$Sheet2.$A$45])-1)))/INDIRECT(&quot;Sheet2.C&quot;&amp;([.D527]+ROW([$Sheet2.$A$45])-1))" office:value-type="float" office:value="105.66067406179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12" table:formula="of:=([.A528]+[.$E$1])*[.$B$2]/[.$B$1]" office:value-type="float" office:value="3.447265625" calcext:value-type="float">
            <text:p>3,447</text:p>
          </table:table-cell>
          <table:table-cell table:style-name="ce13" table:formula="of:=[$Sheet2.$B$3]*[$Sheet3.B528]/([$Sheet2.$B$2]-[$Sheet3.B528])" office:value-type="float" office:value="21890.4402515723" calcext:value-type="float">
            <text:p>21890,4</text:p>
          </table:table-cell>
          <table:table-cell table:formula="of:=MATCH([.C528];[$Sheet2.$B$45:.$B$62];-1)" office:value-type="float" office:value="9" calcext:value-type="float">
            <text:p>9</text:p>
          </table:table-cell>
          <table:table-cell/>
          <table:table-cell table:formula="of:=([.C528]-INDIRECT(&quot;SHEET2.D&quot;&amp;([.D528]+ROW([$Sheet2.$A$45])-1)))/INDIRECT(&quot;Sheet2.C&quot;&amp;([.D528]+ROW([$Sheet2.$A$45])-1))" office:value-type="float" office:value="105.567610797969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12" table:formula="of:=([.A529]+[.$E$1])*[.$B$2]/[.$B$1]" office:value-type="float" office:value="3.4521484375" calcext:value-type="float">
            <text:p>3,452</text:p>
          </table:table-cell>
          <table:table-cell table:style-name="ce13" table:formula="of:=[$Sheet2.$B$3]*[$Sheet3.B529]/([$Sheet2.$B$2]-[$Sheet3.B529])" office:value-type="float" office:value="21990.5993690852" calcext:value-type="float">
            <text:p>21990,6</text:p>
          </table:table-cell>
          <table:table-cell table:formula="of:=MATCH([.C529];[$Sheet2.$B$45:.$B$62];-1)" office:value-type="float" office:value="9" calcext:value-type="float">
            <text:p>9</text:p>
          </table:table-cell>
          <table:table-cell/>
          <table:table-cell table:formula="of:=([.C529]-INDIRECT(&quot;SHEET2.D&quot;&amp;([.D529]+ROW([$Sheet2.$A$45])-1)))/INDIRECT(&quot;Sheet2.C&quot;&amp;([.D529]+ROW([$Sheet2.$A$45])-1))" office:value-type="float" office:value="105.473960384212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12" table:formula="of:=([.A530]+[.$E$1])*[.$B$2]/[.$B$1]" office:value-type="float" office:value="3.45703125" calcext:value-type="float">
            <text:p>3,457</text:p>
          </table:table-cell>
          <table:table-cell table:style-name="ce13" table:formula="of:=[$Sheet2.$B$3]*[$Sheet3.B530]/([$Sheet2.$B$2]-[$Sheet3.B530])" office:value-type="float" office:value="22091.3924050633" calcext:value-type="float">
            <text:p>22091,4</text:p>
          </table:table-cell>
          <table:table-cell table:formula="of:=MATCH([.C530];[$Sheet2.$B$45:.$B$62];-1)" office:value-type="float" office:value="9" calcext:value-type="float">
            <text:p>9</text:p>
          </table:table-cell>
          <table:table-cell/>
          <table:table-cell table:formula="of:=([.C530]-INDIRECT(&quot;SHEET2.D&quot;&amp;([.D530]+ROW([$Sheet2.$A$45])-1)))/INDIRECT(&quot;Sheet2.C&quot;&amp;([.D530]+ROW([$Sheet2.$A$45])-1))" office:value-type="float" office:value="105.379717246318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12" table:formula="of:=([.A531]+[.$E$1])*[.$B$2]/[.$B$1]" office:value-type="float" office:value="3.4619140625" calcext:value-type="float">
            <text:p>3,462</text:p>
          </table:table-cell>
          <table:table-cell table:style-name="ce13" table:formula="of:=[$Sheet2.$B$3]*[$Sheet3.B531]/([$Sheet2.$B$2]-[$Sheet3.B531])" office:value-type="float" office:value="22192.8253968254" calcext:value-type="float">
            <text:p>22192,8</text:p>
          </table:table-cell>
          <table:table-cell table:formula="of:=MATCH([.C531];[$Sheet2.$B$45:.$B$62];-1)" office:value-type="float" office:value="9" calcext:value-type="float">
            <text:p>9</text:p>
          </table:table-cell>
          <table:table-cell/>
          <table:table-cell table:formula="of:=([.C531]-INDIRECT(&quot;SHEET2.D&quot;&amp;([.D531]+ROW([$Sheet2.$A$45])-1)))/INDIRECT(&quot;Sheet2.C&quot;&amp;([.D531]+ROW([$Sheet2.$A$45])-1))" office:value-type="float" office:value="105.284875739294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12" table:formula="of:=([.A532]+[.$E$1])*[.$B$2]/[.$B$1]" office:value-type="float" office:value="3.466796875" calcext:value-type="float">
            <text:p>3,467</text:p>
          </table:table-cell>
          <table:table-cell table:style-name="ce13" table:formula="of:=[$Sheet2.$B$3]*[$Sheet3.B532]/([$Sheet2.$B$2]-[$Sheet3.B532])" office:value-type="float" office:value="22294.9044585987" calcext:value-type="float">
            <text:p>22294,9</text:p>
          </table:table-cell>
          <table:table-cell table:formula="of:=MATCH([.C532];[$Sheet2.$B$45:.$B$62];-1)" office:value-type="float" office:value="9" calcext:value-type="float">
            <text:p>9</text:p>
          </table:table-cell>
          <table:table-cell/>
          <table:table-cell table:formula="of:=([.C532]-INDIRECT(&quot;SHEET2.D&quot;&amp;([.D532]+ROW([$Sheet2.$A$45])-1)))/INDIRECT(&quot;Sheet2.C&quot;&amp;([.D532]+ROW([$Sheet2.$A$45])-1))" office:value-type="float" office:value="105.189430146238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12" table:formula="of:=([.A533]+[.$E$1])*[.$B$2]/[.$B$1]" office:value-type="float" office:value="3.4716796875" calcext:value-type="float">
            <text:p>3,472</text:p>
          </table:table-cell>
          <table:table-cell table:style-name="ce13" table:formula="of:=[$Sheet2.$B$3]*[$Sheet3.B533]/([$Sheet2.$B$2]-[$Sheet3.B533])" office:value-type="float" office:value="22397.6357827476" calcext:value-type="float">
            <text:p>22397,6</text:p>
          </table:table-cell>
          <table:table-cell table:formula="of:=MATCH([.C533];[$Sheet2.$B$45:.$B$62];-1)" office:value-type="float" office:value="9" calcext:value-type="float">
            <text:p>9</text:p>
          </table:table-cell>
          <table:table-cell/>
          <table:table-cell table:formula="of:=([.C533]-INDIRECT(&quot;SHEET2.D&quot;&amp;([.D533]+ROW([$Sheet2.$A$45])-1)))/INDIRECT(&quot;Sheet2.C&quot;&amp;([.D533]+ROW([$Sheet2.$A$45])-1))" office:value-type="float" office:value="105.093374677188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12" table:formula="of:=([.A534]+[.$E$1])*[.$B$2]/[.$B$1]" office:value-type="float" office:value="3.4765625" calcext:value-type="float">
            <text:p>3,477</text:p>
          </table:table-cell>
          <table:table-cell table:style-name="ce13" table:formula="of:=[$Sheet2.$B$3]*[$Sheet3.B534]/([$Sheet2.$B$2]-[$Sheet3.B534])" office:value-type="float" office:value="22501.0256410256" calcext:value-type="float">
            <text:p>22501,0</text:p>
          </table:table-cell>
          <table:table-cell table:formula="of:=MATCH([.C534];[$Sheet2.$B$45:.$B$62];-1)" office:value-type="float" office:value="9" calcext:value-type="float">
            <text:p>9</text:p>
          </table:table-cell>
          <table:table-cell/>
          <table:table-cell table:formula="of:=([.C534]-INDIRECT(&quot;SHEET2.D&quot;&amp;([.D534]+ROW([$Sheet2.$A$45])-1)))/INDIRECT(&quot;Sheet2.C&quot;&amp;([.D534]+ROW([$Sheet2.$A$45])-1))" office:value-type="float" office:value="104.996703467952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12" table:formula="of:=([.A535]+[.$E$1])*[.$B$2]/[.$B$1]" office:value-type="float" office:value="3.4814453125" calcext:value-type="float">
            <text:p>3,481</text:p>
          </table:table-cell>
          <table:table-cell table:style-name="ce13" table:formula="of:=[$Sheet2.$B$3]*[$Sheet3.B535]/([$Sheet2.$B$2]-[$Sheet3.B535])" office:value-type="float" office:value="22605.0803858521" calcext:value-type="float">
            <text:p>22605,1</text:p>
          </table:table-cell>
          <table:table-cell table:formula="of:=MATCH([.C535];[$Sheet2.$B$45:.$B$62];-1)" office:value-type="float" office:value="9" calcext:value-type="float">
            <text:p>9</text:p>
          </table:table-cell>
          <table:table-cell/>
          <table:table-cell table:formula="of:=([.C535]-INDIRECT(&quot;SHEET2.D&quot;&amp;([.D535]+ROW([$Sheet2.$A$45])-1)))/INDIRECT(&quot;Sheet2.C&quot;&amp;([.D535]+ROW([$Sheet2.$A$45])-1))" office:value-type="float" office:value="104.899410578913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12" table:formula="of:=([.A536]+[.$E$1])*[.$B$2]/[.$B$1]" office:value-type="float" office:value="3.486328125" calcext:value-type="float">
            <text:p>3,486</text:p>
          </table:table-cell>
          <table:table-cell table:style-name="ce13" table:formula="of:=[$Sheet2.$B$3]*[$Sheet3.B536]/([$Sheet2.$B$2]-[$Sheet3.B536])" office:value-type="float" office:value="22709.8064516129" calcext:value-type="float">
            <text:p>22709,8</text:p>
          </table:table-cell>
          <table:table-cell table:formula="of:=MATCH([.C536];[$Sheet2.$B$45:.$B$62];-1)" office:value-type="float" office:value="9" calcext:value-type="float">
            <text:p>9</text:p>
          </table:table-cell>
          <table:table-cell/>
          <table:table-cell table:formula="of:=([.C536]-INDIRECT(&quot;SHEET2.D&quot;&amp;([.D536]+ROW([$Sheet2.$A$45])-1)))/INDIRECT(&quot;Sheet2.C&quot;&amp;([.D536]+ROW([$Sheet2.$A$45])-1))" office:value-type="float" office:value="104.801489993817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12" table:formula="of:=([.A537]+[.$E$1])*[.$B$2]/[.$B$1]" office:value-type="float" office:value="3.4912109375" calcext:value-type="float">
            <text:p>3,491</text:p>
          </table:table-cell>
          <table:table-cell table:style-name="ce13" table:formula="of:=[$Sheet2.$B$3]*[$Sheet3.B537]/([$Sheet2.$B$2]-[$Sheet3.B537])" office:value-type="float" office:value="22815.2103559871" calcext:value-type="float">
            <text:p>22815,2</text:p>
          </table:table-cell>
          <table:table-cell table:formula="of:=MATCH([.C537];[$Sheet2.$B$45:.$B$62];-1)" office:value-type="float" office:value="9" calcext:value-type="float">
            <text:p>9</text:p>
          </table:table-cell>
          <table:table-cell/>
          <table:table-cell table:formula="of:=([.C537]-INDIRECT(&quot;SHEET2.D&quot;&amp;([.D537]+ROW([$Sheet2.$A$45])-1)))/INDIRECT(&quot;Sheet2.C&quot;&amp;([.D537]+ROW([$Sheet2.$A$45])-1))" office:value-type="float" office:value="104.702935618525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12" table:formula="of:=([.A538]+[.$E$1])*[.$B$2]/[.$B$1]" office:value-type="float" office:value="3.49609375" calcext:value-type="float">
            <text:p>3,496</text:p>
          </table:table-cell>
          <table:table-cell table:style-name="ce13" table:formula="of:=[$Sheet2.$B$3]*[$Sheet3.B538]/([$Sheet2.$B$2]-[$Sheet3.B538])" office:value-type="float" office:value="22921.2987012987" calcext:value-type="float">
            <text:p>22921,3</text:p>
          </table:table-cell>
          <table:table-cell table:formula="of:=MATCH([.C538];[$Sheet2.$B$45:.$B$62];-1)" office:value-type="float" office:value="9" calcext:value-type="float">
            <text:p>9</text:p>
          </table:table-cell>
          <table:table-cell/>
          <table:table-cell table:formula="of:=([.C538]-INDIRECT(&quot;SHEET2.D&quot;&amp;([.D538]+ROW([$Sheet2.$A$45])-1)))/INDIRECT(&quot;Sheet2.C&quot;&amp;([.D538]+ROW([$Sheet2.$A$45])-1))" office:value-type="float" office:value="104.603741279758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12" table:formula="of:=([.A539]+[.$E$1])*[.$B$2]/[.$B$1]" office:value-type="float" office:value="3.5009765625" calcext:value-type="float">
            <text:p>3,501</text:p>
          </table:table-cell>
          <table:table-cell table:style-name="ce13" table:formula="of:=[$Sheet2.$B$3]*[$Sheet3.B539]/([$Sheet2.$B$2]-[$Sheet3.B539])" office:value-type="float" office:value="23028.0781758958" calcext:value-type="float">
            <text:p>23028,1</text:p>
          </table:table-cell>
          <table:table-cell table:formula="of:=MATCH([.C539];[$Sheet2.$B$45:.$B$62];-1)" office:value-type="float" office:value="9" calcext:value-type="float">
            <text:p>9</text:p>
          </table:table-cell>
          <table:table-cell/>
          <table:table-cell table:formula="of:=([.C539]-INDIRECT(&quot;SHEET2.D&quot;&amp;([.D539]+ROW([$Sheet2.$A$45])-1)))/INDIRECT(&quot;Sheet2.C&quot;&amp;([.D539]+ROW([$Sheet2.$A$45])-1))" office:value-type="float" office:value="104.5039007238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12" table:formula="of:=([.A540]+[.$E$1])*[.$B$2]/[.$B$1]" office:value-type="float" office:value="3.505859375" calcext:value-type="float">
            <text:p>3,506</text:p>
          </table:table-cell>
          <table:table-cell table:style-name="ce13" table:formula="of:=[$Sheet2.$B$3]*[$Sheet3.B540]/([$Sheet2.$B$2]-[$Sheet3.B540])" office:value-type="float" office:value="23135.5555555556" calcext:value-type="float">
            <text:p>23135,6</text:p>
          </table:table-cell>
          <table:table-cell table:formula="of:=MATCH([.C540];[$Sheet2.$B$45:.$B$62];-1)" office:value-type="float" office:value="9" calcext:value-type="float">
            <text:p>9</text:p>
          </table:table-cell>
          <table:table-cell/>
          <table:table-cell table:formula="of:=([.C540]-INDIRECT(&quot;SHEET2.D&quot;&amp;([.D540]+ROW([$Sheet2.$A$45])-1)))/INDIRECT(&quot;Sheet2.C&quot;&amp;([.D540]+ROW([$Sheet2.$A$45])-1))" office:value-type="float" office:value="104.403407615189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12" table:formula="of:=([.A541]+[.$E$1])*[.$B$2]/[.$B$1]" office:value-type="float" office:value="3.5107421875" calcext:value-type="float">
            <text:p>3,511</text:p>
          </table:table-cell>
          <table:table-cell table:style-name="ce13" table:formula="of:=[$Sheet2.$B$3]*[$Sheet3.B541]/([$Sheet2.$B$2]-[$Sheet3.B541])" office:value-type="float" office:value="23243.737704918" calcext:value-type="float">
            <text:p>23243,7</text:p>
          </table:table-cell>
          <table:table-cell table:formula="of:=MATCH([.C541];[$Sheet2.$B$45:.$B$62];-1)" office:value-type="float" office:value="9" calcext:value-type="float">
            <text:p>9</text:p>
          </table:table-cell>
          <table:table-cell/>
          <table:table-cell table:formula="of:=([.C541]-INDIRECT(&quot;SHEET2.D&quot;&amp;([.D541]+ROW([$Sheet2.$A$45])-1)))/INDIRECT(&quot;Sheet2.C&quot;&amp;([.D541]+ROW([$Sheet2.$A$45])-1))" office:value-type="float" office:value="104.30225553537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12" table:formula="of:=([.A542]+[.$E$1])*[.$B$2]/[.$B$1]" office:value-type="float" office:value="3.515625" calcext:value-type="float">
            <text:p>3,516</text:p>
          </table:table-cell>
          <table:table-cell table:style-name="ce13" table:formula="of:=[$Sheet2.$B$3]*[$Sheet3.B542]/([$Sheet2.$B$2]-[$Sheet3.B542])" office:value-type="float" office:value="23352.6315789474" calcext:value-type="float">
            <text:p>23352,6</text:p>
          </table:table-cell>
          <table:table-cell table:formula="of:=MATCH([.C542];[$Sheet2.$B$45:.$B$62];-1)" office:value-type="float" office:value="9" calcext:value-type="float">
            <text:p>9</text:p>
          </table:table-cell>
          <table:table-cell/>
          <table:table-cell table:formula="of:=([.C542]-INDIRECT(&quot;SHEET2.D&quot;&amp;([.D542]+ROW([$Sheet2.$A$45])-1)))/INDIRECT(&quot;Sheet2.C&quot;&amp;([.D542]+ROW([$Sheet2.$A$45])-1))" office:value-type="float" office:value="104.200437981349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12" table:formula="of:=([.A543]+[.$E$1])*[.$B$2]/[.$B$1]" office:value-type="float" office:value="3.5205078125" calcext:value-type="float">
            <text:p>3,521</text:p>
          </table:table-cell>
          <table:table-cell table:style-name="ce13" table:formula="of:=[$Sheet2.$B$3]*[$Sheet3.B543]/([$Sheet2.$B$2]-[$Sheet3.B543])" office:value-type="float" office:value="23462.2442244224" calcext:value-type="float">
            <text:p>23462,2</text:p>
          </table:table-cell>
          <table:table-cell table:formula="of:=MATCH([.C543];[$Sheet2.$B$45:.$B$62];-1)" office:value-type="float" office:value="9" calcext:value-type="float">
            <text:p>9</text:p>
          </table:table-cell>
          <table:table-cell/>
          <table:table-cell table:formula="of:=([.C543]-INDIRECT(&quot;SHEET2.D&quot;&amp;([.D543]+ROW([$Sheet2.$A$45])-1)))/INDIRECT(&quot;Sheet2.C&quot;&amp;([.D543]+ROW([$Sheet2.$A$45])-1))" office:value-type="float" office:value="104.097948364261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12" table:formula="of:=([.A544]+[.$E$1])*[.$B$2]/[.$B$1]" office:value-type="float" office:value="3.525390625" calcext:value-type="float">
            <text:p>3,525</text:p>
          </table:table-cell>
          <table:table-cell table:style-name="ce13" table:formula="of:=[$Sheet2.$B$3]*[$Sheet3.B544]/([$Sheet2.$B$2]-[$Sheet3.B544])" office:value-type="float" office:value="23572.582781457" calcext:value-type="float">
            <text:p>23572,6</text:p>
          </table:table-cell>
          <table:table-cell table:formula="of:=MATCH([.C544];[$Sheet2.$B$45:.$B$62];-1)" office:value-type="float" office:value="9" calcext:value-type="float">
            <text:p>9</text:p>
          </table:table-cell>
          <table:table-cell/>
          <table:table-cell table:formula="of:=([.C544]-INDIRECT(&quot;SHEET2.D&quot;&amp;([.D544]+ROW([$Sheet2.$A$45])-1)))/INDIRECT(&quot;Sheet2.C&quot;&amp;([.D544]+ROW([$Sheet2.$A$45])-1))" office:value-type="float" office:value="103.994780007988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12" table:formula="of:=([.A545]+[.$E$1])*[.$B$2]/[.$B$1]" office:value-type="float" office:value="3.5302734375" calcext:value-type="float">
            <text:p>3,530</text:p>
          </table:table-cell>
          <table:table-cell table:style-name="ce13" table:formula="of:=[$Sheet2.$B$3]*[$Sheet3.B545]/([$Sheet2.$B$2]-[$Sheet3.B545])" office:value-type="float" office:value="23683.6544850498" calcext:value-type="float">
            <text:p>23683,7</text:p>
          </table:table-cell>
          <table:table-cell table:formula="of:=MATCH([.C545];[$Sheet2.$B$45:.$B$62];-1)" office:value-type="float" office:value="9" calcext:value-type="float">
            <text:p>9</text:p>
          </table:table-cell>
          <table:table-cell/>
          <table:table-cell table:formula="of:=([.C545]-INDIRECT(&quot;SHEET2.D&quot;&amp;([.D545]+ROW([$Sheet2.$A$45])-1)))/INDIRECT(&quot;Sheet2.C&quot;&amp;([.D545]+ROW([$Sheet2.$A$45])-1))" office:value-type="float" office:value="103.890926147686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12" table:formula="of:=([.A546]+[.$E$1])*[.$B$2]/[.$B$1]" office:value-type="float" office:value="3.53515625" calcext:value-type="float">
            <text:p>3,535</text:p>
          </table:table-cell>
          <table:table-cell table:style-name="ce13" table:formula="of:=[$Sheet2.$B$3]*[$Sheet3.B546]/([$Sheet2.$B$2]-[$Sheet3.B546])" office:value-type="float" office:value="23795.4666666667" calcext:value-type="float">
            <text:p>23795,5</text:p>
          </table:table-cell>
          <table:table-cell table:formula="of:=MATCH([.C546];[$Sheet2.$B$45:.$B$62];-1)" office:value-type="float" office:value="9" calcext:value-type="float">
            <text:p>9</text:p>
          </table:table-cell>
          <table:table-cell/>
          <table:table-cell table:formula="of:=([.C546]-INDIRECT(&quot;SHEET2.D&quot;&amp;([.D546]+ROW([$Sheet2.$A$45])-1)))/INDIRECT(&quot;Sheet2.C&quot;&amp;([.D546]+ROW([$Sheet2.$A$45])-1))" office:value-type="float" office:value="103.786379928315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12" table:formula="of:=([.A547]+[.$E$1])*[.$B$2]/[.$B$1]" office:value-type="float" office:value="3.5400390625" calcext:value-type="float">
            <text:p>3,540</text:p>
          </table:table-cell>
          <table:table-cell table:style-name="ce13" table:formula="of:=[$Sheet2.$B$3]*[$Sheet3.B547]/([$Sheet2.$B$2]-[$Sheet3.B547])" office:value-type="float" office:value="23908.0267558528" calcext:value-type="float">
            <text:p>23908,0</text:p>
          </table:table-cell>
          <table:table-cell table:formula="of:=MATCH([.C547];[$Sheet2.$B$45:.$B$62];-1)" office:value-type="float" office:value="9" calcext:value-type="float">
            <text:p>9</text:p>
          </table:table-cell>
          <table:table-cell/>
          <table:table-cell table:formula="of:=([.C547]-INDIRECT(&quot;SHEET2.D&quot;&amp;([.D547]+ROW([$Sheet2.$A$45])-1)))/INDIRECT(&quot;Sheet2.C&quot;&amp;([.D547]+ROW([$Sheet2.$A$45])-1))" office:value-type="float" office:value="103.68113440313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12" table:formula="of:=([.A548]+[.$E$1])*[.$B$2]/[.$B$1]" office:value-type="float" office:value="3.544921875" calcext:value-type="float">
            <text:p>3,545</text:p>
          </table:table-cell>
          <table:table-cell table:style-name="ce13" table:formula="of:=[$Sheet2.$B$3]*[$Sheet3.B548]/([$Sheet2.$B$2]-[$Sheet3.B548])" office:value-type="float" office:value="24021.3422818792" calcext:value-type="float">
            <text:p>24021,3</text:p>
          </table:table-cell>
          <table:table-cell table:formula="of:=MATCH([.C548];[$Sheet2.$B$45:.$B$62];-1)" office:value-type="float" office:value="9" calcext:value-type="float">
            <text:p>9</text:p>
          </table:table-cell>
          <table:table-cell/>
          <table:table-cell table:formula="of:=([.C548]-INDIRECT(&quot;SHEET2.D&quot;&amp;([.D548]+ROW([$Sheet2.$A$45])-1)))/INDIRECT(&quot;Sheet2.C&quot;&amp;([.D548]+ROW([$Sheet2.$A$45])-1))" office:value-type="float" office:value="103.575182532137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12" table:formula="of:=([.A549]+[.$E$1])*[.$B$2]/[.$B$1]" office:value-type="float" office:value="3.5498046875" calcext:value-type="float">
            <text:p>3,550</text:p>
          </table:table-cell>
          <table:table-cell table:style-name="ce13" table:formula="of:=[$Sheet2.$B$3]*[$Sheet3.B549]/([$Sheet2.$B$2]-[$Sheet3.B549])" office:value-type="float" office:value="24135.4208754209" calcext:value-type="float">
            <text:p>24135,4</text:p>
          </table:table-cell>
          <table:table-cell table:formula="of:=MATCH([.C549];[$Sheet2.$B$45:.$B$62];-1)" office:value-type="float" office:value="9" calcext:value-type="float">
            <text:p>9</text:p>
          </table:table-cell>
          <table:table-cell/>
          <table:table-cell table:formula="of:=([.C549]-INDIRECT(&quot;SHEET2.D&quot;&amp;([.D549]+ROW([$Sheet2.$A$45])-1)))/INDIRECT(&quot;Sheet2.C&quot;&amp;([.D549]+ROW([$Sheet2.$A$45])-1))" office:value-type="float" office:value="103.468517180532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12" table:formula="of:=([.A550]+[.$E$1])*[.$B$2]/[.$B$1]" office:value-type="float" office:value="3.5546875" calcext:value-type="float">
            <text:p>3,555</text:p>
          </table:table-cell>
          <table:table-cell table:style-name="ce13" table:formula="of:=[$Sheet2.$B$3]*[$Sheet3.B550]/([$Sheet2.$B$2]-[$Sheet3.B550])" office:value-type="float" office:value="24250.2702702703" calcext:value-type="float">
            <text:p>24250,3</text:p>
          </table:table-cell>
          <table:table-cell table:formula="of:=MATCH([.C550];[$Sheet2.$B$45:.$B$62];-1)" office:value-type="float" office:value="9" calcext:value-type="float">
            <text:p>9</text:p>
          </table:table-cell>
          <table:table-cell/>
          <table:table-cell table:formula="of:=([.C550]-INDIRECT(&quot;SHEET2.D&quot;&amp;([.D550]+ROW([$Sheet2.$A$45])-1)))/INDIRECT(&quot;Sheet2.C&quot;&amp;([.D550]+ROW([$Sheet2.$A$45])-1))" office:value-type="float" office:value="103.361131117092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12" table:formula="of:=([.A551]+[.$E$1])*[.$B$2]/[.$B$1]" office:value-type="float" office:value="3.5595703125" calcext:value-type="float">
            <text:p>3,560</text:p>
          </table:table-cell>
          <table:table-cell table:style-name="ce13" table:formula="of:=[$Sheet2.$B$3]*[$Sheet3.B551]/([$Sheet2.$B$2]-[$Sheet3.B551])" office:value-type="float" office:value="24365.8983050847" calcext:value-type="float">
            <text:p>24365,9</text:p>
          </table:table-cell>
          <table:table-cell table:formula="of:=MATCH([.C551];[$Sheet2.$B$45:.$B$62];-1)" office:value-type="float" office:value="9" calcext:value-type="float">
            <text:p>9</text:p>
          </table:table-cell>
          <table:table-cell/>
          <table:table-cell table:formula="of:=([.C551]-INDIRECT(&quot;SHEET2.D&quot;&amp;([.D551]+ROW([$Sheet2.$A$45])-1)))/INDIRECT(&quot;Sheet2.C&quot;&amp;([.D551]+ROW([$Sheet2.$A$45])-1))" office:value-type="float" office:value="103.253017012544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47" calcext:value-type="float">
            <text:p>547</text:p>
          </table:table-cell>
          <table:table-cell table:style-name="ce12" table:formula="of:=([.A552]+[.$E$1])*[.$B$2]/[.$B$1]" office:value-type="float" office:value="3.564453125" calcext:value-type="float">
            <text:p>3,564</text:p>
          </table:table-cell>
          <table:table-cell table:style-name="ce13" table:formula="of:=[$Sheet2.$B$3]*[$Sheet3.B552]/([$Sheet2.$B$2]-[$Sheet3.B552])" office:value-type="float" office:value="24482.3129251701" calcext:value-type="float">
            <text:p>24482,3</text:p>
          </table:table-cell>
          <table:table-cell table:formula="of:=MATCH([.C552];[$Sheet2.$B$45:.$B$62];-1)" office:value-type="float" office:value="9" calcext:value-type="float">
            <text:p>9</text:p>
          </table:table-cell>
          <table:table-cell/>
          <table:table-cell table:formula="of:=([.C552]-INDIRECT(&quot;SHEET2.D&quot;&amp;([.D552]+ROW([$Sheet2.$A$45])-1)))/INDIRECT(&quot;Sheet2.C&quot;&amp;([.D552]+ROW([$Sheet2.$A$45])-1))" office:value-type="float" office:value="103.144167437896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48" calcext:value-type="float">
            <text:p>548</text:p>
          </table:table-cell>
          <table:table-cell table:style-name="ce12" table:formula="of:=([.A553]+[.$E$1])*[.$B$2]/[.$B$1]" office:value-type="float" office:value="3.5693359375" calcext:value-type="float">
            <text:p>3,569</text:p>
          </table:table-cell>
          <table:table-cell table:style-name="ce13" table:formula="of:=[$Sheet2.$B$3]*[$Sheet3.B553]/([$Sheet2.$B$2]-[$Sheet3.B553])" office:value-type="float" office:value="24599.5221843003" calcext:value-type="float">
            <text:p>24599,5</text:p>
          </table:table-cell>
          <table:table-cell table:formula="of:=MATCH([.C553];[$Sheet2.$B$45:.$B$62];-1)" office:value-type="float" office:value="9" calcext:value-type="float">
            <text:p>9</text:p>
          </table:table-cell>
          <table:table-cell/>
          <table:table-cell table:formula="of:=([.C553]-INDIRECT(&quot;SHEET2.D&quot;&amp;([.D553]+ROW([$Sheet2.$A$45])-1)))/INDIRECT(&quot;Sheet2.C&quot;&amp;([.D553]+ROW([$Sheet2.$A$45])-1))" office:value-type="float" office:value="103.034574862739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49" calcext:value-type="float">
            <text:p>549</text:p>
          </table:table-cell>
          <table:table-cell table:style-name="ce12" table:formula="of:=([.A554]+[.$E$1])*[.$B$2]/[.$B$1]" office:value-type="float" office:value="3.57421875" calcext:value-type="float">
            <text:p>3,574</text:p>
          </table:table-cell>
          <table:table-cell table:style-name="ce13" table:formula="of:=[$Sheet2.$B$3]*[$Sheet3.B554]/([$Sheet2.$B$2]-[$Sheet3.B554])" office:value-type="float" office:value="24717.5342465753" calcext:value-type="float">
            <text:p>24717,5</text:p>
          </table:table-cell>
          <table:table-cell table:formula="of:=MATCH([.C554];[$Sheet2.$B$45:.$B$62];-1)" office:value-type="float" office:value="9" calcext:value-type="float">
            <text:p>9</text:p>
          </table:table-cell>
          <table:table-cell/>
          <table:table-cell table:formula="of:=([.C554]-INDIRECT(&quot;SHEET2.D&quot;&amp;([.D554]+ROW([$Sheet2.$A$45])-1)))/INDIRECT(&quot;Sheet2.C&quot;&amp;([.D554]+ROW([$Sheet2.$A$45])-1))" office:value-type="float" office:value="102.924231653506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12" table:formula="of:=([.A555]+[.$E$1])*[.$B$2]/[.$B$1]" office:value-type="float" office:value="3.5791015625" calcext:value-type="float">
            <text:p>3,579</text:p>
          </table:table-cell>
          <table:table-cell table:style-name="ce13" table:formula="of:=[$Sheet2.$B$3]*[$Sheet3.B555]/([$Sheet2.$B$2]-[$Sheet3.B555])" office:value-type="float" office:value="24836.3573883161" calcext:value-type="float">
            <text:p>24836,4</text:p>
          </table:table-cell>
          <table:table-cell table:formula="of:=MATCH([.C555];[$Sheet2.$B$45:.$B$62];-1)" office:value-type="float" office:value="9" calcext:value-type="float">
            <text:p>9</text:p>
          </table:table-cell>
          <table:table-cell/>
          <table:table-cell table:formula="of:=([.C555]-INDIRECT(&quot;SHEET2.D&quot;&amp;([.D555]+ROW([$Sheet2.$A$45])-1)))/INDIRECT(&quot;Sheet2.C&quot;&amp;([.D555]+ROW([$Sheet2.$A$45])-1))" office:value-type="float" office:value="102.813130071701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51" calcext:value-type="float">
            <text:p>551</text:p>
          </table:table-cell>
          <table:table-cell table:style-name="ce12" table:formula="of:=([.A556]+[.$E$1])*[.$B$2]/[.$B$1]" office:value-type="float" office:value="3.583984375" calcext:value-type="float">
            <text:p>3,584</text:p>
          </table:table-cell>
          <table:table-cell table:style-name="ce13" table:formula="of:=[$Sheet2.$B$3]*[$Sheet3.B556]/([$Sheet2.$B$2]-[$Sheet3.B556])" office:value-type="float" office:value="24956" calcext:value-type="float">
            <text:p>24956,0</text:p>
          </table:table-cell>
          <table:table-cell table:formula="of:=MATCH([.C556];[$Sheet2.$B$45:.$B$62];-1)" office:value-type="float" office:value="9" calcext:value-type="float">
            <text:p>9</text:p>
          </table:table-cell>
          <table:table-cell/>
          <table:table-cell table:formula="of:=([.C556]-INDIRECT(&quot;SHEET2.D&quot;&amp;([.D556]+ROW([$Sheet2.$A$45])-1)))/INDIRECT(&quot;Sheet2.C&quot;&amp;([.D556]+ROW([$Sheet2.$A$45])-1))" office:value-type="float" office:value="102.70126227209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52" calcext:value-type="float">
            <text:p>552</text:p>
          </table:table-cell>
          <table:table-cell table:style-name="ce12" table:formula="of:=([.A557]+[.$E$1])*[.$B$2]/[.$B$1]" office:value-type="float" office:value="3.5888671875" calcext:value-type="float">
            <text:p>3,589</text:p>
          </table:table-cell>
          <table:table-cell table:style-name="ce13" table:formula="of:=[$Sheet2.$B$3]*[$Sheet3.B557]/([$Sheet2.$B$2]-[$Sheet3.B557])" office:value-type="float" office:value="25076.4705882353" calcext:value-type="float">
            <text:p>25076,5</text:p>
          </table:table-cell>
          <table:table-cell table:formula="of:=MATCH([.C557];[$Sheet2.$B$45:.$B$62];-1)" office:value-type="float" office:value="9" calcext:value-type="float">
            <text:p>9</text:p>
          </table:table-cell>
          <table:table-cell/>
          <table:table-cell table:formula="of:=([.C557]-INDIRECT(&quot;SHEET2.D&quot;&amp;([.D557]+ROW([$Sheet2.$A$45])-1)))/INDIRECT(&quot;Sheet2.C&quot;&amp;([.D557]+ROW([$Sheet2.$A$45])-1))" office:value-type="float" office:value="102.588620300855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2" office:value-type="float" office:value="553" calcext:value-type="float">
            <text:p>553</text:p>
          </table:table-cell>
          <table:table-cell table:style-name="ce12" table:formula="of:=([.A558]+[.$E$1])*[.$B$2]/[.$B$1]" office:value-type="float" office:value="3.59375" calcext:value-type="float">
            <text:p>3,594</text:p>
          </table:table-cell>
          <table:table-cell table:style-name="ce13" table:formula="of:=[$Sheet2.$B$3]*[$Sheet3.B558]/([$Sheet2.$B$2]-[$Sheet3.B558])" office:value-type="float" office:value="25197.7777777778" calcext:value-type="float">
            <text:p>25197,8</text:p>
          </table:table-cell>
          <table:table-cell table:formula="of:=MATCH([.C558];[$Sheet2.$B$45:.$B$62];-1)" office:value-type="float" office:value="9" calcext:value-type="float">
            <text:p>9</text:p>
          </table:table-cell>
          <table:table-cell/>
          <table:table-cell table:formula="of:=([.C558]-INDIRECT(&quot;SHEET2.D&quot;&amp;([.D558]+ROW([$Sheet2.$A$45])-1)))/INDIRECT(&quot;Sheet2.C&quot;&amp;([.D558]+ROW([$Sheet2.$A$45])-1))" office:value-type="float" office:value="102.475196093709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12" table:formula="of:=([.A559]+[.$E$1])*[.$B$2]/[.$B$1]" office:value-type="float" office:value="3.5986328125" calcext:value-type="float">
            <text:p>3,599</text:p>
          </table:table-cell>
          <table:table-cell table:style-name="ce13" table:formula="of:=[$Sheet2.$B$3]*[$Sheet3.B559]/([$Sheet2.$B$2]-[$Sheet3.B559])" office:value-type="float" office:value="25319.9303135889" calcext:value-type="float">
            <text:p>25319,9</text:p>
          </table:table-cell>
          <table:table-cell table:formula="of:=MATCH([.C559];[$Sheet2.$B$45:.$B$62];-1)" office:value-type="float" office:value="9" calcext:value-type="float">
            <text:p>9</text:p>
          </table:table-cell>
          <table:table-cell/>
          <table:table-cell table:formula="of:=([.C559]-INDIRECT(&quot;SHEET2.D&quot;&amp;([.D559]+ROW([$Sheet2.$A$45])-1)))/INDIRECT(&quot;Sheet2.C&quot;&amp;([.D559]+ROW([$Sheet2.$A$45])-1))" office:value-type="float" office:value="102.36098147397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55" calcext:value-type="float">
            <text:p>555</text:p>
          </table:table-cell>
          <table:table-cell table:style-name="ce12" table:formula="of:=([.A560]+[.$E$1])*[.$B$2]/[.$B$1]" office:value-type="float" office:value="3.603515625" calcext:value-type="float">
            <text:p>3,604</text:p>
          </table:table-cell>
          <table:table-cell table:style-name="ce13" table:formula="of:=[$Sheet2.$B$3]*[$Sheet3.B560]/([$Sheet2.$B$2]-[$Sheet3.B560])" office:value-type="float" office:value="25442.9370629371" calcext:value-type="float">
            <text:p>25442,9</text:p>
          </table:table-cell>
          <table:table-cell table:formula="of:=MATCH([.C560];[$Sheet2.$B$45:.$B$62];-1)" office:value-type="float" office:value="9" calcext:value-type="float">
            <text:p>9</text:p>
          </table:table-cell>
          <table:table-cell/>
          <table:table-cell table:formula="of:=([.C560]-INDIRECT(&quot;SHEET2.D&quot;&amp;([.D560]+ROW([$Sheet2.$A$45])-1)))/INDIRECT(&quot;Sheet2.C&quot;&amp;([.D560]+ROW([$Sheet2.$A$45])-1))" office:value-type="float" office:value="102.245968150596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56" calcext:value-type="float">
            <text:p>556</text:p>
          </table:table-cell>
          <table:table-cell table:style-name="ce12" table:formula="of:=([.A561]+[.$E$1])*[.$B$2]/[.$B$1]" office:value-type="float" office:value="3.6083984375" calcext:value-type="float">
            <text:p>3,608</text:p>
          </table:table-cell>
          <table:table-cell table:style-name="ce13" table:formula="of:=[$Sheet2.$B$3]*[$Sheet3.B561]/([$Sheet2.$B$2]-[$Sheet3.B561])" office:value-type="float" office:value="25566.8070175439" calcext:value-type="float">
            <text:p>25566,8</text:p>
          </table:table-cell>
          <table:table-cell table:formula="of:=MATCH([.C561];[$Sheet2.$B$45:.$B$62];-1)" office:value-type="float" office:value="9" calcext:value-type="float">
            <text:p>9</text:p>
          </table:table-cell>
          <table:table-cell/>
          <table:table-cell table:formula="of:=([.C561]-INDIRECT(&quot;SHEET2.D&quot;&amp;([.D561]+ROW([$Sheet2.$A$45])-1)))/INDIRECT(&quot;Sheet2.C&quot;&amp;([.D561]+ROW([$Sheet2.$A$45])-1))" office:value-type="float" office:value="102.130147716181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57" calcext:value-type="float">
            <text:p>557</text:p>
          </table:table-cell>
          <table:table-cell table:style-name="ce12" table:formula="of:=([.A562]+[.$E$1])*[.$B$2]/[.$B$1]" office:value-type="float" office:value="3.61328125" calcext:value-type="float">
            <text:p>3,613</text:p>
          </table:table-cell>
          <table:table-cell table:style-name="ce13" table:formula="of:=[$Sheet2.$B$3]*[$Sheet3.B562]/([$Sheet2.$B$2]-[$Sheet3.B562])" office:value-type="float" office:value="25691.5492957746" calcext:value-type="float">
            <text:p>25691,5</text:p>
          </table:table-cell>
          <table:table-cell table:formula="of:=MATCH([.C562];[$Sheet2.$B$45:.$B$62];-1)" office:value-type="float" office:value="9" calcext:value-type="float">
            <text:p>9</text:p>
          </table:table-cell>
          <table:table-cell/>
          <table:table-cell table:formula="of:=([.C562]-INDIRECT(&quot;SHEET2.D&quot;&amp;([.D562]+ROW([$Sheet2.$A$45])-1)))/INDIRECT(&quot;Sheet2.C&quot;&amp;([.D562]+ROW([$Sheet2.$A$45])-1))" office:value-type="float" office:value="102.013511644905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58" calcext:value-type="float">
            <text:p>558</text:p>
          </table:table-cell>
          <table:table-cell table:style-name="ce12" table:formula="of:=([.A563]+[.$E$1])*[.$B$2]/[.$B$1]" office:value-type="float" office:value="3.6181640625" calcext:value-type="float">
            <text:p>3,618</text:p>
          </table:table-cell>
          <table:table-cell table:style-name="ce13" table:formula="of:=[$Sheet2.$B$3]*[$Sheet3.B563]/([$Sheet2.$B$2]-[$Sheet3.B563])" office:value-type="float" office:value="25817.1731448763" calcext:value-type="float">
            <text:p>25817,2</text:p>
          </table:table-cell>
          <table:table-cell table:formula="of:=MATCH([.C563];[$Sheet2.$B$45:.$B$62];-1)" office:value-type="float" office:value="9" calcext:value-type="float">
            <text:p>9</text:p>
          </table:table-cell>
          <table:table-cell/>
          <table:table-cell table:formula="of:=([.C563]-INDIRECT(&quot;SHEET2.D&quot;&amp;([.D563]+ROW([$Sheet2.$A$45])-1)))/INDIRECT(&quot;Sheet2.C&quot;&amp;([.D563]+ROW([$Sheet2.$A$45])-1))" office:value-type="float" office:value="101.896051290438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59" calcext:value-type="float">
            <text:p>559</text:p>
          </table:table-cell>
          <table:table-cell table:style-name="ce12" table:formula="of:=([.A564]+[.$E$1])*[.$B$2]/[.$B$1]" office:value-type="float" office:value="3.623046875" calcext:value-type="float">
            <text:p>3,623</text:p>
          </table:table-cell>
          <table:table-cell table:style-name="ce13" table:formula="of:=[$Sheet2.$B$3]*[$Sheet3.B564]/([$Sheet2.$B$2]-[$Sheet3.B564])" office:value-type="float" office:value="25943.6879432624" calcext:value-type="float">
            <text:p>25943,7</text:p>
          </table:table-cell>
          <table:table-cell table:formula="of:=MATCH([.C564];[$Sheet2.$B$45:.$B$62];-1)" office:value-type="float" office:value="9" calcext:value-type="float">
            <text:p>9</text:p>
          </table:table-cell>
          <table:table-cell/>
          <table:table-cell table:formula="of:=([.C564]-INDIRECT(&quot;SHEET2.D&quot;&amp;([.D564]+ROW([$Sheet2.$A$45])-1)))/INDIRECT(&quot;Sheet2.C&quot;&amp;([.D564]+ROW([$Sheet2.$A$45])-1))" office:value-type="float" office:value="101.777757883813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12" table:formula="of:=([.A565]+[.$E$1])*[.$B$2]/[.$B$1]" office:value-type="float" office:value="3.6279296875" calcext:value-type="float">
            <text:p>3,628</text:p>
          </table:table-cell>
          <table:table-cell table:style-name="ce13" table:formula="of:=[$Sheet2.$B$3]*[$Sheet3.B565]/([$Sheet2.$B$2]-[$Sheet3.B565])" office:value-type="float" office:value="26071.103202847" calcext:value-type="float">
            <text:p>26071,1</text:p>
          </table:table-cell>
          <table:table-cell table:formula="of:=MATCH([.C565];[$Sheet2.$B$45:.$B$62];-1)" office:value-type="float" office:value="9" calcext:value-type="float">
            <text:p>9</text:p>
          </table:table-cell>
          <table:table-cell/>
          <table:table-cell table:formula="of:=([.C565]-INDIRECT(&quot;SHEET2.D&quot;&amp;([.D565]+ROW([$Sheet2.$A$45])-1)))/INDIRECT(&quot;Sheet2.C&quot;&amp;([.D565]+ROW([$Sheet2.$A$45])-1))" office:value-type="float" office:value="101.658622531232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61" calcext:value-type="float">
            <text:p>561</text:p>
          </table:table-cell>
          <table:table-cell table:style-name="ce12" table:formula="of:=([.A566]+[.$E$1])*[.$B$2]/[.$B$1]" office:value-type="float" office:value="3.6328125" calcext:value-type="float">
            <text:p>3,633</text:p>
          </table:table-cell>
          <table:table-cell table:style-name="ce13" table:formula="of:=[$Sheet2.$B$3]*[$Sheet3.B566]/([$Sheet2.$B$2]-[$Sheet3.B566])" office:value-type="float" office:value="26199.4285714286" calcext:value-type="float">
            <text:p>26199,4</text:p>
          </table:table-cell>
          <table:table-cell table:formula="of:=MATCH([.C566];[$Sheet2.$B$45:.$B$62];-1)" office:value-type="float" office:value="9" calcext:value-type="float">
            <text:p>9</text:p>
          </table:table-cell>
          <table:table-cell/>
          <table:table-cell table:formula="of:=([.C566]-INDIRECT(&quot;SHEET2.D&quot;&amp;([.D566]+ROW([$Sheet2.$A$45])-1)))/INDIRECT(&quot;Sheet2.C&quot;&amp;([.D566]+ROW([$Sheet2.$A$45])-1))" office:value-type="float" office:value="101.538636211848" calcext:value-type="float">
            <text:p>102</text:p>
          </table:table-cell>
          <table:table-cell table:number-columns-repeated="1018"/>
        </table:table-row>
        <table:table-row table:style-name="ro2">
          <table:table-cell table:style-name="ce2" office:value-type="float" office:value="562" calcext:value-type="float">
            <text:p>562</text:p>
          </table:table-cell>
          <table:table-cell table:style-name="ce12" table:formula="of:=([.A567]+[.$E$1])*[.$B$2]/[.$B$1]" office:value-type="float" office:value="3.6376953125" calcext:value-type="float">
            <text:p>3,638</text:p>
          </table:table-cell>
          <table:table-cell table:style-name="ce13" table:formula="of:=[$Sheet2.$B$3]*[$Sheet3.B567]/([$Sheet2.$B$2]-[$Sheet3.B567])" office:value-type="float" office:value="26328.6738351254" calcext:value-type="float">
            <text:p>26328,7</text:p>
          </table:table-cell>
          <table:table-cell table:formula="of:=MATCH([.C567];[$Sheet2.$B$45:.$B$62];-1)" office:value-type="float" office:value="9" calcext:value-type="float">
            <text:p>9</text:p>
          </table:table-cell>
          <table:table-cell/>
          <table:table-cell table:formula="of:=([.C567]-INDIRECT(&quot;SHEET2.D&quot;&amp;([.D567]+ROW([$Sheet2.$A$45])-1)))/INDIRECT(&quot;Sheet2.C&quot;&amp;([.D567]+ROW([$Sheet2.$A$45])-1))" office:value-type="float" office:value="101.417789775479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3" calcext:value-type="float">
            <text:p>563</text:p>
          </table:table-cell>
          <table:table-cell table:style-name="ce12" table:formula="of:=([.A568]+[.$E$1])*[.$B$2]/[.$B$1]" office:value-type="float" office:value="3.642578125" calcext:value-type="float">
            <text:p>3,643</text:p>
          </table:table-cell>
          <table:table-cell table:style-name="ce13" table:formula="of:=[$Sheet2.$B$3]*[$Sheet3.B568]/([$Sheet2.$B$2]-[$Sheet3.B568])" office:value-type="float" office:value="26458.8489208633" calcext:value-type="float">
            <text:p>26458,8</text:p>
          </table:table-cell>
          <table:table-cell table:formula="of:=MATCH([.C568];[$Sheet2.$B$45:.$B$62];-1)" office:value-type="float" office:value="9" calcext:value-type="float">
            <text:p>9</text:p>
          </table:table-cell>
          <table:table-cell/>
          <table:table-cell table:formula="of:=([.C568]-INDIRECT(&quot;SHEET2.D&quot;&amp;([.D568]+ROW([$Sheet2.$A$45])-1)))/INDIRECT(&quot;Sheet2.C&quot;&amp;([.D568]+ROW([$Sheet2.$A$45])-1))" office:value-type="float" office:value="101.296073940287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4" calcext:value-type="float">
            <text:p>564</text:p>
          </table:table-cell>
          <table:table-cell table:style-name="ce12" table:formula="of:=([.A569]+[.$E$1])*[.$B$2]/[.$B$1]" office:value-type="float" office:value="3.6474609375" calcext:value-type="float">
            <text:p>3,647</text:p>
          </table:table-cell>
          <table:table-cell table:style-name="ce13" table:formula="of:=[$Sheet2.$B$3]*[$Sheet3.B569]/([$Sheet2.$B$2]-[$Sheet3.B569])" office:value-type="float" office:value="26589.963898917" calcext:value-type="float">
            <text:p>26590,0</text:p>
          </table:table-cell>
          <table:table-cell table:formula="of:=MATCH([.C569];[$Sheet2.$B$45:.$B$62];-1)" office:value-type="float" office:value="9" calcext:value-type="float">
            <text:p>9</text:p>
          </table:table-cell>
          <table:table-cell/>
          <table:table-cell table:formula="of:=([.C569]-INDIRECT(&quot;SHEET2.D&quot;&amp;([.D569]+ROW([$Sheet2.$A$45])-1)))/INDIRECT(&quot;Sheet2.C&quot;&amp;([.D569]+ROW([$Sheet2.$A$45])-1))" office:value-type="float" office:value="101.1734792904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5" calcext:value-type="float">
            <text:p>565</text:p>
          </table:table-cell>
          <table:table-cell table:style-name="ce12" table:formula="of:=([.A570]+[.$E$1])*[.$B$2]/[.$B$1]" office:value-type="float" office:value="3.65234375" calcext:value-type="float">
            <text:p>3,652</text:p>
          </table:table-cell>
          <table:table-cell table:style-name="ce13" table:formula="of:=[$Sheet2.$B$3]*[$Sheet3.B570]/([$Sheet2.$B$2]-[$Sheet3.B570])" office:value-type="float" office:value="26722.0289855072" calcext:value-type="float">
            <text:p>26722,0</text:p>
          </table:table-cell>
          <table:table-cell table:formula="of:=MATCH([.C570];[$Sheet2.$B$45:.$B$62];-1)" office:value-type="float" office:value="9" calcext:value-type="float">
            <text:p>9</text:p>
          </table:table-cell>
          <table:table-cell/>
          <table:table-cell table:formula="of:=([.C570]-INDIRECT(&quot;SHEET2.D&quot;&amp;([.D570]+ROW([$Sheet2.$A$45])-1)))/INDIRECT(&quot;Sheet2.C&quot;&amp;([.D570]+ROW([$Sheet2.$A$45])-1))" office:value-type="float" office:value="101.049996273486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6" calcext:value-type="float">
            <text:p>566</text:p>
          </table:table-cell>
          <table:table-cell table:style-name="ce12" table:formula="of:=([.A571]+[.$E$1])*[.$B$2]/[.$B$1]" office:value-type="float" office:value="3.6572265625" calcext:value-type="float">
            <text:p>3,657</text:p>
          </table:table-cell>
          <table:table-cell table:style-name="ce13" table:formula="of:=[$Sheet2.$B$3]*[$Sheet3.B571]/([$Sheet2.$B$2]-[$Sheet3.B571])" office:value-type="float" office:value="26855.0545454545" calcext:value-type="float">
            <text:p>26855,1</text:p>
          </table:table-cell>
          <table:table-cell table:formula="of:=MATCH([.C571];[$Sheet2.$B$45:.$B$62];-1)" office:value-type="float" office:value="9" calcext:value-type="float">
            <text:p>9</text:p>
          </table:table-cell>
          <table:table-cell/>
          <table:table-cell table:formula="of:=([.C571]-INDIRECT(&quot;SHEET2.D&quot;&amp;([.D571]+ROW([$Sheet2.$A$45])-1)))/INDIRECT(&quot;Sheet2.C&quot;&amp;([.D571]+ROW([$Sheet2.$A$45])-1))" office:value-type="float" office:value="100.925615198266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7" calcext:value-type="float">
            <text:p>567</text:p>
          </table:table-cell>
          <table:table-cell table:style-name="ce12" table:formula="of:=([.A572]+[.$E$1])*[.$B$2]/[.$B$1]" office:value-type="float" office:value="3.662109375" calcext:value-type="float">
            <text:p>3,662</text:p>
          </table:table-cell>
          <table:table-cell table:style-name="ce13" table:formula="of:=[$Sheet2.$B$3]*[$Sheet3.B572]/([$Sheet2.$B$2]-[$Sheet3.B572])" office:value-type="float" office:value="26989.0510948905" calcext:value-type="float">
            <text:p>26989,1</text:p>
          </table:table-cell>
          <table:table-cell table:formula="of:=MATCH([.C572];[$Sheet2.$B$45:.$B$62];-1)" office:value-type="float" office:value="9" calcext:value-type="float">
            <text:p>9</text:p>
          </table:table-cell>
          <table:table-cell/>
          <table:table-cell table:formula="of:=([.C572]-INDIRECT(&quot;SHEET2.D&quot;&amp;([.D572]+ROW([$Sheet2.$A$45])-1)))/INDIRECT(&quot;Sheet2.C&quot;&amp;([.D572]+ROW([$Sheet2.$A$45])-1))" office:value-type="float" office:value="100.800326231986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8" calcext:value-type="float">
            <text:p>568</text:p>
          </table:table-cell>
          <table:table-cell table:style-name="ce12" table:formula="of:=([.A573]+[.$E$1])*[.$B$2]/[.$B$1]" office:value-type="float" office:value="3.6669921875" calcext:value-type="float">
            <text:p>3,667</text:p>
          </table:table-cell>
          <table:table-cell table:style-name="ce13" table:formula="of:=[$Sheet2.$B$3]*[$Sheet3.B573]/([$Sheet2.$B$2]-[$Sheet3.B573])" office:value-type="float" office:value="27124.0293040293" calcext:value-type="float">
            <text:p>27124,0</text:p>
          </table:table-cell>
          <table:table-cell table:formula="of:=MATCH([.C573];[$Sheet2.$B$45:.$B$62];-1)" office:value-type="float" office:value="9" calcext:value-type="float">
            <text:p>9</text:p>
          </table:table-cell>
          <table:table-cell/>
          <table:table-cell table:formula="of:=([.C573]-INDIRECT(&quot;SHEET2.D&quot;&amp;([.D573]+ROW([$Sheet2.$A$45])-1)))/INDIRECT(&quot;Sheet2.C&quot;&amp;([.D573]+ROW([$Sheet2.$A$45])-1))" office:value-type="float" office:value="100.674119397822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69" calcext:value-type="float">
            <text:p>569</text:p>
          </table:table-cell>
          <table:table-cell table:style-name="ce12" table:formula="of:=([.A574]+[.$E$1])*[.$B$2]/[.$B$1]" office:value-type="float" office:value="3.671875" calcext:value-type="float">
            <text:p>3,672</text:p>
          </table:table-cell>
          <table:table-cell table:style-name="ce13" table:formula="of:=[$Sheet2.$B$3]*[$Sheet3.B574]/([$Sheet2.$B$2]-[$Sheet3.B574])" office:value-type="float" office:value="27260" calcext:value-type="float">
            <text:p>27260,0</text:p>
          </table:table-cell>
          <table:table-cell table:formula="of:=MATCH([.C574];[$Sheet2.$B$45:.$B$62];-1)" office:value-type="float" office:value="9" calcext:value-type="float">
            <text:p>9</text:p>
          </table:table-cell>
          <table:table-cell/>
          <table:table-cell table:formula="of:=([.C574]-INDIRECT(&quot;SHEET2.D&quot;&amp;([.D574]+ROW([$Sheet2.$A$45])-1)))/INDIRECT(&quot;Sheet2.C&quot;&amp;([.D574]+ROW([$Sheet2.$A$45])-1))" office:value-type="float" office:value="100.54698457223" calcext:value-type="float">
            <text:p>101</text:p>
          </table:table-cell>
          <table:table-cell table:number-columns-repeated="1018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12" table:formula="of:=([.A575]+[.$E$1])*[.$B$2]/[.$B$1]" office:value-type="float" office:value="3.6767578125" calcext:value-type="float">
            <text:p>3,677</text:p>
          </table:table-cell>
          <table:table-cell table:style-name="ce13" table:formula="of:=[$Sheet2.$B$3]*[$Sheet3.B575]/([$Sheet2.$B$2]-[$Sheet3.B575])" office:value-type="float" office:value="27396.9741697417" calcext:value-type="float">
            <text:p>27397,0</text:p>
          </table:table-cell>
          <table:table-cell table:formula="of:=MATCH([.C575];[$Sheet2.$B$45:.$B$62];-1)" office:value-type="float" office:value="9" calcext:value-type="float">
            <text:p>9</text:p>
          </table:table-cell>
          <table:table-cell/>
          <table:table-cell table:formula="of:=([.C575]-INDIRECT(&quot;SHEET2.D&quot;&amp;([.D575]+ROW([$Sheet2.$A$45])-1)))/INDIRECT(&quot;Sheet2.C&quot;&amp;([.D575]+ROW([$Sheet2.$A$45])-1))" office:value-type="float" office:value="100.418911482242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2" office:value-type="float" office:value="571" calcext:value-type="float">
            <text:p>571</text:p>
          </table:table-cell>
          <table:table-cell table:style-name="ce12" table:formula="of:=([.A576]+[.$E$1])*[.$B$2]/[.$B$1]" office:value-type="float" office:value="3.681640625" calcext:value-type="float">
            <text:p>3,682</text:p>
          </table:table-cell>
          <table:table-cell table:style-name="ce13" table:formula="of:=[$Sheet2.$B$3]*[$Sheet3.B576]/([$Sheet2.$B$2]-[$Sheet3.B576])" office:value-type="float" office:value="27534.962962963" calcext:value-type="float">
            <text:p>27535,0</text:p>
          </table:table-cell>
          <table:table-cell table:formula="of:=MATCH([.C576];[$Sheet2.$B$45:.$B$62];-1)" office:value-type="float" office:value="9" calcext:value-type="float">
            <text:p>9</text:p>
          </table:table-cell>
          <table:table-cell/>
          <table:table-cell table:formula="of:=([.C576]-INDIRECT(&quot;SHEET2.D&quot;&amp;([.D576]+ROW([$Sheet2.$A$45])-1)))/INDIRECT(&quot;Sheet2.C&quot;&amp;([.D576]+ROW([$Sheet2.$A$45])-1))" office:value-type="float" office:value="100.289889702699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2" office:value-type="float" office:value="572" calcext:value-type="float">
            <text:p>572</text:p>
          </table:table-cell>
          <table:table-cell table:style-name="ce12" table:formula="of:=([.A577]+[.$E$1])*[.$B$2]/[.$B$1]" office:value-type="float" office:value="3.6865234375" calcext:value-type="float">
            <text:p>3,687</text:p>
          </table:table-cell>
          <table:table-cell table:style-name="ce13" table:formula="of:=[$Sheet2.$B$3]*[$Sheet3.B577]/([$Sheet2.$B$2]-[$Sheet3.B577])" office:value-type="float" office:value="27673.9776951673" calcext:value-type="float">
            <text:p>27674,0</text:p>
          </table:table-cell>
          <table:table-cell table:formula="of:=MATCH([.C577];[$Sheet2.$B$45:.$B$62];-1)" office:value-type="float" office:value="9" calcext:value-type="float">
            <text:p>9</text:p>
          </table:table-cell>
          <table:table-cell/>
          <table:table-cell table:formula="of:=([.C577]-INDIRECT(&quot;SHEET2.D&quot;&amp;([.D577]+ROW([$Sheet2.$A$45])-1)))/INDIRECT(&quot;Sheet2.C&quot;&amp;([.D577]+ROW([$Sheet2.$A$45])-1))" office:value-type="float" office:value="100.15990865342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2" office:value-type="float" office:value="573" calcext:value-type="float">
            <text:p>573</text:p>
          </table:table-cell>
          <table:table-cell table:style-name="ce12" table:formula="of:=([.A578]+[.$E$1])*[.$B$2]/[.$B$1]" office:value-type="float" office:value="3.69140625" calcext:value-type="float">
            <text:p>3,691</text:p>
          </table:table-cell>
          <table:table-cell table:style-name="ce13" table:formula="of:=[$Sheet2.$B$3]*[$Sheet3.B578]/([$Sheet2.$B$2]-[$Sheet3.B578])" office:value-type="float" office:value="27814.0298507463" calcext:value-type="float">
            <text:p>27814,0</text:p>
          </table:table-cell>
          <table:table-cell table:formula="of:=MATCH([.C578];[$Sheet2.$B$45:.$B$62];-1)" office:value-type="float" office:value="9" calcext:value-type="float">
            <text:p>9</text:p>
          </table:table-cell>
          <table:table-cell/>
          <table:table-cell table:formula="of:=([.C578]-INDIRECT(&quot;SHEET2.D&quot;&amp;([.D578]+ROW([$Sheet2.$A$45])-1)))/INDIRECT(&quot;Sheet2.C&quot;&amp;([.D578]+ROW([$Sheet2.$A$45])-1))" office:value-type="float" office:value="100.02895759631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2" office:value-type="float" office:value="574" calcext:value-type="float">
            <text:p>574</text:p>
          </table:table-cell>
          <table:table-cell table:style-name="ce12" table:formula="of:=([.A579]+[.$E$1])*[.$B$2]/[.$B$1]" office:value-type="float" office:value="3.6962890625" calcext:value-type="float">
            <text:p>3,696</text:p>
          </table:table-cell>
          <table:table-cell table:style-name="ce13" table:formula="of:=[$Sheet2.$B$3]*[$Sheet3.B579]/([$Sheet2.$B$2]-[$Sheet3.B579])" office:value-type="float" office:value="27955.1310861423" calcext:value-type="float">
            <text:p>27955,1</text:p>
          </table:table-cell>
          <table:table-cell table:formula="of:=MATCH([.C579];[$Sheet2.$B$45:.$B$62];-1)" office:value-type="float" office:value="8" calcext:value-type="float">
            <text:p>8</text:p>
          </table:table-cell>
          <table:table-cell/>
          <table:table-cell table:formula="of:=([.C579]-INDIRECT(&quot;SHEET2.D&quot;&amp;([.D579]+ROW([$Sheet2.$A$45])-1)))/INDIRECT(&quot;Sheet2.C&quot;&amp;([.D579]+ROW([$Sheet2.$A$45])-1))" office:value-type="float" office:value="96.7591755516333" calcext:value-type="float">
            <text:p>97</text:p>
          </table:table-cell>
          <table:table-cell table:number-columns-repeated="1018"/>
        </table:table-row>
        <table:table-row table:style-name="ro2">
          <table:table-cell table:style-name="ce2" office:value-type="float" office:value="575" calcext:value-type="float">
            <text:p>575</text:p>
          </table:table-cell>
          <table:table-cell table:style-name="ce12" table:formula="of:=([.A580]+[.$E$1])*[.$B$2]/[.$B$1]" office:value-type="float" office:value="3.701171875" calcext:value-type="float">
            <text:p>3,701</text:p>
          </table:table-cell>
          <table:table-cell table:style-name="ce13" table:formula="of:=[$Sheet2.$B$3]*[$Sheet3.B580]/([$Sheet2.$B$2]-[$Sheet3.B580])" office:value-type="float" office:value="28097.2932330827" calcext:value-type="float">
            <text:p>28097,3</text:p>
          </table:table-cell>
          <table:table-cell table:formula="of:=MATCH([.C580];[$Sheet2.$B$45:.$B$62];-1)" office:value-type="float" office:value="8" calcext:value-type="float">
            <text:p>8</text:p>
          </table:table-cell>
          <table:table-cell/>
          <table:table-cell table:formula="of:=([.C580]-INDIRECT(&quot;SHEET2.D&quot;&amp;([.D580]+ROW([$Sheet2.$A$45])-1)))/INDIRECT(&quot;Sheet2.C&quot;&amp;([.D580]+ROW([$Sheet2.$A$45])-1))" office:value-type="float" office:value="96.6683951257454" calcext:value-type="float">
            <text:p>97</text:p>
          </table:table-cell>
          <table:table-cell table:number-columns-repeated="1018"/>
        </table:table-row>
        <table:table-row table:style-name="ro2">
          <table:table-cell table:style-name="ce2" office:value-type="float" office:value="576" calcext:value-type="float">
            <text:p>576</text:p>
          </table:table-cell>
          <table:table-cell table:style-name="ce12" table:formula="of:=([.A581]+[.$E$1])*[.$B$2]/[.$B$1]" office:value-type="float" office:value="3.7060546875" calcext:value-type="float">
            <text:p>3,706</text:p>
          </table:table-cell>
          <table:table-cell table:style-name="ce13" table:formula="of:=[$Sheet2.$B$3]*[$Sheet3.B581]/([$Sheet2.$B$2]-[$Sheet3.B581])" office:value-type="float" office:value="28240.5283018868" calcext:value-type="float">
            <text:p>28240,5</text:p>
          </table:table-cell>
          <table:table-cell table:formula="of:=MATCH([.C581];[$Sheet2.$B$45:.$B$62];-1)" office:value-type="float" office:value="8" calcext:value-type="float">
            <text:p>8</text:p>
          </table:table-cell>
          <table:table-cell/>
          <table:table-cell table:formula="of:=([.C581]-INDIRECT(&quot;SHEET2.D&quot;&amp;([.D581]+ROW([$Sheet2.$A$45])-1)))/INDIRECT(&quot;Sheet2.C&quot;&amp;([.D581]+ROW([$Sheet2.$A$45])-1))" office:value-type="float" office:value="96.5769295645678" calcext:value-type="float">
            <text:p>97</text:p>
          </table:table-cell>
          <table:table-cell table:number-columns-repeated="1018"/>
        </table:table-row>
        <table:table-row table:style-name="ro2">
          <table:table-cell table:style-name="ce2" office:value-type="float" office:value="577" calcext:value-type="float">
            <text:p>577</text:p>
          </table:table-cell>
          <table:table-cell table:style-name="ce12" table:formula="of:=([.A582]+[.$E$1])*[.$B$2]/[.$B$1]" office:value-type="float" office:value="3.7109375" calcext:value-type="float">
            <text:p>3,711</text:p>
          </table:table-cell>
          <table:table-cell table:style-name="ce13" table:formula="of:=[$Sheet2.$B$3]*[$Sheet3.B582]/([$Sheet2.$B$2]-[$Sheet3.B582])" office:value-type="float" office:value="28384.8484848485" calcext:value-type="float">
            <text:p>28384,8</text:p>
          </table:table-cell>
          <table:table-cell table:formula="of:=MATCH([.C582];[$Sheet2.$B$45:.$B$62];-1)" office:value-type="float" office:value="8" calcext:value-type="float">
            <text:p>8</text:p>
          </table:table-cell>
          <table:table-cell/>
          <table:table-cell table:formula="of:=([.C582]-INDIRECT(&quot;SHEET2.D&quot;&amp;([.D582]+ROW([$Sheet2.$A$45])-1)))/INDIRECT(&quot;Sheet2.C&quot;&amp;([.D582]+ROW([$Sheet2.$A$45])-1))" office:value-type="float" office:value="96.4847710824722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78" calcext:value-type="float">
            <text:p>578</text:p>
          </table:table-cell>
          <table:table-cell table:style-name="ce12" table:formula="of:=([.A583]+[.$E$1])*[.$B$2]/[.$B$1]" office:value-type="float" office:value="3.7158203125" calcext:value-type="float">
            <text:p>3,716</text:p>
          </table:table-cell>
          <table:table-cell table:style-name="ce13" table:formula="of:=[$Sheet2.$B$3]*[$Sheet3.B583]/([$Sheet2.$B$2]-[$Sheet3.B583])" office:value-type="float" office:value="28530.2661596958" calcext:value-type="float">
            <text:p>28530,3</text:p>
          </table:table-cell>
          <table:table-cell table:formula="of:=MATCH([.C583];[$Sheet2.$B$45:.$B$62];-1)" office:value-type="float" office:value="8" calcext:value-type="float">
            <text:p>8</text:p>
          </table:table-cell>
          <table:table-cell/>
          <table:table-cell table:formula="of:=([.C583]-INDIRECT(&quot;SHEET2.D&quot;&amp;([.D583]+ROW([$Sheet2.$A$45])-1)))/INDIRECT(&quot;Sheet2.C&quot;&amp;([.D583]+ROW([$Sheet2.$A$45])-1))" office:value-type="float" office:value="96.3919117754178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79" calcext:value-type="float">
            <text:p>579</text:p>
          </table:table-cell>
          <table:table-cell table:style-name="ce12" table:formula="of:=([.A584]+[.$E$1])*[.$B$2]/[.$B$1]" office:value-type="float" office:value="3.720703125" calcext:value-type="float">
            <text:p>3,721</text:p>
          </table:table-cell>
          <table:table-cell table:style-name="ce13" table:formula="of:=[$Sheet2.$B$3]*[$Sheet3.B584]/([$Sheet2.$B$2]-[$Sheet3.B584])" office:value-type="float" office:value="28676.7938931298" calcext:value-type="float">
            <text:p>28676,8</text:p>
          </table:table-cell>
          <table:table-cell table:formula="of:=MATCH([.C584];[$Sheet2.$B$45:.$B$62];-1)" office:value-type="float" office:value="8" calcext:value-type="float">
            <text:p>8</text:p>
          </table:table-cell>
          <table:table-cell/>
          <table:table-cell table:formula="of:=([.C584]-INDIRECT(&quot;SHEET2.D&quot;&amp;([.D584]+ROW([$Sheet2.$A$45])-1)))/INDIRECT(&quot;Sheet2.C&quot;&amp;([.D584]+ROW([$Sheet2.$A$45])-1))" office:value-type="float" office:value="96.2983436186911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12" table:formula="of:=([.A585]+[.$E$1])*[.$B$2]/[.$B$1]" office:value-type="float" office:value="3.7255859375" calcext:value-type="float">
            <text:p>3,726</text:p>
          </table:table-cell>
          <table:table-cell table:style-name="ce13" table:formula="of:=[$Sheet2.$B$3]*[$Sheet3.B585]/([$Sheet2.$B$2]-[$Sheet3.B585])" office:value-type="float" office:value="28824.4444444444" calcext:value-type="float">
            <text:p>28824,4</text:p>
          </table:table-cell>
          <table:table-cell table:formula="of:=MATCH([.C585];[$Sheet2.$B$45:.$B$62];-1)" office:value-type="float" office:value="8" calcext:value-type="float">
            <text:p>8</text:p>
          </table:table-cell>
          <table:table-cell/>
          <table:table-cell table:formula="of:=([.C585]-INDIRECT(&quot;SHEET2.D&quot;&amp;([.D585]+ROW([$Sheet2.$A$45])-1)))/INDIRECT(&quot;Sheet2.C&quot;&amp;([.D585]+ROW([$Sheet2.$A$45])-1))" office:value-type="float" office:value="96.2040584645949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1" calcext:value-type="float">
            <text:p>581</text:p>
          </table:table-cell>
          <table:table-cell table:style-name="ce12" table:formula="of:=([.A586]+[.$E$1])*[.$B$2]/[.$B$1]" office:value-type="float" office:value="3.73046875" calcext:value-type="float">
            <text:p>3,730</text:p>
          </table:table-cell>
          <table:table-cell table:style-name="ce13" table:formula="of:=[$Sheet2.$B$3]*[$Sheet3.B586]/([$Sheet2.$B$2]-[$Sheet3.B586])" office:value-type="float" office:value="28973.2307692308" calcext:value-type="float">
            <text:p>28973,2</text:p>
          </table:table-cell>
          <table:table-cell table:formula="of:=MATCH([.C586];[$Sheet2.$B$45:.$B$62];-1)" office:value-type="float" office:value="8" calcext:value-type="float">
            <text:p>8</text:p>
          </table:table-cell>
          <table:table-cell/>
          <table:table-cell table:formula="of:=([.C586]-INDIRECT(&quot;SHEET2.D&quot;&amp;([.D586]+ROW([$Sheet2.$A$45])-1)))/INDIRECT(&quot;Sheet2.C&quot;&amp;([.D586]+ROW([$Sheet2.$A$45])-1))" office:value-type="float" office:value="96.1090480400825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2" calcext:value-type="float">
            <text:p>582</text:p>
          </table:table-cell>
          <table:table-cell table:style-name="ce12" table:formula="of:=([.A587]+[.$E$1])*[.$B$2]/[.$B$1]" office:value-type="float" office:value="3.7353515625" calcext:value-type="float">
            <text:p>3,735</text:p>
          </table:table-cell>
          <table:table-cell table:style-name="ce13" table:formula="of:=[$Sheet2.$B$3]*[$Sheet3.B587]/([$Sheet2.$B$2]-[$Sheet3.B587])" office:value-type="float" office:value="29123.166023166" calcext:value-type="float">
            <text:p>29123,2</text:p>
          </table:table-cell>
          <table:table-cell table:formula="of:=MATCH([.C587];[$Sheet2.$B$45:.$B$62];-1)" office:value-type="float" office:value="8" calcext:value-type="float">
            <text:p>8</text:p>
          </table:table-cell>
          <table:table-cell/>
          <table:table-cell table:formula="of:=([.C587]-INDIRECT(&quot;SHEET2.D&quot;&amp;([.D587]+ROW([$Sheet2.$A$45])-1)))/INDIRECT(&quot;Sheet2.C&quot;&amp;([.D587]+ROW([$Sheet2.$A$45])-1))" office:value-type="float" office:value="96.0133039443384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3" calcext:value-type="float">
            <text:p>583</text:p>
          </table:table-cell>
          <table:table-cell table:style-name="ce12" table:formula="of:=([.A588]+[.$E$1])*[.$B$2]/[.$B$1]" office:value-type="float" office:value="3.740234375" calcext:value-type="float">
            <text:p>3,740</text:p>
          </table:table-cell>
          <table:table-cell table:style-name="ce13" table:formula="of:=[$Sheet2.$B$3]*[$Sheet3.B588]/([$Sheet2.$B$2]-[$Sheet3.B588])" office:value-type="float" office:value="29274.2635658915" calcext:value-type="float">
            <text:p>29274,3</text:p>
          </table:table-cell>
          <table:table-cell table:formula="of:=MATCH([.C588];[$Sheet2.$B$45:.$B$62];-1)" office:value-type="float" office:value="8" calcext:value-type="float">
            <text:p>8</text:p>
          </table:table-cell>
          <table:table-cell/>
          <table:table-cell table:formula="of:=([.C588]-INDIRECT(&quot;SHEET2.D&quot;&amp;([.D588]+ROW([$Sheet2.$A$45])-1)))/INDIRECT(&quot;Sheet2.C&quot;&amp;([.D588]+ROW([$Sheet2.$A$45])-1))" office:value-type="float" office:value="95.9168176463017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4" calcext:value-type="float">
            <text:p>584</text:p>
          </table:table-cell>
          <table:table-cell table:style-name="ce12" table:formula="of:=([.A589]+[.$E$1])*[.$B$2]/[.$B$1]" office:value-type="float" office:value="3.7451171875" calcext:value-type="float">
            <text:p>3,745</text:p>
          </table:table-cell>
          <table:table-cell table:style-name="ce13" table:formula="of:=[$Sheet2.$B$3]*[$Sheet3.B589]/([$Sheet2.$B$2]-[$Sheet3.B589])" office:value-type="float" office:value="29426.5369649805" calcext:value-type="float">
            <text:p>29426,5</text:p>
          </table:table-cell>
          <table:table-cell table:formula="of:=MATCH([.C589];[$Sheet2.$B$45:.$B$62];-1)" office:value-type="float" office:value="8" calcext:value-type="float">
            <text:p>8</text:p>
          </table:table-cell>
          <table:table-cell/>
          <table:table-cell table:formula="of:=([.C589]-INDIRECT(&quot;SHEET2.D&quot;&amp;([.D589]+ROW([$Sheet2.$A$45])-1)))/INDIRECT(&quot;Sheet2.C&quot;&amp;([.D589]+ROW([$Sheet2.$A$45])-1))" office:value-type="float" office:value="95.8195804821325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5" calcext:value-type="float">
            <text:p>585</text:p>
          </table:table-cell>
          <table:table-cell table:style-name="ce12" table:formula="of:=([.A590]+[.$E$1])*[.$B$2]/[.$B$1]" office:value-type="float" office:value="3.75" calcext:value-type="float">
            <text:p>3,750</text:p>
          </table:table-cell>
          <table:table-cell table:style-name="ce13" table:formula="of:=[$Sheet2.$B$3]*[$Sheet3.B590]/([$Sheet2.$B$2]-[$Sheet3.B590])" office:value-type="float" office:value="29580" calcext:value-type="float">
            <text:p>29580,0</text:p>
          </table:table-cell>
          <table:table-cell table:formula="of:=MATCH([.C590];[$Sheet2.$B$45:.$B$62];-1)" office:value-type="float" office:value="8" calcext:value-type="float">
            <text:p>8</text:p>
          </table:table-cell>
          <table:table-cell/>
          <table:table-cell table:formula="of:=([.C590]-INDIRECT(&quot;SHEET2.D&quot;&amp;([.D590]+ROW([$Sheet2.$A$45])-1)))/INDIRECT(&quot;Sheet2.C&quot;&amp;([.D590]+ROW([$Sheet2.$A$45])-1))" office:value-type="float" office:value="95.7215836526181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6" calcext:value-type="float">
            <text:p>586</text:p>
          </table:table-cell>
          <table:table-cell table:style-name="ce12" table:formula="of:=([.A591]+[.$E$1])*[.$B$2]/[.$B$1]" office:value-type="float" office:value="3.7548828125" calcext:value-type="float">
            <text:p>3,755</text:p>
          </table:table-cell>
          <table:table-cell table:style-name="ce13" table:formula="of:=[$Sheet2.$B$3]*[$Sheet3.B591]/([$Sheet2.$B$2]-[$Sheet3.B591])" office:value-type="float" office:value="29734.6666666667" calcext:value-type="float">
            <text:p>29734,7</text:p>
          </table:table-cell>
          <table:table-cell table:formula="of:=MATCH([.C591];[$Sheet2.$B$45:.$B$62];-1)" office:value-type="float" office:value="8" calcext:value-type="float">
            <text:p>8</text:p>
          </table:table-cell>
          <table:table-cell/>
          <table:table-cell table:formula="of:=([.C591]-INDIRECT(&quot;SHEET2.D&quot;&amp;([.D591]+ROW([$Sheet2.$A$45])-1)))/INDIRECT(&quot;Sheet2.C&quot;&amp;([.D591]+ROW([$Sheet2.$A$45])-1))" office:value-type="float" office:value="95.6228182205194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7" calcext:value-type="float">
            <text:p>587</text:p>
          </table:table-cell>
          <table:table-cell table:style-name="ce12" table:formula="of:=([.A592]+[.$E$1])*[.$B$2]/[.$B$1]" office:value-type="float" office:value="3.759765625" calcext:value-type="float">
            <text:p>3,760</text:p>
          </table:table-cell>
          <table:table-cell table:style-name="ce13" table:formula="of:=[$Sheet2.$B$3]*[$Sheet3.B592]/([$Sheet2.$B$2]-[$Sheet3.B592])" office:value-type="float" office:value="29890.5511811024" calcext:value-type="float">
            <text:p>29890,6</text:p>
          </table:table-cell>
          <table:table-cell table:formula="of:=MATCH([.C592];[$Sheet2.$B$45:.$B$62];-1)" office:value-type="float" office:value="8" calcext:value-type="float">
            <text:p>8</text:p>
          </table:table-cell>
          <table:table-cell/>
          <table:table-cell table:formula="of:=([.C592]-INDIRECT(&quot;SHEET2.D&quot;&amp;([.D592]+ROW([$Sheet2.$A$45])-1)))/INDIRECT(&quot;Sheet2.C&quot;&amp;([.D592]+ROW([$Sheet2.$A$45])-1))" office:value-type="float" office:value="95.5232751078529" calcext:value-type="float">
            <text:p>96</text:p>
          </table:table-cell>
          <table:table-cell table:number-columns-repeated="1018"/>
        </table:table-row>
        <table:table-row table:style-name="ro2">
          <table:table-cell table:style-name="ce2" office:value-type="float" office:value="588" calcext:value-type="float">
            <text:p>588</text:p>
          </table:table-cell>
          <table:table-cell table:style-name="ce12" table:formula="of:=([.A593]+[.$E$1])*[.$B$2]/[.$B$1]" office:value-type="float" office:value="3.7646484375" calcext:value-type="float">
            <text:p>3,765</text:p>
          </table:table-cell>
          <table:table-cell table:style-name="ce13" table:formula="of:=[$Sheet2.$B$3]*[$Sheet3.B593]/([$Sheet2.$B$2]-[$Sheet3.B593])" office:value-type="float" office:value="30047.6679841897" calcext:value-type="float">
            <text:p>30047,7</text:p>
          </table:table-cell>
          <table:table-cell table:formula="of:=MATCH([.C593];[$Sheet2.$B$45:.$B$62];-1)" office:value-type="float" office:value="8" calcext:value-type="float">
            <text:p>8</text:p>
          </table:table-cell>
          <table:table-cell/>
          <table:table-cell table:formula="of:=([.C593]-INDIRECT(&quot;SHEET2.D&quot;&amp;([.D593]+ROW([$Sheet2.$A$45])-1)))/INDIRECT(&quot;Sheet2.C&quot;&amp;([.D593]+ROW([$Sheet2.$A$45])-1))" office:value-type="float" office:value="95.42294509311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89" calcext:value-type="float">
            <text:p>589</text:p>
          </table:table-cell>
          <table:table-cell table:style-name="ce12" table:formula="of:=([.A594]+[.$E$1])*[.$B$2]/[.$B$1]" office:value-type="float" office:value="3.76953125" calcext:value-type="float">
            <text:p>3,770</text:p>
          </table:table-cell>
          <table:table-cell table:style-name="ce13" table:formula="of:=[$Sheet2.$B$3]*[$Sheet3.B594]/([$Sheet2.$B$2]-[$Sheet3.B594])" office:value-type="float" office:value="30206.0317460317" calcext:value-type="float">
            <text:p>30206,0</text:p>
          </table:table-cell>
          <table:table-cell table:formula="of:=MATCH([.C594];[$Sheet2.$B$45:.$B$62];-1)" office:value-type="float" office:value="8" calcext:value-type="float">
            <text:p>8</text:p>
          </table:table-cell>
          <table:table-cell/>
          <table:table-cell table:formula="of:=([.C594]-INDIRECT(&quot;SHEET2.D&quot;&amp;([.D594]+ROW([$Sheet2.$A$45])-1)))/INDIRECT(&quot;Sheet2.C&quot;&amp;([.D594]+ROW([$Sheet2.$A$45])-1))" office:value-type="float" office:value="95.3218188084089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12" table:formula="of:=([.A595]+[.$E$1])*[.$B$2]/[.$B$1]" office:value-type="float" office:value="3.7744140625" calcext:value-type="float">
            <text:p>3,774</text:p>
          </table:table-cell>
          <table:table-cell table:style-name="ce13" table:formula="of:=[$Sheet2.$B$3]*[$Sheet3.B595]/([$Sheet2.$B$2]-[$Sheet3.B595])" office:value-type="float" office:value="30365.6573705179" calcext:value-type="float">
            <text:p>30365,7</text:p>
          </table:table-cell>
          <table:table-cell table:formula="of:=MATCH([.C595];[$Sheet2.$B$45:.$B$62];-1)" office:value-type="float" office:value="8" calcext:value-type="float">
            <text:p>8</text:p>
          </table:table-cell>
          <table:table-cell/>
          <table:table-cell table:formula="of:=([.C595]-INDIRECT(&quot;SHEET2.D&quot;&amp;([.D595]+ROW([$Sheet2.$A$45])-1)))/INDIRECT(&quot;Sheet2.C&quot;&amp;([.D595]+ROW([$Sheet2.$A$45])-1))" office:value-type="float" office:value="95.2198867365786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1" calcext:value-type="float">
            <text:p>591</text:p>
          </table:table-cell>
          <table:table-cell table:style-name="ce12" table:formula="of:=([.A596]+[.$E$1])*[.$B$2]/[.$B$1]" office:value-type="float" office:value="3.779296875" calcext:value-type="float">
            <text:p>3,779</text:p>
          </table:table-cell>
          <table:table-cell table:style-name="ce13" table:formula="of:=[$Sheet2.$B$3]*[$Sheet3.B596]/([$Sheet2.$B$2]-[$Sheet3.B596])" office:value-type="float" office:value="30526.56" calcext:value-type="float">
            <text:p>30526,6</text:p>
          </table:table-cell>
          <table:table-cell table:formula="of:=MATCH([.C596];[$Sheet2.$B$45:.$B$62];-1)" office:value-type="float" office:value="8" calcext:value-type="float">
            <text:p>8</text:p>
          </table:table-cell>
          <table:table-cell/>
          <table:table-cell table:formula="of:=([.C596]-INDIRECT(&quot;SHEET2.D&quot;&amp;([.D596]+ROW([$Sheet2.$A$45])-1)))/INDIRECT(&quot;Sheet2.C&quot;&amp;([.D596]+ROW([$Sheet2.$A$45])-1))" office:value-type="float" office:value="95.1171392081737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2" calcext:value-type="float">
            <text:p>592</text:p>
          </table:table-cell>
          <table:table-cell table:style-name="ce12" table:formula="of:=([.A597]+[.$E$1])*[.$B$2]/[.$B$1]" office:value-type="float" office:value="3.7841796875" calcext:value-type="float">
            <text:p>3,784</text:p>
          </table:table-cell>
          <table:table-cell table:style-name="ce13" table:formula="of:=[$Sheet2.$B$3]*[$Sheet3.B597]/([$Sheet2.$B$2]-[$Sheet3.B597])" office:value-type="float" office:value="30688.7550200803" calcext:value-type="float">
            <text:p>30688,8</text:p>
          </table:table-cell>
          <table:table-cell table:formula="of:=MATCH([.C597];[$Sheet2.$B$45:.$B$62];-1)" office:value-type="float" office:value="8" calcext:value-type="float">
            <text:p>8</text:p>
          </table:table-cell>
          <table:table-cell/>
          <table:table-cell table:formula="of:=([.C597]-INDIRECT(&quot;SHEET2.D&quot;&amp;([.D597]+ROW([$Sheet2.$A$45])-1)))/INDIRECT(&quot;Sheet2.C&quot;&amp;([.D597]+ROW([$Sheet2.$A$45])-1))" office:value-type="float" office:value="95.0135663984161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3" calcext:value-type="float">
            <text:p>593</text:p>
          </table:table-cell>
          <table:table-cell table:style-name="ce12" table:formula="of:=([.A598]+[.$E$1])*[.$B$2]/[.$B$1]" office:value-type="float" office:value="3.7890625" calcext:value-type="float">
            <text:p>3,789</text:p>
          </table:table-cell>
          <table:table-cell table:style-name="ce13" table:formula="of:=[$Sheet2.$B$3]*[$Sheet3.B598]/([$Sheet2.$B$2]-[$Sheet3.B598])" office:value-type="float" office:value="30852.2580645161" calcext:value-type="float">
            <text:p>30852,3</text:p>
          </table:table-cell>
          <table:table-cell table:formula="of:=MATCH([.C598];[$Sheet2.$B$45:.$B$62];-1)" office:value-type="float" office:value="8" calcext:value-type="float">
            <text:p>8</text:p>
          </table:table-cell>
          <table:table-cell/>
          <table:table-cell table:formula="of:=([.C598]-INDIRECT(&quot;SHEET2.D&quot;&amp;([.D598]+ROW([$Sheet2.$A$45])-1)))/INDIRECT(&quot;Sheet2.C&quot;&amp;([.D598]+ROW([$Sheet2.$A$45])-1))" office:value-type="float" office:value="94.9091583240638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4" calcext:value-type="float">
            <text:p>594</text:p>
          </table:table-cell>
          <table:table-cell table:style-name="ce12" table:formula="of:=([.A599]+[.$E$1])*[.$B$2]/[.$B$1]" office:value-type="float" office:value="3.7939453125" calcext:value-type="float">
            <text:p>3,794</text:p>
          </table:table-cell>
          <table:table-cell table:style-name="ce13" table:formula="of:=[$Sheet2.$B$3]*[$Sheet3.B599]/([$Sheet2.$B$2]-[$Sheet3.B599])" office:value-type="float" office:value="31017.0850202429" calcext:value-type="float">
            <text:p>31017,1</text:p>
          </table:table-cell>
          <table:table-cell table:formula="of:=MATCH([.C599];[$Sheet2.$B$45:.$B$62];-1)" office:value-type="float" office:value="8" calcext:value-type="float">
            <text:p>8</text:p>
          </table:table-cell>
          <table:table-cell/>
          <table:table-cell table:formula="of:=([.C599]-INDIRECT(&quot;SHEET2.D&quot;&amp;([.D599]+ROW([$Sheet2.$A$45])-1)))/INDIRECT(&quot;Sheet2.C&quot;&amp;([.D599]+ROW([$Sheet2.$A$45])-1))" office:value-type="float" office:value="94.8039048402025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5" calcext:value-type="float">
            <text:p>595</text:p>
          </table:table-cell>
          <table:table-cell table:style-name="ce12" table:formula="of:=([.A600]+[.$E$1])*[.$B$2]/[.$B$1]" office:value-type="float" office:value="3.798828125" calcext:value-type="float">
            <text:p>3,799</text:p>
          </table:table-cell>
          <table:table-cell table:style-name="ce13" table:formula="of:=[$Sheet2.$B$3]*[$Sheet3.B600]/([$Sheet2.$B$2]-[$Sheet3.B600])" office:value-type="float" office:value="31183.2520325203" calcext:value-type="float">
            <text:p>31183,3</text:p>
          </table:table-cell>
          <table:table-cell table:formula="of:=MATCH([.C600];[$Sheet2.$B$45:.$B$62];-1)" office:value-type="float" office:value="8" calcext:value-type="float">
            <text:p>8</text:p>
          </table:table-cell>
          <table:table-cell/>
          <table:table-cell table:formula="of:=([.C600]-INDIRECT(&quot;SHEET2.D&quot;&amp;([.D600]+ROW([$Sheet2.$A$45])-1)))/INDIRECT(&quot;Sheet2.C&quot;&amp;([.D600]+ROW([$Sheet2.$A$45])-1))" office:value-type="float" office:value="94.6977956369602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6" calcext:value-type="float">
            <text:p>596</text:p>
          </table:table-cell>
          <table:table-cell table:style-name="ce12" table:formula="of:=([.A601]+[.$E$1])*[.$B$2]/[.$B$1]" office:value-type="float" office:value="3.8037109375" calcext:value-type="float">
            <text:p>3,804</text:p>
          </table:table-cell>
          <table:table-cell table:style-name="ce13" table:formula="of:=[$Sheet2.$B$3]*[$Sheet3.B601]/([$Sheet2.$B$2]-[$Sheet3.B601])" office:value-type="float" office:value="31350.7755102041" calcext:value-type="float">
            <text:p>31350,8</text:p>
          </table:table-cell>
          <table:table-cell table:formula="of:=MATCH([.C601];[$Sheet2.$B$45:.$B$62];-1)" office:value-type="float" office:value="8" calcext:value-type="float">
            <text:p>8</text:p>
          </table:table-cell>
          <table:table-cell/>
          <table:table-cell table:formula="of:=([.C601]-INDIRECT(&quot;SHEET2.D&quot;&amp;([.D601]+ROW([$Sheet2.$A$45])-1)))/INDIRECT(&quot;Sheet2.C&quot;&amp;([.D601]+ROW([$Sheet2.$A$45])-1))" office:value-type="float" office:value="94.5908202361404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2" office:value-type="float" office:value="597" calcext:value-type="float">
            <text:p>597</text:p>
          </table:table-cell>
          <table:table-cell table:style-name="ce12" table:formula="of:=([.A602]+[.$E$1])*[.$B$2]/[.$B$1]" office:value-type="float" office:value="3.80859375" calcext:value-type="float">
            <text:p>3,809</text:p>
          </table:table-cell>
          <table:table-cell table:style-name="ce13" table:formula="of:=[$Sheet2.$B$3]*[$Sheet3.B602]/([$Sheet2.$B$2]-[$Sheet3.B602])" office:value-type="float" office:value="31519.6721311475" calcext:value-type="float">
            <text:p>31519,7</text:p>
          </table:table-cell>
          <table:table-cell table:formula="of:=MATCH([.C602];[$Sheet2.$B$45:.$B$62];-1)" office:value-type="float" office:value="8" calcext:value-type="float">
            <text:p>8</text:p>
          </table:table-cell>
          <table:table-cell/>
          <table:table-cell table:formula="of:=([.C602]-INDIRECT(&quot;SHEET2.D&quot;&amp;([.D602]+ROW([$Sheet2.$A$45])-1)))/INDIRECT(&quot;Sheet2.C&quot;&amp;([.D602]+ROW([$Sheet2.$A$45])-1))" office:value-type="float" office:value="94.482967987773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598" calcext:value-type="float">
            <text:p>598</text:p>
          </table:table-cell>
          <table:table-cell table:style-name="ce12" table:formula="of:=([.A603]+[.$E$1])*[.$B$2]/[.$B$1]" office:value-type="float" office:value="3.8134765625" calcext:value-type="float">
            <text:p>3,813</text:p>
          </table:table-cell>
          <table:table-cell table:style-name="ce13" table:formula="of:=[$Sheet2.$B$3]*[$Sheet3.B603]/([$Sheet2.$B$2]-[$Sheet3.B603])" office:value-type="float" office:value="31689.9588477366" calcext:value-type="float">
            <text:p>31690,0</text:p>
          </table:table-cell>
          <table:table-cell table:formula="of:=MATCH([.C603];[$Sheet2.$B$45:.$B$62];-1)" office:value-type="float" office:value="8" calcext:value-type="float">
            <text:p>8</text:p>
          </table:table-cell>
          <table:table-cell/>
          <table:table-cell table:formula="of:=([.C603]-INDIRECT(&quot;SHEET2.D&quot;&amp;([.D603]+ROW([$Sheet2.$A$45])-1)))/INDIRECT(&quot;Sheet2.C&quot;&amp;([.D603]+ROW([$Sheet2.$A$45])-1))" office:value-type="float" office:value="94.3742280665795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599" calcext:value-type="float">
            <text:p>599</text:p>
          </table:table-cell>
          <table:table-cell table:style-name="ce12" table:formula="of:=([.A604]+[.$E$1])*[.$B$2]/[.$B$1]" office:value-type="float" office:value="3.818359375" calcext:value-type="float">
            <text:p>3,818</text:p>
          </table:table-cell>
          <table:table-cell table:style-name="ce13" table:formula="of:=[$Sheet2.$B$3]*[$Sheet3.B604]/([$Sheet2.$B$2]-[$Sheet3.B604])" office:value-type="float" office:value="31861.652892562" calcext:value-type="float">
            <text:p>31861,7</text:p>
          </table:table-cell>
          <table:table-cell table:formula="of:=MATCH([.C604];[$Sheet2.$B$45:.$B$62];-1)" office:value-type="float" office:value="8" calcext:value-type="float">
            <text:p>8</text:p>
          </table:table-cell>
          <table:table-cell/>
          <table:table-cell table:formula="of:=([.C604]-INDIRECT(&quot;SHEET2.D&quot;&amp;([.D604]+ROW([$Sheet2.$A$45])-1)))/INDIRECT(&quot;Sheet2.C&quot;&amp;([.D604]+ROW([$Sheet2.$A$45])-1))" office:value-type="float" office:value="94.2645894683512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12" table:formula="of:=([.A605]+[.$E$1])*[.$B$2]/[.$B$1]" office:value-type="float" office:value="3.8232421875" calcext:value-type="float">
            <text:p>3,823</text:p>
          </table:table-cell>
          <table:table-cell table:style-name="ce13" table:formula="of:=[$Sheet2.$B$3]*[$Sheet3.B605]/([$Sheet2.$B$2]-[$Sheet3.B605])" office:value-type="float" office:value="32034.7717842324" calcext:value-type="float">
            <text:p>32034,8</text:p>
          </table:table-cell>
          <table:table-cell table:formula="of:=MATCH([.C605];[$Sheet2.$B$45:.$B$62];-1)" office:value-type="float" office:value="8" calcext:value-type="float">
            <text:p>8</text:p>
          </table:table-cell>
          <table:table-cell/>
          <table:table-cell table:formula="of:=([.C605]-INDIRECT(&quot;SHEET2.D&quot;&amp;([.D605]+ROW([$Sheet2.$A$45])-1)))/INDIRECT(&quot;Sheet2.C&quot;&amp;([.D605]+ROW([$Sheet2.$A$45])-1))" office:value-type="float" office:value="94.1540410062373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1" calcext:value-type="float">
            <text:p>601</text:p>
          </table:table-cell>
          <table:table-cell table:style-name="ce12" table:formula="of:=([.A606]+[.$E$1])*[.$B$2]/[.$B$1]" office:value-type="float" office:value="3.828125" calcext:value-type="float">
            <text:p>3,828</text:p>
          </table:table-cell>
          <table:table-cell table:style-name="ce13" table:formula="of:=[$Sheet2.$B$3]*[$Sheet3.B606]/([$Sheet2.$B$2]-[$Sheet3.B606])" office:value-type="float" office:value="32209.3333333333" calcext:value-type="float">
            <text:p>32209,3</text:p>
          </table:table-cell>
          <table:table-cell table:formula="of:=MATCH([.C606];[$Sheet2.$B$45:.$B$62];-1)" office:value-type="float" office:value="8" calcext:value-type="float">
            <text:p>8</text:p>
          </table:table-cell>
          <table:table-cell/>
          <table:table-cell table:formula="of:=([.C606]-INDIRECT(&quot;SHEET2.D&quot;&amp;([.D606]+ROW([$Sheet2.$A$45])-1)))/INDIRECT(&quot;Sheet2.C&quot;&amp;([.D606]+ROW([$Sheet2.$A$45])-1))" office:value-type="float" office:value="94.0425713069391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2" calcext:value-type="float">
            <text:p>602</text:p>
          </table:table-cell>
          <table:table-cell table:style-name="ce12" table:formula="of:=([.A607]+[.$E$1])*[.$B$2]/[.$B$1]" office:value-type="float" office:value="3.8330078125" calcext:value-type="float">
            <text:p>3,833</text:p>
          </table:table-cell>
          <table:table-cell table:style-name="ce13" table:formula="of:=[$Sheet2.$B$3]*[$Sheet3.B607]/([$Sheet2.$B$2]-[$Sheet3.B607])" office:value-type="float" office:value="32385.3556485356" calcext:value-type="float">
            <text:p>32385,4</text:p>
          </table:table-cell>
          <table:table-cell table:formula="of:=MATCH([.C607];[$Sheet2.$B$45:.$B$62];-1)" office:value-type="float" office:value="8" calcext:value-type="float">
            <text:p>8</text:p>
          </table:table-cell>
          <table:table-cell/>
          <table:table-cell table:formula="of:=([.C607]-INDIRECT(&quot;SHEET2.D&quot;&amp;([.D607]+ROW([$Sheet2.$A$45])-1)))/INDIRECT(&quot;Sheet2.C&quot;&amp;([.D607]+ROW([$Sheet2.$A$45])-1))" office:value-type="float" office:value="93.93016880681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3" calcext:value-type="float">
            <text:p>603</text:p>
          </table:table-cell>
          <table:table-cell table:style-name="ce12" table:formula="of:=([.A608]+[.$E$1])*[.$B$2]/[.$B$1]" office:value-type="float" office:value="3.837890625" calcext:value-type="float">
            <text:p>3,838</text:p>
          </table:table-cell>
          <table:table-cell table:style-name="ce13" table:formula="of:=[$Sheet2.$B$3]*[$Sheet3.B608]/([$Sheet2.$B$2]-[$Sheet3.B608])" office:value-type="float" office:value="32562.8571428571" calcext:value-type="float">
            <text:p>32562,9</text:p>
          </table:table-cell>
          <table:table-cell table:formula="of:=MATCH([.C608];[$Sheet2.$B$45:.$B$62];-1)" office:value-type="float" office:value="8" calcext:value-type="float">
            <text:p>8</text:p>
          </table:table-cell>
          <table:table-cell/>
          <table:table-cell table:formula="of:=([.C608]-INDIRECT(&quot;SHEET2.D&quot;&amp;([.D608]+ROW([$Sheet2.$A$45])-1)))/INDIRECT(&quot;Sheet2.C&quot;&amp;([.D608]+ROW([$Sheet2.$A$45])-1))" office:value-type="float" office:value="93.8168217478563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4" calcext:value-type="float">
            <text:p>604</text:p>
          </table:table-cell>
          <table:table-cell table:style-name="ce12" table:formula="of:=([.A609]+[.$E$1])*[.$B$2]/[.$B$1]" office:value-type="float" office:value="3.8427734375" calcext:value-type="float">
            <text:p>3,843</text:p>
          </table:table-cell>
          <table:table-cell table:style-name="ce13" table:formula="of:=[$Sheet2.$B$3]*[$Sheet3.B609]/([$Sheet2.$B$2]-[$Sheet3.B609])" office:value-type="float" office:value="32741.8565400844" calcext:value-type="float">
            <text:p>32741,9</text:p>
          </table:table-cell>
          <table:table-cell table:formula="of:=MATCH([.C609];[$Sheet2.$B$45:.$B$62];-1)" office:value-type="float" office:value="8" calcext:value-type="float">
            <text:p>8</text:p>
          </table:table-cell>
          <table:table-cell/>
          <table:table-cell table:formula="of:=([.C609]-INDIRECT(&quot;SHEET2.D&quot;&amp;([.D609]+ROW([$Sheet2.$A$45])-1)))/INDIRECT(&quot;Sheet2.C&quot;&amp;([.D609]+ROW([$Sheet2.$A$45])-1))" office:value-type="float" office:value="93.702518173637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5" calcext:value-type="float">
            <text:p>605</text:p>
          </table:table-cell>
          <table:table-cell table:style-name="ce12" table:formula="of:=([.A610]+[.$E$1])*[.$B$2]/[.$B$1]" office:value-type="float" office:value="3.84765625" calcext:value-type="float">
            <text:p>3,848</text:p>
          </table:table-cell>
          <table:table-cell table:style-name="ce13" table:formula="of:=[$Sheet2.$B$3]*[$Sheet3.B610]/([$Sheet2.$B$2]-[$Sheet3.B610])" office:value-type="float" office:value="32922.3728813559" calcext:value-type="float">
            <text:p>32922,4</text:p>
          </table:table-cell>
          <table:table-cell table:formula="of:=MATCH([.C610];[$Sheet2.$B$45:.$B$62];-1)" office:value-type="float" office:value="8" calcext:value-type="float">
            <text:p>8</text:p>
          </table:table-cell>
          <table:table-cell/>
          <table:table-cell table:formula="of:=([.C610]-INDIRECT(&quot;SHEET2.D&quot;&amp;([.D610]+ROW([$Sheet2.$A$45])-1)))/INDIRECT(&quot;Sheet2.C&quot;&amp;([.D610]+ROW([$Sheet2.$A$45])-1))" office:value-type="float" office:value="93.5872459250601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2" office:value-type="float" office:value="606" calcext:value-type="float">
            <text:p>606</text:p>
          </table:table-cell>
          <table:table-cell table:style-name="ce12" table:formula="of:=([.A611]+[.$E$1])*[.$B$2]/[.$B$1]" office:value-type="float" office:value="3.8525390625" calcext:value-type="float">
            <text:p>3,853</text:p>
          </table:table-cell>
          <table:table-cell table:style-name="ce13" table:formula="of:=[$Sheet2.$B$3]*[$Sheet3.B611]/([$Sheet2.$B$2]-[$Sheet3.B611])" office:value-type="float" office:value="33104.4255319149" calcext:value-type="float">
            <text:p>33104,4</text:p>
          </table:table-cell>
          <table:table-cell table:formula="of:=MATCH([.C611];[$Sheet2.$B$45:.$B$62];-1)" office:value-type="float" office:value="8" calcext:value-type="float">
            <text:p>8</text:p>
          </table:table-cell>
          <table:table-cell/>
          <table:table-cell table:formula="of:=([.C611]-INDIRECT(&quot;SHEET2.D&quot;&amp;([.D611]+ROW([$Sheet2.$A$45])-1)))/INDIRECT(&quot;Sheet2.C&quot;&amp;([.D611]+ROW([$Sheet2.$A$45])-1))" office:value-type="float" office:value="93.4709926360697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07" calcext:value-type="float">
            <text:p>607</text:p>
          </table:table-cell>
          <table:table-cell table:style-name="ce12" table:formula="of:=([.A612]+[.$E$1])*[.$B$2]/[.$B$1]" office:value-type="float" office:value="3.857421875" calcext:value-type="float">
            <text:p>3,857</text:p>
          </table:table-cell>
          <table:table-cell table:style-name="ce13" table:formula="of:=[$Sheet2.$B$3]*[$Sheet3.B612]/([$Sheet2.$B$2]-[$Sheet3.B612])" office:value-type="float" office:value="33288.0341880342" calcext:value-type="float">
            <text:p>33288,0</text:p>
          </table:table-cell>
          <table:table-cell table:formula="of:=MATCH([.C612];[$Sheet2.$B$45:.$B$62];-1)" office:value-type="float" office:value="8" calcext:value-type="float">
            <text:p>8</text:p>
          </table:table-cell>
          <table:table-cell/>
          <table:table-cell table:formula="of:=([.C612]-INDIRECT(&quot;SHEET2.D&quot;&amp;([.D612]+ROW([$Sheet2.$A$45])-1)))/INDIRECT(&quot;Sheet2.C&quot;&amp;([.D612]+ROW([$Sheet2.$A$45])-1))" office:value-type="float" office:value="93.3537457292247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08" calcext:value-type="float">
            <text:p>608</text:p>
          </table:table-cell>
          <table:table-cell table:style-name="ce12" table:formula="of:=([.A613]+[.$E$1])*[.$B$2]/[.$B$1]" office:value-type="float" office:value="3.8623046875" calcext:value-type="float">
            <text:p>3,862</text:p>
          </table:table-cell>
          <table:table-cell table:style-name="ce13" table:formula="of:=[$Sheet2.$B$3]*[$Sheet3.B613]/([$Sheet2.$B$2]-[$Sheet3.B613])" office:value-type="float" office:value="33473.2188841202" calcext:value-type="float">
            <text:p>33473,2</text:p>
          </table:table-cell>
          <table:table-cell table:formula="of:=MATCH([.C613];[$Sheet2.$B$45:.$B$62];-1)" office:value-type="float" office:value="8" calcext:value-type="float">
            <text:p>8</text:p>
          </table:table-cell>
          <table:table-cell/>
          <table:table-cell table:formula="of:=([.C613]-INDIRECT(&quot;SHEET2.D&quot;&amp;([.D613]+ROW([$Sheet2.$A$45])-1)))/INDIRECT(&quot;Sheet2.C&quot;&amp;([.D613]+ROW([$Sheet2.$A$45])-1))" office:value-type="float" office:value="93.2354924111621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09" calcext:value-type="float">
            <text:p>609</text:p>
          </table:table-cell>
          <table:table-cell table:style-name="ce12" table:formula="of:=([.A614]+[.$E$1])*[.$B$2]/[.$B$1]" office:value-type="float" office:value="3.8671875" calcext:value-type="float">
            <text:p>3,867</text:p>
          </table:table-cell>
          <table:table-cell table:style-name="ce13" table:formula="of:=[$Sheet2.$B$3]*[$Sheet3.B614]/([$Sheet2.$B$2]-[$Sheet3.B614])" office:value-type="float" office:value="33660" calcext:value-type="float">
            <text:p>33660,0</text:p>
          </table:table-cell>
          <table:table-cell table:formula="of:=MATCH([.C614];[$Sheet2.$B$45:.$B$62];-1)" office:value-type="float" office:value="8" calcext:value-type="float">
            <text:p>8</text:p>
          </table:table-cell>
          <table:table-cell/>
          <table:table-cell table:formula="of:=([.C614]-INDIRECT(&quot;SHEET2.D&quot;&amp;([.D614]+ROW([$Sheet2.$A$45])-1)))/INDIRECT(&quot;Sheet2.C&quot;&amp;([.D614]+ROW([$Sheet2.$A$45])-1))" office:value-type="float" office:value="93.1162196679438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12" table:formula="of:=([.A615]+[.$E$1])*[.$B$2]/[.$B$1]" office:value-type="float" office:value="3.8720703125" calcext:value-type="float">
            <text:p>3,872</text:p>
          </table:table-cell>
          <table:table-cell table:style-name="ce13" table:formula="of:=[$Sheet2.$B$3]*[$Sheet3.B615]/([$Sheet2.$B$2]-[$Sheet3.B615])" office:value-type="float" office:value="33848.3982683983" calcext:value-type="float">
            <text:p>33848,4</text:p>
          </table:table-cell>
          <table:table-cell table:formula="of:=MATCH([.C615];[$Sheet2.$B$45:.$B$62];-1)" office:value-type="float" office:value="8" calcext:value-type="float">
            <text:p>8</text:p>
          </table:table-cell>
          <table:table-cell/>
          <table:table-cell table:formula="of:=([.C615]-INDIRECT(&quot;SHEET2.D&quot;&amp;([.D615]+ROW([$Sheet2.$A$45])-1)))/INDIRECT(&quot;Sheet2.C&quot;&amp;([.D615]+ROW([$Sheet2.$A$45])-1))" office:value-type="float" office:value="92.995914260282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11" calcext:value-type="float">
            <text:p>611</text:p>
          </table:table-cell>
          <table:table-cell table:style-name="ce12" table:formula="of:=([.A616]+[.$E$1])*[.$B$2]/[.$B$1]" office:value-type="float" office:value="3.876953125" calcext:value-type="float">
            <text:p>3,877</text:p>
          </table:table-cell>
          <table:table-cell table:style-name="ce13" table:formula="of:=[$Sheet2.$B$3]*[$Sheet3.B616]/([$Sheet2.$B$2]-[$Sheet3.B616])" office:value-type="float" office:value="34038.4347826087" calcext:value-type="float">
            <text:p>34038,4</text:p>
          </table:table-cell>
          <table:table-cell table:formula="of:=MATCH([.C616];[$Sheet2.$B$45:.$B$62];-1)" office:value-type="float" office:value="8" calcext:value-type="float">
            <text:p>8</text:p>
          </table:table-cell>
          <table:table-cell/>
          <table:table-cell table:formula="of:=([.C616]-INDIRECT(&quot;SHEET2.D&quot;&amp;([.D616]+ROW([$Sheet2.$A$45])-1)))/INDIRECT(&quot;Sheet2.C&quot;&amp;([.D616]+ROW([$Sheet2.$A$45])-1))" office:value-type="float" office:value="92.8745627186407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12" calcext:value-type="float">
            <text:p>612</text:p>
          </table:table-cell>
          <table:table-cell table:style-name="ce12" table:formula="of:=([.A617]+[.$E$1])*[.$B$2]/[.$B$1]" office:value-type="float" office:value="3.8818359375" calcext:value-type="float">
            <text:p>3,882</text:p>
          </table:table-cell>
          <table:table-cell table:style-name="ce13" table:formula="of:=[$Sheet2.$B$3]*[$Sheet3.B617]/([$Sheet2.$B$2]-[$Sheet3.B617])" office:value-type="float" office:value="34230.1310043668" calcext:value-type="float">
            <text:p>34230,1</text:p>
          </table:table-cell>
          <table:table-cell table:formula="of:=MATCH([.C617];[$Sheet2.$B$45:.$B$62];-1)" office:value-type="float" office:value="8" calcext:value-type="float">
            <text:p>8</text:p>
          </table:table-cell>
          <table:table-cell/>
          <table:table-cell table:formula="of:=([.C617]-INDIRECT(&quot;SHEET2.D&quot;&amp;([.D617]+ROW([$Sheet2.$A$45])-1)))/INDIRECT(&quot;Sheet2.C&quot;&amp;([.D617]+ROW([$Sheet2.$A$45])-1))" office:value-type="float" office:value="92.7521513382077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13" calcext:value-type="float">
            <text:p>613</text:p>
          </table:table-cell>
          <table:table-cell table:style-name="ce12" table:formula="of:=([.A618]+[.$E$1])*[.$B$2]/[.$B$1]" office:value-type="float" office:value="3.88671875" calcext:value-type="float">
            <text:p>3,887</text:p>
          </table:table-cell>
          <table:table-cell table:style-name="ce13" table:formula="of:=[$Sheet2.$B$3]*[$Sheet3.B618]/([$Sheet2.$B$2]-[$Sheet3.B618])" office:value-type="float" office:value="34423.5087719298" calcext:value-type="float">
            <text:p>34423,5</text:p>
          </table:table-cell>
          <table:table-cell table:formula="of:=MATCH([.C618];[$Sheet2.$B$45:.$B$62];-1)" office:value-type="float" office:value="8" calcext:value-type="float">
            <text:p>8</text:p>
          </table:table-cell>
          <table:table-cell/>
          <table:table-cell table:formula="of:=([.C618]-INDIRECT(&quot;SHEET2.D&quot;&amp;([.D618]+ROW([$Sheet2.$A$45])-1)))/INDIRECT(&quot;Sheet2.C&quot;&amp;([.D618]+ROW([$Sheet2.$A$45])-1))" office:value-type="float" office:value="92.6286661737358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12" table:formula="of:=([.A619]+[.$E$1])*[.$B$2]/[.$B$1]" office:value-type="float" office:value="3.8916015625" calcext:value-type="float">
            <text:p>3,892</text:p>
          </table:table-cell>
          <table:table-cell table:style-name="ce13" table:formula="of:=[$Sheet2.$B$3]*[$Sheet3.B619]/([$Sheet2.$B$2]-[$Sheet3.B619])" office:value-type="float" office:value="34618.59030837" calcext:value-type="float">
            <text:p>34618,6</text:p>
          </table:table-cell>
          <table:table-cell table:formula="of:=MATCH([.C619];[$Sheet2.$B$45:.$B$62];-1)" office:value-type="float" office:value="8" calcext:value-type="float">
            <text:p>8</text:p>
          </table:table-cell>
          <table:table-cell/>
          <table:table-cell table:formula="of:=([.C619]-INDIRECT(&quot;SHEET2.D&quot;&amp;([.D619]+ROW([$Sheet2.$A$45])-1)))/INDIRECT(&quot;Sheet2.C&quot;&amp;([.D619]+ROW([$Sheet2.$A$45])-1))" office:value-type="float" office:value="92.5040930342465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2" office:value-type="float" office:value="615" calcext:value-type="float">
            <text:p>615</text:p>
          </table:table-cell>
          <table:table-cell table:style-name="ce12" table:formula="of:=([.A620]+[.$E$1])*[.$B$2]/[.$B$1]" office:value-type="float" office:value="3.896484375" calcext:value-type="float">
            <text:p>3,896</text:p>
          </table:table-cell>
          <table:table-cell table:style-name="ce13" table:formula="of:=[$Sheet2.$B$3]*[$Sheet3.B620]/([$Sheet2.$B$2]-[$Sheet3.B620])" office:value-type="float" office:value="34815.3982300885" calcext:value-type="float">
            <text:p>34815,4</text:p>
          </table:table-cell>
          <table:table-cell table:formula="of:=MATCH([.C620];[$Sheet2.$B$45:.$B$62];-1)" office:value-type="float" office:value="8" calcext:value-type="float">
            <text:p>8</text:p>
          </table:table-cell>
          <table:table-cell/>
          <table:table-cell table:formula="of:=([.C620]-INDIRECT(&quot;SHEET2.D&quot;&amp;([.D620]+ROW([$Sheet2.$A$45])-1)))/INDIRECT(&quot;Sheet2.C&quot;&amp;([.D620]+ROW([$Sheet2.$A$45])-1))" office:value-type="float" office:value="92.3784174775936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16" calcext:value-type="float">
            <text:p>616</text:p>
          </table:table-cell>
          <table:table-cell table:style-name="ce12" table:formula="of:=([.A621]+[.$E$1])*[.$B$2]/[.$B$1]" office:value-type="float" office:value="3.9013671875" calcext:value-type="float">
            <text:p>3,901</text:p>
          </table:table-cell>
          <table:table-cell table:style-name="ce13" table:formula="of:=[$Sheet2.$B$3]*[$Sheet3.B621]/([$Sheet2.$B$2]-[$Sheet3.B621])" office:value-type="float" office:value="35013.9555555556" calcext:value-type="float">
            <text:p>35014,0</text:p>
          </table:table-cell>
          <table:table-cell table:formula="of:=MATCH([.C621];[$Sheet2.$B$45:.$B$62];-1)" office:value-type="float" office:value="8" calcext:value-type="float">
            <text:p>8</text:p>
          </table:table-cell>
          <table:table-cell/>
          <table:table-cell table:formula="of:=([.C621]-INDIRECT(&quot;SHEET2.D&quot;&amp;([.D621]+ROW([$Sheet2.$A$45])-1)))/INDIRECT(&quot;Sheet2.C&quot;&amp;([.D621]+ROW([$Sheet2.$A$45])-1))" office:value-type="float" office:value="92.2516248048815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17" calcext:value-type="float">
            <text:p>617</text:p>
          </table:table-cell>
          <table:table-cell table:style-name="ce12" table:formula="of:=([.A622]+[.$E$1])*[.$B$2]/[.$B$1]" office:value-type="float" office:value="3.90625" calcext:value-type="float">
            <text:p>3,906</text:p>
          </table:table-cell>
          <table:table-cell table:style-name="ce13" table:formula="of:=[$Sheet2.$B$3]*[$Sheet3.B622]/([$Sheet2.$B$2]-[$Sheet3.B622])" office:value-type="float" office:value="35214.2857142857" calcext:value-type="float">
            <text:p>35214,3</text:p>
          </table:table-cell>
          <table:table-cell table:formula="of:=MATCH([.C622];[$Sheet2.$B$45:.$B$62];-1)" office:value-type="float" office:value="8" calcext:value-type="float">
            <text:p>8</text:p>
          </table:table-cell>
          <table:table-cell/>
          <table:table-cell table:formula="of:=([.C622]-INDIRECT(&quot;SHEET2.D&quot;&amp;([.D622]+ROW([$Sheet2.$A$45])-1)))/INDIRECT(&quot;Sheet2.C&quot;&amp;([.D622]+ROW([$Sheet2.$A$45])-1))" office:value-type="float" office:value="92.1237000547345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18" calcext:value-type="float">
            <text:p>618</text:p>
          </table:table-cell>
          <table:table-cell table:style-name="ce12" table:formula="of:=([.A623]+[.$E$1])*[.$B$2]/[.$B$1]" office:value-type="float" office:value="3.9111328125" calcext:value-type="float">
            <text:p>3,911</text:p>
          </table:table-cell>
          <table:table-cell table:style-name="ce13" table:formula="of:=[$Sheet2.$B$3]*[$Sheet3.B623]/([$Sheet2.$B$2]-[$Sheet3.B623])" office:value-type="float" office:value="35416.4125560538" calcext:value-type="float">
            <text:p>35416,4</text:p>
          </table:table-cell>
          <table:table-cell table:formula="of:=MATCH([.C623];[$Sheet2.$B$45:.$B$62];-1)" office:value-type="float" office:value="8" calcext:value-type="float">
            <text:p>8</text:p>
          </table:table-cell>
          <table:table-cell/>
          <table:table-cell table:formula="of:=([.C623]-INDIRECT(&quot;SHEET2.D&quot;&amp;([.D623]+ROW([$Sheet2.$A$45])-1)))/INDIRECT(&quot;Sheet2.C&quot;&amp;([.D623]+ROW([$Sheet2.$A$45])-1))" office:value-type="float" office:value="91.9946279974114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19" calcext:value-type="float">
            <text:p>619</text:p>
          </table:table-cell>
          <table:table-cell table:style-name="ce12" table:formula="of:=([.A624]+[.$E$1])*[.$B$2]/[.$B$1]" office:value-type="float" office:value="3.916015625" calcext:value-type="float">
            <text:p>3,916</text:p>
          </table:table-cell>
          <table:table-cell table:style-name="ce13" table:formula="of:=[$Sheet2.$B$3]*[$Sheet3.B624]/([$Sheet2.$B$2]-[$Sheet3.B624])" office:value-type="float" office:value="35620.3603603604" calcext:value-type="float">
            <text:p>35620,4</text:p>
          </table:table-cell>
          <table:table-cell table:formula="of:=MATCH([.C624];[$Sheet2.$B$45:.$B$62];-1)" office:value-type="float" office:value="8" calcext:value-type="float">
            <text:p>8</text:p>
          </table:table-cell>
          <table:table-cell/>
          <table:table-cell table:formula="of:=([.C624]-INDIRECT(&quot;SHEET2.D&quot;&amp;([.D624]+ROW([$Sheet2.$A$45])-1)))/INDIRECT(&quot;Sheet2.C&quot;&amp;([.D624]+ROW([$Sheet2.$A$45])-1))" office:value-type="float" office:value="91.8643931287609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12" table:formula="of:=([.A625]+[.$E$1])*[.$B$2]/[.$B$1]" office:value-type="float" office:value="3.9208984375" calcext:value-type="float">
            <text:p>3,921</text:p>
          </table:table-cell>
          <table:table-cell table:style-name="ce13" table:formula="of:=[$Sheet2.$B$3]*[$Sheet3.B625]/([$Sheet2.$B$2]-[$Sheet3.B625])" office:value-type="float" office:value="35826.1538461538" calcext:value-type="float">
            <text:p>35826,2</text:p>
          </table:table-cell>
          <table:table-cell table:formula="of:=MATCH([.C625];[$Sheet2.$B$45:.$B$62];-1)" office:value-type="float" office:value="8" calcext:value-type="float">
            <text:p>8</text:p>
          </table:table-cell>
          <table:table-cell/>
          <table:table-cell table:formula="of:=([.C625]-INDIRECT(&quot;SHEET2.D&quot;&amp;([.D625]+ROW([$Sheet2.$A$45])-1)))/INDIRECT(&quot;Sheet2.C&quot;&amp;([.D625]+ROW([$Sheet2.$A$45])-1))" office:value-type="float" office:value="91.7329796640142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21" calcext:value-type="float">
            <text:p>621</text:p>
          </table:table-cell>
          <table:table-cell table:style-name="ce12" table:formula="of:=([.A626]+[.$E$1])*[.$B$2]/[.$B$1]" office:value-type="float" office:value="3.92578125" calcext:value-type="float">
            <text:p>3,926</text:p>
          </table:table-cell>
          <table:table-cell table:style-name="ce13" table:formula="of:=[$Sheet2.$B$3]*[$Sheet3.B626]/([$Sheet2.$B$2]-[$Sheet3.B626])" office:value-type="float" office:value="36033.8181818182" calcext:value-type="float">
            <text:p>36033,8</text:p>
          </table:table-cell>
          <table:table-cell table:formula="of:=MATCH([.C626];[$Sheet2.$B$45:.$B$62];-1)" office:value-type="float" office:value="8" calcext:value-type="float">
            <text:p>8</text:p>
          </table:table-cell>
          <table:table-cell/>
          <table:table-cell table:formula="of:=([.C626]-INDIRECT(&quot;SHEET2.D&quot;&amp;([.D626]+ROW([$Sheet2.$A$45])-1)))/INDIRECT(&quot;Sheet2.C&quot;&amp;([.D626]+ROW([$Sheet2.$A$45])-1))" office:value-type="float" office:value="91.600371531406" calcext:value-type="float">
            <text:p>92</text:p>
          </table:table-cell>
          <table:table-cell table:number-columns-repeated="1018"/>
        </table:table-row>
        <table:table-row table:style-name="ro2">
          <table:table-cell table:style-name="ce2" office:value-type="float" office:value="622" calcext:value-type="float">
            <text:p>622</text:p>
          </table:table-cell>
          <table:table-cell table:style-name="ce12" table:formula="of:=([.A627]+[.$E$1])*[.$B$2]/[.$B$1]" office:value-type="float" office:value="3.9306640625" calcext:value-type="float">
            <text:p>3,931</text:p>
          </table:table-cell>
          <table:table-cell table:style-name="ce13" table:formula="of:=[$Sheet2.$B$3]*[$Sheet3.B627]/([$Sheet2.$B$2]-[$Sheet3.B627])" office:value-type="float" office:value="36243.3789954338" calcext:value-type="float">
            <text:p>36243,4</text:p>
          </table:table-cell>
          <table:table-cell table:formula="of:=MATCH([.C627];[$Sheet2.$B$45:.$B$62];-1)" office:value-type="float" office:value="8" calcext:value-type="float">
            <text:p>8</text:p>
          </table:table-cell>
          <table:table-cell/>
          <table:table-cell table:formula="of:=([.C627]-INDIRECT(&quot;SHEET2.D&quot;&amp;([.D627]+ROW([$Sheet2.$A$45])-1)))/INDIRECT(&quot;Sheet2.C&quot;&amp;([.D627]+ROW([$Sheet2.$A$45])-1))" office:value-type="float" office:value="91.4665523656234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3" calcext:value-type="float">
            <text:p>623</text:p>
          </table:table-cell>
          <table:table-cell table:style-name="ce12" table:formula="of:=([.A628]+[.$E$1])*[.$B$2]/[.$B$1]" office:value-type="float" office:value="3.935546875" calcext:value-type="float">
            <text:p>3,936</text:p>
          </table:table-cell>
          <table:table-cell table:style-name="ce13" table:formula="of:=[$Sheet2.$B$3]*[$Sheet3.B628]/([$Sheet2.$B$2]-[$Sheet3.B628])" office:value-type="float" office:value="36454.8623853211" calcext:value-type="float">
            <text:p>36454,9</text:p>
          </table:table-cell>
          <table:table-cell table:formula="of:=MATCH([.C628];[$Sheet2.$B$45:.$B$62];-1)" office:value-type="float" office:value="8" calcext:value-type="float">
            <text:p>8</text:p>
          </table:table-cell>
          <table:table-cell/>
          <table:table-cell table:formula="of:=([.C628]-INDIRECT(&quot;SHEET2.D&quot;&amp;([.D628]+ROW([$Sheet2.$A$45])-1)))/INDIRECT(&quot;Sheet2.C&quot;&amp;([.D628]+ROW([$Sheet2.$A$45])-1))" office:value-type="float" office:value="91.3315055010721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4" calcext:value-type="float">
            <text:p>624</text:p>
          </table:table-cell>
          <table:table-cell table:style-name="ce12" table:formula="of:=([.A629]+[.$E$1])*[.$B$2]/[.$B$1]" office:value-type="float" office:value="3.9404296875" calcext:value-type="float">
            <text:p>3,940</text:p>
          </table:table-cell>
          <table:table-cell table:style-name="ce13" table:formula="of:=[$Sheet2.$B$3]*[$Sheet3.B629]/([$Sheet2.$B$2]-[$Sheet3.B629])" office:value-type="float" office:value="36668.2949308756" calcext:value-type="float">
            <text:p>36668,3</text:p>
          </table:table-cell>
          <table:table-cell table:formula="of:=MATCH([.C629];[$Sheet2.$B$45:.$B$62];-1)" office:value-type="float" office:value="8" calcext:value-type="float">
            <text:p>8</text:p>
          </table:table-cell>
          <table:table-cell/>
          <table:table-cell table:formula="of:=([.C629]-INDIRECT(&quot;SHEET2.D&quot;&amp;([.D629]+ROW([$Sheet2.$A$45])-1)))/INDIRECT(&quot;Sheet2.C&quot;&amp;([.D629]+ROW([$Sheet2.$A$45])-1))" office:value-type="float" office:value="91.1952139649581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5" calcext:value-type="float">
            <text:p>625</text:p>
          </table:table-cell>
          <table:table-cell table:style-name="ce12" table:formula="of:=([.A630]+[.$E$1])*[.$B$2]/[.$B$1]" office:value-type="float" office:value="3.9453125" calcext:value-type="float">
            <text:p>3,945</text:p>
          </table:table-cell>
          <table:table-cell table:style-name="ce13" table:formula="of:=[$Sheet2.$B$3]*[$Sheet3.B630]/([$Sheet2.$B$2]-[$Sheet3.B630])" office:value-type="float" office:value="36883.7037037037" calcext:value-type="float">
            <text:p>36883,7</text:p>
          </table:table-cell>
          <table:table-cell table:formula="of:=MATCH([.C630];[$Sheet2.$B$45:.$B$62];-1)" office:value-type="float" office:value="8" calcext:value-type="float">
            <text:p>8</text:p>
          </table:table-cell>
          <table:table-cell/>
          <table:table-cell table:formula="of:=([.C630]-INDIRECT(&quot;SHEET2.D&quot;&amp;([.D630]+ROW([$Sheet2.$A$45])-1)))/INDIRECT(&quot;Sheet2.C&quot;&amp;([.D630]+ROW([$Sheet2.$A$45])-1))" office:value-type="float" office:value="91.0576604701764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6" calcext:value-type="float">
            <text:p>626</text:p>
          </table:table-cell>
          <table:table-cell table:style-name="ce12" table:formula="of:=([.A631]+[.$E$1])*[.$B$2]/[.$B$1]" office:value-type="float" office:value="3.9501953125" calcext:value-type="float">
            <text:p>3,950</text:p>
          </table:table-cell>
          <table:table-cell table:style-name="ce13" table:formula="of:=[$Sheet2.$B$3]*[$Sheet3.B631]/([$Sheet2.$B$2]-[$Sheet3.B631])" office:value-type="float" office:value="37101.1162790698" calcext:value-type="float">
            <text:p>37101,1</text:p>
          </table:table-cell>
          <table:table-cell table:formula="of:=MATCH([.C631];[$Sheet2.$B$45:.$B$62];-1)" office:value-type="float" office:value="8" calcext:value-type="float">
            <text:p>8</text:p>
          </table:table-cell>
          <table:table-cell/>
          <table:table-cell table:formula="of:=([.C631]-INDIRECT(&quot;SHEET2.D&quot;&amp;([.D631]+ROW([$Sheet2.$A$45])-1)))/INDIRECT(&quot;Sheet2.C&quot;&amp;([.D631]+ROW([$Sheet2.$A$45])-1))" office:value-type="float" office:value="90.9188274080014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7" calcext:value-type="float">
            <text:p>627</text:p>
          </table:table-cell>
          <table:table-cell table:style-name="ce12" table:formula="of:=([.A632]+[.$E$1])*[.$B$2]/[.$B$1]" office:value-type="float" office:value="3.955078125" calcext:value-type="float">
            <text:p>3,955</text:p>
          </table:table-cell>
          <table:table-cell table:style-name="ce13" table:formula="of:=[$Sheet2.$B$3]*[$Sheet3.B632]/([$Sheet2.$B$2]-[$Sheet3.B632])" office:value-type="float" office:value="37320.5607476635" calcext:value-type="float">
            <text:p>37320,6</text:p>
          </table:table-cell>
          <table:table-cell table:formula="of:=MATCH([.C632];[$Sheet2.$B$45:.$B$62];-1)" office:value-type="float" office:value="8" calcext:value-type="float">
            <text:p>8</text:p>
          </table:table-cell>
          <table:table-cell/>
          <table:table-cell table:formula="of:=([.C632]-INDIRECT(&quot;SHEET2.D&quot;&amp;([.D632]+ROW([$Sheet2.$A$45])-1)))/INDIRECT(&quot;Sheet2.C&quot;&amp;([.D632]+ROW([$Sheet2.$A$45])-1))" office:value-type="float" office:value="90.7786968405725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8" calcext:value-type="float">
            <text:p>628</text:p>
          </table:table-cell>
          <table:table-cell table:style-name="ce12" table:formula="of:=([.A633]+[.$E$1])*[.$B$2]/[.$B$1]" office:value-type="float" office:value="3.9599609375" calcext:value-type="float">
            <text:p>3,960</text:p>
          </table:table-cell>
          <table:table-cell table:style-name="ce13" table:formula="of:=[$Sheet2.$B$3]*[$Sheet3.B633]/([$Sheet2.$B$2]-[$Sheet3.B633])" office:value-type="float" office:value="37542.0657276995" calcext:value-type="float">
            <text:p>37542,1</text:p>
          </table:table-cell>
          <table:table-cell table:formula="of:=MATCH([.C633];[$Sheet2.$B$45:.$B$62];-1)" office:value-type="float" office:value="8" calcext:value-type="float">
            <text:p>8</text:p>
          </table:table-cell>
          <table:table-cell/>
          <table:table-cell table:formula="of:=([.C633]-INDIRECT(&quot;SHEET2.D&quot;&amp;([.D633]+ROW([$Sheet2.$A$45])-1)))/INDIRECT(&quot;Sheet2.C&quot;&amp;([.D633]+ROW([$Sheet2.$A$45])-1))" office:value-type="float" office:value="90.6372504931676" calcext:value-type="float">
            <text:p>91</text:p>
          </table:table-cell>
          <table:table-cell table:number-columns-repeated="1018"/>
        </table:table-row>
        <table:table-row table:style-name="ro2">
          <table:table-cell table:style-name="ce2" office:value-type="float" office:value="629" calcext:value-type="float">
            <text:p>629</text:p>
          </table:table-cell>
          <table:table-cell table:style-name="ce12" table:formula="of:=([.A634]+[.$E$1])*[.$B$2]/[.$B$1]" office:value-type="float" office:value="3.96484375" calcext:value-type="float">
            <text:p>3,965</text:p>
          </table:table-cell>
          <table:table-cell table:style-name="ce13" table:formula="of:=[$Sheet2.$B$3]*[$Sheet3.B634]/([$Sheet2.$B$2]-[$Sheet3.B634])" office:value-type="float" office:value="37765.6603773585" calcext:value-type="float">
            <text:p>37765,7</text:p>
          </table:table-cell>
          <table:table-cell table:formula="of:=MATCH([.C634];[$Sheet2.$B$45:.$B$62];-1)" office:value-type="float" office:value="8" calcext:value-type="float">
            <text:p>8</text:p>
          </table:table-cell>
          <table:table-cell/>
          <table:table-cell table:formula="of:=([.C634]-INDIRECT(&quot;SHEET2.D&quot;&amp;([.D634]+ROW([$Sheet2.$A$45])-1)))/INDIRECT(&quot;Sheet2.C&quot;&amp;([.D634]+ROW([$Sheet2.$A$45])-1))" office:value-type="float" office:value="90.4944697462589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12" table:formula="of:=([.A635]+[.$E$1])*[.$B$2]/[.$B$1]" office:value-type="float" office:value="3.9697265625" calcext:value-type="float">
            <text:p>3,970</text:p>
          </table:table-cell>
          <table:table-cell table:style-name="ce13" table:formula="of:=[$Sheet2.$B$3]*[$Sheet3.B635]/([$Sheet2.$B$2]-[$Sheet3.B635])" office:value-type="float" office:value="37991.3744075829" calcext:value-type="float">
            <text:p>37991,4</text:p>
          </table:table-cell>
          <table:table-cell table:formula="of:=MATCH([.C635];[$Sheet2.$B$45:.$B$62];-1)" office:value-type="float" office:value="8" calcext:value-type="float">
            <text:p>8</text:p>
          </table:table-cell>
          <table:table-cell/>
          <table:table-cell table:formula="of:=([.C635]-INDIRECT(&quot;SHEET2.D&quot;&amp;([.D635]+ROW([$Sheet2.$A$45])-1)))/INDIRECT(&quot;Sheet2.C&quot;&amp;([.D635]+ROW([$Sheet2.$A$45])-1))" office:value-type="float" office:value="90.3503356273417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2" office:value-type="float" office:value="631" calcext:value-type="float">
            <text:p>631</text:p>
          </table:table-cell>
          <table:table-cell table:style-name="ce12" table:formula="of:=([.A636]+[.$E$1])*[.$B$2]/[.$B$1]" office:value-type="float" office:value="3.974609375" calcext:value-type="float">
            <text:p>3,975</text:p>
          </table:table-cell>
          <table:table-cell table:style-name="ce13" table:formula="of:=[$Sheet2.$B$3]*[$Sheet3.B636]/([$Sheet2.$B$2]-[$Sheet3.B636])" office:value-type="float" office:value="38219.2380952381" calcext:value-type="float">
            <text:p>38219,2</text:p>
          </table:table-cell>
          <table:table-cell table:formula="of:=MATCH([.C636];[$Sheet2.$B$45:.$B$62];-1)" office:value-type="float" office:value="8" calcext:value-type="float">
            <text:p>8</text:p>
          </table:table-cell>
          <table:table-cell/>
          <table:table-cell table:formula="of:=([.C636]-INDIRECT(&quot;SHEET2.D&quot;&amp;([.D636]+ROW([$Sheet2.$A$45])-1)))/INDIRECT(&quot;Sheet2.C&quot;&amp;([.D636]+ROW([$Sheet2.$A$45])-1))" office:value-type="float" office:value="90.20482880253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12" table:formula="of:=([.A637]+[.$E$1])*[.$B$2]/[.$B$1]" office:value-type="float" office:value="3.9794921875" calcext:value-type="float">
            <text:p>3,979</text:p>
          </table:table-cell>
          <table:table-cell table:style-name="ce13" table:formula="of:=[$Sheet2.$B$3]*[$Sheet3.B637]/([$Sheet2.$B$2]-[$Sheet3.B637])" office:value-type="float" office:value="38449.2822966507" calcext:value-type="float">
            <text:p>38449,3</text:p>
          </table:table-cell>
          <table:table-cell table:formula="of:=MATCH([.C637];[$Sheet2.$B$45:.$B$62];-1)" office:value-type="float" office:value="8" calcext:value-type="float">
            <text:p>8</text:p>
          </table:table-cell>
          <table:table-cell/>
          <table:table-cell table:formula="of:=([.C637]-INDIRECT(&quot;SHEET2.D&quot;&amp;([.D637]+ROW([$Sheet2.$A$45])-1)))/INDIRECT(&quot;Sheet2.C&quot;&amp;([.D637]+ROW([$Sheet2.$A$45])-1))" office:value-type="float" office:value="90.0579295679114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2" office:value-type="float" office:value="633" calcext:value-type="float">
            <text:p>633</text:p>
          </table:table-cell>
          <table:table-cell table:style-name="ce12" table:formula="of:=([.A638]+[.$E$1])*[.$B$2]/[.$B$1]" office:value-type="float" office:value="3.984375" calcext:value-type="float">
            <text:p>3,984</text:p>
          </table:table-cell>
          <table:table-cell table:style-name="ce13" table:formula="of:=[$Sheet2.$B$3]*[$Sheet3.B638]/([$Sheet2.$B$2]-[$Sheet3.B638])" office:value-type="float" office:value="38681.5384615385" calcext:value-type="float">
            <text:p>38681,5</text:p>
          </table:table-cell>
          <table:table-cell table:formula="of:=MATCH([.C638];[$Sheet2.$B$45:.$B$62];-1)" office:value-type="float" office:value="7" calcext:value-type="float">
            <text:p>7</text:p>
          </table:table-cell>
          <table:table-cell/>
          <table:table-cell table:formula="of:=([.C638]-INDIRECT(&quot;SHEET2.D&quot;&amp;([.D638]+ROW([$Sheet2.$A$45])-1)))/INDIRECT(&quot;Sheet2.C&quot;&amp;([.D638]+ROW([$Sheet2.$A$45])-1))" office:value-type="float" office:value="86.6602839220865" calcext:value-type="float">
            <text:p>87</text:p>
          </table:table-cell>
          <table:table-cell table:number-columns-repeated="1018"/>
        </table:table-row>
        <table:table-row table:style-name="ro2">
          <table:table-cell table:style-name="ce2" office:value-type="float" office:value="634" calcext:value-type="float">
            <text:p>634</text:p>
          </table:table-cell>
          <table:table-cell table:style-name="ce12" table:formula="of:=([.A639]+[.$E$1])*[.$B$2]/[.$B$1]" office:value-type="float" office:value="3.9892578125" calcext:value-type="float">
            <text:p>3,989</text:p>
          </table:table-cell>
          <table:table-cell table:style-name="ce13" table:formula="of:=[$Sheet2.$B$3]*[$Sheet3.B639]/([$Sheet2.$B$2]-[$Sheet3.B639])" office:value-type="float" office:value="38916.038647343" calcext:value-type="float">
            <text:p>38916,0</text:p>
          </table:table-cell>
          <table:table-cell table:formula="of:=MATCH([.C639];[$Sheet2.$B$45:.$B$62];-1)" office:value-type="float" office:value="7" calcext:value-type="float">
            <text:p>7</text:p>
          </table:table-cell>
          <table:table-cell/>
          <table:table-cell table:formula="of:=([.C639]-INDIRECT(&quot;SHEET2.D&quot;&amp;([.D639]+ROW([$Sheet2.$A$45])-1)))/INDIRECT(&quot;Sheet2.C&quot;&amp;([.D639]+ROW([$Sheet2.$A$45])-1))" office:value-type="float" office:value="86.559640065518" calcext:value-type="float">
            <text:p>87</text:p>
          </table:table-cell>
          <table:table-cell table:number-columns-repeated="1018"/>
        </table:table-row>
        <table:table-row table:style-name="ro2">
          <table:table-cell table:style-name="ce2" office:value-type="float" office:value="635" calcext:value-type="float">
            <text:p>635</text:p>
          </table:table-cell>
          <table:table-cell table:style-name="ce12" table:formula="of:=([.A640]+[.$E$1])*[.$B$2]/[.$B$1]" office:value-type="float" office:value="3.994140625" calcext:value-type="float">
            <text:p>3,994</text:p>
          </table:table-cell>
          <table:table-cell table:style-name="ce13" table:formula="of:=[$Sheet2.$B$3]*[$Sheet3.B640]/([$Sheet2.$B$2]-[$Sheet3.B640])" office:value-type="float" office:value="39152.8155339806" calcext:value-type="float">
            <text:p>39152,8</text:p>
          </table:table-cell>
          <table:table-cell table:formula="of:=MATCH([.C640];[$Sheet2.$B$45:.$B$62];-1)" office:value-type="float" office:value="7" calcext:value-type="float">
            <text:p>7</text:p>
          </table:table-cell>
          <table:table-cell/>
          <table:table-cell table:formula="of:=([.C640]-INDIRECT(&quot;SHEET2.D&quot;&amp;([.D640]+ROW([$Sheet2.$A$45])-1)))/INDIRECT(&quot;Sheet2.C&quot;&amp;([.D640]+ROW([$Sheet2.$A$45])-1))" office:value-type="float" office:value="86.4580190841285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36" calcext:value-type="float">
            <text:p>636</text:p>
          </table:table-cell>
          <table:table-cell table:style-name="ce12" table:formula="of:=([.A641]+[.$E$1])*[.$B$2]/[.$B$1]" office:value-type="float" office:value="3.9990234375" calcext:value-type="float">
            <text:p>3,999</text:p>
          </table:table-cell>
          <table:table-cell table:style-name="ce13" table:formula="of:=[$Sheet2.$B$3]*[$Sheet3.B641]/([$Sheet2.$B$2]-[$Sheet3.B641])" office:value-type="float" office:value="39391.9024390244" calcext:value-type="float">
            <text:p>39391,9</text:p>
          </table:table-cell>
          <table:table-cell table:formula="of:=MATCH([.C641];[$Sheet2.$B$45:.$B$62];-1)" office:value-type="float" office:value="7" calcext:value-type="float">
            <text:p>7</text:p>
          </table:table-cell>
          <table:table-cell/>
          <table:table-cell table:formula="of:=([.C641]-INDIRECT(&quot;SHEET2.D&quot;&amp;([.D641]+ROW([$Sheet2.$A$45])-1)))/INDIRECT(&quot;Sheet2.C&quot;&amp;([.D641]+ROW([$Sheet2.$A$45])-1))" office:value-type="float" office:value="86.3554066785303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37" calcext:value-type="float">
            <text:p>637</text:p>
          </table:table-cell>
          <table:table-cell table:style-name="ce12" table:formula="of:=([.A642]+[.$E$1])*[.$B$2]/[.$B$1]" office:value-type="float" office:value="4.00390625" calcext:value-type="float">
            <text:p>4,004</text:p>
          </table:table-cell>
          <table:table-cell table:style-name="ce13" table:formula="of:=[$Sheet2.$B$3]*[$Sheet3.B642]/([$Sheet2.$B$2]-[$Sheet3.B642])" office:value-type="float" office:value="39633.3333333333" calcext:value-type="float">
            <text:p>39633,3</text:p>
          </table:table-cell>
          <table:table-cell table:formula="of:=MATCH([.C642];[$Sheet2.$B$45:.$B$62];-1)" office:value-type="float" office:value="7" calcext:value-type="float">
            <text:p>7</text:p>
          </table:table-cell>
          <table:table-cell/>
          <table:table-cell table:formula="of:=([.C642]-INDIRECT(&quot;SHEET2.D&quot;&amp;([.D642]+ROW([$Sheet2.$A$45])-1)))/INDIRECT(&quot;Sheet2.C&quot;&amp;([.D642]+ROW([$Sheet2.$A$45])-1))" office:value-type="float" office:value="86.2517882689557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38" calcext:value-type="float">
            <text:p>638</text:p>
          </table:table-cell>
          <table:table-cell table:style-name="ce12" table:formula="of:=([.A643]+[.$E$1])*[.$B$2]/[.$B$1]" office:value-type="float" office:value="4.0087890625" calcext:value-type="float">
            <text:p>4,009</text:p>
          </table:table-cell>
          <table:table-cell table:style-name="ce13" table:formula="of:=[$Sheet2.$B$3]*[$Sheet3.B643]/([$Sheet2.$B$2]-[$Sheet3.B643])" office:value-type="float" office:value="39877.1428571429" calcext:value-type="float">
            <text:p>39877,1</text:p>
          </table:table-cell>
          <table:table-cell table:formula="of:=MATCH([.C643];[$Sheet2.$B$45:.$B$62];-1)" office:value-type="float" office:value="7" calcext:value-type="float">
            <text:p>7</text:p>
          </table:table-cell>
          <table:table-cell/>
          <table:table-cell table:formula="of:=([.C643]-INDIRECT(&quot;SHEET2.D&quot;&amp;([.D643]+ROW([$Sheet2.$A$45])-1)))/INDIRECT(&quot;Sheet2.C&quot;&amp;([.D643]+ROW([$Sheet2.$A$45])-1))" office:value-type="float" office:value="86.1471489883507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39" calcext:value-type="float">
            <text:p>639</text:p>
          </table:table-cell>
          <table:table-cell table:style-name="ce12" table:formula="of:=([.A644]+[.$E$1])*[.$B$2]/[.$B$1]" office:value-type="float" office:value="4.013671875" calcext:value-type="float">
            <text:p>4,014</text:p>
          </table:table-cell>
          <table:table-cell table:style-name="ce13" table:formula="of:=[$Sheet2.$B$3]*[$Sheet3.B644]/([$Sheet2.$B$2]-[$Sheet3.B644])" office:value-type="float" office:value="40123.3663366337" calcext:value-type="float">
            <text:p>40123,4</text:p>
          </table:table-cell>
          <table:table-cell table:formula="of:=MATCH([.C644];[$Sheet2.$B$45:.$B$62];-1)" office:value-type="float" office:value="7" calcext:value-type="float">
            <text:p>7</text:p>
          </table:table-cell>
          <table:table-cell/>
          <table:table-cell table:formula="of:=([.C644]-INDIRECT(&quot;SHEET2.D&quot;&amp;([.D644]+ROW([$Sheet2.$A$45])-1)))/INDIRECT(&quot;Sheet2.C&quot;&amp;([.D644]+ROW([$Sheet2.$A$45])-1))" office:value-type="float" office:value="86.0414736752645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12" table:formula="of:=([.A645]+[.$E$1])*[.$B$2]/[.$B$1]" office:value-type="float" office:value="4.0185546875" calcext:value-type="float">
            <text:p>4,019</text:p>
          </table:table-cell>
          <table:table-cell table:style-name="ce13" table:formula="of:=[$Sheet2.$B$3]*[$Sheet3.B645]/([$Sheet2.$B$2]-[$Sheet3.B645])" office:value-type="float" office:value="40372.039800995" calcext:value-type="float">
            <text:p>40372,0</text:p>
          </table:table-cell>
          <table:table-cell table:formula="of:=MATCH([.C645];[$Sheet2.$B$45:.$B$62];-1)" office:value-type="float" office:value="7" calcext:value-type="float">
            <text:p>7</text:p>
          </table:table-cell>
          <table:table-cell/>
          <table:table-cell table:formula="of:=([.C645]-INDIRECT(&quot;SHEET2.D&quot;&amp;([.D645]+ROW([$Sheet2.$A$45])-1)))/INDIRECT(&quot;Sheet2.C&quot;&amp;([.D645]+ROW([$Sheet2.$A$45])-1))" office:value-type="float" office:value="85.9347468665258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12" table:formula="of:=([.A646]+[.$E$1])*[.$B$2]/[.$B$1]" office:value-type="float" office:value="4.0234375" calcext:value-type="float">
            <text:p>4,023</text:p>
          </table:table-cell>
          <table:table-cell table:style-name="ce13" table:formula="of:=[$Sheet2.$B$3]*[$Sheet3.B646]/([$Sheet2.$B$2]-[$Sheet3.B646])" office:value-type="float" office:value="40623.2" calcext:value-type="float">
            <text:p>40623,2</text:p>
          </table:table-cell>
          <table:table-cell table:formula="of:=MATCH([.C646];[$Sheet2.$B$45:.$B$62];-1)" office:value-type="float" office:value="7" calcext:value-type="float">
            <text:p>7</text:p>
          </table:table-cell>
          <table:table-cell/>
          <table:table-cell table:formula="of:=([.C646]-INDIRECT(&quot;SHEET2.D&quot;&amp;([.D646]+ROW([$Sheet2.$A$45])-1)))/INDIRECT(&quot;Sheet2.C&quot;&amp;([.D646]+ROW([$Sheet2.$A$45])-1))" office:value-type="float" office:value="85.8269527896996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42" calcext:value-type="float">
            <text:p>642</text:p>
          </table:table-cell>
          <table:table-cell table:style-name="ce12" table:formula="of:=([.A647]+[.$E$1])*[.$B$2]/[.$B$1]" office:value-type="float" office:value="4.0283203125" calcext:value-type="float">
            <text:p>4,028</text:p>
          </table:table-cell>
          <table:table-cell table:style-name="ce13" table:formula="of:=[$Sheet2.$B$3]*[$Sheet3.B647]/([$Sheet2.$B$2]-[$Sheet3.B647])" office:value-type="float" office:value="40876.8844221106" calcext:value-type="float">
            <text:p>40876,9</text:p>
          </table:table-cell>
          <table:table-cell table:formula="of:=MATCH([.C647];[$Sheet2.$B$45:.$B$62];-1)" office:value-type="float" office:value="7" calcext:value-type="float">
            <text:p>7</text:p>
          </table:table-cell>
          <table:table-cell/>
          <table:table-cell table:formula="of:=([.C647]-INDIRECT(&quot;SHEET2.D&quot;&amp;([.D647]+ROW([$Sheet2.$A$45])-1)))/INDIRECT(&quot;Sheet2.C&quot;&amp;([.D647]+ROW([$Sheet2.$A$45])-1))" office:value-type="float" office:value="85.7180753553173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43" calcext:value-type="float">
            <text:p>643</text:p>
          </table:table-cell>
          <table:table-cell table:style-name="ce12" table:formula="of:=([.A648]+[.$E$1])*[.$B$2]/[.$B$1]" office:value-type="float" office:value="4.033203125" calcext:value-type="float">
            <text:p>4,033</text:p>
          </table:table-cell>
          <table:table-cell table:style-name="ce13" table:formula="of:=[$Sheet2.$B$3]*[$Sheet3.B648]/([$Sheet2.$B$2]-[$Sheet3.B648])" office:value-type="float" office:value="41133.1313131313" calcext:value-type="float">
            <text:p>41133,1</text:p>
          </table:table-cell>
          <table:table-cell table:formula="of:=MATCH([.C648];[$Sheet2.$B$45:.$B$62];-1)" office:value-type="float" office:value="7" calcext:value-type="float">
            <text:p>7</text:p>
          </table:table-cell>
          <table:table-cell/>
          <table:table-cell table:formula="of:=([.C648]-INDIRECT(&quot;SHEET2.D&quot;&amp;([.D648]+ROW([$Sheet2.$A$45])-1)))/INDIRECT(&quot;Sheet2.C&quot;&amp;([.D648]+ROW([$Sheet2.$A$45])-1))" office:value-type="float" office:value="85.6080981488707" calcext:value-type="float">
            <text:p>86</text:p>
          </table:table-cell>
          <table:table-cell table:number-columns-repeated="1018"/>
        </table:table-row>
        <table:table-row table:style-name="ro2">
          <table:table-cell table:style-name="ce2" office:value-type="float" office:value="644" calcext:value-type="float">
            <text:p>644</text:p>
          </table:table-cell>
          <table:table-cell table:style-name="ce12" table:formula="of:=([.A649]+[.$E$1])*[.$B$2]/[.$B$1]" office:value-type="float" office:value="4.0380859375" calcext:value-type="float">
            <text:p>4,038</text:p>
          </table:table-cell>
          <table:table-cell table:style-name="ce13" table:formula="of:=[$Sheet2.$B$3]*[$Sheet3.B649]/([$Sheet2.$B$2]-[$Sheet3.B649])" office:value-type="float" office:value="41391.9796954315" calcext:value-type="float">
            <text:p>41392,0</text:p>
          </table:table-cell>
          <table:table-cell table:formula="of:=MATCH([.C649];[$Sheet2.$B$45:.$B$62];-1)" office:value-type="float" office:value="7" calcext:value-type="float">
            <text:p>7</text:p>
          </table:table-cell>
          <table:table-cell/>
          <table:table-cell table:formula="of:=([.C649]-INDIRECT(&quot;SHEET2.D&quot;&amp;([.D649]+ROW([$Sheet2.$A$45])-1)))/INDIRECT(&quot;Sheet2.C&quot;&amp;([.D649]+ROW([$Sheet2.$A$45])-1))" office:value-type="float" office:value="85.4970044225616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45" calcext:value-type="float">
            <text:p>645</text:p>
          </table:table-cell>
          <table:table-cell table:style-name="ce12" table:formula="of:=([.A650]+[.$E$1])*[.$B$2]/[.$B$1]" office:value-type="float" office:value="4.04296875" calcext:value-type="float">
            <text:p>4,043</text:p>
          </table:table-cell>
          <table:table-cell table:style-name="ce13" table:formula="of:=[$Sheet2.$B$3]*[$Sheet3.B650]/([$Sheet2.$B$2]-[$Sheet3.B650])" office:value-type="float" office:value="41653.4693877551" calcext:value-type="float">
            <text:p>41653,5</text:p>
          </table:table-cell>
          <table:table-cell table:formula="of:=MATCH([.C650];[$Sheet2.$B$45:.$B$62];-1)" office:value-type="float" office:value="7" calcext:value-type="float">
            <text:p>7</text:p>
          </table:table-cell>
          <table:table-cell/>
          <table:table-cell table:formula="of:=([.C650]-INDIRECT(&quot;SHEET2.D&quot;&amp;([.D650]+ROW([$Sheet2.$A$45])-1)))/INDIRECT(&quot;Sheet2.C&quot;&amp;([.D650]+ROW([$Sheet2.$A$45])-1))" office:value-type="float" office:value="85.3847770868004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46" calcext:value-type="float">
            <text:p>646</text:p>
          </table:table-cell>
          <table:table-cell table:style-name="ce12" table:formula="of:=([.A651]+[.$E$1])*[.$B$2]/[.$B$1]" office:value-type="float" office:value="4.0478515625" calcext:value-type="float">
            <text:p>4,048</text:p>
          </table:table-cell>
          <table:table-cell table:style-name="ce13" table:formula="of:=[$Sheet2.$B$3]*[$Sheet3.B651]/([$Sheet2.$B$2]-[$Sheet3.B651])" office:value-type="float" office:value="41917.641025641" calcext:value-type="float">
            <text:p>41917,6</text:p>
          </table:table-cell>
          <table:table-cell table:formula="of:=MATCH([.C651];[$Sheet2.$B$45:.$B$62];-1)" office:value-type="float" office:value="7" calcext:value-type="float">
            <text:p>7</text:p>
          </table:table-cell>
          <table:table-cell/>
          <table:table-cell table:formula="of:=([.C651]-INDIRECT(&quot;SHEET2.D&quot;&amp;([.D651]+ROW([$Sheet2.$A$45])-1)))/INDIRECT(&quot;Sheet2.C&quot;&amp;([.D651]+ROW([$Sheet2.$A$45])-1))" office:value-type="float" office:value="85.2713987014416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47" calcext:value-type="float">
            <text:p>647</text:p>
          </table:table-cell>
          <table:table-cell table:style-name="ce12" table:formula="of:=([.A652]+[.$E$1])*[.$B$2]/[.$B$1]" office:value-type="float" office:value="4.052734375" calcext:value-type="float">
            <text:p>4,053</text:p>
          </table:table-cell>
          <table:table-cell table:style-name="ce13" table:formula="of:=[$Sheet2.$B$3]*[$Sheet3.B652]/([$Sheet2.$B$2]-[$Sheet3.B652])" office:value-type="float" office:value="42184.5360824742" calcext:value-type="float">
            <text:p>42184,5</text:p>
          </table:table-cell>
          <table:table-cell table:formula="of:=MATCH([.C652];[$Sheet2.$B$45:.$B$62];-1)" office:value-type="float" office:value="7" calcext:value-type="float">
            <text:p>7</text:p>
          </table:table-cell>
          <table:table-cell/>
          <table:table-cell table:formula="of:=([.C652]-INDIRECT(&quot;SHEET2.D&quot;&amp;([.D652]+ROW([$Sheet2.$A$45])-1)))/INDIRECT(&quot;Sheet2.C&quot;&amp;([.D652]+ROW([$Sheet2.$A$45])-1))" office:value-type="float" office:value="85.1568514667493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48" calcext:value-type="float">
            <text:p>648</text:p>
          </table:table-cell>
          <table:table-cell table:style-name="ce12" table:formula="of:=([.A653]+[.$E$1])*[.$B$2]/[.$B$1]" office:value-type="float" office:value="4.0576171875" calcext:value-type="float">
            <text:p>4,058</text:p>
          </table:table-cell>
          <table:table-cell table:style-name="ce13" table:formula="of:=[$Sheet2.$B$3]*[$Sheet3.B653]/([$Sheet2.$B$2]-[$Sheet3.B653])" office:value-type="float" office:value="42454.1968911917" calcext:value-type="float">
            <text:p>42454,2</text:p>
          </table:table-cell>
          <table:table-cell table:formula="of:=MATCH([.C653];[$Sheet2.$B$45:.$B$62];-1)" office:value-type="float" office:value="7" calcext:value-type="float">
            <text:p>7</text:p>
          </table:table-cell>
          <table:table-cell/>
          <table:table-cell table:formula="of:=([.C653]-INDIRECT(&quot;SHEET2.D&quot;&amp;([.D653]+ROW([$Sheet2.$A$45])-1)))/INDIRECT(&quot;Sheet2.C&quot;&amp;([.D653]+ROW([$Sheet2.$A$45])-1))" office:value-type="float" office:value="85.0411172140808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49" calcext:value-type="float">
            <text:p>649</text:p>
          </table:table-cell>
          <table:table-cell table:style-name="ce12" table:formula="of:=([.A654]+[.$E$1])*[.$B$2]/[.$B$1]" office:value-type="float" office:value="4.0625" calcext:value-type="float">
            <text:p>4,063</text:p>
          </table:table-cell>
          <table:table-cell table:style-name="ce13" table:formula="of:=[$Sheet2.$B$3]*[$Sheet3.B654]/([$Sheet2.$B$2]-[$Sheet3.B654])" office:value-type="float" office:value="42726.6666666667" calcext:value-type="float">
            <text:p>42726,7</text:p>
          </table:table-cell>
          <table:table-cell table:formula="of:=MATCH([.C654];[$Sheet2.$B$45:.$B$62];-1)" office:value-type="float" office:value="7" calcext:value-type="float">
            <text:p>7</text:p>
          </table:table-cell>
          <table:table-cell/>
          <table:table-cell table:formula="of:=([.C654]-INDIRECT(&quot;SHEET2.D&quot;&amp;([.D654]+ROW([$Sheet2.$A$45])-1)))/INDIRECT(&quot;Sheet2.C&quot;&amp;([.D654]+ROW([$Sheet2.$A$45])-1))" office:value-type="float" office:value="84.9241773962804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12" table:formula="of:=([.A655]+[.$E$1])*[.$B$2]/[.$B$1]" office:value-type="float" office:value="4.0673828125" calcext:value-type="float">
            <text:p>4,067</text:p>
          </table:table-cell>
          <table:table-cell table:style-name="ce13" table:formula="of:=[$Sheet2.$B$3]*[$Sheet3.B655]/([$Sheet2.$B$2]-[$Sheet3.B655])" office:value-type="float" office:value="43001.9895287958" calcext:value-type="float">
            <text:p>43002,0</text:p>
          </table:table-cell>
          <table:table-cell table:formula="of:=MATCH([.C655];[$Sheet2.$B$45:.$B$62];-1)" office:value-type="float" office:value="7" calcext:value-type="float">
            <text:p>7</text:p>
          </table:table-cell>
          <table:table-cell/>
          <table:table-cell table:formula="of:=([.C655]-INDIRECT(&quot;SHEET2.D&quot;&amp;([.D655]+ROW([$Sheet2.$A$45])-1)))/INDIRECT(&quot;Sheet2.C&quot;&amp;([.D655]+ROW([$Sheet2.$A$45])-1))" office:value-type="float" office:value="84.80601307777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51" calcext:value-type="float">
            <text:p>651</text:p>
          </table:table-cell>
          <table:table-cell table:style-name="ce12" table:formula="of:=([.A656]+[.$E$1])*[.$B$2]/[.$B$1]" office:value-type="float" office:value="4.072265625" calcext:value-type="float">
            <text:p>4,072</text:p>
          </table:table-cell>
          <table:table-cell table:style-name="ce13" table:formula="of:=[$Sheet2.$B$3]*[$Sheet3.B656]/([$Sheet2.$B$2]-[$Sheet3.B656])" office:value-type="float" office:value="43280.2105263158" calcext:value-type="float">
            <text:p>43280,2</text:p>
          </table:table-cell>
          <table:table-cell table:formula="of:=MATCH([.C656];[$Sheet2.$B$45:.$B$62];-1)" office:value-type="float" office:value="7" calcext:value-type="float">
            <text:p>7</text:p>
          </table:table-cell>
          <table:table-cell/>
          <table:table-cell table:formula="of:=([.C656]-INDIRECT(&quot;SHEET2.D&quot;&amp;([.D656]+ROW([$Sheet2.$A$45])-1)))/INDIRECT(&quot;Sheet2.C&quot;&amp;([.D656]+ROW([$Sheet2.$A$45])-1))" office:value-type="float" office:value="84.686604924328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52" calcext:value-type="float">
            <text:p>652</text:p>
          </table:table-cell>
          <table:table-cell table:style-name="ce12" table:formula="of:=([.A657]+[.$E$1])*[.$B$2]/[.$B$1]" office:value-type="float" office:value="4.0771484375" calcext:value-type="float">
            <text:p>4,077</text:p>
          </table:table-cell>
          <table:table-cell table:style-name="ce13" table:formula="of:=[$Sheet2.$B$3]*[$Sheet3.B657]/([$Sheet2.$B$2]-[$Sheet3.B657])" office:value-type="float" office:value="43561.3756613757" calcext:value-type="float">
            <text:p>43561,4</text:p>
          </table:table-cell>
          <table:table-cell table:formula="of:=MATCH([.C657];[$Sheet2.$B$45:.$B$62];-1)" office:value-type="float" office:value="7" calcext:value-type="float">
            <text:p>7</text:p>
          </table:table-cell>
          <table:table-cell/>
          <table:table-cell table:formula="of:=([.C657]-INDIRECT(&quot;SHEET2.D&quot;&amp;([.D657]+ROW([$Sheet2.$A$45])-1)))/INDIRECT(&quot;Sheet2.C&quot;&amp;([.D657]+ROW([$Sheet2.$A$45])-1))" office:value-type="float" office:value="84.5659331925426" calcext:value-type="float">
            <text:p>85</text:p>
          </table:table-cell>
          <table:table-cell table:number-columns-repeated="1018"/>
        </table:table-row>
        <table:table-row table:style-name="ro2">
          <table:table-cell table:style-name="ce2" office:value-type="float" office:value="653" calcext:value-type="float">
            <text:p>653</text:p>
          </table:table-cell>
          <table:table-cell table:style-name="ce12" table:formula="of:=([.A658]+[.$E$1])*[.$B$2]/[.$B$1]" office:value-type="float" office:value="4.08203125" calcext:value-type="float">
            <text:p>4,082</text:p>
          </table:table-cell>
          <table:table-cell table:style-name="ce13" table:formula="of:=[$Sheet2.$B$3]*[$Sheet3.B658]/([$Sheet2.$B$2]-[$Sheet3.B658])" office:value-type="float" office:value="43845.5319148936" calcext:value-type="float">
            <text:p>43845,5</text:p>
          </table:table-cell>
          <table:table-cell table:formula="of:=MATCH([.C658];[$Sheet2.$B$45:.$B$62];-1)" office:value-type="float" office:value="7" calcext:value-type="float">
            <text:p>7</text:p>
          </table:table-cell>
          <table:table-cell/>
          <table:table-cell table:formula="of:=([.C658]-INDIRECT(&quot;SHEET2.D&quot;&amp;([.D658]+ROW([$Sheet2.$A$45])-1)))/INDIRECT(&quot;Sheet2.C&quot;&amp;([.D658]+ROW([$Sheet2.$A$45])-1))" office:value-type="float" office:value="84.4439777189298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54" calcext:value-type="float">
            <text:p>654</text:p>
          </table:table-cell>
          <table:table-cell table:style-name="ce12" table:formula="of:=([.A659]+[.$E$1])*[.$B$2]/[.$B$1]" office:value-type="float" office:value="4.0869140625" calcext:value-type="float">
            <text:p>4,087</text:p>
          </table:table-cell>
          <table:table-cell table:style-name="ce13" table:formula="of:=[$Sheet2.$B$3]*[$Sheet3.B659]/([$Sheet2.$B$2]-[$Sheet3.B659])" office:value-type="float" office:value="44132.7272727273" calcext:value-type="float">
            <text:p>44132,7</text:p>
          </table:table-cell>
          <table:table-cell table:formula="of:=MATCH([.C659];[$Sheet2.$B$45:.$B$62];-1)" office:value-type="float" office:value="7" calcext:value-type="float">
            <text:p>7</text:p>
          </table:table-cell>
          <table:table-cell/>
          <table:table-cell table:formula="of:=([.C659]-INDIRECT(&quot;SHEET2.D&quot;&amp;([.D659]+ROW([$Sheet2.$A$45])-1)))/INDIRECT(&quot;Sheet2.C&quot;&amp;([.D659]+ROW([$Sheet2.$A$45])-1))" office:value-type="float" office:value="84.3207179087007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55" calcext:value-type="float">
            <text:p>655</text:p>
          </table:table-cell>
          <table:table-cell table:style-name="ce12" table:formula="of:=([.A660]+[.$E$1])*[.$B$2]/[.$B$1]" office:value-type="float" office:value="4.091796875" calcext:value-type="float">
            <text:p>4,092</text:p>
          </table:table-cell>
          <table:table-cell table:style-name="ce13" table:formula="of:=[$Sheet2.$B$3]*[$Sheet3.B660]/([$Sheet2.$B$2]-[$Sheet3.B660])" office:value-type="float" office:value="44423.0107526882" calcext:value-type="float">
            <text:p>44423,0</text:p>
          </table:table-cell>
          <table:table-cell table:formula="of:=MATCH([.C660];[$Sheet2.$B$45:.$B$62];-1)" office:value-type="float" office:value="7" calcext:value-type="float">
            <text:p>7</text:p>
          </table:table-cell>
          <table:table-cell/>
          <table:table-cell table:formula="of:=([.C660]-INDIRECT(&quot;SHEET2.D&quot;&amp;([.D660]+ROW([$Sheet2.$A$45])-1)))/INDIRECT(&quot;Sheet2.C&quot;&amp;([.D660]+ROW([$Sheet2.$A$45])-1))" office:value-type="float" office:value="84.1961327241681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56" calcext:value-type="float">
            <text:p>656</text:p>
          </table:table-cell>
          <table:table-cell table:style-name="ce12" table:formula="of:=([.A661]+[.$E$1])*[.$B$2]/[.$B$1]" office:value-type="float" office:value="4.0966796875" calcext:value-type="float">
            <text:p>4,097</text:p>
          </table:table-cell>
          <table:table-cell table:style-name="ce13" table:formula="of:=[$Sheet2.$B$3]*[$Sheet3.B661]/([$Sheet2.$B$2]-[$Sheet3.B661])" office:value-type="float" office:value="44716.4324324324" calcext:value-type="float">
            <text:p>44716,4</text:p>
          </table:table-cell>
          <table:table-cell table:formula="of:=MATCH([.C661];[$Sheet2.$B$45:.$B$62];-1)" office:value-type="float" office:value="7" calcext:value-type="float">
            <text:p>7</text:p>
          </table:table-cell>
          <table:table-cell/>
          <table:table-cell table:formula="of:=([.C661]-INDIRECT(&quot;SHEET2.D&quot;&amp;([.D661]+ROW([$Sheet2.$A$45])-1)))/INDIRECT(&quot;Sheet2.C&quot;&amp;([.D661]+ROW([$Sheet2.$A$45])-1))" office:value-type="float" office:value="84.0702006727758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12" table:formula="of:=([.A662]+[.$E$1])*[.$B$2]/[.$B$1]" office:value-type="float" office:value="4.1015625" calcext:value-type="float">
            <text:p>4,102</text:p>
          </table:table-cell>
          <table:table-cell table:style-name="ce13" table:formula="of:=[$Sheet2.$B$3]*[$Sheet3.B662]/([$Sheet2.$B$2]-[$Sheet3.B662])" office:value-type="float" office:value="45013.0434782609" calcext:value-type="float">
            <text:p>45013,0</text:p>
          </table:table-cell>
          <table:table-cell table:formula="of:=MATCH([.C662];[$Sheet2.$B$45:.$B$62];-1)" office:value-type="float" office:value="7" calcext:value-type="float">
            <text:p>7</text:p>
          </table:table-cell>
          <table:table-cell/>
          <table:table-cell table:formula="of:=([.C662]-INDIRECT(&quot;SHEET2.D&quot;&amp;([.D662]+ROW([$Sheet2.$A$45])-1)))/INDIRECT(&quot;Sheet2.C&quot;&amp;([.D662]+ROW([$Sheet2.$A$45])-1))" office:value-type="float" office:value="83.9428997947378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58" calcext:value-type="float">
            <text:p>658</text:p>
          </table:table-cell>
          <table:table-cell table:style-name="ce12" table:formula="of:=([.A663]+[.$E$1])*[.$B$2]/[.$B$1]" office:value-type="float" office:value="4.1064453125" calcext:value-type="float">
            <text:p>4,106</text:p>
          </table:table-cell>
          <table:table-cell table:style-name="ce13" table:formula="of:=[$Sheet2.$B$3]*[$Sheet3.B663]/([$Sheet2.$B$2]-[$Sheet3.B663])" office:value-type="float" office:value="45312.8961748634" calcext:value-type="float">
            <text:p>45312,9</text:p>
          </table:table-cell>
          <table:table-cell table:formula="of:=MATCH([.C663];[$Sheet2.$B$45:.$B$62];-1)" office:value-type="float" office:value="7" calcext:value-type="float">
            <text:p>7</text:p>
          </table:table-cell>
          <table:table-cell/>
          <table:table-cell table:formula="of:=([.C663]-INDIRECT(&quot;SHEET2.D&quot;&amp;([.D663]+ROW([$Sheet2.$A$45])-1)))/INDIRECT(&quot;Sheet2.C&quot;&amp;([.D663]+ROW([$Sheet2.$A$45])-1))" office:value-type="float" office:value="83.8142076502732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59" calcext:value-type="float">
            <text:p>659</text:p>
          </table:table-cell>
          <table:table-cell table:style-name="ce12" table:formula="of:=([.A664]+[.$E$1])*[.$B$2]/[.$B$1]" office:value-type="float" office:value="4.111328125" calcext:value-type="float">
            <text:p>4,111</text:p>
          </table:table-cell>
          <table:table-cell table:style-name="ce13" table:formula="of:=[$Sheet2.$B$3]*[$Sheet3.B664]/([$Sheet2.$B$2]-[$Sheet3.B664])" office:value-type="float" office:value="45616.043956044" calcext:value-type="float">
            <text:p>45616,0</text:p>
          </table:table-cell>
          <table:table-cell table:formula="of:=MATCH([.C664];[$Sheet2.$B$45:.$B$62];-1)" office:value-type="float" office:value="7" calcext:value-type="float">
            <text:p>7</text:p>
          </table:table-cell>
          <table:table-cell/>
          <table:table-cell table:formula="of:=([.C664]-INDIRECT(&quot;SHEET2.D&quot;&amp;([.D664]+ROW([$Sheet2.$A$45])-1)))/INDIRECT(&quot;Sheet2.C&quot;&amp;([.D664]+ROW([$Sheet2.$A$45])-1))" office:value-type="float" office:value="83.6841013064189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12" table:formula="of:=([.A665]+[.$E$1])*[.$B$2]/[.$B$1]" office:value-type="float" office:value="4.1162109375" calcext:value-type="float">
            <text:p>4,116</text:p>
          </table:table-cell>
          <table:table-cell table:style-name="ce13" table:formula="of:=[$Sheet2.$B$3]*[$Sheet3.B665]/([$Sheet2.$B$2]-[$Sheet3.B665])" office:value-type="float" office:value="45922.5414364641" calcext:value-type="float">
            <text:p>45922,5</text:p>
          </table:table-cell>
          <table:table-cell table:formula="of:=MATCH([.C665];[$Sheet2.$B$45:.$B$62];-1)" office:value-type="float" office:value="7" calcext:value-type="float">
            <text:p>7</text:p>
          </table:table-cell>
          <table:table-cell/>
          <table:table-cell table:formula="of:=([.C665]-INDIRECT(&quot;SHEET2.D&quot;&amp;([.D665]+ROW([$Sheet2.$A$45])-1)))/INDIRECT(&quot;Sheet2.C&quot;&amp;([.D665]+ROW([$Sheet2.$A$45])-1))" office:value-type="float" office:value="83.552557323406" calcext:value-type="float">
            <text:p>84</text:p>
          </table:table-cell>
          <table:table-cell table:number-columns-repeated="1018"/>
        </table:table-row>
        <table:table-row table:style-name="ro2">
          <table:table-cell table:style-name="ce2" office:value-type="float" office:value="661" calcext:value-type="float">
            <text:p>661</text:p>
          </table:table-cell>
          <table:table-cell table:style-name="ce12" table:formula="of:=([.A666]+[.$E$1])*[.$B$2]/[.$B$1]" office:value-type="float" office:value="4.12109375" calcext:value-type="float">
            <text:p>4,121</text:p>
          </table:table-cell>
          <table:table-cell table:style-name="ce13" table:formula="of:=[$Sheet2.$B$3]*[$Sheet3.B666]/([$Sheet2.$B$2]-[$Sheet3.B666])" office:value-type="float" office:value="46232.4444444444" calcext:value-type="float">
            <text:p>46232,4</text:p>
          </table:table-cell>
          <table:table-cell table:formula="of:=MATCH([.C666];[$Sheet2.$B$45:.$B$62];-1)" office:value-type="float" office:value="7" calcext:value-type="float">
            <text:p>7</text:p>
          </table:table-cell>
          <table:table-cell/>
          <table:table-cell table:formula="of:=([.C666]-INDIRECT(&quot;SHEET2.D&quot;&amp;([.D666]+ROW([$Sheet2.$A$45])-1)))/INDIRECT(&quot;Sheet2.C&quot;&amp;([.D666]+ROW([$Sheet2.$A$45])-1))" office:value-type="float" office:value="83.4195517405818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2" calcext:value-type="float">
            <text:p>662</text:p>
          </table:table-cell>
          <table:table-cell table:style-name="ce12" table:formula="of:=([.A667]+[.$E$1])*[.$B$2]/[.$B$1]" office:value-type="float" office:value="4.1259765625" calcext:value-type="float">
            <text:p>4,126</text:p>
          </table:table-cell>
          <table:table-cell table:style-name="ce13" table:formula="of:=[$Sheet2.$B$3]*[$Sheet3.B667]/([$Sheet2.$B$2]-[$Sheet3.B667])" office:value-type="float" office:value="46545.8100558659" calcext:value-type="float">
            <text:p>46545,8</text:p>
          </table:table-cell>
          <table:table-cell table:formula="of:=MATCH([.C667];[$Sheet2.$B$45:.$B$62];-1)" office:value-type="float" office:value="7" calcext:value-type="float">
            <text:p>7</text:p>
          </table:table-cell>
          <table:table-cell/>
          <table:table-cell table:formula="of:=([.C667]-INDIRECT(&quot;SHEET2.D&quot;&amp;([.D667]+ROW([$Sheet2.$A$45])-1)))/INDIRECT(&quot;Sheet2.C&quot;&amp;([.D667]+ROW([$Sheet2.$A$45])-1))" office:value-type="float" office:value="83.2850600618601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3" calcext:value-type="float">
            <text:p>663</text:p>
          </table:table-cell>
          <table:table-cell table:style-name="ce12" table:formula="of:=([.A668]+[.$E$1])*[.$B$2]/[.$B$1]" office:value-type="float" office:value="4.130859375" calcext:value-type="float">
            <text:p>4,131</text:p>
          </table:table-cell>
          <table:table-cell table:style-name="ce13" table:formula="of:=[$Sheet2.$B$3]*[$Sheet3.B668]/([$Sheet2.$B$2]-[$Sheet3.B668])" office:value-type="float" office:value="46862.6966292135" calcext:value-type="float">
            <text:p>46862,7</text:p>
          </table:table-cell>
          <table:table-cell table:formula="of:=MATCH([.C668];[$Sheet2.$B$45:.$B$62];-1)" office:value-type="float" office:value="7" calcext:value-type="float">
            <text:p>7</text:p>
          </table:table-cell>
          <table:table-cell/>
          <table:table-cell table:formula="of:=([.C668]-INDIRECT(&quot;SHEET2.D&quot;&amp;([.D668]+ROW([$Sheet2.$A$45])-1)))/INDIRECT(&quot;Sheet2.C&quot;&amp;([.D668]+ROW([$Sheet2.$A$45])-1))" office:value-type="float" office:value="83.1490572406809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4" calcext:value-type="float">
            <text:p>664</text:p>
          </table:table-cell>
          <table:table-cell table:style-name="ce12" table:formula="of:=([.A669]+[.$E$1])*[.$B$2]/[.$B$1]" office:value-type="float" office:value="4.1357421875" calcext:value-type="float">
            <text:p>4,136</text:p>
          </table:table-cell>
          <table:table-cell table:style-name="ce13" table:formula="of:=[$Sheet2.$B$3]*[$Sheet3.B669]/([$Sheet2.$B$2]-[$Sheet3.B669])" office:value-type="float" office:value="47183.1638418079" calcext:value-type="float">
            <text:p>47183,2</text:p>
          </table:table-cell>
          <table:table-cell table:formula="of:=MATCH([.C669];[$Sheet2.$B$45:.$B$62];-1)" office:value-type="float" office:value="7" calcext:value-type="float">
            <text:p>7</text:p>
          </table:table-cell>
          <table:table-cell/>
          <table:table-cell table:formula="of:=([.C669]-INDIRECT(&quot;SHEET2.D&quot;&amp;([.D669]+ROW([$Sheet2.$A$45])-1)))/INDIRECT(&quot;Sheet2.C&quot;&amp;([.D669]+ROW([$Sheet2.$A$45])-1))" office:value-type="float" office:value="83.0115176644601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5" calcext:value-type="float">
            <text:p>665</text:p>
          </table:table-cell>
          <table:table-cell table:style-name="ce12" table:formula="of:=([.A670]+[.$E$1])*[.$B$2]/[.$B$1]" office:value-type="float" office:value="4.140625" calcext:value-type="float">
            <text:p>4,141</text:p>
          </table:table-cell>
          <table:table-cell table:style-name="ce13" table:formula="of:=[$Sheet2.$B$3]*[$Sheet3.B670]/([$Sheet2.$B$2]-[$Sheet3.B670])" office:value-type="float" office:value="47507.2727272727" calcext:value-type="float">
            <text:p>47507,3</text:p>
          </table:table-cell>
          <table:table-cell table:formula="of:=MATCH([.C670];[$Sheet2.$B$45:.$B$62];-1)" office:value-type="float" office:value="7" calcext:value-type="float">
            <text:p>7</text:p>
          </table:table-cell>
          <table:table-cell/>
          <table:table-cell table:formula="of:=([.C670]-INDIRECT(&quot;SHEET2.D&quot;&amp;([.D670]+ROW([$Sheet2.$A$45])-1)))/INDIRECT(&quot;Sheet2.C&quot;&amp;([.D670]+ROW([$Sheet2.$A$45])-1))" office:value-type="float" office:value="82.8724151385096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6" calcext:value-type="float">
            <text:p>666</text:p>
          </table:table-cell>
          <table:table-cell table:style-name="ce12" table:formula="of:=([.A671]+[.$E$1])*[.$B$2]/[.$B$1]" office:value-type="float" office:value="4.1455078125" calcext:value-type="float">
            <text:p>4,146</text:p>
          </table:table-cell>
          <table:table-cell table:style-name="ce13" table:formula="of:=[$Sheet2.$B$3]*[$Sheet3.B671]/([$Sheet2.$B$2]-[$Sheet3.B671])" office:value-type="float" office:value="47835.0857142857" calcext:value-type="float">
            <text:p>47835,1</text:p>
          </table:table-cell>
          <table:table-cell table:formula="of:=MATCH([.C671];[$Sheet2.$B$45:.$B$62];-1)" office:value-type="float" office:value="7" calcext:value-type="float">
            <text:p>7</text:p>
          </table:table-cell>
          <table:table-cell/>
          <table:table-cell table:formula="of:=([.C671]-INDIRECT(&quot;SHEET2.D&quot;&amp;([.D671]+ROW([$Sheet2.$A$45])-1)))/INDIRECT(&quot;Sheet2.C&quot;&amp;([.D671]+ROW([$Sheet2.$A$45])-1))" office:value-type="float" office:value="82.7317228694053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7" calcext:value-type="float">
            <text:p>667</text:p>
          </table:table-cell>
          <table:table-cell table:style-name="ce12" table:formula="of:=([.A672]+[.$E$1])*[.$B$2]/[.$B$1]" office:value-type="float" office:value="4.150390625" calcext:value-type="float">
            <text:p>4,150</text:p>
          </table:table-cell>
          <table:table-cell table:style-name="ce13" table:formula="of:=[$Sheet2.$B$3]*[$Sheet3.B672]/([$Sheet2.$B$2]-[$Sheet3.B672])" office:value-type="float" office:value="48166.6666666667" calcext:value-type="float">
            <text:p>48166,7</text:p>
          </table:table-cell>
          <table:table-cell table:formula="of:=MATCH([.C672];[$Sheet2.$B$45:.$B$62];-1)" office:value-type="float" office:value="7" calcext:value-type="float">
            <text:p>7</text:p>
          </table:table-cell>
          <table:table-cell/>
          <table:table-cell table:formula="of:=([.C672]-INDIRECT(&quot;SHEET2.D&quot;&amp;([.D672]+ROW([$Sheet2.$A$45])-1)))/INDIRECT(&quot;Sheet2.C&quot;&amp;([.D672]+ROW([$Sheet2.$A$45])-1))" office:value-type="float" office:value="82.5894134477825" calcext:value-type="float">
            <text:p>83</text:p>
          </table:table-cell>
          <table:table-cell table:number-columns-repeated="1018"/>
        </table:table-row>
        <table:table-row table:style-name="ro2">
          <table:table-cell table:style-name="ce2" office:value-type="float" office:value="668" calcext:value-type="float">
            <text:p>668</text:p>
          </table:table-cell>
          <table:table-cell table:style-name="ce12" table:formula="of:=([.A673]+[.$E$1])*[.$B$2]/[.$B$1]" office:value-type="float" office:value="4.1552734375" calcext:value-type="float">
            <text:p>4,155</text:p>
          </table:table-cell>
          <table:table-cell table:style-name="ce13" table:formula="of:=[$Sheet2.$B$3]*[$Sheet3.B673]/([$Sheet2.$B$2]-[$Sheet3.B673])" office:value-type="float" office:value="48502.0809248555" calcext:value-type="float">
            <text:p>48502,1</text:p>
          </table:table-cell>
          <table:table-cell table:formula="of:=MATCH([.C673];[$Sheet2.$B$45:.$B$62];-1)" office:value-type="float" office:value="7" calcext:value-type="float">
            <text:p>7</text:p>
          </table:table-cell>
          <table:table-cell/>
          <table:table-cell table:formula="of:=([.C673]-INDIRECT(&quot;SHEET2.D&quot;&amp;([.D673]+ROW([$Sheet2.$A$45])-1)))/INDIRECT(&quot;Sheet2.C&quot;&amp;([.D673]+ROW([$Sheet2.$A$45])-1))" office:value-type="float" office:value="82.4454588305341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69" calcext:value-type="float">
            <text:p>669</text:p>
          </table:table-cell>
          <table:table-cell table:style-name="ce12" table:formula="of:=([.A674]+[.$E$1])*[.$B$2]/[.$B$1]" office:value-type="float" office:value="4.16015625" calcext:value-type="float">
            <text:p>4,160</text:p>
          </table:table-cell>
          <table:table-cell table:style-name="ce13" table:formula="of:=[$Sheet2.$B$3]*[$Sheet3.B674]/([$Sheet2.$B$2]-[$Sheet3.B674])" office:value-type="float" office:value="48841.3953488372" calcext:value-type="float">
            <text:p>48841,4</text:p>
          </table:table-cell>
          <table:table-cell table:formula="of:=MATCH([.C674];[$Sheet2.$B$45:.$B$62];-1)" office:value-type="float" office:value="7" calcext:value-type="float">
            <text:p>7</text:p>
          </table:table-cell>
          <table:table-cell/>
          <table:table-cell table:formula="of:=([.C674]-INDIRECT(&quot;SHEET2.D&quot;&amp;([.D674]+ROW([$Sheet2.$A$45])-1)))/INDIRECT(&quot;Sheet2.C&quot;&amp;([.D674]+ROW([$Sheet2.$A$45])-1))" office:value-type="float" office:value="82.2998303223875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12" table:formula="of:=([.A675]+[.$E$1])*[.$B$2]/[.$B$1]" office:value-type="float" office:value="4.1650390625" calcext:value-type="float">
            <text:p>4,165</text:p>
          </table:table-cell>
          <table:table-cell table:style-name="ce13" table:formula="of:=[$Sheet2.$B$3]*[$Sheet3.B675]/([$Sheet2.$B$2]-[$Sheet3.B675])" office:value-type="float" office:value="49184.6783625731" calcext:value-type="float">
            <text:p>49184,7</text:p>
          </table:table-cell>
          <table:table-cell table:formula="of:=MATCH([.C675];[$Sheet2.$B$45:.$B$62];-1)" office:value-type="float" office:value="7" calcext:value-type="float">
            <text:p>7</text:p>
          </table:table-cell>
          <table:table-cell/>
          <table:table-cell table:formula="of:=([.C675]-INDIRECT(&quot;SHEET2.D&quot;&amp;([.D675]+ROW([$Sheet2.$A$45])-1)))/INDIRECT(&quot;Sheet2.C&quot;&amp;([.D675]+ROW([$Sheet2.$A$45])-1))" office:value-type="float" office:value="82.1524985568356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71" calcext:value-type="float">
            <text:p>671</text:p>
          </table:table-cell>
          <table:table-cell table:style-name="ce12" table:formula="of:=([.A676]+[.$E$1])*[.$B$2]/[.$B$1]" office:value-type="float" office:value="4.169921875" calcext:value-type="float">
            <text:p>4,170</text:p>
          </table:table-cell>
          <table:table-cell table:style-name="ce13" table:formula="of:=[$Sheet2.$B$3]*[$Sheet3.B676]/([$Sheet2.$B$2]-[$Sheet3.B676])" office:value-type="float" office:value="49532" calcext:value-type="float">
            <text:p>49532,0</text:p>
          </table:table-cell>
          <table:table-cell table:formula="of:=MATCH([.C676];[$Sheet2.$B$45:.$B$62];-1)" office:value-type="float" office:value="7" calcext:value-type="float">
            <text:p>7</text:p>
          </table:table-cell>
          <table:table-cell/>
          <table:table-cell table:formula="of:=([.C676]-INDIRECT(&quot;SHEET2.D&quot;&amp;([.D676]+ROW([$Sheet2.$A$45])-1)))/INDIRECT(&quot;Sheet2.C&quot;&amp;([.D676]+ROW([$Sheet2.$A$45])-1))" office:value-type="float" office:value="82.0034334763949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72" calcext:value-type="float">
            <text:p>672</text:p>
          </table:table-cell>
          <table:table-cell table:style-name="ce12" table:formula="of:=([.A677]+[.$E$1])*[.$B$2]/[.$B$1]" office:value-type="float" office:value="4.1748046875" calcext:value-type="float">
            <text:p>4,175</text:p>
          </table:table-cell>
          <table:table-cell table:style-name="ce13" table:formula="of:=[$Sheet2.$B$3]*[$Sheet3.B677]/([$Sheet2.$B$2]-[$Sheet3.B677])" office:value-type="float" office:value="49883.4319526627" calcext:value-type="float">
            <text:p>49883,4</text:p>
          </table:table-cell>
          <table:table-cell table:formula="of:=MATCH([.C677];[$Sheet2.$B$45:.$B$62];-1)" office:value-type="float" office:value="7" calcext:value-type="float">
            <text:p>7</text:p>
          </table:table-cell>
          <table:table-cell/>
          <table:table-cell table:formula="of:=([.C677]-INDIRECT(&quot;SHEET2.D&quot;&amp;([.D677]+ROW([$Sheet2.$A$45])-1)))/INDIRECT(&quot;Sheet2.C&quot;&amp;([.D677]+ROW([$Sheet2.$A$45])-1))" office:value-type="float" office:value="81.8526043121619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73" calcext:value-type="float">
            <text:p>673</text:p>
          </table:table-cell>
          <table:table-cell table:style-name="ce12" table:formula="of:=([.A678]+[.$E$1])*[.$B$2]/[.$B$1]" office:value-type="float" office:value="4.1796875" calcext:value-type="float">
            <text:p>4,180</text:p>
          </table:table-cell>
          <table:table-cell table:style-name="ce13" table:formula="of:=[$Sheet2.$B$3]*[$Sheet3.B678]/([$Sheet2.$B$2]-[$Sheet3.B678])" office:value-type="float" office:value="50239.0476190476" calcext:value-type="float">
            <text:p>50239,0</text:p>
          </table:table-cell>
          <table:table-cell table:formula="of:=MATCH([.C678];[$Sheet2.$B$45:.$B$62];-1)" office:value-type="float" office:value="7" calcext:value-type="float">
            <text:p>7</text:p>
          </table:table-cell>
          <table:table-cell/>
          <table:table-cell table:formula="of:=([.C678]-INDIRECT(&quot;SHEET2.D&quot;&amp;([.D678]+ROW([$Sheet2.$A$45])-1)))/INDIRECT(&quot;Sheet2.C&quot;&amp;([.D678]+ROW([$Sheet2.$A$45])-1))" office:value-type="float" office:value="81.6999795626405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74" calcext:value-type="float">
            <text:p>674</text:p>
          </table:table-cell>
          <table:table-cell table:style-name="ce12" table:formula="of:=([.A679]+[.$E$1])*[.$B$2]/[.$B$1]" office:value-type="float" office:value="4.1845703125" calcext:value-type="float">
            <text:p>4,185</text:p>
          </table:table-cell>
          <table:table-cell table:style-name="ce13" table:formula="of:=[$Sheet2.$B$3]*[$Sheet3.B679]/([$Sheet2.$B$2]-[$Sheet3.B679])" office:value-type="float" office:value="50598.9221556886" calcext:value-type="float">
            <text:p>50598,9</text:p>
          </table:table-cell>
          <table:table-cell table:formula="of:=MATCH([.C679];[$Sheet2.$B$45:.$B$62];-1)" office:value-type="float" office:value="7" calcext:value-type="float">
            <text:p>7</text:p>
          </table:table-cell>
          <table:table-cell/>
          <table:table-cell table:formula="of:=([.C679]-INDIRECT(&quot;SHEET2.D&quot;&amp;([.D679]+ROW([$Sheet2.$A$45])-1)))/INDIRECT(&quot;Sheet2.C&quot;&amp;([.D679]+ROW([$Sheet2.$A$45])-1))" office:value-type="float" office:value="81.5455269718075" calcext:value-type="float">
            <text:p>82</text:p>
          </table:table-cell>
          <table:table-cell table:number-columns-repeated="1018"/>
        </table:table-row>
        <table:table-row table:style-name="ro2">
          <table:table-cell table:style-name="ce2" office:value-type="float" office:value="675" calcext:value-type="float">
            <text:p>675</text:p>
          </table:table-cell>
          <table:table-cell table:style-name="ce12" table:formula="of:=([.A680]+[.$E$1])*[.$B$2]/[.$B$1]" office:value-type="float" office:value="4.189453125" calcext:value-type="float">
            <text:p>4,189</text:p>
          </table:table-cell>
          <table:table-cell table:style-name="ce13" table:formula="of:=[$Sheet2.$B$3]*[$Sheet3.B680]/([$Sheet2.$B$2]-[$Sheet3.B680])" office:value-type="float" office:value="50963.1325301205" calcext:value-type="float">
            <text:p>50963,1</text:p>
          </table:table-cell>
          <table:table-cell table:formula="of:=MATCH([.C680];[$Sheet2.$B$45:.$B$62];-1)" office:value-type="float" office:value="7" calcext:value-type="float">
            <text:p>7</text:p>
          </table:table-cell>
          <table:table-cell/>
          <table:table-cell table:formula="of:=([.C680]-INDIRECT(&quot;SHEET2.D&quot;&amp;([.D680]+ROW([$Sheet2.$A$45])-1)))/INDIRECT(&quot;Sheet2.C&quot;&amp;([.D680]+ROW([$Sheet2.$A$45])-1))" office:value-type="float" office:value="81.3892135063861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float" office:value="676" calcext:value-type="float">
            <text:p>676</text:p>
          </table:table-cell>
          <table:table-cell table:style-name="ce12" table:formula="of:=([.A681]+[.$E$1])*[.$B$2]/[.$B$1]" office:value-type="float" office:value="4.1943359375" calcext:value-type="float">
            <text:p>4,194</text:p>
          </table:table-cell>
          <table:table-cell table:style-name="ce13" table:formula="of:=[$Sheet2.$B$3]*[$Sheet3.B681]/([$Sheet2.$B$2]-[$Sheet3.B681])" office:value-type="float" office:value="51331.7575757576" calcext:value-type="float">
            <text:p>51331,8</text:p>
          </table:table-cell>
          <table:table-cell table:formula="of:=MATCH([.C681];[$Sheet2.$B$45:.$B$62];-1)" office:value-type="float" office:value="7" calcext:value-type="float">
            <text:p>7</text:p>
          </table:table-cell>
          <table:table-cell/>
          <table:table-cell table:formula="of:=([.C681]-INDIRECT(&quot;SHEET2.D&quot;&amp;([.D681]+ROW([$Sheet2.$A$45])-1)))/INDIRECT(&quot;Sheet2.C&quot;&amp;([.D681]+ROW([$Sheet2.$A$45])-1))" office:value-type="float" office:value="81.2310053322929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float" office:value="677" calcext:value-type="float">
            <text:p>677</text:p>
          </table:table-cell>
          <table:table-cell table:style-name="ce12" table:formula="of:=([.A682]+[.$E$1])*[.$B$2]/[.$B$1]" office:value-type="float" office:value="4.19921875" calcext:value-type="float">
            <text:p>4,199</text:p>
          </table:table-cell>
          <table:table-cell table:style-name="ce13" table:formula="of:=[$Sheet2.$B$3]*[$Sheet3.B682]/([$Sheet2.$B$2]-[$Sheet3.B682])" office:value-type="float" office:value="51704.8780487805" calcext:value-type="float">
            <text:p>51704,9</text:p>
          </table:table-cell>
          <table:table-cell table:formula="of:=MATCH([.C682];[$Sheet2.$B$45:.$B$62];-1)" office:value-type="float" office:value="7" calcext:value-type="float">
            <text:p>7</text:p>
          </table:table-cell>
          <table:table-cell/>
          <table:table-cell table:formula="of:=([.C682]-INDIRECT(&quot;SHEET2.D&quot;&amp;([.D682]+ROW([$Sheet2.$A$45])-1)))/INDIRECT(&quot;Sheet2.C&quot;&amp;([.D682]+ROW([$Sheet2.$A$45])-1))" office:value-type="float" office:value="81.070867790223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float" office:value="678" calcext:value-type="float">
            <text:p>678</text:p>
          </table:table-cell>
          <table:table-cell table:style-name="ce12" table:formula="of:=([.A683]+[.$E$1])*[.$B$2]/[.$B$1]" office:value-type="float" office:value="4.2041015625" calcext:value-type="float">
            <text:p>4,204</text:p>
          </table:table-cell>
          <table:table-cell table:style-name="ce13" table:formula="of:=[$Sheet2.$B$3]*[$Sheet3.B683]/([$Sheet2.$B$2]-[$Sheet3.B683])" office:value-type="float" office:value="52082.5766871166" calcext:value-type="float">
            <text:p>52082,6</text:p>
          </table:table-cell>
          <table:table-cell table:formula="of:=MATCH([.C683];[$Sheet2.$B$45:.$B$62];-1)" office:value-type="float" office:value="7" calcext:value-type="float">
            <text:p>7</text:p>
          </table:table-cell>
          <table:table-cell/>
          <table:table-cell table:formula="of:=([.C683]-INDIRECT(&quot;SHEET2.D&quot;&amp;([.D683]+ROW([$Sheet2.$A$45])-1)))/INDIRECT(&quot;Sheet2.C&quot;&amp;([.D683]+ROW([$Sheet2.$A$45])-1))" office:value-type="float" office:value="80.9087653703362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float" office:value="679" calcext:value-type="float">
            <text:p>679</text:p>
          </table:table-cell>
          <table:table-cell table:style-name="ce12" table:formula="of:=([.A684]+[.$E$1])*[.$B$2]/[.$B$1]" office:value-type="float" office:value="4.208984375" calcext:value-type="float">
            <text:p>4,209</text:p>
          </table:table-cell>
          <table:table-cell table:style-name="ce13" table:formula="of:=[$Sheet2.$B$3]*[$Sheet3.B684]/([$Sheet2.$B$2]-[$Sheet3.B684])" office:value-type="float" office:value="52464.9382716049" calcext:value-type="float">
            <text:p>52464,9</text:p>
          </table:table-cell>
          <table:table-cell table:formula="of:=MATCH([.C684];[$Sheet2.$B$45:.$B$62];-1)" office:value-type="float" office:value="7" calcext:value-type="float">
            <text:p>7</text:p>
          </table:table-cell>
          <table:table-cell/>
          <table:table-cell table:formula="of:=([.C684]-INDIRECT(&quot;SHEET2.D&quot;&amp;([.D684]+ROW([$Sheet2.$A$45])-1)))/INDIRECT(&quot;Sheet2.C&quot;&amp;([.D684]+ROW([$Sheet2.$A$45])-1))" office:value-type="float" office:value="80.7446616860065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12" table:formula="of:=([.A685]+[.$E$1])*[.$B$2]/[.$B$1]" office:value-type="float" office:value="4.2138671875" calcext:value-type="float">
            <text:p>4,214</text:p>
          </table:table-cell>
          <table:table-cell table:style-name="ce13" table:formula="of:=[$Sheet2.$B$3]*[$Sheet3.B685]/([$Sheet2.$B$2]-[$Sheet3.B685])" office:value-type="float" office:value="52852.049689441" calcext:value-type="float">
            <text:p>52852,0</text:p>
          </table:table-cell>
          <table:table-cell table:formula="of:=MATCH([.C685];[$Sheet2.$B$45:.$B$62];-1)" office:value-type="float" office:value="7" calcext:value-type="float">
            <text:p>7</text:p>
          </table:table-cell>
          <table:table-cell/>
          <table:table-cell table:formula="of:=([.C685]-INDIRECT(&quot;SHEET2.D&quot;&amp;([.D685]+ROW([$Sheet2.$A$45])-1)))/INDIRECT(&quot;Sheet2.C&quot;&amp;([.D685]+ROW([$Sheet2.$A$45])-1))" office:value-type="float" office:value="80.5785194465919" calcext:value-type="float">
            <text:p>81</text:p>
          </table:table-cell>
          <table:table-cell table:number-columns-repeated="1018"/>
        </table:table-row>
        <table:table-row table:style-name="ro2">
          <table:table-cell table:style-name="ce2" office:value-type="float" office:value="681" calcext:value-type="float">
            <text:p>681</text:p>
          </table:table-cell>
          <table:table-cell table:style-name="ce12" table:formula="of:=([.A686]+[.$E$1])*[.$B$2]/[.$B$1]" office:value-type="float" office:value="4.21875" calcext:value-type="float">
            <text:p>4,219</text:p>
          </table:table-cell>
          <table:table-cell table:style-name="ce13" table:formula="of:=[$Sheet2.$B$3]*[$Sheet3.B686]/([$Sheet2.$B$2]-[$Sheet3.B686])" office:value-type="float" office:value="53244" calcext:value-type="float">
            <text:p>53244,0</text:p>
          </table:table-cell>
          <table:table-cell table:formula="of:=MATCH([.C686];[$Sheet2.$B$45:.$B$62];-1)" office:value-type="float" office:value="7" calcext:value-type="float">
            <text:p>7</text:p>
          </table:table-cell>
          <table:table-cell/>
          <table:table-cell table:formula="of:=([.C686]-INDIRECT(&quot;SHEET2.D&quot;&amp;([.D686]+ROW([$Sheet2.$A$45])-1)))/INDIRECT(&quot;Sheet2.C&quot;&amp;([.D686]+ROW([$Sheet2.$A$45])-1))" office:value-type="float" office:value="80.4103004291845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2" office:value-type="float" office:value="682" calcext:value-type="float">
            <text:p>682</text:p>
          </table:table-cell>
          <table:table-cell table:style-name="ce12" table:formula="of:=([.A687]+[.$E$1])*[.$B$2]/[.$B$1]" office:value-type="float" office:value="4.2236328125" calcext:value-type="float">
            <text:p>4,224</text:p>
          </table:table-cell>
          <table:table-cell table:style-name="ce13" table:formula="of:=[$Sheet2.$B$3]*[$Sheet3.B687]/([$Sheet2.$B$2]-[$Sheet3.B687])" office:value-type="float" office:value="53640.8805031447" calcext:value-type="float">
            <text:p>53640,9</text:p>
          </table:table-cell>
          <table:table-cell table:formula="of:=MATCH([.C687];[$Sheet2.$B$45:.$B$62];-1)" office:value-type="float" office:value="7" calcext:value-type="float">
            <text:p>7</text:p>
          </table:table-cell>
          <table:table-cell/>
          <table:table-cell table:formula="of:=([.C687]-INDIRECT(&quot;SHEET2.D&quot;&amp;([.D687]+ROW([$Sheet2.$A$45])-1)))/INDIRECT(&quot;Sheet2.C&quot;&amp;([.D687]+ROW([$Sheet2.$A$45])-1))" office:value-type="float" office:value="80.2399654492941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12" table:formula="of:=([.A688]+[.$E$1])*[.$B$2]/[.$B$1]" office:value-type="float" office:value="4.228515625" calcext:value-type="float">
            <text:p>4,229</text:p>
          </table:table-cell>
          <table:table-cell table:style-name="ce13" table:formula="of:=[$Sheet2.$B$3]*[$Sheet3.B688]/([$Sheet2.$B$2]-[$Sheet3.B688])" office:value-type="float" office:value="54042.7848101266" calcext:value-type="float">
            <text:p>54042,8</text:p>
          </table:table-cell>
          <table:table-cell table:formula="of:=MATCH([.C688];[$Sheet2.$B$45:.$B$62];-1)" office:value-type="float" office:value="7" calcext:value-type="float">
            <text:p>7</text:p>
          </table:table-cell>
          <table:table-cell/>
          <table:table-cell table:formula="of:=([.C688]-INDIRECT(&quot;SHEET2.D&quot;&amp;([.D688]+ROW([$Sheet2.$A$45])-1)))/INDIRECT(&quot;Sheet2.C&quot;&amp;([.D688]+ROW([$Sheet2.$A$45])-1))" office:value-type="float" office:value="80.0674743304178" calcext:value-type="float">
            <text:p>80</text:p>
          </table:table-cell>
          <table:table-cell table:number-columns-repeated="1018"/>
        </table:table-row>
        <table:table-row table:style-name="ro2">
          <table:table-cell table:style-name="ce2" office:value-type="float" office:value="684" calcext:value-type="float">
            <text:p>684</text:p>
          </table:table-cell>
          <table:table-cell table:style-name="ce12" table:formula="of:=([.A689]+[.$E$1])*[.$B$2]/[.$B$1]" office:value-type="float" office:value="4.2333984375" calcext:value-type="float">
            <text:p>4,233</text:p>
          </table:table-cell>
          <table:table-cell table:style-name="ce13" table:formula="of:=[$Sheet2.$B$3]*[$Sheet3.B689]/([$Sheet2.$B$2]-[$Sheet3.B689])" office:value-type="float" office:value="54449.8089171975" calcext:value-type="float">
            <text:p>54449,8</text:p>
          </table:table-cell>
          <table:table-cell table:formula="of:=MATCH([.C689];[$Sheet2.$B$45:.$B$62];-1)" office:value-type="float" office:value="6" calcext:value-type="float">
            <text:p>6</text:p>
          </table:table-cell>
          <table:table-cell/>
          <table:table-cell table:formula="of:=([.C689]-INDIRECT(&quot;SHEET2.D&quot;&amp;([.D689]+ROW([$Sheet2.$A$45])-1)))/INDIRECT(&quot;Sheet2.C&quot;&amp;([.D689]+ROW([$Sheet2.$A$45])-1))" office:value-type="float" office:value="76.5021695579132" calcext:value-type="float">
            <text:p>77</text:p>
          </table:table-cell>
          <table:table-cell table:number-columns-repeated="1018"/>
        </table:table-row>
        <table:table-row table:style-name="ro2">
          <table:table-cell table:style-name="ce2" office:value-type="float" office:value="685" calcext:value-type="float">
            <text:p>685</text:p>
          </table:table-cell>
          <table:table-cell table:style-name="ce12" table:formula="of:=([.A690]+[.$E$1])*[.$B$2]/[.$B$1]" office:value-type="float" office:value="4.23828125" calcext:value-type="float">
            <text:p>4,238</text:p>
          </table:table-cell>
          <table:table-cell table:style-name="ce13" table:formula="of:=[$Sheet2.$B$3]*[$Sheet3.B690]/([$Sheet2.$B$2]-[$Sheet3.B690])" office:value-type="float" office:value="54862.0512820513" calcext:value-type="float">
            <text:p>54862,1</text:p>
          </table:table-cell>
          <table:table-cell table:formula="of:=MATCH([.C690];[$Sheet2.$B$45:.$B$62];-1)" office:value-type="float" office:value="6" calcext:value-type="float">
            <text:p>6</text:p>
          </table:table-cell>
          <table:table-cell/>
          <table:table-cell table:formula="of:=([.C690]-INDIRECT(&quot;SHEET2.D&quot;&amp;([.D690]+ROW([$Sheet2.$A$45])-1)))/INDIRECT(&quot;Sheet2.C&quot;&amp;([.D690]+ROW([$Sheet2.$A$45])-1))" office:value-type="float" office:value="76.3858811616216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86" calcext:value-type="float">
            <text:p>686</text:p>
          </table:table-cell>
          <table:table-cell table:style-name="ce12" table:formula="of:=([.A691]+[.$E$1])*[.$B$2]/[.$B$1]" office:value-type="float" office:value="4.2431640625" calcext:value-type="float">
            <text:p>4,243</text:p>
          </table:table-cell>
          <table:table-cell table:style-name="ce13" table:formula="of:=[$Sheet2.$B$3]*[$Sheet3.B691]/([$Sheet2.$B$2]-[$Sheet3.B691])" office:value-type="float" office:value="55279.6129032258" calcext:value-type="float">
            <text:p>55279,6</text:p>
          </table:table-cell>
          <table:table-cell table:formula="of:=MATCH([.C691];[$Sheet2.$B$45:.$B$62];-1)" office:value-type="float" office:value="6" calcext:value-type="float">
            <text:p>6</text:p>
          </table:table-cell>
          <table:table-cell/>
          <table:table-cell table:formula="of:=([.C691]-INDIRECT(&quot;SHEET2.D&quot;&amp;([.D691]+ROW([$Sheet2.$A$45])-1)))/INDIRECT(&quot;Sheet2.C&quot;&amp;([.D691]+ROW([$Sheet2.$A$45])-1))" office:value-type="float" office:value="76.268092269894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87" calcext:value-type="float">
            <text:p>687</text:p>
          </table:table-cell>
          <table:table-cell table:style-name="ce12" table:formula="of:=([.A692]+[.$E$1])*[.$B$2]/[.$B$1]" office:value-type="float" office:value="4.248046875" calcext:value-type="float">
            <text:p>4,248</text:p>
          </table:table-cell>
          <table:table-cell table:style-name="ce13" table:formula="of:=[$Sheet2.$B$3]*[$Sheet3.B692]/([$Sheet2.$B$2]-[$Sheet3.B692])" office:value-type="float" office:value="55702.5974025974" calcext:value-type="float">
            <text:p>55702,6</text:p>
          </table:table-cell>
          <table:table-cell table:formula="of:=MATCH([.C692];[$Sheet2.$B$45:.$B$62];-1)" office:value-type="float" office:value="6" calcext:value-type="float">
            <text:p>6</text:p>
          </table:table-cell>
          <table:table-cell/>
          <table:table-cell table:formula="of:=([.C692]-INDIRECT(&quot;SHEET2.D&quot;&amp;([.D692]+ROW([$Sheet2.$A$45])-1)))/INDIRECT(&quot;Sheet2.C&quot;&amp;([.D692]+ROW([$Sheet2.$A$45])-1))" office:value-type="float" office:value="76.1487736522997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88" calcext:value-type="float">
            <text:p>688</text:p>
          </table:table-cell>
          <table:table-cell table:style-name="ce12" table:formula="of:=([.A693]+[.$E$1])*[.$B$2]/[.$B$1]" office:value-type="float" office:value="4.2529296875" calcext:value-type="float">
            <text:p>4,253</text:p>
          </table:table-cell>
          <table:table-cell table:style-name="ce13" table:formula="of:=[$Sheet2.$B$3]*[$Sheet3.B693]/([$Sheet2.$B$2]-[$Sheet3.B693])" office:value-type="float" office:value="56131.1111111111" calcext:value-type="float">
            <text:p>56131,1</text:p>
          </table:table-cell>
          <table:table-cell table:formula="of:=MATCH([.C693];[$Sheet2.$B$45:.$B$62];-1)" office:value-type="float" office:value="6" calcext:value-type="float">
            <text:p>6</text:p>
          </table:table-cell>
          <table:table-cell/>
          <table:table-cell table:formula="of:=([.C693]-INDIRECT(&quot;SHEET2.D&quot;&amp;([.D693]+ROW([$Sheet2.$A$45])-1)))/INDIRECT(&quot;Sheet2.C&quot;&amp;([.D693]+ROW([$Sheet2.$A$45])-1))" office:value-type="float" office:value="76.0278953142141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89" calcext:value-type="float">
            <text:p>689</text:p>
          </table:table-cell>
          <table:table-cell table:style-name="ce12" table:formula="of:=([.A694]+[.$E$1])*[.$B$2]/[.$B$1]" office:value-type="float" office:value="4.2578125" calcext:value-type="float">
            <text:p>4,258</text:p>
          </table:table-cell>
          <table:table-cell table:style-name="ce13" table:formula="of:=[$Sheet2.$B$3]*[$Sheet3.B694]/([$Sheet2.$B$2]-[$Sheet3.B694])" office:value-type="float" office:value="56565.2631578947" calcext:value-type="float">
            <text:p>56565,3</text:p>
          </table:table-cell>
          <table:table-cell table:formula="of:=MATCH([.C694];[$Sheet2.$B$45:.$B$62];-1)" office:value-type="float" office:value="6" calcext:value-type="float">
            <text:p>6</text:p>
          </table:table-cell>
          <table:table-cell/>
          <table:table-cell table:formula="of:=([.C694]-INDIRECT(&quot;SHEET2.D&quot;&amp;([.D694]+ROW([$Sheet2.$A$45])-1)))/INDIRECT(&quot;Sheet2.C&quot;&amp;([.D694]+ROW([$Sheet2.$A$45])-1))" office:value-type="float" office:value="75.9054264716799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12" table:formula="of:=([.A695]+[.$E$1])*[.$B$2]/[.$B$1]" office:value-type="float" office:value="4.2626953125" calcext:value-type="float">
            <text:p>4,263</text:p>
          </table:table-cell>
          <table:table-cell table:style-name="ce13" table:formula="of:=[$Sheet2.$B$3]*[$Sheet3.B695]/([$Sheet2.$B$2]-[$Sheet3.B695])" office:value-type="float" office:value="57005.1655629139" calcext:value-type="float">
            <text:p>57005,2</text:p>
          </table:table-cell>
          <table:table-cell table:formula="of:=MATCH([.C695];[$Sheet2.$B$45:.$B$62];-1)" office:value-type="float" office:value="6" calcext:value-type="float">
            <text:p>6</text:p>
          </table:table-cell>
          <table:table-cell/>
          <table:table-cell table:formula="of:=([.C695]-INDIRECT(&quot;SHEET2.D&quot;&amp;([.D695]+ROW([$Sheet2.$A$45])-1)))/INDIRECT(&quot;Sheet2.C&quot;&amp;([.D695]+ROW([$Sheet2.$A$45])-1))" office:value-type="float" office:value="75.7813355252711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91" calcext:value-type="float">
            <text:p>691</text:p>
          </table:table-cell>
          <table:table-cell table:style-name="ce12" table:formula="of:=([.A696]+[.$E$1])*[.$B$2]/[.$B$1]" office:value-type="float" office:value="4.267578125" calcext:value-type="float">
            <text:p>4,268</text:p>
          </table:table-cell>
          <table:table-cell table:style-name="ce13" table:formula="of:=[$Sheet2.$B$3]*[$Sheet3.B696]/([$Sheet2.$B$2]-[$Sheet3.B696])" office:value-type="float" office:value="57450.9333333333" calcext:value-type="float">
            <text:p>57450,9</text:p>
          </table:table-cell>
          <table:table-cell table:formula="of:=MATCH([.C696];[$Sheet2.$B$45:.$B$62];-1)" office:value-type="float" office:value="6" calcext:value-type="float">
            <text:p>6</text:p>
          </table:table-cell>
          <table:table-cell/>
          <table:table-cell table:formula="of:=([.C696]-INDIRECT(&quot;SHEET2.D&quot;&amp;([.D696]+ROW([$Sheet2.$A$45])-1)))/INDIRECT(&quot;Sheet2.C&quot;&amp;([.D696]+ROW([$Sheet2.$A$45])-1))" office:value-type="float" office:value="75.6555900329102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92" calcext:value-type="float">
            <text:p>692</text:p>
          </table:table-cell>
          <table:table-cell table:style-name="ce12" table:formula="of:=([.A697]+[.$E$1])*[.$B$2]/[.$B$1]" office:value-type="float" office:value="4.2724609375" calcext:value-type="float">
            <text:p>4,272</text:p>
          </table:table-cell>
          <table:table-cell table:style-name="ce13" table:formula="of:=[$Sheet2.$B$3]*[$Sheet3.B697]/([$Sheet2.$B$2]-[$Sheet3.B697])" office:value-type="float" office:value="57902.6845637584" calcext:value-type="float">
            <text:p>57902,7</text:p>
          </table:table-cell>
          <table:table-cell table:formula="of:=MATCH([.C697];[$Sheet2.$B$45:.$B$62];-1)" office:value-type="float" office:value="6" calcext:value-type="float">
            <text:p>6</text:p>
          </table:table-cell>
          <table:table-cell/>
          <table:table-cell table:formula="of:=([.C697]-INDIRECT(&quot;SHEET2.D&quot;&amp;([.D697]+ROW([$Sheet2.$A$45])-1)))/INDIRECT(&quot;Sheet2.C&quot;&amp;([.D697]+ROW([$Sheet2.$A$45])-1))" office:value-type="float" office:value="75.5281566815914" calcext:value-type="float">
            <text:p>76</text:p>
          </table:table-cell>
          <table:table-cell table:number-columns-repeated="1018"/>
        </table:table-row>
        <table:table-row table:style-name="ro2">
          <table:table-cell table:style-name="ce2" office:value-type="float" office:value="693" calcext:value-type="float">
            <text:p>693</text:p>
          </table:table-cell>
          <table:table-cell table:style-name="ce12" table:formula="of:=([.A698]+[.$E$1])*[.$B$2]/[.$B$1]" office:value-type="float" office:value="4.27734375" calcext:value-type="float">
            <text:p>4,277</text:p>
          </table:table-cell>
          <table:table-cell table:style-name="ce13" table:formula="of:=[$Sheet2.$B$3]*[$Sheet3.B698]/([$Sheet2.$B$2]-[$Sheet3.B698])" office:value-type="float" office:value="58360.5405405405" calcext:value-type="float">
            <text:p>58360,5</text:p>
          </table:table-cell>
          <table:table-cell table:formula="of:=MATCH([.C698];[$Sheet2.$B$45:.$B$62];-1)" office:value-type="float" office:value="6" calcext:value-type="float">
            <text:p>6</text:p>
          </table:table-cell>
          <table:table-cell/>
          <table:table-cell table:formula="of:=([.C698]-INDIRECT(&quot;SHEET2.D&quot;&amp;([.D698]+ROW([$Sheet2.$A$45])-1)))/INDIRECT(&quot;Sheet2.C&quot;&amp;([.D698]+ROW([$Sheet2.$A$45])-1))" office:value-type="float" office:value="75.3990012579576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694" calcext:value-type="float">
            <text:p>694</text:p>
          </table:table-cell>
          <table:table-cell table:style-name="ce12" table:formula="of:=([.A699]+[.$E$1])*[.$B$2]/[.$B$1]" office:value-type="float" office:value="4.2822265625" calcext:value-type="float">
            <text:p>4,282</text:p>
          </table:table-cell>
          <table:table-cell table:style-name="ce13" table:formula="of:=[$Sheet2.$B$3]*[$Sheet3.B699]/([$Sheet2.$B$2]-[$Sheet3.B699])" office:value-type="float" office:value="58824.6258503401" calcext:value-type="float">
            <text:p>58824,6</text:p>
          </table:table-cell>
          <table:table-cell table:formula="of:=MATCH([.C699];[$Sheet2.$B$45:.$B$62];-1)" office:value-type="float" office:value="6" calcext:value-type="float">
            <text:p>6</text:p>
          </table:table-cell>
          <table:table-cell/>
          <table:table-cell table:formula="of:=([.C699]-INDIRECT(&quot;SHEET2.D&quot;&amp;([.D699]+ROW([$Sheet2.$A$45])-1)))/INDIRECT(&quot;Sheet2.C&quot;&amp;([.D699]+ROW([$Sheet2.$A$45])-1))" office:value-type="float" office:value="75.2680886176756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695" calcext:value-type="float">
            <text:p>695</text:p>
          </table:table-cell>
          <table:table-cell table:style-name="ce12" table:formula="of:=([.A700]+[.$E$1])*[.$B$2]/[.$B$1]" office:value-type="float" office:value="4.287109375" calcext:value-type="float">
            <text:p>4,287</text:p>
          </table:table-cell>
          <table:table-cell table:style-name="ce13" table:formula="of:=[$Sheet2.$B$3]*[$Sheet3.B700]/([$Sheet2.$B$2]-[$Sheet3.B700])" office:value-type="float" office:value="59295.0684931507" calcext:value-type="float">
            <text:p>59295,1</text:p>
          </table:table-cell>
          <table:table-cell table:formula="of:=MATCH([.C700];[$Sheet2.$B$45:.$B$62];-1)" office:value-type="float" office:value="6" calcext:value-type="float">
            <text:p>6</text:p>
          </table:table-cell>
          <table:table-cell/>
          <table:table-cell table:formula="of:=([.C700]-INDIRECT(&quot;SHEET2.D&quot;&amp;([.D700]+ROW([$Sheet2.$A$45])-1)))/INDIRECT(&quot;Sheet2.C&quot;&amp;([.D700]+ROW([$Sheet2.$A$45])-1))" office:value-type="float" office:value="75.1353826535541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696" calcext:value-type="float">
            <text:p>696</text:p>
          </table:table-cell>
          <table:table-cell table:style-name="ce12" table:formula="of:=([.A701]+[.$E$1])*[.$B$2]/[.$B$1]" office:value-type="float" office:value="4.2919921875" calcext:value-type="float">
            <text:p>4,292</text:p>
          </table:table-cell>
          <table:table-cell table:style-name="ce13" table:formula="of:=[$Sheet2.$B$3]*[$Sheet3.B701]/([$Sheet2.$B$2]-[$Sheet3.B701])" office:value-type="float" office:value="59772" calcext:value-type="float">
            <text:p>59772,0</text:p>
          </table:table-cell>
          <table:table-cell table:formula="of:=MATCH([.C701];[$Sheet2.$B$45:.$B$62];-1)" office:value-type="float" office:value="6" calcext:value-type="float">
            <text:p>6</text:p>
          </table:table-cell>
          <table:table-cell/>
          <table:table-cell table:formula="of:=([.C701]-INDIRECT(&quot;SHEET2.D&quot;&amp;([.D701]+ROW([$Sheet2.$A$45])-1)))/INDIRECT(&quot;Sheet2.C&quot;&amp;([.D701]+ROW([$Sheet2.$A$45])-1))" office:value-type="float" office:value="75.0008462623413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697" calcext:value-type="float">
            <text:p>697</text:p>
          </table:table-cell>
          <table:table-cell table:style-name="ce12" table:formula="of:=([.A702]+[.$E$1])*[.$B$2]/[.$B$1]" office:value-type="float" office:value="4.296875" calcext:value-type="float">
            <text:p>4,297</text:p>
          </table:table-cell>
          <table:table-cell table:style-name="ce13" table:formula="of:=[$Sheet2.$B$3]*[$Sheet3.B702]/([$Sheet2.$B$2]-[$Sheet3.B702])" office:value-type="float" office:value="60255.5555555556" calcext:value-type="float">
            <text:p>60255,6</text:p>
          </table:table-cell>
          <table:table-cell table:formula="of:=MATCH([.C702];[$Sheet2.$B$45:.$B$62];-1)" office:value-type="float" office:value="6" calcext:value-type="float">
            <text:p>6</text:p>
          </table:table-cell>
          <table:table-cell/>
          <table:table-cell table:formula="of:=([.C702]-INDIRECT(&quot;SHEET2.D&quot;&amp;([.D702]+ROW([$Sheet2.$A$45])-1)))/INDIRECT(&quot;Sheet2.C&quot;&amp;([.D702]+ROW([$Sheet2.$A$45])-1))" office:value-type="float" office:value="74.8644413101395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698" calcext:value-type="float">
            <text:p>698</text:p>
          </table:table-cell>
          <table:table-cell table:style-name="ce12" table:formula="of:=([.A703]+[.$E$1])*[.$B$2]/[.$B$1]" office:value-type="float" office:value="4.3017578125" calcext:value-type="float">
            <text:p>4,302</text:p>
          </table:table-cell>
          <table:table-cell table:style-name="ce13" table:formula="of:=[$Sheet2.$B$3]*[$Sheet3.B703]/([$Sheet2.$B$2]-[$Sheet3.B703])" office:value-type="float" office:value="60745.8741258741" calcext:value-type="float">
            <text:p>60745,9</text:p>
          </table:table-cell>
          <table:table-cell table:formula="of:=MATCH([.C703];[$Sheet2.$B$45:.$B$62];-1)" office:value-type="float" office:value="6" calcext:value-type="float">
            <text:p>6</text:p>
          </table:table-cell>
          <table:table-cell/>
          <table:table-cell table:formula="of:=([.C703]-INDIRECT(&quot;SHEET2.D&quot;&amp;([.D703]+ROW([$Sheet2.$A$45])-1)))/INDIRECT(&quot;Sheet2.C&quot;&amp;([.D703]+ROW([$Sheet2.$A$45])-1))" office:value-type="float" office:value="74.7261285963684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699" calcext:value-type="float">
            <text:p>699</text:p>
          </table:table-cell>
          <table:table-cell table:style-name="ce12" table:formula="of:=([.A704]+[.$E$1])*[.$B$2]/[.$B$1]" office:value-type="float" office:value="4.306640625" calcext:value-type="float">
            <text:p>4,307</text:p>
          </table:table-cell>
          <table:table-cell table:style-name="ce13" table:formula="of:=[$Sheet2.$B$3]*[$Sheet3.B704]/([$Sheet2.$B$2]-[$Sheet3.B704])" office:value-type="float" office:value="61243.0985915493" calcext:value-type="float">
            <text:p>61243,1</text:p>
          </table:table-cell>
          <table:table-cell table:formula="of:=MATCH([.C704];[$Sheet2.$B$45:.$B$62];-1)" office:value-type="float" office:value="6" calcext:value-type="float">
            <text:p>6</text:p>
          </table:table-cell>
          <table:table-cell/>
          <table:table-cell table:formula="of:=([.C704]-INDIRECT(&quot;SHEET2.D&quot;&amp;([.D704]+ROW([$Sheet2.$A$45])-1)))/INDIRECT(&quot;Sheet2.C&quot;&amp;([.D704]+ROW([$Sheet2.$A$45])-1))" office:value-type="float" office:value="74.5858678162061" calcext:value-type="float">
            <text:p>75</text:p>
          </table:table-cell>
          <table:table-cell table:number-columns-repeated="1018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12" table:formula="of:=([.A705]+[.$E$1])*[.$B$2]/[.$B$1]" office:value-type="float" office:value="4.3115234375" calcext:value-type="float">
            <text:p>4,312</text:p>
          </table:table-cell>
          <table:table-cell table:style-name="ce13" table:formula="of:=[$Sheet2.$B$3]*[$Sheet3.B705]/([$Sheet2.$B$2]-[$Sheet3.B705])" office:value-type="float" office:value="61747.3758865248" calcext:value-type="float">
            <text:p>61747,4</text:p>
          </table:table-cell>
          <table:table-cell table:formula="of:=MATCH([.C705];[$Sheet2.$B$45:.$B$62];-1)" office:value-type="float" office:value="6" calcext:value-type="float">
            <text:p>6</text:p>
          </table:table-cell>
          <table:table-cell/>
          <table:table-cell table:formula="of:=([.C705]-INDIRECT(&quot;SHEET2.D&quot;&amp;([.D705]+ROW([$Sheet2.$A$45])-1)))/INDIRECT(&quot;Sheet2.C&quot;&amp;([.D705]+ROW([$Sheet2.$A$45])-1))" office:value-type="float" office:value="74.4436175214316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1" calcext:value-type="float">
            <text:p>701</text:p>
          </table:table-cell>
          <table:table-cell table:style-name="ce12" table:formula="of:=([.A706]+[.$E$1])*[.$B$2]/[.$B$1]" office:value-type="float" office:value="4.31640625" calcext:value-type="float">
            <text:p>4,316</text:p>
          </table:table-cell>
          <table:table-cell table:style-name="ce13" table:formula="of:=[$Sheet2.$B$3]*[$Sheet3.B706]/([$Sheet2.$B$2]-[$Sheet3.B706])" office:value-type="float" office:value="62258.8571428572" calcext:value-type="float">
            <text:p>62258,9</text:p>
          </table:table-cell>
          <table:table-cell table:formula="of:=MATCH([.C706];[$Sheet2.$B$45:.$B$62];-1)" office:value-type="float" office:value="6" calcext:value-type="float">
            <text:p>6</text:p>
          </table:table-cell>
          <table:table-cell/>
          <table:table-cell table:formula="of:=([.C706]-INDIRECT(&quot;SHEET2.D&quot;&amp;([.D706]+ROW([$Sheet2.$A$45])-1)))/INDIRECT(&quot;Sheet2.C&quot;&amp;([.D706]+ROW([$Sheet2.$A$45])-1))" office:value-type="float" office:value="74.2993350795889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2" calcext:value-type="float">
            <text:p>702</text:p>
          </table:table-cell>
          <table:table-cell table:style-name="ce12" table:formula="of:=([.A707]+[.$E$1])*[.$B$2]/[.$B$1]" office:value-type="float" office:value="4.3212890625" calcext:value-type="float">
            <text:p>4,321</text:p>
          </table:table-cell>
          <table:table-cell table:style-name="ce13" table:formula="of:=[$Sheet2.$B$3]*[$Sheet3.B707]/([$Sheet2.$B$2]-[$Sheet3.B707])" office:value-type="float" office:value="62777.6978417266" calcext:value-type="float">
            <text:p>62777,7</text:p>
          </table:table-cell>
          <table:table-cell table:formula="of:=MATCH([.C707];[$Sheet2.$B$45:.$B$62];-1)" office:value-type="float" office:value="6" calcext:value-type="float">
            <text:p>6</text:p>
          </table:table-cell>
          <table:table-cell/>
          <table:table-cell table:formula="of:=([.C707]-INDIRECT(&quot;SHEET2.D&quot;&amp;([.D707]+ROW([$Sheet2.$A$45])-1)))/INDIRECT(&quot;Sheet2.C&quot;&amp;([.D707]+ROW([$Sheet2.$A$45])-1))" office:value-type="float" office:value="74.1529766313888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3" calcext:value-type="float">
            <text:p>703</text:p>
          </table:table-cell>
          <table:table-cell table:style-name="ce12" table:formula="of:=([.A708]+[.$E$1])*[.$B$2]/[.$B$1]" office:value-type="float" office:value="4.326171875" calcext:value-type="float">
            <text:p>4,326</text:p>
          </table:table-cell>
          <table:table-cell table:style-name="ce13" table:formula="of:=[$Sheet2.$B$3]*[$Sheet3.B708]/([$Sheet2.$B$2]-[$Sheet3.B708])" office:value-type="float" office:value="63304.0579710145" calcext:value-type="float">
            <text:p>63304,1</text:p>
          </table:table-cell>
          <table:table-cell table:formula="of:=MATCH([.C708];[$Sheet2.$B$45:.$B$62];-1)" office:value-type="float" office:value="6" calcext:value-type="float">
            <text:p>6</text:p>
          </table:table-cell>
          <table:table-cell/>
          <table:table-cell table:formula="of:=([.C708]-INDIRECT(&quot;SHEET2.D&quot;&amp;([.D708]+ROW([$Sheet2.$A$45])-1)))/INDIRECT(&quot;Sheet2.C&quot;&amp;([.D708]+ROW([$Sheet2.$A$45])-1))" office:value-type="float" office:value="74.0044970462582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4" calcext:value-type="float">
            <text:p>704</text:p>
          </table:table-cell>
          <table:table-cell table:style-name="ce12" table:formula="of:=([.A709]+[.$E$1])*[.$B$2]/[.$B$1]" office:value-type="float" office:value="4.3310546875" calcext:value-type="float">
            <text:p>4,331</text:p>
          </table:table-cell>
          <table:table-cell table:style-name="ce13" table:formula="of:=[$Sheet2.$B$3]*[$Sheet3.B709]/([$Sheet2.$B$2]-[$Sheet3.B709])" office:value-type="float" office:value="63838.102189781" calcext:value-type="float">
            <text:p>63838,1</text:p>
          </table:table-cell>
          <table:table-cell table:formula="of:=MATCH([.C709];[$Sheet2.$B$45:.$B$62];-1)" office:value-type="float" office:value="6" calcext:value-type="float">
            <text:p>6</text:p>
          </table:table-cell>
          <table:table-cell/>
          <table:table-cell table:formula="of:=([.C709]-INDIRECT(&quot;SHEET2.D&quot;&amp;([.D709]+ROW([$Sheet2.$A$45])-1)))/INDIRECT(&quot;Sheet2.C&quot;&amp;([.D709]+ROW([$Sheet2.$A$45])-1))" office:value-type="float" office:value="73.8538498759433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12" table:formula="of:=([.A710]+[.$E$1])*[.$B$2]/[.$B$1]" office:value-type="float" office:value="4.3359375" calcext:value-type="float">
            <text:p>4,336</text:p>
          </table:table-cell>
          <table:table-cell table:style-name="ce13" table:formula="of:=[$Sheet2.$B$3]*[$Sheet3.B710]/([$Sheet2.$B$2]-[$Sheet3.B710])" office:value-type="float" office:value="64380" calcext:value-type="float">
            <text:p>64380,0</text:p>
          </table:table-cell>
          <table:table-cell table:formula="of:=MATCH([.C710];[$Sheet2.$B$45:.$B$62];-1)" office:value-type="float" office:value="6" calcext:value-type="float">
            <text:p>6</text:p>
          </table:table-cell>
          <table:table-cell/>
          <table:table-cell table:formula="of:=([.C710]-INDIRECT(&quot;SHEET2.D&quot;&amp;([.D710]+ROW([$Sheet2.$A$45])-1)))/INDIRECT(&quot;Sheet2.C&quot;&amp;([.D710]+ROW([$Sheet2.$A$45])-1))" office:value-type="float" office:value="73.7009873060649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6" calcext:value-type="float">
            <text:p>706</text:p>
          </table:table-cell>
          <table:table-cell table:style-name="ce12" table:formula="of:=([.A711]+[.$E$1])*[.$B$2]/[.$B$1]" office:value-type="float" office:value="4.3408203125" calcext:value-type="float">
            <text:p>4,341</text:p>
          </table:table-cell>
          <table:table-cell table:style-name="ce13" table:formula="of:=[$Sheet2.$B$3]*[$Sheet3.B711]/([$Sheet2.$B$2]-[$Sheet3.B711])" office:value-type="float" office:value="64929.9259259259" calcext:value-type="float">
            <text:p>64929,9</text:p>
          </table:table-cell>
          <table:table-cell table:formula="of:=MATCH([.C711];[$Sheet2.$B$45:.$B$62];-1)" office:value-type="float" office:value="6" calcext:value-type="float">
            <text:p>6</text:p>
          </table:table-cell>
          <table:table-cell/>
          <table:table-cell table:formula="of:=([.C711]-INDIRECT(&quot;SHEET2.D&quot;&amp;([.D711]+ROW([$Sheet2.$A$45])-1)))/INDIRECT(&quot;Sheet2.C&quot;&amp;([.D711]+ROW([$Sheet2.$A$45])-1))" office:value-type="float" office:value="73.5458601055216" calcext:value-type="float">
            <text:p>74</text:p>
          </table:table-cell>
          <table:table-cell table:number-columns-repeated="1018"/>
        </table:table-row>
        <table:table-row table:style-name="ro2">
          <table:table-cell table:style-name="ce2" office:value-type="float" office:value="707" calcext:value-type="float">
            <text:p>707</text:p>
          </table:table-cell>
          <table:table-cell table:style-name="ce12" table:formula="of:=([.A712]+[.$E$1])*[.$B$2]/[.$B$1]" office:value-type="float" office:value="4.345703125" calcext:value-type="float">
            <text:p>4,346</text:p>
          </table:table-cell>
          <table:table-cell table:style-name="ce13" table:formula="of:=[$Sheet2.$B$3]*[$Sheet3.B712]/([$Sheet2.$B$2]-[$Sheet3.B712])" office:value-type="float" office:value="65488.0597014925" calcext:value-type="float">
            <text:p>65488,1</text:p>
          </table:table-cell>
          <table:table-cell table:formula="of:=MATCH([.C712];[$Sheet2.$B$45:.$B$62];-1)" office:value-type="float" office:value="6" calcext:value-type="float">
            <text:p>6</text:p>
          </table:table-cell>
          <table:table-cell/>
          <table:table-cell table:formula="of:=([.C712]-INDIRECT(&quot;SHEET2.D&quot;&amp;([.D712]+ROW([$Sheet2.$A$45])-1)))/INDIRECT(&quot;Sheet2.C&quot;&amp;([.D712]+ROW([$Sheet2.$A$45])-1))" office:value-type="float" office:value="73.3884175736269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2" office:value-type="float" office:value="708" calcext:value-type="float">
            <text:p>708</text:p>
          </table:table-cell>
          <table:table-cell table:style-name="ce12" table:formula="of:=([.A713]+[.$E$1])*[.$B$2]/[.$B$1]" office:value-type="float" office:value="4.3505859375" calcext:value-type="float">
            <text:p>4,351</text:p>
          </table:table-cell>
          <table:table-cell table:style-name="ce13" table:formula="of:=[$Sheet2.$B$3]*[$Sheet3.B713]/([$Sheet2.$B$2]-[$Sheet3.B713])" office:value-type="float" office:value="66054.5864661654" calcext:value-type="float">
            <text:p>66054,6</text:p>
          </table:table-cell>
          <table:table-cell table:formula="of:=MATCH([.C713];[$Sheet2.$B$45:.$B$62];-1)" office:value-type="float" office:value="6" calcext:value-type="float">
            <text:p>6</text:p>
          </table:table-cell>
          <table:table-cell/>
          <table:table-cell table:formula="of:=([.C713]-INDIRECT(&quot;SHEET2.D&quot;&amp;([.D713]+ROW([$Sheet2.$A$45])-1)))/INDIRECT(&quot;Sheet2.C&quot;&amp;([.D713]+ROW([$Sheet2.$A$45])-1))" office:value-type="float" office:value="73.2286074848617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2" office:value-type="float" office:value="709" calcext:value-type="float">
            <text:p>709</text:p>
          </table:table-cell>
          <table:table-cell table:style-name="ce12" table:formula="of:=([.A714]+[.$E$1])*[.$B$2]/[.$B$1]" office:value-type="float" office:value="4.35546875" calcext:value-type="float">
            <text:p>4,355</text:p>
          </table:table-cell>
          <table:table-cell table:style-name="ce13" table:formula="of:=[$Sheet2.$B$3]*[$Sheet3.B714]/([$Sheet2.$B$2]-[$Sheet3.B714])" office:value-type="float" office:value="66629.696969697" calcext:value-type="float">
            <text:p>66629,7</text:p>
          </table:table-cell>
          <table:table-cell table:formula="of:=MATCH([.C714];[$Sheet2.$B$45:.$B$62];-1)" office:value-type="float" office:value="6" calcext:value-type="float">
            <text:p>6</text:p>
          </table:table-cell>
          <table:table-cell/>
          <table:table-cell table:formula="of:=([.C714]-INDIRECT(&quot;SHEET2.D&quot;&amp;([.D714]+ROW([$Sheet2.$A$45])-1)))/INDIRECT(&quot;Sheet2.C&quot;&amp;([.D714]+ROW([$Sheet2.$A$45])-1))" office:value-type="float" office:value="73.0663760311151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12" table:formula="of:=([.A715]+[.$E$1])*[.$B$2]/[.$B$1]" office:value-type="float" office:value="4.3603515625" calcext:value-type="float">
            <text:p>4,360</text:p>
          </table:table-cell>
          <table:table-cell table:style-name="ce13" table:formula="of:=[$Sheet2.$B$3]*[$Sheet3.B715]/([$Sheet2.$B$2]-[$Sheet3.B715])" office:value-type="float" office:value="67213.5877862595" calcext:value-type="float">
            <text:p>67213,6</text:p>
          </table:table-cell>
          <table:table-cell table:formula="of:=MATCH([.C715];[$Sheet2.$B$45:.$B$62];-1)" office:value-type="float" office:value="6" calcext:value-type="float">
            <text:p>6</text:p>
          </table:table-cell>
          <table:table-cell/>
          <table:table-cell table:formula="of:=([.C715]-INDIRECT(&quot;SHEET2.D&quot;&amp;([.D715]+ROW([$Sheet2.$A$45])-1)))/INDIRECT(&quot;Sheet2.C&quot;&amp;([.D715]+ROW([$Sheet2.$A$45])-1))" office:value-type="float" office:value="72.9016677612808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2" office:value-type="float" office:value="711" calcext:value-type="float">
            <text:p>711</text:p>
          </table:table-cell>
          <table:table-cell table:style-name="ce12" table:formula="of:=([.A716]+[.$E$1])*[.$B$2]/[.$B$1]" office:value-type="float" office:value="4.365234375" calcext:value-type="float">
            <text:p>4,365</text:p>
          </table:table-cell>
          <table:table-cell table:style-name="ce13" table:formula="of:=[$Sheet2.$B$3]*[$Sheet3.B716]/([$Sheet2.$B$2]-[$Sheet3.B716])" office:value-type="float" office:value="67806.4615384615" calcext:value-type="float">
            <text:p>67806,5</text:p>
          </table:table-cell>
          <table:table-cell table:formula="of:=MATCH([.C716];[$Sheet2.$B$45:.$B$62];-1)" office:value-type="float" office:value="6" calcext:value-type="float">
            <text:p>6</text:p>
          </table:table-cell>
          <table:table-cell/>
          <table:table-cell table:formula="of:=([.C716]-INDIRECT(&quot;SHEET2.D&quot;&amp;([.D716]+ROW([$Sheet2.$A$45])-1)))/INDIRECT(&quot;Sheet2.C&quot;&amp;([.D716]+ROW([$Sheet2.$A$45])-1))" office:value-type="float" office:value="72.7344255180645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2" office:value-type="float" office:value="712" calcext:value-type="float">
            <text:p>712</text:p>
          </table:table-cell>
          <table:table-cell table:style-name="ce12" table:formula="of:=([.A717]+[.$E$1])*[.$B$2]/[.$B$1]" office:value-type="float" office:value="4.3701171875" calcext:value-type="float">
            <text:p>4,370</text:p>
          </table:table-cell>
          <table:table-cell table:style-name="ce13" table:formula="of:=[$Sheet2.$B$3]*[$Sheet3.B717]/([$Sheet2.$B$2]-[$Sheet3.B717])" office:value-type="float" office:value="68408.527131783" calcext:value-type="float">
            <text:p>68408,5</text:p>
          </table:table-cell>
          <table:table-cell table:formula="of:=MATCH([.C717];[$Sheet2.$B$45:.$B$62];-1)" office:value-type="float" office:value="6" calcext:value-type="float">
            <text:p>6</text:p>
          </table:table-cell>
          <table:table-cell/>
          <table:table-cell table:formula="of:=([.C717]-INDIRECT(&quot;SHEET2.D&quot;&amp;([.D717]+ROW([$Sheet2.$A$45])-1)))/INDIRECT(&quot;Sheet2.C&quot;&amp;([.D717]+ROW([$Sheet2.$A$45])-1))" office:value-type="float" office:value="72.5645903718525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2" office:value-type="float" office:value="713" calcext:value-type="float">
            <text:p>713</text:p>
          </table:table-cell>
          <table:table-cell table:style-name="ce12" table:formula="of:=([.A718]+[.$E$1])*[.$B$2]/[.$B$1]" office:value-type="float" office:value="4.375" calcext:value-type="float">
            <text:p>4,375</text:p>
          </table:table-cell>
          <table:table-cell table:style-name="ce13" table:formula="of:=[$Sheet2.$B$3]*[$Sheet3.B718]/([$Sheet2.$B$2]-[$Sheet3.B718])" office:value-type="float" office:value="69020" calcext:value-type="float">
            <text:p>69020,0</text:p>
          </table:table-cell>
          <table:table-cell table:formula="of:=MATCH([.C718];[$Sheet2.$B$45:.$B$62];-1)" office:value-type="float" office:value="6" calcext:value-type="float">
            <text:p>6</text:p>
          </table:table-cell>
          <table:table-cell/>
          <table:table-cell table:formula="of:=([.C718]-INDIRECT(&quot;SHEET2.D&quot;&amp;([.D718]+ROW([$Sheet2.$A$45])-1)))/INDIRECT(&quot;Sheet2.C&quot;&amp;([.D718]+ROW([$Sheet2.$A$45])-1))" office:value-type="float" office:value="72.392101551481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2" office:value-type="float" office:value="714" calcext:value-type="float">
            <text:p>714</text:p>
          </table:table-cell>
          <table:table-cell table:style-name="ce12" table:formula="of:=([.A719]+[.$E$1])*[.$B$2]/[.$B$1]" office:value-type="float" office:value="4.3798828125" calcext:value-type="float">
            <text:p>4,380</text:p>
          </table:table-cell>
          <table:table-cell table:style-name="ce13" table:formula="of:=[$Sheet2.$B$3]*[$Sheet3.B719]/([$Sheet2.$B$2]-[$Sheet3.B719])" office:value-type="float" office:value="69641.1023622047" calcext:value-type="float">
            <text:p>69641,1</text:p>
          </table:table-cell>
          <table:table-cell table:formula="of:=MATCH([.C719];[$Sheet2.$B$45:.$B$62];-1)" office:value-type="float" office:value="6" calcext:value-type="float">
            <text:p>6</text:p>
          </table:table-cell>
          <table:table-cell/>
          <table:table-cell table:formula="of:=([.C719]-INDIRECT(&quot;SHEET2.D&quot;&amp;([.D719]+ROW([$Sheet2.$A$45])-1)))/INDIRECT(&quot;Sheet2.C&quot;&amp;([.D719]+ROW([$Sheet2.$A$45])-1))" office:value-type="float" office:value="72.2168963717335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2" office:value-type="float" office:value="715" calcext:value-type="float">
            <text:p>715</text:p>
          </table:table-cell>
          <table:table-cell table:style-name="ce12" table:formula="of:=([.A720]+[.$E$1])*[.$B$2]/[.$B$1]" office:value-type="float" office:value="4.384765625" calcext:value-type="float">
            <text:p>4,385</text:p>
          </table:table-cell>
          <table:table-cell table:style-name="ce13" table:formula="of:=[$Sheet2.$B$3]*[$Sheet3.B720]/([$Sheet2.$B$2]-[$Sheet3.B720])" office:value-type="float" office:value="70272.0634920635" calcext:value-type="float">
            <text:p>70272,1</text:p>
          </table:table-cell>
          <table:table-cell table:formula="of:=MATCH([.C720];[$Sheet2.$B$45:.$B$62];-1)" office:value-type="float" office:value="6" calcext:value-type="float">
            <text:p>6</text:p>
          </table:table-cell>
          <table:table-cell/>
          <table:table-cell table:formula="of:=([.C720]-INDIRECT(&quot;SHEET2.D&quot;&amp;([.D720]+ROW([$Sheet2.$A$45])-1)))/INDIRECT(&quot;Sheet2.C&quot;&amp;([.D720]+ROW([$Sheet2.$A$45])-1))" office:value-type="float" office:value="72.0389101573869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2" office:value-type="float" office:value="716" calcext:value-type="float">
            <text:p>716</text:p>
          </table:table-cell>
          <table:table-cell table:style-name="ce12" table:formula="of:=([.A721]+[.$E$1])*[.$B$2]/[.$B$1]" office:value-type="float" office:value="4.3896484375" calcext:value-type="float">
            <text:p>4,390</text:p>
          </table:table-cell>
          <table:table-cell table:style-name="ce13" table:formula="of:=[$Sheet2.$B$3]*[$Sheet3.B721]/([$Sheet2.$B$2]-[$Sheet3.B721])" office:value-type="float" office:value="70913.12" calcext:value-type="float">
            <text:p>70913,1</text:p>
          </table:table-cell>
          <table:table-cell table:formula="of:=MATCH([.C721];[$Sheet2.$B$45:.$B$62];-1)" office:value-type="float" office:value="6" calcext:value-type="float">
            <text:p>6</text:p>
          </table:table-cell>
          <table:table-cell/>
          <table:table-cell table:formula="of:=([.C721]-INDIRECT(&quot;SHEET2.D&quot;&amp;([.D721]+ROW([$Sheet2.$A$45])-1)))/INDIRECT(&quot;Sheet2.C&quot;&amp;([.D721]+ROW([$Sheet2.$A$45])-1))" office:value-type="float" office:value="71.8580761636107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2" office:value-type="float" office:value="717" calcext:value-type="float">
            <text:p>717</text:p>
          </table:table-cell>
          <table:table-cell table:style-name="ce12" table:formula="of:=([.A722]+[.$E$1])*[.$B$2]/[.$B$1]" office:value-type="float" office:value="4.39453125" calcext:value-type="float">
            <text:p>4,395</text:p>
          </table:table-cell>
          <table:table-cell table:style-name="ce13" table:formula="of:=[$Sheet2.$B$3]*[$Sheet3.B722]/([$Sheet2.$B$2]-[$Sheet3.B722])" office:value-type="float" office:value="71564.5161290323" calcext:value-type="float">
            <text:p>71564,5</text:p>
          </table:table-cell>
          <table:table-cell table:formula="of:=MATCH([.C722];[$Sheet2.$B$45:.$B$62];-1)" office:value-type="float" office:value="6" calcext:value-type="float">
            <text:p>6</text:p>
          </table:table-cell>
          <table:table-cell/>
          <table:table-cell table:formula="of:=([.C722]-INDIRECT(&quot;SHEET2.D&quot;&amp;([.D722]+ROW([$Sheet2.$A$45])-1)))/INDIRECT(&quot;Sheet2.C&quot;&amp;([.D722]+ROW([$Sheet2.$A$45])-1))" office:value-type="float" office:value="71.6743254925156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2" office:value-type="float" office:value="718" calcext:value-type="float">
            <text:p>718</text:p>
          </table:table-cell>
          <table:table-cell table:style-name="ce12" table:formula="of:=([.A723]+[.$E$1])*[.$B$2]/[.$B$1]" office:value-type="float" office:value="4.3994140625" calcext:value-type="float">
            <text:p>4,399</text:p>
          </table:table-cell>
          <table:table-cell table:style-name="ce13" table:formula="of:=[$Sheet2.$B$3]*[$Sheet3.B723]/([$Sheet2.$B$2]-[$Sheet3.B723])" office:value-type="float" office:value="72226.5040650407" calcext:value-type="float">
            <text:p>72226,5</text:p>
          </table:table-cell>
          <table:table-cell table:formula="of:=MATCH([.C723];[$Sheet2.$B$45:.$B$62];-1)" office:value-type="float" office:value="6" calcext:value-type="float">
            <text:p>6</text:p>
          </table:table-cell>
          <table:table-cell/>
          <table:table-cell table:formula="of:=([.C723]-INDIRECT(&quot;SHEET2.D&quot;&amp;([.D723]+ROW([$Sheet2.$A$45])-1)))/INDIRECT(&quot;Sheet2.C&quot;&amp;([.D723]+ROW([$Sheet2.$A$45])-1))" office:value-type="float" office:value="71.4875870056303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2" office:value-type="float" office:value="719" calcext:value-type="float">
            <text:p>719</text:p>
          </table:table-cell>
          <table:table-cell table:style-name="ce12" table:formula="of:=([.A724]+[.$E$1])*[.$B$2]/[.$B$1]" office:value-type="float" office:value="4.404296875" calcext:value-type="float">
            <text:p>4,404</text:p>
          </table:table-cell>
          <table:table-cell table:style-name="ce13" table:formula="of:=[$Sheet2.$B$3]*[$Sheet3.B724]/([$Sheet2.$B$2]-[$Sheet3.B724])" office:value-type="float" office:value="72899.3442622951" calcext:value-type="float">
            <text:p>72899,3</text:p>
          </table:table-cell>
          <table:table-cell table:formula="of:=MATCH([.C724];[$Sheet2.$B$45:.$B$62];-1)" office:value-type="float" office:value="6" calcext:value-type="float">
            <text:p>6</text:p>
          </table:table-cell>
          <table:table-cell/>
          <table:table-cell table:formula="of:=([.C724]-INDIRECT(&quot;SHEET2.D&quot;&amp;([.D724]+ROW([$Sheet2.$A$45])-1)))/INDIRECT(&quot;Sheet2.C&quot;&amp;([.D724]+ROW([$Sheet2.$A$45])-1))" office:value-type="float" office:value="71.2977872320747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12" table:formula="of:=([.A725]+[.$E$1])*[.$B$2]/[.$B$1]" office:value-type="float" office:value="4.4091796875" calcext:value-type="float">
            <text:p>4,409</text:p>
          </table:table-cell>
          <table:table-cell table:style-name="ce13" table:formula="of:=[$Sheet2.$B$3]*[$Sheet3.B725]/([$Sheet2.$B$2]-[$Sheet3.B725])" office:value-type="float" office:value="73583.305785124" calcext:value-type="float">
            <text:p>73583,3</text:p>
          </table:table-cell>
          <table:table-cell table:formula="of:=MATCH([.C725];[$Sheet2.$B$45:.$B$62];-1)" office:value-type="float" office:value="6" calcext:value-type="float">
            <text:p>6</text:p>
          </table:table-cell>
          <table:table-cell/>
          <table:table-cell table:formula="of:=([.C725]-INDIRECT(&quot;SHEET2.D&quot;&amp;([.D725]+ROW([$Sheet2.$A$45])-1)))/INDIRECT(&quot;Sheet2.C&quot;&amp;([.D725]+ROW([$Sheet2.$A$45])-1))" office:value-type="float" office:value="71.1048502721794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2" office:value-type="float" office:value="721" calcext:value-type="float">
            <text:p>721</text:p>
          </table:table-cell>
          <table:table-cell table:style-name="ce12" table:formula="of:=([.A726]+[.$E$1])*[.$B$2]/[.$B$1]" office:value-type="float" office:value="4.4140625" calcext:value-type="float">
            <text:p>4,414</text:p>
          </table:table-cell>
          <table:table-cell table:style-name="ce13" table:formula="of:=[$Sheet2.$B$3]*[$Sheet3.B726]/([$Sheet2.$B$2]-[$Sheet3.B726])" office:value-type="float" office:value="74278.6666666667" calcext:value-type="float">
            <text:p>74278,7</text:p>
          </table:table-cell>
          <table:table-cell table:formula="of:=MATCH([.C726];[$Sheet2.$B$45:.$B$62];-1)" office:value-type="float" office:value="6" calcext:value-type="float">
            <text:p>6</text:p>
          </table:table-cell>
          <table:table-cell/>
          <table:table-cell table:formula="of:=([.C726]-INDIRECT(&quot;SHEET2.D&quot;&amp;([.D726]+ROW([$Sheet2.$A$45])-1)))/INDIRECT(&quot;Sheet2.C&quot;&amp;([.D726]+ROW([$Sheet2.$A$45])-1))" office:value-type="float" office:value="70.9086976962858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2" office:value-type="float" office:value="722" calcext:value-type="float">
            <text:p>722</text:p>
          </table:table-cell>
          <table:table-cell table:style-name="ce12" table:formula="of:=([.A727]+[.$E$1])*[.$B$2]/[.$B$1]" office:value-type="float" office:value="4.4189453125" calcext:value-type="float">
            <text:p>4,419</text:p>
          </table:table-cell>
          <table:table-cell table:style-name="ce13" table:formula="of:=[$Sheet2.$B$3]*[$Sheet3.B727]/([$Sheet2.$B$2]-[$Sheet3.B727])" office:value-type="float" office:value="74985.7142857143" calcext:value-type="float">
            <text:p>74985,7</text:p>
          </table:table-cell>
          <table:table-cell table:formula="of:=MATCH([.C727];[$Sheet2.$B$45:.$B$62];-1)" office:value-type="float" office:value="6" calcext:value-type="float">
            <text:p>6</text:p>
          </table:table-cell>
          <table:table-cell/>
          <table:table-cell table:formula="of:=([.C727]-INDIRECT(&quot;SHEET2.D&quot;&amp;([.D727]+ROW([$Sheet2.$A$45])-1)))/INDIRECT(&quot;Sheet2.C&quot;&amp;([.D727]+ROW([$Sheet2.$A$45])-1))" office:value-type="float" office:value="70.7092484384445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2" office:value-type="float" office:value="723" calcext:value-type="float">
            <text:p>723</text:p>
          </table:table-cell>
          <table:table-cell table:style-name="ce12" table:formula="of:=([.A728]+[.$E$1])*[.$B$2]/[.$B$1]" office:value-type="float" office:value="4.423828125" calcext:value-type="float">
            <text:p>4,424</text:p>
          </table:table-cell>
          <table:table-cell table:style-name="ce13" table:formula="of:=[$Sheet2.$B$3]*[$Sheet3.B728]/([$Sheet2.$B$2]-[$Sheet3.B728])" office:value-type="float" office:value="75704.7457627119" calcext:value-type="float">
            <text:p>75704,7</text:p>
          </table:table-cell>
          <table:table-cell table:formula="of:=MATCH([.C728];[$Sheet2.$B$45:.$B$62];-1)" office:value-type="float" office:value="6" calcext:value-type="float">
            <text:p>6</text:p>
          </table:table-cell>
          <table:table-cell/>
          <table:table-cell table:formula="of:=([.C728]-INDIRECT(&quot;SHEET2.D&quot;&amp;([.D728]+ROW([$Sheet2.$A$45])-1)))/INDIRECT(&quot;Sheet2.C&quot;&amp;([.D728]+ROW([$Sheet2.$A$45])-1))" office:value-type="float" office:value="70.5064186847075" calcext:value-type="float">
            <text:p>71</text:p>
          </table:table-cell>
          <table:table-cell table:number-columns-repeated="1018"/>
        </table:table-row>
        <table:table-row table:style-name="ro2">
          <table:table-cell table:style-name="ce2" office:value-type="float" office:value="724" calcext:value-type="float">
            <text:p>724</text:p>
          </table:table-cell>
          <table:table-cell table:style-name="ce12" table:formula="of:=([.A729]+[.$E$1])*[.$B$2]/[.$B$1]" office:value-type="float" office:value="4.4287109375" calcext:value-type="float">
            <text:p>4,429</text:p>
          </table:table-cell>
          <table:table-cell table:style-name="ce13" table:formula="of:=[$Sheet2.$B$3]*[$Sheet3.B729]/([$Sheet2.$B$2]-[$Sheet3.B729])" office:value-type="float" office:value="76436.0683760684" calcext:value-type="float">
            <text:p>76436,1</text:p>
          </table:table-cell>
          <table:table-cell table:formula="of:=MATCH([.C729];[$Sheet2.$B$45:.$B$62];-1)" office:value-type="float" office:value="6" calcext:value-type="float">
            <text:p>6</text:p>
          </table:table-cell>
          <table:table-cell/>
          <table:table-cell table:formula="of:=([.C729]-INDIRECT(&quot;SHEET2.D&quot;&amp;([.D729]+ROW([$Sheet2.$A$45])-1)))/INDIRECT(&quot;Sheet2.C&quot;&amp;([.D729]+ROW([$Sheet2.$A$45])-1))" office:value-type="float" office:value="70.300121755693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2" office:value-type="float" office:value="725" calcext:value-type="float">
            <text:p>725</text:p>
          </table:table-cell>
          <table:table-cell table:style-name="ce12" table:formula="of:=([.A730]+[.$E$1])*[.$B$2]/[.$B$1]" office:value-type="float" office:value="4.43359375" calcext:value-type="float">
            <text:p>4,434</text:p>
          </table:table-cell>
          <table:table-cell table:style-name="ce13" table:formula="of:=[$Sheet2.$B$3]*[$Sheet3.B730]/([$Sheet2.$B$2]-[$Sheet3.B730])" office:value-type="float" office:value="77180" calcext:value-type="float">
            <text:p>77180,0</text:p>
          </table:table-cell>
          <table:table-cell table:formula="of:=MATCH([.C730];[$Sheet2.$B$45:.$B$62];-1)" office:value-type="float" office:value="6" calcext:value-type="float">
            <text:p>6</text:p>
          </table:table-cell>
          <table:table-cell/>
          <table:table-cell table:formula="of:=([.C730]-INDIRECT(&quot;SHEET2.D&quot;&amp;([.D730]+ROW([$Sheet2.$A$45])-1)))/INDIRECT(&quot;Sheet2.C&quot;&amp;([.D730]+ROW([$Sheet2.$A$45])-1))" office:value-type="float" office:value="70.0902679830748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2" office:value-type="float" office:value="726" calcext:value-type="float">
            <text:p>726</text:p>
          </table:table-cell>
          <table:table-cell table:style-name="ce12" table:formula="of:=([.A731]+[.$E$1])*[.$B$2]/[.$B$1]" office:value-type="float" office:value="4.4384765625" calcext:value-type="float">
            <text:p>4,438</text:p>
          </table:table-cell>
          <table:table-cell table:style-name="ce13" table:formula="of:=[$Sheet2.$B$3]*[$Sheet3.B731]/([$Sheet2.$B$2]-[$Sheet3.B731])" office:value-type="float" office:value="77936.8695652174" calcext:value-type="float">
            <text:p>77936,9</text:p>
          </table:table-cell>
          <table:table-cell table:formula="of:=MATCH([.C731];[$Sheet2.$B$45:.$B$62];-1)" office:value-type="float" office:value="5" calcext:value-type="float">
            <text:p>5</text:p>
          </table:table-cell>
          <table:table-cell/>
          <table:table-cell table:formula="of:=([.C731]-INDIRECT(&quot;SHEET2.D&quot;&amp;([.D731]+ROW([$Sheet2.$A$45])-1)))/INDIRECT(&quot;Sheet2.C&quot;&amp;([.D731]+ROW([$Sheet2.$A$45])-1))" office:value-type="float" office:value="66.366023715415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727" calcext:value-type="float">
            <text:p>727</text:p>
          </table:table-cell>
          <table:table-cell table:style-name="ce12" table:formula="of:=([.A732]+[.$E$1])*[.$B$2]/[.$B$1]" office:value-type="float" office:value="4.443359375" calcext:value-type="float">
            <text:p>4,443</text:p>
          </table:table-cell>
          <table:table-cell table:style-name="ce13" table:formula="of:=[$Sheet2.$B$3]*[$Sheet3.B732]/([$Sheet2.$B$2]-[$Sheet3.B732])" office:value-type="float" office:value="78707.0175438597" calcext:value-type="float">
            <text:p>78707,0</text:p>
          </table:table-cell>
          <table:table-cell table:formula="of:=MATCH([.C732];[$Sheet2.$B$45:.$B$62];-1)" office:value-type="float" office:value="5" calcext:value-type="float">
            <text:p>5</text:p>
          </table:table-cell>
          <table:table-cell/>
          <table:table-cell table:formula="of:=([.C732]-INDIRECT(&quot;SHEET2.D&quot;&amp;([.D732]+ROW([$Sheet2.$A$45])-1)))/INDIRECT(&quot;Sheet2.C&quot;&amp;([.D732]+ROW([$Sheet2.$A$45])-1))" office:value-type="float" office:value="66.2259968102073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728" calcext:value-type="float">
            <text:p>728</text:p>
          </table:table-cell>
          <table:table-cell table:style-name="ce12" table:formula="of:=([.A733]+[.$E$1])*[.$B$2]/[.$B$1]" office:value-type="float" office:value="4.4482421875" calcext:value-type="float">
            <text:p>4,448</text:p>
          </table:table-cell>
          <table:table-cell table:style-name="ce13" table:formula="of:=[$Sheet2.$B$3]*[$Sheet3.B733]/([$Sheet2.$B$2]-[$Sheet3.B733])" office:value-type="float" office:value="79490.796460177" calcext:value-type="float">
            <text:p>79490,8</text:p>
          </table:table-cell>
          <table:table-cell table:formula="of:=MATCH([.C733];[$Sheet2.$B$45:.$B$62];-1)" office:value-type="float" office:value="5" calcext:value-type="float">
            <text:p>5</text:p>
          </table:table-cell>
          <table:table-cell/>
          <table:table-cell table:formula="of:=([.C733]-INDIRECT(&quot;SHEET2.D&quot;&amp;([.D733]+ROW([$Sheet2.$A$45])-1)))/INDIRECT(&quot;Sheet2.C&quot;&amp;([.D733]+ROW([$Sheet2.$A$45])-1))" office:value-type="float" office:value="66.0834915526951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729" calcext:value-type="float">
            <text:p>729</text:p>
          </table:table-cell>
          <table:table-cell table:style-name="ce12" table:formula="of:=([.A734]+[.$E$1])*[.$B$2]/[.$B$1]" office:value-type="float" office:value="4.453125" calcext:value-type="float">
            <text:p>4,453</text:p>
          </table:table-cell>
          <table:table-cell table:style-name="ce13" table:formula="of:=[$Sheet2.$B$3]*[$Sheet3.B734]/([$Sheet2.$B$2]-[$Sheet3.B734])" office:value-type="float" office:value="80288.5714285714" calcext:value-type="float">
            <text:p>80288,6</text:p>
          </table:table-cell>
          <table:table-cell table:formula="of:=MATCH([.C734];[$Sheet2.$B$45:.$B$62];-1)" office:value-type="float" office:value="5" calcext:value-type="float">
            <text:p>5</text:p>
          </table:table-cell>
          <table:table-cell/>
          <table:table-cell table:formula="of:=([.C734]-INDIRECT(&quot;SHEET2.D&quot;&amp;([.D734]+ROW([$Sheet2.$A$45])-1)))/INDIRECT(&quot;Sheet2.C&quot;&amp;([.D734]+ROW([$Sheet2.$A$45])-1))" office:value-type="float" office:value="65.9384415584416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12" table:formula="of:=([.A735]+[.$E$1])*[.$B$2]/[.$B$1]" office:value-type="float" office:value="4.4580078125" calcext:value-type="float">
            <text:p>4,458</text:p>
          </table:table-cell>
          <table:table-cell table:style-name="ce13" table:formula="of:=[$Sheet2.$B$3]*[$Sheet3.B735]/([$Sheet2.$B$2]-[$Sheet3.B735])" office:value-type="float" office:value="81100.7207207207" calcext:value-type="float">
            <text:p>81100,7</text:p>
          </table:table-cell>
          <table:table-cell table:formula="of:=MATCH([.C735];[$Sheet2.$B$45:.$B$62];-1)" office:value-type="float" office:value="5" calcext:value-type="float">
            <text:p>5</text:p>
          </table:table-cell>
          <table:table-cell/>
          <table:table-cell table:formula="of:=([.C735]-INDIRECT(&quot;SHEET2.D&quot;&amp;([.D735]+ROW([$Sheet2.$A$45])-1)))/INDIRECT(&quot;Sheet2.C&quot;&amp;([.D735]+ROW([$Sheet2.$A$45])-1))" office:value-type="float" office:value="65.7907780507781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731" calcext:value-type="float">
            <text:p>731</text:p>
          </table:table-cell>
          <table:table-cell table:style-name="ce12" table:formula="of:=([.A736]+[.$E$1])*[.$B$2]/[.$B$1]" office:value-type="float" office:value="4.462890625" calcext:value-type="float">
            <text:p>4,463</text:p>
          </table:table-cell>
          <table:table-cell table:style-name="ce13" table:formula="of:=[$Sheet2.$B$3]*[$Sheet3.B736]/([$Sheet2.$B$2]-[$Sheet3.B736])" office:value-type="float" office:value="81927.6363636364" calcext:value-type="float">
            <text:p>81927,6</text:p>
          </table:table-cell>
          <table:table-cell table:formula="of:=MATCH([.C736];[$Sheet2.$B$45:.$B$62];-1)" office:value-type="float" office:value="5" calcext:value-type="float">
            <text:p>5</text:p>
          </table:table-cell>
          <table:table-cell/>
          <table:table-cell table:formula="of:=([.C736]-INDIRECT(&quot;SHEET2.D&quot;&amp;([.D736]+ROW([$Sheet2.$A$45])-1)))/INDIRECT(&quot;Sheet2.C&quot;&amp;([.D736]+ROW([$Sheet2.$A$45])-1))" office:value-type="float" office:value="65.6404297520661" calcext:value-type="float">
            <text:p>66</text:p>
          </table:table-cell>
          <table:table-cell table:number-columns-repeated="1018"/>
        </table:table-row>
        <table:table-row table:style-name="ro2">
          <table:table-cell table:style-name="ce2" office:value-type="float" office:value="732" calcext:value-type="float">
            <text:p>732</text:p>
          </table:table-cell>
          <table:table-cell table:style-name="ce12" table:formula="of:=([.A737]+[.$E$1])*[.$B$2]/[.$B$1]" office:value-type="float" office:value="4.4677734375" calcext:value-type="float">
            <text:p>4,468</text:p>
          </table:table-cell>
          <table:table-cell table:style-name="ce13" table:formula="of:=[$Sheet2.$B$3]*[$Sheet3.B737]/([$Sheet2.$B$2]-[$Sheet3.B737])" office:value-type="float" office:value="82769.7247706422" calcext:value-type="float">
            <text:p>82769,7</text:p>
          </table:table-cell>
          <table:table-cell table:formula="of:=MATCH([.C737];[$Sheet2.$B$45:.$B$62];-1)" office:value-type="float" office:value="5" calcext:value-type="float">
            <text:p>5</text:p>
          </table:table-cell>
          <table:table-cell/>
          <table:table-cell table:formula="of:=([.C737]-INDIRECT(&quot;SHEET2.D&quot;&amp;([.D737]+ROW([$Sheet2.$A$45])-1)))/INDIRECT(&quot;Sheet2.C&quot;&amp;([.D737]+ROW([$Sheet2.$A$45])-1))" office:value-type="float" office:value="65.4873227689741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3" calcext:value-type="float">
            <text:p>733</text:p>
          </table:table-cell>
          <table:table-cell table:style-name="ce12" table:formula="of:=([.A738]+[.$E$1])*[.$B$2]/[.$B$1]" office:value-type="float" office:value="4.47265625" calcext:value-type="float">
            <text:p>4,473</text:p>
          </table:table-cell>
          <table:table-cell table:style-name="ce13" table:formula="of:=[$Sheet2.$B$3]*[$Sheet3.B738]/([$Sheet2.$B$2]-[$Sheet3.B738])" office:value-type="float" office:value="83627.4074074074" calcext:value-type="float">
            <text:p>83627,4</text:p>
          </table:table-cell>
          <table:table-cell table:formula="of:=MATCH([.C738];[$Sheet2.$B$45:.$B$62];-1)" office:value-type="float" office:value="5" calcext:value-type="float">
            <text:p>5</text:p>
          </table:table-cell>
          <table:table-cell/>
          <table:table-cell table:formula="of:=([.C738]-INDIRECT(&quot;SHEET2.D&quot;&amp;([.D738]+ROW([$Sheet2.$A$45])-1)))/INDIRECT(&quot;Sheet2.C&quot;&amp;([.D738]+ROW([$Sheet2.$A$45])-1))" office:value-type="float" office:value="65.3313804713805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4" calcext:value-type="float">
            <text:p>734</text:p>
          </table:table-cell>
          <table:table-cell table:style-name="ce12" table:formula="of:=([.A739]+[.$E$1])*[.$B$2]/[.$B$1]" office:value-type="float" office:value="4.4775390625" calcext:value-type="float">
            <text:p>4,478</text:p>
          </table:table-cell>
          <table:table-cell table:style-name="ce13" table:formula="of:=[$Sheet2.$B$3]*[$Sheet3.B739]/([$Sheet2.$B$2]-[$Sheet3.B739])" office:value-type="float" office:value="84501.1214953271" calcext:value-type="float">
            <text:p>84501,1</text:p>
          </table:table-cell>
          <table:table-cell table:formula="of:=MATCH([.C739];[$Sheet2.$B$45:.$B$62];-1)" office:value-type="float" office:value="5" calcext:value-type="float">
            <text:p>5</text:p>
          </table:table-cell>
          <table:table-cell/>
          <table:table-cell table:formula="of:=([.C739]-INDIRECT(&quot;SHEET2.D&quot;&amp;([.D739]+ROW([$Sheet2.$A$45])-1)))/INDIRECT(&quot;Sheet2.C&quot;&amp;([.D739]+ROW([$Sheet2.$A$45])-1))" office:value-type="float" office:value="65.172523364486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5" calcext:value-type="float">
            <text:p>735</text:p>
          </table:table-cell>
          <table:table-cell table:style-name="ce12" table:formula="of:=([.A740]+[.$E$1])*[.$B$2]/[.$B$1]" office:value-type="float" office:value="4.482421875" calcext:value-type="float">
            <text:p>4,482</text:p>
          </table:table-cell>
          <table:table-cell table:style-name="ce13" table:formula="of:=[$Sheet2.$B$3]*[$Sheet3.B740]/([$Sheet2.$B$2]-[$Sheet3.B740])" office:value-type="float" office:value="85391.320754717" calcext:value-type="float">
            <text:p>85391,3</text:p>
          </table:table-cell>
          <table:table-cell table:formula="of:=MATCH([.C740];[$Sheet2.$B$45:.$B$62];-1)" office:value-type="float" office:value="5" calcext:value-type="float">
            <text:p>5</text:p>
          </table:table-cell>
          <table:table-cell/>
          <table:table-cell table:formula="of:=([.C740]-INDIRECT(&quot;SHEET2.D&quot;&amp;([.D740]+ROW([$Sheet2.$A$45])-1)))/INDIRECT(&quot;Sheet2.C&quot;&amp;([.D740]+ROW([$Sheet2.$A$45])-1))" office:value-type="float" office:value="65.0106689536878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6" calcext:value-type="float">
            <text:p>736</text:p>
          </table:table-cell>
          <table:table-cell table:style-name="ce12" table:formula="of:=([.A741]+[.$E$1])*[.$B$2]/[.$B$1]" office:value-type="float" office:value="4.4873046875" calcext:value-type="float">
            <text:p>4,487</text:p>
          </table:table-cell>
          <table:table-cell table:style-name="ce13" table:formula="of:=[$Sheet2.$B$3]*[$Sheet3.B741]/([$Sheet2.$B$2]-[$Sheet3.B741])" office:value-type="float" office:value="86298.4761904762" calcext:value-type="float">
            <text:p>86298,5</text:p>
          </table:table-cell>
          <table:table-cell table:formula="of:=MATCH([.C741];[$Sheet2.$B$45:.$B$62];-1)" office:value-type="float" office:value="5" calcext:value-type="float">
            <text:p>5</text:p>
          </table:table-cell>
          <table:table-cell/>
          <table:table-cell table:formula="of:=([.C741]-INDIRECT(&quot;SHEET2.D&quot;&amp;([.D741]+ROW([$Sheet2.$A$45])-1)))/INDIRECT(&quot;Sheet2.C&quot;&amp;([.D741]+ROW([$Sheet2.$A$45])-1))" office:value-type="float" office:value="64.8457316017316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7" calcext:value-type="float">
            <text:p>737</text:p>
          </table:table-cell>
          <table:table-cell table:style-name="ce12" table:formula="of:=([.A742]+[.$E$1])*[.$B$2]/[.$B$1]" office:value-type="float" office:value="4.4921875" calcext:value-type="float">
            <text:p>4,492</text:p>
          </table:table-cell>
          <table:table-cell table:style-name="ce13" table:formula="of:=[$Sheet2.$B$3]*[$Sheet3.B742]/([$Sheet2.$B$2]-[$Sheet3.B742])" office:value-type="float" office:value="87223.0769230769" calcext:value-type="float">
            <text:p>87223,1</text:p>
          </table:table-cell>
          <table:table-cell table:formula="of:=MATCH([.C742];[$Sheet2.$B$45:.$B$62];-1)" office:value-type="float" office:value="5" calcext:value-type="float">
            <text:p>5</text:p>
          </table:table-cell>
          <table:table-cell/>
          <table:table-cell table:formula="of:=([.C742]-INDIRECT(&quot;SHEET2.D&quot;&amp;([.D742]+ROW([$Sheet2.$A$45])-1)))/INDIRECT(&quot;Sheet2.C&quot;&amp;([.D742]+ROW([$Sheet2.$A$45])-1))" office:value-type="float" office:value="64.6776223776224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8" calcext:value-type="float">
            <text:p>738</text:p>
          </table:table-cell>
          <table:table-cell table:style-name="ce12" table:formula="of:=([.A743]+[.$E$1])*[.$B$2]/[.$B$1]" office:value-type="float" office:value="4.4970703125" calcext:value-type="float">
            <text:p>4,497</text:p>
          </table:table-cell>
          <table:table-cell table:style-name="ce13" table:formula="of:=[$Sheet2.$B$3]*[$Sheet3.B743]/([$Sheet2.$B$2]-[$Sheet3.B743])" office:value-type="float" office:value="88165.6310679612" calcext:value-type="float">
            <text:p>88165,6</text:p>
          </table:table-cell>
          <table:table-cell table:formula="of:=MATCH([.C743];[$Sheet2.$B$45:.$B$62];-1)" office:value-type="float" office:value="5" calcext:value-type="float">
            <text:p>5</text:p>
          </table:table-cell>
          <table:table-cell/>
          <table:table-cell table:formula="of:=([.C743]-INDIRECT(&quot;SHEET2.D&quot;&amp;([.D743]+ROW([$Sheet2.$A$45])-1)))/INDIRECT(&quot;Sheet2.C&quot;&amp;([.D743]+ROW([$Sheet2.$A$45])-1))" office:value-type="float" office:value="64.5062488967343" calcext:value-type="float">
            <text:p>65</text:p>
          </table:table-cell>
          <table:table-cell table:number-columns-repeated="1018"/>
        </table:table-row>
        <table:table-row table:style-name="ro2">
          <table:table-cell table:style-name="ce2" office:value-type="float" office:value="739" calcext:value-type="float">
            <text:p>739</text:p>
          </table:table-cell>
          <table:table-cell table:style-name="ce12" table:formula="of:=([.A744]+[.$E$1])*[.$B$2]/[.$B$1]" office:value-type="float" office:value="4.501953125" calcext:value-type="float">
            <text:p>4,502</text:p>
          </table:table-cell>
          <table:table-cell table:style-name="ce13" table:formula="of:=[$Sheet2.$B$3]*[$Sheet3.B744]/([$Sheet2.$B$2]-[$Sheet3.B744])" office:value-type="float" office:value="89126.6666666667" calcext:value-type="float">
            <text:p>89126,7</text:p>
          </table:table-cell>
          <table:table-cell table:formula="of:=MATCH([.C744];[$Sheet2.$B$45:.$B$62];-1)" office:value-type="float" office:value="5" calcext:value-type="float">
            <text:p>5</text:p>
          </table:table-cell>
          <table:table-cell/>
          <table:table-cell table:formula="of:=([.C744]-INDIRECT(&quot;SHEET2.D&quot;&amp;([.D744]+ROW([$Sheet2.$A$45])-1)))/INDIRECT(&quot;Sheet2.C&quot;&amp;([.D744]+ROW([$Sheet2.$A$45])-1))" office:value-type="float" office:value="64.3315151515152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12" table:formula="of:=([.A745]+[.$E$1])*[.$B$2]/[.$B$1]" office:value-type="float" office:value="4.5068359375" calcext:value-type="float">
            <text:p>4,507</text:p>
          </table:table-cell>
          <table:table-cell table:style-name="ce13" table:formula="of:=[$Sheet2.$B$3]*[$Sheet3.B745]/([$Sheet2.$B$2]-[$Sheet3.B745])" office:value-type="float" office:value="90106.7326732673" calcext:value-type="float">
            <text:p>90106,7</text:p>
          </table:table-cell>
          <table:table-cell table:formula="of:=MATCH([.C745];[$Sheet2.$B$45:.$B$62];-1)" office:value-type="float" office:value="5" calcext:value-type="float">
            <text:p>5</text:p>
          </table:table-cell>
          <table:table-cell/>
          <table:table-cell table:formula="of:=([.C745]-INDIRECT(&quot;SHEET2.D&quot;&amp;([.D745]+ROW([$Sheet2.$A$45])-1)))/INDIRECT(&quot;Sheet2.C&quot;&amp;([.D745]+ROW([$Sheet2.$A$45])-1))" office:value-type="float" office:value="64.1533213321332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2" office:value-type="float" office:value="741" calcext:value-type="float">
            <text:p>741</text:p>
          </table:table-cell>
          <table:table-cell table:style-name="ce12" table:formula="of:=([.A746]+[.$E$1])*[.$B$2]/[.$B$1]" office:value-type="float" office:value="4.51171875" calcext:value-type="float">
            <text:p>4,512</text:p>
          </table:table-cell>
          <table:table-cell table:style-name="ce13" table:formula="of:=[$Sheet2.$B$3]*[$Sheet3.B746]/([$Sheet2.$B$2]-[$Sheet3.B746])" office:value-type="float" office:value="91106.4" calcext:value-type="float">
            <text:p>91106,4</text:p>
          </table:table-cell>
          <table:table-cell table:formula="of:=MATCH([.C746];[$Sheet2.$B$45:.$B$62];-1)" office:value-type="float" office:value="5" calcext:value-type="float">
            <text:p>5</text:p>
          </table:table-cell>
          <table:table-cell/>
          <table:table-cell table:formula="of:=([.C746]-INDIRECT(&quot;SHEET2.D&quot;&amp;([.D746]+ROW([$Sheet2.$A$45])-1)))/INDIRECT(&quot;Sheet2.C&quot;&amp;([.D746]+ROW([$Sheet2.$A$45])-1))" office:value-type="float" office:value="63.9715636363636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2" office:value-type="float" office:value="742" calcext:value-type="float">
            <text:p>742</text:p>
          </table:table-cell>
          <table:table-cell table:style-name="ce12" table:formula="of:=([.A747]+[.$E$1])*[.$B$2]/[.$B$1]" office:value-type="float" office:value="4.5166015625" calcext:value-type="float">
            <text:p>4,517</text:p>
          </table:table-cell>
          <table:table-cell table:style-name="ce13" table:formula="of:=[$Sheet2.$B$3]*[$Sheet3.B747]/([$Sheet2.$B$2]-[$Sheet3.B747])" office:value-type="float" office:value="92126.2626262626" calcext:value-type="float">
            <text:p>92126,3</text:p>
          </table:table-cell>
          <table:table-cell table:formula="of:=MATCH([.C747];[$Sheet2.$B$45:.$B$62];-1)" office:value-type="float" office:value="5" calcext:value-type="float">
            <text:p>5</text:p>
          </table:table-cell>
          <table:table-cell/>
          <table:table-cell table:formula="of:=([.C747]-INDIRECT(&quot;SHEET2.D&quot;&amp;([.D747]+ROW([$Sheet2.$A$45])-1)))/INDIRECT(&quot;Sheet2.C&quot;&amp;([.D747]+ROW([$Sheet2.$A$45])-1))" office:value-type="float" office:value="63.7861340679523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2" office:value-type="float" office:value="743" calcext:value-type="float">
            <text:p>743</text:p>
          </table:table-cell>
          <table:table-cell table:style-name="ce12" table:formula="of:=([.A748]+[.$E$1])*[.$B$2]/[.$B$1]" office:value-type="float" office:value="4.521484375" calcext:value-type="float">
            <text:p>4,521</text:p>
          </table:table-cell>
          <table:table-cell table:style-name="ce13" table:formula="of:=[$Sheet2.$B$3]*[$Sheet3.B748]/([$Sheet2.$B$2]-[$Sheet3.B748])" office:value-type="float" office:value="93166.9387755102" calcext:value-type="float">
            <text:p>93166,9</text:p>
          </table:table-cell>
          <table:table-cell table:formula="of:=MATCH([.C748];[$Sheet2.$B$45:.$B$62];-1)" office:value-type="float" office:value="5" calcext:value-type="float">
            <text:p>5</text:p>
          </table:table-cell>
          <table:table-cell/>
          <table:table-cell table:formula="of:=([.C748]-INDIRECT(&quot;SHEET2.D&quot;&amp;([.D748]+ROW([$Sheet2.$A$45])-1)))/INDIRECT(&quot;Sheet2.C&quot;&amp;([.D748]+ROW([$Sheet2.$A$45])-1))" office:value-type="float" office:value="63.5969202226345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2" office:value-type="float" office:value="744" calcext:value-type="float">
            <text:p>744</text:p>
          </table:table-cell>
          <table:table-cell table:style-name="ce12" table:formula="of:=([.A749]+[.$E$1])*[.$B$2]/[.$B$1]" office:value-type="float" office:value="4.5263671875" calcext:value-type="float">
            <text:p>4,526</text:p>
          </table:table-cell>
          <table:table-cell table:style-name="ce13" table:formula="of:=[$Sheet2.$B$3]*[$Sheet3.B749]/([$Sheet2.$B$2]-[$Sheet3.B749])" office:value-type="float" office:value="94229.0721649485" calcext:value-type="float">
            <text:p>94229,1</text:p>
          </table:table-cell>
          <table:table-cell table:formula="of:=MATCH([.C749];[$Sheet2.$B$45:.$B$62];-1)" office:value-type="float" office:value="5" calcext:value-type="float">
            <text:p>5</text:p>
          </table:table-cell>
          <table:table-cell/>
          <table:table-cell table:formula="of:=([.C749]-INDIRECT(&quot;SHEET2.D&quot;&amp;([.D749]+ROW([$Sheet2.$A$45])-1)))/INDIRECT(&quot;Sheet2.C&quot;&amp;([.D749]+ROW([$Sheet2.$A$45])-1))" office:value-type="float" office:value="63.4038050609185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2" office:value-type="float" office:value="745" calcext:value-type="float">
            <text:p>745</text:p>
          </table:table-cell>
          <table:table-cell table:style-name="ce12" table:formula="of:=([.A750]+[.$E$1])*[.$B$2]/[.$B$1]" office:value-type="float" office:value="4.53125" calcext:value-type="float">
            <text:p>4,531</text:p>
          </table:table-cell>
          <table:table-cell table:style-name="ce13" table:formula="of:=[$Sheet2.$B$3]*[$Sheet3.B750]/([$Sheet2.$B$2]-[$Sheet3.B750])" office:value-type="float" office:value="95313.3333333333" calcext:value-type="float">
            <text:p>95313,3</text:p>
          </table:table-cell>
          <table:table-cell table:formula="of:=MATCH([.C750];[$Sheet2.$B$45:.$B$62];-1)" office:value-type="float" office:value="5" calcext:value-type="float">
            <text:p>5</text:p>
          </table:table-cell>
          <table:table-cell/>
          <table:table-cell table:formula="of:=([.C750]-INDIRECT(&quot;SHEET2.D&quot;&amp;([.D750]+ROW([$Sheet2.$A$45])-1)))/INDIRECT(&quot;Sheet2.C&quot;&amp;([.D750]+ROW([$Sheet2.$A$45])-1))" office:value-type="float" office:value="63.2066666666667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2" office:value-type="float" office:value="746" calcext:value-type="float">
            <text:p>746</text:p>
          </table:table-cell>
          <table:table-cell table:style-name="ce12" table:formula="of:=([.A751]+[.$E$1])*[.$B$2]/[.$B$1]" office:value-type="float" office:value="4.5361328125" calcext:value-type="float">
            <text:p>4,536</text:p>
          </table:table-cell>
          <table:table-cell table:style-name="ce13" table:formula="of:=[$Sheet2.$B$3]*[$Sheet3.B751]/([$Sheet2.$B$2]-[$Sheet3.B751])" office:value-type="float" office:value="96420.4210526316" calcext:value-type="float">
            <text:p>96420,4</text:p>
          </table:table-cell>
          <table:table-cell table:formula="of:=MATCH([.C751];[$Sheet2.$B$45:.$B$62];-1)" office:value-type="float" office:value="5" calcext:value-type="float">
            <text:p>5</text:p>
          </table:table-cell>
          <table:table-cell/>
          <table:table-cell table:formula="of:=([.C751]-INDIRECT(&quot;SHEET2.D&quot;&amp;([.D751]+ROW([$Sheet2.$A$45])-1)))/INDIRECT(&quot;Sheet2.C&quot;&amp;([.D751]+ROW([$Sheet2.$A$45])-1))" office:value-type="float" office:value="63.0053779904306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2" office:value-type="float" office:value="747" calcext:value-type="float">
            <text:p>747</text:p>
          </table:table-cell>
          <table:table-cell table:style-name="ce12" table:formula="of:=([.A752]+[.$E$1])*[.$B$2]/[.$B$1]" office:value-type="float" office:value="4.541015625" calcext:value-type="float">
            <text:p>4,541</text:p>
          </table:table-cell>
          <table:table-cell table:style-name="ce13" table:formula="of:=[$Sheet2.$B$3]*[$Sheet3.B752]/([$Sheet2.$B$2]-[$Sheet3.B752])" office:value-type="float" office:value="97551.0638297872" calcext:value-type="float">
            <text:p>97551,1</text:p>
          </table:table-cell>
          <table:table-cell table:formula="of:=MATCH([.C752];[$Sheet2.$B$45:.$B$62];-1)" office:value-type="float" office:value="5" calcext:value-type="float">
            <text:p>5</text:p>
          </table:table-cell>
          <table:table-cell/>
          <table:table-cell table:formula="of:=([.C752]-INDIRECT(&quot;SHEET2.D&quot;&amp;([.D752]+ROW([$Sheet2.$A$45])-1)))/INDIRECT(&quot;Sheet2.C&quot;&amp;([.D752]+ROW([$Sheet2.$A$45])-1))" office:value-type="float" office:value="62.7998065764023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2" office:value-type="float" office:value="748" calcext:value-type="float">
            <text:p>748</text:p>
          </table:table-cell>
          <table:table-cell table:style-name="ce12" table:formula="of:=([.A753]+[.$E$1])*[.$B$2]/[.$B$1]" office:value-type="float" office:value="4.5458984375" calcext:value-type="float">
            <text:p>4,546</text:p>
          </table:table-cell>
          <table:table-cell table:style-name="ce13" table:formula="of:=[$Sheet2.$B$3]*[$Sheet3.B753]/([$Sheet2.$B$2]-[$Sheet3.B753])" office:value-type="float" office:value="98706.0215053763" calcext:value-type="float">
            <text:p>98706,0</text:p>
          </table:table-cell>
          <table:table-cell table:formula="of:=MATCH([.C753];[$Sheet2.$B$45:.$B$62];-1)" office:value-type="float" office:value="5" calcext:value-type="float">
            <text:p>5</text:p>
          </table:table-cell>
          <table:table-cell/>
          <table:table-cell table:formula="of:=([.C753]-INDIRECT(&quot;SHEET2.D&quot;&amp;([.D753]+ROW([$Sheet2.$A$45])-1)))/INDIRECT(&quot;Sheet2.C&quot;&amp;([.D753]+ROW([$Sheet2.$A$45])-1))" office:value-type="float" office:value="62.5898142717498" calcext:value-type="float">
            <text:p>63</text:p>
          </table:table-cell>
          <table:table-cell table:number-columns-repeated="1018"/>
        </table:table-row>
        <table:table-row table:style-name="ro2">
          <table:table-cell table:style-name="ce2" office:value-type="float" office:value="749" calcext:value-type="float">
            <text:p>749</text:p>
          </table:table-cell>
          <table:table-cell table:style-name="ce12" table:formula="of:=([.A754]+[.$E$1])*[.$B$2]/[.$B$1]" office:value-type="float" office:value="4.55078125" calcext:value-type="float">
            <text:p>4,551</text:p>
          </table:table-cell>
          <table:table-cell table:style-name="ce13" table:formula="of:=[$Sheet2.$B$3]*[$Sheet3.B754]/([$Sheet2.$B$2]-[$Sheet3.B754])" office:value-type="float" office:value="99886.0869565218" calcext:value-type="float">
            <text:p>99886,1</text:p>
          </table:table-cell>
          <table:table-cell table:formula="of:=MATCH([.C754];[$Sheet2.$B$45:.$B$62];-1)" office:value-type="float" office:value="5" calcext:value-type="float">
            <text:p>5</text:p>
          </table:table-cell>
          <table:table-cell/>
          <table:table-cell table:formula="of:=([.C754]-INDIRECT(&quot;SHEET2.D&quot;&amp;([.D754]+ROW([$Sheet2.$A$45])-1)))/INDIRECT(&quot;Sheet2.C&quot;&amp;([.D754]+ROW([$Sheet2.$A$45])-1))" office:value-type="float" office:value="62.375256916996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12" table:formula="of:=([.A755]+[.$E$1])*[.$B$2]/[.$B$1]" office:value-type="float" office:value="4.5556640625" calcext:value-type="float">
            <text:p>4,556</text:p>
          </table:table-cell>
          <table:table-cell table:style-name="ce13" table:formula="of:=[$Sheet2.$B$3]*[$Sheet3.B755]/([$Sheet2.$B$2]-[$Sheet3.B755])" office:value-type="float" office:value="101092.087912088" calcext:value-type="float">
            <text:p>101092,1</text:p>
          </table:table-cell>
          <table:table-cell table:formula="of:=MATCH([.C755];[$Sheet2.$B$45:.$B$62];-1)" office:value-type="float" office:value="5" calcext:value-type="float">
            <text:p>5</text:p>
          </table:table-cell>
          <table:table-cell/>
          <table:table-cell table:formula="of:=([.C755]-INDIRECT(&quot;SHEET2.D&quot;&amp;([.D755]+ROW([$Sheet2.$A$45])-1)))/INDIRECT(&quot;Sheet2.C&quot;&amp;([.D755]+ROW([$Sheet2.$A$45])-1))" office:value-type="float" office:value="62.155984015984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2" office:value-type="float" office:value="751" calcext:value-type="float">
            <text:p>751</text:p>
          </table:table-cell>
          <table:table-cell table:style-name="ce12" table:formula="of:=([.A756]+[.$E$1])*[.$B$2]/[.$B$1]" office:value-type="float" office:value="4.560546875" calcext:value-type="float">
            <text:p>4,561</text:p>
          </table:table-cell>
          <table:table-cell table:style-name="ce13" table:formula="of:=[$Sheet2.$B$3]*[$Sheet3.B756]/([$Sheet2.$B$2]-[$Sheet3.B756])" office:value-type="float" office:value="102324.888888889" calcext:value-type="float">
            <text:p>102324,9</text:p>
          </table:table-cell>
          <table:table-cell table:formula="of:=MATCH([.C756];[$Sheet2.$B$45:.$B$62];-1)" office:value-type="float" office:value="5" calcext:value-type="float">
            <text:p>5</text:p>
          </table:table-cell>
          <table:table-cell/>
          <table:table-cell table:formula="of:=([.C756]-INDIRECT(&quot;SHEET2.D&quot;&amp;([.D756]+ROW([$Sheet2.$A$45])-1)))/INDIRECT(&quot;Sheet2.C&quot;&amp;([.D756]+ROW([$Sheet2.$A$45])-1))" office:value-type="float" office:value="61.9318383838384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2" office:value-type="float" office:value="752" calcext:value-type="float">
            <text:p>752</text:p>
          </table:table-cell>
          <table:table-cell table:style-name="ce12" table:formula="of:=([.A757]+[.$E$1])*[.$B$2]/[.$B$1]" office:value-type="float" office:value="4.5654296875" calcext:value-type="float">
            <text:p>4,565</text:p>
          </table:table-cell>
          <table:table-cell table:style-name="ce13" table:formula="of:=[$Sheet2.$B$3]*[$Sheet3.B757]/([$Sheet2.$B$2]-[$Sheet3.B757])" office:value-type="float" office:value="103585.393258427" calcext:value-type="float">
            <text:p>103585,4</text:p>
          </table:table-cell>
          <table:table-cell table:formula="of:=MATCH([.C757];[$Sheet2.$B$45:.$B$62];-1)" office:value-type="float" office:value="5" calcext:value-type="float">
            <text:p>5</text:p>
          </table:table-cell>
          <table:table-cell/>
          <table:table-cell table:formula="of:=([.C757]-INDIRECT(&quot;SHEET2.D&quot;&amp;([.D757]+ROW([$Sheet2.$A$45])-1)))/INDIRECT(&quot;Sheet2.C&quot;&amp;([.D757]+ROW([$Sheet2.$A$45])-1))" office:value-type="float" office:value="61.7026557711951" calcext:value-type="float">
            <text:p>62</text:p>
          </table:table-cell>
          <table:table-cell table:number-columns-repeated="1018"/>
        </table:table-row>
        <table:table-row table:style-name="ro2">
          <table:table-cell table:style-name="ce2" office:value-type="float" office:value="753" calcext:value-type="float">
            <text:p>753</text:p>
          </table:table-cell>
          <table:table-cell table:style-name="ce12" table:formula="of:=([.A758]+[.$E$1])*[.$B$2]/[.$B$1]" office:value-type="float" office:value="4.5703125" calcext:value-type="float">
            <text:p>4,570</text:p>
          </table:table-cell>
          <table:table-cell table:style-name="ce13" table:formula="of:=[$Sheet2.$B$3]*[$Sheet3.B758]/([$Sheet2.$B$2]-[$Sheet3.B758])" office:value-type="float" office:value="104874.545454545" calcext:value-type="float">
            <text:p>104874,5</text:p>
          </table:table-cell>
          <table:table-cell table:formula="of:=MATCH([.C758];[$Sheet2.$B$45:.$B$62];-1)" office:value-type="float" office:value="5" calcext:value-type="float">
            <text:p>5</text:p>
          </table:table-cell>
          <table:table-cell/>
          <table:table-cell table:formula="of:=([.C758]-INDIRECT(&quot;SHEET2.D&quot;&amp;([.D758]+ROW([$Sheet2.$A$45])-1)))/INDIRECT(&quot;Sheet2.C&quot;&amp;([.D758]+ROW([$Sheet2.$A$45])-1))" office:value-type="float" office:value="61.46826446281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2" office:value-type="float" office:value="754" calcext:value-type="float">
            <text:p>754</text:p>
          </table:table-cell>
          <table:table-cell table:style-name="ce12" table:formula="of:=([.A759]+[.$E$1])*[.$B$2]/[.$B$1]" office:value-type="float" office:value="4.5751953125" calcext:value-type="float">
            <text:p>4,575</text:p>
          </table:table-cell>
          <table:table-cell table:style-name="ce13" table:formula="of:=[$Sheet2.$B$3]*[$Sheet3.B759]/([$Sheet2.$B$2]-[$Sheet3.B759])" office:value-type="float" office:value="106193.333333333" calcext:value-type="float">
            <text:p>106193,3</text:p>
          </table:table-cell>
          <table:table-cell table:formula="of:=MATCH([.C759];[$Sheet2.$B$45:.$B$62];-1)" office:value-type="float" office:value="5" calcext:value-type="float">
            <text:p>5</text:p>
          </table:table-cell>
          <table:table-cell/>
          <table:table-cell table:formula="of:=([.C759]-INDIRECT(&quot;SHEET2.D&quot;&amp;([.D759]+ROW([$Sheet2.$A$45])-1)))/INDIRECT(&quot;Sheet2.C&quot;&amp;([.D759]+ROW([$Sheet2.$A$45])-1))" office:value-type="float" office:value="61.2284848484849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2" office:value-type="float" office:value="755" calcext:value-type="float">
            <text:p>755</text:p>
          </table:table-cell>
          <table:table-cell table:style-name="ce12" table:formula="of:=([.A760]+[.$E$1])*[.$B$2]/[.$B$1]" office:value-type="float" office:value="4.580078125" calcext:value-type="float">
            <text:p>4,580</text:p>
          </table:table-cell>
          <table:table-cell table:style-name="ce13" table:formula="of:=[$Sheet2.$B$3]*[$Sheet3.B760]/([$Sheet2.$B$2]-[$Sheet3.B760])" office:value-type="float" office:value="107542.790697674" calcext:value-type="float">
            <text:p>107542,8</text:p>
          </table:table-cell>
          <table:table-cell table:formula="of:=MATCH([.C760];[$Sheet2.$B$45:.$B$62];-1)" office:value-type="float" office:value="5" calcext:value-type="float">
            <text:p>5</text:p>
          </table:table-cell>
          <table:table-cell/>
          <table:table-cell table:formula="of:=([.C760]-INDIRECT(&quot;SHEET2.D&quot;&amp;([.D760]+ROW([$Sheet2.$A$45])-1)))/INDIRECT(&quot;Sheet2.C&quot;&amp;([.D760]+ROW([$Sheet2.$A$45])-1))" office:value-type="float" office:value="60.9831289640593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2" office:value-type="float" office:value="756" calcext:value-type="float">
            <text:p>756</text:p>
          </table:table-cell>
          <table:table-cell table:style-name="ce12" table:formula="of:=([.A761]+[.$E$1])*[.$B$2]/[.$B$1]" office:value-type="float" office:value="4.5849609375" calcext:value-type="float">
            <text:p>4,585</text:p>
          </table:table-cell>
          <table:table-cell table:style-name="ce13" table:formula="of:=[$Sheet2.$B$3]*[$Sheet3.B761]/([$Sheet2.$B$2]-[$Sheet3.B761])" office:value-type="float" office:value="108924" calcext:value-type="float">
            <text:p>108924,0</text:p>
          </table:table-cell>
          <table:table-cell table:formula="of:=MATCH([.C761];[$Sheet2.$B$45:.$B$62];-1)" office:value-type="float" office:value="5" calcext:value-type="float">
            <text:p>5</text:p>
          </table:table-cell>
          <table:table-cell/>
          <table:table-cell table:formula="of:=([.C761]-INDIRECT(&quot;SHEET2.D&quot;&amp;([.D761]+ROW([$Sheet2.$A$45])-1)))/INDIRECT(&quot;Sheet2.C&quot;&amp;([.D761]+ROW([$Sheet2.$A$45])-1))" office:value-type="float" office:value="60.732" calcext:value-type="float">
            <text:p>61</text:p>
          </table:table-cell>
          <table:table-cell table:number-columns-repeated="1018"/>
        </table:table-row>
        <table:table-row table:style-name="ro2">
          <table:table-cell table:style-name="ce2" office:value-type="float" office:value="757" calcext:value-type="float">
            <text:p>757</text:p>
          </table:table-cell>
          <table:table-cell table:style-name="ce12" table:formula="of:=([.A762]+[.$E$1])*[.$B$2]/[.$B$1]" office:value-type="float" office:value="4.58984375" calcext:value-type="float">
            <text:p>4,590</text:p>
          </table:table-cell>
          <table:table-cell table:style-name="ce13" table:formula="of:=[$Sheet2.$B$3]*[$Sheet3.B762]/([$Sheet2.$B$2]-[$Sheet3.B762])" office:value-type="float" office:value="110338.095238095" calcext:value-type="float">
            <text:p>110338,1</text:p>
          </table:table-cell>
          <table:table-cell table:formula="of:=MATCH([.C762];[$Sheet2.$B$45:.$B$62];-1)" office:value-type="float" office:value="5" calcext:value-type="float">
            <text:p>5</text:p>
          </table:table-cell>
          <table:table-cell/>
          <table:table-cell table:formula="of:=([.C762]-INDIRECT(&quot;SHEET2.D&quot;&amp;([.D762]+ROW([$Sheet2.$A$45])-1)))/INDIRECT(&quot;Sheet2.C&quot;&amp;([.D762]+ROW([$Sheet2.$A$45])-1))" office:value-type="float" office:value="60.4748917748918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2" office:value-type="float" office:value="758" calcext:value-type="float">
            <text:p>758</text:p>
          </table:table-cell>
          <table:table-cell table:style-name="ce12" table:formula="of:=([.A763]+[.$E$1])*[.$B$2]/[.$B$1]" office:value-type="float" office:value="4.5947265625" calcext:value-type="float">
            <text:p>4,595</text:p>
          </table:table-cell>
          <table:table-cell table:style-name="ce13" table:formula="of:=[$Sheet2.$B$3]*[$Sheet3.B763]/([$Sheet2.$B$2]-[$Sheet3.B763])" office:value-type="float" office:value="111786.265060241" calcext:value-type="float">
            <text:p>111786,3</text:p>
          </table:table-cell>
          <table:table-cell table:formula="of:=MATCH([.C763];[$Sheet2.$B$45:.$B$62];-1)" office:value-type="float" office:value="5" calcext:value-type="float">
            <text:p>5</text:p>
          </table:table-cell>
          <table:table-cell/>
          <table:table-cell table:formula="of:=([.C763]-INDIRECT(&quot;SHEET2.D&quot;&amp;([.D763]+ROW([$Sheet2.$A$45])-1)))/INDIRECT(&quot;Sheet2.C&quot;&amp;([.D763]+ROW([$Sheet2.$A$45])-1))" office:value-type="float" office:value="60.2115881708653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2" office:value-type="float" office:value="759" calcext:value-type="float">
            <text:p>759</text:p>
          </table:table-cell>
          <table:table-cell table:style-name="ce12" table:formula="of:=([.A764]+[.$E$1])*[.$B$2]/[.$B$1]" office:value-type="float" office:value="4.599609375" calcext:value-type="float">
            <text:p>4,600</text:p>
          </table:table-cell>
          <table:table-cell table:style-name="ce13" table:formula="of:=[$Sheet2.$B$3]*[$Sheet3.B764]/([$Sheet2.$B$2]-[$Sheet3.B764])" office:value-type="float" office:value="113269.756097561" calcext:value-type="float">
            <text:p>113269,8</text:p>
          </table:table-cell>
          <table:table-cell table:formula="of:=MATCH([.C764];[$Sheet2.$B$45:.$B$62];-1)" office:value-type="float" office:value="4" calcext:value-type="float">
            <text:p>4</text:p>
          </table:table-cell>
          <table:table-cell/>
          <table:table-cell table:formula="of:=([.C764]-INDIRECT(&quot;SHEET2.D&quot;&amp;([.D764]+ROW([$Sheet2.$A$45])-1)))/INDIRECT(&quot;Sheet2.C&quot;&amp;([.D764]+ROW([$Sheet2.$A$45])-1))" office:value-type="float" office:value="56.263487274048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12" table:formula="of:=([.A765]+[.$E$1])*[.$B$2]/[.$B$1]" office:value-type="float" office:value="4.6044921875" calcext:value-type="float">
            <text:p>4,604</text:p>
          </table:table-cell>
          <table:table-cell table:style-name="ce13" table:formula="of:=[$Sheet2.$B$3]*[$Sheet3.B765]/([$Sheet2.$B$2]-[$Sheet3.B765])" office:value-type="float" office:value="114789.87654321" calcext:value-type="float">
            <text:p>114789,9</text:p>
          </table:table-cell>
          <table:table-cell table:formula="of:=MATCH([.C765];[$Sheet2.$B$45:.$B$62];-1)" office:value-type="float" office:value="4" calcext:value-type="float">
            <text:p>4</text:p>
          </table:table-cell>
          <table:table-cell/>
          <table:table-cell table:formula="of:=([.C765]-INDIRECT(&quot;SHEET2.D&quot;&amp;([.D765]+ROW([$Sheet2.$A$45])-1)))/INDIRECT(&quot;Sheet2.C&quot;&amp;([.D765]+ROW([$Sheet2.$A$45])-1))" office:value-type="float" office:value="56.0893612207091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2" office:value-type="float" office:value="761" calcext:value-type="float">
            <text:p>761</text:p>
          </table:table-cell>
          <table:table-cell table:style-name="ce12" table:formula="of:=([.A766]+[.$E$1])*[.$B$2]/[.$B$1]" office:value-type="float" office:value="4.609375" calcext:value-type="float">
            <text:p>4,609</text:p>
          </table:table-cell>
          <table:table-cell table:style-name="ce13" table:formula="of:=[$Sheet2.$B$3]*[$Sheet3.B766]/([$Sheet2.$B$2]-[$Sheet3.B766])" office:value-type="float" office:value="116348" calcext:value-type="float">
            <text:p>116348,0</text:p>
          </table:table-cell>
          <table:table-cell table:formula="of:=MATCH([.C766];[$Sheet2.$B$45:.$B$62];-1)" office:value-type="float" office:value="4" calcext:value-type="float">
            <text:p>4</text:p>
          </table:table-cell>
          <table:table-cell/>
          <table:table-cell table:formula="of:=([.C766]-INDIRECT(&quot;SHEET2.D&quot;&amp;([.D766]+ROW([$Sheet2.$A$45])-1)))/INDIRECT(&quot;Sheet2.C&quot;&amp;([.D766]+ROW([$Sheet2.$A$45])-1))" office:value-type="float" office:value="55.9108820160367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2" office:value-type="float" office:value="762" calcext:value-type="float">
            <text:p>762</text:p>
          </table:table-cell>
          <table:table-cell table:style-name="ce12" table:formula="of:=([.A767]+[.$E$1])*[.$B$2]/[.$B$1]" office:value-type="float" office:value="4.6142578125" calcext:value-type="float">
            <text:p>4,614</text:p>
          </table:table-cell>
          <table:table-cell table:style-name="ce13" table:formula="of:=[$Sheet2.$B$3]*[$Sheet3.B767]/([$Sheet2.$B$2]-[$Sheet3.B767])" office:value-type="float" office:value="117945.569620253" calcext:value-type="float">
            <text:p>117945,6</text:p>
          </table:table-cell>
          <table:table-cell table:formula="of:=MATCH([.C767];[$Sheet2.$B$45:.$B$62];-1)" office:value-type="float" office:value="4" calcext:value-type="float">
            <text:p>4</text:p>
          </table:table-cell>
          <table:table-cell/>
          <table:table-cell table:formula="of:=([.C767]-INDIRECT(&quot;SHEET2.D&quot;&amp;([.D767]+ROW([$Sheet2.$A$45])-1)))/INDIRECT(&quot;Sheet2.C&quot;&amp;([.D767]+ROW([$Sheet2.$A$45])-1))" office:value-type="float" office:value="55.7278843504865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2" office:value-type="float" office:value="763" calcext:value-type="float">
            <text:p>763</text:p>
          </table:table-cell>
          <table:table-cell table:style-name="ce12" table:formula="of:=([.A768]+[.$E$1])*[.$B$2]/[.$B$1]" office:value-type="float" office:value="4.619140625" calcext:value-type="float">
            <text:p>4,619</text:p>
          </table:table-cell>
          <table:table-cell table:style-name="ce13" table:formula="of:=[$Sheet2.$B$3]*[$Sheet3.B768]/([$Sheet2.$B$2]-[$Sheet3.B768])" office:value-type="float" office:value="119584.102564103" calcext:value-type="float">
            <text:p>119584,1</text:p>
          </table:table-cell>
          <table:table-cell table:formula="of:=MATCH([.C768];[$Sheet2.$B$45:.$B$62];-1)" office:value-type="float" office:value="4" calcext:value-type="float">
            <text:p>4</text:p>
          </table:table-cell>
          <table:table-cell/>
          <table:table-cell table:formula="of:=([.C768]-INDIRECT(&quot;SHEET2.D&quot;&amp;([.D768]+ROW([$Sheet2.$A$45])-1)))/INDIRECT(&quot;Sheet2.C&quot;&amp;([.D768]+ROW([$Sheet2.$A$45])-1))" office:value-type="float" office:value="55.5401944371016" calcext:value-type="float">
            <text:p>56</text:p>
          </table:table-cell>
          <table:table-cell table:number-columns-repeated="1018"/>
        </table:table-row>
        <table:table-row table:style-name="ro2">
          <table:table-cell table:style-name="ce2" office:value-type="float" office:value="764" calcext:value-type="float">
            <text:p>764</text:p>
          </table:table-cell>
          <table:table-cell table:style-name="ce12" table:formula="of:=([.A769]+[.$E$1])*[.$B$2]/[.$B$1]" office:value-type="float" office:value="4.6240234375" calcext:value-type="float">
            <text:p>4,624</text:p>
          </table:table-cell>
          <table:table-cell table:style-name="ce13" table:formula="of:=[$Sheet2.$B$3]*[$Sheet3.B769]/([$Sheet2.$B$2]-[$Sheet3.B769])" office:value-type="float" office:value="121265.194805195" calcext:value-type="float">
            <text:p>121265,2</text:p>
          </table:table-cell>
          <table:table-cell table:formula="of:=MATCH([.C769];[$Sheet2.$B$45:.$B$62];-1)" office:value-type="float" office:value="4" calcext:value-type="float">
            <text:p>4</text:p>
          </table:table-cell>
          <table:table-cell/>
          <table:table-cell table:formula="of:=([.C769]-INDIRECT(&quot;SHEET2.D&quot;&amp;([.D769]+ROW([$Sheet2.$A$45])-1)))/INDIRECT(&quot;Sheet2.C&quot;&amp;([.D769]+ROW([$Sheet2.$A$45])-1))" office:value-type="float" office:value="55.3476294610315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2" office:value-type="float" office:value="765" calcext:value-type="float">
            <text:p>765</text:p>
          </table:table-cell>
          <table:table-cell table:style-name="ce12" table:formula="of:=([.A770]+[.$E$1])*[.$B$2]/[.$B$1]" office:value-type="float" office:value="4.62890625" calcext:value-type="float">
            <text:p>4,629</text:p>
          </table:table-cell>
          <table:table-cell table:style-name="ce13" table:formula="of:=[$Sheet2.$B$3]*[$Sheet3.B770]/([$Sheet2.$B$2]-[$Sheet3.B770])" office:value-type="float" office:value="122990.526315789" calcext:value-type="float">
            <text:p>122990,5</text:p>
          </table:table-cell>
          <table:table-cell table:formula="of:=MATCH([.C770];[$Sheet2.$B$45:.$B$62];-1)" office:value-type="float" office:value="4" calcext:value-type="float">
            <text:p>4</text:p>
          </table:table-cell>
          <table:table-cell/>
          <table:table-cell table:formula="of:=([.C770]-INDIRECT(&quot;SHEET2.D&quot;&amp;([.D770]+ROW([$Sheet2.$A$45])-1)))/INDIRECT(&quot;Sheet2.C&quot;&amp;([.D770]+ROW([$Sheet2.$A$45])-1))" office:value-type="float" office:value="55.1499969855912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2" office:value-type="float" office:value="766" calcext:value-type="float">
            <text:p>766</text:p>
          </table:table-cell>
          <table:table-cell table:style-name="ce12" table:formula="of:=([.A771]+[.$E$1])*[.$B$2]/[.$B$1]" office:value-type="float" office:value="4.6337890625" calcext:value-type="float">
            <text:p>4,634</text:p>
          </table:table-cell>
          <table:table-cell table:style-name="ce13" table:formula="of:=[$Sheet2.$B$3]*[$Sheet3.B771]/([$Sheet2.$B$2]-[$Sheet3.B771])" office:value-type="float" office:value="124761.866666667" calcext:value-type="float">
            <text:p>124761,9</text:p>
          </table:table-cell>
          <table:table-cell table:formula="of:=MATCH([.C771];[$Sheet2.$B$45:.$B$62];-1)" office:value-type="float" office:value="4" calcext:value-type="float">
            <text:p>4</text:p>
          </table:table-cell>
          <table:table-cell/>
          <table:table-cell table:formula="of:=([.C771]-INDIRECT(&quot;SHEET2.D&quot;&amp;([.D771]+ROW([$Sheet2.$A$45])-1)))/INDIRECT(&quot;Sheet2.C&quot;&amp;([.D771]+ROW([$Sheet2.$A$45])-1))" office:value-type="float" office:value="54.9470943108056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2" office:value-type="float" office:value="767" calcext:value-type="float">
            <text:p>767</text:p>
          </table:table-cell>
          <table:table-cell table:style-name="ce12" table:formula="of:=([.A772]+[.$E$1])*[.$B$2]/[.$B$1]" office:value-type="float" office:value="4.638671875" calcext:value-type="float">
            <text:p>4,639</text:p>
          </table:table-cell>
          <table:table-cell table:style-name="ce13" table:formula="of:=[$Sheet2.$B$3]*[$Sheet3.B772]/([$Sheet2.$B$2]-[$Sheet3.B772])" office:value-type="float" office:value="126581.081081081" calcext:value-type="float">
            <text:p>126581,1</text:p>
          </table:table-cell>
          <table:table-cell table:formula="of:=MATCH([.C772];[$Sheet2.$B$45:.$B$62];-1)" office:value-type="float" office:value="4" calcext:value-type="float">
            <text:p>4</text:p>
          </table:table-cell>
          <table:table-cell/>
          <table:table-cell table:formula="of:=([.C772]-INDIRECT(&quot;SHEET2.D&quot;&amp;([.D772]+ROW([$Sheet2.$A$45])-1)))/INDIRECT(&quot;Sheet2.C&quot;&amp;([.D772]+ROW([$Sheet2.$A$45])-1))" office:value-type="float" office:value="54.7387077799449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2" office:value-type="float" office:value="768" calcext:value-type="float">
            <text:p>768</text:p>
          </table:table-cell>
          <table:table-cell table:style-name="ce12" table:formula="of:=([.A773]+[.$E$1])*[.$B$2]/[.$B$1]" office:value-type="float" office:value="4.6435546875" calcext:value-type="float">
            <text:p>4,644</text:p>
          </table:table-cell>
          <table:table-cell table:style-name="ce13" table:formula="of:=[$Sheet2.$B$3]*[$Sheet3.B773]/([$Sheet2.$B$2]-[$Sheet3.B773])" office:value-type="float" office:value="128450.136986301" calcext:value-type="float">
            <text:p>128450,1</text:p>
          </table:table-cell>
          <table:table-cell table:formula="of:=MATCH([.C773];[$Sheet2.$B$45:.$B$62];-1)" office:value-type="float" office:value="4" calcext:value-type="float">
            <text:p>4</text:p>
          </table:table-cell>
          <table:table-cell/>
          <table:table-cell table:formula="of:=([.C773]-INDIRECT(&quot;SHEET2.D&quot;&amp;([.D773]+ROW([$Sheet2.$A$45])-1)))/INDIRECT(&quot;Sheet2.C&quot;&amp;([.D773]+ROW([$Sheet2.$A$45])-1))" office:value-type="float" office:value="54.5246120290606" calcext:value-type="float">
            <text:p>55</text:p>
          </table:table-cell>
          <table:table-cell table:number-columns-repeated="1018"/>
        </table:table-row>
        <table:table-row table:style-name="ro2">
          <table:table-cell table:style-name="ce2" office:value-type="float" office:value="769" calcext:value-type="float">
            <text:p>769</text:p>
          </table:table-cell>
          <table:table-cell table:style-name="ce12" table:formula="of:=([.A774]+[.$E$1])*[.$B$2]/[.$B$1]" office:value-type="float" office:value="4.6484375" calcext:value-type="float">
            <text:p>4,648</text:p>
          </table:table-cell>
          <table:table-cell table:style-name="ce13" table:formula="of:=[$Sheet2.$B$3]*[$Sheet3.B774]/([$Sheet2.$B$2]-[$Sheet3.B774])" office:value-type="float" office:value="130371.111111111" calcext:value-type="float">
            <text:p>130371,1</text:p>
          </table:table-cell>
          <table:table-cell table:formula="of:=MATCH([.C774];[$Sheet2.$B$45:.$B$62];-1)" office:value-type="float" office:value="4" calcext:value-type="float">
            <text:p>4</text:p>
          </table:table-cell>
          <table:table-cell/>
          <table:table-cell table:formula="of:=([.C774]-INDIRECT(&quot;SHEET2.D&quot;&amp;([.D774]+ROW([$Sheet2.$A$45])-1)))/INDIRECT(&quot;Sheet2.C&quot;&amp;([.D774]+ROW([$Sheet2.$A$45])-1))" office:value-type="float" office:value="54.304569173985" calcext:value-type="float">
            <text:p>54</text:p>
          </table:table-cell>
          <table:table-cell table:number-columns-repeated="1018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12" table:formula="of:=([.A775]+[.$E$1])*[.$B$2]/[.$B$1]" office:value-type="float" office:value="4.6533203125" calcext:value-type="float">
            <text:p>4,653</text:p>
          </table:table-cell>
          <table:table-cell table:style-name="ce13" table:formula="of:=[$Sheet2.$B$3]*[$Sheet3.B775]/([$Sheet2.$B$2]-[$Sheet3.B775])" office:value-type="float" office:value="132346.197183099" calcext:value-type="float">
            <text:p>132346,2</text:p>
          </table:table-cell>
          <table:table-cell table:formula="of:=MATCH([.C775];[$Sheet2.$B$45:.$B$62];-1)" office:value-type="float" office:value="4" calcext:value-type="float">
            <text:p>4</text:p>
          </table:table-cell>
          <table:table-cell/>
          <table:table-cell table:formula="of:=([.C775]-INDIRECT(&quot;SHEET2.D&quot;&amp;([.D775]+ROW([$Sheet2.$A$45])-1)))/INDIRECT(&quot;Sheet2.C&quot;&amp;([.D775]+ROW([$Sheet2.$A$45])-1))" office:value-type="float" office:value="54.0783279286256" calcext:value-type="float">
            <text:p>54</text:p>
          </table:table-cell>
          <table:table-cell table:number-columns-repeated="1018"/>
        </table:table-row>
        <table:table-row table:style-name="ro2">
          <table:table-cell table:style-name="ce2" office:value-type="float" office:value="771" calcext:value-type="float">
            <text:p>771</text:p>
          </table:table-cell>
          <table:table-cell table:style-name="ce12" table:formula="of:=([.A776]+[.$E$1])*[.$B$2]/[.$B$1]" office:value-type="float" office:value="4.658203125" calcext:value-type="float">
            <text:p>4,658</text:p>
          </table:table-cell>
          <table:table-cell table:style-name="ce13" table:formula="of:=[$Sheet2.$B$3]*[$Sheet3.B776]/([$Sheet2.$B$2]-[$Sheet3.B776])" office:value-type="float" office:value="134377.714285714" calcext:value-type="float">
            <text:p>134377,7</text:p>
          </table:table-cell>
          <table:table-cell table:formula="of:=MATCH([.C776];[$Sheet2.$B$45:.$B$62];-1)" office:value-type="float" office:value="4" calcext:value-type="float">
            <text:p>4</text:p>
          </table:table-cell>
          <table:table-cell/>
          <table:table-cell table:formula="of:=([.C776]-INDIRECT(&quot;SHEET2.D&quot;&amp;([.D776]+ROW([$Sheet2.$A$45])-1)))/INDIRECT(&quot;Sheet2.C&quot;&amp;([.D776]+ROW([$Sheet2.$A$45])-1))" office:value-type="float" office:value="53.8456226476845" calcext:value-type="float">
            <text:p>54</text:p>
          </table:table-cell>
          <table:table-cell table:number-columns-repeated="1018"/>
        </table:table-row>
        <table:table-row table:style-name="ro2">
          <table:table-cell table:style-name="ce2" office:value-type="float" office:value="772" calcext:value-type="float">
            <text:p>772</text:p>
          </table:table-cell>
          <table:table-cell table:style-name="ce12" table:formula="of:=([.A777]+[.$E$1])*[.$B$2]/[.$B$1]" office:value-type="float" office:value="4.6630859375" calcext:value-type="float">
            <text:p>4,663</text:p>
          </table:table-cell>
          <table:table-cell table:style-name="ce13" table:formula="of:=[$Sheet2.$B$3]*[$Sheet3.B777]/([$Sheet2.$B$2]-[$Sheet3.B777])" office:value-type="float" office:value="136468.115942029" calcext:value-type="float">
            <text:p>136468,1</text:p>
          </table:table-cell>
          <table:table-cell table:formula="of:=MATCH([.C777];[$Sheet2.$B$45:.$B$62];-1)" office:value-type="float" office:value="4" calcext:value-type="float">
            <text:p>4</text:p>
          </table:table-cell>
          <table:table-cell/>
          <table:table-cell table:formula="of:=([.C777]-INDIRECT(&quot;SHEET2.D&quot;&amp;([.D777]+ROW([$Sheet2.$A$45])-1)))/INDIRECT(&quot;Sheet2.C&quot;&amp;([.D777]+ROW([$Sheet2.$A$45])-1))" office:value-type="float" office:value="53.6061722861364" calcext:value-type="float">
            <text:p>54</text:p>
          </table:table-cell>
          <table:table-cell table:number-columns-repeated="1018"/>
        </table:table-row>
        <table:table-row table:style-name="ro2">
          <table:table-cell table:style-name="ce2" office:value-type="float" office:value="773" calcext:value-type="float">
            <text:p>773</text:p>
          </table:table-cell>
          <table:table-cell table:style-name="ce12" table:formula="of:=([.A778]+[.$E$1])*[.$B$2]/[.$B$1]" office:value-type="float" office:value="4.66796875" calcext:value-type="float">
            <text:p>4,668</text:p>
          </table:table-cell>
          <table:table-cell table:style-name="ce13" table:formula="of:=[$Sheet2.$B$3]*[$Sheet3.B778]/([$Sheet2.$B$2]-[$Sheet3.B778])" office:value-type="float" office:value="138620" calcext:value-type="float">
            <text:p>138620,0</text:p>
          </table:table-cell>
          <table:table-cell table:formula="of:=MATCH([.C778];[$Sheet2.$B$45:.$B$62];-1)" office:value-type="float" office:value="4" calcext:value-type="float">
            <text:p>4</text:p>
          </table:table-cell>
          <table:table-cell/>
          <table:table-cell table:formula="of:=([.C778]-INDIRECT(&quot;SHEET2.D&quot;&amp;([.D778]+ROW([$Sheet2.$A$45])-1)))/INDIRECT(&quot;Sheet2.C&quot;&amp;([.D778]+ROW([$Sheet2.$A$45])-1))" office:value-type="float" office:value="53.3596792668958" calcext:value-type="float">
            <text:p>53</text:p>
          </table:table-cell>
          <table:table-cell table:number-columns-repeated="1018"/>
        </table:table-row>
        <table:table-row table:style-name="ro2">
          <table:table-cell table:style-name="ce2" office:value-type="float" office:value="774" calcext:value-type="float">
            <text:p>774</text:p>
          </table:table-cell>
          <table:table-cell table:style-name="ce12" table:formula="of:=([.A779]+[.$E$1])*[.$B$2]/[.$B$1]" office:value-type="float" office:value="4.6728515625" calcext:value-type="float">
            <text:p>4,673</text:p>
          </table:table-cell>
          <table:table-cell table:style-name="ce13" table:formula="of:=[$Sheet2.$B$3]*[$Sheet3.B779]/([$Sheet2.$B$2]-[$Sheet3.B779])" office:value-type="float" office:value="140836.119402985" calcext:value-type="float">
            <text:p>140836,1</text:p>
          </table:table-cell>
          <table:table-cell table:formula="of:=MATCH([.C779];[$Sheet2.$B$45:.$B$62];-1)" office:value-type="float" office:value="4" calcext:value-type="float">
            <text:p>4</text:p>
          </table:table-cell>
          <table:table-cell/>
          <table:table-cell table:formula="of:=([.C779]-INDIRECT(&quot;SHEET2.D&quot;&amp;([.D779]+ROW([$Sheet2.$A$45])-1)))/INDIRECT(&quot;Sheet2.C&quot;&amp;([.D779]+ROW([$Sheet2.$A$45])-1))" office:value-type="float" office:value="53.1058282470808" calcext:value-type="float">
            <text:p>53</text:p>
          </table:table-cell>
          <table:table-cell table:number-columns-repeated="1018"/>
        </table:table-row>
        <table:table-row table:style-name="ro2">
          <table:table-cell table:style-name="ce2" office:value-type="float" office:value="775" calcext:value-type="float">
            <text:p>775</text:p>
          </table:table-cell>
          <table:table-cell table:style-name="ce12" table:formula="of:=([.A780]+[.$E$1])*[.$B$2]/[.$B$1]" office:value-type="float" office:value="4.677734375" calcext:value-type="float">
            <text:p>4,678</text:p>
          </table:table-cell>
          <table:table-cell table:style-name="ce13" table:formula="of:=[$Sheet2.$B$3]*[$Sheet3.B780]/([$Sheet2.$B$2]-[$Sheet3.B780])" office:value-type="float" office:value="143119.393939394" calcext:value-type="float">
            <text:p>143119,4</text:p>
          </table:table-cell>
          <table:table-cell table:formula="of:=MATCH([.C780];[$Sheet2.$B$45:.$B$62];-1)" office:value-type="float" office:value="4" calcext:value-type="float">
            <text:p>4</text:p>
          </table:table-cell>
          <table:table-cell/>
          <table:table-cell table:formula="of:=([.C780]-INDIRECT(&quot;SHEET2.D&quot;&amp;([.D780]+ROW([$Sheet2.$A$45])-1)))/INDIRECT(&quot;Sheet2.C&quot;&amp;([.D780]+ROW([$Sheet2.$A$45])-1))" office:value-type="float" office:value="52.8442847721198" calcext:value-type="float">
            <text:p>53</text:p>
          </table:table-cell>
          <table:table-cell table:number-columns-repeated="1018"/>
        </table:table-row>
        <table:table-row table:style-name="ro2">
          <table:table-cell table:style-name="ce2" office:value-type="float" office:value="776" calcext:value-type="float">
            <text:p>776</text:p>
          </table:table-cell>
          <table:table-cell table:style-name="ce12" table:formula="of:=([.A781]+[.$E$1])*[.$B$2]/[.$B$1]" office:value-type="float" office:value="4.6826171875" calcext:value-type="float">
            <text:p>4,683</text:p>
          </table:table-cell>
          <table:table-cell table:style-name="ce13" table:formula="of:=[$Sheet2.$B$3]*[$Sheet3.B781]/([$Sheet2.$B$2]-[$Sheet3.B781])" office:value-type="float" office:value="145472.923076923" calcext:value-type="float">
            <text:p>145472,9</text:p>
          </table:table-cell>
          <table:table-cell table:formula="of:=MATCH([.C781];[$Sheet2.$B$45:.$B$62];-1)" office:value-type="float" office:value="4" calcext:value-type="float">
            <text:p>4</text:p>
          </table:table-cell>
          <table:table-cell/>
          <table:table-cell table:formula="of:=([.C781]-INDIRECT(&quot;SHEET2.D&quot;&amp;([.D781]+ROW([$Sheet2.$A$45])-1)))/INDIRECT(&quot;Sheet2.C&quot;&amp;([.D781]+ROW([$Sheet2.$A$45])-1))" office:value-type="float" office:value="52.5746938056217" calcext:value-type="float">
            <text:p>53</text:p>
          </table:table-cell>
          <table:table-cell table:number-columns-repeated="1018"/>
        </table:table-row>
        <table:table-row table:style-name="ro2">
          <table:table-cell table:style-name="ce2" office:value-type="float" office:value="777" calcext:value-type="float">
            <text:p>777</text:p>
          </table:table-cell>
          <table:table-cell table:style-name="ce12" table:formula="of:=([.A782]+[.$E$1])*[.$B$2]/[.$B$1]" office:value-type="float" office:value="4.6875" calcext:value-type="float">
            <text:p>4,688</text:p>
          </table:table-cell>
          <table:table-cell table:style-name="ce13" table:formula="of:=[$Sheet2.$B$3]*[$Sheet3.B782]/([$Sheet2.$B$2]-[$Sheet3.B782])" office:value-type="float" office:value="147900" calcext:value-type="float">
            <text:p>147900,0</text:p>
          </table:table-cell>
          <table:table-cell table:formula="of:=MATCH([.C782];[$Sheet2.$B$45:.$B$62];-1)" office:value-type="float" office:value="4" calcext:value-type="float">
            <text:p>4</text:p>
          </table:table-cell>
          <table:table-cell/>
          <table:table-cell table:formula="of:=([.C782]-INDIRECT(&quot;SHEET2.D&quot;&amp;([.D782]+ROW([$Sheet2.$A$45])-1)))/INDIRECT(&quot;Sheet2.C&quot;&amp;([.D782]+ROW([$Sheet2.$A$45])-1))" office:value-type="float" office:value="52.2966781214204" calcext:value-type="float">
            <text:p>52</text:p>
          </table:table-cell>
          <table:table-cell table:number-columns-repeated="1018"/>
        </table:table-row>
        <table:table-row table:style-name="ro2">
          <table:table-cell table:style-name="ce2" office:value-type="float" office:value="778" calcext:value-type="float">
            <text:p>778</text:p>
          </table:table-cell>
          <table:table-cell table:style-name="ce12" table:formula="of:=([.A783]+[.$E$1])*[.$B$2]/[.$B$1]" office:value-type="float" office:value="4.6923828125" calcext:value-type="float">
            <text:p>4,692</text:p>
          </table:table-cell>
          <table:table-cell table:style-name="ce13" table:formula="of:=[$Sheet2.$B$3]*[$Sheet3.B783]/([$Sheet2.$B$2]-[$Sheet3.B783])" office:value-type="float" office:value="150404.126984127" calcext:value-type="float">
            <text:p>150404,1</text:p>
          </table:table-cell>
          <table:table-cell table:formula="of:=MATCH([.C783];[$Sheet2.$B$45:.$B$62];-1)" office:value-type="float" office:value="4" calcext:value-type="float">
            <text:p>4</text:p>
          </table:table-cell>
          <table:table-cell/>
          <table:table-cell table:formula="of:=([.C783]-INDIRECT(&quot;SHEET2.D&quot;&amp;([.D783]+ROW([$Sheet2.$A$45])-1)))/INDIRECT(&quot;Sheet2.C&quot;&amp;([.D783]+ROW([$Sheet2.$A$45])-1))" office:value-type="float" office:value="52.0098365424826" calcext:value-type="float">
            <text:p>52</text:p>
          </table:table-cell>
          <table:table-cell table:number-columns-repeated="1018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12" table:formula="of:=([.A784]+[.$E$1])*[.$B$2]/[.$B$1]" office:value-type="float" office:value="4.697265625" calcext:value-type="float">
            <text:p>4,697</text:p>
          </table:table-cell>
          <table:table-cell table:style-name="ce13" table:formula="of:=[$Sheet2.$B$3]*[$Sheet3.B784]/([$Sheet2.$B$2]-[$Sheet3.B784])" office:value-type="float" office:value="152989.032258065" calcext:value-type="float">
            <text:p>152989,0</text:p>
          </table:table-cell>
          <table:table-cell table:formula="of:=MATCH([.C784];[$Sheet2.$B$45:.$B$62];-1)" office:value-type="float" office:value="4" calcext:value-type="float">
            <text:p>4</text:p>
          </table:table-cell>
          <table:table-cell/>
          <table:table-cell table:formula="of:=([.C784]-INDIRECT(&quot;SHEET2.D&quot;&amp;([.D784]+ROW([$Sheet2.$A$45])-1)))/INDIRECT(&quot;Sheet2.C&quot;&amp;([.D784]+ROW([$Sheet2.$A$45])-1))" office:value-type="float" office:value="51.7137420093855" calcext:value-type="float">
            <text:p>52</text:p>
          </table:table-cell>
          <table:table-cell table:number-columns-repeated="1018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12" table:formula="of:=([.A785]+[.$E$1])*[.$B$2]/[.$B$1]" office:value-type="float" office:value="4.7021484375" calcext:value-type="float">
            <text:p>4,702</text:p>
          </table:table-cell>
          <table:table-cell table:style-name="ce13" table:formula="of:=[$Sheet2.$B$3]*[$Sheet3.B785]/([$Sheet2.$B$2]-[$Sheet3.B785])" office:value-type="float" office:value="155658.68852459" calcext:value-type="float">
            <text:p>155658,7</text:p>
          </table:table-cell>
          <table:table-cell table:formula="of:=MATCH([.C785];[$Sheet2.$B$45:.$B$62];-1)" office:value-type="float" office:value="4" calcext:value-type="float">
            <text:p>4</text:p>
          </table:table-cell>
          <table:table-cell/>
          <table:table-cell table:formula="of:=([.C785]-INDIRECT(&quot;SHEET2.D&quot;&amp;([.D785]+ROW([$Sheet2.$A$45])-1)))/INDIRECT(&quot;Sheet2.C&quot;&amp;([.D785]+ROW([$Sheet2.$A$45])-1))" office:value-type="float" office:value="51.4079394588098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2" office:value-type="float" office:value="781" calcext:value-type="float">
            <text:p>781</text:p>
          </table:table-cell>
          <table:table-cell table:style-name="ce12" table:formula="of:=([.A786]+[.$E$1])*[.$B$2]/[.$B$1]" office:value-type="float" office:value="4.70703125" calcext:value-type="float">
            <text:p>4,707</text:p>
          </table:table-cell>
          <table:table-cell table:style-name="ce13" table:formula="of:=[$Sheet2.$B$3]*[$Sheet3.B786]/([$Sheet2.$B$2]-[$Sheet3.B786])" office:value-type="float" office:value="158417.333333333" calcext:value-type="float">
            <text:p>158417,3</text:p>
          </table:table-cell>
          <table:table-cell table:formula="of:=MATCH([.C786];[$Sheet2.$B$45:.$B$62];-1)" office:value-type="float" office:value="4" calcext:value-type="float">
            <text:p>4</text:p>
          </table:table-cell>
          <table:table-cell/>
          <table:table-cell table:formula="of:=([.C786]-INDIRECT(&quot;SHEET2.D&quot;&amp;([.D786]+ROW([$Sheet2.$A$45])-1)))/INDIRECT(&quot;Sheet2.C&quot;&amp;([.D786]+ROW([$Sheet2.$A$45])-1))" office:value-type="float" office:value="51.0919434898817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2" office:value-type="float" office:value="782" calcext:value-type="float">
            <text:p>782</text:p>
          </table:table-cell>
          <table:table-cell table:style-name="ce12" table:formula="of:=([.A787]+[.$E$1])*[.$B$2]/[.$B$1]" office:value-type="float" office:value="4.7119140625" calcext:value-type="float">
            <text:p>4,712</text:p>
          </table:table-cell>
          <table:table-cell table:style-name="ce13" table:formula="of:=[$Sheet2.$B$3]*[$Sheet3.B787]/([$Sheet2.$B$2]-[$Sheet3.B787])" office:value-type="float" office:value="161269.491525424" calcext:value-type="float">
            <text:p>161269,5</text:p>
          </table:table-cell>
          <table:table-cell table:formula="of:=MATCH([.C787];[$Sheet2.$B$45:.$B$62];-1)" office:value-type="float" office:value="4" calcext:value-type="float">
            <text:p>4</text:p>
          </table:table-cell>
          <table:table-cell/>
          <table:table-cell table:formula="of:=([.C787]-INDIRECT(&quot;SHEET2.D&quot;&amp;([.D787]+ROW([$Sheet2.$A$45])-1)))/INDIRECT(&quot;Sheet2.C&quot;&amp;([.D787]+ROW([$Sheet2.$A$45])-1))" office:value-type="float" office:value="50.765235793193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2" office:value-type="float" office:value="783" calcext:value-type="float">
            <text:p>783</text:p>
          </table:table-cell>
          <table:table-cell table:style-name="ce12" table:formula="of:=([.A788]+[.$E$1])*[.$B$2]/[.$B$1]" office:value-type="float" office:value="4.716796875" calcext:value-type="float">
            <text:p>4,717</text:p>
          </table:table-cell>
          <table:table-cell table:style-name="ce13" table:formula="of:=[$Sheet2.$B$3]*[$Sheet3.B788]/([$Sheet2.$B$2]-[$Sheet3.B788])" office:value-type="float" office:value="164220" calcext:value-type="float">
            <text:p>164220,0</text:p>
          </table:table-cell>
          <table:table-cell table:formula="of:=MATCH([.C788];[$Sheet2.$B$45:.$B$62];-1)" office:value-type="float" office:value="4" calcext:value-type="float">
            <text:p>4</text:p>
          </table:table-cell>
          <table:table-cell/>
          <table:table-cell table:formula="of:=([.C788]-INDIRECT(&quot;SHEET2.D&quot;&amp;([.D788]+ROW([$Sheet2.$A$45])-1)))/INDIRECT(&quot;Sheet2.C&quot;&amp;([.D788]+ROW([$Sheet2.$A$45])-1))" office:value-type="float" office:value="50.4272623138603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2" office:value-type="float" office:value="784" calcext:value-type="float">
            <text:p>784</text:p>
          </table:table-cell>
          <table:table-cell table:style-name="ce12" table:formula="of:=([.A789]+[.$E$1])*[.$B$2]/[.$B$1]" office:value-type="float" office:value="4.7216796875" calcext:value-type="float">
            <text:p>4,722</text:p>
          </table:table-cell>
          <table:table-cell table:style-name="ce13" table:formula="of:=[$Sheet2.$B$3]*[$Sheet3.B789]/([$Sheet2.$B$2]-[$Sheet3.B789])" office:value-type="float" office:value="167274.035087719" calcext:value-type="float">
            <text:p>167274,0</text:p>
          </table:table-cell>
          <table:table-cell table:formula="of:=MATCH([.C789];[$Sheet2.$B$45:.$B$62];-1)" office:value-type="float" office:value="4" calcext:value-type="float">
            <text:p>4</text:p>
          </table:table-cell>
          <table:table-cell/>
          <table:table-cell table:formula="of:=([.C789]-INDIRECT(&quot;SHEET2.D&quot;&amp;([.D789]+ROW([$Sheet2.$A$45])-1)))/INDIRECT(&quot;Sheet2.C&quot;&amp;([.D789]+ROW([$Sheet2.$A$45])-1))" office:value-type="float" office:value="50.0774301159543" calcext:value-type="float">
            <text:p>50</text:p>
          </table:table-cell>
          <table:table-cell table:number-columns-repeated="1018"/>
        </table:table-row>
        <table:table-row table:style-name="ro2">
          <table:table-cell table:style-name="ce2" office:value-type="float" office:value="785" calcext:value-type="float">
            <text:p>785</text:p>
          </table:table-cell>
          <table:table-cell table:style-name="ce12" table:formula="of:=([.A790]+[.$E$1])*[.$B$2]/[.$B$1]" office:value-type="float" office:value="4.7265625" calcext:value-type="float">
            <text:p>4,727</text:p>
          </table:table-cell>
          <table:table-cell table:style-name="ce13" table:formula="of:=[$Sheet2.$B$3]*[$Sheet3.B790]/([$Sheet2.$B$2]-[$Sheet3.B790])" office:value-type="float" office:value="170437.142857143" calcext:value-type="float">
            <text:p>170437,1</text:p>
          </table:table-cell>
          <table:table-cell table:formula="of:=MATCH([.C790];[$Sheet2.$B$45:.$B$62];-1)" office:value-type="float" office:value="3" calcext:value-type="float">
            <text:p>3</text:p>
          </table:table-cell>
          <table:table-cell/>
          <table:table-cell table:formula="of:=([.C790]-INDIRECT(&quot;SHEET2.D&quot;&amp;([.D790]+ROW([$Sheet2.$A$45])-1)))/INDIRECT(&quot;Sheet2.C&quot;&amp;([.D790]+ROW([$Sheet2.$A$45])-1))" office:value-type="float" office:value="45.9790523188479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2" office:value-type="float" office:value="786" calcext:value-type="float">
            <text:p>786</text:p>
          </table:table-cell>
          <table:table-cell table:style-name="ce12" table:formula="of:=([.A791]+[.$E$1])*[.$B$2]/[.$B$1]" office:value-type="float" office:value="4.7314453125" calcext:value-type="float">
            <text:p>4,731</text:p>
          </table:table-cell>
          <table:table-cell table:style-name="ce13" table:formula="of:=[$Sheet2.$B$3]*[$Sheet3.B791]/([$Sheet2.$B$2]-[$Sheet3.B791])" office:value-type="float" office:value="173715.272727273" calcext:value-type="float">
            <text:p>173715,3</text:p>
          </table:table-cell>
          <table:table-cell table:formula="of:=MATCH([.C791];[$Sheet2.$B$45:.$B$62];-1)" office:value-type="float" office:value="3" calcext:value-type="float">
            <text:p>3</text:p>
          </table:table-cell>
          <table:table-cell/>
          <table:table-cell table:formula="of:=([.C791]-INDIRECT(&quot;SHEET2.D&quot;&amp;([.D791]+ROW([$Sheet2.$A$45])-1)))/INDIRECT(&quot;Sheet2.C&quot;&amp;([.D791]+ROW([$Sheet2.$A$45])-1))" office:value-type="float" office:value="45.7479539846829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2" office:value-type="float" office:value="787" calcext:value-type="float">
            <text:p>787</text:p>
          </table:table-cell>
          <table:table-cell table:style-name="ce12" table:formula="of:=([.A792]+[.$E$1])*[.$B$2]/[.$B$1]" office:value-type="float" office:value="4.736328125" calcext:value-type="float">
            <text:p>4,736</text:p>
          </table:table-cell>
          <table:table-cell table:style-name="ce13" table:formula="of:=[$Sheet2.$B$3]*[$Sheet3.B792]/([$Sheet2.$B$2]-[$Sheet3.B792])" office:value-type="float" office:value="177114.814814815" calcext:value-type="float">
            <text:p>177114,8</text:p>
          </table:table-cell>
          <table:table-cell table:formula="of:=MATCH([.C792];[$Sheet2.$B$45:.$B$62];-1)" office:value-type="float" office:value="3" calcext:value-type="float">
            <text:p>3</text:p>
          </table:table-cell>
          <table:table-cell/>
          <table:table-cell table:formula="of:=([.C792]-INDIRECT(&quot;SHEET2.D&quot;&amp;([.D792]+ROW([$Sheet2.$A$45])-1)))/INDIRECT(&quot;Sheet2.C&quot;&amp;([.D792]+ROW([$Sheet2.$A$45])-1))" office:value-type="float" office:value="45.5082964529563" calcext:value-type="float">
            <text:p>46</text:p>
          </table:table-cell>
          <table:table-cell table:number-columns-repeated="1018"/>
        </table:table-row>
        <table:table-row table:style-name="ro2">
          <table:table-cell table:style-name="ce2" office:value-type="float" office:value="788" calcext:value-type="float">
            <text:p>788</text:p>
          </table:table-cell>
          <table:table-cell table:style-name="ce12" table:formula="of:=([.A793]+[.$E$1])*[.$B$2]/[.$B$1]" office:value-type="float" office:value="4.7412109375" calcext:value-type="float">
            <text:p>4,741</text:p>
          </table:table-cell>
          <table:table-cell table:style-name="ce13" table:formula="of:=[$Sheet2.$B$3]*[$Sheet3.B793]/([$Sheet2.$B$2]-[$Sheet3.B793])" office:value-type="float" office:value="180642.641509434" calcext:value-type="float">
            <text:p>180642,6</text:p>
          </table:table-cell>
          <table:table-cell table:formula="of:=MATCH([.C793];[$Sheet2.$B$45:.$B$62];-1)" office:value-type="float" office:value="3" calcext:value-type="float">
            <text:p>3</text:p>
          </table:table-cell>
          <table:table-cell/>
          <table:table-cell table:formula="of:=([.C793]-INDIRECT(&quot;SHEET2.D&quot;&amp;([.D793]+ROW([$Sheet2.$A$45])-1)))/INDIRECT(&quot;Sheet2.C&quot;&amp;([.D793]+ROW([$Sheet2.$A$45])-1))" office:value-type="float" office:value="45.2595952407872" calcext:value-type="float">
            <text:p>45</text:p>
          </table:table-cell>
          <table:table-cell table:number-columns-repeated="1018"/>
        </table:table-row>
        <table:table-row table:style-name="ro2">
          <table:table-cell table:style-name="ce2" office:value-type="float" office:value="789" calcext:value-type="float">
            <text:p>789</text:p>
          </table:table-cell>
          <table:table-cell table:style-name="ce12" table:formula="of:=([.A794]+[.$E$1])*[.$B$2]/[.$B$1]" office:value-type="float" office:value="4.74609375" calcext:value-type="float">
            <text:p>4,746</text:p>
          </table:table-cell>
          <table:table-cell table:style-name="ce13" table:formula="of:=[$Sheet2.$B$3]*[$Sheet3.B794]/([$Sheet2.$B$2]-[$Sheet3.B794])" office:value-type="float" office:value="184306.153846154" calcext:value-type="float">
            <text:p>184306,2</text:p>
          </table:table-cell>
          <table:table-cell table:formula="of:=MATCH([.C794];[$Sheet2.$B$45:.$B$62];-1)" office:value-type="float" office:value="3" calcext:value-type="float">
            <text:p>3</text:p>
          </table:table-cell>
          <table:table-cell/>
          <table:table-cell table:formula="of:=([.C794]-INDIRECT(&quot;SHEET2.D&quot;&amp;([.D794]+ROW([$Sheet2.$A$45])-1)))/INDIRECT(&quot;Sheet2.C&quot;&amp;([.D794]+ROW([$Sheet2.$A$45])-1))" office:value-type="float" office:value="45.0013285973808" calcext:value-type="float">
            <text:p>45</text:p>
          </table:table-cell>
          <table:table-cell table:number-columns-repeated="1018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12" table:formula="of:=([.A795]+[.$E$1])*[.$B$2]/[.$B$1]" office:value-type="float" office:value="4.7509765625" calcext:value-type="float">
            <text:p>4,751</text:p>
          </table:table-cell>
          <table:table-cell table:style-name="ce13" table:formula="of:=[$Sheet2.$B$3]*[$Sheet3.B795]/([$Sheet2.$B$2]-[$Sheet3.B795])" office:value-type="float" office:value="188113.333333333" calcext:value-type="float">
            <text:p>188113,3</text:p>
          </table:table-cell>
          <table:table-cell table:formula="of:=MATCH([.C795];[$Sheet2.$B$45:.$B$62];-1)" office:value-type="float" office:value="3" calcext:value-type="float">
            <text:p>3</text:p>
          </table:table-cell>
          <table:table-cell/>
          <table:table-cell table:formula="of:=([.C795]-INDIRECT(&quot;SHEET2.D&quot;&amp;([.D795]+ROW([$Sheet2.$A$45])-1)))/INDIRECT(&quot;Sheet2.C&quot;&amp;([.D795]+ROW([$Sheet2.$A$45])-1))" office:value-type="float" office:value="44.7329338503114" calcext:value-type="float">
            <text:p>45</text:p>
          </table:table-cell>
          <table:table-cell table:number-columns-repeated="1018"/>
        </table:table-row>
        <table:table-row table:style-name="ro2">
          <table:table-cell table:style-name="ce2" office:value-type="float" office:value="791" calcext:value-type="float">
            <text:p>791</text:p>
          </table:table-cell>
          <table:table-cell table:style-name="ce12" table:formula="of:=([.A796]+[.$E$1])*[.$B$2]/[.$B$1]" office:value-type="float" office:value="4.755859375" calcext:value-type="float">
            <text:p>4,756</text:p>
          </table:table-cell>
          <table:table-cell table:style-name="ce13" table:formula="of:=[$Sheet2.$B$3]*[$Sheet3.B796]/([$Sheet2.$B$2]-[$Sheet3.B796])" office:value-type="float" office:value="192072.8" calcext:value-type="float">
            <text:p>192072,8</text:p>
          </table:table-cell>
          <table:table-cell table:formula="of:=MATCH([.C796];[$Sheet2.$B$45:.$B$62];-1)" office:value-type="float" office:value="3" calcext:value-type="float">
            <text:p>3</text:p>
          </table:table-cell>
          <table:table-cell/>
          <table:table-cell table:formula="of:=([.C796]-INDIRECT(&quot;SHEET2.D&quot;&amp;([.D796]+ROW([$Sheet2.$A$45])-1)))/INDIRECT(&quot;Sheet2.C&quot;&amp;([.D796]+ROW([$Sheet2.$A$45])-1))" office:value-type="float" office:value="44.4538033133592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2" office:value-type="float" office:value="792" calcext:value-type="float">
            <text:p>792</text:p>
          </table:table-cell>
          <table:table-cell table:style-name="ce12" table:formula="of:=([.A797]+[.$E$1])*[.$B$2]/[.$B$1]" office:value-type="float" office:value="4.7607421875" calcext:value-type="float">
            <text:p>4,761</text:p>
          </table:table-cell>
          <table:table-cell table:style-name="ce13" table:formula="of:=[$Sheet2.$B$3]*[$Sheet3.B797]/([$Sheet2.$B$2]-[$Sheet3.B797])" office:value-type="float" office:value="196193.87755102" calcext:value-type="float">
            <text:p>196193,9</text:p>
          </table:table-cell>
          <table:table-cell table:formula="of:=MATCH([.C797];[$Sheet2.$B$45:.$B$62];-1)" office:value-type="float" office:value="3" calcext:value-type="float">
            <text:p>3</text:p>
          </table:table-cell>
          <table:table-cell/>
          <table:table-cell table:formula="of:=([.C797]-INDIRECT(&quot;SHEET2.D&quot;&amp;([.D797]+ROW([$Sheet2.$A$45])-1)))/INDIRECT(&quot;Sheet2.C&quot;&amp;([.D797]+ROW([$Sheet2.$A$45])-1))" office:value-type="float" office:value="44.1632796932661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2" office:value-type="float" office:value="793" calcext:value-type="float">
            <text:p>793</text:p>
          </table:table-cell>
          <table:table-cell table:style-name="ce12" table:formula="of:=([.A798]+[.$E$1])*[.$B$2]/[.$B$1]" office:value-type="float" office:value="4.765625" calcext:value-type="float">
            <text:p>4,766</text:p>
          </table:table-cell>
          <table:table-cell table:style-name="ce13" table:formula="of:=[$Sheet2.$B$3]*[$Sheet3.B798]/([$Sheet2.$B$2]-[$Sheet3.B798])" office:value-type="float" office:value="200486.666666667" calcext:value-type="float">
            <text:p>200486,7</text:p>
          </table:table-cell>
          <table:table-cell table:formula="of:=MATCH([.C798];[$Sheet2.$B$45:.$B$62];-1)" office:value-type="float" office:value="3" calcext:value-type="float">
            <text:p>3</text:p>
          </table:table-cell>
          <table:table-cell/>
          <table:table-cell table:formula="of:=([.C798]-INDIRECT(&quot;SHEET2.D&quot;&amp;([.D798]+ROW([$Sheet2.$A$45])-1)))/INDIRECT(&quot;Sheet2.C&quot;&amp;([.D798]+ROW([$Sheet2.$A$45])-1))" office:value-type="float" office:value="43.8606509223358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2" office:value-type="float" office:value="794" calcext:value-type="float">
            <text:p>794</text:p>
          </table:table-cell>
          <table:table-cell table:style-name="ce12" table:formula="of:=([.A799]+[.$E$1])*[.$B$2]/[.$B$1]" office:value-type="float" office:value="4.7705078125" calcext:value-type="float">
            <text:p>4,771</text:p>
          </table:table-cell>
          <table:table-cell table:style-name="ce13" table:formula="of:=[$Sheet2.$B$3]*[$Sheet3.B799]/([$Sheet2.$B$2]-[$Sheet3.B799])" office:value-type="float" office:value="204962.127659574" calcext:value-type="float">
            <text:p>204962,1</text:p>
          </table:table-cell>
          <table:table-cell table:formula="of:=MATCH([.C799];[$Sheet2.$B$45:.$B$62];-1)" office:value-type="float" office:value="3" calcext:value-type="float">
            <text:p>3</text:p>
          </table:table-cell>
          <table:table-cell/>
          <table:table-cell table:formula="of:=([.C799]-INDIRECT(&quot;SHEET2.D&quot;&amp;([.D799]+ROW([$Sheet2.$A$45])-1)))/INDIRECT(&quot;Sheet2.C&quot;&amp;([.D799]+ROW([$Sheet2.$A$45])-1))" office:value-type="float" office:value="43.545144331366" calcext:value-type="float">
            <text:p>44</text:p>
          </table:table-cell>
          <table:table-cell table:number-columns-repeated="1018"/>
        </table:table-row>
        <table:table-row table:style-name="ro2">
          <table:table-cell table:style-name="ce2" office:value-type="float" office:value="795" calcext:value-type="float">
            <text:p>795</text:p>
          </table:table-cell>
          <table:table-cell table:style-name="ce12" table:formula="of:=([.A800]+[.$E$1])*[.$B$2]/[.$B$1]" office:value-type="float" office:value="4.775390625" calcext:value-type="float">
            <text:p>4,775</text:p>
          </table:table-cell>
          <table:table-cell table:style-name="ce13" table:formula="of:=[$Sheet2.$B$3]*[$Sheet3.B800]/([$Sheet2.$B$2]-[$Sheet3.B800])" office:value-type="float" office:value="209632.173913043" calcext:value-type="float">
            <text:p>209632,2</text:p>
          </table:table-cell>
          <table:table-cell table:formula="of:=MATCH([.C800];[$Sheet2.$B$45:.$B$62];-1)" office:value-type="float" office:value="3" calcext:value-type="float">
            <text:p>3</text:p>
          </table:table-cell>
          <table:table-cell/>
          <table:table-cell table:formula="of:=([.C800]-INDIRECT(&quot;SHEET2.D&quot;&amp;([.D800]+ROW([$Sheet2.$A$45])-1)))/INDIRECT(&quot;Sheet2.C&quot;&amp;([.D800]+ROW([$Sheet2.$A$45])-1))" office:value-type="float" office:value="43.2159200625278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2" office:value-type="float" office:value="796" calcext:value-type="float">
            <text:p>796</text:p>
          </table:table-cell>
          <table:table-cell table:style-name="ce12" table:formula="of:=([.A801]+[.$E$1])*[.$B$2]/[.$B$1]" office:value-type="float" office:value="4.7802734375" calcext:value-type="float">
            <text:p>4,780</text:p>
          </table:table-cell>
          <table:table-cell table:style-name="ce13" table:formula="of:=[$Sheet2.$B$3]*[$Sheet3.B801]/([$Sheet2.$B$2]-[$Sheet3.B801])" office:value-type="float" office:value="214509.777777778" calcext:value-type="float">
            <text:p>214509,8</text:p>
          </table:table-cell>
          <table:table-cell table:formula="of:=MATCH([.C801];[$Sheet2.$B$45:.$B$62];-1)" office:value-type="float" office:value="3" calcext:value-type="float">
            <text:p>3</text:p>
          </table:table-cell>
          <table:table-cell/>
          <table:table-cell table:formula="of:=([.C801]-INDIRECT(&quot;SHEET2.D&quot;&amp;([.D801]+ROW([$Sheet2.$A$45])-1)))/INDIRECT(&quot;Sheet2.C&quot;&amp;([.D801]+ROW([$Sheet2.$A$45])-1))" office:value-type="float" office:value="42.8720636039635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2" office:value-type="float" office:value="797" calcext:value-type="float">
            <text:p>797</text:p>
          </table:table-cell>
          <table:table-cell table:style-name="ce12" table:formula="of:=([.A802]+[.$E$1])*[.$B$2]/[.$B$1]" office:value-type="float" office:value="4.78515625" calcext:value-type="float">
            <text:p>4,785</text:p>
          </table:table-cell>
          <table:table-cell table:style-name="ce13" table:formula="of:=[$Sheet2.$B$3]*[$Sheet3.B802]/([$Sheet2.$B$2]-[$Sheet3.B802])" office:value-type="float" office:value="219609.090909091" calcext:value-type="float">
            <text:p>219609,1</text:p>
          </table:table-cell>
          <table:table-cell table:formula="of:=MATCH([.C802];[$Sheet2.$B$45:.$B$62];-1)" office:value-type="float" office:value="3" calcext:value-type="float">
            <text:p>3</text:p>
          </table:table-cell>
          <table:table-cell/>
          <table:table-cell table:formula="of:=([.C802]-INDIRECT(&quot;SHEET2.D&quot;&amp;([.D802]+ROW([$Sheet2.$A$45])-1)))/INDIRECT(&quot;Sheet2.C&quot;&amp;([.D802]+ROW([$Sheet2.$A$45])-1))" office:value-type="float" office:value="42.5125773063736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12" table:formula="of:=([.A803]+[.$E$1])*[.$B$2]/[.$B$1]" office:value-type="float" office:value="4.7900390625" calcext:value-type="float">
            <text:p>4,790</text:p>
          </table:table-cell>
          <table:table-cell table:style-name="ce13" table:formula="of:=[$Sheet2.$B$3]*[$Sheet3.B803]/([$Sheet2.$B$2]-[$Sheet3.B803])" office:value-type="float" office:value="224945.581395349" calcext:value-type="float">
            <text:p>224945,6</text:p>
          </table:table-cell>
          <table:table-cell table:formula="of:=MATCH([.C803];[$Sheet2.$B$45:.$B$62];-1)" office:value-type="float" office:value="3" calcext:value-type="float">
            <text:p>3</text:p>
          </table:table-cell>
          <table:table-cell/>
          <table:table-cell table:formula="of:=([.C803]-INDIRECT(&quot;SHEET2.D&quot;&amp;([.D803]+ROW([$Sheet2.$A$45])-1)))/INDIRECT(&quot;Sheet2.C&quot;&amp;([.D803]+ROW([$Sheet2.$A$45])-1))" office:value-type="float" office:value="42.1363707158725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2" office:value-type="float" office:value="799" calcext:value-type="float">
            <text:p>799</text:p>
          </table:table-cell>
          <table:table-cell table:style-name="ce12" table:formula="of:=([.A804]+[.$E$1])*[.$B$2]/[.$B$1]" office:value-type="float" office:value="4.794921875" calcext:value-type="float">
            <text:p>4,795</text:p>
          </table:table-cell>
          <table:table-cell table:style-name="ce13" table:formula="of:=[$Sheet2.$B$3]*[$Sheet3.B804]/([$Sheet2.$B$2]-[$Sheet3.B804])" office:value-type="float" office:value="230536.19047619" calcext:value-type="float">
            <text:p>230536,2</text:p>
          </table:table-cell>
          <table:table-cell table:formula="of:=MATCH([.C804];[$Sheet2.$B$45:.$B$62];-1)" office:value-type="float" office:value="3" calcext:value-type="float">
            <text:p>3</text:p>
          </table:table-cell>
          <table:table-cell/>
          <table:table-cell table:formula="of:=([.C804]-INDIRECT(&quot;SHEET2.D&quot;&amp;([.D804]+ROW([$Sheet2.$A$45])-1)))/INDIRECT(&quot;Sheet2.C&quot;&amp;([.D804]+ROW([$Sheet2.$A$45])-1))" office:value-type="float" office:value="41.7422495258238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2" office:value-type="float" office:value="800" calcext:value-type="float">
            <text:p>800</text:p>
          </table:table-cell>
          <table:table-cell table:style-name="ce12" table:formula="of:=([.A805]+[.$E$1])*[.$B$2]/[.$B$1]" office:value-type="float" office:value="4.7998046875" calcext:value-type="float">
            <text:p>4,800</text:p>
          </table:table-cell>
          <table:table-cell table:style-name="ce13" table:formula="of:=[$Sheet2.$B$3]*[$Sheet3.B805]/([$Sheet2.$B$2]-[$Sheet3.B805])" office:value-type="float" office:value="236399.512195122" calcext:value-type="float">
            <text:p>236399,5</text:p>
          </table:table-cell>
          <table:table-cell table:formula="of:=MATCH([.C805];[$Sheet2.$B$45:.$B$62];-1)" office:value-type="float" office:value="3" calcext:value-type="float">
            <text:p>3</text:p>
          </table:table-cell>
          <table:table-cell/>
          <table:table-cell table:formula="of:=([.C805]-INDIRECT(&quot;SHEET2.D&quot;&amp;([.D805]+ROW([$Sheet2.$A$45])-1)))/INDIRECT(&quot;Sheet2.C&quot;&amp;([.D805]+ROW([$Sheet2.$A$45])-1))" office:value-type="float" office:value="41.3289029118702" calcext:value-type="float">
            <text:p>41</text:p>
          </table:table-cell>
          <table:table-cell table:number-columns-repeated="1018"/>
        </table:table-row>
        <table:table-row table:style-name="ro2">
          <table:table-cell table:style-name="ce2" office:value-type="float" office:value="801" calcext:value-type="float">
            <text:p>801</text:p>
          </table:table-cell>
          <table:table-cell table:style-name="ce12" table:formula="of:=([.A806]+[.$E$1])*[.$B$2]/[.$B$1]" office:value-type="float" office:value="4.8046875" calcext:value-type="float">
            <text:p>4,805</text:p>
          </table:table-cell>
          <table:table-cell table:style-name="ce13" table:formula="of:=[$Sheet2.$B$3]*[$Sheet3.B806]/([$Sheet2.$B$2]-[$Sheet3.B806])" office:value-type="float" office:value="242556" calcext:value-type="float">
            <text:p>242556,0</text:p>
          </table:table-cell>
          <table:table-cell table:formula="of:=MATCH([.C806];[$Sheet2.$B$45:.$B$62];-1)" office:value-type="float" office:value="3" calcext:value-type="float">
            <text:p>3</text:p>
          </table:table-cell>
          <table:table-cell/>
          <table:table-cell table:formula="of:=([.C806]-INDIRECT(&quot;SHEET2.D&quot;&amp;([.D806]+ROW([$Sheet2.$A$45])-1)))/INDIRECT(&quot;Sheet2.C&quot;&amp;([.D806]+ROW([$Sheet2.$A$45])-1))" office:value-type="float" office:value="40.8948889672189" calcext:value-type="float">
            <text:p>41</text:p>
          </table:table-cell>
          <table:table-cell table:number-columns-repeated="1018"/>
        </table:table-row>
        <table:table-row table:style-name="ro2">
          <table:table-cell table:style-name="ce2" office:value-type="float" office:value="802" calcext:value-type="float">
            <text:p>802</text:p>
          </table:table-cell>
          <table:table-cell table:style-name="ce12" table:formula="of:=([.A807]+[.$E$1])*[.$B$2]/[.$B$1]" office:value-type="float" office:value="4.8095703125" calcext:value-type="float">
            <text:p>4,810</text:p>
          </table:table-cell>
          <table:table-cell table:style-name="ce13" table:formula="of:=[$Sheet2.$B$3]*[$Sheet3.B807]/([$Sheet2.$B$2]-[$Sheet3.B807])" office:value-type="float" office:value="249028.205128205" calcext:value-type="float">
            <text:p>249028,2</text:p>
          </table:table-cell>
          <table:table-cell table:formula="of:=MATCH([.C807];[$Sheet2.$B$45:.$B$62];-1)" office:value-type="float" office:value="3" calcext:value-type="float">
            <text:p>3</text:p>
          </table:table-cell>
          <table:table-cell/>
          <table:table-cell table:formula="of:=([.C807]-INDIRECT(&quot;SHEET2.D&quot;&amp;([.D807]+ROW([$Sheet2.$A$45])-1)))/INDIRECT(&quot;Sheet2.C&quot;&amp;([.D807]+ROW([$Sheet2.$A$45])-1))" office:value-type="float" office:value="40.4386178972009" calcext:value-type="float">
            <text:p>40</text:p>
          </table:table-cell>
          <table:table-cell table:number-columns-repeated="1018"/>
        </table:table-row>
        <table:table-row table:style-name="ro2">
          <table:table-cell table:style-name="ce2" office:value-type="float" office:value="803" calcext:value-type="float">
            <text:p>803</text:p>
          </table:table-cell>
          <table:table-cell table:style-name="ce12" table:formula="of:=([.A808]+[.$E$1])*[.$B$2]/[.$B$1]" office:value-type="float" office:value="4.814453125" calcext:value-type="float">
            <text:p>4,814</text:p>
          </table:table-cell>
          <table:table-cell table:style-name="ce13" table:formula="of:=[$Sheet2.$B$3]*[$Sheet3.B808]/([$Sheet2.$B$2]-[$Sheet3.B808])" office:value-type="float" office:value="255841.052631579" calcext:value-type="float">
            <text:p>255841,1</text:p>
          </table:table-cell>
          <table:table-cell table:formula="of:=MATCH([.C808];[$Sheet2.$B$45:.$B$62];-1)" office:value-type="float" office:value="2" calcext:value-type="float">
            <text:p>2</text:p>
          </table:table-cell>
          <table:table-cell/>
          <table:table-cell table:formula="of:=([.C808]-INDIRECT(&quot;SHEET2.D&quot;&amp;([.D808]+ROW([$Sheet2.$A$45])-1)))/INDIRECT(&quot;Sheet2.C&quot;&amp;([.D808]+ROW([$Sheet2.$A$45])-1))" office:value-type="float" office:value="36.8638944299524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ce2" office:value-type="float" office:value="804" calcext:value-type="float">
            <text:p>804</text:p>
          </table:table-cell>
          <table:table-cell table:style-name="ce12" table:formula="of:=([.A809]+[.$E$1])*[.$B$2]/[.$B$1]" office:value-type="float" office:value="4.8193359375" calcext:value-type="float">
            <text:p>4,819</text:p>
          </table:table-cell>
          <table:table-cell table:style-name="ce13" table:formula="of:=[$Sheet2.$B$3]*[$Sheet3.B809]/([$Sheet2.$B$2]-[$Sheet3.B809])" office:value-type="float" office:value="263022.162162162" calcext:value-type="float">
            <text:p>263022,2</text:p>
          </table:table-cell>
          <table:table-cell table:formula="of:=MATCH([.C809];[$Sheet2.$B$45:.$B$62];-1)" office:value-type="float" office:value="2" calcext:value-type="float">
            <text:p>2</text:p>
          </table:table-cell>
          <table:table-cell/>
          <table:table-cell table:formula="of:=([.C809]-INDIRECT(&quot;SHEET2.D&quot;&amp;([.D809]+ROW([$Sheet2.$A$45])-1)))/INDIRECT(&quot;Sheet2.C&quot;&amp;([.D809]+ROW([$Sheet2.$A$45])-1))" office:value-type="float" office:value="36.5149581067948" calcext:value-type="float">
            <text:p>37</text:p>
          </table:table-cell>
          <table:table-cell table:number-columns-repeated="1018"/>
        </table:table-row>
        <table:table-row table:style-name="ro2">
          <table:table-cell table:style-name="ce2" office:value-type="float" office:value="805" calcext:value-type="float">
            <text:p>805</text:p>
          </table:table-cell>
          <table:table-cell table:style-name="ce12" table:formula="of:=([.A810]+[.$E$1])*[.$B$2]/[.$B$1]" office:value-type="float" office:value="4.82421875" calcext:value-type="float">
            <text:p>4,824</text:p>
          </table:table-cell>
          <table:table-cell table:style-name="ce13" table:formula="of:=[$Sheet2.$B$3]*[$Sheet3.B810]/([$Sheet2.$B$2]-[$Sheet3.B810])" office:value-type="float" office:value="270602.222222222" calcext:value-type="float">
            <text:p>270602,2</text:p>
          </table:table-cell>
          <table:table-cell table:formula="of:=MATCH([.C810];[$Sheet2.$B$45:.$B$62];-1)" office:value-type="float" office:value="2" calcext:value-type="float">
            <text:p>2</text:p>
          </table:table-cell>
          <table:table-cell/>
          <table:table-cell table:formula="of:=([.C810]-INDIRECT(&quot;SHEET2.D&quot;&amp;([.D810]+ROW([$Sheet2.$A$45])-1)))/INDIRECT(&quot;Sheet2.C&quot;&amp;([.D810]+ROW([$Sheet2.$A$45])-1))" office:value-type="float" office:value="36.1466364323507" calcext:value-type="float">
            <text:p>36</text:p>
          </table:table-cell>
          <table:table-cell table:number-columns-repeated="1018"/>
        </table:table-row>
        <table:table-row table:style-name="ro2">
          <table:table-cell table:style-name="ce2" office:value-type="float" office:value="806" calcext:value-type="float">
            <text:p>806</text:p>
          </table:table-cell>
          <table:table-cell table:style-name="ce12" table:formula="of:=([.A811]+[.$E$1])*[.$B$2]/[.$B$1]" office:value-type="float" office:value="4.8291015625" calcext:value-type="float">
            <text:p>4,829</text:p>
          </table:table-cell>
          <table:table-cell table:style-name="ce13" table:formula="of:=[$Sheet2.$B$3]*[$Sheet3.B811]/([$Sheet2.$B$2]-[$Sheet3.B811])" office:value-type="float" office:value="278615.428571429" calcext:value-type="float">
            <text:p>278615,4</text:p>
          </table:table-cell>
          <table:table-cell table:formula="of:=MATCH([.C811];[$Sheet2.$B$45:.$B$62];-1)" office:value-type="float" office:value="2" calcext:value-type="float">
            <text:p>2</text:p>
          </table:table-cell>
          <table:table-cell/>
          <table:table-cell table:formula="of:=([.C811]-INDIRECT(&quot;SHEET2.D&quot;&amp;([.D811]+ROW([$Sheet2.$A$45])-1)))/INDIRECT(&quot;Sheet2.C&quot;&amp;([.D811]+ROW([$Sheet2.$A$45])-1))" office:value-type="float" office:value="35.7572678050812" calcext:value-type="float">
            <text:p>36</text:p>
          </table:table-cell>
          <table:table-cell table:number-columns-repeated="1018"/>
        </table:table-row>
        <table:table-row table:style-name="ro2">
          <table:table-cell table:style-name="ce2" office:value-type="float" office:value="807" calcext:value-type="float">
            <text:p>807</text:p>
          </table:table-cell>
          <table:table-cell table:style-name="ce12" table:formula="of:=([.A812]+[.$E$1])*[.$B$2]/[.$B$1]" office:value-type="float" office:value="4.833984375" calcext:value-type="float">
            <text:p>4,834</text:p>
          </table:table-cell>
          <table:table-cell table:style-name="ce13" table:formula="of:=[$Sheet2.$B$3]*[$Sheet3.B812]/([$Sheet2.$B$2]-[$Sheet3.B812])" office:value-type="float" office:value="287100" calcext:value-type="float">
            <text:p>287100,0</text:p>
          </table:table-cell>
          <table:table-cell table:formula="of:=MATCH([.C812];[$Sheet2.$B$45:.$B$62];-1)" office:value-type="float" office:value="2" calcext:value-type="float">
            <text:p>2</text:p>
          </table:table-cell>
          <table:table-cell/>
          <table:table-cell table:formula="of:=([.C812]-INDIRECT(&quot;SHEET2.D&quot;&amp;([.D812]+ROW([$Sheet2.$A$45])-1)))/INDIRECT(&quot;Sheet2.C&quot;&amp;([.D812]+ROW([$Sheet2.$A$45])-1))" office:value-type="float" office:value="35.344995140913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2" office:value-type="float" office:value="808" calcext:value-type="float">
            <text:p>808</text:p>
          </table:table-cell>
          <table:table-cell table:style-name="ce12" table:formula="of:=([.A813]+[.$E$1])*[.$B$2]/[.$B$1]" office:value-type="float" office:value="4.8388671875" calcext:value-type="float">
            <text:p>4,839</text:p>
          </table:table-cell>
          <table:table-cell table:style-name="ce13" table:formula="of:=[$Sheet2.$B$3]*[$Sheet3.B813]/([$Sheet2.$B$2]-[$Sheet3.B813])" office:value-type="float" office:value="296098.787878788" calcext:value-type="float">
            <text:p>296098,8</text:p>
          </table:table-cell>
          <table:table-cell table:formula="of:=MATCH([.C813];[$Sheet2.$B$45:.$B$62];-1)" office:value-type="float" office:value="2" calcext:value-type="float">
            <text:p>2</text:p>
          </table:table-cell>
          <table:table-cell/>
          <table:table-cell table:formula="of:=([.C813]-INDIRECT(&quot;SHEET2.D&quot;&amp;([.D813]+ROW([$Sheet2.$A$45])-1)))/INDIRECT(&quot;Sheet2.C&quot;&amp;([.D813]+ROW([$Sheet2.$A$45])-1))" office:value-type="float" office:value="34.90773625467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2" office:value-type="float" office:value="809" calcext:value-type="float">
            <text:p>809</text:p>
          </table:table-cell>
          <table:table-cell table:style-name="ce12" table:formula="of:=([.A814]+[.$E$1])*[.$B$2]/[.$B$1]" office:value-type="float" office:value="4.84375" calcext:value-type="float">
            <text:p>4,844</text:p>
          </table:table-cell>
          <table:table-cell table:style-name="ce13" table:formula="of:=[$Sheet2.$B$3]*[$Sheet3.B814]/([$Sheet2.$B$2]-[$Sheet3.B814])" office:value-type="float" office:value="305660" calcext:value-type="float">
            <text:p>305660,0</text:p>
          </table:table-cell>
          <table:table-cell table:formula="of:=MATCH([.C814];[$Sheet2.$B$45:.$B$62];-1)" office:value-type="float" office:value="2" calcext:value-type="float">
            <text:p>2</text:p>
          </table:table-cell>
          <table:table-cell/>
          <table:table-cell table:formula="of:=([.C814]-INDIRECT(&quot;SHEET2.D&quot;&amp;([.D814]+ROW([$Sheet2.$A$45])-1)))/INDIRECT(&quot;Sheet2.C&quot;&amp;([.D814]+ROW([$Sheet2.$A$45])-1))" office:value-type="float" office:value="34.4431486880466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2" office:value-type="float" office:value="810" calcext:value-type="float">
            <text:p>810</text:p>
          </table:table-cell>
          <table:table-cell table:style-name="ce12" table:formula="of:=([.A815]+[.$E$1])*[.$B$2]/[.$B$1]" office:value-type="float" office:value="4.8486328125" calcext:value-type="float">
            <text:p>4,849</text:p>
          </table:table-cell>
          <table:table-cell table:style-name="ce13" table:formula="of:=[$Sheet2.$B$3]*[$Sheet3.B815]/([$Sheet2.$B$2]-[$Sheet3.B815])" office:value-type="float" office:value="315838.064516129" calcext:value-type="float">
            <text:p>315838,1</text:p>
          </table:table-cell>
          <table:table-cell table:formula="of:=MATCH([.C815];[$Sheet2.$B$45:.$B$62];-1)" office:value-type="float" office:value="2" calcext:value-type="float">
            <text:p>2</text:p>
          </table:table-cell>
          <table:table-cell/>
          <table:table-cell table:formula="of:=([.C815]-INDIRECT(&quot;SHEET2.D&quot;&amp;([.D815]+ROW([$Sheet2.$A$45])-1)))/INDIRECT(&quot;Sheet2.C&quot;&amp;([.D815]+ROW([$Sheet2.$A$45])-1))" office:value-type="float" office:value="33.9485877300229" calcext:value-type="float">
            <text:p>34</text:p>
          </table:table-cell>
          <table:table-cell table:number-columns-repeated="1018"/>
        </table:table-row>
        <table:table-row table:style-name="ro2">
          <table:table-cell table:style-name="ce2" office:value-type="float" office:value="811" calcext:value-type="float">
            <text:p>811</text:p>
          </table:table-cell>
          <table:table-cell table:style-name="ce12" table:formula="of:=([.A816]+[.$E$1])*[.$B$2]/[.$B$1]" office:value-type="float" office:value="4.853515625" calcext:value-type="float">
            <text:p>4,854</text:p>
          </table:table-cell>
          <table:table-cell table:style-name="ce13" table:formula="of:=[$Sheet2.$B$3]*[$Sheet3.B816]/([$Sheet2.$B$2]-[$Sheet3.B816])" office:value-type="float" office:value="326694.666666667" calcext:value-type="float">
            <text:p>326694,7</text:p>
          </table:table-cell>
          <table:table-cell table:formula="of:=MATCH([.C816];[$Sheet2.$B$45:.$B$62];-1)" office:value-type="float" office:value="2" calcext:value-type="float">
            <text:p>2</text:p>
          </table:table-cell>
          <table:table-cell/>
          <table:table-cell table:formula="of:=([.C816]-INDIRECT(&quot;SHEET2.D&quot;&amp;([.D816]+ROW([$Sheet2.$A$45])-1)))/INDIRECT(&quot;Sheet2.C&quot;&amp;([.D816]+ROW([$Sheet2.$A$45])-1))" office:value-type="float" office:value="33.4210560414642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ce2" office:value-type="float" office:value="812" calcext:value-type="float">
            <text:p>812</text:p>
          </table:table-cell>
          <table:table-cell table:style-name="ce12" table:formula="of:=([.A817]+[.$E$1])*[.$B$2]/[.$B$1]" office:value-type="float" office:value="4.8583984375" calcext:value-type="float">
            <text:p>4,858</text:p>
          </table:table-cell>
          <table:table-cell table:style-name="ce13" table:formula="of:=[$Sheet2.$B$3]*[$Sheet3.B817]/([$Sheet2.$B$2]-[$Sheet3.B817])" office:value-type="float" office:value="338300" calcext:value-type="float">
            <text:p>338300,0</text:p>
          </table:table-cell>
          <table:table-cell table:formula="of:=MATCH([.C817];[$Sheet2.$B$45:.$B$62];-1)" office:value-type="float" office:value="2" calcext:value-type="float">
            <text:p>2</text:p>
          </table:table-cell>
          <table:table-cell/>
          <table:table-cell table:formula="of:=([.C817]-INDIRECT(&quot;SHEET2.D&quot;&amp;([.D817]+ROW([$Sheet2.$A$45])-1)))/INDIRECT(&quot;Sheet2.C&quot;&amp;([.D817]+ROW([$Sheet2.$A$45])-1))" office:value-type="float" office:value="32.8571428571429" calcext:value-type="float">
            <text:p>33</text:p>
          </table:table-cell>
          <table:table-cell table:number-columns-repeated="1018"/>
        </table:table-row>
        <table:table-row table:style-name="ro2">
          <table:table-cell table:style-name="ce2" office:value-type="float" office:value="813" calcext:value-type="float">
            <text:p>813</text:p>
          </table:table-cell>
          <table:table-cell table:style-name="ce12" table:formula="of:=([.A818]+[.$E$1])*[.$B$2]/[.$B$1]" office:value-type="float" office:value="4.86328125" calcext:value-type="float">
            <text:p>4,863</text:p>
          </table:table-cell>
          <table:table-cell table:style-name="ce13" table:formula="of:=[$Sheet2.$B$3]*[$Sheet3.B818]/([$Sheet2.$B$2]-[$Sheet3.B818])" office:value-type="float" office:value="350734.285714286" calcext:value-type="float">
            <text:p>350734,3</text:p>
          </table:table-cell>
          <table:table-cell table:formula="of:=MATCH([.C818];[$Sheet2.$B$45:.$B$62];-1)" office:value-type="float" office:value="2" calcext:value-type="float">
            <text:p>2</text:p>
          </table:table-cell>
          <table:table-cell/>
          <table:table-cell table:formula="of:=([.C818]-INDIRECT(&quot;SHEET2.D&quot;&amp;([.D818]+ROW([$Sheet2.$A$45])-1)))/INDIRECT(&quot;Sheet2.C&quot;&amp;([.D818]+ROW([$Sheet2.$A$45])-1))" office:value-type="float" office:value="32.2529501596557" calcext:value-type="float">
            <text:p>32</text:p>
          </table:table-cell>
          <table:table-cell table:number-columns-repeated="1018"/>
        </table:table-row>
        <table:table-row table:style-name="ro2">
          <table:table-cell table:style-name="ce2" office:value-type="float" office:value="814" calcext:value-type="float">
            <text:p>814</text:p>
          </table:table-cell>
          <table:table-cell table:style-name="ce12" table:formula="of:=([.A819]+[.$E$1])*[.$B$2]/[.$B$1]" office:value-type="float" office:value="4.8681640625" calcext:value-type="float">
            <text:p>4,868</text:p>
          </table:table-cell>
          <table:table-cell table:style-name="ce13" table:formula="of:=[$Sheet2.$B$3]*[$Sheet3.B819]/([$Sheet2.$B$2]-[$Sheet3.B819])" office:value-type="float" office:value="364089.62962963" calcext:value-type="float">
            <text:p>364089,6</text:p>
          </table:table-cell>
          <table:table-cell table:formula="of:=MATCH([.C819];[$Sheet2.$B$45:.$B$62];-1)" office:value-type="float" office:value="2" calcext:value-type="float">
            <text:p>2</text:p>
          </table:table-cell>
          <table:table-cell/>
          <table:table-cell table:formula="of:=([.C819]-INDIRECT(&quot;SHEET2.D&quot;&amp;([.D819]+ROW([$Sheet2.$A$45])-1)))/INDIRECT(&quot;Sheet2.C&quot;&amp;([.D819]+ROW([$Sheet2.$A$45])-1))" office:value-type="float" office:value="31.6040024475398" calcext:value-type="float">
            <text:p>32</text:p>
          </table:table-cell>
          <table:table-cell table:number-columns-repeated="1018"/>
        </table:table-row>
        <table:table-row table:style-name="ro2">
          <table:table-cell table:style-name="ce2" office:value-type="float" office:value="815" calcext:value-type="float">
            <text:p>815</text:p>
          </table:table-cell>
          <table:table-cell table:style-name="ce12" table:formula="of:=([.A820]+[.$E$1])*[.$B$2]/[.$B$1]" office:value-type="float" office:value="4.873046875" calcext:value-type="float">
            <text:p>4,873</text:p>
          </table:table-cell>
          <table:table-cell table:style-name="ce13" table:formula="of:=[$Sheet2.$B$3]*[$Sheet3.B820]/([$Sheet2.$B$2]-[$Sheet3.B820])" office:value-type="float" office:value="378472.307692308" calcext:value-type="float">
            <text:p>378472,3</text:p>
          </table:table-cell>
          <table:table-cell table:formula="of:=MATCH([.C820];[$Sheet2.$B$45:.$B$62];-1)" office:value-type="float" office:value="2" calcext:value-type="float">
            <text:p>2</text:p>
          </table:table-cell>
          <table:table-cell/>
          <table:table-cell table:formula="of:=([.C820]-INDIRECT(&quot;SHEET2.D&quot;&amp;([.D820]+ROW([$Sheet2.$A$45])-1)))/INDIRECT(&quot;Sheet2.C&quot;&amp;([.D820]+ROW([$Sheet2.$A$45])-1))" office:value-type="float" office:value="30.9051356806459" calcext:value-type="float">
            <text:p>31</text:p>
          </table:table-cell>
          <table:table-cell table:number-columns-repeated="1018"/>
        </table:table-row>
        <table:table-row table:style-name="ro2">
          <table:table-cell table:style-name="ce2" office:value-type="float" office:value="816" calcext:value-type="float">
            <text:p>816</text:p>
          </table:table-cell>
          <table:table-cell table:style-name="ce12" table:formula="of:=([.A821]+[.$E$1])*[.$B$2]/[.$B$1]" office:value-type="float" office:value="4.8779296875" calcext:value-type="float">
            <text:p>4,878</text:p>
          </table:table-cell>
          <table:table-cell table:style-name="ce13" table:formula="of:=[$Sheet2.$B$3]*[$Sheet3.B821]/([$Sheet2.$B$2]-[$Sheet3.B821])" office:value-type="float" office:value="394005.6" calcext:value-type="float">
            <text:p>394005,6</text:p>
          </table:table-cell>
          <table:table-cell table:formula="of:=MATCH([.C821];[$Sheet2.$B$45:.$B$62];-1)" office:value-type="float" office:value="2" calcext:value-type="float">
            <text:p>2</text:p>
          </table:table-cell>
          <table:table-cell/>
          <table:table-cell table:formula="of:=([.C821]-INDIRECT(&quot;SHEET2.D&quot;&amp;([.D821]+ROW([$Sheet2.$A$45])-1)))/INDIRECT(&quot;Sheet2.C&quot;&amp;([.D821]+ROW([$Sheet2.$A$45])-1))" office:value-type="float" office:value="30.1503595724004" calcext:value-type="float">
            <text:p>30</text:p>
          </table:table-cell>
          <table:table-cell table:number-columns-repeated="1018"/>
        </table:table-row>
        <table:table-row table:style-name="ro2">
          <table:table-cell table:style-name="ce2" office:value-type="float" office:value="817" calcext:value-type="float">
            <text:p>817</text:p>
          </table:table-cell>
          <table:table-cell table:style-name="ce12" table:formula="of:=([.A822]+[.$E$1])*[.$B$2]/[.$B$1]" office:value-type="float" office:value="4.8828125" calcext:value-type="float">
            <text:p>4,883</text:p>
          </table:table-cell>
          <table:table-cell table:style-name="ce13" table:formula="of:=[$Sheet2.$B$3]*[$Sheet3.B822]/([$Sheet2.$B$2]-[$Sheet3.B822])" office:value-type="float" office:value="410833.333333333" calcext:value-type="float">
            <text:p>410833,3</text:p>
          </table:table-cell>
          <table:table-cell table:formula="of:=MATCH([.C822];[$Sheet2.$B$45:.$B$62];-1)" office:value-type="float" office:value="1" calcext:value-type="float">
            <text:p>1</text:p>
          </table:table-cell>
          <table:table-cell/>
          <table:table-cell table:formula="of:=([.C822]-INDIRECT(&quot;SHEET2.D&quot;&amp;([.D822]+ROW([$Sheet2.$A$45])-1)))/INDIRECT(&quot;Sheet2.C&quot;&amp;([.D822]+ROW([$Sheet2.$A$45])-1))" office:value-type="float" office:value="26.7762284196547" calcext:value-type="float">
            <text:p>27</text:p>
          </table:table-cell>
          <table:table-cell table:number-columns-repeated="1018"/>
        </table:table-row>
        <table:table-row table:style-name="ro2">
          <table:table-cell table:style-name="ce2" office:value-type="float" office:value="818" calcext:value-type="float">
            <text:p>818</text:p>
          </table:table-cell>
          <table:table-cell table:style-name="ce12" table:formula="of:=([.A823]+[.$E$1])*[.$B$2]/[.$B$1]" office:value-type="float" office:value="4.8876953125" calcext:value-type="float">
            <text:p>4,888</text:p>
          </table:table-cell>
          <table:table-cell table:style-name="ce13" table:formula="of:=[$Sheet2.$B$3]*[$Sheet3.B823]/([$Sheet2.$B$2]-[$Sheet3.B823])" office:value-type="float" office:value="429124.347826087" calcext:value-type="float">
            <text:p>429124,3</text:p>
          </table:table-cell>
          <table:table-cell table:formula="of:=MATCH([.C823];[$Sheet2.$B$45:.$B$62];-1)" office:value-type="float" office:value="1" calcext:value-type="float">
            <text:p>1</text:p>
          </table:table-cell>
          <table:table-cell/>
          <table:table-cell table:formula="of:=([.C823]-INDIRECT(&quot;SHEET2.D&quot;&amp;([.D823]+ROW([$Sheet2.$A$45])-1)))/INDIRECT(&quot;Sheet2.C&quot;&amp;([.D823]+ROW([$Sheet2.$A$45])-1))" office:value-type="float" office:value="26.4118655811536" calcext:value-type="float">
            <text:p>26</text:p>
          </table:table-cell>
          <table:table-cell table:number-columns-repeated="1018"/>
        </table:table-row>
        <table:table-row table:style-name="ro2">
          <table:table-cell table:style-name="ce2" office:value-type="float" office:value="819" calcext:value-type="float">
            <text:p>819</text:p>
          </table:table-cell>
          <table:table-cell table:style-name="ce12" table:formula="of:=([.A824]+[.$E$1])*[.$B$2]/[.$B$1]" office:value-type="float" office:value="4.892578125" calcext:value-type="float">
            <text:p>4,893</text:p>
          </table:table-cell>
          <table:table-cell table:style-name="ce13" table:formula="of:=[$Sheet2.$B$3]*[$Sheet3.B824]/([$Sheet2.$B$2]-[$Sheet3.B824])" office:value-type="float" office:value="449078.181818182" calcext:value-type="float">
            <text:p>449078,2</text:p>
          </table:table-cell>
          <table:table-cell table:formula="of:=MATCH([.C824];[$Sheet2.$B$45:.$B$62];-1)" office:value-type="float" office:value="1" calcext:value-type="float">
            <text:p>1</text:p>
          </table:table-cell>
          <table:table-cell/>
          <table:table-cell table:formula="of:=([.C824]-INDIRECT(&quot;SHEET2.D&quot;&amp;([.D824]+ROW([$Sheet2.$A$45])-1)))/INDIRECT(&quot;Sheet2.C&quot;&amp;([.D824]+ROW([$Sheet2.$A$45])-1))" office:value-type="float" office:value="26.0143788482434" calcext:value-type="float">
            <text:p>26</text:p>
          </table:table-cell>
          <table:table-cell table:number-columns-repeated="1018"/>
        </table:table-row>
        <table:table-row table:style-name="ro2">
          <table:table-cell table:style-name="ce2" office:value-type="float" office:value="820" calcext:value-type="float">
            <text:p>820</text:p>
          </table:table-cell>
          <table:table-cell table:style-name="ce12" table:formula="of:=([.A825]+[.$E$1])*[.$B$2]/[.$B$1]" office:value-type="float" office:value="4.8974609375" calcext:value-type="float">
            <text:p>4,897</text:p>
          </table:table-cell>
          <table:table-cell table:style-name="ce13" table:formula="of:=[$Sheet2.$B$3]*[$Sheet3.B825]/([$Sheet2.$B$2]-[$Sheet3.B825])" office:value-type="float" office:value="470932.380952381" calcext:value-type="float">
            <text:p>470932,4</text:p>
          </table:table-cell>
          <table:table-cell table:formula="of:=MATCH([.C825];[$Sheet2.$B$45:.$B$62];-1)" office:value-type="float" office:value="1" calcext:value-type="float">
            <text:p>1</text:p>
          </table:table-cell>
          <table:table-cell/>
          <table:table-cell table:formula="of:=([.C825]-INDIRECT(&quot;SHEET2.D&quot;&amp;([.D825]+ROW([$Sheet2.$A$45])-1)))/INDIRECT(&quot;Sheet2.C&quot;&amp;([.D825]+ROW([$Sheet2.$A$45])-1))" office:value-type="float" office:value="25.5790362360083" calcext:value-type="float">
            <text:p>26</text:p>
          </table:table-cell>
          <table:table-cell table:number-columns-repeated="1018"/>
        </table:table-row>
        <table:table-row table:style-name="ro2">
          <table:table-cell table:style-name="ce2" office:value-type="float" office:value="821" calcext:value-type="float">
            <text:p>821</text:p>
          </table:table-cell>
          <table:table-cell table:style-name="ce12" table:formula="of:=([.A826]+[.$E$1])*[.$B$2]/[.$B$1]" office:value-type="float" office:value="4.90234375" calcext:value-type="float">
            <text:p>4,902</text:p>
          </table:table-cell>
          <table:table-cell table:style-name="ce13" table:formula="of:=[$Sheet2.$B$3]*[$Sheet3.B826]/([$Sheet2.$B$2]-[$Sheet3.B826])" office:value-type="float" office:value="494972" calcext:value-type="float">
            <text:p>494972,0</text:p>
          </table:table-cell>
          <table:table-cell table:formula="of:=MATCH([.C826];[$Sheet2.$B$45:.$B$62];-1)" office:value-type="float" office:value="1" calcext:value-type="float">
            <text:p>1</text:p>
          </table:table-cell>
          <table:table-cell/>
          <table:table-cell table:formula="of:=([.C826]-INDIRECT(&quot;SHEET2.D&quot;&amp;([.D826]+ROW([$Sheet2.$A$45])-1)))/INDIRECT(&quot;Sheet2.C&quot;&amp;([.D826]+ROW([$Sheet2.$A$45])-1))" office:value-type="float" office:value="25.1001593625498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3"/>
          <table:table-cell table:number-columns-repeated="1021"/>
        </table:table-row>
        <table:table-row table:style-name="ro1" table:number-rows-repeated="10477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scientific-number number:decimal-places="3" number:min-integer-digits="1" number:min-exponent-digits="2"/>
    </number:number-style>
    <number:number-style style:name="N113">
      <number:number number:decimal-places="1" number:min-integer-digits="1"/>
    </number:number-style>
    <number:number-style style:name="N114">
      <number:number number:decimal-places="3" number:min-integer-digits="1" number:grouping="true"/>
    </number:number-style>
    <number:number-style style:name="N115">
      <number:number number:decimal-places="3" number:min-integer-digits="1"/>
    </number:number-style>
    <number:date-style style:name="N10106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VE">
      <number:day number:style="long"/>
      <number:text>-</number:text>
      <number:month number:textual="true"/>
    </number:date-style>
    <number:date-style style:name="N10108" number:language="es" number:country="VE">
      <number:month number:textual="true"/>
      <number:text>-</number:text>
      <number:year/>
    </number:date-style>
    <number:date-style style:name="N10109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VE">
      <number:number number:decimal-places="0" number:min-integer-digits="1" number:grouping="true"/>
    </number:number-style>
    <number:number-style style:name="N10110" number:language="es" number:country="VE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VE">
      <number:number number:decimal-places="0" number:min-integer-digits="1" number:grouping="true"/>
    </number:number-style>
    <number:number-style style:name="N10111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2" number:min-integer-digits="1" number:grouping="true"/>
    </number:number-style>
    <number:number-style style:name="N10112" number:language="es" number:country="VE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number:min-integer-digits="1" number:grouping="true"/>
    </number:number-style>
    <number:number-style style:name="N10113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VE">
      <loext:fill-character> </loext:fill-character>
      <number:number number:decimal-places="0" number:min-integer-digits="1" number:grouping="true"/>
      <number:text> </number:text>
    </number:number-style>
    <number:number-style style:name="N10117P1" style:volatile="true" number:language="es" number:country="V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s" number:country="VE">
      <loext:fill-character> </loext:fill-character>
      <number:text>- </number:text>
    </number:number-style>
    <number:text-style style:name="N10117" number:language="es" number:country="VE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s" number:country="VE"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V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VE"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V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21:01:33.717232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_20_Data" style:display-name="PageStyle_Sensor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o</meta:initial-creator>
    <meta:creation-date>2015-04-14T20:41:36</meta:creation-date>
    <dc:date>2015-05-18T21:04:04.398087322</dc:date>
    <meta:generator>LibreOffice/4.4.3.2$Linux_X86_64 LibreOffice_project/40m0$Build-2</meta:generator>
    <meta:editing-duration>PT6M50S</meta:editing-duration>
    <meta:editing-cycles>2</meta:editing-cycles>
    <meta:document-statistic meta:table-count="3" meta:cell-count="4588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3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101cm" svg:height="7.621cm" xlink:href=".." xlink:type="simple" chart:class="chart:scatter" chart:style-name="ch1">
        <chart:title svg:x="6.031cm" svg:y="0.288cm" chart:style-name="ch2">
          <text:p>Resistance</text:p>
        </chart:title>
        <chart:plot-area chart:style-name="ch3" table:cell-range-address="'Sensor Data'.A12:'Sensor Data'.A41 'Sensor Data'.F11:'Sensor Data'.F41" chart:data-source-has-labels="row" svg:x="0.322cm" svg:y="1.563cm" svg:width="15.457cm" svg:height="5.906cm">
          <chartooo:coordinate-region svg:x="0.706cm" svg:y="1.762cm" svg:width="14.755cm" svg:height="5.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nsor Data'.F12:'Sensor Data'.F41" chart:label-cell-address="'Sensor Data'.F11:'Sensor Data'.F11" chart:class="chart:scatter">
            <chart:domain table:cell-range-address="'Sensor Data'.A12:'Sensor Data'.A4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</text:p>
                <draw:g>
                  <svg:desc>'Sensor Data'.F11:'Sensor Data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Sensor Data'.A12:'Sensor Data'.A41</svg:desc>
                </draw:g>
              </table:table-cell>
              <table:table-cell office:value-type="float" office:value="20350000">
                <text:p>20350000</text:p>
                <draw:g>
                  <svg:desc>'Sensor Data'.F12:'Sensor Data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5515000">
                <text:p>551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3059500">
                <text:p>3059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755000">
                <text:p>175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39000">
                <text:p>103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33500">
                <text:p>63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97100">
                <text:p>39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55250">
                <text:p>255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12950">
                <text:p>1129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">
                <text:p>120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">
                <text:p>150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3329.5">
                <text:p>33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">
                <text:p>220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">
                <text:p>260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14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4">
      <style:chart-properties chart:display-label="true" chart:logarithmic="false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1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1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9.144cm" svg:height="14.976cm" xlink:href=".." xlink:type="simple" chart:class="chart:line" chart:column-mapping="1 2 0" chart:style-name="ch1">
        <chart:legend chart:legend-position="end" svg:x="24.916cm" svg:y="6.691cm" style:legend-expansion="high" chart:style-name="ch2"/>
        <chart:plot-area chart:style-name="ch3" table:cell-range-address="Sheet2.A7:Sheet2.B36 Sheet2.C6:Sheet2.D36 Sheet2.B6:Sheet2.B6" chart:data-source-has-labels="both" svg:x="0.582cm" svg:y="0.299cm" svg:width="23.752cm" svg:height="14.378cm">
          <chartooo:coordinate-region svg:x="2.738cm" svg:y="0.498cm" svg:width="20.391cm" svg:height="13.532cm"/>
          <chart:axis chart:dimension="x" chart:name="primary-x" chart:style-name="ch4" chartooo:axis-type="auto">
            <chartooo:date-scale/>
            <chart:categories table:cell-range-address="Sheet2.A7:Sheet2.A36"/>
            <chart:grid chart:style-name="ch5" chart:class="major"/>
          </chart:axis>
          <chart:axis chart:dimension="x" chart:name="secondary-x" chart:style-name="ch6"/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Sheet2.C7:Sheet2.C36" chart:label-cell-address="Sheet2.C6:Sheet2.C6" chart:class="chart:line">
            <chart:data-point chart:repeated="30"/>
          </chart:series>
          <chart:series chart:attached-axis="primary-y" chart:style-name="ch10" chart:values-cell-range-address="Sheet2.D7:Sheet2.D36" chart:label-cell-address="Sheet2.D6:Sheet2.D6" chart:class="chart:line">
            <chart:data-point chart:repeated="30"/>
          </chart:series>
          <chart:series chart:attached-axis="secondary-y" chart:style-name="ch11" chart:values-cell-range-address="Sheet2.B7:Sheet2.B36" chart:label-cell-address="Sheet2.B6:Sheet2.B6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 Volt. [V]</text:p>
                <draw:g>
                  <svg:desc>Sheet2.C6:Sheet2.C6</svg:desc>
                </draw:g>
              </table:table-cell>
              <table:table-cell office:value-type="string">
                <text:p>Resolution</text:p>
                <draw:g>
                  <svg:desc>Sheet2.D6:Sheet2.D6</svg:desc>
                </draw:g>
              </table:table-cell>
              <table:table-cell office:value-type="string">
                <text:p>Resistance</text:p>
                <draw:g>
                  <svg:desc>Sheet2.B6:Sheet2.B6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Sheet2.A7:Sheet2.A36</svg:desc>
                </draw:g>
              </table:table-cell>
              <table:table-cell office:value-type="float" office:value="4.99757856881138">
                <text:p>4.99757856881138</text:p>
                <draw:g>
                  <svg:desc>Sheet2.C7:Sheet2.C36</svg:desc>
                </draw:g>
              </table:table-cell>
              <table:table-cell office:value-type="float" office:value="0">
                <text:p>0</text:p>
                <draw:g>
                  <svg:desc>Sheet2.D7:Sheet2.D36</svg:desc>
                </draw:g>
              </table:table-cell>
              <table:table-cell office:value-type="float" office:value="20350000">
                <text:p>20350000</text:p>
                <draw:g>
                  <svg:desc>Sheet2.B7:Sheet2.B36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4.99525955157089">
                <text:p>4.99525955157089</text:p>
              </table:table-cell>
              <table:table-cell office:value-type="float" office:value="0.0463803448097977">
                <text:p>0.0463803448097977</text:p>
              </table:table-cell>
              <table:table-cell office:value-type="float" office:value="10390000">
                <text:p>10390000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.99107669696608">
                <text:p>4.99107669696608</text:p>
              </table:table-cell>
              <table:table-cell office:value-type="float" office:value="0.0836570920962032">
                <text:p>0.0836570920962032</text:p>
              </table:table-cell>
              <table:table-cell office:value-type="float" office:value="5515000">
                <text:p>5515000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4.98393801965231">
                <text:p>4.98393801965231</text:p>
              </table:table-cell>
              <table:table-cell office:value-type="float" office:value="0.142773546275397">
                <text:p>0.142773546275397</text:p>
              </table:table-cell>
              <table:table-cell office:value-type="float" office:value="3059500">
                <text:p>305950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9720657729225">
                <text:p>4.9720657729225</text:p>
              </table:table-cell>
              <table:table-cell office:value-type="float" office:value="0.237444934596205">
                <text:p>0.237444934596205</text:p>
              </table:table-cell>
              <table:table-cell office:value-type="float" office:value="1755000">
                <text:p>1755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529965867704">
                <text:p>4.9529965867704</text:p>
              </table:table-cell>
              <table:table-cell office:value-type="float" office:value="0.381383723041999">
                <text:p>0.381383723041999</text:p>
              </table:table-cell>
              <table:table-cell office:value-type="float" office:value="1039000">
                <text:p>1039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2337105197712">
                <text:p>4.92337105197712</text:p>
              </table:table-cell>
              <table:table-cell office:value-type="float" office:value="0.592510695865602">
                <text:p>0.592510695865602</text:p>
              </table:table-cell>
              <table:table-cell office:value-type="float" office:value="633500">
                <text:p>6335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90330679009924">
                <text:p>4.90330679009924</text:p>
              </table:table-cell>
              <table:table-cell office:value-type="float" office:value="0.802570475115196">
                <text:p>0.802570475115196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7885787300963">
                <text:p>4.87885787300963</text:p>
              </table:table-cell>
              <table:table-cell office:value-type="float" office:value="0.977956683584402">
                <text:p>0.977956683584402</text:p>
              </table:table-cell>
              <table:table-cell office:value-type="float" office:value="397100">
                <text:p>397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81403945532043">
                <text:p>4.81403945532043</text:p>
              </table:table-cell>
              <table:table-cell office:value-type="float" office:value="1.29636835378401">
                <text:p>1.29636835378401</text:p>
              </table:table-cell>
              <table:table-cell office:value-type="float" office:value="255250">
                <text:p>2552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72273775378213">
                <text:p>4.72273775378213</text:p>
              </table:table-cell>
              <table:table-cell office:value-type="float" office:value="1.82603403076598">
                <text:p>1.82603403076598</text:p>
              </table:table-cell>
              <table:table-cell office:value-type="float" office:value="167950">
                <text:p>1679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59856689194691">
                <text:p>4.59856689194691</text:p>
              </table:table-cell>
              <table:table-cell office:value-type="float" office:value="2.48341723670441">
                <text:p>2.48341723670441</text:p>
              </table:table-cell>
              <table:table-cell office:value-type="float" office:value="112950">
                <text:p>1129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4356684981685">
                <text:p>4.4356684981685</text:p>
              </table:table-cell>
              <table:table-cell office:value-type="float" office:value="3.2579678755682">
                <text:p>3.2579678755682</text:p>
              </table:table-cell>
              <table:table-cell office:value-type="float" office:value="77500">
                <text:p>775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2304089915704">
                <text:p>4.2304089915704</text:p>
              </table:table-cell>
              <table:table-cell office:value-type="float" office:value="4.105190131962">
                <text:p>4.105190131962</text:p>
              </table:table-cell>
              <table:table-cell office:value-type="float" office:value="54200">
                <text:p>542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98140495867769">
                <text:p>3.98140495867769</text:p>
              </table:table-cell>
              <table:table-cell office:value-type="float" office:value="4.98008065785419">
                <text:p>4.98008065785419</text:p>
              </table:table-cell>
              <table:table-cell office:value-type="float" office:value="38540">
                <text:p>385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69248110330195">
                <text:p>3.69248110330195</text:p>
              </table:table-cell>
              <table:table-cell office:value-type="float" office:value="5.7784771075148">
                <text:p>5.7784771075148</text:p>
              </table:table-cell>
              <table:table-cell office:value-type="float" office:value="27845">
                <text:p>278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37347410095678">
                <text:p>3.37347410095678</text:p>
              </table:table-cell>
              <table:table-cell office:value-type="float" office:value="6.3801400469034">
                <text:p>6.3801400469034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3468208092486">
                <text:p>3.03468208092486</text:p>
              </table:table-cell>
              <table:table-cell office:value-type="float" office:value="6.77584040063841">
                <text:p>6.77584040063841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8620988725065">
                <text:p>2.8620988725065</text:p>
              </table:table-cell>
              <table:table-cell office:value-type="float" office:value="6.90332833673404">
                <text:p>6.90332833673404</text:p>
              </table:table-cell>
              <table:table-cell office:value-type="float" office:value="13200">
                <text:p>132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69032560318576">
                <text:p>2.69032560318576</text:p>
              </table:table-cell>
              <table:table-cell office:value-type="float" office:value="6.87093077282959">
                <text:p>6.87093077282959</text:p>
              </table:table-cell>
              <table:table-cell office:value-type="float" office:value="11485">
                <text:p>114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35373054213634">
                <text:p>2.35373054213634</text:p>
              </table:table-cell>
              <table:table-cell office:value-type="float" office:value="6.7319012209884">
                <text:p>6.7319012209884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03636910129246">
                <text:p>2.03636910129246</text:p>
              </table:table-cell>
              <table:table-cell office:value-type="float" office:value="6.3472288168776">
                <text:p>6.3472288168776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74694820191356">
                <text:p>1.74694820191356</text:p>
              </table:table-cell>
              <table:table-cell office:value-type="float" office:value="5.788417987578">
                <text:p>5.788417987578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26217824784867">
                <text:p>1.26217824784867</text:p>
              </table:table-cell>
              <table:table-cell office:value-type="float" office:value="4.8476995406489">
                <text:p>4.8476995406489</text:p>
              </table:table-cell>
              <table:table-cell office:value-type="float" office:value="3329.5">
                <text:p>3329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02593085106383">
                <text:p>0.902593085106383</text:p>
              </table:table-cell>
              <table:table-cell office:value-type="float" office:value="3.59585162742287">
                <text:p>3.59585162742287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46222457720669">
                <text:p>0.646222457720669</text:p>
              </table:table-cell>
              <table:table-cell office:value-type="float" office:value="2.56370627385714">
                <text:p>2.56370627385714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79555791054002">
                <text:p>1.7955579105400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4136546184739">
                <text:p>0.34136546184739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722.5">
                <text:p>722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253454002792086">
                <text:p>0.253454002792086</text:p>
              </table:table-cell>
              <table:table-cell office:value-type="float" office:value="0.879114590553039">
                <text:p>0.879114590553039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9118220834959">
                <text:p>0.19118220834959</text:p>
              </table:table-cell>
              <table:table-cell office:value-type="float" office:value="0.62271794442496">
                <text:p>0.62271794442496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